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mm"/>
    </style:style>
    <style:style style:name="co2" style:family="table-column">
      <style:table-column-properties fo:break-before="auto" style:column-width="20.92mm"/>
    </style:style>
    <style:style style:name="co3" style:family="table-column">
      <style:table-column-properties fo:break-before="auto" style:column-width="1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2017">
      <style:table-properties table:display="true" style:writing-mode="lr-tb"/>
    </style:style>
    <style:style style:name="ta2" style:family="table" style:master-page-name="PageStyle_5f_2016">
      <style:table-properties table:display="true" style:writing-mode="lr-tb"/>
    </style:style>
    <style:style style:name="ta3" style:family="table" style:master-page-name="PageStyle_5f_2015">
      <style:table-properties table:display="true" style:writing-mode="lr-tb"/>
    </style:style>
    <style:style style:name="ta4" style:family="table" style:master-page-name="PageStyle_5f_2014">
      <style:table-properties table:display="true" style:writing-mode="lr-tb"/>
    </style:style>
    <style:style style:name="ta5" style:family="table" style:master-page-name="PageStyle_5f_2013">
      <style:table-properties table:display="true" style:writing-mode="lr-tb"/>
    </style:style>
    <style:style style:name="ta6" style:family="table" style:master-page-name="PageStyle_5f_2012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11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 style:data-style-name="N11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7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224" table:default-cell-style-name="ce7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Tabela 1.16 - Distribuição percentual de jovens de 15 a 29 anos de idade, por tipo de atividade na semana de referência e grupos de idade, com indicação do coeficiente de variação, segundo as Grandes Regiões e as Unidades da Federação - 2017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" table:number-rows-spanned="5">
            <text:p>Grandes Regiões e Unidades da Federação</text:p>
          </table:table-cell>
          <table:table-cell table:style-name="ce8" office:value-type="string" calcext:value-type="string" table:number-columns-spanned="32" table:number-rows-spanned="1">
            <text:p>Jovens de 15 a 29 anos de idade (%) </text:p>
          </table:table-cell>
          <table:covered-table-cell table:number-columns-repeated="31" table:style-name="ce8"/>
          <table:table-cell table:number-columns-repeated="991"/>
        </table:table-row>
        <table:table-row table:style-name="ro2">
          <table:covered-table-cell table:style-name="ce2"/>
          <table:table-cell table:style-name="ce9" office:value-type="string" calcext:value-type="string" table:number-columns-spanned="8" table:number-rows-spanned="2">
            <text:p>Total</text:p>
          </table:table-cell>
          <table:covered-table-cell table:number-columns-repeated="7" table:style-name="ce9"/>
          <table:table-cell table:style-name="ce8" office:value-type="string" calcext:value-type="string" table:number-columns-spanned="24" table:number-rows-spanned="1">
            <text:p>Grupos de idade</text:p>
          </table:table-cell>
          <table:covered-table-cell table:number-columns-repeated="23" table:style-name="ce8"/>
          <table:table-cell table:number-columns-repeated="991"/>
        </table:table-row>
        <table:table-row table:style-name="ro2">
          <table:covered-table-cell table:style-name="ce2"/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15 a 17 anos de idad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18 a 24 anos de idade</text:p>
          </table:table-cell>
          <table:covered-table-cell table:number-columns-repeated="7" table:style-name="ce9"/>
          <table:table-cell table:style-name="ce8" office:value-type="string" calcext:value-type="string" table:number-columns-spanned="8" table:number-rows-spanned="1">
            <text:p>25 a 29 anos de idade</text:p>
          </table:table-cell>
          <table:covered-table-cell table:number-columns-repeated="7" table:style-name="ce8"/>
          <table:table-cell table:number-columns-repeated="991"/>
        </table:table-row>
        <table:table-row table:style-name="ro1">
          <table:covered-table-cell table:style-name="ce2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Não estuda e não está ocupado</text:p>
          </table:table-cell>
          <table:covered-table-cell table:style-name="ce8"/>
          <table:table-cell table:number-columns-repeated="991"/>
        </table:table-row>
        <table:table-row table:style-name="ro2">
          <table:covered-table-cell table:style-name="ce2"/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8" office:value-type="string" calcext:value-type="string">
            <text:p>CV (%)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0" office:value-type="float" office:value="25.9507167284971" calcext:value-type="float">
            <text:p><text:s/>26,0 </text:p>
          </table:table-cell>
          <table:table-cell table:style-name="ce10" office:value-type="float" office:value="0.805056400422526" calcext:value-type="float">
            <text:p><text:s/>0,8 </text:p>
          </table:table-cell>
          <table:table-cell table:style-name="ce10" office:value-type="float" office:value="11.6279514862314" calcext:value-type="float">
            <text:p><text:s/>11,6 </text:p>
          </table:table-cell>
          <table:table-cell table:style-name="ce10" office:value-type="float" office:value="1.31365536334346" calcext:value-type="float">
            <text:p><text:s/>1,3 </text:p>
          </table:table-cell>
          <table:table-cell table:style-name="ce10" office:value-type="float" office:value="37.9633044073323" calcext:value-type="float">
            <text:p><text:s/>38,0 </text:p>
          </table:table-cell>
          <table:table-cell table:style-name="ce10" office:value-type="float" office:value="0.612933876054802" calcext:value-type="float">
            <text:p><text:s/>0,6 </text:p>
          </table:table-cell>
          <table:table-cell table:style-name="ce10" office:value-type="float" office:value="24.4580273779393" calcext:value-type="float">
            <text:p><text:s/>24,5 </text:p>
          </table:table-cell>
          <table:table-cell table:style-name="ce10" office:value-type="float" office:value="0.810210628722612" calcext:value-type="float">
            <text:p><text:s/>0,8 </text:p>
          </table:table-cell>
          <table:table-cell table:style-name="ce10" office:value-type="float" office:value="76.2135453431154" calcext:value-type="float">
            <text:p><text:s/>76,2 </text:p>
          </table:table-cell>
          <table:table-cell table:style-name="ce10" office:value-type="float" office:value="0.523736105113137" calcext:value-type="float">
            <text:p><text:s/>0,5 </text:p>
          </table:table-cell>
          <table:table-cell table:style-name="ce10" office:value-type="float" office:value="10.9809825777216" calcext:value-type="float">
            <text:p><text:s/>11,0 </text:p>
          </table:table-cell>
          <table:table-cell table:style-name="ce10" office:value-type="float" office:value="2.58771000285475" calcext:value-type="float">
            <text:p><text:s/>2,6 </text:p>
          </table:table-cell>
          <table:table-cell table:style-name="ce10" office:value-type="float" office:value="3.62430639586436" calcext:value-type="float">
            <text:p><text:s/>3,6 </text:p>
          </table:table-cell>
          <table:table-cell table:style-name="ce10" office:value-type="float" office:value="4.94514801528432" calcext:value-type="float">
            <text:p><text:s/>4,9 </text:p>
          </table:table-cell>
          <table:table-cell table:style-name="ce10" office:value-type="float" office:value="9.18116568329871" calcext:value-type="float">
            <text:p><text:s/>9,2 </text:p>
          </table:table-cell>
          <table:table-cell table:style-name="ce10" office:value-type="float" office:value="3.00396949890219" calcext:value-type="float">
            <text:p><text:s/>3,0 </text:p>
          </table:table-cell>
          <table:table-cell table:style-name="ce10" office:value-type="float" office:value="18.2589298533249" calcext:value-type="float">
            <text:p><text:s/>18,3 </text:p>
          </table:table-cell>
          <table:table-cell table:style-name="ce10" office:value-type="float" office:value="1.44468277132724" calcext:value-type="float">
            <text:p><text:s/>1,4 </text:p>
          </table:table-cell>
          <table:table-cell table:style-name="ce10" office:value-type="float" office:value="13.8537245291322" calcext:value-type="float">
            <text:p><text:s/>13,9 </text:p>
          </table:table-cell>
          <table:table-cell table:style-name="ce10" office:value-type="float" office:value="1.70778024471201" calcext:value-type="float">
            <text:p><text:s/>1,7 </text:p>
          </table:table-cell>
          <table:table-cell table:style-name="ce10" office:value-type="float" office:value="38.0479125514657" calcext:value-type="float">
            <text:p><text:s/>38,0 </text:p>
          </table:table-cell>
          <table:table-cell table:style-name="ce10" office:value-type="float" office:value="0.843809700223234" calcext:value-type="float">
            <text:p><text:s/>0,8 </text:p>
          </table:table-cell>
          <table:table-cell table:style-name="ce10" office:value-type="float" office:value="29.8394330660773" calcext:value-type="float">
            <text:p><text:s/>29,8 </text:p>
          </table:table-cell>
          <table:table-cell table:style-name="ce10" office:value-type="float" office:value="0.994561833317942" calcext:value-type="float">
            <text:p><text:s/>1,0 </text:p>
          </table:table-cell>
          <table:table-cell table:style-name="ce10" office:value-type="float" office:value="4.35810875671971" calcext:value-type="float">
            <text:p><text:s/>4,4 </text:p>
          </table:table-cell>
          <table:table-cell table:style-name="ce10" office:value-type="float" office:value="3.60488517489152" calcext:value-type="float">
            <text:p><text:s/>3,6 </text:p>
          </table:table-cell>
          <table:table-cell table:style-name="ce10" office:value-type="float" office:value="8.70793000721371" calcext:value-type="float">
            <text:p><text:s/>8,7 </text:p>
          </table:table-cell>
          <table:table-cell table:style-name="ce10" office:value-type="float" office:value="2.55660211783637" calcext:value-type="float">
            <text:p><text:s/>2,6 </text:p>
          </table:table-cell>
          <table:table-cell table:style-name="ce10" office:value-type="float" office:value="60.4896077904946" calcext:value-type="float">
            <text:p><text:s/>60,5 </text:p>
          </table:table-cell>
          <table:table-cell table:style-name="ce10" office:value-type="float" office:value="0.629978000609024" calcext:value-type="float">
            <text:p><text:s/>0,6 </text:p>
          </table:table-cell>
          <table:table-cell table:style-name="ce10" office:value-type="float" office:value="26.4443534455718" calcext:value-type="float">
            <text:p><text:s/>26,4 </text:p>
          </table:table-cell>
          <table:table-cell table:style-name="ce10" office:value-type="float" office:value="1.28393768666681" calcext:value-type="float">
            <text:p><text:s/>1,3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0" office:value-type="float" office:value="28.6105453141556" calcext:value-type="float">
            <text:p><text:s/>28,6 </text:p>
          </table:table-cell>
          <table:table-cell table:style-name="ce10" office:value-type="float" office:value="1.92035253020967" calcext:value-type="float">
            <text:p><text:s/>1,9 </text:p>
          </table:table-cell>
          <table:table-cell table:style-name="ce10" office:value-type="float" office:value="11.8520206312679" calcext:value-type="float">
            <text:p><text:s/>11,9 </text:p>
          </table:table-cell>
          <table:table-cell table:style-name="ce10" office:value-type="float" office:value="3.18867660858329" calcext:value-type="float">
            <text:p><text:s/>3,2 </text:p>
          </table:table-cell>
          <table:table-cell table:style-name="ce10" office:value-type="float" office:value="32.4935448244239" calcext:value-type="float">
            <text:p><text:s/>32,5 </text:p>
          </table:table-cell>
          <table:table-cell table:style-name="ce10" office:value-type="float" office:value="1.65570736533419" calcext:value-type="float">
            <text:p><text:s/>1,7 </text:p>
          </table:table-cell>
          <table:table-cell table:style-name="ce10" office:value-type="float" office:value="27.0438892301528" calcext:value-type="float">
            <text:p><text:s/>27,0 </text:p>
          </table:table-cell>
          <table:table-cell table:style-name="ce10" office:value-type="float" office:value="1.77759004793417" calcext:value-type="float">
            <text:p><text:s/>1,8 </text:p>
          </table:table-cell>
          <table:table-cell table:style-name="ce10" office:value-type="float" office:value="72.9761551850682" calcext:value-type="float">
            <text:p><text:s/>73,0 </text:p>
          </table:table-cell>
          <table:table-cell table:style-name="ce10" office:value-type="float" office:value="1.50728119749966" calcext:value-type="float">
            <text:p><text:s/>1,5 </text:p>
          </table:table-cell>
          <table:table-cell table:style-name="ce10" office:value-type="float" office:value="13.7082116354153" calcext:value-type="float">
            <text:p><text:s/>13,7 </text:p>
          </table:table-cell>
          <table:table-cell table:style-name="ce10" office:value-type="float" office:value="6.23718372829466" calcext:value-type="float">
            <text:p><text:s/>6,2 </text:p>
          </table:table-cell>
          <table:table-cell table:style-name="ce10" office:value-type="float" office:value="3.45819879254628" calcext:value-type="float">
            <text:p><text:s/>3,5 </text:p>
          </table:table-cell>
          <table:table-cell table:style-name="ce10" office:value-type="float" office:value="10.3348197242849" calcext:value-type="float">
            <text:p><text:s/>10,3 </text:p>
          </table:table-cell>
          <table:table-cell table:style-name="ce10" office:value-type="float" office:value="9.85743438697016" calcext:value-type="float">
            <text:p><text:s/>9,9 </text:p>
          </table:table-cell>
          <table:table-cell table:style-name="ce10" office:value-type="float" office:value="6.9806544142103" calcext:value-type="float">
            <text:p><text:s/>7,0 </text:p>
          </table:table-cell>
          <table:table-cell table:style-name="ce10" office:value-type="float" office:value="21.6270622379968" calcext:value-type="float">
            <text:p><text:s/>21,6 </text:p>
          </table:table-cell>
          <table:table-cell table:style-name="ce10" office:value-type="float" office:value="2.92696868370611" calcext:value-type="float">
            <text:p><text:s/>2,9 </text:p>
          </table:table-cell>
          <table:table-cell table:style-name="ce10" office:value-type="float" office:value="12.6863716930059" calcext:value-type="float">
            <text:p><text:s/>12,7 </text:p>
          </table:table-cell>
          <table:table-cell table:style-name="ce10" office:value-type="float" office:value="4.10966687546559" calcext:value-type="float">
            <text:p><text:s/>4,1 </text:p>
          </table:table-cell>
          <table:table-cell table:style-name="ce10" office:value-type="float" office:value="32.1024550560835" calcext:value-type="float">
            <text:p><text:s/>32,1 </text:p>
          </table:table-cell>
          <table:table-cell table:style-name="ce10" office:value-type="float" office:value="2.24974189683157" calcext:value-type="float">
            <text:p><text:s/>2,2 </text:p>
          </table:table-cell>
          <table:table-cell table:style-name="ce10" office:value-type="float" office:value="33.5841110129138" calcext:value-type="float">
            <text:p><text:s/>33,6 </text:p>
          </table:table-cell>
          <table:table-cell table:style-name="ce10" office:value-type="float" office:value="2.20523278194614" calcext:value-type="float">
            <text:p><text:s/>2,2 </text:p>
          </table:table-cell>
          <table:table-cell table:style-name="ce10" office:value-type="float" office:value="5.47714767224244" calcext:value-type="float">
            <text:p><text:s/>5,5 </text:p>
          </table:table-cell>
          <table:table-cell table:style-name="ce10" office:value-type="float" office:value="7.89880839811989" calcext:value-type="float">
            <text:p><text:s/>7,9 </text:p>
          </table:table-cell>
          <table:table-cell table:style-name="ce10" office:value-type="float" office:value="9.04850442164303" calcext:value-type="float">
            <text:p><text:s/>9,0 </text:p>
          </table:table-cell>
          <table:table-cell table:style-name="ce10" office:value-type="float" office:value="6.34089693277714" calcext:value-type="float">
            <text:p><text:s/>6,3 </text:p>
          </table:table-cell>
          <table:table-cell table:style-name="ce10" office:value-type="float" office:value="55.7179247034541" calcext:value-type="float">
            <text:p><text:s/>55,7 </text:p>
          </table:table-cell>
          <table:table-cell table:style-name="ce10" office:value-type="float" office:value="1.64959572598178" calcext:value-type="float">
            <text:p><text:s/>1,6 </text:p>
          </table:table-cell>
          <table:table-cell table:style-name="ce10" office:value-type="float" office:value="29.7564232026604" calcext:value-type="float">
            <text:p><text:s/>29,8 </text:p>
          </table:table-cell>
          <table:table-cell table:style-name="ce10" office:value-type="float" office:value="2.83873340683343" calcext:value-type="float">
            <text:p><text:s/>2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ondônia</text:p>
          </table:table-cell>
          <table:table-cell table:style-name="ce11" office:value-type="float" office:value="24.8792204777099" calcext:value-type="float">
            <text:p><text:s/>24,9 </text:p>
          </table:table-cell>
          <table:table-cell table:style-name="ce11" office:value-type="float" office:value="4.69485696318872" calcext:value-type="float">
            <text:p><text:s/>4,7 </text:p>
          </table:table-cell>
          <table:table-cell table:style-name="ce11" office:value-type="float" office:value="13.2096153953393" calcext:value-type="float">
            <text:p><text:s/>13,2 </text:p>
          </table:table-cell>
          <table:table-cell table:style-name="ce11" office:value-type="float" office:value="7.21785007919229" calcext:value-type="float">
            <text:p><text:s/>7,2 </text:p>
          </table:table-cell>
          <table:table-cell table:style-name="ce11" office:value-type="float" office:value="39.0678760705853" calcext:value-type="float">
            <text:p><text:s/>39,1 </text:p>
          </table:table-cell>
          <table:table-cell table:style-name="ce11" office:value-type="float" office:value="2.90574893013581" calcext:value-type="float">
            <text:p><text:s/>2,9 </text:p>
          </table:table-cell>
          <table:table-cell table:style-name="ce11" office:value-type="float" office:value="22.8432880563653" calcext:value-type="float">
            <text:p><text:s/>22,8 </text:p>
          </table:table-cell>
          <table:table-cell table:style-name="ce11" office:value-type="float" office:value="5.12324516004791" calcext:value-type="float">
            <text:p><text:s/>5,1 </text:p>
          </table:table-cell>
          <table:table-cell table:style-name="ce11" office:value-type="float" office:value="66.4092453853885" calcext:value-type="float">
            <text:p><text:s/>66,4 </text:p>
          </table:table-cell>
          <table:table-cell table:style-name="ce11" office:value-type="float" office:value="4.11801986541292" calcext:value-type="float">
            <text:p><text:s/>4,1 </text:p>
          </table:table-cell>
          <table:table-cell table:style-name="ce11" office:value-type="float" office:value="19.107953510874" calcext:value-type="float">
            <text:p><text:s/>19,1 </text:p>
          </table:table-cell>
          <table:table-cell table:style-name="ce11" office:value-type="float" office:value="19.238621512665" calcext:value-type="float">
            <text:p><text:s/>19,2 </text:p>
          </table:table-cell>
          <table:table-cell table:style-name="ce11" office:value-type="float" office:value="5.65452022525797" calcext:value-type="float">
            <text:p><text:s/>5,7 </text:p>
          </table:table-cell>
          <table:table-cell table:style-name="ce11" office:value-type="float" office:value="25.1617088077875" calcext:value-type="float">
            <text:p><text:s/>25,2 </text:p>
          </table:table-cell>
          <table:table-cell table:style-name="ce11" office:value-type="float" office:value="8.82828087847964" calcext:value-type="float">
            <text:p><text:s/>8,8 </text:p>
          </table:table-cell>
          <table:table-cell table:style-name="ce11" office:value-type="float" office:value="18.3393113537787" calcext:value-type="float">
            <text:p><text:s/>18,3 </text:p>
          </table:table-cell>
          <table:table-cell table:style-name="ce11" office:value-type="float" office:value="18.4353733027416" calcext:value-type="float">
            <text:p><text:s/>18,4 </text:p>
          </table:table-cell>
          <table:table-cell table:style-name="ce11" office:value-type="float" office:value="9.8099463958489" calcext:value-type="float">
            <text:p><text:s/>9,8 </text:p>
          </table:table-cell>
          <table:table-cell table:style-name="ce11" office:value-type="float" office:value="15.1671163763714" calcext:value-type="float">
            <text:p><text:s/>15,2 </text:p>
          </table:table-cell>
          <table:table-cell table:style-name="ce11" office:value-type="float" office:value="7.28105413171125" calcext:value-type="float">
            <text:p><text:s/>7,3 </text:p>
          </table:table-cell>
          <table:table-cell table:style-name="ce11" office:value-type="float" office:value="38.2351589561011" calcext:value-type="float">
            <text:p><text:s/>38,2 </text:p>
          </table:table-cell>
          <table:table-cell table:style-name="ce11" office:value-type="float" office:value="4.50840781642893" calcext:value-type="float">
            <text:p><text:s/>4,5 </text:p>
          </table:table-cell>
          <table:table-cell table:style-name="ce11" office:value-type="float" office:value="28.1623513647861" calcext:value-type="float">
            <text:p><text:s/>28,2 </text:p>
          </table:table-cell>
          <table:table-cell table:style-name="ce11" office:value-type="float" office:value="5.61638562584805" calcext:value-type="float">
            <text:p><text:s/>5,6 </text:p>
          </table:table-cell>
          <table:table-cell table:style-name="ce11" office:value-type="float" office:value="5.10523975448672" calcext:value-type="float">
            <text:p><text:s/>5,1 </text:p>
          </table:table-cell>
          <table:table-cell table:style-name="ce11" office:value-type="float" office:value="20.2666436136311" calcext:value-type="float">
            <text:p><text:s/>20,3 </text:p>
          </table:table-cell>
          <table:table-cell table:style-name="ce11" office:value-type="float" office:value="5.86817111834504" calcext:value-type="float">
            <text:p><text:s/>5,9 </text:p>
          </table:table-cell>
          <table:table-cell table:style-name="ce11" office:value-type="float" office:value="18.410201056501" calcext:value-type="float">
            <text:p><text:s/>18,4 </text:p>
          </table:table-cell>
          <table:table-cell table:style-name="ce11" office:value-type="float" office:value="64.4721330919048" calcext:value-type="float">
            <text:p><text:s/>64,5 </text:p>
          </table:table-cell>
          <table:table-cell table:style-name="ce11" office:value-type="float" office:value="3.60420916535768" calcext:value-type="float">
            <text:p><text:s/>3,6 </text:p>
          </table:table-cell>
          <table:table-cell table:style-name="ce11" office:value-type="float" office:value="24.5544560352635" calcext:value-type="float">
            <text:p><text:s/>24,6 </text:p>
          </table:table-cell>
          <table:table-cell table:style-name="ce11" office:value-type="float" office:value="7.21189926905958" calcext:value-type="float">
            <text:p><text:s/>7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cre</text:p>
          </table:table-cell>
          <table:table-cell table:style-name="ce11" office:value-type="float" office:value="30.6083970378363" calcext:value-type="float">
            <text:p><text:s/>30,6 </text:p>
          </table:table-cell>
          <table:table-cell table:style-name="ce11" office:value-type="float" office:value="3.34755117982949" calcext:value-type="float">
            <text:p><text:s/>3,3 </text:p>
          </table:table-cell>
          <table:table-cell table:style-name="ce11" office:value-type="float" office:value="10.9506431053827" calcext:value-type="float">
            <text:p><text:s/>11,0 </text:p>
          </table:table-cell>
          <table:table-cell table:style-name="ce11" office:value-type="float" office:value="7.3118739450502" calcext:value-type="float">
            <text:p><text:s/>7,3 </text:p>
          </table:table-cell>
          <table:table-cell table:style-name="ce11" office:value-type="float" office:value="26.3261554776524" calcext:value-type="float">
            <text:p><text:s/>26,3 </text:p>
          </table:table-cell>
          <table:table-cell table:style-name="ce11" office:value-type="float" office:value="3.84273856627745" calcext:value-type="float">
            <text:p><text:s/>3,8 </text:p>
          </table:table-cell>
          <table:table-cell table:style-name="ce11" office:value-type="float" office:value="32.1148043791285" calcext:value-type="float">
            <text:p><text:s/>32,1 </text:p>
          </table:table-cell>
          <table:table-cell table:style-name="ce11" office:value-type="float" office:value="3.17883896176392" calcext:value-type="float">
            <text:p><text:s/>3,2 </text:p>
          </table:table-cell>
          <table:table-cell table:style-name="ce11" office:value-type="float" office:value="75.362006159556" calcext:value-type="float">
            <text:p><text:s/>75,4 </text:p>
          </table:table-cell>
          <table:table-cell table:style-name="ce11" office:value-type="float" office:value="2.97846640848489" calcext:value-type="float">
            <text:p><text:s/>3,0 </text:p>
          </table:table-cell>
          <table:table-cell table:style-name="ce11" office:value-type="float" office:value="6.48061164738543" calcext:value-type="float">
            <text:p><text:s/>6,5 </text:p>
          </table:table-cell>
          <table:table-cell table:style-name="ce11" office:value-type="float" office:value="19.9136625527255" calcext:value-type="float">
            <text:p><text:s/>19,9 </text:p>
          </table:table-cell>
          <table:table-cell table:style-name="ce11" office:value-type="float" office:value="3.59331970718469" calcext:value-type="float">
            <text:p><text:s/>3,6 </text:p>
          </table:table-cell>
          <table:table-cell table:style-name="ce11" office:value-type="float" office:value="23.7970482340337" calcext:value-type="float">
            <text:p><text:s/>23,8 </text:p>
          </table:table-cell>
          <table:table-cell table:style-name="ce11" office:value-type="float" office:value="14.5640624858741" calcext:value-type="float">
            <text:p><text:s/>14,6 </text:p>
          </table:table-cell>
          <table:table-cell table:style-name="ce11" office:value-type="float" office:value="11.457242309367" calcext:value-type="float">
            <text:p><text:s/>11,5 </text:p>
          </table:table-cell>
          <table:table-cell table:style-name="ce11" office:value-type="float" office:value="21.8967839712678" calcext:value-type="float">
            <text:p><text:s/>21,9 </text:p>
          </table:table-cell>
          <table:table-cell table:style-name="ce11" office:value-type="float" office:value="6.41244733521528" calcext:value-type="float">
            <text:p><text:s/>6,4 </text:p>
          </table:table-cell>
          <table:table-cell table:style-name="ce11" office:value-type="float" office:value="12.4592934601033" calcext:value-type="float">
            <text:p><text:s/>12,5 </text:p>
          </table:table-cell>
          <table:table-cell table:style-name="ce11" office:value-type="float" office:value="8.37480884853879" calcext:value-type="float">
            <text:p><text:s/>8,4 </text:p>
          </table:table-cell>
          <table:table-cell table:style-name="ce11" office:value-type="float" office:value="27.1919938779046" calcext:value-type="float">
            <text:p><text:s/>27,2 </text:p>
          </table:table-cell>
          <table:table-cell table:style-name="ce11" office:value-type="float" office:value="5.23955522597328" calcext:value-type="float">
            <text:p><text:s/>5,2 </text:p>
          </table:table-cell>
          <table:table-cell table:style-name="ce11" office:value-type="float" office:value="38.4519286907243" calcext:value-type="float">
            <text:p><text:s/>38,5 </text:p>
          </table:table-cell>
          <table:table-cell table:style-name="ce11" office:value-type="float" office:value="4.31066468767787" calcext:value-type="float">
            <text:p><text:s/>4,3 </text:p>
          </table:table-cell>
          <table:table-cell table:style-name="ce11" office:value-type="float" office:value="5.71533584954907" calcext:value-type="float">
            <text:p><text:s/>5,7 </text:p>
          </table:table-cell>
          <table:table-cell table:style-name="ce11" office:value-type="float" office:value="14.7543628551355" calcext:value-type="float">
            <text:p><text:s/>14,8 </text:p>
          </table:table-cell>
          <table:table-cell table:style-name="ce11" office:value-type="float" office:value="12.3069083397549" calcext:value-type="float">
            <text:p><text:s/>12,3 </text:p>
          </table:table-cell>
          <table:table-cell table:style-name="ce11" office:value-type="float" office:value="12.7850766907665" calcext:value-type="float">
            <text:p><text:s/>12,8 </text:p>
          </table:table-cell>
          <table:table-cell table:style-name="ce11" office:value-type="float" office:value="45.2699882829824" calcext:value-type="float">
            <text:p><text:s/>45,3 </text:p>
          </table:table-cell>
          <table:table-cell table:style-name="ce11" office:value-type="float" office:value="4.52368888935419" calcext:value-type="float">
            <text:p><text:s/>4,5 </text:p>
          </table:table-cell>
          <table:table-cell table:style-name="ce11" office:value-type="float" office:value="36.7077675277137" calcext:value-type="float">
            <text:p><text:s/>36,7 </text:p>
          </table:table-cell>
          <table:table-cell table:style-name="ce11" office:value-type="float" office:value="5.4364390794835" calcext:value-type="float">
            <text:p><text:s/>5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mazonas</text:p>
          </table:table-cell>
          <table:table-cell table:style-name="ce11" office:value-type="float" office:value="29.282791855675" calcext:value-type="float">
            <text:p><text:s/>29,3 </text:p>
          </table:table-cell>
          <table:table-cell table:style-name="ce11" office:value-type="float" office:value="3.40054848320502" calcext:value-type="float">
            <text:p><text:s/>3,4 </text:p>
          </table:table-cell>
          <table:table-cell table:style-name="ce11" office:value-type="float" office:value="12.301217328166" calcext:value-type="float">
            <text:p><text:s/>12,3 </text:p>
          </table:table-cell>
          <table:table-cell table:style-name="ce11" office:value-type="float" office:value="5.91880420666901" calcext:value-type="float">
            <text:p><text:s/>5,9 </text:p>
          </table:table-cell>
          <table:table-cell table:style-name="ce11" office:value-type="float" office:value="30.7135587796872" calcext:value-type="float">
            <text:p><text:s/>30,7 </text:p>
          </table:table-cell>
          <table:table-cell table:style-name="ce11" office:value-type="float" office:value="3.76493266158595" calcext:value-type="float">
            <text:p><text:s/>3,8 </text:p>
          </table:table-cell>
          <table:table-cell table:style-name="ce11" office:value-type="float" office:value="27.7024320364722" calcext:value-type="float">
            <text:p><text:s/>27,7 </text:p>
          </table:table-cell>
          <table:table-cell table:style-name="ce11" office:value-type="float" office:value="3.52967636747582" calcext:value-type="float">
            <text:p><text:s/>3,5 </text:p>
          </table:table-cell>
          <table:table-cell table:style-name="ce11" office:value-type="float" office:value="73.8678392552881" calcext:value-type="float">
            <text:p><text:s/>73,9 </text:p>
          </table:table-cell>
          <table:table-cell table:style-name="ce11" office:value-type="float" office:value="2.36137757057133" calcext:value-type="float">
            <text:p><text:s/>2,4 </text:p>
          </table:table-cell>
          <table:table-cell table:style-name="ce11" office:value-type="float" office:value="14.244019800854" calcext:value-type="float">
            <text:p><text:s/>14,2 </text:p>
          </table:table-cell>
          <table:table-cell table:style-name="ce11" office:value-type="float" office:value="10.6051830330726" calcext:value-type="float">
            <text:p><text:s/>10,6 </text:p>
          </table:table-cell>
          <table:table-cell table:style-name="ce11" office:value-type="float" office:value="3.42093121740728" calcext:value-type="float">
            <text:p><text:s/>3,4 </text:p>
          </table:table-cell>
          <table:table-cell table:style-name="ce11" office:value-type="float" office:value="20.2401143035762" calcext:value-type="float">
            <text:p><text:s/>20,2 </text:p>
          </table:table-cell>
          <table:table-cell table:style-name="ce11" office:value-type="float" office:value="8.46720972645057" calcext:value-type="float">
            <text:p><text:s/>8,5 </text:p>
          </table:table-cell>
          <table:table-cell table:style-name="ce11" office:value-type="float" office:value="12.2164406671306" calcext:value-type="float">
            <text:p><text:s/>12,2 </text:p>
          </table:table-cell>
          <table:table-cell table:style-name="ce11" office:value-type="float" office:value="22.3028542843301" calcext:value-type="float">
            <text:p><text:s/>22,3 </text:p>
          </table:table-cell>
          <table:table-cell table:style-name="ce11" office:value-type="float" office:value="5.18856271888242" calcext:value-type="float">
            <text:p><text:s/>5,2 </text:p>
          </table:table-cell>
          <table:table-cell table:style-name="ce11" office:value-type="float" office:value="12.877183690905" calcext:value-type="float">
            <text:p><text:s/>12,9 </text:p>
          </table:table-cell>
          <table:table-cell table:style-name="ce11" office:value-type="float" office:value="7.8187367040956" calcext:value-type="float">
            <text:p><text:s/>7,8 </text:p>
          </table:table-cell>
          <table:table-cell table:style-name="ce11" office:value-type="float" office:value="29.7245510715957" calcext:value-type="float">
            <text:p><text:s/>29,7 </text:p>
          </table:table-cell>
          <table:table-cell table:style-name="ce11" office:value-type="float" office:value="5.16688097084949" calcext:value-type="float">
            <text:p><text:s/>5,2 </text:p>
          </table:table-cell>
          <table:table-cell table:style-name="ce11" office:value-type="float" office:value="35.0954109531692" calcext:value-type="float">
            <text:p><text:s/>35,1 </text:p>
          </table:table-cell>
          <table:table-cell table:style-name="ce11" office:value-type="float" office:value="4.64963515836141" calcext:value-type="float">
            <text:p><text:s/>4,6 </text:p>
          </table:table-cell>
          <table:table-cell table:style-name="ce11" office:value-type="float" office:value="6.11860395025259" calcext:value-type="float">
            <text:p><text:s/>6,1 </text:p>
          </table:table-cell>
          <table:table-cell table:style-name="ce11" office:value-type="float" office:value="14.8129932597131" calcext:value-type="float">
            <text:p><text:s/>14,8 </text:p>
          </table:table-cell>
          <table:table-cell table:style-name="ce11" office:value-type="float" office:value="9.82427850924244" calcext:value-type="float">
            <text:p><text:s/>9,8 </text:p>
          </table:table-cell>
          <table:table-cell table:style-name="ce11" office:value-type="float" office:value="13.0542345354737" calcext:value-type="float">
            <text:p><text:s/>13,1 </text:p>
          </table:table-cell>
          <table:table-cell table:style-name="ce11" office:value-type="float" office:value="53.6671860618673" calcext:value-type="float">
            <text:p><text:s/>53,7 </text:p>
          </table:table-cell>
          <table:table-cell table:style-name="ce11" office:value-type="float" office:value="3.35495086164253" calcext:value-type="float">
            <text:p><text:s/>3,4 </text:p>
          </table:table-cell>
          <table:table-cell table:style-name="ce11" office:value-type="float" office:value="30.3899314786375" calcext:value-type="float">
            <text:p><text:s/>30,4 </text:p>
          </table:table-cell>
          <table:table-cell table:style-name="ce11" office:value-type="float" office:value="5.28038668958945" calcext:value-type="float">
            <text:p><text:s/>5,3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oraima</text:p>
          </table:table-cell>
          <table:table-cell table:style-name="ce11" office:value-type="float" office:value="29.8355856105362" calcext:value-type="float">
            <text:p><text:s/>29,8 </text:p>
          </table:table-cell>
          <table:table-cell table:style-name="ce11" office:value-type="float" office:value="6.22831120308358" calcext:value-type="float">
            <text:p><text:s/>6,2 </text:p>
          </table:table-cell>
          <table:table-cell table:style-name="ce11" office:value-type="float" office:value="10.5748510160794" calcext:value-type="float">
            <text:p><text:s/>10,6 </text:p>
          </table:table-cell>
          <table:table-cell table:style-name="ce11" office:value-type="float" office:value="9.47118495391849" calcext:value-type="float">
            <text:p><text:s/>9,5 </text:p>
          </table:table-cell>
          <table:table-cell table:style-name="ce11" office:value-type="float" office:value="33.5566531454837" calcext:value-type="float">
            <text:p><text:s/>33,6 </text:p>
          </table:table-cell>
          <table:table-cell table:style-name="ce11" office:value-type="float" office:value="4.61900661297132" calcext:value-type="float">
            <text:p><text:s/>4,6 </text:p>
          </table:table-cell>
          <table:table-cell table:style-name="ce11" office:value-type="float" office:value="26.0329102279002" calcext:value-type="float">
            <text:p><text:s/>26,0 </text:p>
          </table:table-cell>
          <table:table-cell table:style-name="ce11" office:value-type="float" office:value="6.19407589577708" calcext:value-type="float">
            <text:p><text:s/>6,2 </text:p>
          </table:table-cell>
          <table:table-cell table:style-name="ce11" office:value-type="float" office:value="78.3841579811522" calcext:value-type="float">
            <text:p><text:s/>78,4 </text:p>
          </table:table-cell>
          <table:table-cell table:style-name="ce11" office:value-type="float" office:value="4.74063873076279" calcext:value-type="float">
            <text:p><text:s/>4,7 </text:p>
          </table:table-cell>
          <table:table-cell table:style-name="ce11" office:value-type="float" office:value="9.73243002407161" calcext:value-type="float">
            <text:p><text:s/>9,7 </text:p>
          </table:table-cell>
          <table:table-cell table:style-name="ce11" office:value-type="float" office:value="23.8312299276888" calcext:value-type="float">
            <text:p><text:s/>23,8 </text:p>
          </table:table-cell>
          <table:table-cell table:style-name="ce11" office:value-type="float" office:value="1.07032536182507" calcext:value-type="float">
            <text:p><text:s/>1,1 </text:p>
          </table:table-cell>
          <table:table-cell table:style-name="ce11" office:value-type="float" office:value="45.9825861110616" calcext:value-type="float">
            <text:p><text:s/>46,0 </text:p>
          </table:table-cell>
          <table:table-cell table:style-name="ce11" office:value-type="float" office:value="10.813086632951" calcext:value-type="float">
            <text:p><text:s/>10,8 </text:p>
          </table:table-cell>
          <table:table-cell table:style-name="ce11" office:value-type="float" office:value="25.3829534679805" calcext:value-type="float">
            <text:p><text:s/>25,4 </text:p>
          </table:table-cell>
          <table:table-cell table:style-name="ce11" office:value-type="float" office:value="21.6174275414701" calcext:value-type="float">
            <text:p><text:s/>21,6 </text:p>
          </table:table-cell>
          <table:table-cell table:style-name="ce11" office:value-type="float" office:value="9.74976913085581" calcext:value-type="float">
            <text:p><text:s/>9,7 </text:p>
          </table:table-cell>
          <table:table-cell table:style-name="ce11" office:value-type="float" office:value="10.3251376031483" calcext:value-type="float">
            <text:p><text:s/>10,3 </text:p>
          </table:table-cell>
          <table:table-cell table:style-name="ce11" office:value-type="float" office:value="12.2524348524766" calcext:value-type="float">
            <text:p><text:s/>12,3 </text:p>
          </table:table-cell>
          <table:table-cell table:style-name="ce11" office:value-type="float" office:value="35.1653720727737" calcext:value-type="float">
            <text:p><text:s/>35,2 </text:p>
          </table:table-cell>
          <table:table-cell table:style-name="ce11" office:value-type="float" office:value="7.16818909489129" calcext:value-type="float">
            <text:p><text:s/>7,2 </text:p>
          </table:table-cell>
          <table:table-cell table:style-name="ce11" office:value-type="float" office:value="32.8920627826079" calcext:value-type="float">
            <text:p><text:s/>32,9 </text:p>
          </table:table-cell>
          <table:table-cell table:style-name="ce11" office:value-type="float" office:value="6.72373562533284" calcext:value-type="float">
            <text:p><text:s/>6,7 </text:p>
          </table:table-cell>
          <table:table-cell table:style-name="ce11" office:value-type="float" office:value="4.73018872106613" calcext:value-type="float">
            <text:p><text:s/>4,7 </text:p>
          </table:table-cell>
          <table:table-cell table:style-name="ce11" office:value-type="float" office:value="22.3866067920144" calcext:value-type="float">
            <text:p><text:s/>22,4 </text:p>
          </table:table-cell>
          <table:table-cell table:style-name="ce11" office:value-type="float" office:value="11.6410210629926" calcext:value-type="float">
            <text:p><text:s/>11,6 </text:p>
          </table:table-cell>
          <table:table-cell table:style-name="ce11" office:value-type="float" office:value="15.1088227361929" calcext:value-type="float">
            <text:p><text:s/>15,1 </text:p>
          </table:table-cell>
          <table:table-cell table:style-name="ce11" office:value-type="float" office:value="56.608796947245" calcext:value-type="float">
            <text:p><text:s/>56,6 </text:p>
          </table:table-cell>
          <table:table-cell table:style-name="ce11" office:value-type="float" office:value="4.79948248166792" calcext:value-type="float">
            <text:p><text:s/>4,8 </text:p>
          </table:table-cell>
          <table:table-cell table:style-name="ce11" office:value-type="float" office:value="27.0199932686963" calcext:value-type="float">
            <text:p><text:s/>27,0 </text:p>
          </table:table-cell>
          <table:table-cell table:style-name="ce11" office:value-type="float" office:value="9.66365837739012" calcext:value-type="float">
            <text:p><text:s/>9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á</text:p>
          </table:table-cell>
          <table:table-cell table:style-name="ce11" office:value-type="float" office:value="27.643278608328" calcext:value-type="float">
            <text:p><text:s/>27,6 </text:p>
          </table:table-cell>
          <table:table-cell table:style-name="ce11" office:value-type="float" office:value="3.53856815857515" calcext:value-type="float">
            <text:p><text:s/>3,5 </text:p>
          </table:table-cell>
          <table:table-cell table:style-name="ce11" office:value-type="float" office:value="12.1598010148848" calcext:value-type="float">
            <text:p><text:s/>12,2 </text:p>
          </table:table-cell>
          <table:table-cell table:style-name="ce11" office:value-type="float" office:value="5.34162988070257" calcext:value-type="float">
            <text:p><text:s/>5,3 </text:p>
          </table:table-cell>
          <table:table-cell table:style-name="ce11" office:value-type="float" office:value="32.9792052289638" calcext:value-type="float">
            <text:p><text:s/>33,0 </text:p>
          </table:table-cell>
          <table:table-cell table:style-name="ce11" office:value-type="float" office:value="2.76600378099182" calcext:value-type="float">
            <text:p><text:s/>2,8 </text:p>
          </table:table-cell>
          <table:table-cell table:style-name="ce11" office:value-type="float" office:value="27.2177151478236" calcext:value-type="float">
            <text:p><text:s/>27,2 </text:p>
          </table:table-cell>
          <table:table-cell table:style-name="ce11" office:value-type="float" office:value="2.98137163200375" calcext:value-type="float">
            <text:p><text:s/>3,0 </text:p>
          </table:table-cell>
          <table:table-cell table:style-name="ce11" office:value-type="float" office:value="70.9186435424438" calcext:value-type="float">
            <text:p><text:s/>70,9 </text:p>
          </table:table-cell>
          <table:table-cell table:style-name="ce11" office:value-type="float" office:value="2.77100876427506" calcext:value-type="float">
            <text:p><text:s/>2,8 </text:p>
          </table:table-cell>
          <table:table-cell table:style-name="ce11" office:value-type="float" office:value="14.9195366554059" calcext:value-type="float">
            <text:p><text:s/>14,9 </text:p>
          </table:table-cell>
          <table:table-cell table:style-name="ce11" office:value-type="float" office:value="9.19476423378549" calcext:value-type="float">
            <text:p><text:s/>9,2 </text:p>
          </table:table-cell>
          <table:table-cell table:style-name="ce11" office:value-type="float" office:value="3.55348508853527" calcext:value-type="float">
            <text:p><text:s/>3,6 </text:p>
          </table:table-cell>
          <table:table-cell table:style-name="ce11" office:value-type="float" office:value="16.5253459121042" calcext:value-type="float">
            <text:p><text:s/>16,5 </text:p>
          </table:table-cell>
          <table:table-cell table:style-name="ce11" office:value-type="float" office:value="10.6083347136148" calcext:value-type="float">
            <text:p><text:s/>10,6 </text:p>
          </table:table-cell>
          <table:table-cell table:style-name="ce11" office:value-type="float" office:value="11.7917796860913" calcext:value-type="float">
            <text:p><text:s/>11,8 </text:p>
          </table:table-cell>
          <table:table-cell table:style-name="ce11" office:value-type="float" office:value="20.6651535388828" calcext:value-type="float">
            <text:p><text:s/>20,7 </text:p>
          </table:table-cell>
          <table:table-cell table:style-name="ce11" office:value-type="float" office:value="5.26635600692091" calcext:value-type="float">
            <text:p><text:s/>5,3 </text:p>
          </table:table-cell>
          <table:table-cell table:style-name="ce11" office:value-type="float" office:value="12.6506198216417" calcext:value-type="float">
            <text:p><text:s/>12,7 </text:p>
          </table:table-cell>
          <table:table-cell table:style-name="ce11" office:value-type="float" office:value="7.23509410066475" calcext:value-type="float">
            <text:p><text:s/>7,2 </text:p>
          </table:table-cell>
          <table:table-cell table:style-name="ce11" office:value-type="float" office:value="33.2334686368269" calcext:value-type="float">
            <text:p><text:s/>33,2 </text:p>
          </table:table-cell>
          <table:table-cell table:style-name="ce11" office:value-type="float" office:value="3.68754481007789" calcext:value-type="float">
            <text:p><text:s/>3,7 </text:p>
          </table:table-cell>
          <table:table-cell table:style-name="ce11" office:value-type="float" office:value="33.4507580026487" calcext:value-type="float">
            <text:p><text:s/>33,5 </text:p>
          </table:table-cell>
          <table:table-cell table:style-name="ce11" office:value-type="float" office:value="3.72573849423961" calcext:value-type="float">
            <text:p><text:s/>3,7 </text:p>
          </table:table-cell>
          <table:table-cell table:style-name="ce11" office:value-type="float" office:value="4.91021691136907" calcext:value-type="float">
            <text:p><text:s/>4,9 </text:p>
          </table:table-cell>
          <table:table-cell table:style-name="ce11" office:value-type="float" office:value="14.2401553264067" calcext:value-type="float">
            <text:p><text:s/>14,2 </text:p>
          </table:table-cell>
          <table:table-cell table:style-name="ce11" office:value-type="float" office:value="9.21512771564166" calcext:value-type="float">
            <text:p><text:s/>9,2 </text:p>
          </table:table-cell>
          <table:table-cell table:style-name="ce11" office:value-type="float" office:value="10.3447526527951" calcext:value-type="float">
            <text:p><text:s/>10,3 </text:p>
          </table:table-cell>
          <table:table-cell table:style-name="ce11" office:value-type="float" office:value="55.6105078446703" calcext:value-type="float">
            <text:p><text:s/>55,6 </text:p>
          </table:table-cell>
          <table:table-cell table:style-name="ce11" office:value-type="float" office:value="2.74131643457426" calcext:value-type="float">
            <text:p><text:s/>2,7 </text:p>
          </table:table-cell>
          <table:table-cell table:style-name="ce11" office:value-type="float" office:value="30.2641475283188" calcext:value-type="float">
            <text:p><text:s/>30,3 </text:p>
          </table:table-cell>
          <table:table-cell table:style-name="ce11" office:value-type="float" office:value="4.78652580040146" calcext:value-type="float">
            <text:p><text:s/>4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mapá</text:p>
          </table:table-cell>
          <table:table-cell table:style-name="ce11" office:value-type="float" office:value="35.8890307308463" calcext:value-type="float">
            <text:p><text:s/>35,9 </text:p>
          </table:table-cell>
          <table:table-cell table:style-name="ce11" office:value-type="float" office:value="4.34927975952742" calcext:value-type="float">
            <text:p><text:s/>4,3 </text:p>
          </table:table-cell>
          <table:table-cell table:style-name="ce11" office:value-type="float" office:value="7.77375758251122" calcext:value-type="float">
            <text:p><text:s/>7,8 </text:p>
          </table:table-cell>
          <table:table-cell table:style-name="ce11" office:value-type="float" office:value="14.0868311747248" calcext:value-type="float">
            <text:p><text:s/>14,1 </text:p>
          </table:table-cell>
          <table:table-cell table:style-name="ce11" office:value-type="float" office:value="26.0892287805256" calcext:value-type="float">
            <text:p><text:s/>26,1 </text:p>
          </table:table-cell>
          <table:table-cell table:style-name="ce11" office:value-type="float" office:value="7.16327209344138" calcext:value-type="float">
            <text:p><text:s/>7,2 </text:p>
          </table:table-cell>
          <table:table-cell table:style-name="ce11" office:value-type="float" office:value="30.2479829061169" calcext:value-type="float">
            <text:p><text:s/>30,2 </text:p>
          </table:table-cell>
          <table:table-cell table:style-name="ce11" office:value-type="float" office:value="4.66554823081878" calcext:value-type="float">
            <text:p><text:s/>4,7 </text:p>
          </table:table-cell>
          <table:table-cell table:style-name="ce11" office:value-type="float" office:value="85.9710217889585" calcext:value-type="float">
            <text:p><text:s/>86,0 </text:p>
          </table:table-cell>
          <table:table-cell table:style-name="ce11" office:value-type="float" office:value="2.67134038036346" calcext:value-type="float">
            <text:p><text:s/>2,7 </text:p>
          </table:table-cell>
          <table:table-cell table:style-name="ce11" office:value-type="float" office:value="3.29720455494149" calcext:value-type="float">
            <text:p><text:s/>3,3 </text:p>
          </table:table-cell>
          <table:table-cell table:style-name="ce11" office:value-type="float" office:value="34.5106026647577" calcext:value-type="float">
            <text:p><text:s/>34,5 </text:p>
          </table:table-cell>
          <table:table-cell table:style-name="ce11" office:value-type="float" office:value="2.38946727548506" calcext:value-type="float">
            <text:p><text:s/>2,4 </text:p>
          </table:table-cell>
          <table:table-cell table:style-name="ce11" office:value-type="float" office:value="45.0300424060804" calcext:value-type="float">
            <text:p><text:s/>45,0 </text:p>
          </table:table-cell>
          <table:table-cell table:style-name="ce11" office:value-type="float" office:value="8.34230638061498" calcext:value-type="float">
            <text:p><text:s/>8,3 </text:p>
          </table:table-cell>
          <table:table-cell table:style-name="ce11" office:value-type="float" office:value="21.4872939288747" calcext:value-type="float">
            <text:p><text:s/>21,5 </text:p>
          </table:table-cell>
          <table:table-cell table:style-name="ce11" office:value-type="float" office:value="29.8097473897523" calcext:value-type="float">
            <text:p><text:s/>29,8 </text:p>
          </table:table-cell>
          <table:table-cell table:style-name="ce11" office:value-type="float" office:value="7.49886715565888" calcext:value-type="float">
            <text:p><text:s/>7,5 </text:p>
          </table:table-cell>
          <table:table-cell table:style-name="ce11" office:value-type="float" office:value="9.10849858611343" calcext:value-type="float">
            <text:p><text:s/>9,1 </text:p>
          </table:table-cell>
          <table:table-cell table:style-name="ce11" office:value-type="float" office:value="16.5332931776795" calcext:value-type="float">
            <text:p><text:s/>16,5 </text:p>
          </table:table-cell>
          <table:table-cell table:style-name="ce11" office:value-type="float" office:value="21.6790944026605" calcext:value-type="float">
            <text:p><text:s/>21,7 </text:p>
          </table:table-cell>
          <table:table-cell table:style-name="ce11" office:value-type="float" office:value="9.13194096370467" calcext:value-type="float">
            <text:p><text:s/>9,1 </text:p>
          </table:table-cell>
          <table:table-cell table:style-name="ce11" office:value-type="float" office:value="39.4026596214738" calcext:value-type="float">
            <text:p><text:s/>39,4 </text:p>
          </table:table-cell>
          <table:table-cell table:style-name="ce11" office:value-type="float" office:value="5.25920474185283" calcext:value-type="float">
            <text:p><text:s/>5,3 </text:p>
          </table:table-cell>
          <table:table-cell table:style-name="ce11" office:value-type="float" office:value="10.8028820562544" calcext:value-type="float">
            <text:p><text:s/>10,8 </text:p>
          </table:table-cell>
          <table:table-cell table:style-name="ce11" office:value-type="float" office:value="21.8435474575157" calcext:value-type="float">
            <text:p><text:s/>21,8 </text:p>
          </table:table-cell>
          <table:table-cell table:style-name="ce11" office:value-type="float" office:value="8.64325345671514" calcext:value-type="float">
            <text:p><text:s/>8,6 </text:p>
          </table:table-cell>
          <table:table-cell table:style-name="ce11" office:value-type="float" office:value="25.1759666014268" calcext:value-type="float">
            <text:p><text:s/>25,2 </text:p>
          </table:table-cell>
          <table:table-cell table:style-name="ce11" office:value-type="float" office:value="50.6017912673437" calcext:value-type="float">
            <text:p><text:s/>50,6 </text:p>
          </table:table-cell>
          <table:table-cell table:style-name="ce11" office:value-type="float" office:value="7.39680649084232" calcext:value-type="float">
            <text:p><text:s/>7,4 </text:p>
          </table:table-cell>
          <table:table-cell table:style-name="ce11" office:value-type="float" office:value="29.9520732196867" calcext:value-type="float">
            <text:p><text:s/>30,0 </text:p>
          </table:table-cell>
          <table:table-cell table:style-name="ce11" office:value-type="float" office:value="12.9359542003872" calcext:value-type="float">
            <text:p><text:s/>12,9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Tocantins</text:p>
          </table:table-cell>
          <table:table-cell table:style-name="ce11" office:value-type="float" office:value="30.9520103187025" calcext:value-type="float">
            <text:p><text:s/>31,0 </text:p>
          </table:table-cell>
          <table:table-cell table:style-name="ce11" office:value-type="float" office:value="4.41191730403176" calcext:value-type="float">
            <text:p><text:s/>4,4 </text:p>
          </table:table-cell>
          <table:table-cell table:style-name="ce11" office:value-type="float" office:value="10.6091527879444" calcext:value-type="float">
            <text:p><text:s/>10,6 </text:p>
          </table:table-cell>
          <table:table-cell table:style-name="ce11" office:value-type="float" office:value="9.19318823811486" calcext:value-type="float">
            <text:p><text:s/>9,2 </text:p>
          </table:table-cell>
          <table:table-cell table:style-name="ce11" office:value-type="float" office:value="33.8218413738926" calcext:value-type="float">
            <text:p><text:s/>33,8 </text:p>
          </table:table-cell>
          <table:table-cell table:style-name="ce11" office:value-type="float" office:value="3.40052578845017" calcext:value-type="float">
            <text:p><text:s/>3,4 </text:p>
          </table:table-cell>
          <table:table-cell table:style-name="ce11" office:value-type="float" office:value="24.6169955194605" calcext:value-type="float">
            <text:p><text:s/>24,6 </text:p>
          </table:table-cell>
          <table:table-cell table:style-name="ce11" office:value-type="float" office:value="4.63668887404041" calcext:value-type="float">
            <text:p><text:s/>4,6 </text:p>
          </table:table-cell>
          <table:table-cell table:style-name="ce11" office:value-type="float" office:value="80.0035337836156" calcext:value-type="float">
            <text:p><text:s/>80,0 </text:p>
          </table:table-cell>
          <table:table-cell table:style-name="ce11" office:value-type="float" office:value="3.24046568676778" calcext:value-type="float">
            <text:p><text:s/>3,2 </text:p>
          </table:table-cell>
          <table:table-cell table:style-name="ce11" office:value-type="float" office:value="10.4617639799884" calcext:value-type="float">
            <text:p><text:s/>10,5 </text:p>
          </table:table-cell>
          <table:table-cell table:style-name="ce11" office:value-type="float" office:value="19.8090346236749" calcext:value-type="float">
            <text:p><text:s/>19,8 </text:p>
          </table:table-cell>
          <table:table-cell table:style-name="ce11" office:value-type="float" office:value="1.71423225618854" calcext:value-type="float">
            <text:p><text:s/>1,7 </text:p>
          </table:table-cell>
          <table:table-cell table:style-name="ce11" office:value-type="float" office:value="40.2903974499691" calcext:value-type="float">
            <text:p><text:s/>40,3 </text:p>
          </table:table-cell>
          <table:table-cell table:style-name="ce11" office:value-type="float" office:value="7.82046998020754" calcext:value-type="float">
            <text:p><text:s/>7,8 </text:p>
          </table:table-cell>
          <table:table-cell table:style-name="ce11" office:value-type="float" office:value="18.7429077390911" calcext:value-type="float">
            <text:p><text:s/>18,7 </text:p>
          </table:table-cell>
          <table:table-cell table:style-name="ce11" office:value-type="float" office:value="23.7949229441691" calcext:value-type="float">
            <text:p><text:s/>23,8 </text:p>
          </table:table-cell>
          <table:table-cell table:style-name="ce11" office:value-type="float" office:value="7.64451945716394" calcext:value-type="float">
            <text:p><text:s/>7,6 </text:p>
          </table:table-cell>
          <table:table-cell table:style-name="ce11" office:value-type="float" office:value="12.5809147832325" calcext:value-type="float">
            <text:p><text:s/>12,6 </text:p>
          </table:table-cell>
          <table:table-cell table:style-name="ce11" office:value-type="float" office:value="11.4746003466075" calcext:value-type="float">
            <text:p><text:s/>11,5 </text:p>
          </table:table-cell>
          <table:table-cell table:style-name="ce11" office:value-type="float" office:value="33.3927870448384" calcext:value-type="float">
            <text:p><text:s/>33,4 </text:p>
          </table:table-cell>
          <table:table-cell table:style-name="ce11" office:value-type="float" office:value="5.20589539745959" calcext:value-type="float">
            <text:p><text:s/>5,2 </text:p>
          </table:table-cell>
          <table:table-cell table:style-name="ce11" office:value-type="float" office:value="30.2313752277599" calcext:value-type="float">
            <text:p><text:s/>30,2 </text:p>
          </table:table-cell>
          <table:table-cell table:style-name="ce11" office:value-type="float" office:value="5.82137984000983" calcext:value-type="float">
            <text:p><text:s/>5,8 </text:p>
          </table:table-cell>
          <table:table-cell table:style-name="ce11" office:value-type="float" office:value="4.40179672826992" calcext:value-type="float">
            <text:p><text:s/>4,4 </text:p>
          </table:table-cell>
          <table:table-cell table:style-name="ce11" office:value-type="float" office:value="19.0915605138962" calcext:value-type="float">
            <text:p><text:s/>19,1 </text:p>
          </table:table-cell>
          <table:table-cell table:style-name="ce11" office:value-type="float" office:value="7.47782349535915" calcext:value-type="float">
            <text:p><text:s/>7,5 </text:p>
          </table:table-cell>
          <table:table-cell table:style-name="ce11" office:value-type="float" office:value="15.8127804936048" calcext:value-type="float">
            <text:p><text:s/>15,8 </text:p>
          </table:table-cell>
          <table:table-cell table:style-name="ce11" office:value-type="float" office:value="59.620787983587" calcext:value-type="float">
            <text:p><text:s/>59,6 </text:p>
          </table:table-cell>
          <table:table-cell table:style-name="ce11" office:value-type="float" office:value="3.93122008588104" calcext:value-type="float">
            <text:p><text:s/>3,9 </text:p>
          </table:table-cell>
          <table:table-cell table:style-name="ce11" office:value-type="float" office:value="28.499591792784" calcext:value-type="float">
            <text:p><text:s/>28,5 </text:p>
          </table:table-cell>
          <table:table-cell table:style-name="ce11" office:value-type="float" office:value="6.76702173487066" calcext:value-type="float">
            <text:p><text:s/>6,8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deste</text:p>
          </table:table-cell>
          <table:table-cell table:style-name="ce10" office:value-type="float" office:value="28.0702863755209" calcext:value-type="float">
            <text:p><text:s/>28,1 </text:p>
          </table:table-cell>
          <table:table-cell table:style-name="ce10" office:value-type="float" office:value="1.28497552793583" calcext:value-type="float">
            <text:p><text:s/>1,3 </text:p>
          </table:table-cell>
          <table:table-cell table:style-name="ce10" office:value-type="float" office:value="8.90525285934227" calcext:value-type="float">
            <text:p><text:s/>8,9 </text:p>
          </table:table-cell>
          <table:table-cell table:style-name="ce10" office:value-type="float" office:value="2.41790560261625" calcext:value-type="float">
            <text:p><text:s/>2,4 </text:p>
          </table:table-cell>
          <table:table-cell table:style-name="ce10" office:value-type="float" office:value="32.3359863768586" calcext:value-type="float">
            <text:p><text:s/>32,3 </text:p>
          </table:table-cell>
          <table:table-cell table:style-name="ce10" office:value-type="float" office:value="1.10318261126417" calcext:value-type="float">
            <text:p><text:s/>1,1 </text:p>
          </table:table-cell>
          <table:table-cell table:style-name="ce10" office:value-type="float" office:value="30.6884743882784" calcext:value-type="float">
            <text:p><text:s/>30,7 </text:p>
          </table:table-cell>
          <table:table-cell table:style-name="ce10" office:value-type="float" office:value="1.17974937475919" calcext:value-type="float">
            <text:p><text:s/>1,2 </text:p>
          </table:table-cell>
          <table:table-cell table:style-name="ce10" office:value-type="float" office:value="77.3626810173579" calcext:value-type="float">
            <text:p><text:s/>77,4 </text:p>
          </table:table-cell>
          <table:table-cell table:style-name="ce10" office:value-type="float" office:value="0.731398474765826" calcext:value-type="float">
            <text:p><text:s/>0,7 </text:p>
          </table:table-cell>
          <table:table-cell table:style-name="ce10" office:value-type="float" office:value="8.80844753850949" calcext:value-type="float">
            <text:p><text:s/>8,8 </text:p>
          </table:table-cell>
          <table:table-cell table:style-name="ce10" office:value-type="float" office:value="4.3802523723648" calcext:value-type="float">
            <text:p><text:s/>4,4 </text:p>
          </table:table-cell>
          <table:table-cell table:style-name="ce10" office:value-type="float" office:value="3.33467784433292" calcext:value-type="float">
            <text:p><text:s/>3,3 </text:p>
          </table:table-cell>
          <table:table-cell table:style-name="ce10" office:value-type="float" office:value="7.72145751786948" calcext:value-type="float">
            <text:p><text:s/>7,7 </text:p>
          </table:table-cell>
          <table:table-cell table:style-name="ce10" office:value-type="float" office:value="10.4941935997998" calcext:value-type="float">
            <text:p><text:s/>10,5 </text:p>
          </table:table-cell>
          <table:table-cell table:style-name="ce10" office:value-type="float" office:value="4.26386775393482" calcext:value-type="float">
            <text:p><text:s/>4,3 </text:p>
          </table:table-cell>
          <table:table-cell table:style-name="ce10" office:value-type="float" office:value="19.909580100159" calcext:value-type="float">
            <text:p><text:s/>19,9 </text:p>
          </table:table-cell>
          <table:table-cell table:style-name="ce10" office:value-type="float" office:value="2.46618993586415" calcext:value-type="float">
            <text:p><text:s/>2,5 </text:p>
          </table:table-cell>
          <table:table-cell table:style-name="ce10" office:value-type="float" office:value="10.2963750240905" calcext:value-type="float">
            <text:p><text:s/>10,3 </text:p>
          </table:table-cell>
          <table:table-cell table:style-name="ce10" office:value-type="float" office:value="3.26149245017619" calcext:value-type="float">
            <text:p><text:s/>3,3 </text:p>
          </table:table-cell>
          <table:table-cell table:style-name="ce10" office:value-type="float" office:value="32.8996382906029" calcext:value-type="float">
            <text:p><text:s/>32,9 </text:p>
          </table:table-cell>
          <table:table-cell table:style-name="ce10" office:value-type="float" office:value="1.50858662645185" calcext:value-type="float">
            <text:p><text:s/>1,5 </text:p>
          </table:table-cell>
          <table:table-cell table:style-name="ce10" office:value-type="float" office:value="36.8944065851475" calcext:value-type="float">
            <text:p><text:s/>36,9 </text:p>
          </table:table-cell>
          <table:table-cell table:style-name="ce10" office:value-type="float" office:value="1.40933059476051" calcext:value-type="float">
            <text:p><text:s/>1,4 </text:p>
          </table:table-cell>
          <table:table-cell table:style-name="ce10" office:value-type="float" office:value="5.09988546082508" calcext:value-type="float">
            <text:p><text:s/>5,1 </text:p>
          </table:table-cell>
          <table:table-cell table:style-name="ce10" office:value-type="float" office:value="6.1017003278235" calcext:value-type="float">
            <text:p><text:s/>6,1 </text:p>
          </table:table-cell>
          <table:table-cell table:style-name="ce10" office:value-type="float" office:value="6.88664692034279" calcext:value-type="float">
            <text:p><text:s/>6,9 </text:p>
          </table:table-cell>
          <table:table-cell table:style-name="ce10" office:value-type="float" office:value="4.83450156588586" calcext:value-type="float">
            <text:p><text:s/>4,8 </text:p>
          </table:table-cell>
          <table:table-cell table:style-name="ce10" office:value-type="float" office:value="52.2105739916417" calcext:value-type="float">
            <text:p><text:s/>52,2 </text:p>
          </table:table-cell>
          <table:table-cell table:style-name="ce10" office:value-type="float" office:value="1.23455679265184" calcext:value-type="float">
            <text:p><text:s/>1,2 </text:p>
          </table:table-cell>
          <table:table-cell table:style-name="ce10" office:value-type="float" office:value="35.8028936271904" calcext:value-type="float">
            <text:p><text:s/>35,8 </text:p>
          </table:table-cell>
          <table:table-cell table:style-name="ce10" office:value-type="float" office:value="1.73151611332565" calcext:value-type="float">
            <text:p><text:s/>1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ranhão</text:p>
          </table:table-cell>
          <table:table-cell table:style-name="ce11" office:value-type="float" office:value="27.7122177513965" calcext:value-type="float">
            <text:p><text:s/>27,7 </text:p>
          </table:table-cell>
          <table:table-cell table:style-name="ce11" office:value-type="float" office:value="2.43252456564741" calcext:value-type="float">
            <text:p><text:s/>2,4 </text:p>
          </table:table-cell>
          <table:table-cell table:style-name="ce11" office:value-type="float" office:value="8.08072305219136" calcext:value-type="float">
            <text:p><text:s/>8,1 </text:p>
          </table:table-cell>
          <table:table-cell table:style-name="ce11" office:value-type="float" office:value="4.83393444353019" calcext:value-type="float">
            <text:p><text:s/>4,8 </text:p>
          </table:table-cell>
          <table:table-cell table:style-name="ce11" office:value-type="float" office:value="30.2886419793515" calcext:value-type="float">
            <text:p><text:s/>30,3 </text:p>
          </table:table-cell>
          <table:table-cell table:style-name="ce11" office:value-type="float" office:value="2.25423907567203" calcext:value-type="float">
            <text:p><text:s/>2,3 </text:p>
          </table:table-cell>
          <table:table-cell table:style-name="ce11" office:value-type="float" office:value="33.9184172170609" calcext:value-type="float">
            <text:p><text:s/>33,9 </text:p>
          </table:table-cell>
          <table:table-cell table:style-name="ce11" office:value-type="float" office:value="1.97538569793405" calcext:value-type="float">
            <text:p><text:s/>2,0 </text:p>
          </table:table-cell>
          <table:table-cell table:style-name="ce11" office:value-type="float" office:value="75.3972463853783" calcext:value-type="float">
            <text:p><text:s/>75,4 </text:p>
          </table:table-cell>
          <table:table-cell table:style-name="ce11" office:value-type="float" office:value="1.56962967782907" calcext:value-type="float">
            <text:p><text:s/>1,6 </text:p>
          </table:table-cell>
          <table:table-cell table:style-name="ce11" office:value-type="float" office:value="9.71349111935709" calcext:value-type="float">
            <text:p><text:s/>9,7 </text:p>
          </table:table-cell>
          <table:table-cell table:style-name="ce11" office:value-type="float" office:value="8.95712584462426" calcext:value-type="float">
            <text:p><text:s/>9,0 </text:p>
          </table:table-cell>
          <table:table-cell table:style-name="ce11" office:value-type="float" office:value="3.31576607408957" calcext:value-type="float">
            <text:p><text:s/>3,3 </text:p>
          </table:table-cell>
          <table:table-cell table:style-name="ce11" office:value-type="float" office:value="13.2553966365424" calcext:value-type="float">
            <text:p><text:s/>13,3 </text:p>
          </table:table-cell>
          <table:table-cell table:style-name="ce11" office:value-type="float" office:value="11.5734964211752" calcext:value-type="float">
            <text:p><text:s/>11,6 </text:p>
          </table:table-cell>
          <table:table-cell table:style-name="ce11" office:value-type="float" office:value="7.37996114148145" calcext:value-type="float">
            <text:p><text:s/>7,4 </text:p>
          </table:table-cell>
          <table:table-cell table:style-name="ce11" office:value-type="float" office:value="18.7968914453127" calcext:value-type="float">
            <text:p><text:s/>18,8 </text:p>
          </table:table-cell>
          <table:table-cell table:style-name="ce11" office:value-type="float" office:value="4.2372153169605" calcext:value-type="float">
            <text:p><text:s/>4,2 </text:p>
          </table:table-cell>
          <table:table-cell table:style-name="ce11" office:value-type="float" office:value="8.35035953373492" calcext:value-type="float">
            <text:p><text:s/>8,4 </text:p>
          </table:table-cell>
          <table:table-cell table:style-name="ce11" office:value-type="float" office:value="6.37512968255896" calcext:value-type="float">
            <text:p><text:s/>6,4 </text:p>
          </table:table-cell>
          <table:table-cell table:style-name="ce11" office:value-type="float" office:value="31.634190730689" calcext:value-type="float">
            <text:p><text:s/>31,6 </text:p>
          </table:table-cell>
          <table:table-cell table:style-name="ce11" office:value-type="float" office:value="3.11547671377582" calcext:value-type="float">
            <text:p><text:s/>3,1 </text:p>
          </table:table-cell>
          <table:table-cell table:style-name="ce11" office:value-type="float" office:value="41.2185582902633" calcext:value-type="float">
            <text:p><text:s/>41,2 </text:p>
          </table:table-cell>
          <table:table-cell table:style-name="ce11" office:value-type="float" office:value="2.3884409973294" calcext:value-type="float">
            <text:p><text:s/>2,4 </text:p>
          </table:table-cell>
          <table:table-cell table:style-name="ce11" office:value-type="float" office:value="3.88366939525133" calcext:value-type="float">
            <text:p><text:s/>3,9 </text:p>
          </table:table-cell>
          <table:table-cell table:style-name="ce11" office:value-type="float" office:value="14.1207579936502" calcext:value-type="float">
            <text:p><text:s/>14,1 </text:p>
          </table:table-cell>
          <table:table-cell table:style-name="ce11" office:value-type="float" office:value="6.38532155034832" calcext:value-type="float">
            <text:p><text:s/>6,4 </text:p>
          </table:table-cell>
          <table:table-cell table:style-name="ce11" office:value-type="float" office:value="10.0656390570317" calcext:value-type="float">
            <text:p><text:s/>10,1 </text:p>
          </table:table-cell>
          <table:table-cell table:style-name="ce11" office:value-type="float" office:value="49.4234799532317" calcext:value-type="float">
            <text:p><text:s/>49,4 </text:p>
          </table:table-cell>
          <table:table-cell table:style-name="ce11" office:value-type="float" office:value="2.45163360041491" calcext:value-type="float">
            <text:p><text:s/>2,5 </text:p>
          </table:table-cell>
          <table:table-cell table:style-name="ce11" office:value-type="float" office:value="40.3075291011684" calcext:value-type="float">
            <text:p><text:s/>40,3 </text:p>
          </table:table-cell>
          <table:table-cell table:style-name="ce11" office:value-type="float" office:value="3.0074329572805" calcext:value-type="float">
            <text:p><text:s/>3,0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iauí</text:p>
          </table:table-cell>
          <table:table-cell table:style-name="ce11" office:value-type="float" office:value="30.3220571014411" calcext:value-type="float">
            <text:p><text:s/>30,3 </text:p>
          </table:table-cell>
          <table:table-cell table:style-name="ce11" office:value-type="float" office:value="3.84316653350435" calcext:value-type="float">
            <text:p><text:s/>3,8 </text:p>
          </table:table-cell>
          <table:table-cell table:style-name="ce11" office:value-type="float" office:value="11.8260860660952" calcext:value-type="float">
            <text:p><text:s/>11,8 </text:p>
          </table:table-cell>
          <table:table-cell table:style-name="ce11" office:value-type="float" office:value="6.78171560771657" calcext:value-type="float">
            <text:p><text:s/>6,8 </text:p>
          </table:table-cell>
          <table:table-cell table:style-name="ce11" office:value-type="float" office:value="30.6207344282975" calcext:value-type="float">
            <text:p><text:s/>30,6 </text:p>
          </table:table-cell>
          <table:table-cell table:style-name="ce11" office:value-type="float" office:value="3.80729548062795" calcext:value-type="float">
            <text:p><text:s/>3,8 </text:p>
          </table:table-cell>
          <table:table-cell table:style-name="ce11" office:value-type="float" office:value="27.2311224041659" calcext:value-type="float">
            <text:p><text:s/>27,2 </text:p>
          </table:table-cell>
          <table:table-cell table:style-name="ce11" office:value-type="float" office:value="3.95619511450472" calcext:value-type="float">
            <text:p><text:s/>4,0 </text:p>
          </table:table-cell>
          <table:table-cell table:style-name="ce11" office:value-type="float" office:value="75.7004321313388" calcext:value-type="float">
            <text:p><text:s/>75,7 </text:p>
          </table:table-cell>
          <table:table-cell table:style-name="ce11" office:value-type="float" office:value="2.75995045211373" calcext:value-type="float">
            <text:p><text:s/>2,8 </text:p>
          </table:table-cell>
          <table:table-cell table:style-name="ce11" office:value-type="float" office:value="13.7038934930732" calcext:value-type="float">
            <text:p><text:s/>13,7 </text:p>
          </table:table-cell>
          <table:table-cell table:style-name="ce11" office:value-type="float" office:value="12.0600128908422" calcext:value-type="float">
            <text:p><text:s/>12,1 </text:p>
          </table:table-cell>
          <table:table-cell table:style-name="ce11" office:value-type="float" office:value="2.93324335851465" calcext:value-type="float">
            <text:p><text:s/>2,9 </text:p>
          </table:table-cell>
          <table:table-cell table:style-name="ce11" office:value-type="float" office:value="28.9518855516584" calcext:value-type="float">
            <text:p><text:s/>29,0 </text:p>
          </table:table-cell>
          <table:table-cell table:style-name="ce11" office:value-type="float" office:value="7.66243101707339" calcext:value-type="float">
            <text:p><text:s/>7,7 </text:p>
          </table:table-cell>
          <table:table-cell table:style-name="ce11" office:value-type="float" office:value="17.6750040239545" calcext:value-type="float">
            <text:p><text:s/>17,7 </text:p>
          </table:table-cell>
          <table:table-cell table:style-name="ce11" office:value-type="float" office:value="24.3202787837186" calcext:value-type="float">
            <text:p><text:s/>24,3 </text:p>
          </table:table-cell>
          <table:table-cell table:style-name="ce11" office:value-type="float" office:value="6.24174736859389" calcext:value-type="float">
            <text:p><text:s/>6,2 </text:p>
          </table:table-cell>
          <table:table-cell table:style-name="ce11" office:value-type="float" office:value="12.3694293101762" calcext:value-type="float">
            <text:p><text:s/>12,4 </text:p>
          </table:table-cell>
          <table:table-cell table:style-name="ce11" office:value-type="float" office:value="8.46730024570802" calcext:value-type="float">
            <text:p><text:s/>8,5 </text:p>
          </table:table-cell>
          <table:table-cell table:style-name="ce11" office:value-type="float" office:value="29.9948097732736" calcext:value-type="float">
            <text:p><text:s/>30,0 </text:p>
          </table:table-cell>
          <table:table-cell table:style-name="ce11" office:value-type="float" office:value="5.46471719978489" calcext:value-type="float">
            <text:p><text:s/>5,5 </text:p>
          </table:table-cell>
          <table:table-cell table:style-name="ce11" office:value-type="float" office:value="33.3154821328317" calcext:value-type="float">
            <text:p><text:s/>33,3 </text:p>
          </table:table-cell>
          <table:table-cell table:style-name="ce11" office:value-type="float" office:value="4.5680274572927" calcext:value-type="float">
            <text:p><text:s/>4,6 </text:p>
          </table:table-cell>
          <table:table-cell table:style-name="ce11" office:value-type="float" office:value="5.78757646206198" calcext:value-type="float">
            <text:p><text:s/>5,8 </text:p>
          </table:table-cell>
          <table:table-cell table:style-name="ce11" office:value-type="float" office:value="16.6563671144347" calcext:value-type="float">
            <text:p><text:s/>16,7 </text:p>
          </table:table-cell>
          <table:table-cell table:style-name="ce11" office:value-type="float" office:value="9.55728873359172" calcext:value-type="float">
            <text:p><text:s/>9,6 </text:p>
          </table:table-cell>
          <table:table-cell table:style-name="ce11" office:value-type="float" office:value="14.0675431607426" calcext:value-type="float">
            <text:p><text:s/>14,1 </text:p>
          </table:table-cell>
          <table:table-cell table:style-name="ce11" office:value-type="float" office:value="52.3795601529232" calcext:value-type="float">
            <text:p><text:s/>52,4 </text:p>
          </table:table-cell>
          <table:table-cell table:style-name="ce11" office:value-type="float" office:value="3.96938419171304" calcext:value-type="float">
            <text:p><text:s/>4,0 </text:p>
          </table:table-cell>
          <table:table-cell table:style-name="ce11" office:value-type="float" office:value="32.275574651423" calcext:value-type="float">
            <text:p><text:s/>32,3 </text:p>
          </table:table-cell>
          <table:table-cell table:style-name="ce11" office:value-type="float" office:value="6.31756798463358" calcext:value-type="float">
            <text:p><text:s/>6,3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Ceará</text:p>
          </table:table-cell>
          <table:table-cell table:style-name="ce11" office:value-type="float" office:value="26.1266663553291" calcext:value-type="float">
            <text:p><text:s/>26,1 </text:p>
          </table:table-cell>
          <table:table-cell table:style-name="ce11" office:value-type="float" office:value="3.01239445114045" calcext:value-type="float">
            <text:p><text:s/>3,0 </text:p>
          </table:table-cell>
          <table:table-cell table:style-name="ce11" office:value-type="float" office:value="8.87057907290328" calcext:value-type="float">
            <text:p><text:s/>8,9 </text:p>
          </table:table-cell>
          <table:table-cell table:style-name="ce11" office:value-type="float" office:value="5.6910854147356" calcext:value-type="float">
            <text:p><text:s/>5,7 </text:p>
          </table:table-cell>
          <table:table-cell table:style-name="ce11" office:value-type="float" office:value="35.4683599598845" calcext:value-type="float">
            <text:p><text:s/>35,5 </text:p>
          </table:table-cell>
          <table:table-cell table:style-name="ce11" office:value-type="float" office:value="2.29519092348739" calcext:value-type="float">
            <text:p><text:s/>2,3 </text:p>
          </table:table-cell>
          <table:table-cell table:style-name="ce11" office:value-type="float" office:value="29.5343946118831" calcext:value-type="float">
            <text:p><text:s/>29,5 </text:p>
          </table:table-cell>
          <table:table-cell table:style-name="ce11" office:value-type="float" office:value="2.3915225416368" calcext:value-type="float">
            <text:p><text:s/>2,4 </text:p>
          </table:table-cell>
          <table:table-cell table:style-name="ce11" office:value-type="float" office:value="79.3249887409631" calcext:value-type="float">
            <text:p><text:s/>79,3 </text:p>
          </table:table-cell>
          <table:table-cell table:style-name="ce11" office:value-type="float" office:value="1.64615759813189" calcext:value-type="float">
            <text:p><text:s/>1,6 </text:p>
          </table:table-cell>
          <table:table-cell table:style-name="ce11" office:value-type="float" office:value="7.5862833854729" calcext:value-type="float">
            <text:p><text:s/>7,6 </text:p>
          </table:table-cell>
          <table:table-cell table:style-name="ce11" office:value-type="float" office:value="10.3885253250444" calcext:value-type="float">
            <text:p><text:s/>10,4 </text:p>
          </table:table-cell>
          <table:table-cell table:style-name="ce11" office:value-type="float" office:value="2.68427527844601" calcext:value-type="float">
            <text:p><text:s/>2,7 </text:p>
          </table:table-cell>
          <table:table-cell table:style-name="ce11" office:value-type="float" office:value="16.6052087617177" calcext:value-type="float">
            <text:p><text:s/>16,6 </text:p>
          </table:table-cell>
          <table:table-cell table:style-name="ce11" office:value-type="float" office:value="10.4044525951181" calcext:value-type="float">
            <text:p><text:s/>10,4 </text:p>
          </table:table-cell>
          <table:table-cell table:style-name="ce11" office:value-type="float" office:value="10.1474453402083" calcext:value-type="float">
            <text:p><text:s/>10,1 </text:p>
          </table:table-cell>
          <table:table-cell table:style-name="ce11" office:value-type="float" office:value="17.6858500511045" calcext:value-type="float">
            <text:p><text:s/>17,7 </text:p>
          </table:table-cell>
          <table:table-cell table:style-name="ce11" office:value-type="float" office:value="6.82319037611231" calcext:value-type="float">
            <text:p><text:s/>6,8 </text:p>
          </table:table-cell>
          <table:table-cell table:style-name="ce11" office:value-type="float" office:value="9.5553445288676" calcext:value-type="float">
            <text:p><text:s/>9,6 </text:p>
          </table:table-cell>
          <table:table-cell table:style-name="ce11" office:value-type="float" office:value="7.69688903480398" calcext:value-type="float">
            <text:p><text:s/>7,7 </text:p>
          </table:table-cell>
          <table:table-cell table:style-name="ce11" office:value-type="float" office:value="36.9892828812858" calcext:value-type="float">
            <text:p><text:s/>37,0 </text:p>
          </table:table-cell>
          <table:table-cell table:style-name="ce11" office:value-type="float" office:value="2.99808078425679" calcext:value-type="float">
            <text:p><text:s/>3,0 </text:p>
          </table:table-cell>
          <table:table-cell table:style-name="ce11" office:value-type="float" office:value="35.7695225387422" calcext:value-type="float">
            <text:p><text:s/>35,8 </text:p>
          </table:table-cell>
          <table:table-cell table:style-name="ce11" office:value-type="float" office:value="2.85050622752209" calcext:value-type="float">
            <text:p><text:s/>2,9 </text:p>
          </table:table-cell>
          <table:table-cell table:style-name="ce11" office:value-type="float" office:value="4.34663658306623" calcext:value-type="float">
            <text:p><text:s/>4,3 </text:p>
          </table:table-cell>
          <table:table-cell table:style-name="ce11" office:value-type="float" office:value="13.8141423669626" calcext:value-type="float">
            <text:p><text:s/>13,8 </text:p>
          </table:table-cell>
          <table:table-cell table:style-name="ce11" office:value-type="float" office:value="8.69260467779464" calcext:value-type="float">
            <text:p><text:s/>8,7 </text:p>
          </table:table-cell>
          <table:table-cell table:style-name="ce11" office:value-type="float" office:value="9.94150775454982" calcext:value-type="float">
            <text:p><text:s/>9,9 </text:p>
          </table:table-cell>
          <table:table-cell table:style-name="ce11" office:value-type="float" office:value="54.2763109154349" calcext:value-type="float">
            <text:p><text:s/>54,3 </text:p>
          </table:table-cell>
          <table:table-cell table:style-name="ce11" office:value-type="float" office:value="2.56381953068088" calcext:value-type="float">
            <text:p><text:s/>2,6 </text:p>
          </table:table-cell>
          <table:table-cell table:style-name="ce11" office:value-type="float" office:value="32.6844478237041" calcext:value-type="float">
            <text:p><text:s/>32,7 </text:p>
          </table:table-cell>
          <table:table-cell table:style-name="ce11" office:value-type="float" office:value="3.73111236180703" calcext:value-type="float">
            <text:p><text:s/>3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Grande do Norte</text:p>
          </table:table-cell>
          <table:table-cell table:style-name="ce11" office:value-type="float" office:value="30.694865472104" calcext:value-type="float">
            <text:p><text:s/>30,7 </text:p>
          </table:table-cell>
          <table:table-cell table:style-name="ce11" office:value-type="float" office:value="4.38248743667951" calcext:value-type="float">
            <text:p><text:s/>4,4 </text:p>
          </table:table-cell>
          <table:table-cell table:style-name="ce11" office:value-type="float" office:value="8.70508265657359" calcext:value-type="float">
            <text:p><text:s/>8,7 </text:p>
          </table:table-cell>
          <table:table-cell table:style-name="ce11" office:value-type="float" office:value="8.12306260962444" calcext:value-type="float">
            <text:p><text:s/>8,1 </text:p>
          </table:table-cell>
          <table:table-cell table:style-name="ce11" office:value-type="float" office:value="30.909251368183" calcext:value-type="float">
            <text:p><text:s/>30,9 </text:p>
          </table:table-cell>
          <table:table-cell table:style-name="ce11" office:value-type="float" office:value="3.76042629536354" calcext:value-type="float">
            <text:p><text:s/>3,8 </text:p>
          </table:table-cell>
          <table:table-cell table:style-name="ce11" office:value-type="float" office:value="29.6908005031394" calcext:value-type="float">
            <text:p><text:s/>29,7 </text:p>
          </table:table-cell>
          <table:table-cell table:style-name="ce11" office:value-type="float" office:value="4.02652628030553" calcext:value-type="float">
            <text:p><text:s/>4,0 </text:p>
          </table:table-cell>
          <table:table-cell table:style-name="ce11" office:value-type="float" office:value="80.4374784359882" calcext:value-type="float">
            <text:p><text:s/>80,4 </text:p>
          </table:table-cell>
          <table:table-cell table:style-name="ce11" office:value-type="float" office:value="2.62798695445038" calcext:value-type="float">
            <text:p><text:s/>2,6 </text:p>
          </table:table-cell>
          <table:table-cell table:style-name="ce11" office:value-type="float" office:value="7.48605881161633" calcext:value-type="float">
            <text:p><text:s/>7,5 </text:p>
          </table:table-cell>
          <table:table-cell table:style-name="ce11" office:value-type="float" office:value="20.8739886399198" calcext:value-type="float">
            <text:p><text:s/>20,9 </text:p>
          </table:table-cell>
          <table:table-cell table:style-name="ce11" office:value-type="float" office:value="2.37708225713508" calcext:value-type="float">
            <text:p><text:s/>2,4 </text:p>
          </table:table-cell>
          <table:table-cell table:style-name="ce11" office:value-type="float" office:value="31.0942969943347" calcext:value-type="float">
            <text:p><text:s/>31,1 </text:p>
          </table:table-cell>
          <table:table-cell table:style-name="ce11" office:value-type="float" office:value="9.69938049526043" calcext:value-type="float">
            <text:p><text:s/>9,7 </text:p>
          </table:table-cell>
          <table:table-cell table:style-name="ce11" office:value-type="float" office:value="15.783530116306" calcext:value-type="float">
            <text:p><text:s/>15,8 </text:p>
          </table:table-cell>
          <table:table-cell table:style-name="ce11" office:value-type="float" office:value="24.3981219170115" calcext:value-type="float">
            <text:p><text:s/>24,4 </text:p>
          </table:table-cell>
          <table:table-cell table:style-name="ce11" office:value-type="float" office:value="7.66153352260972" calcext:value-type="float">
            <text:p><text:s/>7,7 </text:p>
          </table:table-cell>
          <table:table-cell table:style-name="ce11" office:value-type="float" office:value="10.78740533763" calcext:value-type="float">
            <text:p><text:s/>10,8 </text:p>
          </table:table-cell>
          <table:table-cell table:style-name="ce11" office:value-type="float" office:value="10.4688472581954" calcext:value-type="float">
            <text:p><text:s/>10,5 </text:p>
          </table:table-cell>
          <table:table-cell table:style-name="ce11" office:value-type="float" office:value="30.5503029609319" calcext:value-type="float">
            <text:p><text:s/>30,6 </text:p>
          </table:table-cell>
          <table:table-cell table:style-name="ce11" office:value-type="float" office:value="5.22723036253777" calcext:value-type="float">
            <text:p><text:s/>5,2 </text:p>
          </table:table-cell>
          <table:table-cell table:style-name="ce11" office:value-type="float" office:value="34.2641697844266" calcext:value-type="float">
            <text:p><text:s/>34,3 </text:p>
          </table:table-cell>
          <table:table-cell table:style-name="ce11" office:value-type="float" office:value="5.26943366492435" calcext:value-type="float">
            <text:p><text:s/>5,3 </text:p>
          </table:table-cell>
          <table:table-cell table:style-name="ce11" office:value-type="float" office:value="6.56784985448136" calcext:value-type="float">
            <text:p><text:s/>6,6 </text:p>
          </table:table-cell>
          <table:table-cell table:style-name="ce11" office:value-type="float" office:value="17.4397663111506" calcext:value-type="float">
            <text:p><text:s/>17,4 </text:p>
          </table:table-cell>
          <table:table-cell table:style-name="ce11" office:value-type="float" office:value="6.35868880752651" calcext:value-type="float">
            <text:p><text:s/>6,4 </text:p>
          </table:table-cell>
          <table:table-cell table:style-name="ce11" office:value-type="float" office:value="14.6058702597466" calcext:value-type="float">
            <text:p><text:s/>14,6 </text:p>
          </table:table-cell>
          <table:table-cell table:style-name="ce11" office:value-type="float" office:value="50.7985329591058" calcext:value-type="float">
            <text:p><text:s/>50,8 </text:p>
          </table:table-cell>
          <table:table-cell table:style-name="ce11" office:value-type="float" office:value="4.34943189028022" calcext:value-type="float">
            <text:p><text:s/>4,3 </text:p>
          </table:table-cell>
          <table:table-cell table:style-name="ce11" office:value-type="float" office:value="36.2749283788864" calcext:value-type="float">
            <text:p><text:s/>36,3 </text:p>
          </table:table-cell>
          <table:table-cell table:style-name="ce11" office:value-type="float" office:value="5.63767163849399" calcext:value-type="float">
            <text:p><text:s/>5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aíba</text:p>
          </table:table-cell>
          <table:table-cell table:style-name="ce11" office:value-type="float" office:value="30.0594972842136" calcext:value-type="float">
            <text:p><text:s/>30,1 </text:p>
          </table:table-cell>
          <table:table-cell table:style-name="ce11" office:value-type="float" office:value="3.52718079247483" calcext:value-type="float">
            <text:p><text:s/>3,5 </text:p>
          </table:table-cell>
          <table:table-cell table:style-name="ce11" office:value-type="float" office:value="8.57353197059029" calcext:value-type="float">
            <text:p><text:s/>8,6 </text:p>
          </table:table-cell>
          <table:table-cell table:style-name="ce11" office:value-type="float" office:value="7.45822445062963" calcext:value-type="float">
            <text:p><text:s/>7,5 </text:p>
          </table:table-cell>
          <table:table-cell table:style-name="ce11" office:value-type="float" office:value="32.5526973616286" calcext:value-type="float">
            <text:p><text:s/>32,6 </text:p>
          </table:table-cell>
          <table:table-cell table:style-name="ce11" office:value-type="float" office:value="3.34278814901347" calcext:value-type="float">
            <text:p><text:s/>3,3 </text:p>
          </table:table-cell>
          <table:table-cell table:style-name="ce11" office:value-type="float" office:value="28.8142733835675" calcext:value-type="float">
            <text:p><text:s/>28,8 </text:p>
          </table:table-cell>
          <table:table-cell table:style-name="ce11" office:value-type="float" office:value="3.59649604683176" calcext:value-type="float">
            <text:p><text:s/>3,6 </text:p>
          </table:table-cell>
          <table:table-cell table:style-name="ce11" office:value-type="float" office:value="78.9380231245928" calcext:value-type="float">
            <text:p><text:s/>78,9 </text:p>
          </table:table-cell>
          <table:table-cell table:style-name="ce11" office:value-type="float" office:value="2.35107423751436" calcext:value-type="float">
            <text:p><text:s/>2,4 </text:p>
          </table:table-cell>
          <table:table-cell table:style-name="ce11" office:value-type="float" office:value="7.13085666402376" calcext:value-type="float">
            <text:p><text:s/>7,1 </text:p>
          </table:table-cell>
          <table:table-cell table:style-name="ce11" office:value-type="float" office:value="15.3269914288454" calcext:value-type="float">
            <text:p><text:s/>15,3 </text:p>
          </table:table-cell>
          <table:table-cell table:style-name="ce11" office:value-type="float" office:value="2.77252117917978" calcext:value-type="float">
            <text:p><text:s/>2,8 </text:p>
          </table:table-cell>
          <table:table-cell table:style-name="ce11" office:value-type="float" office:value="23.5221788477989" calcext:value-type="float">
            <text:p><text:s/>23,5 </text:p>
          </table:table-cell>
          <table:table-cell table:style-name="ce11" office:value-type="float" office:value="11.1585990322036" calcext:value-type="float">
            <text:p><text:s/>11,2 </text:p>
          </table:table-cell>
          <table:table-cell table:style-name="ce11" office:value-type="float" office:value="13.4689999769256" calcext:value-type="float">
            <text:p><text:s/>13,5 </text:p>
          </table:table-cell>
          <table:table-cell table:style-name="ce11" office:value-type="float" office:value="21.6932296504574" calcext:value-type="float">
            <text:p><text:s/>21,7 </text:p>
          </table:table-cell>
          <table:table-cell table:style-name="ce11" office:value-type="float" office:value="7.09142752815592" calcext:value-type="float">
            <text:p><text:s/>7,1 </text:p>
          </table:table-cell>
          <table:table-cell table:style-name="ce11" office:value-type="float" office:value="10.2791261532603" calcext:value-type="float">
            <text:p><text:s/>10,3 </text:p>
          </table:table-cell>
          <table:table-cell table:style-name="ce11" office:value-type="float" office:value="9.38094446965106" calcext:value-type="float">
            <text:p><text:s/>9,4 </text:p>
          </table:table-cell>
          <table:table-cell table:style-name="ce11" office:value-type="float" office:value="32.7077679079604" calcext:value-type="float">
            <text:p><text:s/>32,7 </text:p>
          </table:table-cell>
          <table:table-cell table:style-name="ce11" office:value-type="float" office:value="4.86080512356677" calcext:value-type="float">
            <text:p><text:s/>4,9 </text:p>
          </table:table-cell>
          <table:table-cell table:style-name="ce11" office:value-type="float" office:value="35.3198762883219" calcext:value-type="float">
            <text:p><text:s/>35,3 </text:p>
          </table:table-cell>
          <table:table-cell table:style-name="ce11" office:value-type="float" office:value="4.13035810790462" calcext:value-type="float">
            <text:p><text:s/>4,1 </text:p>
          </table:table-cell>
          <table:table-cell table:style-name="ce11" office:value-type="float" office:value="6.5802209291854" calcext:value-type="float">
            <text:p><text:s/>6,6 </text:p>
          </table:table-cell>
          <table:table-cell table:style-name="ce11" office:value-type="float" office:value="12.5445669006163" calcext:value-type="float">
            <text:p><text:s/>12,5 </text:p>
          </table:table-cell>
          <table:table-cell table:style-name="ce11" office:value-type="float" office:value="7.14062572402076" calcext:value-type="float">
            <text:p><text:s/>7,1 </text:p>
          </table:table-cell>
          <table:table-cell table:style-name="ce11" office:value-type="float" office:value="14.0542170788845" calcext:value-type="float">
            <text:p><text:s/>14,1 </text:p>
          </table:table-cell>
          <table:table-cell table:style-name="ce11" office:value-type="float" office:value="54.0609133313198" calcext:value-type="float">
            <text:p><text:s/>54,1 </text:p>
          </table:table-cell>
          <table:table-cell table:style-name="ce11" office:value-type="float" office:value="3.65332103948106" calcext:value-type="float">
            <text:p><text:s/>3,7 </text:p>
          </table:table-cell>
          <table:table-cell table:style-name="ce11" office:value-type="float" office:value="32.2182400154738" calcext:value-type="float">
            <text:p><text:s/>32,2 </text:p>
          </table:table-cell>
          <table:table-cell table:style-name="ce11" office:value-type="float" office:value="5.44955198238335" calcext:value-type="float">
            <text:p><text:s/>5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ernambuco</text:p>
          </table:table-cell>
          <table:table-cell table:style-name="ce11" office:value-type="float" office:value="29.6686187134884" calcext:value-type="float">
            <text:p><text:s/>29,7 </text:p>
          </table:table-cell>
          <table:table-cell table:style-name="ce11" office:value-type="float" office:value="3.16196094600639" calcext:value-type="float">
            <text:p><text:s/>3,2 </text:p>
          </table:table-cell>
          <table:table-cell table:style-name="ce11" office:value-type="float" office:value="6.61945975592585" calcext:value-type="float">
            <text:p><text:s/>6,6 </text:p>
          </table:table-cell>
          <table:table-cell table:style-name="ce11" office:value-type="float" office:value="7.98751952480994" calcext:value-type="float">
            <text:p><text:s/>8,0 </text:p>
          </table:table-cell>
          <table:table-cell table:style-name="ce11" office:value-type="float" office:value="31.6772137075223" calcext:value-type="float">
            <text:p><text:s/>31,7 </text:p>
          </table:table-cell>
          <table:table-cell table:style-name="ce11" office:value-type="float" office:value="3.10981952709288" calcext:value-type="float">
            <text:p><text:s/>3,1 </text:p>
          </table:table-cell>
          <table:table-cell table:style-name="ce11" office:value-type="float" office:value="32.0347078230626" calcext:value-type="float">
            <text:p><text:s/>32,0 </text:p>
          </table:table-cell>
          <table:table-cell table:style-name="ce11" office:value-type="float" office:value="3.13283066127388" calcext:value-type="float">
            <text:p><text:s/>3,1 </text:p>
          </table:table-cell>
          <table:table-cell table:style-name="ce11" office:value-type="float" office:value="79.5742487211354" calcext:value-type="float">
            <text:p><text:s/>79,6 </text:p>
          </table:table-cell>
          <table:table-cell table:style-name="ce11" office:value-type="float" office:value="1.76739079658941" calcext:value-type="float">
            <text:p><text:s/>1,8 </text:p>
          </table:table-cell>
          <table:table-cell table:style-name="ce11" office:value-type="float" office:value="5.39974668834844" calcext:value-type="float">
            <text:p><text:s/>5,4 </text:p>
          </table:table-cell>
          <table:table-cell table:style-name="ce11" office:value-type="float" office:value="14.730164144255" calcext:value-type="float">
            <text:p><text:s/>14,7 </text:p>
          </table:table-cell>
          <table:table-cell table:style-name="ce11" office:value-type="float" office:value="4.32583057907178" calcext:value-type="float">
            <text:p><text:s/>4,3 </text:p>
          </table:table-cell>
          <table:table-cell table:style-name="ce11" office:value-type="float" office:value="19.5134484213426" calcext:value-type="float">
            <text:p><text:s/>19,5 </text:p>
          </table:table-cell>
          <table:table-cell table:style-name="ce11" office:value-type="float" office:value="10.7001740114445" calcext:value-type="float">
            <text:p><text:s/>10,7 </text:p>
          </table:table-cell>
          <table:table-cell table:style-name="ce11" office:value-type="float" office:value="10.1864991565064" calcext:value-type="float">
            <text:p><text:s/>10,2 </text:p>
          </table:table-cell>
          <table:table-cell table:style-name="ce11" office:value-type="float" office:value="20.2917695272102" calcext:value-type="float">
            <text:p><text:s/>20,3 </text:p>
          </table:table-cell>
          <table:table-cell table:style-name="ce11" office:value-type="float" office:value="5.72149044157437" calcext:value-type="float">
            <text:p><text:s/>5,7 </text:p>
          </table:table-cell>
          <table:table-cell table:style-name="ce11" office:value-type="float" office:value="7.6560774283902" calcext:value-type="float">
            <text:p><text:s/>7,7 </text:p>
          </table:table-cell>
          <table:table-cell table:style-name="ce11" office:value-type="float" office:value="11.1457266041233" calcext:value-type="float">
            <text:p><text:s/>11,1 </text:p>
          </table:table-cell>
          <table:table-cell table:style-name="ce11" office:value-type="float" office:value="32.8779973715683" calcext:value-type="float">
            <text:p><text:s/>32,9 </text:p>
          </table:table-cell>
          <table:table-cell table:style-name="ce11" office:value-type="float" office:value="4.52370487449333" calcext:value-type="float">
            <text:p><text:s/>4,5 </text:p>
          </table:table-cell>
          <table:table-cell table:style-name="ce11" office:value-type="float" office:value="39.1741556728314" calcext:value-type="float">
            <text:p><text:s/>39,2 </text:p>
          </table:table-cell>
          <table:table-cell table:style-name="ce11" office:value-type="float" office:value="3.68293360826314" calcext:value-type="float">
            <text:p><text:s/>3,7 </text:p>
          </table:table-cell>
          <table:table-cell table:style-name="ce11" office:value-type="float" office:value="4.90760885602926" calcext:value-type="float">
            <text:p><text:s/>4,9 </text:p>
          </table:table-cell>
          <table:table-cell table:style-name="ce11" office:value-type="float" office:value="17.5901497294568" calcext:value-type="float">
            <text:p><text:s/>17,6 </text:p>
          </table:table-cell>
          <table:table-cell table:style-name="ce11" office:value-type="float" office:value="5.98286923653643" calcext:value-type="float">
            <text:p><text:s/>6,0 </text:p>
          </table:table-cell>
          <table:table-cell table:style-name="ce11" office:value-type="float" office:value="14.1837759912545" calcext:value-type="float">
            <text:p><text:s/>14,2 </text:p>
          </table:table-cell>
          <table:table-cell table:style-name="ce11" office:value-type="float" office:value="51.3044718962998" calcext:value-type="float">
            <text:p><text:s/>51,3 </text:p>
          </table:table-cell>
          <table:table-cell table:style-name="ce11" office:value-type="float" office:value="3.6739514181001" calcext:value-type="float">
            <text:p><text:s/>3,7 </text:p>
          </table:table-cell>
          <table:table-cell table:style-name="ce11" office:value-type="float" office:value="37.8050500111346" calcext:value-type="float">
            <text:p><text:s/>37,8 </text:p>
          </table:table-cell>
          <table:table-cell table:style-name="ce11" office:value-type="float" office:value="5.16763563843622" calcext:value-type="float">
            <text:p><text:s/>5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lagoas</text:p>
          </table:table-cell>
          <table:table-cell table:style-name="ce11" office:value-type="float" office:value="29.9449639297786" calcext:value-type="float">
            <text:p><text:s/>29,9 </text:p>
          </table:table-cell>
          <table:table-cell table:style-name="ce11" office:value-type="float" office:value="2.72976118687953" calcext:value-type="float">
            <text:p><text:s/>2,7 </text:p>
          </table:table-cell>
          <table:table-cell table:style-name="ce11" office:value-type="float" office:value="7.19626246607919" calcext:value-type="float">
            <text:p><text:s/>7,2 </text:p>
          </table:table-cell>
          <table:table-cell table:style-name="ce11" office:value-type="float" office:value="7.16987020974337" calcext:value-type="float">
            <text:p><text:s/>7,2 </text:p>
          </table:table-cell>
          <table:table-cell table:style-name="ce11" office:value-type="float" office:value="26.9782438868641" calcext:value-type="float">
            <text:p><text:s/>27,0 </text:p>
          </table:table-cell>
          <table:table-cell table:style-name="ce11" office:value-type="float" office:value="2.88184083989849" calcext:value-type="float">
            <text:p><text:s/>2,9 </text:p>
          </table:table-cell>
          <table:table-cell table:style-name="ce11" office:value-type="float" office:value="35.8805297172781" calcext:value-type="float">
            <text:p><text:s/>35,9 </text:p>
          </table:table-cell>
          <table:table-cell table:style-name="ce11" office:value-type="float" office:value="2.44436601648567" calcext:value-type="float">
            <text:p><text:s/>2,4 </text:p>
          </table:table-cell>
          <table:table-cell table:style-name="ce11" office:value-type="float" office:value="76.422788384073" calcext:value-type="float">
            <text:p><text:s/>76,4 </text:p>
          </table:table-cell>
          <table:table-cell table:style-name="ce11" office:value-type="float" office:value="2.06112469361114" calcext:value-type="float">
            <text:p><text:s/>2,1 </text:p>
          </table:table-cell>
          <table:table-cell table:style-name="ce11" office:value-type="float" office:value="6.45861913785567" calcext:value-type="float">
            <text:p><text:s/>6,5 </text:p>
          </table:table-cell>
          <table:table-cell table:style-name="ce11" office:value-type="float" office:value="13.5034988595638" calcext:value-type="float">
            <text:p><text:s/>13,5 </text:p>
          </table:table-cell>
          <table:table-cell table:style-name="ce11" office:value-type="float" office:value="2.94900202285889" calcext:value-type="float">
            <text:p><text:s/>2,9 </text:p>
          </table:table-cell>
          <table:table-cell table:style-name="ce11" office:value-type="float" office:value="19.0680188477323" calcext:value-type="float">
            <text:p><text:s/>19,1 </text:p>
          </table:table-cell>
          <table:table-cell table:style-name="ce11" office:value-type="float" office:value="14.1695904552125" calcext:value-type="float">
            <text:p><text:s/>14,2 </text:p>
          </table:table-cell>
          <table:table-cell table:style-name="ce11" office:value-type="float" office:value="8.61599354365748" calcext:value-type="float">
            <text:p><text:s/>8,6 </text:p>
          </table:table-cell>
          <table:table-cell table:style-name="ce11" office:value-type="float" office:value="21.8407540196801" calcext:value-type="float">
            <text:p><text:s/>21,8 </text:p>
          </table:table-cell>
          <table:table-cell table:style-name="ce11" office:value-type="float" office:value="4.6908998092559" calcext:value-type="float">
            <text:p><text:s/>4,7 </text:p>
          </table:table-cell>
          <table:table-cell table:style-name="ce11" office:value-type="float" office:value="7.97790607095922" calcext:value-type="float">
            <text:p><text:s/>8,0 </text:p>
          </table:table-cell>
          <table:table-cell table:style-name="ce11" office:value-type="float" office:value="9.11461802581879" calcext:value-type="float">
            <text:p><text:s/>9,1 </text:p>
          </table:table-cell>
          <table:table-cell table:style-name="ce11" office:value-type="float" office:value="27.2361363365859" calcext:value-type="float">
            <text:p><text:s/>27,2 </text:p>
          </table:table-cell>
          <table:table-cell table:style-name="ce11" office:value-type="float" office:value="3.94175991131726" calcext:value-type="float">
            <text:p><text:s/>3,9 </text:p>
          </table:table-cell>
          <table:table-cell table:style-name="ce11" office:value-type="float" office:value="42.9452035727748" calcext:value-type="float">
            <text:p><text:s/>42,9 </text:p>
          </table:table-cell>
          <table:table-cell table:style-name="ce11" office:value-type="float" office:value="2.83718665644548" calcext:value-type="float">
            <text:p><text:s/>2,8 </text:p>
          </table:table-cell>
          <table:table-cell table:style-name="ce11" office:value-type="float" office:value="6.77928656828867" calcext:value-type="float">
            <text:p><text:s/>6,8 </text:p>
          </table:table-cell>
          <table:table-cell table:style-name="ce11" office:value-type="float" office:value="11.8141664885919" calcext:value-type="float">
            <text:p><text:s/>11,8 </text:p>
          </table:table-cell>
          <table:table-cell table:style-name="ce11" office:value-type="float" office:value="6.5469016812447" calcext:value-type="float">
            <text:p><text:s/>6,5 </text:p>
          </table:table-cell>
          <table:table-cell table:style-name="ce11" office:value-type="float" office:value="12.6069032497949" calcext:value-type="float">
            <text:p><text:s/>12,6 </text:p>
          </table:table-cell>
          <table:table-cell table:style-name="ce11" office:value-type="float" office:value="45.0787451011144" calcext:value-type="float">
            <text:p><text:s/>45,1 </text:p>
          </table:table-cell>
          <table:table-cell table:style-name="ce11" office:value-type="float" office:value="3.42178691304368" calcext:value-type="float">
            <text:p><text:s/>3,4 </text:p>
          </table:table-cell>
          <table:table-cell table:style-name="ce11" office:value-type="float" office:value="41.5950666493523" calcext:value-type="float">
            <text:p><text:s/>41,6 </text:p>
          </table:table-cell>
          <table:table-cell table:style-name="ce11" office:value-type="float" office:value="3.67499909927463" calcext:value-type="float">
            <text:p><text:s/>3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ergipe</text:p>
          </table:table-cell>
          <table:table-cell table:style-name="ce11" office:value-type="float" office:value="26.305763041505" calcext:value-type="float">
            <text:p><text:s/>26,3 </text:p>
          </table:table-cell>
          <table:table-cell table:style-name="ce11" office:value-type="float" office:value="4.64715375801128" calcext:value-type="float">
            <text:p><text:s/>4,6 </text:p>
          </table:table-cell>
          <table:table-cell table:style-name="ce11" office:value-type="float" office:value="9.83753957270787" calcext:value-type="float">
            <text:p><text:s/>9,8 </text:p>
          </table:table-cell>
          <table:table-cell table:style-name="ce11" office:value-type="float" office:value="9.19312432832407" calcext:value-type="float">
            <text:p><text:s/>9,2 </text:p>
          </table:table-cell>
          <table:table-cell table:style-name="ce11" office:value-type="float" office:value="33.6863780208118" calcext:value-type="float">
            <text:p><text:s/>33,7 </text:p>
          </table:table-cell>
          <table:table-cell table:style-name="ce11" office:value-type="float" office:value="4.6312383269096" calcext:value-type="float">
            <text:p><text:s/>4,6 </text:p>
          </table:table-cell>
          <table:table-cell table:style-name="ce11" office:value-type="float" office:value="30.1703193649752" calcext:value-type="float">
            <text:p><text:s/>30,2 </text:p>
          </table:table-cell>
          <table:table-cell table:style-name="ce11" office:value-type="float" office:value="4.13138364136678" calcext:value-type="float">
            <text:p><text:s/>4,1 </text:p>
          </table:table-cell>
          <table:table-cell table:style-name="ce11" office:value-type="float" office:value="78.3119937952447" calcext:value-type="float">
            <text:p><text:s/>78,3 </text:p>
          </table:table-cell>
          <table:table-cell table:style-name="ce11" office:value-type="float" office:value="2.86131337358634" calcext:value-type="float">
            <text:p><text:s/>2,9 </text:p>
          </table:table-cell>
          <table:table-cell table:style-name="ce11" office:value-type="float" office:value="10.2482840451367" calcext:value-type="float">
            <text:p><text:s/>10,2 </text:p>
          </table:table-cell>
          <table:table-cell table:style-name="ce11" office:value-type="float" office:value="16.3764119838195" calcext:value-type="float">
            <text:p><text:s/>16,4 </text:p>
          </table:table-cell>
          <table:table-cell table:style-name="ce11" office:value-type="float" office:value="3.28240190363953" calcext:value-type="float">
            <text:p><text:s/>3,3 </text:p>
          </table:table-cell>
          <table:table-cell table:style-name="ce11" office:value-type="float" office:value="29.5915373212502" calcext:value-type="float">
            <text:p><text:s/>29,6 </text:p>
          </table:table-cell>
          <table:table-cell table:style-name="ce11" office:value-type="float" office:value="8.15732025597897" calcext:value-type="float">
            <text:p><text:s/>8,2 </text:p>
          </table:table-cell>
          <table:table-cell table:style-name="ce11" office:value-type="float" office:value="17.362923381511" calcext:value-type="float">
            <text:p><text:s/>17,4 </text:p>
          </table:table-cell>
          <table:table-cell table:style-name="ce11" office:value-type="float" office:value="19.2578946485651" calcext:value-type="float">
            <text:p><text:s/>19,3 </text:p>
          </table:table-cell>
          <table:table-cell table:style-name="ce11" office:value-type="float" office:value="7.29323698157793" calcext:value-type="float">
            <text:p><text:s/>7,3 </text:p>
          </table:table-cell>
          <table:table-cell table:style-name="ce11" office:value-type="float" office:value="11.6919851025812" calcext:value-type="float">
            <text:p><text:s/>11,7 </text:p>
          </table:table-cell>
          <table:table-cell table:style-name="ce11" office:value-type="float" office:value="10.7582353890475" calcext:value-type="float">
            <text:p><text:s/>10,8 </text:p>
          </table:table-cell>
          <table:table-cell table:style-name="ce11" office:value-type="float" office:value="32.0927743010873" calcext:value-type="float">
            <text:p><text:s/>32,1 </text:p>
          </table:table-cell>
          <table:table-cell table:style-name="ce11" office:value-type="float" office:value="5.26909395030105" calcext:value-type="float">
            <text:p><text:s/>5,3 </text:p>
          </table:table-cell>
          <table:table-cell table:style-name="ce11" office:value-type="float" office:value="36.9573459477663" calcext:value-type="float">
            <text:p><text:s/>37,0 </text:p>
          </table:table-cell>
          <table:table-cell table:style-name="ce11" office:value-type="float" office:value="5.15318804391375" calcext:value-type="float">
            <text:p><text:s/>5,2 </text:p>
          </table:table-cell>
          <table:table-cell table:style-name="ce11" office:value-type="float" office:value="3.10132572691315" calcext:value-type="float">
            <text:p><text:s/>3,1 </text:p>
          </table:table-cell>
          <table:table-cell table:style-name="ce11" office:value-type="float" office:value="22.3192377786346" calcext:value-type="float">
            <text:p><text:s/>22,3 </text:p>
          </table:table-cell>
          <table:table-cell table:style-name="ce11" office:value-type="float" office:value="7.05473290976135" calcext:value-type="float">
            <text:p><text:s/>7,1 </text:p>
          </table:table-cell>
          <table:table-cell table:style-name="ce11" office:value-type="float" office:value="16.9766900915084" calcext:value-type="float">
            <text:p><text:s/>17,0 </text:p>
          </table:table-cell>
          <table:table-cell table:style-name="ce11" office:value-type="float" office:value="55.0285108745988" calcext:value-type="float">
            <text:p><text:s/>55,0 </text:p>
          </table:table-cell>
          <table:table-cell table:style-name="ce11" office:value-type="float" office:value="4.38554946441359" calcext:value-type="float">
            <text:p><text:s/>4,4 </text:p>
          </table:table-cell>
          <table:table-cell table:style-name="ce11" office:value-type="float" office:value="34.8154304887267" calcext:value-type="float">
            <text:p><text:s/>34,8 </text:p>
          </table:table-cell>
          <table:table-cell table:style-name="ce11" office:value-type="float" office:value="6.44660368162974" calcext:value-type="float">
            <text:p><text:s/>6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Bahia</text:p>
          </table:table-cell>
          <table:table-cell table:style-name="ce11" office:value-type="float" office:value="26.7074775332555" calcext:value-type="float">
            <text:p><text:s/>26,7 </text:p>
          </table:table-cell>
          <table:table-cell table:style-name="ce11" office:value-type="float" office:value="3.56362528066369" calcext:value-type="float">
            <text:p><text:s/>3,6 </text:p>
          </table:table-cell>
          <table:table-cell table:style-name="ce11" office:value-type="float" office:value="10.5194721165369" calcext:value-type="float">
            <text:p><text:s/>10,5 </text:p>
          </table:table-cell>
          <table:table-cell table:style-name="ce11" office:value-type="float" office:value="5.35267552089914" calcext:value-type="float">
            <text:p><text:s/>5,4 </text:p>
          </table:table-cell>
          <table:table-cell table:style-name="ce11" office:value-type="float" office:value="33.406009632161" calcext:value-type="float">
            <text:p><text:s/>33,4 </text:p>
          </table:table-cell>
          <table:table-cell table:style-name="ce11" office:value-type="float" office:value="2.68806654016937" calcext:value-type="float">
            <text:p><text:s/>2,7 </text:p>
          </table:table-cell>
          <table:table-cell table:style-name="ce11" office:value-type="float" office:value="29.3670407180475" calcext:value-type="float">
            <text:p><text:s/>29,4 </text:p>
          </table:table-cell>
          <table:table-cell table:style-name="ce11" office:value-type="float" office:value="3.32633634051757" calcext:value-type="float">
            <text:p><text:s/>3,3 </text:p>
          </table:table-cell>
          <table:table-cell table:style-name="ce11" office:value-type="float" office:value="75.0001188040425" calcext:value-type="float">
            <text:p><text:s/>75,0 </text:p>
          </table:table-cell>
          <table:table-cell table:style-name="ce11" office:value-type="float" office:value="1.91503590166688" calcext:value-type="float">
            <text:p><text:s/>1,9 </text:p>
          </table:table-cell>
          <table:table-cell table:style-name="ce11" office:value-type="float" office:value="11.4609202122254" calcext:value-type="float">
            <text:p><text:s/>11,5 </text:p>
          </table:table-cell>
          <table:table-cell table:style-name="ce11" office:value-type="float" office:value="9.03304387879178" calcext:value-type="float">
            <text:p><text:s/>9,0 </text:p>
          </table:table-cell>
          <table:table-cell table:style-name="ce11" office:value-type="float" office:value="3.63616653056787" calcext:value-type="float">
            <text:p><text:s/>3,6 </text:p>
          </table:table-cell>
          <table:table-cell table:style-name="ce11" office:value-type="float" office:value="18.1027194348075" calcext:value-type="float">
            <text:p><text:s/>18,1 </text:p>
          </table:table-cell>
          <table:table-cell table:style-name="ce11" office:value-type="float" office:value="9.90279445316406" calcext:value-type="float">
            <text:p><text:s/>9,9 </text:p>
          </table:table-cell>
          <table:table-cell table:style-name="ce11" office:value-type="float" office:value="11.9923887938397" calcext:value-type="float">
            <text:p><text:s/>12,0 </text:p>
          </table:table-cell>
          <table:table-cell table:style-name="ce11" office:value-type="float" office:value="18.8032353370521" calcext:value-type="float">
            <text:p><text:s/>18,8 </text:p>
          </table:table-cell>
          <table:table-cell table:style-name="ce11" office:value-type="float" office:value="6.9321248897089" calcext:value-type="float">
            <text:p><text:s/>6,9 </text:p>
          </table:table-cell>
          <table:table-cell table:style-name="ce11" office:value-type="float" office:value="13.078041948319" calcext:value-type="float">
            <text:p><text:s/>13,1 </text:p>
          </table:table-cell>
          <table:table-cell table:style-name="ce11" office:value-type="float" office:value="6.97243427781231" calcext:value-type="float">
            <text:p><text:s/>7,0 </text:p>
          </table:table-cell>
          <table:table-cell table:style-name="ce11" office:value-type="float" office:value="33.5563311491051" calcext:value-type="float">
            <text:p><text:s/>33,6 </text:p>
          </table:table-cell>
          <table:table-cell table:style-name="ce11" office:value-type="float" office:value="3.62042852389433" calcext:value-type="float">
            <text:p><text:s/>3,6 </text:p>
          </table:table-cell>
          <table:table-cell table:style-name="ce11" office:value-type="float" office:value="34.5623915655239" calcext:value-type="float">
            <text:p><text:s/>34,6 </text:p>
          </table:table-cell>
          <table:table-cell table:style-name="ce11" office:value-type="float" office:value="4.01578615199858" calcext:value-type="float">
            <text:p><text:s/>4,0 </text:p>
          </table:table-cell>
          <table:table-cell table:style-name="ce11" office:value-type="float" office:value="5.35490638985753" calcext:value-type="float">
            <text:p><text:s/>5,4 </text:p>
          </table:table-cell>
          <table:table-cell table:style-name="ce11" office:value-type="float" office:value="15.6948669419563" calcext:value-type="float">
            <text:p><text:s/>15,7 </text:p>
          </table:table-cell>
          <table:table-cell table:style-name="ce11" office:value-type="float" office:value="6.06116261407067" calcext:value-type="float">
            <text:p><text:s/>6,1 </text:p>
          </table:table-cell>
          <table:table-cell table:style-name="ce11" office:value-type="float" office:value="13.4801554144919" calcext:value-type="float">
            <text:p><text:s/>13,5 </text:p>
          </table:table-cell>
          <table:table-cell table:style-name="ce11" office:value-type="float" office:value="53.6051675129043" calcext:value-type="float">
            <text:p><text:s/>53,6 </text:p>
          </table:table-cell>
          <table:table-cell table:style-name="ce11" office:value-type="float" office:value="2.98390293478401" calcext:value-type="float">
            <text:p><text:s/>3,0 </text:p>
          </table:table-cell>
          <table:table-cell table:style-name="ce11" office:value-type="float" office:value="34.9787634831675" calcext:value-type="float">
            <text:p><text:s/>35,0 </text:p>
          </table:table-cell>
          <table:table-cell table:style-name="ce11" office:value-type="float" office:value="4.35090900131607" calcext:value-type="float">
            <text:p><text:s/>4,4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deste</text:p>
          </table:table-cell>
          <table:table-cell table:style-name="ce10" office:value-type="float" office:value="25.3212010509254" calcext:value-type="float">
            <text:p><text:s/>25,3 </text:p>
          </table:table-cell>
          <table:table-cell table:style-name="ce10" office:value-type="float" office:value="1.5304838960592" calcext:value-type="float">
            <text:p><text:s/>1,5 </text:p>
          </table:table-cell>
          <table:table-cell table:style-name="ce10" office:value-type="float" office:value="11.4706105386251" calcext:value-type="float">
            <text:p><text:s/>11,5 </text:p>
          </table:table-cell>
          <table:table-cell table:style-name="ce10" office:value-type="float" office:value="2.59841979964413" calcext:value-type="float">
            <text:p><text:s/>2,6 </text:p>
          </table:table-cell>
          <table:table-cell table:style-name="ce10" office:value-type="float" office:value="40.8283240403231" calcext:value-type="float">
            <text:p><text:s/>40,8 </text:p>
          </table:table-cell>
          <table:table-cell table:style-name="ce10" office:value-type="float" office:value="1.09769019178085" calcext:value-type="float">
            <text:p><text:s/>1,1 </text:p>
          </table:table-cell>
          <table:table-cell table:style-name="ce10" office:value-type="float" office:value="22.3798643701266" calcext:value-type="float">
            <text:p><text:s/>22,4 </text:p>
          </table:table-cell>
          <table:table-cell table:style-name="ce10" office:value-type="float" office:value="1.62473685164422" calcext:value-type="float">
            <text:p><text:s/>1,6 </text:p>
          </table:table-cell>
          <table:table-cell table:style-name="ce10" office:value-type="float" office:value="79.0253153530682" calcext:value-type="float">
            <text:p><text:s/>79,0 </text:p>
          </table:table-cell>
          <table:table-cell table:style-name="ce10" office:value-type="float" office:value="0.995586903921711" calcext:value-type="float">
            <text:p><text:s/>1,0 </text:p>
          </table:table-cell>
          <table:table-cell table:style-name="ce10" office:value-type="float" office:value="9.5549349190092" calcext:value-type="float">
            <text:p><text:s/>9,6 </text:p>
          </table:table-cell>
          <table:table-cell table:style-name="ce10" office:value-type="float" office:value="5.654734108924" calcext:value-type="float">
            <text:p><text:s/>5,7 </text:p>
          </table:table-cell>
          <table:table-cell table:style-name="ce10" office:value-type="float" office:value="3.57335793678715" calcext:value-type="float">
            <text:p><text:s/>3,6 </text:p>
          </table:table-cell>
          <table:table-cell table:style-name="ce10" office:value-type="float" office:value="10.2937707050454" calcext:value-type="float">
            <text:p><text:s/>10,3 </text:p>
          </table:table-cell>
          <table:table-cell table:style-name="ce10" office:value-type="float" office:value="7.84639179113555" calcext:value-type="float">
            <text:p><text:s/>7,8 </text:p>
          </table:table-cell>
          <table:table-cell table:style-name="ce10" office:value-type="float" office:value="6.76562880899789" calcext:value-type="float">
            <text:p><text:s/>6,8 </text:p>
          </table:table-cell>
          <table:table-cell table:style-name="ce10" office:value-type="float" office:value="17.4389497816561" calcext:value-type="float">
            <text:p><text:s/>17,4 </text:p>
          </table:table-cell>
          <table:table-cell table:style-name="ce10" office:value-type="float" office:value="2.73553117420929" calcext:value-type="float">
            <text:p><text:s/>2,7 </text:p>
          </table:table-cell>
          <table:table-cell table:style-name="ce10" office:value-type="float" office:value="14.080519545897" calcext:value-type="float">
            <text:p><text:s/>14,1 </text:p>
          </table:table-cell>
          <table:table-cell table:style-name="ce10" office:value-type="float" office:value="3.28169943904385" calcext:value-type="float">
            <text:p><text:s/>3,3 </text:p>
          </table:table-cell>
          <table:table-cell table:style-name="ce10" office:value-type="float" office:value="40.2695133266788" calcext:value-type="float">
            <text:p><text:s/>40,3 </text:p>
          </table:table-cell>
          <table:table-cell table:style-name="ce10" office:value-type="float" office:value="1.52995624797362" calcext:value-type="float">
            <text:p><text:s/>1,5 </text:p>
          </table:table-cell>
          <table:table-cell table:style-name="ce10" office:value-type="float" office:value="28.2110173457682" calcext:value-type="float">
            <text:p><text:s/>28,2 </text:p>
          </table:table-cell>
          <table:table-cell table:style-name="ce10" office:value-type="float" office:value="1.95886076709639" calcext:value-type="float">
            <text:p><text:s/>2,0 </text:p>
          </table:table-cell>
          <table:table-cell table:style-name="ce10" office:value-type="float" office:value="3.9897541218437" calcext:value-type="float">
            <text:p><text:s/>4,0 </text:p>
          </table:table-cell>
          <table:table-cell table:style-name="ce10" office:value-type="float" office:value="6.76326229296002" calcext:value-type="float">
            <text:p><text:s/>6,8 </text:p>
          </table:table-cell>
          <table:table-cell table:style-name="ce10" office:value-type="float" office:value="8.74785852276279" calcext:value-type="float">
            <text:p><text:s/>8,7 </text:p>
          </table:table-cell>
          <table:table-cell table:style-name="ce10" office:value-type="float" office:value="4.81142145162766" calcext:value-type="float">
            <text:p><text:s/>4,8 </text:p>
          </table:table-cell>
          <table:table-cell table:style-name="ce10" office:value-type="float" office:value="64.6418501094119" calcext:value-type="float">
            <text:p><text:s/>64,6 </text:p>
          </table:table-cell>
          <table:table-cell table:style-name="ce10" office:value-type="float" office:value="1.0923499397624" calcext:value-type="float">
            <text:p><text:s/>1,1 </text:p>
          </table:table-cell>
          <table:table-cell table:style-name="ce10" office:value-type="float" office:value="22.6205372459815" calcext:value-type="float">
            <text:p><text:s/>22,6 </text:p>
          </table:table-cell>
          <table:table-cell table:style-name="ce10" office:value-type="float" office:value="2.64707575048943" calcext:value-type="float">
            <text:p><text:s/>2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inas Gerais</text:p>
          </table:table-cell>
          <table:table-cell table:style-name="ce11" office:value-type="float" office:value="24.7357348565598" calcext:value-type="float">
            <text:p><text:s/>24,7 </text:p>
          </table:table-cell>
          <table:table-cell table:style-name="ce11" office:value-type="float" office:value="2.87763339697619" calcext:value-type="float">
            <text:p><text:s/>2,9 </text:p>
          </table:table-cell>
          <table:table-cell table:style-name="ce11" office:value-type="float" office:value="12.3108424879912" calcext:value-type="float">
            <text:p><text:s/>12,3 </text:p>
          </table:table-cell>
          <table:table-cell table:style-name="ce11" office:value-type="float" office:value="4.02202773128986" calcext:value-type="float">
            <text:p><text:s/>4,0 </text:p>
          </table:table-cell>
          <table:table-cell table:style-name="ce11" office:value-type="float" office:value="41.9961758638528" calcext:value-type="float">
            <text:p><text:s/>42,0 </text:p>
          </table:table-cell>
          <table:table-cell table:style-name="ce11" office:value-type="float" office:value="1.85394471583311" calcext:value-type="float">
            <text:p><text:s/>1,9 </text:p>
          </table:table-cell>
          <table:table-cell table:style-name="ce11" office:value-type="float" office:value="20.9572467915964" calcext:value-type="float">
            <text:p><text:s/>21,0 </text:p>
          </table:table-cell>
          <table:table-cell table:style-name="ce11" office:value-type="float" office:value="2.81513038149792" calcext:value-type="float">
            <text:p><text:s/>2,8 </text:p>
          </table:table-cell>
          <table:table-cell table:style-name="ce11" office:value-type="float" office:value="75.7185832996736" calcext:value-type="float">
            <text:p><text:s/>75,7 </text:p>
          </table:table-cell>
          <table:table-cell table:style-name="ce11" office:value-type="float" office:value="1.72620632698688" calcext:value-type="float">
            <text:p><text:s/>1,7 </text:p>
          </table:table-cell>
          <table:table-cell table:style-name="ce11" office:value-type="float" office:value="13.2131439399651" calcext:value-type="float">
            <text:p><text:s/>13,2 </text:p>
          </table:table-cell>
          <table:table-cell table:style-name="ce11" office:value-type="float" office:value="7.91552410364805" calcext:value-type="float">
            <text:p><text:s/>7,9 </text:p>
          </table:table-cell>
          <table:table-cell table:style-name="ce11" office:value-type="float" office:value="3.2432450232428" calcext:value-type="float">
            <text:p><text:s/>3,2 </text:p>
          </table:table-cell>
          <table:table-cell table:style-name="ce11" office:value-type="float" office:value="18.0569652403205" calcext:value-type="float">
            <text:p><text:s/>18,1 </text:p>
          </table:table-cell>
          <table:table-cell table:style-name="ce11" office:value-type="float" office:value="7.8250277371184" calcext:value-type="float">
            <text:p><text:s/>7,8 </text:p>
          </table:table-cell>
          <table:table-cell table:style-name="ce11" office:value-type="float" office:value="10.0434328253291" calcext:value-type="float">
            <text:p><text:s/>10,0 </text:p>
          </table:table-cell>
          <table:table-cell table:style-name="ce11" office:value-type="float" office:value="16.6412725327443" calcext:value-type="float">
            <text:p><text:s/>16,6 </text:p>
          </table:table-cell>
          <table:table-cell table:style-name="ce11" office:value-type="float" office:value="4.81181092332285" calcext:value-type="float">
            <text:p><text:s/>4,8 </text:p>
          </table:table-cell>
          <table:table-cell table:style-name="ce11" office:value-type="float" office:value="13.9899861937323" calcext:value-type="float">
            <text:p><text:s/>14,0 </text:p>
          </table:table-cell>
          <table:table-cell table:style-name="ce11" office:value-type="float" office:value="5.39750292709504" calcext:value-type="float">
            <text:p><text:s/>5,4 </text:p>
          </table:table-cell>
          <table:table-cell table:style-name="ce11" office:value-type="float" office:value="42.7006304594501" calcext:value-type="float">
            <text:p><text:s/>42,7 </text:p>
          </table:table-cell>
          <table:table-cell table:style-name="ce11" office:value-type="float" office:value="2.56687786919588" calcext:value-type="float">
            <text:p><text:s/>2,6 </text:p>
          </table:table-cell>
          <table:table-cell table:style-name="ce11" office:value-type="float" office:value="26.6681108140733" calcext:value-type="float">
            <text:p><text:s/>26,7 </text:p>
          </table:table-cell>
          <table:table-cell table:style-name="ce11" office:value-type="float" office:value="3.54463401382348" calcext:value-type="float">
            <text:p><text:s/>3,5 </text:p>
          </table:table-cell>
          <table:table-cell table:style-name="ce11" office:value-type="float" office:value="4.46039721744182" calcext:value-type="float">
            <text:p><text:s/>4,5 </text:p>
          </table:table-cell>
          <table:table-cell table:style-name="ce11" office:value-type="float" office:value="10.618301305861" calcext:value-type="float">
            <text:p><text:s/>10,6 </text:p>
          </table:table-cell>
          <table:table-cell table:style-name="ce11" office:value-type="float" office:value="9.1043352495189" calcext:value-type="float">
            <text:p><text:s/>9,1 </text:p>
          </table:table-cell>
          <table:table-cell table:style-name="ce11" office:value-type="float" office:value="7.45992672407026" calcext:value-type="float">
            <text:p><text:s/>7,5 </text:p>
          </table:table-cell>
          <table:table-cell table:style-name="ce11" office:value-type="float" office:value="65.9212587730134" calcext:value-type="float">
            <text:p><text:s/>65,9 </text:p>
          </table:table-cell>
          <table:table-cell table:style-name="ce11" office:value-type="float" office:value="1.66322896312349" calcext:value-type="float">
            <text:p><text:s/>1,7 </text:p>
          </table:table-cell>
          <table:table-cell table:style-name="ce11" office:value-type="float" office:value="20.5140087600256" calcext:value-type="float">
            <text:p><text:s/>20,5 </text:p>
          </table:table-cell>
          <table:table-cell table:style-name="ce11" office:value-type="float" office:value="4.39503093236231" calcext:value-type="float">
            <text:p><text:s/>4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Espírito Santo</text:p>
          </table:table-cell>
          <table:table-cell table:style-name="ce11" office:value-type="float" office:value="24.6303442491562" calcext:value-type="float">
            <text:p><text:s/>24,6 </text:p>
          </table:table-cell>
          <table:table-cell table:style-name="ce11" office:value-type="float" office:value="3.8335350777524" calcext:value-type="float">
            <text:p><text:s/>3,8 </text:p>
          </table:table-cell>
          <table:table-cell table:style-name="ce11" office:value-type="float" office:value="10.7376479005612" calcext:value-type="float">
            <text:p><text:s/>10,7 </text:p>
          </table:table-cell>
          <table:table-cell table:style-name="ce11" office:value-type="float" office:value="5.63741583579786" calcext:value-type="float">
            <text:p><text:s/>5,6 </text:p>
          </table:table-cell>
          <table:table-cell table:style-name="ce11" office:value-type="float" office:value="39.7606643595699" calcext:value-type="float">
            <text:p><text:s/>39,8 </text:p>
          </table:table-cell>
          <table:table-cell table:style-name="ce11" office:value-type="float" office:value="2.37976552449035" calcext:value-type="float">
            <text:p><text:s/>2,4 </text:p>
          </table:table-cell>
          <table:table-cell table:style-name="ce11" office:value-type="float" office:value="24.8713434907123" calcext:value-type="float">
            <text:p><text:s/>24,9 </text:p>
          </table:table-cell>
          <table:table-cell table:style-name="ce11" office:value-type="float" office:value="3.55902950428776" calcext:value-type="float">
            <text:p><text:s/>3,6 </text:p>
          </table:table-cell>
          <table:table-cell table:style-name="ce11" office:value-type="float" office:value="73.8773216466096" calcext:value-type="float">
            <text:p><text:s/>73,9 </text:p>
          </table:table-cell>
          <table:table-cell table:style-name="ce11" office:value-type="float" office:value="2.35712244086288" calcext:value-type="float">
            <text:p><text:s/>2,4 </text:p>
          </table:table-cell>
          <table:table-cell table:style-name="ce11" office:value-type="float" office:value="9.55808160916914" calcext:value-type="float">
            <text:p><text:s/>9,6 </text:p>
          </table:table-cell>
          <table:table-cell table:style-name="ce11" office:value-type="float" office:value="12.8691153531745" calcext:value-type="float">
            <text:p><text:s/>12,9 </text:p>
          </table:table-cell>
          <table:table-cell table:style-name="ce11" office:value-type="float" office:value="5.76789685973472" calcext:value-type="float">
            <text:p><text:s/>5,8 </text:p>
          </table:table-cell>
          <table:table-cell table:style-name="ce11" office:value-type="float" office:value="19.0604831313581" calcext:value-type="float">
            <text:p><text:s/>19,1 </text:p>
          </table:table-cell>
          <table:table-cell table:style-name="ce11" office:value-type="float" office:value="10.7966998844865" calcext:value-type="float">
            <text:p><text:s/>10,8 </text:p>
          </table:table-cell>
          <table:table-cell table:style-name="ce11" office:value-type="float" office:value="11.8050135416913" calcext:value-type="float">
            <text:p><text:s/>11,8 </text:p>
          </table:table-cell>
          <table:table-cell table:style-name="ce11" office:value-type="float" office:value="17.856315224113" calcext:value-type="float">
            <text:p><text:s/>17,9 </text:p>
          </table:table-cell>
          <table:table-cell table:style-name="ce11" office:value-type="float" office:value="6.10670362426681" calcext:value-type="float">
            <text:p><text:s/>6,1 </text:p>
          </table:table-cell>
          <table:table-cell table:style-name="ce11" office:value-type="float" office:value="12.603264764486" calcext:value-type="float">
            <text:p><text:s/>12,6 </text:p>
          </table:table-cell>
          <table:table-cell table:style-name="ce11" office:value-type="float" office:value="7.24622852090702" calcext:value-type="float">
            <text:p><text:s/>7,2 </text:p>
          </table:table-cell>
          <table:table-cell table:style-name="ce11" office:value-type="float" office:value="39.0812855716462" calcext:value-type="float">
            <text:p><text:s/>39,1 </text:p>
          </table:table-cell>
          <table:table-cell table:style-name="ce11" office:value-type="float" office:value="3.66295649483772" calcext:value-type="float">
            <text:p><text:s/>3,7 </text:p>
          </table:table-cell>
          <table:table-cell table:style-name="ce11" office:value-type="float" office:value="30.4591344397548" calcext:value-type="float">
            <text:p><text:s/>30,5 </text:p>
          </table:table-cell>
          <table:table-cell table:style-name="ce11" office:value-type="float" office:value="4.26530905192183" calcext:value-type="float">
            <text:p><text:s/>4,3 </text:p>
          </table:table-cell>
          <table:table-cell table:style-name="ce11" office:value-type="float" office:value="3.31932673463273" calcext:value-type="float">
            <text:p><text:s/>3,3 </text:p>
          </table:table-cell>
          <table:table-cell table:style-name="ce11" office:value-type="float" office:value="16.8378366286857" calcext:value-type="float">
            <text:p><text:s/>16,8 </text:p>
          </table:table-cell>
          <table:table-cell table:style-name="ce11" office:value-type="float" office:value="8.81034853570323" calcext:value-type="float">
            <text:p><text:s/>8,8 </text:p>
          </table:table-cell>
          <table:table-cell table:style-name="ce11" office:value-type="float" office:value="10.8291112122379" calcext:value-type="float">
            <text:p><text:s/>10,8 </text:p>
          </table:table-cell>
          <table:table-cell table:style-name="ce11" office:value-type="float" office:value="62.1345561578642" calcext:value-type="float">
            <text:p><text:s/>62,1 </text:p>
          </table:table-cell>
          <table:table-cell table:style-name="ce11" office:value-type="float" office:value="2.48868970812082" calcext:value-type="float">
            <text:p><text:s/>2,5 </text:p>
          </table:table-cell>
          <table:table-cell table:style-name="ce11" office:value-type="float" office:value="25.7357685717998" calcext:value-type="float">
            <text:p><text:s/>25,7 </text:p>
          </table:table-cell>
          <table:table-cell table:style-name="ce11" office:value-type="float" office:value="5.52363658138029" calcext:value-type="float">
            <text:p><text:s/>5,5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de Janeiro</text:p>
          </table:table-cell>
          <table:table-cell table:style-name="ce11" office:value-type="float" office:value="30.6432039517125" calcext:value-type="float">
            <text:p><text:s/>30,6 </text:p>
          </table:table-cell>
          <table:table-cell table:style-name="ce11" office:value-type="float" office:value="2.38685066243922" calcext:value-type="float">
            <text:p><text:s/>2,4 </text:p>
          </table:table-cell>
          <table:table-cell table:style-name="ce11" office:value-type="float" office:value="9.4880885818796" calcext:value-type="float">
            <text:p><text:s/>9,5 </text:p>
          </table:table-cell>
          <table:table-cell table:style-name="ce11" office:value-type="float" office:value="4.5427188542027" calcext:value-type="float">
            <text:p><text:s/>4,5 </text:p>
          </table:table-cell>
          <table:table-cell table:style-name="ce11" office:value-type="float" office:value="35.6664944563861" calcext:value-type="float">
            <text:p><text:s/>35,7 </text:p>
          </table:table-cell>
          <table:table-cell table:style-name="ce11" office:value-type="float" office:value="2.22199979272757" calcext:value-type="float">
            <text:p><text:s/>2,2 </text:p>
          </table:table-cell>
          <table:table-cell table:style-name="ce11" office:value-type="float" office:value="24.2022130100221" calcext:value-type="float">
            <text:p><text:s/>24,2 </text:p>
          </table:table-cell>
          <table:table-cell table:style-name="ce11" office:value-type="float" office:value="2.67142894849858" calcext:value-type="float">
            <text:p><text:s/>2,7 </text:p>
          </table:table-cell>
          <table:table-cell table:style-name="ce11" office:value-type="float" office:value="87.777429218012" calcext:value-type="float">
            <text:p><text:s/>87,8 </text:p>
          </table:table-cell>
          <table:table-cell table:style-name="ce11" office:value-type="float" office:value="1.18105202190428" calcext:value-type="float">
            <text:p><text:s/>1,2 </text:p>
          </table:table-cell>
          <table:table-cell table:style-name="ce11" office:value-type="float" office:value="3.87780372926914" calcext:value-type="float">
            <text:p><text:s/>3,9 </text:p>
          </table:table-cell>
          <table:table-cell table:style-name="ce11" office:value-type="float" office:value="15.0225614901479" calcext:value-type="float">
            <text:p><text:s/>15,0 </text:p>
          </table:table-cell>
          <table:table-cell table:style-name="ce11" office:value-type="float" office:value="1.77670695925672" calcext:value-type="float">
            <text:p><text:s/>1,8 </text:p>
          </table:table-cell>
          <table:table-cell table:style-name="ce11" office:value-type="float" office:value="22.7124477299447" calcext:value-type="float">
            <text:p><text:s/>22,7 </text:p>
          </table:table-cell>
          <table:table-cell table:style-name="ce11" office:value-type="float" office:value="6.56806009346208" calcext:value-type="float">
            <text:p><text:s/>6,6 </text:p>
          </table:table-cell>
          <table:table-cell table:style-name="ce11" office:value-type="float" office:value="12.1434094153325" calcext:value-type="float">
            <text:p><text:s/>12,1 </text:p>
          </table:table-cell>
          <table:table-cell table:style-name="ce11" office:value-type="float" office:value="24.1495239462933" calcext:value-type="float">
            <text:p><text:s/>24,1 </text:p>
          </table:table-cell>
          <table:table-cell table:style-name="ce11" office:value-type="float" office:value="4.28516788459204" calcext:value-type="float">
            <text:p><text:s/>4,3 </text:p>
          </table:table-cell>
          <table:table-cell table:style-name="ce11" office:value-type="float" office:value="11.5497676677679" calcext:value-type="float">
            <text:p><text:s/>11,5 </text:p>
          </table:table-cell>
          <table:table-cell table:style-name="ce11" office:value-type="float" office:value="5.39740087492383" calcext:value-type="float">
            <text:p><text:s/>5,4 </text:p>
          </table:table-cell>
          <table:table-cell table:style-name="ce11" office:value-type="float" office:value="33.2906261915549" calcext:value-type="float">
            <text:p><text:s/>33,3 </text:p>
          </table:table-cell>
          <table:table-cell table:style-name="ce11" office:value-type="float" office:value="3.13355983008667" calcext:value-type="float">
            <text:p><text:s/>3,1 </text:p>
          </table:table-cell>
          <table:table-cell table:style-name="ce11" office:value-type="float" office:value="31.0100821943841" calcext:value-type="float">
            <text:p><text:s/>31,0 </text:p>
          </table:table-cell>
          <table:table-cell table:style-name="ce11" office:value-type="float" office:value="3.2503800533285" calcext:value-type="float">
            <text:p><text:s/>3,3 </text:p>
          </table:table-cell>
          <table:table-cell table:style-name="ce11" office:value-type="float" office:value="6.15540665313922" calcext:value-type="float">
            <text:p><text:s/>6,2 </text:p>
          </table:table-cell>
          <table:table-cell table:style-name="ce11" office:value-type="float" office:value="10.7624353850284" calcext:value-type="float">
            <text:p><text:s/>10,8 </text:p>
          </table:table-cell>
          <table:table-cell table:style-name="ce11" office:value-type="float" office:value="9.7712134633176" calcext:value-type="float">
            <text:p><text:s/>9,8 </text:p>
          </table:table-cell>
          <table:table-cell table:style-name="ce11" office:value-type="float" office:value="8.03209143429032" calcext:value-type="float">
            <text:p><text:s/>8,0 </text:p>
          </table:table-cell>
          <table:table-cell table:style-name="ce11" office:value-type="float" office:value="59.4693456674072" calcext:value-type="float">
            <text:p><text:s/>59,5 </text:p>
          </table:table-cell>
          <table:table-cell table:style-name="ce11" office:value-type="float" office:value="2.19906442676886" calcext:value-type="float">
            <text:p><text:s/>2,2 </text:p>
          </table:table-cell>
          <table:table-cell table:style-name="ce11" office:value-type="float" office:value="24.6040342161359" calcext:value-type="float">
            <text:p><text:s/>24,6 </text:p>
          </table:table-cell>
          <table:table-cell table:style-name="ce11" office:value-type="float" office:value="4.43274201556939" calcext:value-type="float">
            <text:p><text:s/>4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ão Paulo</text:p>
          </table:table-cell>
          <table:table-cell table:style-name="ce11" office:value-type="float" office:value="23.7810555946369" calcext:value-type="float">
            <text:p><text:s/>23,8 </text:p>
          </table:table-cell>
          <table:table-cell table:style-name="ce11" office:value-type="float" office:value="2.5382787268751" calcext:value-type="float">
            <text:p><text:s/>2,5 </text:p>
          </table:table-cell>
          <table:table-cell table:style-name="ce11" office:value-type="float" office:value="11.8174230500867" calcext:value-type="float">
            <text:p><text:s/>11,8 </text:p>
          </table:table-cell>
          <table:table-cell table:style-name="ce11" office:value-type="float" office:value="4.23531504824795" calcext:value-type="float">
            <text:p><text:s/>4,2 </text:p>
          </table:table-cell>
          <table:table-cell table:style-name="ce11" office:value-type="float" office:value="42.1743852516585" calcext:value-type="float">
            <text:p><text:s/>42,2 </text:p>
          </table:table-cell>
          <table:table-cell table:style-name="ce11" office:value-type="float" office:value="1.71528948220669" calcext:value-type="float">
            <text:p><text:s/>1,7 </text:p>
          </table:table-cell>
          <table:table-cell table:style-name="ce11" office:value-type="float" office:value="22.2271361036182" calcext:value-type="float">
            <text:p><text:s/>22,2 </text:p>
          </table:table-cell>
          <table:table-cell table:style-name="ce11" office:value-type="float" office:value="2.68705819921741" calcext:value-type="float">
            <text:p><text:s/>2,7 </text:p>
          </table:table-cell>
          <table:table-cell table:style-name="ce11" office:value-type="float" office:value="78.1634363698764" calcext:value-type="float">
            <text:p><text:s/>78,2 </text:p>
          </table:table-cell>
          <table:table-cell table:style-name="ce11" office:value-type="float" office:value="1.69175173051726" calcext:value-type="float">
            <text:p><text:s/>1,7 </text:p>
          </table:table-cell>
          <table:table-cell table:style-name="ce11" office:value-type="float" office:value="9.64407496375394" calcext:value-type="float">
            <text:p><text:s/>9,6 </text:p>
          </table:table-cell>
          <table:table-cell table:style-name="ce11" office:value-type="float" office:value="9.11938333260942" calcext:value-type="float">
            <text:p><text:s/>9,1 </text:p>
          </table:table-cell>
          <table:table-cell table:style-name="ce11" office:value-type="float" office:value="4.16643116024864" calcext:value-type="float">
            <text:p><text:s/>4,2 </text:p>
          </table:table-cell>
          <table:table-cell table:style-name="ce11" office:value-type="float" office:value="15.1052823603991" calcext:value-type="float">
            <text:p><text:s/>15,1 </text:p>
          </table:table-cell>
          <table:table-cell table:style-name="ce11" office:value-type="float" office:value="8.02605750612121" calcext:value-type="float">
            <text:p><text:s/>8,0 </text:p>
          </table:table-cell>
          <table:table-cell table:style-name="ce11" office:value-type="float" office:value="11.3182641757822" calcext:value-type="float">
            <text:p><text:s/>11,3 </text:p>
          </table:table-cell>
          <table:table-cell table:style-name="ce11" office:value-type="float" office:value="15.3954178203416" calcext:value-type="float">
            <text:p><text:s/>15,4 </text:p>
          </table:table-cell>
          <table:table-cell table:style-name="ce11" office:value-type="float" office:value="4.80871996486871" calcext:value-type="float">
            <text:p><text:s/>4,8 </text:p>
          </table:table-cell>
          <table:table-cell table:style-name="ce11" office:value-type="float" office:value="15.1717381435836" calcext:value-type="float">
            <text:p><text:s/>15,2 </text:p>
          </table:table-cell>
          <table:table-cell table:style-name="ce11" office:value-type="float" office:value="5.18163766295784" calcext:value-type="float">
            <text:p><text:s/>5,2 </text:p>
          </table:table-cell>
          <table:table-cell table:style-name="ce11" office:value-type="float" office:value="41.6303007927685" calcext:value-type="float">
            <text:p><text:s/>41,6 </text:p>
          </table:table-cell>
          <table:table-cell table:style-name="ce11" office:value-type="float" office:value="2.37774670459081" calcext:value-type="float">
            <text:p><text:s/>2,4 </text:p>
          </table:table-cell>
          <table:table-cell table:style-name="ce11" office:value-type="float" office:value="27.8025432433063" calcext:value-type="float">
            <text:p><text:s/>27,8 </text:p>
          </table:table-cell>
          <table:table-cell table:style-name="ce11" office:value-type="float" office:value="3.21320275960964" calcext:value-type="float">
            <text:p><text:s/>3,2 </text:p>
          </table:table-cell>
          <table:table-cell table:style-name="ce11" office:value-type="float" office:value="3.04934044059979" calcext:value-type="float">
            <text:p><text:s/>3,0 </text:p>
          </table:table-cell>
          <table:table-cell table:style-name="ce11" office:value-type="float" office:value="13.1002569359125" calcext:value-type="float">
            <text:p><text:s/>13,1 </text:p>
          </table:table-cell>
          <table:table-cell table:style-name="ce11" office:value-type="float" office:value="8.20324716612588" calcext:value-type="float">
            <text:p><text:s/>8,2 </text:p>
          </table:table-cell>
          <table:table-cell table:style-name="ce11" office:value-type="float" office:value="8.34656214165505" calcext:value-type="float">
            <text:p><text:s/>8,3 </text:p>
          </table:table-cell>
          <table:table-cell table:style-name="ce11" office:value-type="float" office:value="66.0884442167551" calcext:value-type="float">
            <text:p><text:s/>66,1 </text:p>
          </table:table-cell>
          <table:table-cell table:style-name="ce11" office:value-type="float" office:value="1.7598264636196" calcext:value-type="float">
            <text:p><text:s/>1,8 </text:p>
          </table:table-cell>
          <table:table-cell table:style-name="ce11" office:value-type="float" office:value="22.6589681765191" calcext:value-type="float">
            <text:p><text:s/>22,7 </text:p>
          </table:table-cell>
          <table:table-cell table:style-name="ce11" office:value-type="float" office:value="4.37187686091267" calcext:value-type="float">
            <text:p><text:s/>4,4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l</text:p>
          </table:table-cell>
          <table:table-cell table:style-name="ce10" office:value-type="float" office:value="21.6084851851575" calcext:value-type="float">
            <text:p><text:s/>21,6 </text:p>
          </table:table-cell>
          <table:table-cell table:style-name="ce10" office:value-type="float" office:value="2.05670776858435" calcext:value-type="float">
            <text:p><text:s/>2,1 </text:p>
          </table:table-cell>
          <table:table-cell table:style-name="ce10" office:value-type="float" office:value="16.2248342555297" calcext:value-type="float">
            <text:p><text:s/>16,2 </text:p>
          </table:table-cell>
          <table:table-cell table:style-name="ce10" office:value-type="float" office:value="2.31718586130169" calcext:value-type="float">
            <text:p><text:s/>2,3 </text:p>
          </table:table-cell>
          <table:table-cell table:style-name="ce10" office:value-type="float" office:value="44.4798435636309" calcext:value-type="float">
            <text:p><text:s/>44,5 </text:p>
          </table:table-cell>
          <table:table-cell table:style-name="ce10" office:value-type="float" office:value="1.16617110965846" calcext:value-type="float">
            <text:p><text:s/>1,2 </text:p>
          </table:table-cell>
          <table:table-cell table:style-name="ce10" office:value-type="float" office:value="17.6868369956817" calcext:value-type="float">
            <text:p><text:s/>17,7 </text:p>
          </table:table-cell>
          <table:table-cell table:style-name="ce10" office:value-type="float" office:value="2.39908209879827" calcext:value-type="float">
            <text:p><text:s/>2,4 </text:p>
          </table:table-cell>
          <table:table-cell table:style-name="ce10" office:value-type="float" office:value="69.1623880225618" calcext:value-type="float">
            <text:p><text:s/>69,2 </text:p>
          </table:table-cell>
          <table:table-cell table:style-name="ce10" office:value-type="float" office:value="1.4513624423573" calcext:value-type="float">
            <text:p><text:s/>1,5 </text:p>
          </table:table-cell>
          <table:table-cell table:style-name="ce10" office:value-type="float" office:value="16.9452214641717" calcext:value-type="float">
            <text:p><text:s/>16,9 </text:p>
          </table:table-cell>
          <table:table-cell table:style-name="ce10" office:value-type="float" office:value="4.74039710472414" calcext:value-type="float">
            <text:p><text:s/>4,7 </text:p>
          </table:table-cell>
          <table:table-cell table:style-name="ce10" office:value-type="float" office:value="4.30466604438109" calcext:value-type="float">
            <text:p><text:s/>4,3 </text:p>
          </table:table-cell>
          <table:table-cell table:style-name="ce10" office:value-type="float" office:value="8.97691852779478" calcext:value-type="float">
            <text:p><text:s/>9,0 </text:p>
          </table:table-cell>
          <table:table-cell table:style-name="ce10" office:value-type="float" office:value="9.58772446888547" calcext:value-type="float">
            <text:p><text:s/>9,6 </text:p>
          </table:table-cell>
          <table:table-cell table:style-name="ce10" office:value-type="float" office:value="6.96471706130606" calcext:value-type="float">
            <text:p><text:s/>7,0 </text:p>
          </table:table-cell>
          <table:table-cell table:style-name="ce10" office:value-type="float" office:value="14.5558796746282" calcext:value-type="float">
            <text:p><text:s/>14,6 </text:p>
          </table:table-cell>
          <table:table-cell table:style-name="ce10" office:value-type="float" office:value="3.69785326077286" calcext:value-type="float">
            <text:p><text:s/>3,7 </text:p>
          </table:table-cell>
          <table:table-cell table:style-name="ce10" office:value-type="float" office:value="19.4912786273055" calcext:value-type="float">
            <text:p><text:s/>19,5 </text:p>
          </table:table-cell>
          <table:table-cell table:style-name="ce10" office:value-type="float" office:value="2.98585227128106" calcext:value-type="float">
            <text:p><text:s/>3,0 </text:p>
          </table:table-cell>
          <table:table-cell table:style-name="ce10" office:value-type="float" office:value="45.3913013026848" calcext:value-type="float">
            <text:p><text:s/>45,4 </text:p>
          </table:table-cell>
          <table:table-cell table:style-name="ce10" office:value-type="float" office:value="1.59282583261821" calcext:value-type="float">
            <text:p><text:s/>1,6 </text:p>
          </table:table-cell>
          <table:table-cell table:style-name="ce10" office:value-type="float" office:value="20.5615403953813" calcext:value-type="float">
            <text:p><text:s/>20,6 </text:p>
          </table:table-cell>
          <table:table-cell table:style-name="ce10" office:value-type="float" office:value="2.90979761207518" calcext:value-type="float">
            <text:p><text:s/>2,9 </text:p>
          </table:table-cell>
          <table:table-cell table:style-name="ce10" office:value-type="float" office:value="3.45365984686901" calcext:value-type="float">
            <text:p><text:s/>3,5 </text:p>
          </table:table-cell>
          <table:table-cell table:style-name="ce10" office:value-type="float" office:value="9.09332692846514" calcext:value-type="float">
            <text:p><text:s/>9,1 </text:p>
          </table:table-cell>
          <table:table-cell table:style-name="ce10" office:value-type="float" office:value="11.0754288404335" calcext:value-type="float">
            <text:p><text:s/>11,1 </text:p>
          </table:table-cell>
          <table:table-cell table:style-name="ce10" office:value-type="float" office:value="4.9063564884864" calcext:value-type="float">
            <text:p><text:s/>4,9 </text:p>
          </table:table-cell>
          <table:table-cell table:style-name="ce10" office:value-type="float" office:value="67.1103102614463" calcext:value-type="float">
            <text:p><text:s/>67,1 </text:p>
          </table:table-cell>
          <table:table-cell table:style-name="ce10" office:value-type="float" office:value="1.19611898321563" calcext:value-type="float">
            <text:p><text:s/>1,2 </text:p>
          </table:table-cell>
          <table:table-cell table:style-name="ce10" office:value-type="float" office:value="18.360601051251" calcext:value-type="float">
            <text:p><text:s/>18,4 </text:p>
          </table:table-cell>
          <table:table-cell table:style-name="ce10" office:value-type="float" office:value="4.09330781398721" calcext:value-type="float">
            <text:p><text:s/>4,1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aná</text:p>
          </table:table-cell>
          <table:table-cell table:style-name="ce11" office:value-type="float" office:value="21.7461775293336" calcext:value-type="float">
            <text:p><text:s/>21,7 </text:p>
          </table:table-cell>
          <table:table-cell table:style-name="ce11" office:value-type="float" office:value="3.67136442681848" calcext:value-type="float">
            <text:p><text:s/>3,7 </text:p>
          </table:table-cell>
          <table:table-cell table:style-name="ce11" office:value-type="float" office:value="14.7884370828291" calcext:value-type="float">
            <text:p><text:s/>14,8 </text:p>
          </table:table-cell>
          <table:table-cell table:style-name="ce11" office:value-type="float" office:value="3.87900828677946" calcext:value-type="float">
            <text:p><text:s/>3,9 </text:p>
          </table:table-cell>
          <table:table-cell table:style-name="ce11" office:value-type="float" office:value="44.3544362587562" calcext:value-type="float">
            <text:p><text:s/>44,4 </text:p>
          </table:table-cell>
          <table:table-cell table:style-name="ce11" office:value-type="float" office:value="1.91223485888401" calcext:value-type="float">
            <text:p><text:s/>1,9 </text:p>
          </table:table-cell>
          <table:table-cell table:style-name="ce11" office:value-type="float" office:value="19.110949129081" calcext:value-type="float">
            <text:p><text:s/>19,1 </text:p>
          </table:table-cell>
          <table:table-cell table:style-name="ce11" office:value-type="float" office:value="3.79956258574236" calcext:value-type="float">
            <text:p><text:s/>3,8 </text:p>
          </table:table-cell>
          <table:table-cell table:style-name="ce11" office:value-type="float" office:value="67.5439410537674" calcext:value-type="float">
            <text:p><text:s/>67,5 </text:p>
          </table:table-cell>
          <table:table-cell table:style-name="ce11" office:value-type="float" office:value="2.5522371624649" calcext:value-type="float">
            <text:p><text:s/>2,6 </text:p>
          </table:table-cell>
          <table:table-cell table:style-name="ce11" office:value-type="float" office:value="16.0207014708031" calcext:value-type="float">
            <text:p><text:s/>16,0 </text:p>
          </table:table-cell>
          <table:table-cell table:style-name="ce11" office:value-type="float" office:value="7.92758884299092" calcext:value-type="float">
            <text:p><text:s/>7,9 </text:p>
          </table:table-cell>
          <table:table-cell table:style-name="ce11" office:value-type="float" office:value="4.93696429371402" calcext:value-type="float">
            <text:p><text:s/>4,9 </text:p>
          </table:table-cell>
          <table:table-cell table:style-name="ce11" office:value-type="float" office:value="13.9692006195883" calcext:value-type="float">
            <text:p><text:s/>14,0 </text:p>
          </table:table-cell>
          <table:table-cell table:style-name="ce11" office:value-type="float" office:value="11.4983931817156" calcext:value-type="float">
            <text:p><text:s/>11,5 </text:p>
          </table:table-cell>
          <table:table-cell table:style-name="ce11" office:value-type="float" office:value="11.054315392198" calcext:value-type="float">
            <text:p><text:s/>11,1 </text:p>
          </table:table-cell>
          <table:table-cell table:style-name="ce11" office:value-type="float" office:value="15.4490464264082" calcext:value-type="float">
            <text:p><text:s/>15,4 </text:p>
          </table:table-cell>
          <table:table-cell table:style-name="ce11" office:value-type="float" office:value="6.07780847638362" calcext:value-type="float">
            <text:p><text:s/>6,1 </text:p>
          </table:table-cell>
          <table:table-cell table:style-name="ce11" office:value-type="float" office:value="17.5104886289897" calcext:value-type="float">
            <text:p><text:s/>17,5 </text:p>
          </table:table-cell>
          <table:table-cell table:style-name="ce11" office:value-type="float" office:value="5.08895862066577" calcext:value-type="float">
            <text:p><text:s/>5,1 </text:p>
          </table:table-cell>
          <table:table-cell table:style-name="ce11" office:value-type="float" office:value="44.9824110070239" calcext:value-type="float">
            <text:p><text:s/>45,0 </text:p>
          </table:table-cell>
          <table:table-cell table:style-name="ce11" office:value-type="float" office:value="2.77451972616649" calcext:value-type="float">
            <text:p><text:s/>2,8 </text:p>
          </table:table-cell>
          <table:table-cell table:style-name="ce11" office:value-type="float" office:value="22.0580539375782" calcext:value-type="float">
            <text:p><text:s/>22,1 </text:p>
          </table:table-cell>
          <table:table-cell table:style-name="ce11" office:value-type="float" office:value="4.52641722487988" calcext:value-type="float">
            <text:p><text:s/>4,5 </text:p>
          </table:table-cell>
          <table:table-cell table:style-name="ce11" office:value-type="float" office:value="3.58140261886946" calcext:value-type="float">
            <text:p><text:s/>3,6 </text:p>
          </table:table-cell>
          <table:table-cell table:style-name="ce11" office:value-type="float" office:value="15.6226735723419" calcext:value-type="float">
            <text:p><text:s/>15,6 </text:p>
          </table:table-cell>
          <table:table-cell table:style-name="ce11" office:value-type="float" office:value="9.91477623645874" calcext:value-type="float">
            <text:p><text:s/>9,9 </text:p>
          </table:table-cell>
          <table:table-cell table:style-name="ce11" office:value-type="float" office:value="8.69708609924985" calcext:value-type="float">
            <text:p><text:s/>8,7 </text:p>
          </table:table-cell>
          <table:table-cell table:style-name="ce11" office:value-type="float" office:value="67.2554213278204" calcext:value-type="float">
            <text:p><text:s/>67,3 </text:p>
          </table:table-cell>
          <table:table-cell table:style-name="ce11" office:value-type="float" office:value="1.98269999087056" calcext:value-type="float">
            <text:p><text:s/>2,0 </text:p>
          </table:table-cell>
          <table:table-cell table:style-name="ce11" office:value-type="float" office:value="19.2483998168514" calcext:value-type="float">
            <text:p><text:s/>19,2 </text:p>
          </table:table-cell>
          <table:table-cell table:style-name="ce11" office:value-type="float" office:value="6.61793232872068" calcext:value-type="float">
            <text:p><text:s/>6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anta Catarina</text:p>
          </table:table-cell>
          <table:table-cell table:style-name="ce11" office:value-type="float" office:value="20.0375552936782" calcext:value-type="float">
            <text:p><text:s/>20,0 </text:p>
          </table:table-cell>
          <table:table-cell table:style-name="ce11" office:value-type="float" office:value="3.18133554867413" calcext:value-type="float">
            <text:p><text:s/>3,2 </text:p>
          </table:table-cell>
          <table:table-cell table:style-name="ce11" office:value-type="float" office:value="17.3227184734475" calcext:value-type="float">
            <text:p><text:s/>17,3 </text:p>
          </table:table-cell>
          <table:table-cell table:style-name="ce11" office:value-type="float" office:value="3.6885463353087" calcext:value-type="float">
            <text:p><text:s/>3,7 </text:p>
          </table:table-cell>
          <table:table-cell table:style-name="ce11" office:value-type="float" office:value="47.3042228270852" calcext:value-type="float">
            <text:p><text:s/>47,3 </text:p>
          </table:table-cell>
          <table:table-cell table:style-name="ce11" office:value-type="float" office:value="1.75894555278632" calcext:value-type="float">
            <text:p><text:s/>1,8 </text:p>
          </table:table-cell>
          <table:table-cell table:style-name="ce11" office:value-type="float" office:value="15.3355034057887" calcext:value-type="float">
            <text:p><text:s/>15,3 </text:p>
          </table:table-cell>
          <table:table-cell table:style-name="ce11" office:value-type="float" office:value="3.54670698948702" calcext:value-type="float">
            <text:p><text:s/>3,5 </text:p>
          </table:table-cell>
          <table:table-cell table:style-name="ce11" office:value-type="float" office:value="69.3716971625768" calcext:value-type="float">
            <text:p><text:s/>69,4 </text:p>
          </table:table-cell>
          <table:table-cell table:style-name="ce11" office:value-type="float" office:value="2.24023489567962" calcext:value-type="float">
            <text:p><text:s/>2,2 </text:p>
          </table:table-cell>
          <table:table-cell table:style-name="ce11" office:value-type="float" office:value="17.1320479761026" calcext:value-type="float">
            <text:p><text:s/>17,1 </text:p>
          </table:table-cell>
          <table:table-cell table:style-name="ce11" office:value-type="float" office:value="7.28148166962227" calcext:value-type="float">
            <text:p><text:s/>7,3 </text:p>
          </table:table-cell>
          <table:table-cell table:style-name="ce11" office:value-type="float" office:value="5.42767808109675" calcext:value-type="float">
            <text:p><text:s/>5,4 </text:p>
          </table:table-cell>
          <table:table-cell table:style-name="ce11" office:value-type="float" office:value="13.4226703745154" calcext:value-type="float">
            <text:p><text:s/>13,4 </text:p>
          </table:table-cell>
          <table:table-cell table:style-name="ce11" office:value-type="float" office:value="8.06857678022396" calcext:value-type="float">
            <text:p><text:s/>8,1 </text:p>
          </table:table-cell>
          <table:table-cell table:style-name="ce11" office:value-type="float" office:value="10.3362654014644" calcext:value-type="float">
            <text:p><text:s/>10,3 </text:p>
          </table:table-cell>
          <table:table-cell table:style-name="ce11" office:value-type="float" office:value="12.2470471235905" calcext:value-type="float">
            <text:p><text:s/>12,2 </text:p>
          </table:table-cell>
          <table:table-cell table:style-name="ce11" office:value-type="float" office:value="6.13347388149291" calcext:value-type="float">
            <text:p><text:s/>6,1 </text:p>
          </table:table-cell>
          <table:table-cell table:style-name="ce11" office:value-type="float" office:value="21.5554938387175" calcext:value-type="float">
            <text:p><text:s/>21,6 </text:p>
          </table:table-cell>
          <table:table-cell table:style-name="ce11" office:value-type="float" office:value="4.32561073103345" calcext:value-type="float">
            <text:p><text:s/>4,3 </text:p>
          </table:table-cell>
          <table:table-cell table:style-name="ce11" office:value-type="float" office:value="48.5425565486763" calcext:value-type="float">
            <text:p><text:s/>48,5 </text:p>
          </table:table-cell>
          <table:table-cell table:style-name="ce11" office:value-type="float" office:value="2.24318109137374" calcext:value-type="float">
            <text:p><text:s/>2,2 </text:p>
          </table:table-cell>
          <table:table-cell table:style-name="ce11" office:value-type="float" office:value="17.654902489015" calcext:value-type="float">
            <text:p><text:s/>17,7 </text:p>
          </table:table-cell>
          <table:table-cell table:style-name="ce11" office:value-type="float" office:value="4.43748713330169" calcext:value-type="float">
            <text:p><text:s/>4,4 </text:p>
          </table:table-cell>
          <table:table-cell table:style-name="ce11" office:value-type="float" office:value="3.02305863911583" calcext:value-type="float">
            <text:p><text:s/>3,0 </text:p>
          </table:table-cell>
          <table:table-cell table:style-name="ce11" office:value-type="float" office:value="14.7459972332506" calcext:value-type="float">
            <text:p><text:s/>14,7 </text:p>
          </table:table-cell>
          <table:table-cell table:style-name="ce11" office:value-type="float" office:value="11.510370380289" calcext:value-type="float">
            <text:p><text:s/>11,5 </text:p>
          </table:table-cell>
          <table:table-cell table:style-name="ce11" office:value-type="float" office:value="7.80440808629772" calcext:value-type="float">
            <text:p><text:s/>7,8 </text:p>
          </table:table-cell>
          <table:table-cell table:style-name="ce11" office:value-type="float" office:value="69.2638595341369" calcext:value-type="float">
            <text:p><text:s/>69,3 </text:p>
          </table:table-cell>
          <table:table-cell table:style-name="ce11" office:value-type="float" office:value="1.6217115887104" calcext:value-type="float">
            <text:p><text:s/>1,6 </text:p>
          </table:table-cell>
          <table:table-cell table:style-name="ce11" office:value-type="float" office:value="16.2027114464579" calcext:value-type="float">
            <text:p><text:s/>16,2 </text:p>
          </table:table-cell>
          <table:table-cell table:style-name="ce11" office:value-type="float" office:value="5.65855971636112" calcext:value-type="float">
            <text:p><text:s/>5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Grande do Sul</text:p>
          </table:table-cell>
          <table:table-cell table:style-name="ce11" office:value-type="float" office:value="22.5338638724701" calcext:value-type="float">
            <text:p><text:s/>22,5 </text:p>
          </table:table-cell>
          <table:table-cell table:style-name="ce11" office:value-type="float" office:value="3.34345637407063" calcext:value-type="float">
            <text:p><text:s/>3,3 </text:p>
          </table:table-cell>
          <table:table-cell table:style-name="ce11" office:value-type="float" office:value="17.0795213092786" calcext:value-type="float">
            <text:p><text:s/>17,1 </text:p>
          </table:table-cell>
          <table:table-cell table:style-name="ce11" office:value-type="float" office:value="4.1753126817385" calcext:value-type="float">
            <text:p><text:s/>4,2 </text:p>
          </table:table-cell>
          <table:table-cell table:style-name="ce11" office:value-type="float" office:value="42.6792558157892" calcext:value-type="float">
            <text:p><text:s/>42,7 </text:p>
          </table:table-cell>
          <table:table-cell table:style-name="ce11" office:value-type="float" office:value="2.21081982938276" calcext:value-type="float">
            <text:p><text:s/>2,2 </text:p>
          </table:table-cell>
          <table:table-cell table:style-name="ce11" office:value-type="float" office:value="17.707359002462" calcext:value-type="float">
            <text:p><text:s/>17,7 </text:p>
          </table:table-cell>
          <table:table-cell table:style-name="ce11" office:value-type="float" office:value="4.37299393340895" calcext:value-type="float">
            <text:p><text:s/>4,4 </text:p>
          </table:table-cell>
          <table:table-cell table:style-name="ce11" office:value-type="float" office:value="70.7667911670165" calcext:value-type="float">
            <text:p><text:s/>70,8 </text:p>
          </table:table-cell>
          <table:table-cell table:style-name="ce11" office:value-type="float" office:value="2.4489047619035" calcext:value-type="float">
            <text:p><text:s/>2,4 </text:p>
          </table:table-cell>
          <table:table-cell table:style-name="ce11" office:value-type="float" office:value="17.818038787896" calcext:value-type="float">
            <text:p><text:s/>17,8 </text:p>
          </table:table-cell>
          <table:table-cell table:style-name="ce11" office:value-type="float" office:value="8.45257993441173" calcext:value-type="float">
            <text:p><text:s/>8,5 </text:p>
          </table:table-cell>
          <table:table-cell table:style-name="ce11" office:value-type="float" office:value="2.8954486805816" calcext:value-type="float">
            <text:p><text:s/>2,9 </text:p>
          </table:table-cell>
          <table:table-cell table:style-name="ce11" office:value-type="float" office:value="19.7265336094365" calcext:value-type="float">
            <text:p><text:s/>19,7 </text:p>
          </table:table-cell>
          <table:table-cell table:style-name="ce11" office:value-type="float" office:value="8.519721364506" calcext:value-type="float">
            <text:p><text:s/>8,5 </text:p>
          </table:table-cell>
          <table:table-cell table:style-name="ce11" office:value-type="float" office:value="12.5242659529782" calcext:value-type="float">
            <text:p><text:s/>12,5 </text:p>
          </table:table-cell>
          <table:table-cell table:style-name="ce11" office:value-type="float" office:value="15.1198739647576" calcext:value-type="float">
            <text:p><text:s/>15,1 </text:p>
          </table:table-cell>
          <table:table-cell table:style-name="ce11" office:value-type="float" office:value="6.28974377325317" calcext:value-type="float">
            <text:p><text:s/>6,3 </text:p>
          </table:table-cell>
          <table:table-cell table:style-name="ce11" office:value-type="float" office:value="20.3691860397241" calcext:value-type="float">
            <text:p><text:s/>20,4 </text:p>
          </table:table-cell>
          <table:table-cell table:style-name="ce11" office:value-type="float" office:value="5.51056576537607" calcext:value-type="float">
            <text:p><text:s/>5,5 </text:p>
          </table:table-cell>
          <table:table-cell table:style-name="ce11" office:value-type="float" office:value="43.6743746379786" calcext:value-type="float">
            <text:p><text:s/>43,7 </text:p>
          </table:table-cell>
          <table:table-cell table:style-name="ce11" office:value-type="float" office:value="2.87596117922434" calcext:value-type="float">
            <text:p><text:s/>2,9 </text:p>
          </table:table-cell>
          <table:table-cell table:style-name="ce11" office:value-type="float" office:value="20.8365653575394" calcext:value-type="float">
            <text:p><text:s/>20,8 </text:p>
          </table:table-cell>
          <table:table-cell table:style-name="ce11" office:value-type="float" office:value="5.40375613003123" calcext:value-type="float">
            <text:p><text:s/>5,4 </text:p>
          </table:table-cell>
          <table:table-cell table:style-name="ce11" office:value-type="float" office:value="3.61602052283513" calcext:value-type="float">
            <text:p><text:s/>3,6 </text:p>
          </table:table-cell>
          <table:table-cell table:style-name="ce11" office:value-type="float" office:value="15.1455409280043" calcext:value-type="float">
            <text:p><text:s/>15,1 </text:p>
          </table:table-cell>
          <table:table-cell table:style-name="ce11" office:value-type="float" office:value="12.0249444357109" calcext:value-type="float">
            <text:p><text:s/>12,0 </text:p>
          </table:table-cell>
          <table:table-cell table:style-name="ce11" office:value-type="float" office:value="8.4588691015647" calcext:value-type="float">
            <text:p><text:s/>8,5 </text:p>
          </table:table-cell>
          <table:table-cell table:style-name="ce11" office:value-type="float" office:value="65.4520828319403" calcext:value-type="float">
            <text:p><text:s/>65,5 </text:p>
          </table:table-cell>
          <table:table-cell table:style-name="ce11" office:value-type="float" office:value="2.3090132057718" calcext:value-type="float">
            <text:p><text:s/>2,3 </text:p>
          </table:table-cell>
          <table:table-cell table:style-name="ce11" office:value-type="float" office:value="18.9069522095135" calcext:value-type="float">
            <text:p><text:s/>18,9 </text:p>
          </table:table-cell>
          <table:table-cell table:style-name="ce11" office:value-type="float" office:value="7.53682030499612" calcext:value-type="float">
            <text:p><text:s/>7,5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entro-Oeste</text:p>
          </table:table-cell>
          <table:table-cell table:style-name="ce10" office:value-type="float" office:value="25.6843029258139" calcext:value-type="float">
            <text:p><text:s/>25,7 </text:p>
          </table:table-cell>
          <table:table-cell table:style-name="ce10" office:value-type="float" office:value="2.19458354682013" calcext:value-type="float">
            <text:p><text:s/>2,2 </text:p>
          </table:table-cell>
          <table:table-cell table:style-name="ce10" office:value-type="float" office:value="14.1545460884982" calcext:value-type="float">
            <text:p><text:s/>14,2 </text:p>
          </table:table-cell>
          <table:table-cell table:style-name="ce10" office:value-type="float" office:value="3.11116841990011" calcext:value-type="float">
            <text:p><text:s/>3,1 </text:p>
          </table:table-cell>
          <table:table-cell table:style-name="ce10" office:value-type="float" office:value="39.3709595188148" calcext:value-type="float">
            <text:p><text:s/>39,4 </text:p>
          </table:table-cell>
          <table:table-cell table:style-name="ce10" office:value-type="float" office:value="1.66008406926307" calcext:value-type="float">
            <text:p><text:s/>1,7 </text:p>
          </table:table-cell>
          <table:table-cell table:style-name="ce10" office:value-type="float" office:value="20.7901914668731" calcext:value-type="float">
            <text:p><text:s/>20,8 </text:p>
          </table:table-cell>
          <table:table-cell table:style-name="ce10" office:value-type="float" office:value="2.35621479980397" calcext:value-type="float">
            <text:p><text:s/>2,4 </text:p>
          </table:table-cell>
          <table:table-cell table:style-name="ce10" office:value-type="float" office:value="73.9918783800527" calcext:value-type="float">
            <text:p><text:s/>74,0 </text:p>
          </table:table-cell>
          <table:table-cell table:style-name="ce10" office:value-type="float" office:value="1.64270913386597" calcext:value-type="float">
            <text:p><text:s/>1,6 </text:p>
          </table:table-cell>
          <table:table-cell table:style-name="ce10" office:value-type="float" office:value="12.9521038529473" calcext:value-type="float">
            <text:p><text:s/>13,0 </text:p>
          </table:table-cell>
          <table:table-cell table:style-name="ce10" office:value-type="float" office:value="6.80715456137897" calcext:value-type="float">
            <text:p><text:s/>6,8 </text:p>
          </table:table-cell>
          <table:table-cell table:style-name="ce10" office:value-type="float" office:value="4.11658889544767" calcext:value-type="float">
            <text:p><text:s/>4,1 </text:p>
          </table:table-cell>
          <table:table-cell table:style-name="ce10" office:value-type="float" office:value="15.2004102489404" calcext:value-type="float">
            <text:p><text:s/>15,2 </text:p>
          </table:table-cell>
          <table:table-cell table:style-name="ce10" office:value-type="float" office:value="8.93942887155235" calcext:value-type="float">
            <text:p><text:s/>8,9 </text:p>
          </table:table-cell>
          <table:table-cell table:style-name="ce10" office:value-type="float" office:value="9.16253535808731" calcext:value-type="float">
            <text:p><text:s/>9,2 </text:p>
          </table:table-cell>
          <table:table-cell table:style-name="ce10" office:value-type="float" office:value="18.8339084770245" calcext:value-type="float">
            <text:p><text:s/>18,8 </text:p>
          </table:table-cell>
          <table:table-cell table:style-name="ce10" office:value-type="float" office:value="3.96655434635261" calcext:value-type="float">
            <text:p><text:s/>4,0 </text:p>
          </table:table-cell>
          <table:table-cell table:style-name="ce10" office:value-type="float" office:value="17.1435335066504" calcext:value-type="float">
            <text:p><text:s/>17,1 </text:p>
          </table:table-cell>
          <table:table-cell table:style-name="ce10" office:value-type="float" office:value="3.98302960541901" calcext:value-type="float">
            <text:p><text:s/>4,0 </text:p>
          </table:table-cell>
          <table:table-cell table:style-name="ce10" office:value-type="float" office:value="39.7060348385037" calcext:value-type="float">
            <text:p><text:s/>39,7 </text:p>
          </table:table-cell>
          <table:table-cell table:style-name="ce10" office:value-type="float" office:value="2.29803798221158" calcext:value-type="float">
            <text:p><text:s/>2,3 </text:p>
          </table:table-cell>
          <table:table-cell table:style-name="ce10" office:value-type="float" office:value="24.3165231778214" calcext:value-type="float">
            <text:p><text:s/>24,3 </text:p>
          </table:table-cell>
          <table:table-cell table:style-name="ce10" office:value-type="float" office:value="3.10791670659879" calcext:value-type="float">
            <text:p><text:s/>3,1 </text:p>
          </table:table-cell>
          <table:table-cell table:style-name="ce10" office:value-type="float" office:value="3.94589059736294" calcext:value-type="float">
            <text:p><text:s/>3,9 </text:p>
          </table:table-cell>
          <table:table-cell table:style-name="ce10" office:value-type="float" office:value="11.8544592219178" calcext:value-type="float">
            <text:p><text:s/>11,9 </text:p>
          </table:table-cell>
          <table:table-cell table:style-name="ce10" office:value-type="float" office:value="10.4197383694214" calcext:value-type="float">
            <text:p><text:s/>10,4 </text:p>
          </table:table-cell>
          <table:table-cell table:style-name="ce10" office:value-type="float" office:value="6.23024494438274" calcext:value-type="float">
            <text:p><text:s/>6,2 </text:p>
          </table:table-cell>
          <table:table-cell table:style-name="ce10" office:value-type="float" office:value="62.3116014720465" calcext:value-type="float">
            <text:p><text:s/>62,3 </text:p>
          </table:table-cell>
          <table:table-cell table:style-name="ce10" office:value-type="float" office:value="1.70506364439615" calcext:value-type="float">
            <text:p><text:s/>1,7 </text:p>
          </table:table-cell>
          <table:table-cell table:style-name="ce10" office:value-type="float" office:value="23.3227695611691" calcext:value-type="float">
            <text:p><text:s/>23,3 </text:p>
          </table:table-cell>
          <table:table-cell table:style-name="ce10" office:value-type="float" office:value="3.78959684417373" calcext:value-type="float">
            <text:p><text:s/>3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to Grosso do Sul</text:p>
          </table:table-cell>
          <table:table-cell table:style-name="ce11" office:value-type="float" office:value="23.9525015717859" calcext:value-type="float">
            <text:p><text:s/>24,0 </text:p>
          </table:table-cell>
          <table:table-cell table:style-name="ce11" office:value-type="float" office:value="4.79590889678227" calcext:value-type="float">
            <text:p><text:s/>4,8 </text:p>
          </table:table-cell>
          <table:table-cell table:style-name="ce11" office:value-type="float" office:value="15.0212638141364" calcext:value-type="float">
            <text:p><text:s/>15,0 </text:p>
          </table:table-cell>
          <table:table-cell table:style-name="ce11" office:value-type="float" office:value="5.91665486977446" calcext:value-type="float">
            <text:p><text:s/>5,9 </text:p>
          </table:table-cell>
          <table:table-cell table:style-name="ce11" office:value-type="float" office:value="41.3256399199077" calcext:value-type="float">
            <text:p><text:s/>41,3 </text:p>
          </table:table-cell>
          <table:table-cell table:style-name="ce11" office:value-type="float" office:value="3.75952721119274" calcext:value-type="float">
            <text:p><text:s/>3,8 </text:p>
          </table:table-cell>
          <table:table-cell table:style-name="ce11" office:value-type="float" office:value="19.7005946941703" calcext:value-type="float">
            <text:p><text:s/>19,7 </text:p>
          </table:table-cell>
          <table:table-cell table:style-name="ce11" office:value-type="float" office:value="5.48523701926455" calcext:value-type="float">
            <text:p><text:s/>5,5 </text:p>
          </table:table-cell>
          <table:table-cell table:style-name="ce11" office:value-type="float" office:value="73.4649030989096" calcext:value-type="float">
            <text:p><text:s/>73,5 </text:p>
          </table:table-cell>
          <table:table-cell table:style-name="ce11" office:value-type="float" office:value="3.24653318093242" calcext:value-type="float">
            <text:p><text:s/>3,2 </text:p>
          </table:table-cell>
          <table:table-cell table:style-name="ce11" office:value-type="float" office:value="16.3274306312883" calcext:value-type="float">
            <text:p><text:s/>16,3 </text:p>
          </table:table-cell>
          <table:table-cell table:style-name="ce11" office:value-type="float" office:value="11.8303551800014" calcext:value-type="float">
            <text:p><text:s/>11,8 </text:p>
          </table:table-cell>
          <table:table-cell table:style-name="ce11" office:value-type="float" office:value="2.6613940515859" calcext:value-type="float">
            <text:p><text:s/>2,7 </text:p>
          </table:table-cell>
          <table:table-cell table:style-name="ce11" office:value-type="float" office:value="29.6220934669287" calcext:value-type="float">
            <text:p><text:s/>29,6 </text:p>
          </table:table-cell>
          <table:table-cell table:style-name="ce11" office:value-type="float" office:value="7.54627221821628" calcext:value-type="float">
            <text:p><text:s/>7,5 </text:p>
          </table:table-cell>
          <table:table-cell table:style-name="ce11" office:value-type="float" office:value="18.0981961686195" calcext:value-type="float">
            <text:p><text:s/>18,1 </text:p>
          </table:table-cell>
          <table:table-cell table:style-name="ce11" office:value-type="float" office:value="17.5379564436528" calcext:value-type="float">
            <text:p><text:s/>17,5 </text:p>
          </table:table-cell>
          <table:table-cell table:style-name="ce11" office:value-type="float" office:value="8.51389781018257" calcext:value-type="float">
            <text:p><text:s/>8,5 </text:p>
          </table:table-cell>
          <table:table-cell table:style-name="ce11" office:value-type="float" office:value="17.9427885809211" calcext:value-type="float">
            <text:p><text:s/>17,9 </text:p>
          </table:table-cell>
          <table:table-cell table:style-name="ce11" office:value-type="float" office:value="7.65266304848902" calcext:value-type="float">
            <text:p><text:s/>7,7 </text:p>
          </table:table-cell>
          <table:table-cell table:style-name="ce11" office:value-type="float" office:value="39.6004315337659" calcext:value-type="float">
            <text:p><text:s/>39,6 </text:p>
          </table:table-cell>
          <table:table-cell table:style-name="ce11" office:value-type="float" office:value="5.13955731843004" calcext:value-type="float">
            <text:p><text:s/>5,1 </text:p>
          </table:table-cell>
          <table:table-cell table:style-name="ce11" office:value-type="float" office:value="24.9188234416601" calcext:value-type="float">
            <text:p><text:s/>24,9 </text:p>
          </table:table-cell>
          <table:table-cell table:style-name="ce11" office:value-type="float" office:value="6.32990135249199" calcext:value-type="float">
            <text:p><text:s/>6,3 </text:p>
          </table:table-cell>
          <table:table-cell table:style-name="ce11" office:value-type="float" office:value="3.74197059162955" calcext:value-type="float">
            <text:p><text:s/>3,7 </text:p>
          </table:table-cell>
          <table:table-cell table:style-name="ce11" office:value-type="float" office:value="21.6453442530266" calcext:value-type="float">
            <text:p><text:s/>21,6 </text:p>
          </table:table-cell>
          <table:table-cell table:style-name="ce11" office:value-type="float" office:value="10.1344960422049" calcext:value-type="float">
            <text:p><text:s/>10,1 </text:p>
          </table:table-cell>
          <table:table-cell table:style-name="ce11" office:value-type="float" office:value="12.5322908965226" calcext:value-type="float">
            <text:p><text:s/>12,5 </text:p>
          </table:table-cell>
          <table:table-cell table:style-name="ce11" office:value-type="float" office:value="66.5939780801404" calcext:value-type="float">
            <text:p><text:s/>66,6 </text:p>
          </table:table-cell>
          <table:table-cell table:style-name="ce11" office:value-type="float" office:value="3.3170389857844" calcext:value-type="float">
            <text:p><text:s/>3,3 </text:p>
          </table:table-cell>
          <table:table-cell table:style-name="ce11" office:value-type="float" office:value="19.5295552860251" calcext:value-type="float">
            <text:p><text:s/>19,5 </text:p>
          </table:table-cell>
          <table:table-cell table:style-name="ce11" office:value-type="float" office:value="9.15666278412125" calcext:value-type="float">
            <text:p><text:s/>9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to Grosso</text:p>
          </table:table-cell>
          <table:table-cell table:style-name="ce11" office:value-type="float" office:value="24.0911995187383" calcext:value-type="float">
            <text:p><text:s/>24,1 </text:p>
          </table:table-cell>
          <table:table-cell table:style-name="ce11" office:value-type="float" office:value="4.17295193235792" calcext:value-type="float">
            <text:p><text:s/>4,2 </text:p>
          </table:table-cell>
          <table:table-cell table:style-name="ce11" office:value-type="float" office:value="14.9944564573023" calcext:value-type="float">
            <text:p><text:s/>15,0 </text:p>
          </table:table-cell>
          <table:table-cell table:style-name="ce11" office:value-type="float" office:value="5.75209111835071" calcext:value-type="float">
            <text:p><text:s/>5,8 </text:p>
          </table:table-cell>
          <table:table-cell table:style-name="ce11" office:value-type="float" office:value="39.265775652072" calcext:value-type="float">
            <text:p><text:s/>39,3 </text:p>
          </table:table-cell>
          <table:table-cell table:style-name="ce11" office:value-type="float" office:value="3.22394561686204" calcext:value-type="float">
            <text:p><text:s/>3,2 </text:p>
          </table:table-cell>
          <table:table-cell table:style-name="ce11" office:value-type="float" office:value="21.648568371887" calcext:value-type="float">
            <text:p><text:s/>21,6 </text:p>
          </table:table-cell>
          <table:table-cell table:style-name="ce11" office:value-type="float" office:value="5.10001453169865" calcext:value-type="float">
            <text:p><text:s/>5,1 </text:p>
          </table:table-cell>
          <table:table-cell table:style-name="ce11" office:value-type="float" office:value="70.6979212727286" calcext:value-type="float">
            <text:p><text:s/>70,7 </text:p>
          </table:table-cell>
          <table:table-cell table:style-name="ce11" office:value-type="float" office:value="3.15401083577493" calcext:value-type="float">
            <text:p><text:s/>3,2 </text:p>
          </table:table-cell>
          <table:table-cell table:style-name="ce11" office:value-type="float" office:value="17.2373485451899" calcext:value-type="float">
            <text:p><text:s/>17,2 </text:p>
          </table:table-cell>
          <table:table-cell table:style-name="ce11" office:value-type="float" office:value="12.459909567581" calcext:value-type="float">
            <text:p><text:s/>12,5 </text:p>
          </table:table-cell>
          <table:table-cell table:style-name="ce11" office:value-type="float" office:value="4.70878824772683" calcext:value-type="float">
            <text:p><text:s/>4,7 </text:p>
          </table:table-cell>
          <table:table-cell table:style-name="ce11" office:value-type="float" office:value="21.53552545298" calcext:value-type="float">
            <text:p><text:s/>21,5 </text:p>
          </table:table-cell>
          <table:table-cell table:style-name="ce11" office:value-type="float" office:value="7.35594193435474" calcext:value-type="float">
            <text:p><text:s/>7,4 </text:p>
          </table:table-cell>
          <table:table-cell table:style-name="ce11" office:value-type="float" office:value="18.1113213166587" calcext:value-type="float">
            <text:p><text:s/>18,1 </text:p>
          </table:table-cell>
          <table:table-cell table:style-name="ce11" office:value-type="float" office:value="16.222301090242" calcext:value-type="float">
            <text:p><text:s/>16,2 </text:p>
          </table:table-cell>
          <table:table-cell table:style-name="ce11" office:value-type="float" office:value="7.98198693880376" calcext:value-type="float">
            <text:p><text:s/>8,0 </text:p>
          </table:table-cell>
          <table:table-cell table:style-name="ce11" office:value-type="float" office:value="17.9453550253097" calcext:value-type="float">
            <text:p><text:s/>17,9 </text:p>
          </table:table-cell>
          <table:table-cell table:style-name="ce11" office:value-type="float" office:value="7.12809626637891" calcext:value-type="float">
            <text:p><text:s/>7,1 </text:p>
          </table:table-cell>
          <table:table-cell table:style-name="ce11" office:value-type="float" office:value="41.8689976884511" calcext:value-type="float">
            <text:p><text:s/>41,9 </text:p>
          </table:table-cell>
          <table:table-cell table:style-name="ce11" office:value-type="float" office:value="3.97965557803455" calcext:value-type="float">
            <text:p><text:s/>4,0 </text:p>
          </table:table-cell>
          <table:table-cell table:style-name="ce11" office:value-type="float" office:value="23.9633461959973" calcext:value-type="float">
            <text:p><text:s/>24,0 </text:p>
          </table:table-cell>
          <table:table-cell table:style-name="ce11" office:value-type="float" office:value="6.67353243878484" calcext:value-type="float">
            <text:p><text:s/>6,7 </text:p>
          </table:table-cell>
          <table:table-cell table:style-name="ce11" office:value-type="float" office:value="5.45353257661779" calcext:value-type="float">
            <text:p><text:s/>5,5 </text:p>
          </table:table-cell>
          <table:table-cell table:style-name="ce11" office:value-type="float" office:value="26.0692276522361" calcext:value-type="float">
            <text:p><text:s/>26,1 </text:p>
          </table:table-cell>
          <table:table-cell table:style-name="ce11" office:value-type="float" office:value="9.25001617089858" calcext:value-type="float">
            <text:p><text:s/>9,3 </text:p>
          </table:table-cell>
          <table:table-cell table:style-name="ce11" office:value-type="float" office:value="12.7527906444797" calcext:value-type="float">
            <text:p><text:s/>12,8 </text:p>
          </table:table-cell>
          <table:table-cell table:style-name="ce11" office:value-type="float" office:value="57.7892083042388" calcext:value-type="float">
            <text:p><text:s/>57,8 </text:p>
          </table:table-cell>
          <table:table-cell table:style-name="ce11" office:value-type="float" office:value="4.24908015654362" calcext:value-type="float">
            <text:p><text:s/>4,2 </text:p>
          </table:table-cell>
          <table:table-cell table:style-name="ce11" office:value-type="float" office:value="27.5072429482449" calcext:value-type="float">
            <text:p><text:s/>27,5 </text:p>
          </table:table-cell>
          <table:table-cell table:style-name="ce11" office:value-type="float" office:value="6.44168537643765" calcext:value-type="float">
            <text:p><text:s/>6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Goiás</text:p>
          </table:table-cell>
          <table:table-cell table:style-name="ce11" office:value-type="float" office:value="23.4437145145201" calcext:value-type="float">
            <text:p><text:s/>23,4 </text:p>
          </table:table-cell>
          <table:table-cell table:style-name="ce11" office:value-type="float" office:value="3.82069164583239" calcext:value-type="float">
            <text:p><text:s/>3,8 </text:p>
          </table:table-cell>
          <table:table-cell table:style-name="ce11" office:value-type="float" office:value="14.1560881340267" calcext:value-type="float">
            <text:p><text:s/>14,2 </text:p>
          </table:table-cell>
          <table:table-cell table:style-name="ce11" office:value-type="float" office:value="5.29898678710595" calcext:value-type="float">
            <text:p><text:s/>5,3 </text:p>
          </table:table-cell>
          <table:table-cell table:style-name="ce11" office:value-type="float" office:value="40.6185873673893" calcext:value-type="float">
            <text:p><text:s/>40,6 </text:p>
          </table:table-cell>
          <table:table-cell table:style-name="ce11" office:value-type="float" office:value="2.55181190935885" calcext:value-type="float">
            <text:p><text:s/>2,6 </text:p>
          </table:table-cell>
          <table:table-cell table:style-name="ce11" office:value-type="float" office:value="21.7816099840636" calcext:value-type="float">
            <text:p><text:s/>21,8 </text:p>
          </table:table-cell>
          <table:table-cell table:style-name="ce11" office:value-type="float" office:value="3.54681852915231" calcext:value-type="float">
            <text:p><text:s/>3,5 </text:p>
          </table:table-cell>
          <table:table-cell table:style-name="ce11" office:value-type="float" office:value="70.9004049165094" calcext:value-type="float">
            <text:p><text:s/>70,9 </text:p>
          </table:table-cell>
          <table:table-cell table:style-name="ce11" office:value-type="float" office:value="3.08926582346395" calcext:value-type="float">
            <text:p><text:s/>3,1 </text:p>
          </table:table-cell>
          <table:table-cell table:style-name="ce11" office:value-type="float" office:value="12.7655567827873" calcext:value-type="float">
            <text:p><text:s/>12,8 </text:p>
          </table:table-cell>
          <table:table-cell table:style-name="ce11" office:value-type="float" office:value="11.6663725407142" calcext:value-type="float">
            <text:p><text:s/>11,7 </text:p>
          </table:table-cell>
          <table:table-cell table:style-name="ce11" office:value-type="float" office:value="5.146327099088" calcext:value-type="float">
            <text:p><text:s/>5,1 </text:p>
          </table:table-cell>
          <table:table-cell table:style-name="ce11" office:value-type="float" office:value="24.1901731702001" calcext:value-type="float">
            <text:p><text:s/>24,2 </text:p>
          </table:table-cell>
          <table:table-cell table:style-name="ce11" office:value-type="float" office:value="11.1877112016152" calcext:value-type="float">
            <text:p><text:s/>11,2 </text:p>
          </table:table-cell>
          <table:table-cell table:style-name="ce11" office:value-type="float" office:value="12.9659959684537" calcext:value-type="float">
            <text:p><text:s/>13,0 </text:p>
          </table:table-cell>
          <table:table-cell table:style-name="ce11" office:value-type="float" office:value="15.4578910356433" calcext:value-type="float">
            <text:p><text:s/>15,5 </text:p>
          </table:table-cell>
          <table:table-cell table:style-name="ce11" office:value-type="float" office:value="7.04880628269281" calcext:value-type="float">
            <text:p><text:s/>7,0 </text:p>
          </table:table-cell>
          <table:table-cell table:style-name="ce11" office:value-type="float" office:value="17.1322124201081" calcext:value-type="float">
            <text:p><text:s/>17,1 </text:p>
          </table:table-cell>
          <table:table-cell table:style-name="ce11" office:value-type="float" office:value="6.69098179241349" calcext:value-type="float">
            <text:p><text:s/>6,7 </text:p>
          </table:table-cell>
          <table:table-cell table:style-name="ce11" office:value-type="float" office:value="41.8209729190677" calcext:value-type="float">
            <text:p><text:s/>41,8 </text:p>
          </table:table-cell>
          <table:table-cell table:style-name="ce11" office:value-type="float" office:value="3.56673004402446" calcext:value-type="float">
            <text:p><text:s/>3,6 </text:p>
          </table:table-cell>
          <table:table-cell table:style-name="ce11" office:value-type="float" office:value="25.5889236251808" calcext:value-type="float">
            <text:p><text:s/>25,6 </text:p>
          </table:table-cell>
          <table:table-cell table:style-name="ce11" office:value-type="float" office:value="4.63515928660518" calcext:value-type="float">
            <text:p><text:s/>4,6 </text:p>
          </table:table-cell>
          <table:table-cell table:style-name="ce11" office:value-type="float" office:value="2.77248568690345" calcext:value-type="float">
            <text:p><text:s/>2,8 </text:p>
          </table:table-cell>
          <table:table-cell table:style-name="ce11" office:value-type="float" office:value="23.2890476382181" calcext:value-type="float">
            <text:p><text:s/>23,3 </text:p>
          </table:table-cell>
          <table:table-cell table:style-name="ce11" office:value-type="float" office:value="10.4907478108621" calcext:value-type="float">
            <text:p><text:s/>10,5 </text:p>
          </table:table-cell>
          <table:table-cell table:style-name="ce11" office:value-type="float" office:value="10.1611960140839" calcext:value-type="float">
            <text:p><text:s/>10,2 </text:p>
          </table:table-cell>
          <table:table-cell table:style-name="ce11" office:value-type="float" office:value="63.4941113613833" calcext:value-type="float">
            <text:p><text:s/>63,5 </text:p>
          </table:table-cell>
          <table:table-cell table:style-name="ce11" office:value-type="float" office:value="2.69042400175235" calcext:value-type="float">
            <text:p><text:s/>2,7 </text:p>
          </table:table-cell>
          <table:table-cell table:style-name="ce11" office:value-type="float" office:value="23.2426551408512" calcext:value-type="float">
            <text:p><text:s/>23,2 </text:p>
          </table:table-cell>
          <table:table-cell table:style-name="ce11" office:value-type="float" office:value="6.36423510579376" calcext:value-type="float">
            <text:p><text:s/>6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Distrito Federal</text:p>
          </table:table-cell>
          <table:table-cell table:style-name="ce11" office:value-type="float" office:value="33.3903154989752" calcext:value-type="float">
            <text:p><text:s/>33,4 </text:p>
          </table:table-cell>
          <table:table-cell table:style-name="ce11" office:value-type="float" office:value="4.31079797658757" calcext:value-type="float">
            <text:p><text:s/>4,3 </text:p>
          </table:table-cell>
          <table:table-cell table:style-name="ce11" office:value-type="float" office:value="12.6228571837649" calcext:value-type="float">
            <text:p><text:s/>12,6 </text:p>
          </table:table-cell>
          <table:table-cell table:style-name="ce11" office:value-type="float" office:value="7.48100674007965" calcext:value-type="float">
            <text:p><text:s/>7,5 </text:p>
          </table:table-cell>
          <table:table-cell table:style-name="ce11" office:value-type="float" office:value="35.2676610918773" calcext:value-type="float">
            <text:p><text:s/>35,3 </text:p>
          </table:table-cell>
          <table:table-cell table:style-name="ce11" office:value-type="float" office:value="4.4131144287614" calcext:value-type="float">
            <text:p><text:s/>4,4 </text:p>
          </table:table-cell>
          <table:table-cell table:style-name="ce11" office:value-type="float" office:value="18.7191662253835" calcext:value-type="float">
            <text:p><text:s/>18,7 </text:p>
          </table:table-cell>
          <table:table-cell table:style-name="ce11" office:value-type="float" office:value="5.6094440106913" calcext:value-type="float">
            <text:p><text:s/>5,6 </text:p>
          </table:table-cell>
          <table:table-cell table:style-name="ce11" office:value-type="float" office:value="84.377452379616" calcext:value-type="float">
            <text:p><text:s/>84,4 </text:p>
          </table:table-cell>
          <table:table-cell table:style-name="ce11" office:value-type="float" office:value="2.58490829689175" calcext:value-type="float">
            <text:p><text:s/>2,6 </text:p>
          </table:table-cell>
          <table:table-cell table:style-name="ce11" office:value-type="float" office:value="6.55122215590692" calcext:value-type="float">
            <text:p><text:s/>6,6 </text:p>
          </table:table-cell>
          <table:table-cell table:style-name="ce11" office:value-type="float" office:value="17.4684383992326" calcext:value-type="float">
            <text:p><text:s/>17,5 </text:p>
          </table:table-cell>
          <table:table-cell table:style-name="ce11" office:value-type="float" office:value="2.39571185362412" calcext:value-type="float">
            <text:p><text:s/>2,4 </text:p>
          </table:table-cell>
          <table:table-cell table:style-name="ce11" office:value-type="float" office:value="36.3610681515032" calcext:value-type="float">
            <text:p><text:s/>36,4 </text:p>
          </table:table-cell>
          <table:table-cell table:style-name="ce11" office:value-type="float" office:value="6.67561361085306" calcext:value-type="float">
            <text:p><text:s/>6,7 </text:p>
          </table:table-cell>
          <table:table-cell table:style-name="ce11" office:value-type="float" office:value="27.7573127719968" calcext:value-type="float">
            <text:p><text:s/>27,8 </text:p>
          </table:table-cell>
          <table:table-cell table:style-name="ce11" office:value-type="float" office:value="29.3644634205556" calcext:value-type="float">
            <text:p><text:s/>29,4 </text:p>
          </table:table-cell>
          <table:table-cell table:style-name="ce11" office:value-type="float" office:value="6.68968705507302" calcext:value-type="float">
            <text:p><text:s/>6,7 </text:p>
          </table:table-cell>
          <table:table-cell table:style-name="ce11" office:value-type="float" office:value="15.7794436765193" calcext:value-type="float">
            <text:p><text:s/>15,8 </text:p>
          </table:table-cell>
          <table:table-cell table:style-name="ce11" office:value-type="float" office:value="9.81825724053318" calcext:value-type="float">
            <text:p><text:s/>9,8 </text:p>
          </table:table-cell>
          <table:table-cell table:style-name="ce11" office:value-type="float" office:value="33.3169918419032" calcext:value-type="float">
            <text:p><text:s/>33,3 </text:p>
          </table:table-cell>
          <table:table-cell table:style-name="ce11" office:value-type="float" office:value="6.57435768187274" calcext:value-type="float">
            <text:p><text:s/>6,6 </text:p>
          </table:table-cell>
          <table:table-cell table:style-name="ce11" office:value-type="float" office:value="21.539101061022" calcext:value-type="float">
            <text:p><text:s/>21,5 </text:p>
          </table:table-cell>
          <table:table-cell table:style-name="ce11" office:value-type="float" office:value="8.23987034643981" calcext:value-type="float">
            <text:p><text:s/>8,2 </text:p>
          </table:table-cell>
          <table:table-cell table:style-name="ce11" office:value-type="float" office:value="5.04184534379567" calcext:value-type="float">
            <text:p><text:s/>5,0 </text:p>
          </table:table-cell>
          <table:table-cell table:style-name="ce11" office:value-type="float" office:value="19.0906972652898" calcext:value-type="float">
            <text:p><text:s/>19,1 </text:p>
          </table:table-cell>
          <table:table-cell table:style-name="ce11" office:value-type="float" office:value="11.7413991384247" calcext:value-type="float">
            <text:p><text:s/>11,7 </text:p>
          </table:table-cell>
          <table:table-cell table:style-name="ce11" office:value-type="float" office:value="14.1239396838013" calcext:value-type="float">
            <text:p><text:s/>14,1 </text:p>
          </table:table-cell>
          <table:table-cell table:style-name="ce11" office:value-type="float" office:value="60.7735355205983" calcext:value-type="float">
            <text:p><text:s/>60,8 </text:p>
          </table:table-cell>
          <table:table-cell table:style-name="ce11" office:value-type="float" office:value="3.56836417739541" calcext:value-type="float">
            <text:p><text:s/>3,6 </text:p>
          </table:table-cell>
          <table:table-cell table:style-name="ce11" office:value-type="float" office:value="22.4432199971815" calcext:value-type="float">
            <text:p><text:s/>22,4 </text:p>
          </table:table-cell>
          <table:table-cell table:style-name="ce11" office:value-type="float" office:value="8.74093807319476" calcext:value-type="float">
            <text:p><text:s/>8,7 </text:p>
          </table:table-cell>
          <table:table-cell table:number-columns-repeated="991"/>
        </table:table-row>
        <table:table-row table:style-name="ro2">
          <table:table-cell table:style-name="ce5" table:number-columns-repeated="33"/>
          <table:table-cell table:number-columns-repeated="991"/>
        </table:table-row>
        <table:table-row table:style-name="ro2">
          <table:table-cell table:style-name="ce6" office:value-type="string" calcext:value-type="string">
            <text:p>Fonte: IBGE. Pesquisa Nacional por Amostra de Domicílios Contínua, 2017, consolidado de primeiras entrevistas.</text:p>
          </table:table-cell>
          <table:table-cell table:style-name="ce6" table:number-columns-repeated="32"/>
          <table:table-cell table:number-columns-repeated="99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6" table:style-name="ta2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224" table:default-cell-style-name="ce7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Tabela 1.16 - Distribuição percentual de jovens de 15 a 29 anos de idade, por tipo de atividade na semana de referência e grupos de idade, com indicação do coeficiente de variação, segundo as Grandes Regiões e as Unidades da Federação - 2016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" table:number-rows-spanned="5">
            <text:p>Grandes Regiões e Unidades da Federação</text:p>
          </table:table-cell>
          <table:table-cell table:style-name="ce8" office:value-type="string" calcext:value-type="string" table:number-columns-spanned="32" table:number-rows-spanned="1">
            <text:p>Jovens de 15 a 29 anos de idade (%) </text:p>
          </table:table-cell>
          <table:covered-table-cell table:number-columns-repeated="31" table:style-name="ce8"/>
          <table:table-cell table:number-columns-repeated="991"/>
        </table:table-row>
        <table:table-row table:style-name="ro2">
          <table:covered-table-cell table:style-name="ce2"/>
          <table:table-cell table:style-name="ce9" office:value-type="string" calcext:value-type="string" table:number-columns-spanned="8" table:number-rows-spanned="2">
            <text:p>Total</text:p>
          </table:table-cell>
          <table:covered-table-cell table:number-columns-repeated="7" table:style-name="ce9"/>
          <table:table-cell table:style-name="ce8" office:value-type="string" calcext:value-type="string" table:number-columns-spanned="24" table:number-rows-spanned="1">
            <text:p>Grupos de idade</text:p>
          </table:table-cell>
          <table:covered-table-cell table:number-columns-repeated="23" table:style-name="ce8"/>
          <table:table-cell table:number-columns-repeated="991"/>
        </table:table-row>
        <table:table-row table:style-name="ro2">
          <table:covered-table-cell table:style-name="ce2"/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15 a 17 anos de idad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18 a 24 anos de idade</text:p>
          </table:table-cell>
          <table:covered-table-cell table:number-columns-repeated="7" table:style-name="ce9"/>
          <table:table-cell table:style-name="ce8" office:value-type="string" calcext:value-type="string" table:number-columns-spanned="8" table:number-rows-spanned="1">
            <text:p>25 a 29 anos de idade</text:p>
          </table:table-cell>
          <table:covered-table-cell table:number-columns-repeated="7" table:style-name="ce8"/>
          <table:table-cell table:number-columns-repeated="991"/>
        </table:table-row>
        <table:table-row table:style-name="ro1">
          <table:covered-table-cell table:style-name="ce2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Não estuda e não está ocupado</text:p>
          </table:table-cell>
          <table:covered-table-cell table:style-name="ce8"/>
          <table:table-cell table:number-columns-repeated="991"/>
        </table:table-row>
        <table:table-row table:style-name="ro2">
          <table:covered-table-cell table:style-name="ce2"/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8" office:value-type="string" calcext:value-type="string">
            <text:p>CV (%)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0" office:value-type="float" office:value="26.3814258001825" calcext:value-type="float">
            <text:p><text:s/>26,4 </text:p>
          </table:table-cell>
          <table:table-cell table:style-name="ce10" office:value-type="float" office:value="0.82350112975996" calcext:value-type="float">
            <text:p><text:s/>0,8 </text:p>
          </table:table-cell>
          <table:table-cell table:style-name="ce10" office:value-type="float" office:value="11.5449403936364" calcext:value-type="float">
            <text:p><text:s/>11,5 </text:p>
          </table:table-cell>
          <table:table-cell table:style-name="ce10" office:value-type="float" office:value="1.32687198485587" calcext:value-type="float">
            <text:p><text:s/>1,3 </text:p>
          </table:table-cell>
          <table:table-cell table:style-name="ce10" office:value-type="float" office:value="37.8352760058162" calcext:value-type="float">
            <text:p><text:s/>37,8 </text:p>
          </table:table-cell>
          <table:table-cell table:style-name="ce10" office:value-type="float" office:value="0.649743107633583" calcext:value-type="float">
            <text:p><text:s/>0,6 </text:p>
          </table:table-cell>
          <table:table-cell table:style-name="ce10" office:value-type="float" office:value="24.2383578003649" calcext:value-type="float">
            <text:p><text:s/>24,2 </text:p>
          </table:table-cell>
          <table:table-cell table:style-name="ce10" office:value-type="float" office:value="0.848453521329725" calcext:value-type="float">
            <text:p><text:s/>0,8 </text:p>
          </table:table-cell>
          <table:table-cell table:style-name="ce10" office:value-type="float" office:value="76.0632207664503" calcext:value-type="float">
            <text:p><text:s/>76,1 </text:p>
          </table:table-cell>
          <table:table-cell table:style-name="ce10" office:value-type="float" office:value="0.51905109056119" calcext:value-type="float">
            <text:p><text:s/>0,5 </text:p>
          </table:table-cell>
          <table:table-cell table:style-name="ce10" office:value-type="float" office:value="11.0798288006628" calcext:value-type="float">
            <text:p><text:s/>11,1 </text:p>
          </table:table-cell>
          <table:table-cell table:style-name="ce10" office:value-type="float" office:value="2.62055427241874" calcext:value-type="float">
            <text:p><text:s/>2,6 </text:p>
          </table:table-cell>
          <table:table-cell table:style-name="ce10" office:value-type="float" office:value="3.40439139865803" calcext:value-type="float">
            <text:p><text:s/>3,4 </text:p>
          </table:table-cell>
          <table:table-cell table:style-name="ce10" office:value-type="float" office:value="4.60922178733176" calcext:value-type="float">
            <text:p><text:s/>4,6 </text:p>
          </table:table-cell>
          <table:table-cell table:style-name="ce10" office:value-type="float" office:value="9.4525590342288" calcext:value-type="float">
            <text:p><text:s/>9,5 </text:p>
          </table:table-cell>
          <table:table-cell table:style-name="ce10" office:value-type="float" office:value="2.78846607892663" calcext:value-type="float">
            <text:p><text:s/>2,8 </text:p>
          </table:table-cell>
          <table:table-cell table:style-name="ce10" office:value-type="float" office:value="18.4459227877243" calcext:value-type="float">
            <text:p><text:s/>18,4 </text:p>
          </table:table-cell>
          <table:table-cell table:style-name="ce10" office:value-type="float" office:value="1.5235282621728" calcext:value-type="float">
            <text:p><text:s/>1,5 </text:p>
          </table:table-cell>
          <table:table-cell table:style-name="ce10" office:value-type="float" office:value="13.5734765287125" calcext:value-type="float">
            <text:p><text:s/>13,6 </text:p>
          </table:table-cell>
          <table:table-cell table:style-name="ce10" office:value-type="float" office:value="1.86626949033327" calcext:value-type="float">
            <text:p><text:s/>1,9 </text:p>
          </table:table-cell>
          <table:table-cell table:style-name="ce10" office:value-type="float" office:value="37.8650614694735" calcext:value-type="float">
            <text:p><text:s/>37,9 </text:p>
          </table:table-cell>
          <table:table-cell table:style-name="ce10" office:value-type="float" office:value="0.858928156439508" calcext:value-type="float">
            <text:p><text:s/>0,9 </text:p>
          </table:table-cell>
          <table:table-cell table:style-name="ce10" office:value-type="float" office:value="30.1155392140898" calcext:value-type="float">
            <text:p><text:s/>30,1 </text:p>
          </table:table-cell>
          <table:table-cell table:style-name="ce10" office:value-type="float" office:value="1.00496688131652" calcext:value-type="float">
            <text:p><text:s/>1,0 </text:p>
          </table:table-cell>
          <table:table-cell table:style-name="ce10" office:value-type="float" office:value="3.99507456188619" calcext:value-type="float">
            <text:p><text:s/>4,0 </text:p>
          </table:table-cell>
          <table:table-cell table:style-name="ce10" office:value-type="float" office:value="3.81313711248226" calcext:value-type="float">
            <text:p><text:s/>3,8 </text:p>
          </table:table-cell>
          <table:table-cell table:style-name="ce10" office:value-type="float" office:value="8.91345883031681" calcext:value-type="float">
            <text:p><text:s/>8,9 </text:p>
          </table:table-cell>
          <table:table-cell table:style-name="ce10" office:value-type="float" office:value="2.69368858213243" calcext:value-type="float">
            <text:p><text:s/>2,7 </text:p>
          </table:table-cell>
          <table:table-cell table:style-name="ce10" office:value-type="float" office:value="61.3014929913469" calcext:value-type="float">
            <text:p><text:s/>61,3 </text:p>
          </table:table-cell>
          <table:table-cell table:style-name="ce10" office:value-type="float" office:value="0.637508008774438" calcext:value-type="float">
            <text:p><text:s/>0,6 </text:p>
          </table:table-cell>
          <table:table-cell table:style-name="ce10" office:value-type="float" office:value="25.7899736164502" calcext:value-type="float">
            <text:p><text:s/>25,8 </text:p>
          </table:table-cell>
          <table:table-cell table:style-name="ce10" office:value-type="float" office:value="1.36779438803285" calcext:value-type="float">
            <text:p><text:s/>1,4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0" office:value-type="float" office:value="29.1800178784252" calcext:value-type="float">
            <text:p><text:s/>29,2 </text:p>
          </table:table-cell>
          <table:table-cell table:style-name="ce10" office:value-type="float" office:value="1.82857303467646" calcext:value-type="float">
            <text:p><text:s/>1,8 </text:p>
          </table:table-cell>
          <table:table-cell table:style-name="ce10" office:value-type="float" office:value="11.4615398624827" calcext:value-type="float">
            <text:p><text:s/>11,5 </text:p>
          </table:table-cell>
          <table:table-cell table:style-name="ce10" office:value-type="float" office:value="3.04949775784397" calcext:value-type="float">
            <text:p><text:s/>3,0 </text:p>
          </table:table-cell>
          <table:table-cell table:style-name="ce10" office:value-type="float" office:value="33.2430392993303" calcext:value-type="float">
            <text:p><text:s/>33,2 </text:p>
          </table:table-cell>
          <table:table-cell table:style-name="ce10" office:value-type="float" office:value="1.57873248619651" calcext:value-type="float">
            <text:p><text:s/>1,6 </text:p>
          </table:table-cell>
          <table:table-cell table:style-name="ce10" office:value-type="float" office:value="26.1154029597614" calcext:value-type="float">
            <text:p><text:s/>26,1 </text:p>
          </table:table-cell>
          <table:table-cell table:style-name="ce10" office:value-type="float" office:value="1.94377951038326" calcext:value-type="float">
            <text:p><text:s/>1,9 </text:p>
          </table:table-cell>
          <table:table-cell table:style-name="ce10" office:value-type="float" office:value="74.6180261551592" calcext:value-type="float">
            <text:p><text:s/>74,6 </text:p>
          </table:table-cell>
          <table:table-cell table:style-name="ce10" office:value-type="float" office:value="1.39484141643526" calcext:value-type="float">
            <text:p><text:s/>1,4 </text:p>
          </table:table-cell>
          <table:table-cell table:style-name="ce10" office:value-type="float" office:value="12.5943339765449" calcext:value-type="float">
            <text:p><text:s/>12,6 </text:p>
          </table:table-cell>
          <table:table-cell table:style-name="ce10" office:value-type="float" office:value="6.58179227800021" calcext:value-type="float">
            <text:p><text:s/>6,6 </text:p>
          </table:table-cell>
          <table:table-cell table:style-name="ce10" office:value-type="float" office:value="3.65340350620676" calcext:value-type="float">
            <text:p><text:s/>3,7 </text:p>
          </table:table-cell>
          <table:table-cell table:style-name="ce10" office:value-type="float" office:value="10.0569960954099" calcext:value-type="float">
            <text:p><text:s/>10,1 </text:p>
          </table:table-cell>
          <table:table-cell table:style-name="ce10" office:value-type="float" office:value="9.13423636208905" calcext:value-type="float">
            <text:p><text:s/>9,1 </text:p>
          </table:table-cell>
          <table:table-cell table:style-name="ce10" office:value-type="float" office:value="6.90542502833934" calcext:value-type="float">
            <text:p><text:s/>6,9 </text:p>
          </table:table-cell>
          <table:table-cell table:style-name="ce10" office:value-type="float" office:value="21.612795981858" calcext:value-type="float">
            <text:p><text:s/>21,6 </text:p>
          </table:table-cell>
          <table:table-cell table:style-name="ce10" office:value-type="float" office:value="2.98627909231434" calcext:value-type="float">
            <text:p><text:s/>3,0 </text:p>
          </table:table-cell>
          <table:table-cell table:style-name="ce10" office:value-type="float" office:value="12.3565924198704" calcext:value-type="float">
            <text:p><text:s/>12,4 </text:p>
          </table:table-cell>
          <table:table-cell table:style-name="ce10" office:value-type="float" office:value="3.90439155537752" calcext:value-type="float">
            <text:p><text:s/>3,9 </text:p>
          </table:table-cell>
          <table:table-cell table:style-name="ce10" office:value-type="float" office:value="33.7844866449381" calcext:value-type="float">
            <text:p><text:s/>33,8 </text:p>
          </table:table-cell>
          <table:table-cell table:style-name="ce10" office:value-type="float" office:value="2.0448259090098" calcext:value-type="float">
            <text:p><text:s/>2,0 </text:p>
          </table:table-cell>
          <table:table-cell table:style-name="ce10" office:value-type="float" office:value="32.2461249533337" calcext:value-type="float">
            <text:p><text:s/>32,2 </text:p>
          </table:table-cell>
          <table:table-cell table:style-name="ce10" office:value-type="float" office:value="2.19972208617439" calcext:value-type="float">
            <text:p><text:s/>2,2 </text:p>
          </table:table-cell>
          <table:table-cell table:style-name="ce10" office:value-type="float" office:value="5.58510157757285" calcext:value-type="float">
            <text:p><text:s/>5,6 </text:p>
          </table:table-cell>
          <table:table-cell table:style-name="ce10" office:value-type="float" office:value="7.5733827107872" calcext:value-type="float">
            <text:p><text:s/>7,6 </text:p>
          </table:table-cell>
          <table:table-cell table:style-name="ce10" office:value-type="float" office:value="9.10407414988747" calcext:value-type="float">
            <text:p><text:s/>9,1 </text:p>
          </table:table-cell>
          <table:table-cell table:style-name="ce10" office:value-type="float" office:value="6.0536909496209" calcext:value-type="float">
            <text:p><text:s/>6,1 </text:p>
          </table:table-cell>
          <table:table-cell table:style-name="ce10" office:value-type="float" office:value="55.7693694081587" calcext:value-type="float">
            <text:p><text:s/>55,8 </text:p>
          </table:table-cell>
          <table:table-cell table:style-name="ce10" office:value-type="float" office:value="1.67531092547559" calcext:value-type="float">
            <text:p><text:s/>1,7 </text:p>
          </table:table-cell>
          <table:table-cell table:style-name="ce10" office:value-type="float" office:value="29.5414548643808" calcext:value-type="float">
            <text:p><text:s/>29,5 </text:p>
          </table:table-cell>
          <table:table-cell table:style-name="ce10" office:value-type="float" office:value="2.9095549748009" calcext:value-type="float">
            <text:p><text:s/>2,9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ondônia</text:p>
          </table:table-cell>
          <table:table-cell table:style-name="ce11" office:value-type="float" office:value="22.4040895663539" calcext:value-type="float">
            <text:p><text:s/>22,4 </text:p>
          </table:table-cell>
          <table:table-cell table:style-name="ce11" office:value-type="float" office:value="5.40926365006931" calcext:value-type="float">
            <text:p><text:s/>5,4 </text:p>
          </table:table-cell>
          <table:table-cell table:style-name="ce11" office:value-type="float" office:value="12.9172681491193" calcext:value-type="float">
            <text:p><text:s/>12,9 </text:p>
          </table:table-cell>
          <table:table-cell table:style-name="ce11" office:value-type="float" office:value="7.53429343509866" calcext:value-type="float">
            <text:p><text:s/>7,5 </text:p>
          </table:table-cell>
          <table:table-cell table:style-name="ce11" office:value-type="float" office:value="39.4576736620141" calcext:value-type="float">
            <text:p><text:s/>39,5 </text:p>
          </table:table-cell>
          <table:table-cell table:style-name="ce11" office:value-type="float" office:value="3.33663274855335" calcext:value-type="float">
            <text:p><text:s/>3,3 </text:p>
          </table:table-cell>
          <table:table-cell table:style-name="ce11" office:value-type="float" office:value="25.2209686225125" calcext:value-type="float">
            <text:p><text:s/>25,2 </text:p>
          </table:table-cell>
          <table:table-cell table:style-name="ce11" office:value-type="float" office:value="6.02198497628084" calcext:value-type="float">
            <text:p><text:s/>6,0 </text:p>
          </table:table-cell>
          <table:table-cell table:style-name="ce11" office:value-type="float" office:value="67.4935597937544" calcext:value-type="float">
            <text:p><text:s/>67,5 </text:p>
          </table:table-cell>
          <table:table-cell table:style-name="ce11" office:value-type="float" office:value="3.79032536873417" calcext:value-type="float">
            <text:p><text:s/>3,8 </text:p>
          </table:table-cell>
          <table:table-cell table:style-name="ce11" office:value-type="float" office:value="17.1015881696084" calcext:value-type="float">
            <text:p><text:s/>17,1 </text:p>
          </table:table-cell>
          <table:table-cell table:style-name="ce11" office:value-type="float" office:value="14.2326988701558" calcext:value-type="float">
            <text:p><text:s/>14,2 </text:p>
          </table:table-cell>
          <table:table-cell table:style-name="ce11" office:value-type="float" office:value="3.76816366850273" calcext:value-type="float">
            <text:p><text:s/>3,8 </text:p>
          </table:table-cell>
          <table:table-cell table:style-name="ce11" office:value-type="float" office:value="28.3944537593116" calcext:value-type="float">
            <text:p><text:s/>28,4 </text:p>
          </table:table-cell>
          <table:table-cell table:style-name="ce11" office:value-type="float" office:value="11.6366883681344" calcext:value-type="float">
            <text:p><text:s/>11,6 </text:p>
          </table:table-cell>
          <table:table-cell table:style-name="ce11" office:value-type="float" office:value="20.0499959590325" calcext:value-type="float">
            <text:p><text:s/>20,0 </text:p>
          </table:table-cell>
          <table:table-cell table:style-name="ce11" office:value-type="float" office:value="15.6140436579341" calcext:value-type="float">
            <text:p><text:s/>15,6 </text:p>
          </table:table-cell>
          <table:table-cell table:style-name="ce11" office:value-type="float" office:value="9.05692045489377" calcext:value-type="float">
            <text:p><text:s/>9,1 </text:p>
          </table:table-cell>
          <table:table-cell table:style-name="ce11" office:value-type="float" office:value="14.7220934434368" calcext:value-type="float">
            <text:p><text:s/>14,7 </text:p>
          </table:table-cell>
          <table:table-cell table:style-name="ce11" office:value-type="float" office:value="10.256975352233" calcext:value-type="float">
            <text:p><text:s/>10,3 </text:p>
          </table:table-cell>
          <table:table-cell table:style-name="ce11" office:value-type="float" office:value="42.8298848033409" calcext:value-type="float">
            <text:p><text:s/>42,8 </text:p>
          </table:table-cell>
          <table:table-cell table:style-name="ce11" office:value-type="float" office:value="4.43731472457516" calcext:value-type="float">
            <text:p><text:s/>4,4 </text:p>
          </table:table-cell>
          <table:table-cell table:style-name="ce11" office:value-type="float" office:value="26.8339780952885" calcext:value-type="float">
            <text:p><text:s/>26,8 </text:p>
          </table:table-cell>
          <table:table-cell table:style-name="ce11" office:value-type="float" office:value="7.93408166293397" calcext:value-type="float">
            <text:p><text:s/>7,9 </text:p>
          </table:table-cell>
          <table:table-cell table:style-name="ce11" office:value-type="float" office:value="3.03447020160141" calcext:value-type="float">
            <text:p><text:s/>3,0 </text:p>
          </table:table-cell>
          <table:table-cell table:style-name="ce11" office:value-type="float" office:value="23.5547715236571" calcext:value-type="float">
            <text:p><text:s/>23,6 </text:p>
          </table:table-cell>
          <table:table-cell table:style-name="ce11" office:value-type="float" office:value="7.53387270935631" calcext:value-type="float">
            <text:p><text:s/>7,5 </text:p>
          </table:table-cell>
          <table:table-cell table:style-name="ce11" office:value-type="float" office:value="18.2686691115013" calcext:value-type="float">
            <text:p><text:s/>18,3 </text:p>
          </table:table-cell>
          <table:table-cell table:style-name="ce11" office:value-type="float" office:value="57.7379678843576" calcext:value-type="float">
            <text:p><text:s/>57,7 </text:p>
          </table:table-cell>
          <table:table-cell table:style-name="ce11" office:value-type="float" office:value="4.29231005513502" calcext:value-type="float">
            <text:p><text:s/>4,3 </text:p>
          </table:table-cell>
          <table:table-cell table:style-name="ce11" office:value-type="float" office:value="31.6936892046846" calcext:value-type="float">
            <text:p><text:s/>31,7 </text:p>
          </table:table-cell>
          <table:table-cell table:style-name="ce11" office:value-type="float" office:value="8.0285406385372" calcext:value-type="float">
            <text:p><text:s/>8,0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cre</text:p>
          </table:table-cell>
          <table:table-cell table:style-name="ce11" office:value-type="float" office:value="34.0209341802261" calcext:value-type="float">
            <text:p><text:s/>34,0 </text:p>
          </table:table-cell>
          <table:table-cell table:style-name="ce11" office:value-type="float" office:value="3.57382566963473" calcext:value-type="float">
            <text:p><text:s/>3,6 </text:p>
          </table:table-cell>
          <table:table-cell table:style-name="ce11" office:value-type="float" office:value="9.95592473296595" calcext:value-type="float">
            <text:p><text:s/>10,0 </text:p>
          </table:table-cell>
          <table:table-cell table:style-name="ce11" office:value-type="float" office:value="7.61018975759771" calcext:value-type="float">
            <text:p><text:s/>7,6 </text:p>
          </table:table-cell>
          <table:table-cell table:style-name="ce11" office:value-type="float" office:value="28.0680961820338" calcext:value-type="float">
            <text:p><text:s/>28,1 </text:p>
          </table:table-cell>
          <table:table-cell table:style-name="ce11" office:value-type="float" office:value="4.32563195205897" calcext:value-type="float">
            <text:p><text:s/>4,3 </text:p>
          </table:table-cell>
          <table:table-cell table:style-name="ce11" office:value-type="float" office:value="27.9550449047741" calcext:value-type="float">
            <text:p><text:s/>28,0 </text:p>
          </table:table-cell>
          <table:table-cell table:style-name="ce11" office:value-type="float" office:value="4.17003060277155" calcext:value-type="float">
            <text:p><text:s/>4,2 </text:p>
          </table:table-cell>
          <table:table-cell table:style-name="ce11" office:value-type="float" office:value="78.6357787280761" calcext:value-type="float">
            <text:p><text:s/>78,6 </text:p>
          </table:table-cell>
          <table:table-cell table:style-name="ce11" office:value-type="float" office:value="2.31630864969461" calcext:value-type="float">
            <text:p><text:s/>2,3 </text:p>
          </table:table-cell>
          <table:table-cell table:style-name="ce11" office:value-type="float" office:value="6.07110245502649" calcext:value-type="float">
            <text:p><text:s/>6,1 </text:p>
          </table:table-cell>
          <table:table-cell table:style-name="ce11" office:value-type="float" office:value="17.6496008145458" calcext:value-type="float">
            <text:p><text:s/>17,6 </text:p>
          </table:table-cell>
          <table:table-cell table:style-name="ce11" office:value-type="float" office:value="3.26314825459463" calcext:value-type="float">
            <text:p><text:s/>3,3 </text:p>
          </table:table-cell>
          <table:table-cell table:style-name="ce11" office:value-type="float" office:value="23.4760871434326" calcext:value-type="float">
            <text:p><text:s/>23,5 </text:p>
          </table:table-cell>
          <table:table-cell table:style-name="ce11" office:value-type="float" office:value="12.0299705623028" calcext:value-type="float">
            <text:p><text:s/>12,0 </text:p>
          </table:table-cell>
          <table:table-cell table:style-name="ce11" office:value-type="float" office:value="10.6820255916975" calcext:value-type="float">
            <text:p><text:s/>10,7 </text:p>
          </table:table-cell>
          <table:table-cell table:style-name="ce11" office:value-type="float" office:value="23.152816577635" calcext:value-type="float">
            <text:p><text:s/>23,2 </text:p>
          </table:table-cell>
          <table:table-cell table:style-name="ce11" office:value-type="float" office:value="6.27256948639179" calcext:value-type="float">
            <text:p><text:s/>6,3 </text:p>
          </table:table-cell>
          <table:table-cell table:style-name="ce11" office:value-type="float" office:value="12.6181241777252" calcext:value-type="float">
            <text:p><text:s/>12,6 </text:p>
          </table:table-cell>
          <table:table-cell table:style-name="ce11" office:value-type="float" office:value="8.71829261420092" calcext:value-type="float">
            <text:p><text:s/>8,7 </text:p>
          </table:table-cell>
          <table:table-cell table:style-name="ce11" office:value-type="float" office:value="29.6062072114369" calcext:value-type="float">
            <text:p><text:s/>29,6 </text:p>
          </table:table-cell>
          <table:table-cell table:style-name="ce11" office:value-type="float" office:value="4.92374647460596" calcext:value-type="float">
            <text:p><text:s/>4,9 </text:p>
          </table:table-cell>
          <table:table-cell table:style-name="ce11" office:value-type="float" office:value="34.6228520332028" calcext:value-type="float">
            <text:p><text:s/>34,6 </text:p>
          </table:table-cell>
          <table:table-cell table:style-name="ce11" office:value-type="float" office:value="4.19283261879626" calcext:value-type="float">
            <text:p><text:s/>4,2 </text:p>
          </table:table-cell>
          <table:table-cell table:style-name="ce11" office:value-type="float" office:value="7.47425647801759" calcext:value-type="float">
            <text:p><text:s/>7,5 </text:p>
          </table:table-cell>
          <table:table-cell table:style-name="ce11" office:value-type="float" office:value="14.1751441165535" calcext:value-type="float">
            <text:p><text:s/>14,2 </text:p>
          </table:table-cell>
          <table:table-cell table:style-name="ce11" office:value-type="float" office:value="9.25322167736494" calcext:value-type="float">
            <text:p><text:s/>9,3 </text:p>
          </table:table-cell>
          <table:table-cell table:style-name="ce11" office:value-type="float" office:value="12.9296074647512" calcext:value-type="float">
            <text:p><text:s/>12,9 </text:p>
          </table:table-cell>
          <table:table-cell table:style-name="ce11" office:value-type="float" office:value="50.7402647350484" calcext:value-type="float">
            <text:p><text:s/>50,7 </text:p>
          </table:table-cell>
          <table:table-cell table:style-name="ce11" office:value-type="float" office:value="5.01311133753207" calcext:value-type="float">
            <text:p><text:s/>5,0 </text:p>
          </table:table-cell>
          <table:table-cell table:style-name="ce11" office:value-type="float" office:value="32.5322571095691" calcext:value-type="float">
            <text:p><text:s/>32,5 </text:p>
          </table:table-cell>
          <table:table-cell table:style-name="ce11" office:value-type="float" office:value="6.93168194329577" calcext:value-type="float">
            <text:p><text:s/>6,9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mazonas</text:p>
          </table:table-cell>
          <table:table-cell table:style-name="ce11" office:value-type="float" office:value="30.2453166909435" calcext:value-type="float">
            <text:p><text:s/>30,2 </text:p>
          </table:table-cell>
          <table:table-cell table:style-name="ce11" office:value-type="float" office:value="3.70415915094514" calcext:value-type="float">
            <text:p><text:s/>3,7 </text:p>
          </table:table-cell>
          <table:table-cell table:style-name="ce11" office:value-type="float" office:value="11.9789236631923" calcext:value-type="float">
            <text:p><text:s/>12,0 </text:p>
          </table:table-cell>
          <table:table-cell table:style-name="ce11" office:value-type="float" office:value="6.51846219137997" calcext:value-type="float">
            <text:p><text:s/>6,5 </text:p>
          </table:table-cell>
          <table:table-cell table:style-name="ce11" office:value-type="float" office:value="30.8266096135308" calcext:value-type="float">
            <text:p><text:s/>30,8 </text:p>
          </table:table-cell>
          <table:table-cell table:style-name="ce11" office:value-type="float" office:value="3.73173949941925" calcext:value-type="float">
            <text:p><text:s/>3,7 </text:p>
          </table:table-cell>
          <table:table-cell table:style-name="ce11" office:value-type="float" office:value="26.9491500323332" calcext:value-type="float">
            <text:p><text:s/>26,9 </text:p>
          </table:table-cell>
          <table:table-cell table:style-name="ce11" office:value-type="float" office:value="4.18398519061053" calcext:value-type="float">
            <text:p><text:s/>4,2 </text:p>
          </table:table-cell>
          <table:table-cell table:style-name="ce11" office:value-type="float" office:value="75.4285474287314" calcext:value-type="float">
            <text:p><text:s/>75,4 </text:p>
          </table:table-cell>
          <table:table-cell table:style-name="ce11" office:value-type="float" office:value="3.44789724068996" calcext:value-type="float">
            <text:p><text:s/>3,4 </text:p>
          </table:table-cell>
          <table:table-cell table:style-name="ce11" office:value-type="float" office:value="13.2219106208586" calcext:value-type="float">
            <text:p><text:s/>13,2 </text:p>
          </table:table-cell>
          <table:table-cell table:style-name="ce11" office:value-type="float" office:value="15.5076774963116" calcext:value-type="float">
            <text:p><text:s/>15,5 </text:p>
          </table:table-cell>
          <table:table-cell table:style-name="ce11" office:value-type="float" office:value="3.32474723686683" calcext:value-type="float">
            <text:p><text:s/>3,3 </text:p>
          </table:table-cell>
          <table:table-cell table:style-name="ce11" office:value-type="float" office:value="22.0137531766384" calcext:value-type="float">
            <text:p><text:s/>22,0 </text:p>
          </table:table-cell>
          <table:table-cell table:style-name="ce11" office:value-type="float" office:value="8.02479471354305" calcext:value-type="float">
            <text:p><text:s/>8,0 </text:p>
          </table:table-cell>
          <table:table-cell table:style-name="ce11" office:value-type="float" office:value="16.5942583062049" calcext:value-type="float">
            <text:p><text:s/>16,6 </text:p>
          </table:table-cell>
          <table:table-cell table:style-name="ce11" office:value-type="float" office:value="22.0008644292698" calcext:value-type="float">
            <text:p><text:s/>22,0 </text:p>
          </table:table-cell>
          <table:table-cell table:style-name="ce11" office:value-type="float" office:value="5.46469469466577" calcext:value-type="float">
            <text:p><text:s/>5,5 </text:p>
          </table:table-cell>
          <table:table-cell table:style-name="ce11" office:value-type="float" office:value="12.9638856706626" calcext:value-type="float">
            <text:p><text:s/>13,0 </text:p>
          </table:table-cell>
          <table:table-cell table:style-name="ce11" office:value-type="float" office:value="7.51747387666978" calcext:value-type="float">
            <text:p><text:s/>7,5 </text:p>
          </table:table-cell>
          <table:table-cell table:style-name="ce11" office:value-type="float" office:value="31.7860195450659" calcext:value-type="float">
            <text:p><text:s/>31,8 </text:p>
          </table:table-cell>
          <table:table-cell table:style-name="ce11" office:value-type="float" office:value="4.92762593493843" calcext:value-type="float">
            <text:p><text:s/>4,9 </text:p>
          </table:table-cell>
          <table:table-cell table:style-name="ce11" office:value-type="float" office:value="33.2492303550018" calcext:value-type="float">
            <text:p><text:s/>33,2 </text:p>
          </table:table-cell>
          <table:table-cell table:style-name="ce11" office:value-type="float" office:value="4.68214352302257" calcext:value-type="float">
            <text:p><text:s/>4,7 </text:p>
          </table:table-cell>
          <table:table-cell table:style-name="ce11" office:value-type="float" office:value="7.4469271347656" calcext:value-type="float">
            <text:p><text:s/>7,4 </text:p>
          </table:table-cell>
          <table:table-cell table:style-name="ce11" office:value-type="float" office:value="13.9006458162452" calcext:value-type="float">
            <text:p><text:s/>13,9 </text:p>
          </table:table-cell>
          <table:table-cell table:style-name="ce11" office:value-type="float" office:value="9.32927597557841" calcext:value-type="float">
            <text:p><text:s/>9,3 </text:p>
          </table:table-cell>
          <table:table-cell table:style-name="ce11" office:value-type="float" office:value="11.7877207423581" calcext:value-type="float">
            <text:p><text:s/>11,8 </text:p>
          </table:table-cell>
          <table:table-cell table:style-name="ce11" office:value-type="float" office:value="51.4775877672866" calcext:value-type="float">
            <text:p><text:s/>51,5 </text:p>
          </table:table-cell>
          <table:table-cell table:style-name="ce11" office:value-type="float" office:value="3.48316961945968" calcext:value-type="float">
            <text:p><text:s/>3,5 </text:p>
          </table:table-cell>
          <table:table-cell table:style-name="ce11" office:value-type="float" office:value="31.7462091223693" calcext:value-type="float">
            <text:p><text:s/>31,7 </text:p>
          </table:table-cell>
          <table:table-cell table:style-name="ce11" office:value-type="float" office:value="5.22542666190938" calcext:value-type="float">
            <text:p><text:s/>5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oraima</text:p>
          </table:table-cell>
          <table:table-cell table:style-name="ce11" office:value-type="float" office:value="30.9460223030858" calcext:value-type="float">
            <text:p><text:s/>30,9 </text:p>
          </table:table-cell>
          <table:table-cell table:style-name="ce11" office:value-type="float" office:value="4.42702719993959" calcext:value-type="float">
            <text:p><text:s/>4,4 </text:p>
          </table:table-cell>
          <table:table-cell table:style-name="ce11" office:value-type="float" office:value="11.5821965550831" calcext:value-type="float">
            <text:p><text:s/>11,6 </text:p>
          </table:table-cell>
          <table:table-cell table:style-name="ce11" office:value-type="float" office:value="8.78182906438876" calcext:value-type="float">
            <text:p><text:s/>8,8 </text:p>
          </table:table-cell>
          <table:table-cell table:style-name="ce11" office:value-type="float" office:value="34.02725443576" calcext:value-type="float">
            <text:p><text:s/>34,0 </text:p>
          </table:table-cell>
          <table:table-cell table:style-name="ce11" office:value-type="float" office:value="4.21882897721604" calcext:value-type="float">
            <text:p><text:s/>4,2 </text:p>
          </table:table-cell>
          <table:table-cell table:style-name="ce11" office:value-type="float" office:value="23.444526706071" calcext:value-type="float">
            <text:p><text:s/>23,4 </text:p>
          </table:table-cell>
          <table:table-cell table:style-name="ce11" office:value-type="float" office:value="5.02606866279856" calcext:value-type="float">
            <text:p><text:s/>5,0 </text:p>
          </table:table-cell>
          <table:table-cell table:style-name="ce11" office:value-type="float" office:value="82.7120334236144" calcext:value-type="float">
            <text:p><text:s/>82,7 </text:p>
          </table:table-cell>
          <table:table-cell table:style-name="ce11" office:value-type="float" office:value="2.92457542281529" calcext:value-type="float">
            <text:p><text:s/>2,9 </text:p>
          </table:table-cell>
          <table:table-cell table:style-name="ce11" office:value-type="float" office:value="7.18234659162177" calcext:value-type="float">
            <text:p><text:s/>7,2 </text:p>
          </table:table-cell>
          <table:table-cell table:style-name="ce11" office:value-type="float" office:value="20.9587257801857" calcext:value-type="float">
            <text:p><text:s/>21,0 </text:p>
          </table:table-cell>
          <table:table-cell table:style-name="ce11" office:value-type="float" office:value="1.4398640161076" calcext:value-type="float">
            <text:p><text:s/>1,4 </text:p>
          </table:table-cell>
          <table:table-cell table:style-name="ce11" office:value-type="float" office:value="45.2977443450026" calcext:value-type="float">
            <text:p><text:s/>45,3 </text:p>
          </table:table-cell>
          <table:table-cell table:style-name="ce11" office:value-type="float" office:value="8.66575596865616" calcext:value-type="float">
            <text:p><text:s/>8,7 </text:p>
          </table:table-cell>
          <table:table-cell table:style-name="ce11" office:value-type="float" office:value="22.3414318800654" calcext:value-type="float">
            <text:p><text:s/>22,3 </text:p>
          </table:table-cell>
          <table:table-cell table:style-name="ce11" office:value-type="float" office:value="20.2531945980111" calcext:value-type="float">
            <text:p><text:s/>20,3 </text:p>
          </table:table-cell>
          <table:table-cell table:style-name="ce11" office:value-type="float" office:value="9.02887707955278" calcext:value-type="float">
            <text:p><text:s/>9,0 </text:p>
          </table:table-cell>
          <table:table-cell table:style-name="ce11" office:value-type="float" office:value="14.9468351744703" calcext:value-type="float">
            <text:p><text:s/>14,9 </text:p>
          </table:table-cell>
          <table:table-cell table:style-name="ce11" office:value-type="float" office:value="12.0941414480699" calcext:value-type="float">
            <text:p><text:s/>12,1 </text:p>
          </table:table-cell>
          <table:table-cell table:style-name="ce11" office:value-type="float" office:value="35.3333902732944" calcext:value-type="float">
            <text:p><text:s/>35,3 </text:p>
          </table:table-cell>
          <table:table-cell table:style-name="ce11" office:value-type="float" office:value="6.17110969267156" calcext:value-type="float">
            <text:p><text:s/>6,2 </text:p>
          </table:table-cell>
          <table:table-cell table:style-name="ce11" office:value-type="float" office:value="29.4665799542241" calcext:value-type="float">
            <text:p><text:s/>29,5 </text:p>
          </table:table-cell>
          <table:table-cell table:style-name="ce11" office:value-type="float" office:value="7.07962863324956" calcext:value-type="float">
            <text:p><text:s/>7,1 </text:p>
          </table:table-cell>
          <table:table-cell table:style-name="ce11" office:value-type="float" office:value="7.49486836009933" calcext:value-type="float">
            <text:p><text:s/>7,5 </text:p>
          </table:table-cell>
          <table:table-cell table:style-name="ce11" office:value-type="float" office:value="17.9284914690001" calcext:value-type="float">
            <text:p><text:s/>17,9 </text:p>
          </table:table-cell>
          <table:table-cell table:style-name="ce11" office:value-type="float" office:value="9.33175205706388" calcext:value-type="float">
            <text:p><text:s/>9,3 </text:p>
          </table:table-cell>
          <table:table-cell table:style-name="ce11" office:value-type="float" office:value="19.6874755826007" calcext:value-type="float">
            <text:p><text:s/>19,7 </text:p>
          </table:table-cell>
          <table:table-cell table:style-name="ce11" office:value-type="float" office:value="58.1648169108123" calcext:value-type="float">
            <text:p><text:s/>58,2 </text:p>
          </table:table-cell>
          <table:table-cell table:style-name="ce11" office:value-type="float" office:value="4.81974907511723" calcext:value-type="float">
            <text:p><text:s/>4,8 </text:p>
          </table:table-cell>
          <table:table-cell table:style-name="ce11" office:value-type="float" office:value="25.0085626720246" calcext:value-type="float">
            <text:p><text:s/>25,0 </text:p>
          </table:table-cell>
          <table:table-cell table:style-name="ce11" office:value-type="float" office:value="11.0381349479355" calcext:value-type="float">
            <text:p><text:s/>11,0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á</text:p>
          </table:table-cell>
          <table:table-cell table:style-name="ce11" office:value-type="float" office:value="28.8094563425812" calcext:value-type="float">
            <text:p><text:s/>28,8 </text:p>
          </table:table-cell>
          <table:table-cell table:style-name="ce11" office:value-type="float" office:value="3.05869925914631" calcext:value-type="float">
            <text:p><text:s/>3,1 </text:p>
          </table:table-cell>
          <table:table-cell table:style-name="ce11" office:value-type="float" office:value="11.3567617862685" calcext:value-type="float">
            <text:p><text:s/>11,4 </text:p>
          </table:table-cell>
          <table:table-cell table:style-name="ce11" office:value-type="float" office:value="4.92360352765365" calcext:value-type="float">
            <text:p><text:s/>4,9 </text:p>
          </table:table-cell>
          <table:table-cell table:style-name="ce11" office:value-type="float" office:value="33.368237682472" calcext:value-type="float">
            <text:p><text:s/>33,4 </text:p>
          </table:table-cell>
          <table:table-cell table:style-name="ce11" office:value-type="float" office:value="2.50235787577143" calcext:value-type="float">
            <text:p><text:s/>2,5 </text:p>
          </table:table-cell>
          <table:table-cell table:style-name="ce11" office:value-type="float" office:value="26.4655441886776" calcext:value-type="float">
            <text:p><text:s/>26,5 </text:p>
          </table:table-cell>
          <table:table-cell table:style-name="ce11" office:value-type="float" office:value="3.16154215693909" calcext:value-type="float">
            <text:p><text:s/>3,2 </text:p>
          </table:table-cell>
          <table:table-cell table:style-name="ce11" office:value-type="float" office:value="73.7500420564591" calcext:value-type="float">
            <text:p><text:s/>73,8 </text:p>
          </table:table-cell>
          <table:table-cell table:style-name="ce11" office:value-type="float" office:value="2.25716024696746" calcext:value-type="float">
            <text:p><text:s/>2,3 </text:p>
          </table:table-cell>
          <table:table-cell table:style-name="ce11" office:value-type="float" office:value="13.3382639953794" calcext:value-type="float">
            <text:p><text:s/>13,3 </text:p>
          </table:table-cell>
          <table:table-cell table:style-name="ce11" office:value-type="float" office:value="10.1807015148793" calcext:value-type="float">
            <text:p><text:s/>10,2 </text:p>
          </table:table-cell>
          <table:table-cell table:style-name="ce11" office:value-type="float" office:value="3.86421987425951" calcext:value-type="float">
            <text:p><text:s/>3,9 </text:p>
          </table:table-cell>
          <table:table-cell table:style-name="ce11" office:value-type="float" office:value="15.7707855265205" calcext:value-type="float">
            <text:p><text:s/>15,8 </text:p>
          </table:table-cell>
          <table:table-cell table:style-name="ce11" office:value-type="float" office:value="9.04747407390188" calcext:value-type="float">
            <text:p><text:s/>9,0 </text:p>
          </table:table-cell>
          <table:table-cell table:style-name="ce11" office:value-type="float" office:value="11.4678493323096" calcext:value-type="float">
            <text:p><text:s/>11,5 </text:p>
          </table:table-cell>
          <table:table-cell table:style-name="ce11" office:value-type="float" office:value="21.9673113495034" calcext:value-type="float">
            <text:p><text:s/>22,0 </text:p>
          </table:table-cell>
          <table:table-cell table:style-name="ce11" office:value-type="float" office:value="4.95424320664415" calcext:value-type="float">
            <text:p><text:s/>5,0 </text:p>
          </table:table-cell>
          <table:table-cell table:style-name="ce11" office:value-type="float" office:value="11.6087086702195" calcext:value-type="float">
            <text:p><text:s/>11,6 </text:p>
          </table:table-cell>
          <table:table-cell table:style-name="ce11" office:value-type="float" office:value="6.75853829157035" calcext:value-type="float">
            <text:p><text:s/>6,8 </text:p>
          </table:table-cell>
          <table:table-cell table:style-name="ce11" office:value-type="float" office:value="33.2299473336271" calcext:value-type="float">
            <text:p><text:s/>33,2 </text:p>
          </table:table-cell>
          <table:table-cell table:style-name="ce11" office:value-type="float" office:value="3.31544715850234" calcext:value-type="float">
            <text:p><text:s/>3,3 </text:p>
          </table:table-cell>
          <table:table-cell table:style-name="ce11" office:value-type="float" office:value="33.1940326466504" calcext:value-type="float">
            <text:p><text:s/>33,2 </text:p>
          </table:table-cell>
          <table:table-cell table:style-name="ce11" office:value-type="float" office:value="3.40676795709074" calcext:value-type="float">
            <text:p><text:s/>3,4 </text:p>
          </table:table-cell>
          <table:table-cell table:style-name="ce11" office:value-type="float" office:value="4.57752770387161" calcext:value-type="float">
            <text:p><text:s/>4,6 </text:p>
          </table:table-cell>
          <table:table-cell table:style-name="ce11" office:value-type="float" office:value="14.4348015937982" calcext:value-type="float">
            <text:p><text:s/>14,4 </text:p>
          </table:table-cell>
          <table:table-cell table:style-name="ce11" office:value-type="float" office:value="9.35361445524838" calcext:value-type="float">
            <text:p><text:s/>9,4 </text:p>
          </table:table-cell>
          <table:table-cell table:style-name="ce11" office:value-type="float" office:value="9.49163159291476" calcext:value-type="float">
            <text:p><text:s/>9,5 </text:p>
          </table:table-cell>
          <table:table-cell table:style-name="ce11" office:value-type="float" office:value="57.0942861604447" calcext:value-type="float">
            <text:p><text:s/>57,1 </text:p>
          </table:table-cell>
          <table:table-cell table:style-name="ce11" office:value-type="float" office:value="2.74853285620199" calcext:value-type="float">
            <text:p><text:s/>2,7 </text:p>
          </table:table-cell>
          <table:table-cell table:style-name="ce11" office:value-type="float" office:value="28.9745716804352" calcext:value-type="float">
            <text:p><text:s/>29,0 </text:p>
          </table:table-cell>
          <table:table-cell table:style-name="ce11" office:value-type="float" office:value="4.97181544586223" calcext:value-type="float">
            <text:p><text:s/>5,0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mapá</text:p>
          </table:table-cell>
          <table:table-cell table:style-name="ce11" office:value-type="float" office:value="35.9464385864721" calcext:value-type="float">
            <text:p><text:s/>35,9 </text:p>
          </table:table-cell>
          <table:table-cell table:style-name="ce11" office:value-type="float" office:value="5.89090114062787" calcext:value-type="float">
            <text:p><text:s/>5,9 </text:p>
          </table:table-cell>
          <table:table-cell table:style-name="ce11" office:value-type="float" office:value="9.43381393039281" calcext:value-type="float">
            <text:p><text:s/>9,4 </text:p>
          </table:table-cell>
          <table:table-cell table:style-name="ce11" office:value-type="float" office:value="11.7723100407119" calcext:value-type="float">
            <text:p><text:s/>11,8 </text:p>
          </table:table-cell>
          <table:table-cell table:style-name="ce11" office:value-type="float" office:value="28.3544717487898" calcext:value-type="float">
            <text:p><text:s/>28,4 </text:p>
          </table:table-cell>
          <table:table-cell table:style-name="ce11" office:value-type="float" office:value="4.99398573162039" calcext:value-type="float">
            <text:p><text:s/>5,0 </text:p>
          </table:table-cell>
          <table:table-cell table:style-name="ce11" office:value-type="float" office:value="26.2652757343453" calcext:value-type="float">
            <text:p><text:s/>26,3 </text:p>
          </table:table-cell>
          <table:table-cell table:style-name="ce11" office:value-type="float" office:value="6.64808477332909" calcext:value-type="float">
            <text:p><text:s/>6,6 </text:p>
          </table:table-cell>
          <table:table-cell table:style-name="ce11" office:value-type="float" office:value="79.820299226328" calcext:value-type="float">
            <text:p><text:s/>79,8 </text:p>
          </table:table-cell>
          <table:table-cell table:style-name="ce11" office:value-type="float" office:value="4.29434920644936" calcext:value-type="float">
            <text:p><text:s/>4,3 </text:p>
          </table:table-cell>
          <table:table-cell table:style-name="ce11" office:value-type="float" office:value="8.53039169220763" calcext:value-type="float">
            <text:p><text:s/>8,5 </text:p>
          </table:table-cell>
          <table:table-cell table:style-name="ce11" office:value-type="float" office:value="22.4950406775755" calcext:value-type="float">
            <text:p><text:s/>22,5 </text:p>
          </table:table-cell>
          <table:table-cell table:style-name="ce11" office:value-type="float" office:value="2.78351167703909" calcext:value-type="float">
            <text:p><text:s/>2,8 </text:p>
          </table:table-cell>
          <table:table-cell table:style-name="ce11" office:value-type="float" office:value="46.2909313017246" calcext:value-type="float">
            <text:p><text:s/>46,3 </text:p>
          </table:table-cell>
          <table:table-cell table:style-name="ce11" office:value-type="float" office:value="8.86579740442528" calcext:value-type="float">
            <text:p><text:s/>8,9 </text:p>
          </table:table-cell>
          <table:table-cell table:style-name="ce11" office:value-type="float" office:value="17.2620078032542" calcext:value-type="float">
            <text:p><text:s/>17,3 </text:p>
          </table:table-cell>
          <table:table-cell table:style-name="ce11" office:value-type="float" office:value="30.1980993035976" calcext:value-type="float">
            <text:p><text:s/>30,2 </text:p>
          </table:table-cell>
          <table:table-cell table:style-name="ce11" office:value-type="float" office:value="10.2849222918978" calcext:value-type="float">
            <text:p><text:s/>10,3 </text:p>
          </table:table-cell>
          <table:table-cell table:style-name="ce11" office:value-type="float" office:value="8.89584884916953" calcext:value-type="float">
            <text:p><text:s/>8,9 </text:p>
          </table:table-cell>
          <table:table-cell table:style-name="ce11" office:value-type="float" office:value="16.0025295891036" calcext:value-type="float">
            <text:p><text:s/>16,0 </text:p>
          </table:table-cell>
          <table:table-cell table:style-name="ce11" office:value-type="float" office:value="27.2238664238937" calcext:value-type="float">
            <text:p><text:s/>27,2 </text:p>
          </table:table-cell>
          <table:table-cell table:style-name="ce11" office:value-type="float" office:value="7.59068373281467" calcext:value-type="float">
            <text:p><text:s/>7,6 </text:p>
          </table:table-cell>
          <table:table-cell table:style-name="ce11" office:value-type="float" office:value="33.6821854233392" calcext:value-type="float">
            <text:p><text:s/>33,7 </text:p>
          </table:table-cell>
          <table:table-cell table:style-name="ce11" office:value-type="float" office:value="8.79333594286161" calcext:value-type="float">
            <text:p><text:s/>8,8 </text:p>
          </table:table-cell>
          <table:table-cell table:style-name="ce11" office:value-type="float" office:value="9.84758130895845" calcext:value-type="float">
            <text:p><text:s/>9,8 </text:p>
          </table:table-cell>
          <table:table-cell table:style-name="ce11" office:value-type="float" office:value="22.9406576899659" calcext:value-type="float">
            <text:p><text:s/>22,9 </text:p>
          </table:table-cell>
          <table:table-cell table:style-name="ce11" office:value-type="float" office:value="10.9386005069244" calcext:value-type="float">
            <text:p><text:s/>10,9 </text:p>
          </table:table-cell>
          <table:table-cell table:style-name="ce11" office:value-type="float" office:value="28.4986520055715" calcext:value-type="float">
            <text:p><text:s/>28,5 </text:p>
          </table:table-cell>
          <table:table-cell table:style-name="ce11" office:value-type="float" office:value="50.1701116181182" calcext:value-type="float">
            <text:p><text:s/>50,2 </text:p>
          </table:table-cell>
          <table:table-cell table:style-name="ce11" office:value-type="float" office:value="5.45127286086798" calcext:value-type="float">
            <text:p><text:s/>5,5 </text:p>
          </table:table-cell>
          <table:table-cell table:style-name="ce11" office:value-type="float" office:value="29.043706565999" calcext:value-type="float">
            <text:p><text:s/>29,0 </text:p>
          </table:table-cell>
          <table:table-cell table:style-name="ce11" office:value-type="float" office:value="9.94545760488712" calcext:value-type="float">
            <text:p><text:s/>9,9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Tocantins</text:p>
          </table:table-cell>
          <table:table-cell table:style-name="ce11" office:value-type="float" office:value="28.9482765557211" calcext:value-type="float">
            <text:p><text:s/>28,9 </text:p>
          </table:table-cell>
          <table:table-cell table:style-name="ce11" office:value-type="float" office:value="5.5474340962036" calcext:value-type="float">
            <text:p><text:s/>5,5 </text:p>
          </table:table-cell>
          <table:table-cell table:style-name="ce11" office:value-type="float" office:value="11.037124366427" calcext:value-type="float">
            <text:p><text:s/>11,0 </text:p>
          </table:table-cell>
          <table:table-cell table:style-name="ce11" office:value-type="float" office:value="9.90484198106883" calcext:value-type="float">
            <text:p><text:s/>9,9 </text:p>
          </table:table-cell>
          <table:table-cell table:style-name="ce11" office:value-type="float" office:value="37.2515567974027" calcext:value-type="float">
            <text:p><text:s/>37,3 </text:p>
          </table:table-cell>
          <table:table-cell table:style-name="ce11" office:value-type="float" office:value="5.13099882600951" calcext:value-type="float">
            <text:p><text:s/>5,1 </text:p>
          </table:table-cell>
          <table:table-cell table:style-name="ce11" office:value-type="float" office:value="22.7630422804489" calcext:value-type="float">
            <text:p><text:s/>22,8 </text:p>
          </table:table-cell>
          <table:table-cell table:style-name="ce11" office:value-type="float" office:value="4.35269939306473" calcext:value-type="float">
            <text:p><text:s/>4,4 </text:p>
          </table:table-cell>
          <table:table-cell table:style-name="ce11" office:value-type="float" office:value="76.1106565723271" calcext:value-type="float">
            <text:p><text:s/>76,1 </text:p>
          </table:table-cell>
          <table:table-cell table:style-name="ce11" office:value-type="float" office:value="3.54560243130565" calcext:value-type="float">
            <text:p><text:s/>3,5 </text:p>
          </table:table-cell>
          <table:table-cell table:style-name="ce11" office:value-type="float" office:value="10.8829969193761" calcext:value-type="float">
            <text:p><text:s/>10,9 </text:p>
          </table:table-cell>
          <table:table-cell table:style-name="ce11" office:value-type="float" office:value="14.9581173359232" calcext:value-type="float">
            <text:p><text:s/>15,0 </text:p>
          </table:table-cell>
          <table:table-cell table:style-name="ce11" office:value-type="float" office:value="4.68876021377953" calcext:value-type="float">
            <text:p><text:s/>4,7 </text:p>
          </table:table-cell>
          <table:table-cell table:style-name="ce11" office:value-type="float" office:value="27.2929225438946" calcext:value-type="float">
            <text:p><text:s/>27,3 </text:p>
          </table:table-cell>
          <table:table-cell table:style-name="ce11" office:value-type="float" office:value="8.31758629451738" calcext:value-type="float">
            <text:p><text:s/>8,3 </text:p>
          </table:table-cell>
          <table:table-cell table:style-name="ce11" office:value-type="float" office:value="18.3775168231392" calcext:value-type="float">
            <text:p><text:s/>18,4 </text:p>
          </table:table-cell>
          <table:table-cell table:style-name="ce11" office:value-type="float" office:value="20.2027463232488" calcext:value-type="float">
            <text:p><text:s/>20,2 </text:p>
          </table:table-cell>
          <table:table-cell table:style-name="ce11" office:value-type="float" office:value="9.172663191658" calcext:value-type="float">
            <text:p><text:s/>9,2 </text:p>
          </table:table-cell>
          <table:table-cell table:style-name="ce11" office:value-type="float" office:value="13.2423569808323" calcext:value-type="float">
            <text:p><text:s/>13,2 </text:p>
          </table:table-cell>
          <table:table-cell table:style-name="ce11" office:value-type="float" office:value="10.9565626698932" calcext:value-type="float">
            <text:p><text:s/>11,0 </text:p>
          </table:table-cell>
          <table:table-cell table:style-name="ce11" office:value-type="float" office:value="37.5236047865086" calcext:value-type="float">
            <text:p><text:s/>37,5 </text:p>
          </table:table-cell>
          <table:table-cell table:style-name="ce11" office:value-type="float" office:value="4.95099803037248" calcext:value-type="float">
            <text:p><text:s/>5,0 </text:p>
          </table:table-cell>
          <table:table-cell table:style-name="ce11" office:value-type="float" office:value="29.0312919094104" calcext:value-type="float">
            <text:p><text:s/>29,0 </text:p>
          </table:table-cell>
          <table:table-cell table:style-name="ce11" office:value-type="float" office:value="6.26592672756158" calcext:value-type="float">
            <text:p><text:s/>6,3 </text:p>
          </table:table-cell>
          <table:table-cell table:style-name="ce11" office:value-type="float" office:value="5.36330978086869" calcext:value-type="float">
            <text:p><text:s/>5,4 </text:p>
          </table:table-cell>
          <table:table-cell table:style-name="ce11" office:value-type="float" office:value="20.5040520371962" calcext:value-type="float">
            <text:p><text:s/>20,5 </text:p>
          </table:table-cell>
          <table:table-cell table:style-name="ce11" office:value-type="float" office:value="7.9584235674675" calcext:value-type="float">
            <text:p><text:s/>8,0 </text:p>
          </table:table-cell>
          <table:table-cell table:style-name="ce11" office:value-type="float" office:value="20.8977719334792" calcext:value-type="float">
            <text:p><text:s/>20,9 </text:p>
          </table:table-cell>
          <table:table-cell table:style-name="ce11" office:value-type="float" office:value="61.8955999851138" calcext:value-type="float">
            <text:p><text:s/>61,9 </text:p>
          </table:table-cell>
          <table:table-cell table:style-name="ce11" office:value-type="float" office:value="4.51637119481718" calcext:value-type="float">
            <text:p><text:s/>4,5 </text:p>
          </table:table-cell>
          <table:table-cell table:style-name="ce11" office:value-type="float" office:value="24.7826666665502" calcext:value-type="float">
            <text:p><text:s/>24,8 </text:p>
          </table:table-cell>
          <table:table-cell table:style-name="ce11" office:value-type="float" office:value="8.76475257710481" calcext:value-type="float">
            <text:p><text:s/>8,8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deste</text:p>
          </table:table-cell>
          <table:table-cell table:style-name="ce10" office:value-type="float" office:value="28.9327288941432" calcext:value-type="float">
            <text:p><text:s/>28,9 </text:p>
          </table:table-cell>
          <table:table-cell table:style-name="ce10" office:value-type="float" office:value="1.3094364744248" calcext:value-type="float">
            <text:p><text:s/>1,3 </text:p>
          </table:table-cell>
          <table:table-cell table:style-name="ce10" office:value-type="float" office:value="8.935700124577" calcext:value-type="float">
            <text:p><text:s/>8,9 </text:p>
          </table:table-cell>
          <table:table-cell table:style-name="ce10" office:value-type="float" office:value="2.67666962100167" calcext:value-type="float">
            <text:p><text:s/>2,7 </text:p>
          </table:table-cell>
          <table:table-cell table:style-name="ce10" office:value-type="float" office:value="32.1054410703938" calcext:value-type="float">
            <text:p><text:s/>32,1 </text:p>
          </table:table-cell>
          <table:table-cell table:style-name="ce10" office:value-type="float" office:value="1.21941615383248" calcext:value-type="float">
            <text:p><text:s/>1,2 </text:p>
          </table:table-cell>
          <table:table-cell table:style-name="ce10" office:value-type="float" office:value="30.026129910886" calcext:value-type="float">
            <text:p><text:s/>30,0 </text:p>
          </table:table-cell>
          <table:table-cell table:style-name="ce10" office:value-type="float" office:value="1.1249928211985" calcext:value-type="float">
            <text:p><text:s/>1,1 </text:p>
          </table:table-cell>
          <table:table-cell table:style-name="ce10" office:value-type="float" office:value="77.0466529331537" calcext:value-type="float">
            <text:p><text:s/>77,0 </text:p>
          </table:table-cell>
          <table:table-cell table:style-name="ce10" office:value-type="float" office:value="0.802348078323771" calcext:value-type="float">
            <text:p><text:s/>0,8 </text:p>
          </table:table-cell>
          <table:table-cell table:style-name="ce10" office:value-type="float" office:value="8.58082897805055" calcext:value-type="float">
            <text:p><text:s/>8,6 </text:p>
          </table:table-cell>
          <table:table-cell table:style-name="ce10" office:value-type="float" office:value="4.62531433212292" calcext:value-type="float">
            <text:p><text:s/>4,6 </text:p>
          </table:table-cell>
          <table:table-cell table:style-name="ce10" office:value-type="float" office:value="3.08571997705233" calcext:value-type="float">
            <text:p><text:s/>3,1 </text:p>
          </table:table-cell>
          <table:table-cell table:style-name="ce10" office:value-type="float" office:value="7.83996966536999" calcext:value-type="float">
            <text:p><text:s/>7,8 </text:p>
          </table:table-cell>
          <table:table-cell table:style-name="ce10" office:value-type="float" office:value="11.2867981117435" calcext:value-type="float">
            <text:p><text:s/>11,3 </text:p>
          </table:table-cell>
          <table:table-cell table:style-name="ce10" office:value-type="float" office:value="4.05133242827751" calcext:value-type="float">
            <text:p><text:s/>4,1 </text:p>
          </table:table-cell>
          <table:table-cell table:style-name="ce10" office:value-type="float" office:value="20.6524115901859" calcext:value-type="float">
            <text:p><text:s/>20,7 </text:p>
          </table:table-cell>
          <table:table-cell table:style-name="ce10" office:value-type="float" office:value="2.19631075686708" calcext:value-type="float">
            <text:p><text:s/>2,2 </text:p>
          </table:table-cell>
          <table:table-cell table:style-name="ce10" office:value-type="float" office:value="9.86387392196052" calcext:value-type="float">
            <text:p><text:s/>9,9 </text:p>
          </table:table-cell>
          <table:table-cell table:style-name="ce10" office:value-type="float" office:value="3.45995295672334" calcext:value-type="float">
            <text:p><text:s/>3,5 </text:p>
          </table:table-cell>
          <table:table-cell table:style-name="ce10" office:value-type="float" office:value="32.6256379036854" calcext:value-type="float">
            <text:p><text:s/>32,6 </text:p>
          </table:table-cell>
          <table:table-cell table:style-name="ce10" office:value-type="float" office:value="1.60570145158263" calcext:value-type="float">
            <text:p><text:s/>1,6 </text:p>
          </table:table-cell>
          <table:table-cell table:style-name="ce10" office:value-type="float" office:value="36.8580765841681" calcext:value-type="float">
            <text:p><text:s/>36,9 </text:p>
          </table:table-cell>
          <table:table-cell table:style-name="ce10" office:value-type="float" office:value="1.36048107954505" calcext:value-type="float">
            <text:p><text:s/>1,4 </text:p>
          </table:table-cell>
          <table:table-cell table:style-name="ce10" office:value-type="float" office:value="4.46293834462366" calcext:value-type="float">
            <text:p><text:s/>4,5 </text:p>
          </table:table-cell>
          <table:table-cell table:style-name="ce10" office:value-type="float" office:value="5.80788423231067" calcext:value-type="float">
            <text:p><text:s/>5,8 </text:p>
          </table:table-cell>
          <table:table-cell table:style-name="ce10" office:value-type="float" office:value="7.78471305554317" calcext:value-type="float">
            <text:p><text:s/>7,8 </text:p>
          </table:table-cell>
          <table:table-cell table:style-name="ce10" office:value-type="float" office:value="5.28830874519213" calcext:value-type="float">
            <text:p><text:s/>5,3 </text:p>
          </table:table-cell>
          <table:table-cell table:style-name="ce10" office:value-type="float" office:value="53.7343653068069" calcext:value-type="float">
            <text:p><text:s/>53,7 </text:p>
          </table:table-cell>
          <table:table-cell table:style-name="ce10" office:value-type="float" office:value="1.19670074159053" calcext:value-type="float">
            <text:p><text:s/>1,2 </text:p>
          </table:table-cell>
          <table:table-cell table:style-name="ce10" office:value-type="float" office:value="34.0179832930263" calcext:value-type="float">
            <text:p><text:s/>34,0 </text:p>
          </table:table-cell>
          <table:table-cell table:style-name="ce10" office:value-type="float" office:value="1.81443505700211" calcext:value-type="float">
            <text:p><text:s/>1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ranhão</text:p>
          </table:table-cell>
          <table:table-cell table:style-name="ce11" office:value-type="float" office:value="28.1170151286746" calcext:value-type="float">
            <text:p><text:s/>28,1 </text:p>
          </table:table-cell>
          <table:table-cell table:style-name="ce11" office:value-type="float" office:value="2.24700838647149" calcext:value-type="float">
            <text:p><text:s/>2,2 </text:p>
          </table:table-cell>
          <table:table-cell table:style-name="ce11" office:value-type="float" office:value="8.30987218598296" calcext:value-type="float">
            <text:p><text:s/>8,3 </text:p>
          </table:table-cell>
          <table:table-cell table:style-name="ce11" office:value-type="float" office:value="4.7136428229026" calcext:value-type="float">
            <text:p><text:s/>4,7 </text:p>
          </table:table-cell>
          <table:table-cell table:style-name="ce11" office:value-type="float" office:value="32.5883034502768" calcext:value-type="float">
            <text:p><text:s/>32,6 </text:p>
          </table:table-cell>
          <table:table-cell table:style-name="ce11" office:value-type="float" office:value="2.17058435485776" calcext:value-type="float">
            <text:p><text:s/>2,2 </text:p>
          </table:table-cell>
          <table:table-cell table:style-name="ce11" office:value-type="float" office:value="30.9848092350658" calcext:value-type="float">
            <text:p><text:s/>31,0 </text:p>
          </table:table-cell>
          <table:table-cell table:style-name="ce11" office:value-type="float" office:value="2.12539981077114" calcext:value-type="float">
            <text:p><text:s/>2,1 </text:p>
          </table:table-cell>
          <table:table-cell table:style-name="ce11" office:value-type="float" office:value="77.7494612560661" calcext:value-type="float">
            <text:p><text:s/>77,7 </text:p>
          </table:table-cell>
          <table:table-cell table:style-name="ce11" office:value-type="float" office:value="1.44497498726844" calcext:value-type="float">
            <text:p><text:s/>1,4 </text:p>
          </table:table-cell>
          <table:table-cell table:style-name="ce11" office:value-type="float" office:value="10.6794836203374" calcext:value-type="float">
            <text:p><text:s/>10,7 </text:p>
          </table:table-cell>
          <table:table-cell table:style-name="ce11" office:value-type="float" office:value="7.77232470120071" calcext:value-type="float">
            <text:p><text:s/>7,8 </text:p>
          </table:table-cell>
          <table:table-cell table:style-name="ce11" office:value-type="float" office:value="2.83297606840778" calcext:value-type="float">
            <text:p><text:s/>2,8 </text:p>
          </table:table-cell>
          <table:table-cell table:style-name="ce11" office:value-type="float" office:value="17.0620256590248" calcext:value-type="float">
            <text:p><text:s/>17,1 </text:p>
          </table:table-cell>
          <table:table-cell table:style-name="ce11" office:value-type="float" office:value="8.73807905518879" calcext:value-type="float">
            <text:p><text:s/>8,7 </text:p>
          </table:table-cell>
          <table:table-cell table:style-name="ce11" office:value-type="float" office:value="7.45201437558623" calcext:value-type="float">
            <text:p><text:s/>7,5 </text:p>
          </table:table-cell>
          <table:table-cell table:style-name="ce11" office:value-type="float" office:value="17.9319605787143" calcext:value-type="float">
            <text:p><text:s/>17,9 </text:p>
          </table:table-cell>
          <table:table-cell table:style-name="ce11" office:value-type="float" office:value="4.50845186824257" calcext:value-type="float">
            <text:p><text:s/>4,5 </text:p>
          </table:table-cell>
          <table:table-cell table:style-name="ce11" office:value-type="float" office:value="8.94086640722205" calcext:value-type="float">
            <text:p><text:s/>8,9 </text:p>
          </table:table-cell>
          <table:table-cell table:style-name="ce11" office:value-type="float" office:value="6.39023099389974" calcext:value-type="float">
            <text:p><text:s/>6,4 </text:p>
          </table:table-cell>
          <table:table-cell table:style-name="ce11" office:value-type="float" office:value="34.0171989946561" calcext:value-type="float">
            <text:p><text:s/>34,0 </text:p>
          </table:table-cell>
          <table:table-cell table:style-name="ce11" office:value-type="float" office:value="3.0590429405695" calcext:value-type="float">
            <text:p><text:s/>3,1 </text:p>
          </table:table-cell>
          <table:table-cell table:style-name="ce11" office:value-type="float" office:value="39.1099740194072" calcext:value-type="float">
            <text:p><text:s/>39,1 </text:p>
          </table:table-cell>
          <table:table-cell table:style-name="ce11" office:value-type="float" office:value="2.63530222955805" calcext:value-type="float">
            <text:p><text:s/>2,6 </text:p>
          </table:table-cell>
          <table:table-cell table:style-name="ce11" office:value-type="float" office:value="4.04311516834204" calcext:value-type="float">
            <text:p><text:s/>4,0 </text:p>
          </table:table-cell>
          <table:table-cell table:style-name="ce11" office:value-type="float" office:value="11.9602036242587" calcext:value-type="float">
            <text:p><text:s/>12,0 </text:p>
          </table:table-cell>
          <table:table-cell table:style-name="ce11" office:value-type="float" office:value="5.44817933107224" calcext:value-type="float">
            <text:p><text:s/>5,4 </text:p>
          </table:table-cell>
          <table:table-cell table:style-name="ce11" office:value-type="float" office:value="10.3727088245381" calcext:value-type="float">
            <text:p><text:s/>10,4 </text:p>
          </table:table-cell>
          <table:table-cell table:style-name="ce11" office:value-type="float" office:value="54.1892417907973" calcext:value-type="float">
            <text:p><text:s/>54,2 </text:p>
          </table:table-cell>
          <table:table-cell table:style-name="ce11" office:value-type="float" office:value="2.29028579367007" calcext:value-type="float">
            <text:p><text:s/>2,3 </text:p>
          </table:table-cell>
          <table:table-cell table:style-name="ce11" office:value-type="float" office:value="36.3194637097885" calcext:value-type="float">
            <text:p><text:s/>36,3 </text:p>
          </table:table-cell>
          <table:table-cell table:style-name="ce11" office:value-type="float" office:value="3.29441565406967" calcext:value-type="float">
            <text:p><text:s/>3,3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iauí</text:p>
          </table:table-cell>
          <table:table-cell table:style-name="ce11" office:value-type="float" office:value="29.2768435124816" calcext:value-type="float">
            <text:p><text:s/>29,3 </text:p>
          </table:table-cell>
          <table:table-cell table:style-name="ce11" office:value-type="float" office:value="3.77816752708048" calcext:value-type="float">
            <text:p><text:s/>3,8 </text:p>
          </table:table-cell>
          <table:table-cell table:style-name="ce11" office:value-type="float" office:value="10.7547299603632" calcext:value-type="float">
            <text:p><text:s/>10,8 </text:p>
          </table:table-cell>
          <table:table-cell table:style-name="ce11" office:value-type="float" office:value="6.87001532088682" calcext:value-type="float">
            <text:p><text:s/>6,9 </text:p>
          </table:table-cell>
          <table:table-cell table:style-name="ce11" office:value-type="float" office:value="32.8660590035471" calcext:value-type="float">
            <text:p><text:s/>32,9 </text:p>
          </table:table-cell>
          <table:table-cell table:style-name="ce11" office:value-type="float" office:value="3.57054106098751" calcext:value-type="float">
            <text:p><text:s/>3,6 </text:p>
          </table:table-cell>
          <table:table-cell table:style-name="ce11" office:value-type="float" office:value="27.1023675236079" calcext:value-type="float">
            <text:p><text:s/>27,1 </text:p>
          </table:table-cell>
          <table:table-cell table:style-name="ce11" office:value-type="float" office:value="3.69617166320152" calcext:value-type="float">
            <text:p><text:s/>3,7 </text:p>
          </table:table-cell>
          <table:table-cell table:style-name="ce11" office:value-type="float" office:value="77.858592755114" calcext:value-type="float">
            <text:p><text:s/>77,9 </text:p>
          </table:table-cell>
          <table:table-cell table:style-name="ce11" office:value-type="float" office:value="2.96651241878132" calcext:value-type="float">
            <text:p><text:s/>3,0 </text:p>
          </table:table-cell>
          <table:table-cell table:style-name="ce11" office:value-type="float" office:value="11.6913741111114" calcext:value-type="float">
            <text:p><text:s/>11,7 </text:p>
          </table:table-cell>
          <table:table-cell table:style-name="ce11" office:value-type="float" office:value="14.1696255943653" calcext:value-type="float">
            <text:p><text:s/>14,2 </text:p>
          </table:table-cell>
          <table:table-cell table:style-name="ce11" office:value-type="float" office:value="3.12853718520001" calcext:value-type="float">
            <text:p><text:s/>3,1 </text:p>
          </table:table-cell>
          <table:table-cell table:style-name="ce11" office:value-type="float" office:value="24.3166505862439" calcext:value-type="float">
            <text:p><text:s/>24,3 </text:p>
          </table:table-cell>
          <table:table-cell table:style-name="ce11" office:value-type="float" office:value="7.32149594857449" calcext:value-type="float">
            <text:p><text:s/>7,3 </text:p>
          </table:table-cell>
          <table:table-cell table:style-name="ce11" office:value-type="float" office:value="17.2941930334927" calcext:value-type="float">
            <text:p><text:s/>17,3 </text:p>
          </table:table-cell>
          <table:table-cell table:style-name="ce11" office:value-type="float" office:value="21.1544052164045" calcext:value-type="float">
            <text:p><text:s/>21,2 </text:p>
          </table:table-cell>
          <table:table-cell table:style-name="ce11" office:value-type="float" office:value="7.7704801166538" calcext:value-type="float">
            <text:p><text:s/>7,8 </text:p>
          </table:table-cell>
          <table:table-cell table:style-name="ce11" office:value-type="float" office:value="11.9074523963545" calcext:value-type="float">
            <text:p><text:s/>11,9 </text:p>
          </table:table-cell>
          <table:table-cell table:style-name="ce11" office:value-type="float" office:value="10.9233082017658" calcext:value-type="float">
            <text:p><text:s/>10,9 </text:p>
          </table:table-cell>
          <table:table-cell table:style-name="ce11" office:value-type="float" office:value="33.8297512992641" calcext:value-type="float">
            <text:p><text:s/>33,8 </text:p>
          </table:table-cell>
          <table:table-cell table:style-name="ce11" office:value-type="float" office:value="5.30773776250546" calcext:value-type="float">
            <text:p><text:s/>5,3 </text:p>
          </table:table-cell>
          <table:table-cell table:style-name="ce11" office:value-type="float" office:value="33.1083910879772" calcext:value-type="float">
            <text:p><text:s/>33,1 </text:p>
          </table:table-cell>
          <table:table-cell table:style-name="ce11" office:value-type="float" office:value="5.0073767928823" calcext:value-type="float">
            <text:p><text:s/>5,0 </text:p>
          </table:table-cell>
          <table:table-cell table:style-name="ce11" office:value-type="float" office:value="5.1957412134608" calcext:value-type="float">
            <text:p><text:s/>5,2 </text:p>
          </table:table-cell>
          <table:table-cell table:style-name="ce11" office:value-type="float" office:value="16.3057059706419" calcext:value-type="float">
            <text:p><text:s/>16,3 </text:p>
          </table:table-cell>
          <table:table-cell table:style-name="ce11" office:value-type="float" office:value="8.19916506380339" calcext:value-type="float">
            <text:p><text:s/>8,2 </text:p>
          </table:table-cell>
          <table:table-cell table:style-name="ce11" office:value-type="float" office:value="14.6153049593762" calcext:value-type="float">
            <text:p><text:s/>14,6 </text:p>
          </table:table-cell>
          <table:table-cell table:style-name="ce11" office:value-type="float" office:value="54.0083668040579" calcext:value-type="float">
            <text:p><text:s/>54,0 </text:p>
          </table:table-cell>
          <table:table-cell table:style-name="ce11" office:value-type="float" office:value="3.38760866542114" calcext:value-type="float">
            <text:p><text:s/>3,4 </text:p>
          </table:table-cell>
          <table:table-cell table:style-name="ce11" office:value-type="float" office:value="32.5967269186778" calcext:value-type="float">
            <text:p><text:s/>32,6 </text:p>
          </table:table-cell>
          <table:table-cell table:style-name="ce11" office:value-type="float" office:value="5.04606726488974" calcext:value-type="float">
            <text:p><text:s/>5,0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Ceará</text:p>
          </table:table-cell>
          <table:table-cell table:style-name="ce11" office:value-type="float" office:value="26.8982345733509" calcext:value-type="float">
            <text:p><text:s/>26,9 </text:p>
          </table:table-cell>
          <table:table-cell table:style-name="ce11" office:value-type="float" office:value="2.45249057762708" calcext:value-type="float">
            <text:p><text:s/>2,5 </text:p>
          </table:table-cell>
          <table:table-cell table:style-name="ce11" office:value-type="float" office:value="7.65928583149092" calcext:value-type="float">
            <text:p><text:s/>7,7 </text:p>
          </table:table-cell>
          <table:table-cell table:style-name="ce11" office:value-type="float" office:value="5.57616448152704" calcext:value-type="float">
            <text:p><text:s/>5,6 </text:p>
          </table:table-cell>
          <table:table-cell table:style-name="ce11" office:value-type="float" office:value="35.0138783507157" calcext:value-type="float">
            <text:p><text:s/>35,0 </text:p>
          </table:table-cell>
          <table:table-cell table:style-name="ce11" office:value-type="float" office:value="2.12328062577425" calcext:value-type="float">
            <text:p><text:s/>2,1 </text:p>
          </table:table-cell>
          <table:table-cell table:style-name="ce11" office:value-type="float" office:value="30.4286012444422" calcext:value-type="float">
            <text:p><text:s/>30,4 </text:p>
          </table:table-cell>
          <table:table-cell table:style-name="ce11" office:value-type="float" office:value="2.45065390734845" calcext:value-type="float">
            <text:p><text:s/>2,5 </text:p>
          </table:table-cell>
          <table:table-cell table:style-name="ce11" office:value-type="float" office:value="78.807655868709" calcext:value-type="float">
            <text:p><text:s/>78,8 </text:p>
          </table:table-cell>
          <table:table-cell table:style-name="ce11" office:value-type="float" office:value="1.74625653838455" calcext:value-type="float">
            <text:p><text:s/>1,7 </text:p>
          </table:table-cell>
          <table:table-cell table:style-name="ce11" office:value-type="float" office:value="5.99130105554953" calcext:value-type="float">
            <text:p><text:s/>6,0 </text:p>
          </table:table-cell>
          <table:table-cell table:style-name="ce11" office:value-type="float" office:value="11.727645966544" calcext:value-type="float">
            <text:p><text:s/>11,7 </text:p>
          </table:table-cell>
          <table:table-cell table:style-name="ce11" office:value-type="float" office:value="3.45956794919567" calcext:value-type="float">
            <text:p><text:s/>3,5 </text:p>
          </table:table-cell>
          <table:table-cell table:style-name="ce11" office:value-type="float" office:value="14.5701172246829" calcext:value-type="float">
            <text:p><text:s/>14,6 </text:p>
          </table:table-cell>
          <table:table-cell table:style-name="ce11" office:value-type="float" office:value="11.7414751265459" calcext:value-type="float">
            <text:p><text:s/>11,7 </text:p>
          </table:table-cell>
          <table:table-cell table:style-name="ce11" office:value-type="float" office:value="10.0542772683135" calcext:value-type="float">
            <text:p><text:s/>10,1 </text:p>
          </table:table-cell>
          <table:table-cell table:style-name="ce11" office:value-type="float" office:value="17.935214226422" calcext:value-type="float">
            <text:p><text:s/>17,9 </text:p>
          </table:table-cell>
          <table:table-cell table:style-name="ce11" office:value-type="float" office:value="4.9856616773177" calcext:value-type="float">
            <text:p><text:s/>5,0 </text:p>
          </table:table-cell>
          <table:table-cell table:style-name="ce11" office:value-type="float" office:value="8.61435480612896" calcext:value-type="float">
            <text:p><text:s/>8,6 </text:p>
          </table:table-cell>
          <table:table-cell table:style-name="ce11" office:value-type="float" office:value="7.28878428004825" calcext:value-type="float">
            <text:p><text:s/>7,3 </text:p>
          </table:table-cell>
          <table:table-cell table:style-name="ce11" office:value-type="float" office:value="35.8313791994395" calcext:value-type="float">
            <text:p><text:s/>35,8 </text:p>
          </table:table-cell>
          <table:table-cell table:style-name="ce11" office:value-type="float" office:value="2.85925848238299" calcext:value-type="float">
            <text:p><text:s/>2,9 </text:p>
          </table:table-cell>
          <table:table-cell table:style-name="ce11" office:value-type="float" office:value="37.6190517680096" calcext:value-type="float">
            <text:p><text:s/>37,6 </text:p>
          </table:table-cell>
          <table:table-cell table:style-name="ce11" office:value-type="float" office:value="2.66042879429997" calcext:value-type="float">
            <text:p><text:s/>2,7 </text:p>
          </table:table-cell>
          <table:table-cell table:style-name="ce11" office:value-type="float" office:value="4.41100321935119" calcext:value-type="float">
            <text:p><text:s/>4,4 </text:p>
          </table:table-cell>
          <table:table-cell table:style-name="ce11" office:value-type="float" office:value="11.7899457770834" calcext:value-type="float">
            <text:p><text:s/>11,8 </text:p>
          </table:table-cell>
          <table:table-cell table:style-name="ce11" office:value-type="float" office:value="7.40268838959885" calcext:value-type="float">
            <text:p><text:s/>7,4 </text:p>
          </table:table-cell>
          <table:table-cell table:style-name="ce11" office:value-type="float" office:value="10.0728957959472" calcext:value-type="float">
            <text:p><text:s/>10,1 </text:p>
          </table:table-cell>
          <table:table-cell table:style-name="ce11" office:value-type="float" office:value="55.4808213048366" calcext:value-type="float">
            <text:p><text:s/>55,5 </text:p>
          </table:table-cell>
          <table:table-cell table:style-name="ce11" office:value-type="float" office:value="2.51876444575448" calcext:value-type="float">
            <text:p><text:s/>2,5 </text:p>
          </table:table-cell>
          <table:table-cell table:style-name="ce11" office:value-type="float" office:value="32.7054870862132" calcext:value-type="float">
            <text:p><text:s/>32,7 </text:p>
          </table:table-cell>
          <table:table-cell table:style-name="ce11" office:value-type="float" office:value="4.36676067639206" calcext:value-type="float">
            <text:p><text:s/>4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Grande do Norte</text:p>
          </table:table-cell>
          <table:table-cell table:style-name="ce11" office:value-type="float" office:value="29.9753201174725" calcext:value-type="float">
            <text:p><text:s/>30,0 </text:p>
          </table:table-cell>
          <table:table-cell table:style-name="ce11" office:value-type="float" office:value="4.23974774142615" calcext:value-type="float">
            <text:p><text:s/>4,2 </text:p>
          </table:table-cell>
          <table:table-cell table:style-name="ce11" office:value-type="float" office:value="7.64451725848683" calcext:value-type="float">
            <text:p><text:s/>7,6 </text:p>
          </table:table-cell>
          <table:table-cell table:style-name="ce11" office:value-type="float" office:value="9.15624035862995" calcext:value-type="float">
            <text:p><text:s/>9,2 </text:p>
          </table:table-cell>
          <table:table-cell table:style-name="ce11" office:value-type="float" office:value="33.4766666615582" calcext:value-type="float">
            <text:p><text:s/>33,5 </text:p>
          </table:table-cell>
          <table:table-cell table:style-name="ce11" office:value-type="float" office:value="3.58481648833664" calcext:value-type="float">
            <text:p><text:s/>3,6 </text:p>
          </table:table-cell>
          <table:table-cell table:style-name="ce11" office:value-type="float" office:value="28.9034959624825" calcext:value-type="float">
            <text:p><text:s/>28,9 </text:p>
          </table:table-cell>
          <table:table-cell table:style-name="ce11" office:value-type="float" office:value="4.05443223315174" calcext:value-type="float">
            <text:p><text:s/>4,1 </text:p>
          </table:table-cell>
          <table:table-cell table:style-name="ce11" office:value-type="float" office:value="79.3139777090946" calcext:value-type="float">
            <text:p><text:s/>79,3 </text:p>
          </table:table-cell>
          <table:table-cell table:style-name="ce11" office:value-type="float" office:value="2.79142117375743" calcext:value-type="float">
            <text:p><text:s/>2,8 </text:p>
          </table:table-cell>
          <table:table-cell table:style-name="ce11" office:value-type="float" office:value="5.46240403729661" calcext:value-type="float">
            <text:p><text:s/>5,5 </text:p>
          </table:table-cell>
          <table:table-cell table:style-name="ce11" office:value-type="float" office:value="21.3264490371893" calcext:value-type="float">
            <text:p><text:s/>21,3 </text:p>
          </table:table-cell>
          <table:table-cell table:style-name="ce11" office:value-type="float" office:value="2.61626174243154" calcext:value-type="float">
            <text:p><text:s/>2,6 </text:p>
          </table:table-cell>
          <table:table-cell table:style-name="ce11" office:value-type="float" office:value="34.6007110381435" calcext:value-type="float">
            <text:p><text:s/>34,6 </text:p>
          </table:table-cell>
          <table:table-cell table:style-name="ce11" office:value-type="float" office:value="12.6073565111774" calcext:value-type="float">
            <text:p><text:s/>12,6 </text:p>
          </table:table-cell>
          <table:table-cell table:style-name="ce11" office:value-type="float" office:value="15.6032417734155" calcext:value-type="float">
            <text:p><text:s/>15,6 </text:p>
          </table:table-cell>
          <table:table-cell table:style-name="ce11" office:value-type="float" office:value="23.3872271452105" calcext:value-type="float">
            <text:p><text:s/>23,4 </text:p>
          </table:table-cell>
          <table:table-cell table:style-name="ce11" office:value-type="float" office:value="6.66030115085472" calcext:value-type="float">
            <text:p><text:s/>6,7 </text:p>
          </table:table-cell>
          <table:table-cell table:style-name="ce11" office:value-type="float" office:value="8.21106132050096" calcext:value-type="float">
            <text:p><text:s/>8,2 </text:p>
          </table:table-cell>
          <table:table-cell table:style-name="ce11" office:value-type="float" office:value="12.2000273726899" calcext:value-type="float">
            <text:p><text:s/>12,2 </text:p>
          </table:table-cell>
          <table:table-cell table:style-name="ce11" office:value-type="float" office:value="32.8990155264417" calcext:value-type="float">
            <text:p><text:s/>32,9 </text:p>
          </table:table-cell>
          <table:table-cell table:style-name="ce11" office:value-type="float" office:value="4.80872689451388" calcext:value-type="float">
            <text:p><text:s/>4,8 </text:p>
          </table:table-cell>
          <table:table-cell table:style-name="ce11" office:value-type="float" office:value="35.5026960078468" calcext:value-type="float">
            <text:p><text:s/>35,5 </text:p>
          </table:table-cell>
          <table:table-cell table:style-name="ce11" office:value-type="float" office:value="4.78309488753301" calcext:value-type="float">
            <text:p><text:s/>4,8 </text:p>
          </table:table-cell>
          <table:table-cell table:style-name="ce11" office:value-type="float" office:value="4.98267539515577" calcext:value-type="float">
            <text:p><text:s/>5,0 </text:p>
          </table:table-cell>
          <table:table-cell table:style-name="ce11" office:value-type="float" office:value="18.7681735891406" calcext:value-type="float">
            <text:p><text:s/>18,8 </text:p>
          </table:table-cell>
          <table:table-cell table:style-name="ce11" office:value-type="float" office:value="8.34618437870388" calcext:value-type="float">
            <text:p><text:s/>8,3 </text:p>
          </table:table-cell>
          <table:table-cell table:style-name="ce11" office:value-type="float" office:value="15.7617689171051" calcext:value-type="float">
            <text:p><text:s/>15,8 </text:p>
          </table:table-cell>
          <table:table-cell table:style-name="ce11" office:value-type="float" office:value="56.0018469171383" calcext:value-type="float">
            <text:p><text:s/>56,0 </text:p>
          </table:table-cell>
          <table:table-cell table:style-name="ce11" office:value-type="float" office:value="4.07526601295575" calcext:value-type="float">
            <text:p><text:s/>4,1 </text:p>
          </table:table-cell>
          <table:table-cell table:style-name="ce11" office:value-type="float" office:value="30.6692933090022" calcext:value-type="float">
            <text:p><text:s/>30,7 </text:p>
          </table:table-cell>
          <table:table-cell table:style-name="ce11" office:value-type="float" office:value="6.82905784361019" calcext:value-type="float">
            <text:p><text:s/>6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aíba</text:p>
          </table:table-cell>
          <table:table-cell table:style-name="ce11" office:value-type="float" office:value="31.0718705319079" calcext:value-type="float">
            <text:p><text:s/>31,1 </text:p>
          </table:table-cell>
          <table:table-cell table:style-name="ce11" office:value-type="float" office:value="3.48780566492573" calcext:value-type="float">
            <text:p><text:s/>3,5 </text:p>
          </table:table-cell>
          <table:table-cell table:style-name="ce11" office:value-type="float" office:value="8.64897697819511" calcext:value-type="float">
            <text:p><text:s/>8,6 </text:p>
          </table:table-cell>
          <table:table-cell table:style-name="ce11" office:value-type="float" office:value="6.84503316820199" calcext:value-type="float">
            <text:p><text:s/>6,8 </text:p>
          </table:table-cell>
          <table:table-cell table:style-name="ce11" office:value-type="float" office:value="31.4207920205239" calcext:value-type="float">
            <text:p><text:s/>31,4 </text:p>
          </table:table-cell>
          <table:table-cell table:style-name="ce11" office:value-type="float" office:value="3.25437655820527" calcext:value-type="float">
            <text:p><text:s/>3,3 </text:p>
          </table:table-cell>
          <table:table-cell table:style-name="ce11" office:value-type="float" office:value="28.8583604693729" calcext:value-type="float">
            <text:p><text:s/>28,9 </text:p>
          </table:table-cell>
          <table:table-cell table:style-name="ce11" office:value-type="float" office:value="3.51559789386527" calcext:value-type="float">
            <text:p><text:s/>3,5 </text:p>
          </table:table-cell>
          <table:table-cell table:style-name="ce11" office:value-type="float" office:value="77.779836377316" calcext:value-type="float">
            <text:p><text:s/>77,8 </text:p>
          </table:table-cell>
          <table:table-cell table:style-name="ce11" office:value-type="float" office:value="2.18302052498977" calcext:value-type="float">
            <text:p><text:s/>2,2 </text:p>
          </table:table-cell>
          <table:table-cell table:style-name="ce11" office:value-type="float" office:value="7.39244628255545" calcext:value-type="float">
            <text:p><text:s/>7,4 </text:p>
          </table:table-cell>
          <table:table-cell table:style-name="ce11" office:value-type="float" office:value="15.5232035664938" calcext:value-type="float">
            <text:p><text:s/>15,5 </text:p>
          </table:table-cell>
          <table:table-cell table:style-name="ce11" office:value-type="float" office:value="3.32128157918655" calcext:value-type="float">
            <text:p><text:s/>3,3 </text:p>
          </table:table-cell>
          <table:table-cell table:style-name="ce11" office:value-type="float" office:value="24.3019047434544" calcext:value-type="float">
            <text:p><text:s/>24,3 </text:p>
          </table:table-cell>
          <table:table-cell table:style-name="ce11" office:value-type="float" office:value="11.5064357609421" calcext:value-type="float">
            <text:p><text:s/>11,5 </text:p>
          </table:table-cell>
          <table:table-cell table:style-name="ce11" office:value-type="float" office:value="11.1000745546053" calcext:value-type="float">
            <text:p><text:s/>11,1 </text:p>
          </table:table-cell>
          <table:table-cell table:style-name="ce11" office:value-type="float" office:value="23.8429064211025" calcext:value-type="float">
            <text:p><text:s/>23,8 </text:p>
          </table:table-cell>
          <table:table-cell table:style-name="ce11" office:value-type="float" office:value="6.42139828464728" calcext:value-type="float">
            <text:p><text:s/>6,4 </text:p>
          </table:table-cell>
          <table:table-cell table:style-name="ce11" office:value-type="float" office:value="9.56861916831642" calcext:value-type="float">
            <text:p><text:s/>9,6 </text:p>
          </table:table-cell>
          <table:table-cell table:style-name="ce11" office:value-type="float" office:value="9.81986687147463" calcext:value-type="float">
            <text:p><text:s/>9,8 </text:p>
          </table:table-cell>
          <table:table-cell table:style-name="ce11" office:value-type="float" office:value="30.4019555847971" calcext:value-type="float">
            <text:p><text:s/>30,4 </text:p>
          </table:table-cell>
          <table:table-cell table:style-name="ce11" office:value-type="float" office:value="4.609263812324" calcext:value-type="float">
            <text:p><text:s/>4,6 </text:p>
          </table:table-cell>
          <table:table-cell table:style-name="ce11" office:value-type="float" office:value="36.1865188257842" calcext:value-type="float">
            <text:p><text:s/>36,2 </text:p>
          </table:table-cell>
          <table:table-cell table:style-name="ce11" office:value-type="float" office:value="4.16233393965201" calcext:value-type="float">
            <text:p><text:s/>4,2 </text:p>
          </table:table-cell>
          <table:table-cell table:style-name="ce11" office:value-type="float" office:value="6.3849119122098" calcext:value-type="float">
            <text:p><text:s/>6,4 </text:p>
          </table:table-cell>
          <table:table-cell table:style-name="ce11" office:value-type="float" office:value="15.3015153540564" calcext:value-type="float">
            <text:p><text:s/>15,3 </text:p>
          </table:table-cell>
          <table:table-cell table:style-name="ce11" office:value-type="float" office:value="8.20106734115401" calcext:value-type="float">
            <text:p><text:s/>8,2 </text:p>
          </table:table-cell>
          <table:table-cell table:style-name="ce11" office:value-type="float" office:value="13.2653069667616" calcext:value-type="float">
            <text:p><text:s/>13,3 </text:p>
          </table:table-cell>
          <table:table-cell table:style-name="ce11" office:value-type="float" office:value="54.5038597039728" calcext:value-type="float">
            <text:p><text:s/>54,5 </text:p>
          </table:table-cell>
          <table:table-cell table:style-name="ce11" office:value-type="float" office:value="3.57472615378555" calcext:value-type="float">
            <text:p><text:s/>3,6 </text:p>
          </table:table-cell>
          <table:table-cell table:style-name="ce11" office:value-type="float" office:value="30.9101610426635" calcext:value-type="float">
            <text:p><text:s/>30,9 </text:p>
          </table:table-cell>
          <table:table-cell table:style-name="ce11" office:value-type="float" office:value="5.48498597128517" calcext:value-type="float">
            <text:p><text:s/>5,5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ernambuco</text:p>
          </table:table-cell>
          <table:table-cell table:style-name="ce11" office:value-type="float" office:value="29.5642850557986" calcext:value-type="float">
            <text:p><text:s/>29,6 </text:p>
          </table:table-cell>
          <table:table-cell table:style-name="ce11" office:value-type="float" office:value="2.9924592102006" calcext:value-type="float">
            <text:p><text:s/>3,0 </text:p>
          </table:table-cell>
          <table:table-cell table:style-name="ce11" office:value-type="float" office:value="7.53735153913361" calcext:value-type="float">
            <text:p><text:s/>7,5 </text:p>
          </table:table-cell>
          <table:table-cell table:style-name="ce11" office:value-type="float" office:value="8.03962208396636" calcext:value-type="float">
            <text:p><text:s/>8,0 </text:p>
          </table:table-cell>
          <table:table-cell table:style-name="ce11" office:value-type="float" office:value="30.1659892736965" calcext:value-type="float">
            <text:p><text:s/>30,2 </text:p>
          </table:table-cell>
          <table:table-cell table:style-name="ce11" office:value-type="float" office:value="2.91867249309681" calcext:value-type="float">
            <text:p><text:s/>2,9 </text:p>
          </table:table-cell>
          <table:table-cell table:style-name="ce11" office:value-type="float" office:value="32.7323741313709" calcext:value-type="float">
            <text:p><text:s/>32,7 </text:p>
          </table:table-cell>
          <table:table-cell table:style-name="ce11" office:value-type="float" office:value="2.50902331051288" calcext:value-type="float">
            <text:p><text:s/>2,5 </text:p>
          </table:table-cell>
          <table:table-cell table:style-name="ce11" office:value-type="float" office:value="79.1952366786671" calcext:value-type="float">
            <text:p><text:s/>79,2 </text:p>
          </table:table-cell>
          <table:table-cell table:style-name="ce11" office:value-type="float" office:value="1.74830695515148" calcext:value-type="float">
            <text:p><text:s/>1,7 </text:p>
          </table:table-cell>
          <table:table-cell table:style-name="ce11" office:value-type="float" office:value="5.62812417358417" calcext:value-type="float">
            <text:p><text:s/>5,6 </text:p>
          </table:table-cell>
          <table:table-cell table:style-name="ce11" office:value-type="float" office:value="13.7859566432166" calcext:value-type="float">
            <text:p><text:s/>13,8 </text:p>
          </table:table-cell>
          <table:table-cell table:style-name="ce11" office:value-type="float" office:value="3.55561151154871" calcext:value-type="float">
            <text:p><text:s/>3,6 </text:p>
          </table:table-cell>
          <table:table-cell table:style-name="ce11" office:value-type="float" office:value="18.0709610423589" calcext:value-type="float">
            <text:p><text:s/>18,1 </text:p>
          </table:table-cell>
          <table:table-cell table:style-name="ce11" office:value-type="float" office:value="11.6210276362001" calcext:value-type="float">
            <text:p><text:s/>11,6 </text:p>
          </table:table-cell>
          <table:table-cell table:style-name="ce11" office:value-type="float" office:value="10.2439358184084" calcext:value-type="float">
            <text:p><text:s/>10,2 </text:p>
          </table:table-cell>
          <table:table-cell table:style-name="ce11" office:value-type="float" office:value="20.9083954825416" calcext:value-type="float">
            <text:p><text:s/>20,9 </text:p>
          </table:table-cell>
          <table:table-cell table:style-name="ce11" office:value-type="float" office:value="5.44723915672093" calcext:value-type="float">
            <text:p><text:s/>5,4 </text:p>
          </table:table-cell>
          <table:table-cell table:style-name="ce11" office:value-type="float" office:value="8.37444826668536" calcext:value-type="float">
            <text:p><text:s/>8,4 </text:p>
          </table:table-cell>
          <table:table-cell table:style-name="ce11" office:value-type="float" office:value="9.19910237777489" calcext:value-type="float">
            <text:p><text:s/>9,2 </text:p>
          </table:table-cell>
          <table:table-cell table:style-name="ce11" office:value-type="float" office:value="30.1026201306076" calcext:value-type="float">
            <text:p><text:s/>30,1 </text:p>
          </table:table-cell>
          <table:table-cell table:style-name="ce11" office:value-type="float" office:value="4.09717516995605" calcext:value-type="float">
            <text:p><text:s/>4,1 </text:p>
          </table:table-cell>
          <table:table-cell table:style-name="ce11" office:value-type="float" office:value="40.6145361201654" calcext:value-type="float">
            <text:p><text:s/>40,6 </text:p>
          </table:table-cell>
          <table:table-cell table:style-name="ce11" office:value-type="float" office:value="3.14940616597379" calcext:value-type="float">
            <text:p><text:s/>3,1 </text:p>
          </table:table-cell>
          <table:table-cell table:style-name="ce11" office:value-type="float" office:value="4.0083816649589" calcext:value-type="float">
            <text:p><text:s/>4,0 </text:p>
          </table:table-cell>
          <table:table-cell table:style-name="ce11" office:value-type="float" office:value="15.2865159360873" calcext:value-type="float">
            <text:p><text:s/>15,3 </text:p>
          </table:table-cell>
          <table:table-cell table:style-name="ce11" office:value-type="float" office:value="7.71913418673702" calcext:value-type="float">
            <text:p><text:s/>7,7 </text:p>
          </table:table-cell>
          <table:table-cell table:style-name="ce11" office:value-type="float" office:value="16.335218371484" calcext:value-type="float">
            <text:p><text:s/>16,3 </text:p>
          </table:table-cell>
          <table:table-cell table:style-name="ce11" office:value-type="float" office:value="51.3459166487885" calcext:value-type="float">
            <text:p><text:s/>51,3 </text:p>
          </table:table-cell>
          <table:table-cell table:style-name="ce11" office:value-type="float" office:value="3.34148510780841" calcext:value-type="float">
            <text:p><text:s/>3,3 </text:p>
          </table:table-cell>
          <table:table-cell table:style-name="ce11" office:value-type="float" office:value="36.9265674995156" calcext:value-type="float">
            <text:p><text:s/>36,9 </text:p>
          </table:table-cell>
          <table:table-cell table:style-name="ce11" office:value-type="float" office:value="4.37180574503775" calcext:value-type="float">
            <text:p><text:s/>4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lagoas</text:p>
          </table:table-cell>
          <table:table-cell table:style-name="ce11" office:value-type="float" office:value="30.0349272931088" calcext:value-type="float">
            <text:p><text:s/>30,0 </text:p>
          </table:table-cell>
          <table:table-cell table:style-name="ce11" office:value-type="float" office:value="3.05030548631337" calcext:value-type="float">
            <text:p><text:s/>3,1 </text:p>
          </table:table-cell>
          <table:table-cell table:style-name="ce11" office:value-type="float" office:value="7.24842742033725" calcext:value-type="float">
            <text:p><text:s/>7,2 </text:p>
          </table:table-cell>
          <table:table-cell table:style-name="ce11" office:value-type="float" office:value="6.81500125047087" calcext:value-type="float">
            <text:p><text:s/>6,8 </text:p>
          </table:table-cell>
          <table:table-cell table:style-name="ce11" office:value-type="float" office:value="28.941712810426" calcext:value-type="float">
            <text:p><text:s/>28,9 </text:p>
          </table:table-cell>
          <table:table-cell table:style-name="ce11" office:value-type="float" office:value="3.02907043712128" calcext:value-type="float">
            <text:p><text:s/>3,0 </text:p>
          </table:table-cell>
          <table:table-cell table:style-name="ce11" office:value-type="float" office:value="33.7749324761285" calcext:value-type="float">
            <text:p><text:s/>33,8 </text:p>
          </table:table-cell>
          <table:table-cell table:style-name="ce11" office:value-type="float" office:value="2.55652455119117" calcext:value-type="float">
            <text:p><text:s/>2,6 </text:p>
          </table:table-cell>
          <table:table-cell table:style-name="ce11" office:value-type="float" office:value="75.8094063727868" calcext:value-type="float">
            <text:p><text:s/>75,8 </text:p>
          </table:table-cell>
          <table:table-cell table:style-name="ce11" office:value-type="float" office:value="1.96291893004049" calcext:value-type="float">
            <text:p><text:s/>2,0 </text:p>
          </table:table-cell>
          <table:table-cell table:style-name="ce11" office:value-type="float" office:value="6.08195433738563" calcext:value-type="float">
            <text:p><text:s/>6,1 </text:p>
          </table:table-cell>
          <table:table-cell table:style-name="ce11" office:value-type="float" office:value="13.8201851924497" calcext:value-type="float">
            <text:p><text:s/>13,8 </text:p>
          </table:table-cell>
          <table:table-cell table:style-name="ce11" office:value-type="float" office:value="3.64270991883683" calcext:value-type="float">
            <text:p><text:s/>3,6 </text:p>
          </table:table-cell>
          <table:table-cell table:style-name="ce11" office:value-type="float" office:value="16.7526343121829" calcext:value-type="float">
            <text:p><text:s/>16,8 </text:p>
          </table:table-cell>
          <table:table-cell table:style-name="ce11" office:value-type="float" office:value="14.4659293709907" calcext:value-type="float">
            <text:p><text:s/>14,5 </text:p>
          </table:table-cell>
          <table:table-cell table:style-name="ce11" office:value-type="float" office:value="8.34147335127075" calcext:value-type="float">
            <text:p><text:s/>8,3 </text:p>
          </table:table-cell>
          <table:table-cell table:style-name="ce11" office:value-type="float" office:value="22.415282631999" calcext:value-type="float">
            <text:p><text:s/>22,4 </text:p>
          </table:table-cell>
          <table:table-cell table:style-name="ce11" office:value-type="float" office:value="5.69150782698212" calcext:value-type="float">
            <text:p><text:s/>5,7 </text:p>
          </table:table-cell>
          <table:table-cell table:style-name="ce11" office:value-type="float" office:value="8.42664275293706" calcext:value-type="float">
            <text:p><text:s/>8,4 </text:p>
          </table:table-cell>
          <table:table-cell table:style-name="ce11" office:value-type="float" office:value="8.91601991190315" calcext:value-type="float">
            <text:p><text:s/>8,9 </text:p>
          </table:table-cell>
          <table:table-cell table:style-name="ce11" office:value-type="float" office:value="27.6775748286005" calcext:value-type="float">
            <text:p><text:s/>27,7 </text:p>
          </table:table-cell>
          <table:table-cell table:style-name="ce11" office:value-type="float" office:value="4.37791413327487" calcext:value-type="float">
            <text:p><text:s/>4,4 </text:p>
          </table:table-cell>
          <table:table-cell table:style-name="ce11" office:value-type="float" office:value="41.4804997864635" calcext:value-type="float">
            <text:p><text:s/>41,5 </text:p>
          </table:table-cell>
          <table:table-cell table:style-name="ce11" office:value-type="float" office:value="3.15920712565134" calcext:value-type="float">
            <text:p><text:s/>3,2 </text:p>
          </table:table-cell>
          <table:table-cell table:style-name="ce11" office:value-type="float" office:value="4.2534590263475" calcext:value-type="float">
            <text:p><text:s/>4,3 </text:p>
          </table:table-cell>
          <table:table-cell table:style-name="ce11" office:value-type="float" office:value="14.2687933078002" calcext:value-type="float">
            <text:p><text:s/>14,3 </text:p>
          </table:table-cell>
          <table:table-cell table:style-name="ce11" office:value-type="float" office:value="6.33555130688966" calcext:value-type="float">
            <text:p><text:s/>6,3 </text:p>
          </table:table-cell>
          <table:table-cell table:style-name="ce11" office:value-type="float" office:value="12.8897502389958" calcext:value-type="float">
            <text:p><text:s/>12,9 </text:p>
          </table:table-cell>
          <table:table-cell table:style-name="ce11" office:value-type="float" office:value="51.9258837097433" calcext:value-type="float">
            <text:p><text:s/>51,9 </text:p>
          </table:table-cell>
          <table:table-cell table:style-name="ce11" office:value-type="float" office:value="3.22332213336364" calcext:value-type="float">
            <text:p><text:s/>3,2 </text:p>
          </table:table-cell>
          <table:table-cell table:style-name="ce11" office:value-type="float" office:value="37.4851059570195" calcext:value-type="float">
            <text:p><text:s/>37,5 </text:p>
          </table:table-cell>
          <table:table-cell table:style-name="ce11" office:value-type="float" office:value="4.12375649690658" calcext:value-type="float">
            <text:p><text:s/>4,1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ergipe</text:p>
          </table:table-cell>
          <table:table-cell table:style-name="ce11" office:value-type="float" office:value="27.5389899955855" calcext:value-type="float">
            <text:p><text:s/>27,5 </text:p>
          </table:table-cell>
          <table:table-cell table:style-name="ce11" office:value-type="float" office:value="4.51174843776482" calcext:value-type="float">
            <text:p><text:s/>4,5 </text:p>
          </table:table-cell>
          <table:table-cell table:style-name="ce11" office:value-type="float" office:value="9.33865829607509" calcext:value-type="float">
            <text:p><text:s/>9,3 </text:p>
          </table:table-cell>
          <table:table-cell table:style-name="ce11" office:value-type="float" office:value="9.47219653071711" calcext:value-type="float">
            <text:p><text:s/>9,5 </text:p>
          </table:table-cell>
          <table:table-cell table:style-name="ce11" office:value-type="float" office:value="35.978805348362" calcext:value-type="float">
            <text:p><text:s/>36,0 </text:p>
          </table:table-cell>
          <table:table-cell table:style-name="ce11" office:value-type="float" office:value="3.63985588946918" calcext:value-type="float">
            <text:p><text:s/>3,6 </text:p>
          </table:table-cell>
          <table:table-cell table:style-name="ce11" office:value-type="float" office:value="27.1435463599775" calcext:value-type="float">
            <text:p><text:s/>27,1 </text:p>
          </table:table-cell>
          <table:table-cell table:style-name="ce11" office:value-type="float" office:value="4.10595854509133" calcext:value-type="float">
            <text:p><text:s/>4,1 </text:p>
          </table:table-cell>
          <table:table-cell table:style-name="ce11" office:value-type="float" office:value="76.9899219236585" calcext:value-type="float">
            <text:p><text:s/>77,0 </text:p>
          </table:table-cell>
          <table:table-cell table:style-name="ce11" office:value-type="float" office:value="2.68608477813688" calcext:value-type="float">
            <text:p><text:s/>2,7 </text:p>
          </table:table-cell>
          <table:table-cell table:style-name="ce11" office:value-type="float" office:value="9.57997641810633" calcext:value-type="float">
            <text:p><text:s/>9,6 </text:p>
          </table:table-cell>
          <table:table-cell table:style-name="ce11" office:value-type="float" office:value="13.7356257371982" calcext:value-type="float">
            <text:p><text:s/>13,7 </text:p>
          </table:table-cell>
          <table:table-cell table:style-name="ce11" office:value-type="float" office:value="2.70380524608264" calcext:value-type="float">
            <text:p><text:s/>2,7 </text:p>
          </table:table-cell>
          <table:table-cell table:style-name="ce11" office:value-type="float" office:value="32.6553863488025" calcext:value-type="float">
            <text:p><text:s/>32,7 </text:p>
          </table:table-cell>
          <table:table-cell table:style-name="ce11" office:value-type="float" office:value="10.7262964121525" calcext:value-type="float">
            <text:p><text:s/>10,7 </text:p>
          </table:table-cell>
          <table:table-cell table:style-name="ce11" office:value-type="float" office:value="13.1412124840206" calcext:value-type="float">
            <text:p><text:s/>13,1 </text:p>
          </table:table-cell>
          <table:table-cell table:style-name="ce11" office:value-type="float" office:value="19.7156627543824" calcext:value-type="float">
            <text:p><text:s/>19,7 </text:p>
          </table:table-cell>
          <table:table-cell table:style-name="ce11" office:value-type="float" office:value="8.56149206472696" calcext:value-type="float">
            <text:p><text:s/>8,6 </text:p>
          </table:table-cell>
          <table:table-cell table:style-name="ce11" office:value-type="float" office:value="11.4833161546338" calcext:value-type="float">
            <text:p><text:s/>11,5 </text:p>
          </table:table-cell>
          <table:table-cell table:style-name="ce11" office:value-type="float" office:value="12.3197867941411" calcext:value-type="float">
            <text:p><text:s/>12,3 </text:p>
          </table:table-cell>
          <table:table-cell table:style-name="ce11" office:value-type="float" office:value="35.696514761169" calcext:value-type="float">
            <text:p><text:s/>35,7 </text:p>
          </table:table-cell>
          <table:table-cell table:style-name="ce11" office:value-type="float" office:value="4.88798510284762" calcext:value-type="float">
            <text:p><text:s/>4,9 </text:p>
          </table:table-cell>
          <table:table-cell table:style-name="ce11" office:value-type="float" office:value="33.1045063298149" calcext:value-type="float">
            <text:p><text:s/>33,1 </text:p>
          </table:table-cell>
          <table:table-cell table:style-name="ce11" office:value-type="float" office:value="5.40622793838398" calcext:value-type="float">
            <text:p><text:s/>5,4 </text:p>
          </table:table-cell>
          <table:table-cell table:style-name="ce11" office:value-type="float" office:value="5.69783282456164" calcext:value-type="float">
            <text:p><text:s/>5,7 </text:p>
          </table:table-cell>
          <table:table-cell table:style-name="ce11" office:value-type="float" office:value="16.5047695247355" calcext:value-type="float">
            <text:p><text:s/>16,5 </text:p>
          </table:table-cell>
          <table:table-cell table:style-name="ce11" office:value-type="float" office:value="6.12146198723664" calcext:value-type="float">
            <text:p><text:s/>6,1 </text:p>
          </table:table-cell>
          <table:table-cell table:style-name="ce11" office:value-type="float" office:value="21.6283040038224" calcext:value-type="float">
            <text:p><text:s/>21,6 </text:p>
          </table:table-cell>
          <table:table-cell table:style-name="ce11" office:value-type="float" office:value="58.5794642734092" calcext:value-type="float">
            <text:p><text:s/>58,6 </text:p>
          </table:table-cell>
          <table:table-cell table:style-name="ce11" office:value-type="float" office:value="3.67169486006166" calcext:value-type="float">
            <text:p><text:s/>3,7 </text:p>
          </table:table-cell>
          <table:table-cell table:style-name="ce11" office:value-type="float" office:value="29.6012409147925" calcext:value-type="float">
            <text:p><text:s/>29,6 </text:p>
          </table:table-cell>
          <table:table-cell table:style-name="ce11" office:value-type="float" office:value="6.56090028154491" calcext:value-type="float">
            <text:p><text:s/>6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Bahia</text:p>
          </table:table-cell>
          <table:table-cell table:style-name="ce11" office:value-type="float" office:value="29.3316815451428" calcext:value-type="float">
            <text:p><text:s/>29,3 </text:p>
          </table:table-cell>
          <table:table-cell table:style-name="ce11" office:value-type="float" office:value="3.79563561745499" calcext:value-type="float">
            <text:p><text:s/>3,8 </text:p>
          </table:table-cell>
          <table:table-cell table:style-name="ce11" office:value-type="float" office:value="11.2281100682647" calcext:value-type="float">
            <text:p><text:s/>11,2 </text:p>
          </table:table-cell>
          <table:table-cell table:style-name="ce11" office:value-type="float" office:value="6.11081426275551" calcext:value-type="float">
            <text:p><text:s/>6,1 </text:p>
          </table:table-cell>
          <table:table-cell table:style-name="ce11" office:value-type="float" office:value="31.0121497821492" calcext:value-type="float">
            <text:p><text:s/>31,0 </text:p>
          </table:table-cell>
          <table:table-cell table:style-name="ce11" office:value-type="float" office:value="3.67864510275443" calcext:value-type="float">
            <text:p><text:s/>3,7 </text:p>
          </table:table-cell>
          <table:table-cell table:style-name="ce11" office:value-type="float" office:value="28.4280586044434" calcext:value-type="float">
            <text:p><text:s/>28,4 </text:p>
          </table:table-cell>
          <table:table-cell table:style-name="ce11" office:value-type="float" office:value="3.21519024574035" calcext:value-type="float">
            <text:p><text:s/>3,2 </text:p>
          </table:table-cell>
          <table:table-cell table:style-name="ce11" office:value-type="float" office:value="73.9292082866748" calcext:value-type="float">
            <text:p><text:s/>73,9 </text:p>
          </table:table-cell>
          <table:table-cell table:style-name="ce11" office:value-type="float" office:value="2.2930425574307" calcext:value-type="float">
            <text:p><text:s/>2,3 </text:p>
          </table:table-cell>
          <table:table-cell table:style-name="ce11" office:value-type="float" office:value="11.5243445806787" calcext:value-type="float">
            <text:p><text:s/>11,5 </text:p>
          </table:table-cell>
          <table:table-cell table:style-name="ce11" office:value-type="float" office:value="9.97154770943068" calcext:value-type="float">
            <text:p><text:s/>10,0 </text:p>
          </table:table-cell>
          <table:table-cell table:style-name="ce11" office:value-type="float" office:value="2.6744459045569" calcext:value-type="float">
            <text:p><text:s/>2,7 </text:p>
          </table:table-cell>
          <table:table-cell table:style-name="ce11" office:value-type="float" office:value="22.6475563911639" calcext:value-type="float">
            <text:p><text:s/>22,6 </text:p>
          </table:table-cell>
          <table:table-cell table:style-name="ce11" office:value-type="float" office:value="11.8720012280897" calcext:value-type="float">
            <text:p><text:s/>11,9 </text:p>
          </table:table-cell>
          <table:table-cell table:style-name="ce11" office:value-type="float" office:value="9.6533566222236" calcext:value-type="float">
            <text:p><text:s/>9,7 </text:p>
          </table:table-cell>
          <table:table-cell table:style-name="ce11" office:value-type="float" office:value="21.7255297251339" calcext:value-type="float">
            <text:p><text:s/>21,7 </text:p>
          </table:table-cell>
          <table:table-cell table:style-name="ce11" office:value-type="float" office:value="5.60865533804285" calcext:value-type="float">
            <text:p><text:s/>5,6 </text:p>
          </table:table-cell>
          <table:table-cell table:style-name="ce11" office:value-type="float" office:value="12.149960894651" calcext:value-type="float">
            <text:p><text:s/>12,1 </text:p>
          </table:table-cell>
          <table:table-cell table:style-name="ce11" office:value-type="float" office:value="8.03514891979515" calcext:value-type="float">
            <text:p><text:s/>8,0 </text:p>
          </table:table-cell>
          <table:table-cell table:style-name="ce11" office:value-type="float" office:value="32.3831815420317" calcext:value-type="float">
            <text:p><text:s/>32,4 </text:p>
          </table:table-cell>
          <table:table-cell table:style-name="ce11" office:value-type="float" office:value="4.62297120925658" calcext:value-type="float">
            <text:p><text:s/>4,6 </text:p>
          </table:table-cell>
          <table:table-cell table:style-name="ce11" office:value-type="float" office:value="33.741327838183" calcext:value-type="float">
            <text:p><text:s/>33,7 </text:p>
          </table:table-cell>
          <table:table-cell table:style-name="ce11" office:value-type="float" office:value="4.02711951300974" calcext:value-type="float">
            <text:p><text:s/>4,0 </text:p>
          </table:table-cell>
          <table:table-cell table:style-name="ce11" office:value-type="float" office:value="4.00076629383196" calcext:value-type="float">
            <text:p><text:s/>4,0 </text:p>
          </table:table-cell>
          <table:table-cell table:style-name="ce11" office:value-type="float" office:value="17.9353683833654" calcext:value-type="float">
            <text:p><text:s/>17,9 </text:p>
          </table:table-cell>
          <table:table-cell table:style-name="ce11" office:value-type="float" office:value="9.54288707590926" calcext:value-type="float">
            <text:p><text:s/>9,5 </text:p>
          </table:table-cell>
          <table:table-cell table:style-name="ce11" office:value-type="float" office:value="12.0561191777828" calcext:value-type="float">
            <text:p><text:s/>12,1 </text:p>
          </table:table-cell>
          <table:table-cell table:style-name="ce11" office:value-type="float" office:value="52.508586733359" calcext:value-type="float">
            <text:p><text:s/>52,5 </text:p>
          </table:table-cell>
          <table:table-cell table:style-name="ce11" office:value-type="float" office:value="3.25495750850626" calcext:value-type="float">
            <text:p><text:s/>3,3 </text:p>
          </table:table-cell>
          <table:table-cell table:style-name="ce11" office:value-type="float" office:value="33.9477598969" calcext:value-type="float">
            <text:p><text:s/>33,9 </text:p>
          </table:table-cell>
          <table:table-cell table:style-name="ce11" office:value-type="float" office:value="4.9296065474267" calcext:value-type="float">
            <text:p><text:s/>4,9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deste</text:p>
          </table:table-cell>
          <table:table-cell table:style-name="ce10" office:value-type="float" office:value="25.3652288265273" calcext:value-type="float">
            <text:p><text:s/>25,4 </text:p>
          </table:table-cell>
          <table:table-cell table:style-name="ce10" office:value-type="float" office:value="1.6013072430231" calcext:value-type="float">
            <text:p><text:s/>1,6 </text:p>
          </table:table-cell>
          <table:table-cell table:style-name="ce10" office:value-type="float" office:value="11.5491782171033" calcext:value-type="float">
            <text:p><text:s/>11,5 </text:p>
          </table:table-cell>
          <table:table-cell table:style-name="ce10" office:value-type="float" office:value="2.53259756624599" calcext:value-type="float">
            <text:p><text:s/>2,5 </text:p>
          </table:table-cell>
          <table:table-cell table:style-name="ce10" office:value-type="float" office:value="40.5059761906756" calcext:value-type="float">
            <text:p><text:s/>40,5 </text:p>
          </table:table-cell>
          <table:table-cell table:style-name="ce10" office:value-type="float" office:value="1.18680946708578" calcext:value-type="float">
            <text:p><text:s/>1,2 </text:p>
          </table:table-cell>
          <table:table-cell table:style-name="ce10" office:value-type="float" office:value="22.5796167656942" calcext:value-type="float">
            <text:p><text:s/>22,6 </text:p>
          </table:table-cell>
          <table:table-cell table:style-name="ce10" office:value-type="float" office:value="1.78786128846107" calcext:value-type="float">
            <text:p><text:s/>1,8 </text:p>
          </table:table-cell>
          <table:table-cell table:style-name="ce10" office:value-type="float" office:value="78.3775370746431" calcext:value-type="float">
            <text:p><text:s/>78,4 </text:p>
          </table:table-cell>
          <table:table-cell table:style-name="ce10" office:value-type="float" office:value="0.963838589836382" calcext:value-type="float">
            <text:p><text:s/>1,0 </text:p>
          </table:table-cell>
          <table:table-cell table:style-name="ce10" office:value-type="float" office:value="10.0632681742641" calcext:value-type="float">
            <text:p><text:s/>10,1 </text:p>
          </table:table-cell>
          <table:table-cell table:style-name="ce10" office:value-type="float" office:value="5.62402964918701" calcext:value-type="float">
            <text:p><text:s/>5,6 </text:p>
          </table:table-cell>
          <table:table-cell table:style-name="ce10" office:value-type="float" office:value="3.10133119013351" calcext:value-type="float">
            <text:p><text:s/>3,1 </text:p>
          </table:table-cell>
          <table:table-cell table:style-name="ce10" office:value-type="float" office:value="9.92511952539748" calcext:value-type="float">
            <text:p><text:s/>9,9 </text:p>
          </table:table-cell>
          <table:table-cell table:style-name="ce10" office:value-type="float" office:value="8.45786356095931" calcext:value-type="float">
            <text:p><text:s/>8,5 </text:p>
          </table:table-cell>
          <table:table-cell table:style-name="ce10" office:value-type="float" office:value="5.92947795127159" calcext:value-type="float">
            <text:p><text:s/>5,9 </text:p>
          </table:table-cell>
          <table:table-cell table:style-name="ce10" office:value-type="float" office:value="17.4041169059049" calcext:value-type="float">
            <text:p><text:s/>17,4 </text:p>
          </table:table-cell>
          <table:table-cell table:style-name="ce10" office:value-type="float" office:value="3.16240603499902" calcext:value-type="float">
            <text:p><text:s/>3,2 </text:p>
          </table:table-cell>
          <table:table-cell table:style-name="ce10" office:value-type="float" office:value="14.2600311031701" calcext:value-type="float">
            <text:p><text:s/>14,3 </text:p>
          </table:table-cell>
          <table:table-cell table:style-name="ce10" office:value-type="float" office:value="3.63065014116894" calcext:value-type="float">
            <text:p><text:s/>3,6 </text:p>
          </table:table-cell>
          <table:table-cell table:style-name="ce10" office:value-type="float" office:value="39.8416838375861" calcext:value-type="float">
            <text:p><text:s/>39,8 </text:p>
          </table:table-cell>
          <table:table-cell table:style-name="ce10" office:value-type="float" office:value="1.5773010076086" calcext:value-type="float">
            <text:p><text:s/>1,6 </text:p>
          </table:table-cell>
          <table:table-cell table:style-name="ce10" office:value-type="float" office:value="28.494168153339" calcext:value-type="float">
            <text:p><text:s/>28,5 </text:p>
          </table:table-cell>
          <table:table-cell table:style-name="ce10" office:value-type="float" office:value="2.07670674262649" calcext:value-type="float">
            <text:p><text:s/>2,1 </text:p>
          </table:table-cell>
          <table:table-cell table:style-name="ce10" office:value-type="float" office:value="3.56706457670801" calcext:value-type="float">
            <text:p><text:s/>3,6 </text:p>
          </table:table-cell>
          <table:table-cell table:style-name="ce10" office:value-type="float" office:value="7.98168535468133" calcext:value-type="float">
            <text:p><text:s/>8,0 </text:p>
          </table:table-cell>
          <table:table-cell table:style-name="ce10" office:value-type="float" office:value="8.7338822017647" calcext:value-type="float">
            <text:p><text:s/>8,7 </text:p>
          </table:table-cell>
          <table:table-cell table:style-name="ce10" office:value-type="float" office:value="5.05494367411665" calcext:value-type="float">
            <text:p><text:s/>5,1 </text:p>
          </table:table-cell>
          <table:table-cell table:style-name="ce10" office:value-type="float" office:value="64.5378865102267" calcext:value-type="float">
            <text:p><text:s/>64,5 </text:p>
          </table:table-cell>
          <table:table-cell table:style-name="ce10" office:value-type="float" office:value="1.1277738259092" calcext:value-type="float">
            <text:p><text:s/>1,1 </text:p>
          </table:table-cell>
          <table:table-cell table:style-name="ce10" office:value-type="float" office:value="23.1611667113005" calcext:value-type="float">
            <text:p><text:s/>23,2 </text:p>
          </table:table-cell>
          <table:table-cell table:style-name="ce10" office:value-type="float" office:value="2.82411435061962" calcext:value-type="float">
            <text:p><text:s/>2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inas Gerais</text:p>
          </table:table-cell>
          <table:table-cell table:style-name="ce11" office:value-type="float" office:value="23.9448660772909" calcext:value-type="float">
            <text:p><text:s/>23,9 </text:p>
          </table:table-cell>
          <table:table-cell table:style-name="ce11" office:value-type="float" office:value="2.82696601850774" calcext:value-type="float">
            <text:p><text:s/>2,8 </text:p>
          </table:table-cell>
          <table:table-cell table:style-name="ce11" office:value-type="float" office:value="12.1177796343836" calcext:value-type="float">
            <text:p><text:s/>12,1 </text:p>
          </table:table-cell>
          <table:table-cell table:style-name="ce11" office:value-type="float" office:value="4.35360084681117" calcext:value-type="float">
            <text:p><text:s/>4,4 </text:p>
          </table:table-cell>
          <table:table-cell table:style-name="ce11" office:value-type="float" office:value="42.1405488199763" calcext:value-type="float">
            <text:p><text:s/>42,1 </text:p>
          </table:table-cell>
          <table:table-cell table:style-name="ce11" office:value-type="float" office:value="1.86068810581198" calcext:value-type="float">
            <text:p><text:s/>1,9 </text:p>
          </table:table-cell>
          <table:table-cell table:style-name="ce11" office:value-type="float" office:value="21.7968054683498" calcext:value-type="float">
            <text:p><text:s/>21,8 </text:p>
          </table:table-cell>
          <table:table-cell table:style-name="ce11" office:value-type="float" office:value="2.98315261212265" calcext:value-type="float">
            <text:p><text:s/>3,0 </text:p>
          </table:table-cell>
          <table:table-cell table:style-name="ce11" office:value-type="float" office:value="76.0993263241307" calcext:value-type="float">
            <text:p><text:s/>76,1 </text:p>
          </table:table-cell>
          <table:table-cell table:style-name="ce11" office:value-type="float" office:value="1.78690124379753" calcext:value-type="float">
            <text:p><text:s/>1,8 </text:p>
          </table:table-cell>
          <table:table-cell table:style-name="ce11" office:value-type="float" office:value="12.4070220159926" calcext:value-type="float">
            <text:p><text:s/>12,4 </text:p>
          </table:table-cell>
          <table:table-cell table:style-name="ce11" office:value-type="float" office:value="8.63213957952764" calcext:value-type="float">
            <text:p><text:s/>8,6 </text:p>
          </table:table-cell>
          <table:table-cell table:style-name="ce11" office:value-type="float" office:value="3.72490411865319" calcext:value-type="float">
            <text:p><text:s/>3,7 </text:p>
          </table:table-cell>
          <table:table-cell table:style-name="ce11" office:value-type="float" office:value="12.9065283550182" calcext:value-type="float">
            <text:p><text:s/>12,9 </text:p>
          </table:table-cell>
          <table:table-cell table:style-name="ce11" office:value-type="float" office:value="7.76874754122371" calcext:value-type="float">
            <text:p><text:s/>7,8 </text:p>
          </table:table-cell>
          <table:table-cell table:style-name="ce11" office:value-type="float" office:value="10.1098404087562" calcext:value-type="float">
            <text:p><text:s/>10,1 </text:p>
          </table:table-cell>
          <table:table-cell table:style-name="ce11" office:value-type="float" office:value="15.8776980721817" calcext:value-type="float">
            <text:p><text:s/>15,9 </text:p>
          </table:table-cell>
          <table:table-cell table:style-name="ce11" office:value-type="float" office:value="5.35136345250593" calcext:value-type="float">
            <text:p><text:s/>5,4 </text:p>
          </table:table-cell>
          <table:table-cell table:style-name="ce11" office:value-type="float" office:value="14.380753013128" calcext:value-type="float">
            <text:p><text:s/>14,4 </text:p>
          </table:table-cell>
          <table:table-cell table:style-name="ce11" office:value-type="float" office:value="5.73471952348218" calcext:value-type="float">
            <text:p><text:s/>5,7 </text:p>
          </table:table-cell>
          <table:table-cell table:style-name="ce11" office:value-type="float" office:value="42.4078321580455" calcext:value-type="float">
            <text:p><text:s/>42,4 </text:p>
          </table:table-cell>
          <table:table-cell table:style-name="ce11" office:value-type="float" office:value="2.57470853985069" calcext:value-type="float">
            <text:p><text:s/>2,6 </text:p>
          </table:table-cell>
          <table:table-cell table:style-name="ce11" office:value-type="float" office:value="27.3337167566446" calcext:value-type="float">
            <text:p><text:s/>27,3 </text:p>
          </table:table-cell>
          <table:table-cell table:style-name="ce11" office:value-type="float" office:value="3.55337740995138" calcext:value-type="float">
            <text:p><text:s/>3,6 </text:p>
          </table:table-cell>
          <table:table-cell table:style-name="ce11" office:value-type="float" office:value="3.68974083186592" calcext:value-type="float">
            <text:p><text:s/>3,7 </text:p>
          </table:table-cell>
          <table:table-cell table:style-name="ce11" office:value-type="float" office:value="12.101938694438" calcext:value-type="float">
            <text:p><text:s/>12,1 </text:p>
          </table:table-cell>
          <table:table-cell table:style-name="ce11" office:value-type="float" office:value="8.60531750784209" calcext:value-type="float">
            <text:p><text:s/>8,6 </text:p>
          </table:table-cell>
          <table:table-cell table:style-name="ce11" office:value-type="float" office:value="7.6103671484642" calcext:value-type="float">
            <text:p><text:s/>7,6 </text:p>
          </table:table-cell>
          <table:table-cell table:style-name="ce11" office:value-type="float" office:value="65.4210538657842" calcext:value-type="float">
            <text:p><text:s/>65,4 </text:p>
          </table:table-cell>
          <table:table-cell table:style-name="ce11" office:value-type="float" office:value="1.87008380385514" calcext:value-type="float">
            <text:p><text:s/>1,9 </text:p>
          </table:table-cell>
          <table:table-cell table:style-name="ce11" office:value-type="float" office:value="22.2838877945077" calcext:value-type="float">
            <text:p><text:s/>22,3 </text:p>
          </table:table-cell>
          <table:table-cell table:style-name="ce11" office:value-type="float" office:value="4.55300971137896" calcext:value-type="float">
            <text:p><text:s/>4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Espírito Santo</text:p>
          </table:table-cell>
          <table:table-cell table:style-name="ce11" office:value-type="float" office:value="25.4792222018807" calcext:value-type="float">
            <text:p><text:s/>25,5 </text:p>
          </table:table-cell>
          <table:table-cell table:style-name="ce11" office:value-type="float" office:value="3.20246083829439" calcext:value-type="float">
            <text:p><text:s/>3,2 </text:p>
          </table:table-cell>
          <table:table-cell table:style-name="ce11" office:value-type="float" office:value="11.1673242260515" calcext:value-type="float">
            <text:p><text:s/>11,2 </text:p>
          </table:table-cell>
          <table:table-cell table:style-name="ce11" office:value-type="float" office:value="5.51975735646887" calcext:value-type="float">
            <text:p><text:s/>5,5 </text:p>
          </table:table-cell>
          <table:table-cell table:style-name="ce11" office:value-type="float" office:value="38.0657985693977" calcext:value-type="float">
            <text:p><text:s/>38,1 </text:p>
          </table:table-cell>
          <table:table-cell table:style-name="ce11" office:value-type="float" office:value="2.32972840481581" calcext:value-type="float">
            <text:p><text:s/>2,3 </text:p>
          </table:table-cell>
          <table:table-cell table:style-name="ce11" office:value-type="float" office:value="25.28765500267" calcext:value-type="float">
            <text:p><text:s/>25,3 </text:p>
          </table:table-cell>
          <table:table-cell table:style-name="ce11" office:value-type="float" office:value="3.45512515325096" calcext:value-type="float">
            <text:p><text:s/>3,5 </text:p>
          </table:table-cell>
          <table:table-cell table:style-name="ce11" office:value-type="float" office:value="74.3705342588652" calcext:value-type="float">
            <text:p><text:s/>74,4 </text:p>
          </table:table-cell>
          <table:table-cell table:style-name="ce11" office:value-type="float" office:value="2.2305459788262" calcext:value-type="float">
            <text:p><text:s/>2,2 </text:p>
          </table:table-cell>
          <table:table-cell table:style-name="ce11" office:value-type="float" office:value="11.1590248956929" calcext:value-type="float">
            <text:p><text:s/>11,2 </text:p>
          </table:table-cell>
          <table:table-cell table:style-name="ce11" office:value-type="float" office:value="11.50331628478" calcext:value-type="float">
            <text:p><text:s/>11,5 </text:p>
          </table:table-cell>
          <table:table-cell table:style-name="ce11" office:value-type="float" office:value="4.27329585887887" calcext:value-type="float">
            <text:p><text:s/>4,3 </text:p>
          </table:table-cell>
          <table:table-cell table:style-name="ce11" office:value-type="float" office:value="15.8055268109975" calcext:value-type="float">
            <text:p><text:s/>15,8 </text:p>
          </table:table-cell>
          <table:table-cell table:style-name="ce11" office:value-type="float" office:value="10.197144986563" calcext:value-type="float">
            <text:p><text:s/>10,2 </text:p>
          </table:table-cell>
          <table:table-cell table:style-name="ce11" office:value-type="float" office:value="11.9847039728249" calcext:value-type="float">
            <text:p><text:s/>12,0 </text:p>
          </table:table-cell>
          <table:table-cell table:style-name="ce11" office:value-type="float" office:value="18.4025901879354" calcext:value-type="float">
            <text:p><text:s/>18,4 </text:p>
          </table:table-cell>
          <table:table-cell table:style-name="ce11" office:value-type="float" office:value="6.20130633782413" calcext:value-type="float">
            <text:p><text:s/>6,2 </text:p>
          </table:table-cell>
          <table:table-cell table:style-name="ce11" office:value-type="float" office:value="13.1429787037248" calcext:value-type="float">
            <text:p><text:s/>13,1 </text:p>
          </table:table-cell>
          <table:table-cell table:style-name="ce11" office:value-type="float" office:value="7.08949422882698" calcext:value-type="float">
            <text:p><text:s/>7,1 </text:p>
          </table:table-cell>
          <table:table-cell table:style-name="ce11" office:value-type="float" office:value="38.1648187226254" calcext:value-type="float">
            <text:p><text:s/>38,2 </text:p>
          </table:table-cell>
          <table:table-cell table:style-name="ce11" office:value-type="float" office:value="3.43274872687262" calcext:value-type="float">
            <text:p><text:s/>3,4 </text:p>
          </table:table-cell>
          <table:table-cell table:style-name="ce11" office:value-type="float" office:value="30.2896123857145" calcext:value-type="float">
            <text:p><text:s/>30,3 </text:p>
          </table:table-cell>
          <table:table-cell table:style-name="ce11" office:value-type="float" office:value="4.10960563610299" calcext:value-type="float">
            <text:p><text:s/>4,1 </text:p>
          </table:table-cell>
          <table:table-cell table:style-name="ce11" office:value-type="float" office:value="3.99930253564585" calcext:value-type="float">
            <text:p><text:s/>4,0 </text:p>
          </table:table-cell>
          <table:table-cell table:style-name="ce11" office:value-type="float" office:value="14.3069141553402" calcext:value-type="float">
            <text:p><text:s/>14,3 </text:p>
          </table:table-cell>
          <table:table-cell table:style-name="ce11" office:value-type="float" office:value="8.34731526653501" calcext:value-type="float">
            <text:p><text:s/>8,3 </text:p>
          </table:table-cell>
          <table:table-cell table:style-name="ce11" office:value-type="float" office:value="10.9704705013237" calcext:value-type="float">
            <text:p><text:s/>11,0 </text:p>
          </table:table-cell>
          <table:table-cell table:style-name="ce11" office:value-type="float" office:value="59.7654730135685" calcext:value-type="float">
            <text:p><text:s/>59,8 </text:p>
          </table:table-cell>
          <table:table-cell table:style-name="ce11" office:value-type="float" office:value="2.58102432596564" calcext:value-type="float">
            <text:p><text:s/>2,6 </text:p>
          </table:table-cell>
          <table:table-cell table:style-name="ce11" office:value-type="float" office:value="27.8879091842506" calcext:value-type="float">
            <text:p><text:s/>27,9 </text:p>
          </table:table-cell>
          <table:table-cell table:style-name="ce11" office:value-type="float" office:value="5.14886073933541" calcext:value-type="float">
            <text:p><text:s/>5,1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de Janeiro</text:p>
          </table:table-cell>
          <table:table-cell table:style-name="ce11" office:value-type="float" office:value="30.7097796620105" calcext:value-type="float">
            <text:p><text:s/>30,7 </text:p>
          </table:table-cell>
          <table:table-cell table:style-name="ce11" office:value-type="float" office:value="2.65075275046169" calcext:value-type="float">
            <text:p><text:s/>2,7 </text:p>
          </table:table-cell>
          <table:table-cell table:style-name="ce11" office:value-type="float" office:value="8.50107765842101" calcext:value-type="float">
            <text:p><text:s/>8,5 </text:p>
          </table:table-cell>
          <table:table-cell table:style-name="ce11" office:value-type="float" office:value="4.68527979041136" calcext:value-type="float">
            <text:p><text:s/>4,7 </text:p>
          </table:table-cell>
          <table:table-cell table:style-name="ce11" office:value-type="float" office:value="35.8619112894508" calcext:value-type="float">
            <text:p><text:s/>35,9 </text:p>
          </table:table-cell>
          <table:table-cell table:style-name="ce11" office:value-type="float" office:value="2.225821819784" calcext:value-type="float">
            <text:p><text:s/>2,2 </text:p>
          </table:table-cell>
          <table:table-cell table:style-name="ce11" office:value-type="float" office:value="24.9272313901175" calcext:value-type="float">
            <text:p><text:s/>24,9 </text:p>
          </table:table-cell>
          <table:table-cell table:style-name="ce11" office:value-type="float" office:value="2.60813814417996" calcext:value-type="float">
            <text:p><text:s/>2,6 </text:p>
          </table:table-cell>
          <table:table-cell table:style-name="ce11" office:value-type="float" office:value="84.8630564077587" calcext:value-type="float">
            <text:p><text:s/>84,9 </text:p>
          </table:table-cell>
          <table:table-cell table:style-name="ce11" office:value-type="float" office:value="1.29930745051329" calcext:value-type="float">
            <text:p><text:s/>1,3 </text:p>
          </table:table-cell>
          <table:table-cell table:style-name="ce11" office:value-type="float" office:value="4.60410839959219" calcext:value-type="float">
            <text:p><text:s/>4,6 </text:p>
          </table:table-cell>
          <table:table-cell table:style-name="ce11" office:value-type="float" office:value="12.4375834458636" calcext:value-type="float">
            <text:p><text:s/>12,4 </text:p>
          </table:table-cell>
          <table:table-cell table:style-name="ce11" office:value-type="float" office:value="2.11803443275859" calcext:value-type="float">
            <text:p><text:s/>2,1 </text:p>
          </table:table-cell>
          <table:table-cell table:style-name="ce11" office:value-type="float" office:value="19.5337668951823" calcext:value-type="float">
            <text:p><text:s/>19,5 </text:p>
          </table:table-cell>
          <table:table-cell table:style-name="ce11" office:value-type="float" office:value="8.41480075989059" calcext:value-type="float">
            <text:p><text:s/>8,4 </text:p>
          </table:table-cell>
          <table:table-cell table:style-name="ce11" office:value-type="float" office:value="10.2005595517078" calcext:value-type="float">
            <text:p><text:s/>10,2 </text:p>
          </table:table-cell>
          <table:table-cell table:style-name="ce11" office:value-type="float" office:value="24.2601680464908" calcext:value-type="float">
            <text:p><text:s/>24,3 </text:p>
          </table:table-cell>
          <table:table-cell table:style-name="ce11" office:value-type="float" office:value="4.60329347556801" calcext:value-type="float">
            <text:p><text:s/>4,6 </text:p>
          </table:table-cell>
          <table:table-cell table:style-name="ce11" office:value-type="float" office:value="11.1193791575948" calcext:value-type="float">
            <text:p><text:s/>11,1 </text:p>
          </table:table-cell>
          <table:table-cell table:style-name="ce11" office:value-type="float" office:value="5.71954633267089" calcext:value-type="float">
            <text:p><text:s/>5,7 </text:p>
          </table:table-cell>
          <table:table-cell table:style-name="ce11" office:value-type="float" office:value="33.5137858288784" calcext:value-type="float">
            <text:p><text:s/>33,5 </text:p>
          </table:table-cell>
          <table:table-cell table:style-name="ce11" office:value-type="float" office:value="3.05327573964114" calcext:value-type="float">
            <text:p><text:s/>3,1 </text:p>
          </table:table-cell>
          <table:table-cell table:style-name="ce11" office:value-type="float" office:value="31.1066669670361" calcext:value-type="float">
            <text:p><text:s/>31,1 </text:p>
          </table:table-cell>
          <table:table-cell table:style-name="ce11" office:value-type="float" office:value="3.05529291410571" calcext:value-type="float">
            <text:p><text:s/>3,1 </text:p>
          </table:table-cell>
          <table:table-cell table:style-name="ce11" office:value-type="float" office:value="4.69159999918479" calcext:value-type="float">
            <text:p><text:s/>4,7 </text:p>
          </table:table-cell>
          <table:table-cell table:style-name="ce11" office:value-type="float" office:value="11.4324652951028" calcext:value-type="float">
            <text:p><text:s/>11,4 </text:p>
          </table:table-cell>
          <table:table-cell table:style-name="ce11" office:value-type="float" office:value="7.15228045520792" calcext:value-type="float">
            <text:p><text:s/>7,2 </text:p>
          </table:table-cell>
          <table:table-cell table:style-name="ce11" office:value-type="float" office:value="9.10368463023513" calcext:value-type="float">
            <text:p><text:s/>9,1 </text:p>
          </table:table-cell>
          <table:table-cell table:style-name="ce11" office:value-type="float" office:value="61.5947956637637" calcext:value-type="float">
            <text:p><text:s/>61,6 </text:p>
          </table:table-cell>
          <table:table-cell table:style-name="ce11" office:value-type="float" office:value="2.14851100776685" calcext:value-type="float">
            <text:p><text:s/>2,1 </text:p>
          </table:table-cell>
          <table:table-cell table:style-name="ce11" office:value-type="float" office:value="26.5613238818436" calcext:value-type="float">
            <text:p><text:s/>26,6 </text:p>
          </table:table-cell>
          <table:table-cell table:style-name="ce11" office:value-type="float" office:value="4.30672343024098" calcext:value-type="float">
            <text:p><text:s/>4,3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ão Paulo</text:p>
          </table:table-cell>
          <table:table-cell table:style-name="ce11" office:value-type="float" office:value="24.1511326603761" calcext:value-type="float">
            <text:p><text:s/>24,2 </text:p>
          </table:table-cell>
          <table:table-cell table:style-name="ce11" office:value-type="float" office:value="2.69067137351571" calcext:value-type="float">
            <text:p><text:s/>2,7 </text:p>
          </table:table-cell>
          <table:table-cell table:style-name="ce11" office:value-type="float" office:value="12.3945106266073" calcext:value-type="float">
            <text:p><text:s/>12,4 </text:p>
          </table:table-cell>
          <table:table-cell table:style-name="ce11" office:value-type="float" office:value="3.86443069833749" calcext:value-type="float">
            <text:p><text:s/>3,9 </text:p>
          </table:table-cell>
          <table:table-cell table:style-name="ce11" office:value-type="float" office:value="41.5743566427184" calcext:value-type="float">
            <text:p><text:s/>41,6 </text:p>
          </table:table-cell>
          <table:table-cell table:style-name="ce11" office:value-type="float" office:value="1.93006476663015" calcext:value-type="float">
            <text:p><text:s/>1,9 </text:p>
          </table:table-cell>
          <table:table-cell table:style-name="ce11" office:value-type="float" office:value="21.8800000702988" calcext:value-type="float">
            <text:p><text:s/>21,9 </text:p>
          </table:table-cell>
          <table:table-cell table:style-name="ce11" office:value-type="float" office:value="3.09017850406963" calcext:value-type="float">
            <text:p><text:s/>3,1 </text:p>
          </table:table-cell>
          <table:table-cell table:style-name="ce11" office:value-type="float" office:value="77.5230865560512" calcext:value-type="float">
            <text:p><text:s/>77,5 </text:p>
          </table:table-cell>
          <table:table-cell table:style-name="ce11" office:value-type="float" office:value="1.59227684622727" calcext:value-type="float">
            <text:p><text:s/>1,6 </text:p>
          </table:table-cell>
          <table:table-cell table:style-name="ce11" office:value-type="float" office:value="10.7878655093154" calcext:value-type="float">
            <text:p><text:s/>10,8 </text:p>
          </table:table-cell>
          <table:table-cell table:style-name="ce11" office:value-type="float" office:value="8.62380283769146" calcext:value-type="float">
            <text:p><text:s/>8,6 </text:p>
          </table:table-cell>
          <table:table-cell table:style-name="ce11" office:value-type="float" office:value="3.04199786472349" calcext:value-type="float">
            <text:p><text:s/>3,0 </text:p>
          </table:table-cell>
          <table:table-cell table:style-name="ce11" office:value-type="float" office:value="17.2766122306899" calcext:value-type="float">
            <text:p><text:s/>17,3 </text:p>
          </table:table-cell>
          <table:table-cell table:style-name="ce11" office:value-type="float" office:value="8.64705006990979" calcext:value-type="float">
            <text:p><text:s/>8,6 </text:p>
          </table:table-cell>
          <table:table-cell table:style-name="ce11" office:value-type="float" office:value="9.63499842995332" calcext:value-type="float">
            <text:p><text:s/>9,6 </text:p>
          </table:table-cell>
          <table:table-cell table:style-name="ce11" office:value-type="float" office:value="15.5079459064336" calcext:value-type="float">
            <text:p><text:s/>15,5 </text:p>
          </table:table-cell>
          <table:table-cell table:style-name="ce11" office:value-type="float" office:value="5.75650952325881" calcext:value-type="float">
            <text:p><text:s/>5,8 </text:p>
          </table:table-cell>
          <table:table-cell table:style-name="ce11" office:value-type="float" office:value="15.5092551262832" calcext:value-type="float">
            <text:p><text:s/>15,5 </text:p>
          </table:table-cell>
          <table:table-cell table:style-name="ce11" office:value-type="float" office:value="5.83231913098192" calcext:value-type="float">
            <text:p><text:s/>5,8 </text:p>
          </table:table-cell>
          <table:table-cell table:style-name="ce11" office:value-type="float" office:value="41.0320066369364" calcext:value-type="float">
            <text:p><text:s/>41,0 </text:p>
          </table:table-cell>
          <table:table-cell table:style-name="ce11" office:value-type="float" office:value="2.5362191557091" calcext:value-type="float">
            <text:p><text:s/>2,5 </text:p>
          </table:table-cell>
          <table:table-cell table:style-name="ce11" office:value-type="float" office:value="27.9507923303471" calcext:value-type="float">
            <text:p><text:s/>28,0 </text:p>
          </table:table-cell>
          <table:table-cell table:style-name="ce11" office:value-type="float" office:value="3.60080792937625" calcext:value-type="float">
            <text:p><text:s/>3,6 </text:p>
          </table:table-cell>
          <table:table-cell table:style-name="ce11" office:value-type="float" office:value="3.09849993787126" calcext:value-type="float">
            <text:p><text:s/>3,1 </text:p>
          </table:table-cell>
          <table:table-cell table:style-name="ce11" office:value-type="float" office:value="14.9434685718797" calcext:value-type="float">
            <text:p><text:s/>14,9 </text:p>
          </table:table-cell>
          <table:table-cell table:style-name="ce11" office:value-type="float" office:value="9.35249866239936" calcext:value-type="float">
            <text:p><text:s/>9,4 </text:p>
          </table:table-cell>
          <table:table-cell table:style-name="ce11" office:value-type="float" office:value="7.92086599155941" calcext:value-type="float">
            <text:p><text:s/>7,9 </text:p>
          </table:table-cell>
          <table:table-cell table:style-name="ce11" office:value-type="float" office:value="65.5070101909553" calcext:value-type="float">
            <text:p><text:s/>65,5 </text:p>
          </table:table-cell>
          <table:table-cell table:style-name="ce11" office:value-type="float" office:value="1.77446131630438" calcext:value-type="float">
            <text:p><text:s/>1,8 </text:p>
          </table:table-cell>
          <table:table-cell table:style-name="ce11" office:value-type="float" office:value="22.0419912087741" calcext:value-type="float">
            <text:p><text:s/>22,0 </text:p>
          </table:table-cell>
          <table:table-cell table:style-name="ce11" office:value-type="float" office:value="4.83587168239376" calcext:value-type="float">
            <text:p><text:s/>4,8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l</text:p>
          </table:table-cell>
          <table:table-cell table:style-name="ce10" office:value-type="float" office:value="22.8160485216394" calcext:value-type="float">
            <text:p><text:s/>22,8 </text:p>
          </table:table-cell>
          <table:table-cell table:style-name="ce10" office:value-type="float" office:value="1.96170597324323" calcext:value-type="float">
            <text:p><text:s/>2,0 </text:p>
          </table:table-cell>
          <table:table-cell table:style-name="ce10" office:value-type="float" office:value="15.9135690741736" calcext:value-type="float">
            <text:p><text:s/>15,9 </text:p>
          </table:table-cell>
          <table:table-cell table:style-name="ce10" office:value-type="float" office:value="2.47395082801346" calcext:value-type="float">
            <text:p><text:s/>2,5 </text:p>
          </table:table-cell>
          <table:table-cell table:style-name="ce10" office:value-type="float" office:value="43.6914691301267" calcext:value-type="float">
            <text:p><text:s/>43,7 </text:p>
          </table:table-cell>
          <table:table-cell table:style-name="ce10" office:value-type="float" office:value="1.1106213751507" calcext:value-type="float">
            <text:p><text:s/>1,1 </text:p>
          </table:table-cell>
          <table:table-cell table:style-name="ce10" office:value-type="float" office:value="17.5789132740603" calcext:value-type="float">
            <text:p><text:s/>17,6 </text:p>
          </table:table-cell>
          <table:table-cell table:style-name="ce10" office:value-type="float" office:value="2.25297547318154" calcext:value-type="float">
            <text:p><text:s/>2,3 </text:p>
          </table:table-cell>
          <table:table-cell table:style-name="ce10" office:value-type="float" office:value="69.6135077647784" calcext:value-type="float">
            <text:p><text:s/>69,6 </text:p>
          </table:table-cell>
          <table:table-cell table:style-name="ce10" office:value-type="float" office:value="1.36398857444194" calcext:value-type="float">
            <text:p><text:s/>1,4 </text:p>
          </table:table-cell>
          <table:table-cell table:style-name="ce10" office:value-type="float" office:value="16.5663290857713" calcext:value-type="float">
            <text:p><text:s/>16,6 </text:p>
          </table:table-cell>
          <table:table-cell table:style-name="ce10" office:value-type="float" office:value="4.54019762924361" calcext:value-type="float">
            <text:p><text:s/>4,5 </text:p>
          </table:table-cell>
          <table:table-cell table:style-name="ce10" office:value-type="float" office:value="4.56447360851323" calcext:value-type="float">
            <text:p><text:s/>4,6 </text:p>
          </table:table-cell>
          <table:table-cell table:style-name="ce10" office:value-type="float" office:value="8.52774548807311" calcext:value-type="float">
            <text:p><text:s/>8,5 </text:p>
          </table:table-cell>
          <table:table-cell table:style-name="ce10" office:value-type="float" office:value="9.2556895409371" calcext:value-type="float">
            <text:p><text:s/>9,3 </text:p>
          </table:table-cell>
          <table:table-cell table:style-name="ce10" office:value-type="float" office:value="6.24316355408787" calcext:value-type="float">
            <text:p><text:s/>6,2 </text:p>
          </table:table-cell>
          <table:table-cell table:style-name="ce10" office:value-type="float" office:value="14.6469390887243" calcext:value-type="float">
            <text:p><text:s/>14,6 </text:p>
          </table:table-cell>
          <table:table-cell table:style-name="ce10" office:value-type="float" office:value="3.76120230229373" calcext:value-type="float">
            <text:p><text:s/>3,8 </text:p>
          </table:table-cell>
          <table:table-cell table:style-name="ce10" office:value-type="float" office:value="18.7019298293232" calcext:value-type="float">
            <text:p><text:s/>18,7 </text:p>
          </table:table-cell>
          <table:table-cell table:style-name="ce10" office:value-type="float" office:value="3.37954965521035" calcext:value-type="float">
            <text:p><text:s/>3,4 </text:p>
          </table:table-cell>
          <table:table-cell table:style-name="ce10" office:value-type="float" office:value="44.8600314538319" calcext:value-type="float">
            <text:p><text:s/>44,9 </text:p>
          </table:table-cell>
          <table:table-cell table:style-name="ce10" office:value-type="float" office:value="1.54688297715031" calcext:value-type="float">
            <text:p><text:s/>1,5 </text:p>
          </table:table-cell>
          <table:table-cell table:style-name="ce10" office:value-type="float" office:value="21.7910996281208" calcext:value-type="float">
            <text:p><text:s/>21,8 </text:p>
          </table:table-cell>
          <table:table-cell table:style-name="ce10" office:value-type="float" office:value="2.92315452372598" calcext:value-type="float">
            <text:p><text:s/>2,9 </text:p>
          </table:table-cell>
          <table:table-cell table:style-name="ce10" office:value-type="float" office:value="3.43696046519579" calcext:value-type="float">
            <text:p><text:s/>3,4 </text:p>
          </table:table-cell>
          <table:table-cell table:style-name="ce10" office:value-type="float" office:value="8.40854937310021" calcext:value-type="float">
            <text:p><text:s/>8,4 </text:p>
          </table:table-cell>
          <table:table-cell table:style-name="ce10" office:value-type="float" office:value="11.5547925420932" calcext:value-type="float">
            <text:p><text:s/>11,6 </text:p>
          </table:table-cell>
          <table:table-cell table:style-name="ce10" office:value-type="float" office:value="4.71617094017093" calcext:value-type="float">
            <text:p><text:s/>4,7 </text:p>
          </table:table-cell>
          <table:table-cell table:style-name="ce10" office:value-type="float" office:value="67.8695918903417" calcext:value-type="float">
            <text:p><text:s/>67,9 </text:p>
          </table:table-cell>
          <table:table-cell table:style-name="ce10" office:value-type="float" office:value="1.10128117786508" calcext:value-type="float">
            <text:p><text:s/>1,1 </text:p>
          </table:table-cell>
          <table:table-cell table:style-name="ce10" office:value-type="float" office:value="17.1386551023694" calcext:value-type="float">
            <text:p><text:s/>17,1 </text:p>
          </table:table-cell>
          <table:table-cell table:style-name="ce10" office:value-type="float" office:value="3.42952461655576" calcext:value-type="float">
            <text:p><text:s/>3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aná</text:p>
          </table:table-cell>
          <table:table-cell table:style-name="ce11" office:value-type="float" office:value="23.3825243954896" calcext:value-type="float">
            <text:p><text:s/>23,4 </text:p>
          </table:table-cell>
          <table:table-cell table:style-name="ce11" office:value-type="float" office:value="3.46698379424969" calcext:value-type="float">
            <text:p><text:s/>3,5 </text:p>
          </table:table-cell>
          <table:table-cell table:style-name="ce11" office:value-type="float" office:value="14.5882300285245" calcext:value-type="float">
            <text:p><text:s/>14,6 </text:p>
          </table:table-cell>
          <table:table-cell table:style-name="ce11" office:value-type="float" office:value="4.72548296551574" calcext:value-type="float">
            <text:p><text:s/>4,7 </text:p>
          </table:table-cell>
          <table:table-cell table:style-name="ce11" office:value-type="float" office:value="43.1959415335705" calcext:value-type="float">
            <text:p><text:s/>43,2 </text:p>
          </table:table-cell>
          <table:table-cell table:style-name="ce11" office:value-type="float" office:value="1.89460783107397" calcext:value-type="float">
            <text:p><text:s/>1,9 </text:p>
          </table:table-cell>
          <table:table-cell table:style-name="ce11" office:value-type="float" office:value="18.8333040424156" calcext:value-type="float">
            <text:p><text:s/>18,8 </text:p>
          </table:table-cell>
          <table:table-cell table:style-name="ce11" office:value-type="float" office:value="3.85175878120909" calcext:value-type="float">
            <text:p><text:s/>3,9 </text:p>
          </table:table-cell>
          <table:table-cell table:style-name="ce11" office:value-type="float" office:value="70.1106129995599" calcext:value-type="float">
            <text:p><text:s/>70,1 </text:p>
          </table:table-cell>
          <table:table-cell table:style-name="ce11" office:value-type="float" office:value="2.27736964463006" calcext:value-type="float">
            <text:p><text:s/>2,3 </text:p>
          </table:table-cell>
          <table:table-cell table:style-name="ce11" office:value-type="float" office:value="14.9238435713963" calcext:value-type="float">
            <text:p><text:s/>14,9 </text:p>
          </table:table-cell>
          <table:table-cell table:style-name="ce11" office:value-type="float" office:value="8.31078401969301" calcext:value-type="float">
            <text:p><text:s/>8,3 </text:p>
          </table:table-cell>
          <table:table-cell table:style-name="ce11" office:value-type="float" office:value="4.64620684905146" calcext:value-type="float">
            <text:p><text:s/>4,6 </text:p>
          </table:table-cell>
          <table:table-cell table:style-name="ce11" office:value-type="float" office:value="14.2314995093612" calcext:value-type="float">
            <text:p><text:s/>14,2 </text:p>
          </table:table-cell>
          <table:table-cell table:style-name="ce11" office:value-type="float" office:value="10.3193365799923" calcext:value-type="float">
            <text:p><text:s/>10,3 </text:p>
          </table:table-cell>
          <table:table-cell table:style-name="ce11" office:value-type="float" office:value="9.52729574930381" calcext:value-type="float">
            <text:p><text:s/>9,5 </text:p>
          </table:table-cell>
          <table:table-cell table:style-name="ce11" office:value-type="float" office:value="15.4285138930323" calcext:value-type="float">
            <text:p><text:s/>15,4 </text:p>
          </table:table-cell>
          <table:table-cell table:style-name="ce11" office:value-type="float" office:value="6.37582718336221" calcext:value-type="float">
            <text:p><text:s/>6,4 </text:p>
          </table:table-cell>
          <table:table-cell table:style-name="ce11" office:value-type="float" office:value="17.1419082722121" calcext:value-type="float">
            <text:p><text:s/>17,1 </text:p>
          </table:table-cell>
          <table:table-cell table:style-name="ce11" office:value-type="float" office:value="6.43637884108366" calcext:value-type="float">
            <text:p><text:s/>6,4 </text:p>
          </table:table-cell>
          <table:table-cell table:style-name="ce11" office:value-type="float" office:value="43.5997787984069" calcext:value-type="float">
            <text:p><text:s/>43,6 </text:p>
          </table:table-cell>
          <table:table-cell table:style-name="ce11" office:value-type="float" office:value="2.55339691144534" calcext:value-type="float">
            <text:p><text:s/>2,6 </text:p>
          </table:table-cell>
          <table:table-cell table:style-name="ce11" office:value-type="float" office:value="23.8297990363489" calcext:value-type="float">
            <text:p><text:s/>23,8 </text:p>
          </table:table-cell>
          <table:table-cell table:style-name="ce11" office:value-type="float" office:value="4.93891784576483" calcext:value-type="float">
            <text:p><text:s/>4,9 </text:p>
          </table:table-cell>
          <table:table-cell table:style-name="ce11" office:value-type="float" office:value="3.72335465374558" calcext:value-type="float">
            <text:p><text:s/>3,7 </text:p>
          </table:table-cell>
          <table:table-cell table:style-name="ce11" office:value-type="float" office:value="14.007491140388" calcext:value-type="float">
            <text:p><text:s/>14,0 </text:p>
          </table:table-cell>
          <table:table-cell table:style-name="ce11" office:value-type="float" office:value="10.6580848827505" calcext:value-type="float">
            <text:p><text:s/>10,7 </text:p>
          </table:table-cell>
          <table:table-cell table:style-name="ce11" office:value-type="float" office:value="8.33731036836356" calcext:value-type="float">
            <text:p><text:s/>8,3 </text:p>
          </table:table-cell>
          <table:table-cell table:style-name="ce11" office:value-type="float" office:value="68.3512852528512" calcext:value-type="float">
            <text:p><text:s/>68,4 </text:p>
          </table:table-cell>
          <table:table-cell table:style-name="ce11" office:value-type="float" office:value="1.88411822451869" calcext:value-type="float">
            <text:p><text:s/>1,9 </text:p>
          </table:table-cell>
          <table:table-cell table:style-name="ce11" office:value-type="float" office:value="17.2672752106527" calcext:value-type="float">
            <text:p><text:s/>17,3 </text:p>
          </table:table-cell>
          <table:table-cell table:style-name="ce11" office:value-type="float" office:value="5.60132615255924" calcext:value-type="float">
            <text:p><text:s/>5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anta Catarina</text:p>
          </table:table-cell>
          <table:table-cell table:style-name="ce11" office:value-type="float" office:value="20.6051187930916" calcext:value-type="float">
            <text:p><text:s/>20,6 </text:p>
          </table:table-cell>
          <table:table-cell table:style-name="ce11" office:value-type="float" office:value="2.84717741001723" calcext:value-type="float">
            <text:p><text:s/>2,8 </text:p>
          </table:table-cell>
          <table:table-cell table:style-name="ce11" office:value-type="float" office:value="16.7040995018223" calcext:value-type="float">
            <text:p><text:s/>16,7 </text:p>
          </table:table-cell>
          <table:table-cell table:style-name="ce11" office:value-type="float" office:value="3.57002211626494" calcext:value-type="float">
            <text:p><text:s/>3,6 </text:p>
          </table:table-cell>
          <table:table-cell table:style-name="ce11" office:value-type="float" office:value="46.9439172569386" calcext:value-type="float">
            <text:p><text:s/>46,9 </text:p>
          </table:table-cell>
          <table:table-cell table:style-name="ce11" office:value-type="float" office:value="1.62916498335652" calcext:value-type="float">
            <text:p><text:s/>1,6 </text:p>
          </table:table-cell>
          <table:table-cell table:style-name="ce11" office:value-type="float" office:value="15.7468644481469" calcext:value-type="float">
            <text:p><text:s/>15,7 </text:p>
          </table:table-cell>
          <table:table-cell table:style-name="ce11" office:value-type="float" office:value="3.34457418323765" calcext:value-type="float">
            <text:p><text:s/>3,3 </text:p>
          </table:table-cell>
          <table:table-cell table:style-name="ce11" office:value-type="float" office:value="69.0867032523783" calcext:value-type="float">
            <text:p><text:s/>69,1 </text:p>
          </table:table-cell>
          <table:table-cell table:style-name="ce11" office:value-type="float" office:value="2.08109809660075" calcext:value-type="float">
            <text:p><text:s/>2,1 </text:p>
          </table:table-cell>
          <table:table-cell table:style-name="ce11" office:value-type="float" office:value="16.9696781066536" calcext:value-type="float">
            <text:p><text:s/>17,0 </text:p>
          </table:table-cell>
          <table:table-cell table:style-name="ce11" office:value-type="float" office:value="6.98681569026285" calcext:value-type="float">
            <text:p><text:s/>7,0 </text:p>
          </table:table-cell>
          <table:table-cell table:style-name="ce11" office:value-type="float" office:value="5.44394433866714" calcext:value-type="float">
            <text:p><text:s/>5,4 </text:p>
          </table:table-cell>
          <table:table-cell table:style-name="ce11" office:value-type="float" office:value="14.0954006654219" calcext:value-type="float">
            <text:p><text:s/>14,1 </text:p>
          </table:table-cell>
          <table:table-cell table:style-name="ce11" office:value-type="float" office:value="8.49967430230103" calcext:value-type="float">
            <text:p><text:s/>8,5 </text:p>
          </table:table-cell>
          <table:table-cell table:style-name="ce11" office:value-type="float" office:value="9.45550850872897" calcext:value-type="float">
            <text:p><text:s/>9,5 </text:p>
          </table:table-cell>
          <table:table-cell table:style-name="ce11" office:value-type="float" office:value="12.6864612660657" calcext:value-type="float">
            <text:p><text:s/>12,7 </text:p>
          </table:table-cell>
          <table:table-cell table:style-name="ce11" office:value-type="float" office:value="5.99949833509389" calcext:value-type="float">
            <text:p><text:s/>6,0 </text:p>
          </table:table-cell>
          <table:table-cell table:style-name="ce11" office:value-type="float" office:value="20.4767052092215" calcext:value-type="float">
            <text:p><text:s/>20,5 </text:p>
          </table:table-cell>
          <table:table-cell table:style-name="ce11" office:value-type="float" office:value="4.50446076252294" calcext:value-type="float">
            <text:p><text:s/>4,5 </text:p>
          </table:table-cell>
          <table:table-cell table:style-name="ce11" office:value-type="float" office:value="48.0396512469135" calcext:value-type="float">
            <text:p><text:s/>48,0 </text:p>
          </table:table-cell>
          <table:table-cell table:style-name="ce11" office:value-type="float" office:value="2.34761365822764" calcext:value-type="float">
            <text:p><text:s/>2,3 </text:p>
          </table:table-cell>
          <table:table-cell table:style-name="ce11" office:value-type="float" office:value="18.7971822777992" calcext:value-type="float">
            <text:p><text:s/>18,8 </text:p>
          </table:table-cell>
          <table:table-cell table:style-name="ce11" office:value-type="float" office:value="4.69134517831681" calcext:value-type="float">
            <text:p><text:s/>4,7 </text:p>
          </table:table-cell>
          <table:table-cell table:style-name="ce11" office:value-type="float" office:value="2.19006627070768" calcext:value-type="float">
            <text:p><text:s/>2,2 </text:p>
          </table:table-cell>
          <table:table-cell table:style-name="ce11" office:value-type="float" office:value="15.8101103154375" calcext:value-type="float">
            <text:p><text:s/>15,8 </text:p>
          </table:table-cell>
          <table:table-cell table:style-name="ce11" office:value-type="float" office:value="11.229966011548" calcext:value-type="float">
            <text:p><text:s/>11,2 </text:p>
          </table:table-cell>
          <table:table-cell table:style-name="ce11" office:value-type="float" office:value="7.42924090775807" calcext:value-type="float">
            <text:p><text:s/>7,4 </text:p>
          </table:table-cell>
          <table:table-cell table:style-name="ce11" office:value-type="float" office:value="70.7087189900909" calcext:value-type="float">
            <text:p><text:s/>70,7 </text:p>
          </table:table-cell>
          <table:table-cell table:style-name="ce11" office:value-type="float" office:value="1.60804780946939" calcext:value-type="float">
            <text:p><text:s/>1,6 </text:p>
          </table:table-cell>
          <table:table-cell table:style-name="ce11" office:value-type="float" office:value="15.8712487276535" calcext:value-type="float">
            <text:p><text:s/>15,9 </text:p>
          </table:table-cell>
          <table:table-cell table:style-name="ce11" office:value-type="float" office:value="5.69632296970972" calcext:value-type="float">
            <text:p><text:s/>5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Grande do Sul</text:p>
          </table:table-cell>
          <table:table-cell table:style-name="ce11" office:value-type="float" office:value="23.6481870802697" calcext:value-type="float">
            <text:p><text:s/>23,6 </text:p>
          </table:table-cell>
          <table:table-cell table:style-name="ce11" office:value-type="float" office:value="3.23580728459587" calcext:value-type="float">
            <text:p><text:s/>3,2 </text:p>
          </table:table-cell>
          <table:table-cell table:style-name="ce11" office:value-type="float" office:value="16.8368626136648" calcext:value-type="float">
            <text:p><text:s/>16,8 </text:p>
          </table:table-cell>
          <table:table-cell table:style-name="ce11" office:value-type="float" office:value="3.93036584778608" calcext:value-type="float">
            <text:p><text:s/>3,9 </text:p>
          </table:table-cell>
          <table:table-cell table:style-name="ce11" office:value-type="float" office:value="42.1000317389657" calcext:value-type="float">
            <text:p><text:s/>42,1 </text:p>
          </table:table-cell>
          <table:table-cell table:style-name="ce11" office:value-type="float" office:value="2.02242264859976" calcext:value-type="float">
            <text:p><text:s/>2,0 </text:p>
          </table:table-cell>
          <table:table-cell table:style-name="ce11" office:value-type="float" office:value="17.4149185671001" calcext:value-type="float">
            <text:p><text:s/>17,4 </text:p>
          </table:table-cell>
          <table:table-cell table:style-name="ce11" office:value-type="float" office:value="3.70876068068658" calcext:value-type="float">
            <text:p><text:s/>3,7 </text:p>
          </table:table-cell>
          <table:table-cell table:style-name="ce11" office:value-type="float" office:value="69.4087821965935" calcext:value-type="float">
            <text:p><text:s/>69,4 </text:p>
          </table:table-cell>
          <table:table-cell table:style-name="ce11" office:value-type="float" office:value="2.39325469306234" calcext:value-type="float">
            <text:p><text:s/>2,4 </text:p>
          </table:table-cell>
          <table:table-cell table:style-name="ce11" office:value-type="float" office:value="18.0304949453919" calcext:value-type="float">
            <text:p><text:s/>18,0 </text:p>
          </table:table-cell>
          <table:table-cell table:style-name="ce11" office:value-type="float" office:value="7.38433524290131" calcext:value-type="float">
            <text:p><text:s/>7,4 </text:p>
          </table:table-cell>
          <table:table-cell table:style-name="ce11" office:value-type="float" office:value="3.96172810000109" calcext:value-type="float">
            <text:p><text:s/>4,0 </text:p>
          </table:table-cell>
          <table:table-cell table:style-name="ce11" office:value-type="float" office:value="15.3941178883717" calcext:value-type="float">
            <text:p><text:s/>15,4 </text:p>
          </table:table-cell>
          <table:table-cell table:style-name="ce11" office:value-type="float" office:value="8.59899475801357" calcext:value-type="float">
            <text:p><text:s/>8,6 </text:p>
          </table:table-cell>
          <table:table-cell table:style-name="ce11" office:value-type="float" office:value="11.8311328519871" calcext:value-type="float">
            <text:p><text:s/>11,8 </text:p>
          </table:table-cell>
          <table:table-cell table:style-name="ce11" office:value-type="float" office:value="15.1022770349079" calcext:value-type="float">
            <text:p><text:s/>15,1 </text:p>
          </table:table-cell>
          <table:table-cell table:style-name="ce11" office:value-type="float" office:value="6.33962723565281" calcext:value-type="float">
            <text:p><text:s/>6,3 </text:p>
          </table:table-cell>
          <table:table-cell table:style-name="ce11" office:value-type="float" office:value="19.2538549411898" calcext:value-type="float">
            <text:p><text:s/>19,3 </text:p>
          </table:table-cell>
          <table:table-cell table:style-name="ce11" office:value-type="float" office:value="5.57560380623521" calcext:value-type="float">
            <text:p><text:s/>5,6 </text:p>
          </table:table-cell>
          <table:table-cell table:style-name="ce11" office:value-type="float" office:value="44.113222370914" calcext:value-type="float">
            <text:p><text:s/>44,1 </text:p>
          </table:table-cell>
          <table:table-cell table:style-name="ce11" office:value-type="float" office:value="2.90720511807876" calcext:value-type="float">
            <text:p><text:s/>2,9 </text:p>
          </table:table-cell>
          <table:table-cell table:style-name="ce11" office:value-type="float" office:value="21.5306456529884" calcext:value-type="float">
            <text:p><text:s/>21,5 </text:p>
          </table:table-cell>
          <table:table-cell table:style-name="ce11" office:value-type="float" office:value="4.56265325874846" calcext:value-type="float">
            <text:p><text:s/>4,6 </text:p>
          </table:table-cell>
          <table:table-cell table:style-name="ce11" office:value-type="float" office:value="3.95760420286616" calcext:value-type="float">
            <text:p><text:s/>4,0 </text:p>
          </table:table-cell>
          <table:table-cell table:style-name="ce11" office:value-type="float" office:value="12.9049285832484" calcext:value-type="float">
            <text:p><text:s/>12,9 </text:p>
          </table:table-cell>
          <table:table-cell table:style-name="ce11" office:value-type="float" office:value="12.722798538445" calcext:value-type="float">
            <text:p><text:s/>12,7 </text:p>
          </table:table-cell>
          <table:table-cell table:style-name="ce11" office:value-type="float" office:value="7.86035634661338" calcext:value-type="float">
            <text:p><text:s/>7,9 </text:p>
          </table:table-cell>
          <table:table-cell table:style-name="ce11" office:value-type="float" office:value="65.4790340315058" calcext:value-type="float">
            <text:p><text:s/>65,5 </text:p>
          </table:table-cell>
          <table:table-cell table:style-name="ce11" office:value-type="float" office:value="1.99278672195482" calcext:value-type="float">
            <text:p><text:s/>2,0 </text:p>
          </table:table-cell>
          <table:table-cell table:style-name="ce11" office:value-type="float" office:value="17.8405632271832" calcext:value-type="float">
            <text:p><text:s/>17,8 </text:p>
          </table:table-cell>
          <table:table-cell table:style-name="ce11" office:value-type="float" office:value="6.01295034114121" calcext:value-type="float">
            <text:p><text:s/>6,0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entro-Oeste</text:p>
          </table:table-cell>
          <table:table-cell table:style-name="ce10" office:value-type="float" office:value="25.0813548960385" calcext:value-type="float">
            <text:p><text:s/>25,1 </text:p>
          </table:table-cell>
          <table:table-cell table:style-name="ce10" office:value-type="float" office:value="2.13957174258511" calcext:value-type="float">
            <text:p><text:s/>2,1 </text:p>
          </table:table-cell>
          <table:table-cell table:style-name="ce10" office:value-type="float" office:value="13.4994323205538" calcext:value-type="float">
            <text:p><text:s/>13,5 </text:p>
          </table:table-cell>
          <table:table-cell table:style-name="ce10" office:value-type="float" office:value="3.02085473187317" calcext:value-type="float">
            <text:p><text:s/>3,0 </text:p>
          </table:table-cell>
          <table:table-cell table:style-name="ce10" office:value-type="float" office:value="40.4785822687852" calcext:value-type="float">
            <text:p><text:s/>40,5 </text:p>
          </table:table-cell>
          <table:table-cell table:style-name="ce10" office:value-type="float" office:value="1.55503929322111" calcext:value-type="float">
            <text:p><text:s/>1,6 </text:p>
          </table:table-cell>
          <table:table-cell table:style-name="ce10" office:value-type="float" office:value="20.9406305146221" calcext:value-type="float">
            <text:p><text:s/>20,9 </text:p>
          </table:table-cell>
          <table:table-cell table:style-name="ce10" office:value-type="float" office:value="2.21373470128491" calcext:value-type="float">
            <text:p><text:s/>2,2 </text:p>
          </table:table-cell>
          <table:table-cell table:style-name="ce10" office:value-type="float" office:value="73.945639695839" calcext:value-type="float">
            <text:p><text:s/>73,9 </text:p>
          </table:table-cell>
          <table:table-cell table:style-name="ce10" office:value-type="float" office:value="1.56068687779773" calcext:value-type="float">
            <text:p><text:s/>1,6 </text:p>
          </table:table-cell>
          <table:table-cell table:style-name="ce10" office:value-type="float" office:value="14.5447689435102" calcext:value-type="float">
            <text:p><text:s/>14,5 </text:p>
          </table:table-cell>
          <table:table-cell table:style-name="ce10" office:value-type="float" office:value="6.05439686572746" calcext:value-type="float">
            <text:p><text:s/>6,1 </text:p>
          </table:table-cell>
          <table:table-cell table:style-name="ce10" office:value-type="float" office:value="3.80837018595283" calcext:value-type="float">
            <text:p><text:s/>3,8 </text:p>
          </table:table-cell>
          <table:table-cell table:style-name="ce10" office:value-type="float" office:value="11.6415705387914" calcext:value-type="float">
            <text:p><text:s/>11,6 </text:p>
          </table:table-cell>
          <table:table-cell table:style-name="ce10" office:value-type="float" office:value="7.70122117469795" calcext:value-type="float">
            <text:p><text:s/>7,7 </text:p>
          </table:table-cell>
          <table:table-cell table:style-name="ce10" office:value-type="float" office:value="8.61440125540584" calcext:value-type="float">
            <text:p><text:s/>8,6 </text:p>
          </table:table-cell>
          <table:table-cell table:style-name="ce10" office:value-type="float" office:value="18.2996566414885" calcext:value-type="float">
            <text:p><text:s/>18,3 </text:p>
          </table:table-cell>
          <table:table-cell table:style-name="ce10" office:value-type="float" office:value="3.6956644439003" calcext:value-type="float">
            <text:p><text:s/>3,7 </text:p>
          </table:table-cell>
          <table:table-cell table:style-name="ce10" office:value-type="float" office:value="16.2578704963049" calcext:value-type="float">
            <text:p><text:s/>16,3 </text:p>
          </table:table-cell>
          <table:table-cell table:style-name="ce10" office:value-type="float" office:value="3.9926361522747" calcext:value-type="float">
            <text:p><text:s/>4,0 </text:p>
          </table:table-cell>
          <table:table-cell table:style-name="ce10" office:value-type="float" office:value="39.9484198523147" calcext:value-type="float">
            <text:p><text:s/>39,9 </text:p>
          </table:table-cell>
          <table:table-cell table:style-name="ce10" office:value-type="float" office:value="2.0714723841011" calcext:value-type="float">
            <text:p><text:s/>2,1 </text:p>
          </table:table-cell>
          <table:table-cell table:style-name="ce10" office:value-type="float" office:value="25.4940530098918" calcext:value-type="float">
            <text:p><text:s/>25,5 </text:p>
          </table:table-cell>
          <table:table-cell table:style-name="ce10" office:value-type="float" office:value="2.75563272008472" calcext:value-type="float">
            <text:p><text:s/>2,8 </text:p>
          </table:table-cell>
          <table:table-cell table:style-name="ce10" office:value-type="float" office:value="3.88420397314421" calcext:value-type="float">
            <text:p><text:s/>3,9 </text:p>
          </table:table-cell>
          <table:table-cell table:style-name="ce10" office:value-type="float" office:value="9.66277880350824" calcext:value-type="float">
            <text:p><text:s/>9,7 </text:p>
          </table:table-cell>
          <table:table-cell table:style-name="ce10" office:value-type="float" office:value="8.80459408928849" calcext:value-type="float">
            <text:p><text:s/>8,8 </text:p>
          </table:table-cell>
          <table:table-cell table:style-name="ce10" office:value-type="float" office:value="7.05979432894517" calcext:value-type="float">
            <text:p><text:s/>7,1 </text:p>
          </table:table-cell>
          <table:table-cell table:style-name="ce10" office:value-type="float" office:value="64.5947790403588" calcext:value-type="float">
            <text:p><text:s/>64,6 </text:p>
          </table:table-cell>
          <table:table-cell table:style-name="ce10" office:value-type="float" office:value="1.54667672724943" calcext:value-type="float">
            <text:p><text:s/>1,5 </text:p>
          </table:table-cell>
          <table:table-cell table:style-name="ce10" office:value-type="float" office:value="22.7164228972086" calcext:value-type="float">
            <text:p><text:s/>22,7 </text:p>
          </table:table-cell>
          <table:table-cell table:style-name="ce10" office:value-type="float" office:value="3.73774742177191" calcext:value-type="float">
            <text:p><text:s/>3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to Grosso do Sul</text:p>
          </table:table-cell>
          <table:table-cell table:style-name="ce11" office:value-type="float" office:value="23.599210481302" calcext:value-type="float">
            <text:p><text:s/>23,6 </text:p>
          </table:table-cell>
          <table:table-cell table:style-name="ce11" office:value-type="float" office:value="4.84691893059869" calcext:value-type="float">
            <text:p><text:s/>4,8 </text:p>
          </table:table-cell>
          <table:table-cell table:style-name="ce11" office:value-type="float" office:value="15.3098434963325" calcext:value-type="float">
            <text:p><text:s/>15,3 </text:p>
          </table:table-cell>
          <table:table-cell table:style-name="ce11" office:value-type="float" office:value="6.23314977080936" calcext:value-type="float">
            <text:p><text:s/>6,2 </text:p>
          </table:table-cell>
          <table:table-cell table:style-name="ce11" office:value-type="float" office:value="42.5278110941934" calcext:value-type="float">
            <text:p><text:s/>42,5 </text:p>
          </table:table-cell>
          <table:table-cell table:style-name="ce11" office:value-type="float" office:value="3.35433522406742" calcext:value-type="float">
            <text:p><text:s/>3,4 </text:p>
          </table:table-cell>
          <table:table-cell table:style-name="ce11" office:value-type="float" office:value="18.5631349281719" calcext:value-type="float">
            <text:p><text:s/>18,6 </text:p>
          </table:table-cell>
          <table:table-cell table:style-name="ce11" office:value-type="float" office:value="5.54255975061369" calcext:value-type="float">
            <text:p><text:s/>5,5 </text:p>
          </table:table-cell>
          <table:table-cell table:style-name="ce11" office:value-type="float" office:value="69.8737106725447" calcext:value-type="float">
            <text:p><text:s/>69,9 </text:p>
          </table:table-cell>
          <table:table-cell table:style-name="ce11" office:value-type="float" office:value="3.71815168304412" calcext:value-type="float">
            <text:p><text:s/>3,7 </text:p>
          </table:table-cell>
          <table:table-cell table:style-name="ce11" office:value-type="float" office:value="14.7097793565404" calcext:value-type="float">
            <text:p><text:s/>14,7 </text:p>
          </table:table-cell>
          <table:table-cell table:style-name="ce11" office:value-type="float" office:value="12.8605364503472" calcext:value-type="float">
            <text:p><text:s/>12,9 </text:p>
          </table:table-cell>
          <table:table-cell table:style-name="ce11" office:value-type="float" office:value="5.56087406186627" calcext:value-type="float">
            <text:p><text:s/>5,6 </text:p>
          </table:table-cell>
          <table:table-cell table:style-name="ce11" office:value-type="float" office:value="21.0277264438761" calcext:value-type="float">
            <text:p><text:s/>21,0 </text:p>
          </table:table-cell>
          <table:table-cell table:style-name="ce11" office:value-type="float" office:value="9.85563590904872" calcext:value-type="float">
            <text:p><text:s/>9,9 </text:p>
          </table:table-cell>
          <table:table-cell table:style-name="ce11" office:value-type="float" office:value="15.8934515225258" calcext:value-type="float">
            <text:p><text:s/>15,9 </text:p>
          </table:table-cell>
          <table:table-cell table:style-name="ce11" office:value-type="float" office:value="18.5554131480359" calcext:value-type="float">
            <text:p><text:s/>18,6 </text:p>
          </table:table-cell>
          <table:table-cell table:style-name="ce11" office:value-type="float" office:value="7.66388860648569" calcext:value-type="float">
            <text:p><text:s/>7,7 </text:p>
          </table:table-cell>
          <table:table-cell table:style-name="ce11" office:value-type="float" office:value="18.2040064667055" calcext:value-type="float">
            <text:p><text:s/>18,2 </text:p>
          </table:table-cell>
          <table:table-cell table:style-name="ce11" office:value-type="float" office:value="7.78041173889035" calcext:value-type="float">
            <text:p><text:s/>7,8 </text:p>
          </table:table-cell>
          <table:table-cell table:style-name="ce11" office:value-type="float" office:value="42.2526912114437" calcext:value-type="float">
            <text:p><text:s/>42,3 </text:p>
          </table:table-cell>
          <table:table-cell table:style-name="ce11" office:value-type="float" office:value="4.80223197143199" calcext:value-type="float">
            <text:p><text:s/>4,8 </text:p>
          </table:table-cell>
          <table:table-cell table:style-name="ce11" office:value-type="float" office:value="20.987889173815" calcext:value-type="float">
            <text:p><text:s/>21,0 </text:p>
          </table:table-cell>
          <table:table-cell table:style-name="ce11" office:value-type="float" office:value="6.65734022823247" calcext:value-type="float">
            <text:p><text:s/>6,7 </text:p>
          </table:table-cell>
          <table:table-cell table:style-name="ce11" office:value-type="float" office:value="2.51823177253884" calcext:value-type="float">
            <text:p><text:s/>2,5 </text:p>
          </table:table-cell>
          <table:table-cell table:style-name="ce11" office:value-type="float" office:value="25.0183486470092" calcext:value-type="float">
            <text:p><text:s/>25,0 </text:p>
          </table:table-cell>
          <table:table-cell table:style-name="ce11" office:value-type="float" office:value="11.3676262801214" calcext:value-type="float">
            <text:p><text:s/>11,4 </text:p>
          </table:table-cell>
          <table:table-cell table:style-name="ce11" office:value-type="float" office:value="12.0968312688113" calcext:value-type="float">
            <text:p><text:s/>12,1 </text:p>
          </table:table-cell>
          <table:table-cell table:style-name="ce11" office:value-type="float" office:value="65.7833045640907" calcext:value-type="float">
            <text:p><text:s/>65,8 </text:p>
          </table:table-cell>
          <table:table-cell table:style-name="ce11" office:value-type="float" office:value="2.96738459445213" calcext:value-type="float">
            <text:p><text:s/>3,0 </text:p>
          </table:table-cell>
          <table:table-cell table:style-name="ce11" office:value-type="float" office:value="20.3308373832491" calcext:value-type="float">
            <text:p><text:s/>20,3 </text:p>
          </table:table-cell>
          <table:table-cell table:style-name="ce11" office:value-type="float" office:value="8.03312888519476" calcext:value-type="float">
            <text:p><text:s/>8,0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to Grosso</text:p>
          </table:table-cell>
          <table:table-cell table:style-name="ce11" office:value-type="float" office:value="24.3834417575564" calcext:value-type="float">
            <text:p><text:s/>24,4 </text:p>
          </table:table-cell>
          <table:table-cell table:style-name="ce11" office:value-type="float" office:value="4.21661289149057" calcext:value-type="float">
            <text:p><text:s/>4,2 </text:p>
          </table:table-cell>
          <table:table-cell table:style-name="ce11" office:value-type="float" office:value="13.8512106205024" calcext:value-type="float">
            <text:p><text:s/>13,9 </text:p>
          </table:table-cell>
          <table:table-cell table:style-name="ce11" office:value-type="float" office:value="5.63147414835309" calcext:value-type="float">
            <text:p><text:s/>5,6 </text:p>
          </table:table-cell>
          <table:table-cell table:style-name="ce11" office:value-type="float" office:value="41.8107282720487" calcext:value-type="float">
            <text:p><text:s/>41,8 </text:p>
          </table:table-cell>
          <table:table-cell table:style-name="ce11" office:value-type="float" office:value="2.8809125914654" calcext:value-type="float">
            <text:p><text:s/>2,9 </text:p>
          </table:table-cell>
          <table:table-cell table:style-name="ce11" office:value-type="float" office:value="19.9546193498921" calcext:value-type="float">
            <text:p><text:s/>20,0 </text:p>
          </table:table-cell>
          <table:table-cell table:style-name="ce11" office:value-type="float" office:value="4.67731499263498" calcext:value-type="float">
            <text:p><text:s/>4,7 </text:p>
          </table:table-cell>
          <table:table-cell table:style-name="ce11" office:value-type="float" office:value="69.511952792576" calcext:value-type="float">
            <text:p><text:s/>69,5 </text:p>
          </table:table-cell>
          <table:table-cell table:style-name="ce11" office:value-type="float" office:value="3.13596471450168" calcext:value-type="float">
            <text:p><text:s/>3,1 </text:p>
          </table:table-cell>
          <table:table-cell table:style-name="ce11" office:value-type="float" office:value="16.9829020116361" calcext:value-type="float">
            <text:p><text:s/>17,0 </text:p>
          </table:table-cell>
          <table:table-cell table:style-name="ce11" office:value-type="float" office:value="10.6847115173768" calcext:value-type="float">
            <text:p><text:s/>10,7 </text:p>
          </table:table-cell>
          <table:table-cell table:style-name="ce11" office:value-type="float" office:value="5.00616546590884" calcext:value-type="float">
            <text:p><text:s/>5,0 </text:p>
          </table:table-cell>
          <table:table-cell table:style-name="ce11" office:value-type="float" office:value="18.9672551866992" calcext:value-type="float">
            <text:p><text:s/>19,0 </text:p>
          </table:table-cell>
          <table:table-cell table:style-name="ce11" office:value-type="float" office:value="8.49897972987909" calcext:value-type="float">
            <text:p><text:s/>8,5 </text:p>
          </table:table-cell>
          <table:table-cell table:style-name="ce11" office:value-type="float" office:value="15.4948150043485" calcext:value-type="float">
            <text:p><text:s/>15,5 </text:p>
          </table:table-cell>
          <table:table-cell table:style-name="ce11" office:value-type="float" office:value="16.6345593251746" calcext:value-type="float">
            <text:p><text:s/>16,6 </text:p>
          </table:table-cell>
          <table:table-cell table:style-name="ce11" office:value-type="float" office:value="7.19434137263751" calcext:value-type="float">
            <text:p><text:s/>7,2 </text:p>
          </table:table-cell>
          <table:table-cell table:style-name="ce11" office:value-type="float" office:value="15.5889703939721" calcext:value-type="float">
            <text:p><text:s/>15,6 </text:p>
          </table:table-cell>
          <table:table-cell table:style-name="ce11" office:value-type="float" office:value="7.26799502365906" calcext:value-type="float">
            <text:p><text:s/>7,3 </text:p>
          </table:table-cell>
          <table:table-cell table:style-name="ce11" office:value-type="float" office:value="43.4220721590887" calcext:value-type="float">
            <text:p><text:s/>43,4 </text:p>
          </table:table-cell>
          <table:table-cell table:style-name="ce11" office:value-type="float" office:value="3.46378142809261" calcext:value-type="float">
            <text:p><text:s/>3,5 </text:p>
          </table:table-cell>
          <table:table-cell table:style-name="ce11" office:value-type="float" office:value="24.3543981217646" calcext:value-type="float">
            <text:p><text:s/>24,4 </text:p>
          </table:table-cell>
          <table:table-cell table:style-name="ce11" office:value-type="float" office:value="5.66254363403597" calcext:value-type="float">
            <text:p><text:s/>5,7 </text:p>
          </table:table-cell>
          <table:table-cell table:style-name="ce11" office:value-type="float" office:value="4.63927231817679" calcext:value-type="float">
            <text:p><text:s/>4,6 </text:p>
          </table:table-cell>
          <table:table-cell table:style-name="ce11" office:value-type="float" office:value="16.924486534181" calcext:value-type="float">
            <text:p><text:s/>16,9 </text:p>
          </table:table-cell>
          <table:table-cell table:style-name="ce11" office:value-type="float" office:value="9.18975628816282" calcext:value-type="float">
            <text:p><text:s/>9,2 </text:p>
          </table:table-cell>
          <table:table-cell table:style-name="ce11" office:value-type="float" office:value="12.4219793746664" calcext:value-type="float">
            <text:p><text:s/>12,4 </text:p>
          </table:table-cell>
          <table:table-cell table:style-name="ce11" office:value-type="float" office:value="64.7231852474896" calcext:value-type="float">
            <text:p><text:s/>64,7 </text:p>
          </table:table-cell>
          <table:table-cell table:style-name="ce11" office:value-type="float" office:value="2.9008946767942" calcext:value-type="float">
            <text:p><text:s/>2,9 </text:p>
          </table:table-cell>
          <table:table-cell table:style-name="ce11" office:value-type="float" office:value="21.4477861461707" calcext:value-type="float">
            <text:p><text:s/>21,4 </text:p>
          </table:table-cell>
          <table:table-cell table:style-name="ce11" office:value-type="float" office:value="7.34254089044821" calcext:value-type="float">
            <text:p><text:s/>7,3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Goiás</text:p>
          </table:table-cell>
          <table:table-cell table:style-name="ce11" office:value-type="float" office:value="24.301997339479" calcext:value-type="float">
            <text:p><text:s/>24,3 </text:p>
          </table:table-cell>
          <table:table-cell table:style-name="ce11" office:value-type="float" office:value="3.60058286887352" calcext:value-type="float">
            <text:p><text:s/>3,6 </text:p>
          </table:table-cell>
          <table:table-cell table:style-name="ce11" office:value-type="float" office:value="13.0593616481948" calcext:value-type="float">
            <text:p><text:s/>13,1 </text:p>
          </table:table-cell>
          <table:table-cell table:style-name="ce11" office:value-type="float" office:value="5.19101221319127" calcext:value-type="float">
            <text:p><text:s/>5,2 </text:p>
          </table:table-cell>
          <table:table-cell table:style-name="ce11" office:value-type="float" office:value="40.8018244113567" calcext:value-type="float">
            <text:p><text:s/>40,8 </text:p>
          </table:table-cell>
          <table:table-cell table:style-name="ce11" office:value-type="float" office:value="2.66371000848397" calcext:value-type="float">
            <text:p><text:s/>2,7 </text:p>
          </table:table-cell>
          <table:table-cell table:style-name="ce11" office:value-type="float" office:value="21.836816600969" calcext:value-type="float">
            <text:p><text:s/>21,8 </text:p>
          </table:table-cell>
          <table:table-cell table:style-name="ce11" office:value-type="float" office:value="3.53393339725723" calcext:value-type="float">
            <text:p><text:s/>3,5 </text:p>
          </table:table-cell>
          <table:table-cell table:style-name="ce11" office:value-type="float" office:value="72.2654872089924" calcext:value-type="float">
            <text:p><text:s/>72,3 </text:p>
          </table:table-cell>
          <table:table-cell table:style-name="ce11" office:value-type="float" office:value="2.80330343511065" calcext:value-type="float">
            <text:p><text:s/>2,8 </text:p>
          </table:table-cell>
          <table:table-cell table:style-name="ce11" office:value-type="float" office:value="16.269110403426" calcext:value-type="float">
            <text:p><text:s/>16,3 </text:p>
          </table:table-cell>
          <table:table-cell table:style-name="ce11" office:value-type="float" office:value="9.51113433927536" calcext:value-type="float">
            <text:p><text:s/>9,5 </text:p>
          </table:table-cell>
          <table:table-cell table:style-name="ce11" office:value-type="float" office:value="3.57384497634506" calcext:value-type="float">
            <text:p><text:s/>3,6 </text:p>
          </table:table-cell>
          <table:table-cell table:style-name="ce11" office:value-type="float" office:value="20.5824513464194" calcext:value-type="float">
            <text:p><text:s/>20,6 </text:p>
          </table:table-cell>
          <table:table-cell table:style-name="ce11" office:value-type="float" office:value="7.89155741123655" calcext:value-type="float">
            <text:p><text:s/>7,9 </text:p>
          </table:table-cell>
          <table:table-cell table:style-name="ce11" office:value-type="float" office:value="13.9922988860939" calcext:value-type="float">
            <text:p><text:s/>14,0 </text:p>
          </table:table-cell>
          <table:table-cell table:style-name="ce11" office:value-type="float" office:value="16.9735060981266" calcext:value-type="float">
            <text:p><text:s/>17,0 </text:p>
          </table:table-cell>
          <table:table-cell table:style-name="ce11" office:value-type="float" office:value="6.50877985329434" calcext:value-type="float">
            <text:p><text:s/>6,5 </text:p>
          </table:table-cell>
          <table:table-cell table:style-name="ce11" office:value-type="float" office:value="15.7961861777407" calcext:value-type="float">
            <text:p><text:s/>15,8 </text:p>
          </table:table-cell>
          <table:table-cell table:style-name="ce11" office:value-type="float" office:value="7.12540851004609" calcext:value-type="float">
            <text:p><text:s/>7,1 </text:p>
          </table:table-cell>
          <table:table-cell table:style-name="ce11" office:value-type="float" office:value="39.9707445758139" calcext:value-type="float">
            <text:p><text:s/>40,0 </text:p>
          </table:table-cell>
          <table:table-cell table:style-name="ce11" office:value-type="float" office:value="3.54474957546675" calcext:value-type="float">
            <text:p><text:s/>3,5 </text:p>
          </table:table-cell>
          <table:table-cell table:style-name="ce11" office:value-type="float" office:value="27.2595631483188" calcext:value-type="float">
            <text:p><text:s/>27,3 </text:p>
          </table:table-cell>
          <table:table-cell table:style-name="ce11" office:value-type="float" office:value="4.38144632595699" calcext:value-type="float">
            <text:p><text:s/>4,4 </text:p>
          </table:table-cell>
          <table:table-cell table:style-name="ce11" office:value-type="float" office:value="3.75285240360982" calcext:value-type="float">
            <text:p><text:s/>3,8 </text:p>
          </table:table-cell>
          <table:table-cell table:style-name="ce11" office:value-type="float" office:value="16.9346332773411" calcext:value-type="float">
            <text:p><text:s/>16,9 </text:p>
          </table:table-cell>
          <table:table-cell table:style-name="ce11" office:value-type="float" office:value="6.82228969419467" calcext:value-type="float">
            <text:p><text:s/>6,8 </text:p>
          </table:table-cell>
          <table:table-cell table:style-name="ce11" office:value-type="float" office:value="14.0707367214871" calcext:value-type="float">
            <text:p><text:s/>14,1 </text:p>
          </table:table-cell>
          <table:table-cell table:style-name="ce11" office:value-type="float" office:value="66.5728948864094" calcext:value-type="float">
            <text:p><text:s/>66,6 </text:p>
          </table:table-cell>
          <table:table-cell table:style-name="ce11" office:value-type="float" office:value="2.68377439892932" calcext:value-type="float">
            <text:p><text:s/>2,7 </text:p>
          </table:table-cell>
          <table:table-cell table:style-name="ce11" office:value-type="float" office:value="22.8519630157863" calcext:value-type="float">
            <text:p><text:s/>22,9 </text:p>
          </table:table-cell>
          <table:table-cell table:style-name="ce11" office:value-type="float" office:value="6.69513373724066" calcext:value-type="float">
            <text:p><text:s/>6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Distrito Federal</text:p>
          </table:table-cell>
          <table:table-cell table:style-name="ce11" office:value-type="float" office:value="28.7623207310558" calcext:value-type="float">
            <text:p><text:s/>28,8 </text:p>
          </table:table-cell>
          <table:table-cell table:style-name="ce11" office:value-type="float" office:value="4.48248426196444" calcext:value-type="float">
            <text:p><text:s/>4,5 </text:p>
          </table:table-cell>
          <table:table-cell table:style-name="ce11" office:value-type="float" office:value="12.5698666577941" calcext:value-type="float">
            <text:p><text:s/>12,6 </text:p>
          </table:table-cell>
          <table:table-cell table:style-name="ce11" office:value-type="float" office:value="7.05743252272225" calcext:value-type="float">
            <text:p><text:s/>7,1 </text:p>
          </table:table-cell>
          <table:table-cell table:style-name="ce11" office:value-type="float" office:value="36.6349870380118" calcext:value-type="float">
            <text:p><text:s/>36,6 </text:p>
          </table:table-cell>
          <table:table-cell table:style-name="ce11" office:value-type="float" office:value="3.38336652482387" calcext:value-type="float">
            <text:p><text:s/>3,4 </text:p>
          </table:table-cell>
          <table:table-cell table:style-name="ce11" office:value-type="float" office:value="22.0328255731375" calcext:value-type="float">
            <text:p><text:s/>22,0 </text:p>
          </table:table-cell>
          <table:table-cell table:style-name="ce11" office:value-type="float" office:value="4.45540114898567" calcext:value-type="float">
            <text:p><text:s/>4,5 </text:p>
          </table:table-cell>
          <table:table-cell table:style-name="ce11" office:value-type="float" office:value="86.9264817517814" calcext:value-type="float">
            <text:p><text:s/>86,9 </text:p>
          </table:table-cell>
          <table:table-cell table:style-name="ce11" office:value-type="float" office:value="2.15087917456614" calcext:value-type="float">
            <text:p><text:s/>2,2 </text:p>
          </table:table-cell>
          <table:table-cell table:style-name="ce11" office:value-type="float" office:value="7.30859946703129" calcext:value-type="float">
            <text:p><text:s/>7,3 </text:p>
          </table:table-cell>
          <table:table-cell table:style-name="ce11" office:value-type="float" office:value="18.0630316404221" calcext:value-type="float">
            <text:p><text:s/>18,1 </text:p>
          </table:table-cell>
          <table:table-cell table:style-name="ce11" office:value-type="float" office:value="1.36703551094714" calcext:value-type="float">
            <text:p><text:s/>1,4 </text:p>
          </table:table-cell>
          <table:table-cell table:style-name="ce11" office:value-type="float" office:value="44.2880652322067" calcext:value-type="float">
            <text:p><text:s/>44,3 </text:p>
          </table:table-cell>
          <table:table-cell table:style-name="ce11" office:value-type="float" office:value="4.39788327024003" calcext:value-type="float">
            <text:p><text:s/>4,4 </text:p>
          </table:table-cell>
          <table:table-cell table:style-name="ce11" office:value-type="float" office:value="30.1767365650647" calcext:value-type="float">
            <text:p><text:s/>30,2 </text:p>
          </table:table-cell>
          <table:table-cell table:style-name="ce11" office:value-type="float" office:value="22.7994600140181" calcext:value-type="float">
            <text:p><text:s/>22,8 </text:p>
          </table:table-cell>
          <table:table-cell table:style-name="ce11" office:value-type="float" office:value="7.55649953664438" calcext:value-type="float">
            <text:p><text:s/>7,6 </text:p>
          </table:table-cell>
          <table:table-cell table:style-name="ce11" office:value-type="float" office:value="16.3284066580923" calcext:value-type="float">
            <text:p><text:s/>16,3 </text:p>
          </table:table-cell>
          <table:table-cell table:style-name="ce11" office:value-type="float" office:value="8.52836308537369" calcext:value-type="float">
            <text:p><text:s/>8,5 </text:p>
          </table:table-cell>
          <table:table-cell table:style-name="ce11" office:value-type="float" office:value="34.2235778588972" calcext:value-type="float">
            <text:p><text:s/>34,2 </text:p>
          </table:table-cell>
          <table:table-cell table:style-name="ce11" office:value-type="float" office:value="4.7838313420095" calcext:value-type="float">
            <text:p><text:s/>4,8 </text:p>
          </table:table-cell>
          <table:table-cell table:style-name="ce11" office:value-type="float" office:value="26.6485554689925" calcext:value-type="float">
            <text:p><text:s/>26,6 </text:p>
          </table:table-cell>
          <table:table-cell table:style-name="ce11" office:value-type="float" office:value="5.72052308625842" calcext:value-type="float">
            <text:p><text:s/>5,7 </text:p>
          </table:table-cell>
          <table:table-cell table:style-name="ce11" office:value-type="float" office:value="4.4592392833584" calcext:value-type="float">
            <text:p><text:s/>4,5 </text:p>
          </table:table-cell>
          <table:table-cell table:style-name="ce11" office:value-type="float" office:value="19.2527860271235" calcext:value-type="float">
            <text:p><text:s/>19,3 </text:p>
          </table:table-cell>
          <table:table-cell table:style-name="ce11" office:value-type="float" office:value="10.3889571696176" calcext:value-type="float">
            <text:p><text:s/>10,4 </text:p>
          </table:table-cell>
          <table:table-cell table:style-name="ce11" office:value-type="float" office:value="15.6215028121366" calcext:value-type="float">
            <text:p><text:s/>15,6 </text:p>
          </table:table-cell>
          <table:table-cell table:style-name="ce11" office:value-type="float" office:value="59.5701570080536" calcext:value-type="float">
            <text:p><text:s/>59,6 </text:p>
          </table:table-cell>
          <table:table-cell table:style-name="ce11" office:value-type="float" office:value="3.38430460765986" calcext:value-type="float">
            <text:p><text:s/>3,4 </text:p>
          </table:table-cell>
          <table:table-cell table:style-name="ce11" office:value-type="float" office:value="25.5816465389705" calcext:value-type="float">
            <text:p><text:s/>25,6 </text:p>
          </table:table-cell>
          <table:table-cell table:style-name="ce11" office:value-type="float" office:value="6.79512027573275" calcext:value-type="float">
            <text:p><text:s/>6,8 </text:p>
          </table:table-cell>
          <table:table-cell table:number-columns-repeated="991"/>
        </table:table-row>
        <table:table-row table:style-name="ro2">
          <table:table-cell table:style-name="ce5" table:number-columns-repeated="33"/>
          <table:table-cell table:number-columns-repeated="991"/>
        </table:table-row>
        <table:table-row table:style-name="ro2">
          <table:table-cell table:style-name="ce6" office:value-type="string" calcext:value-type="string">
            <text:p>Fonte: IBGE. Pesquisa Nacional por Amostra de Domicílios Contínua, 2016, consolidado de primeiras entrevistas.</text:p>
          </table:table-cell>
          <table:table-cell table:style-name="ce6" table:number-columns-repeated="32"/>
          <table:table-cell table:number-columns-repeated="99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5" table:style-name="ta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224" table:default-cell-style-name="ce7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Tabela 1.16 - Distribuição percentual de jovens de 15 a 29 anos de idade, por tipo de atividade na semana de referência e grupos de idade, com indicação do coeficiente de variação, segundo as Grandes Regiões e as Unidades da Federação - 2015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" table:number-rows-spanned="5">
            <text:p>Grandes Regiões e Unidades da Federação</text:p>
          </table:table-cell>
          <table:table-cell table:style-name="ce8" office:value-type="string" calcext:value-type="string" table:number-columns-spanned="32" table:number-rows-spanned="1">
            <text:p>Jovens de 15 a 29 anos de idade (%) </text:p>
          </table:table-cell>
          <table:covered-table-cell table:number-columns-repeated="31" table:style-name="ce8"/>
          <table:table-cell table:number-columns-repeated="991"/>
        </table:table-row>
        <table:table-row table:style-name="ro2">
          <table:covered-table-cell table:style-name="ce2"/>
          <table:table-cell table:style-name="ce9" office:value-type="string" calcext:value-type="string" table:number-columns-spanned="8" table:number-rows-spanned="2">
            <text:p>Total</text:p>
          </table:table-cell>
          <table:covered-table-cell table:number-columns-repeated="7" table:style-name="ce9"/>
          <table:table-cell table:style-name="ce8" office:value-type="string" calcext:value-type="string" table:number-columns-spanned="24" table:number-rows-spanned="1">
            <text:p>Grupos de idade</text:p>
          </table:table-cell>
          <table:covered-table-cell table:number-columns-repeated="23" table:style-name="ce8"/>
          <table:table-cell table:number-columns-repeated="991"/>
        </table:table-row>
        <table:table-row table:style-name="ro2">
          <table:covered-table-cell table:style-name="ce2"/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15 a 17 anos de idad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18 a 24 anos de idade</text:p>
          </table:table-cell>
          <table:covered-table-cell table:number-columns-repeated="7" table:style-name="ce9"/>
          <table:table-cell table:style-name="ce8" office:value-type="string" calcext:value-type="string" table:number-columns-spanned="8" table:number-rows-spanned="1">
            <text:p>25 a 29 anos de idade</text:p>
          </table:table-cell>
          <table:covered-table-cell table:number-columns-repeated="7" table:style-name="ce8"/>
          <table:table-cell table:number-columns-repeated="991"/>
        </table:table-row>
        <table:table-row table:style-name="ro1">
          <table:covered-table-cell table:style-name="ce2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Não estuda e não está ocupado</text:p>
          </table:table-cell>
          <table:covered-table-cell table:style-name="ce8"/>
          <table:table-cell table:number-columns-repeated="991"/>
        </table:table-row>
        <table:table-row table:style-name="ro2">
          <table:covered-table-cell table:style-name="ce2"/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8" office:value-type="string" calcext:value-type="string">
            <text:p>CV (%)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0" office:value-type="float" office:value="24.2862894443085" calcext:value-type="float">
            <text:p><text:s/>24,3 </text:p>
          </table:table-cell>
          <table:table-cell table:style-name="ce10" office:value-type="float" office:value="0.898703617707172" calcext:value-type="float">
            <text:p><text:s/>0,9 </text:p>
          </table:table-cell>
          <table:table-cell table:style-name="ce10" office:value-type="float" office:value="12.5649139173067" calcext:value-type="float">
            <text:p><text:s/>12,6 </text:p>
          </table:table-cell>
          <table:table-cell table:style-name="ce10" office:value-type="float" office:value="1.27057010899969" calcext:value-type="float">
            <text:p><text:s/>1,3 </text:p>
          </table:table-cell>
          <table:table-cell table:style-name="ce10" office:value-type="float" office:value="40.5665451108557" calcext:value-type="float">
            <text:p><text:s/>40,6 </text:p>
          </table:table-cell>
          <table:table-cell table:style-name="ce10" office:value-type="float" office:value="0.576577892120682" calcext:value-type="float">
            <text:p><text:s/>0,6 </text:p>
          </table:table-cell>
          <table:table-cell table:style-name="ce10" office:value-type="float" office:value="22.582251527529" calcext:value-type="float">
            <text:p><text:s/>22,6 </text:p>
          </table:table-cell>
          <table:table-cell table:style-name="ce10" office:value-type="float" office:value="0.837683945865469" calcext:value-type="float">
            <text:p><text:s/>0,8 </text:p>
          </table:table-cell>
          <table:table-cell table:style-name="ce10" office:value-type="float" office:value="71.0697009175366" calcext:value-type="float">
            <text:p><text:s/>71,1 </text:p>
          </table:table-cell>
          <table:table-cell table:style-name="ce10" office:value-type="float" office:value="0.624314764926879" calcext:value-type="float">
            <text:p><text:s/>0,6 </text:p>
          </table:table-cell>
          <table:table-cell table:style-name="ce10" office:value-type="float" office:value="14.7699433742709" calcext:value-type="float">
            <text:p><text:s/>14,8 </text:p>
          </table:table-cell>
          <table:table-cell table:style-name="ce10" office:value-type="float" office:value="2.47663424263732" calcext:value-type="float">
            <text:p><text:s/>2,5 </text:p>
          </table:table-cell>
          <table:table-cell table:style-name="ce10" office:value-type="float" office:value="4.58381799826149" calcext:value-type="float">
            <text:p><text:s/>4,6 </text:p>
          </table:table-cell>
          <table:table-cell table:style-name="ce10" office:value-type="float" office:value="4.32855036247057" calcext:value-type="float">
            <text:p><text:s/>4,3 </text:p>
          </table:table-cell>
          <table:table-cell table:style-name="ce10" office:value-type="float" office:value="9.57653770993113" calcext:value-type="float">
            <text:p><text:s/>9,6 </text:p>
          </table:table-cell>
          <table:table-cell table:style-name="ce10" office:value-type="float" office:value="2.65320503478145" calcext:value-type="float">
            <text:p><text:s/>2,7 </text:p>
          </table:table-cell>
          <table:table-cell table:style-name="ce10" office:value-type="float" office:value="16.7229880638652" calcext:value-type="float">
            <text:p><text:s/>16,7 </text:p>
          </table:table-cell>
          <table:table-cell table:style-name="ce10" office:value-type="float" office:value="1.51491486834327" calcext:value-type="float">
            <text:p><text:s/>1,5 </text:p>
          </table:table-cell>
          <table:table-cell table:style-name="ce10" office:value-type="float" office:value="14.5400072908392" calcext:value-type="float">
            <text:p><text:s/>14,5 </text:p>
          </table:table-cell>
          <table:table-cell table:style-name="ce10" office:value-type="float" office:value="1.61252998051052" calcext:value-type="float">
            <text:p><text:s/>1,6 </text:p>
          </table:table-cell>
          <table:table-cell table:style-name="ce10" office:value-type="float" office:value="41.4217800925599" calcext:value-type="float">
            <text:p><text:s/>41,4 </text:p>
          </table:table-cell>
          <table:table-cell table:style-name="ce10" office:value-type="float" office:value="0.790474537767839" calcext:value-type="float">
            <text:p><text:s/>0,8 </text:p>
          </table:table-cell>
          <table:table-cell table:style-name="ce10" office:value-type="float" office:value="27.3152245527356" calcext:value-type="float">
            <text:p><text:s/>27,3 </text:p>
          </table:table-cell>
          <table:table-cell table:style-name="ce10" office:value-type="float" office:value="1.1087786529312" calcext:value-type="float">
            <text:p><text:s/>1,1 </text:p>
          </table:table-cell>
          <table:table-cell table:style-name="ce10" office:value-type="float" office:value="3.80029548458437" calcext:value-type="float">
            <text:p><text:s/>3,8 </text:p>
          </table:table-cell>
          <table:table-cell table:style-name="ce10" office:value-type="float" office:value="3.8478207983202" calcext:value-type="float">
            <text:p><text:s/>3,8 </text:p>
          </table:table-cell>
          <table:table-cell table:style-name="ce10" office:value-type="float" office:value="8.22549523574666" calcext:value-type="float">
            <text:p><text:s/>8,2 </text:p>
          </table:table-cell>
          <table:table-cell table:style-name="ce10" office:value-type="float" office:value="2.67564598994515" calcext:value-type="float">
            <text:p><text:s/>2,7 </text:p>
          </table:table-cell>
          <table:table-cell table:style-name="ce10" office:value-type="float" office:value="63.5031367171528" calcext:value-type="float">
            <text:p><text:s/>63,5 </text:p>
          </table:table-cell>
          <table:table-cell table:style-name="ce10" office:value-type="float" office:value="0.586263980368813" calcext:value-type="float">
            <text:p><text:s/>0,6 </text:p>
          </table:table-cell>
          <table:table-cell table:style-name="ce10" office:value-type="float" office:value="24.4710725625161" calcext:value-type="float">
            <text:p><text:s/>24,5 </text:p>
          </table:table-cell>
          <table:table-cell table:style-name="ce10" office:value-type="float" office:value="1.34335383776423" calcext:value-type="float">
            <text:p><text:s/>1,3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0" office:value-type="float" office:value="26.9473381297523" calcext:value-type="float">
            <text:p><text:s/>26,9 </text:p>
          </table:table-cell>
          <table:table-cell table:style-name="ce10" office:value-type="float" office:value="1.79211049329118" calcext:value-type="float">
            <text:p><text:s/>1,8 </text:p>
          </table:table-cell>
          <table:table-cell table:style-name="ce10" office:value-type="float" office:value="12.3168756425651" calcext:value-type="float">
            <text:p><text:s/>12,3 </text:p>
          </table:table-cell>
          <table:table-cell table:style-name="ce10" office:value-type="float" office:value="2.84643625912494" calcext:value-type="float">
            <text:p><text:s/>2,8 </text:p>
          </table:table-cell>
          <table:table-cell table:style-name="ce10" office:value-type="float" office:value="35.3236849554382" calcext:value-type="float">
            <text:p><text:s/>35,3 </text:p>
          </table:table-cell>
          <table:table-cell table:style-name="ce10" office:value-type="float" office:value="1.3941860102859" calcext:value-type="float">
            <text:p><text:s/>1,4 </text:p>
          </table:table-cell>
          <table:table-cell table:style-name="ce10" office:value-type="float" office:value="25.4121012722443" calcext:value-type="float">
            <text:p><text:s/>25,4 </text:p>
          </table:table-cell>
          <table:table-cell table:style-name="ce10" office:value-type="float" office:value="1.84195391212905" calcext:value-type="float">
            <text:p><text:s/>1,8 </text:p>
          </table:table-cell>
          <table:table-cell table:style-name="ce10" office:value-type="float" office:value="70.7062183355673" calcext:value-type="float">
            <text:p><text:s/>70,7 </text:p>
          </table:table-cell>
          <table:table-cell table:style-name="ce10" office:value-type="float" office:value="1.33683693712672" calcext:value-type="float">
            <text:p><text:s/>1,3 </text:p>
          </table:table-cell>
          <table:table-cell table:style-name="ce10" office:value-type="float" office:value="15.0460306728505" calcext:value-type="float">
            <text:p><text:s/>15,0 </text:p>
          </table:table-cell>
          <table:table-cell table:style-name="ce10" office:value-type="float" office:value="5.00044922608717" calcext:value-type="float">
            <text:p><text:s/>5,0 </text:p>
          </table:table-cell>
          <table:table-cell table:style-name="ce10" office:value-type="float" office:value="3.79215751023628" calcext:value-type="float">
            <text:p><text:s/>3,8 </text:p>
          </table:table-cell>
          <table:table-cell table:style-name="ce10" office:value-type="float" office:value="9.45342823169484" calcext:value-type="float">
            <text:p><text:s/>9,5 </text:p>
          </table:table-cell>
          <table:table-cell table:style-name="ce10" office:value-type="float" office:value="10.4555934813459" calcext:value-type="float">
            <text:p><text:s/>10,5 </text:p>
          </table:table-cell>
          <table:table-cell table:style-name="ce10" office:value-type="float" office:value="5.9772278005714" calcext:value-type="float">
            <text:p><text:s/>6,0 </text:p>
          </table:table-cell>
          <table:table-cell table:style-name="ce10" office:value-type="float" office:value="19.9127247346304" calcext:value-type="float">
            <text:p><text:s/>19,9 </text:p>
          </table:table-cell>
          <table:table-cell table:style-name="ce10" office:value-type="float" office:value="3.18227783429368" calcext:value-type="float">
            <text:p><text:s/>3,2 </text:p>
          </table:table-cell>
          <table:table-cell table:style-name="ce10" office:value-type="float" office:value="13.834877791878" calcext:value-type="float">
            <text:p><text:s/>13,8 </text:p>
          </table:table-cell>
          <table:table-cell table:style-name="ce10" office:value-type="float" office:value="3.67931467510288" calcext:value-type="float">
            <text:p><text:s/>3,7 </text:p>
          </table:table-cell>
          <table:table-cell table:style-name="ce10" office:value-type="float" office:value="35.7338055079107" calcext:value-type="float">
            <text:p><text:s/>35,7 </text:p>
          </table:table-cell>
          <table:table-cell table:style-name="ce10" office:value-type="float" office:value="2.0279913701604" calcext:value-type="float">
            <text:p><text:s/>2,0 </text:p>
          </table:table-cell>
          <table:table-cell table:style-name="ce10" office:value-type="float" office:value="30.5185919655809" calcext:value-type="float">
            <text:p><text:s/>30,5 </text:p>
          </table:table-cell>
          <table:table-cell table:style-name="ce10" office:value-type="float" office:value="2.36471610581278" calcext:value-type="float">
            <text:p><text:s/>2,4 </text:p>
          </table:table-cell>
          <table:table-cell table:style-name="ce10" office:value-type="float" office:value="5.4254332072474" calcext:value-type="float">
            <text:p><text:s/>5,4 </text:p>
          </table:table-cell>
          <table:table-cell table:style-name="ce10" office:value-type="float" office:value="7.5320837297475" calcext:value-type="float">
            <text:p><text:s/>7,5 </text:p>
          </table:table-cell>
          <table:table-cell table:style-name="ce10" office:value-type="float" office:value="7.91528561476666" calcext:value-type="float">
            <text:p><text:s/>7,9 </text:p>
          </table:table-cell>
          <table:table-cell table:style-name="ce10" office:value-type="float" office:value="6.00858476306739" calcext:value-type="float">
            <text:p><text:s/>6,0 </text:p>
          </table:table-cell>
          <table:table-cell table:style-name="ce10" office:value-type="float" office:value="58.1158043890542" calcext:value-type="float">
            <text:p><text:s/>58,1 </text:p>
          </table:table-cell>
          <table:table-cell table:style-name="ce10" office:value-type="float" office:value="1.48462720544384" calcext:value-type="float">
            <text:p><text:s/>1,5 </text:p>
          </table:table-cell>
          <table:table-cell table:style-name="ce10" office:value-type="float" office:value="28.5434767889318" calcext:value-type="float">
            <text:p><text:s/>28,5 </text:p>
          </table:table-cell>
          <table:table-cell table:style-name="ce10" office:value-type="float" office:value="2.88685357316614" calcext:value-type="float">
            <text:p><text:s/>2,9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ondônia</text:p>
          </table:table-cell>
          <table:table-cell table:style-name="ce11" office:value-type="float" office:value="24.3287268174261" calcext:value-type="float">
            <text:p><text:s/>24,3 </text:p>
          </table:table-cell>
          <table:table-cell table:style-name="ce11" office:value-type="float" office:value="5.40787204924973" calcext:value-type="float">
            <text:p><text:s/>5,4 </text:p>
          </table:table-cell>
          <table:table-cell table:style-name="ce11" office:value-type="float" office:value="13.8765049361065" calcext:value-type="float">
            <text:p><text:s/>13,9 </text:p>
          </table:table-cell>
          <table:table-cell table:style-name="ce11" office:value-type="float" office:value="7.34720124784662" calcext:value-type="float">
            <text:p><text:s/>7,3 </text:p>
          </table:table-cell>
          <table:table-cell table:style-name="ce11" office:value-type="float" office:value="38.1764890676313" calcext:value-type="float">
            <text:p><text:s/>38,2 </text:p>
          </table:table-cell>
          <table:table-cell table:style-name="ce11" office:value-type="float" office:value="3.15525652128635" calcext:value-type="float">
            <text:p><text:s/>3,2 </text:p>
          </table:table-cell>
          <table:table-cell table:style-name="ce11" office:value-type="float" office:value="23.6182791788363" calcext:value-type="float">
            <text:p><text:s/>23,6 </text:p>
          </table:table-cell>
          <table:table-cell table:style-name="ce11" office:value-type="float" office:value="4.71098508294988" calcext:value-type="float">
            <text:p><text:s/>4,7 </text:p>
          </table:table-cell>
          <table:table-cell table:style-name="ce11" office:value-type="float" office:value="72.0756330576307" calcext:value-type="float">
            <text:p><text:s/>72,1 </text:p>
          </table:table-cell>
          <table:table-cell table:style-name="ce11" office:value-type="float" office:value="3.22228932484853" calcext:value-type="float">
            <text:p><text:s/>3,2 </text:p>
          </table:table-cell>
          <table:table-cell table:style-name="ce11" office:value-type="float" office:value="15.6716417916327" calcext:value-type="float">
            <text:p><text:s/>15,7 </text:p>
          </table:table-cell>
          <table:table-cell table:style-name="ce11" office:value-type="float" office:value="12.3906876220978" calcext:value-type="float">
            <text:p><text:s/>12,4 </text:p>
          </table:table-cell>
          <table:table-cell table:style-name="ce11" office:value-type="float" office:value="4.2040873161035" calcext:value-type="float">
            <text:p><text:s/>4,2 </text:p>
          </table:table-cell>
          <table:table-cell table:style-name="ce11" office:value-type="float" office:value="22.8813852136814" calcext:value-type="float">
            <text:p><text:s/>22,9 </text:p>
          </table:table-cell>
          <table:table-cell table:style-name="ce11" office:value-type="float" office:value="8.04863783463316" calcext:value-type="float">
            <text:p><text:s/>8,0 </text:p>
          </table:table-cell>
          <table:table-cell table:style-name="ce11" office:value-type="float" office:value="18.1209519684061" calcext:value-type="float">
            <text:p><text:s/>18,1 </text:p>
          </table:table-cell>
          <table:table-cell table:style-name="ce11" office:value-type="float" office:value="16.7091408254371" calcext:value-type="float">
            <text:p><text:s/>16,7 </text:p>
          </table:table-cell>
          <table:table-cell table:style-name="ce11" office:value-type="float" office:value="8.38327530735407" calcext:value-type="float">
            <text:p><text:s/>8,4 </text:p>
          </table:table-cell>
          <table:table-cell table:style-name="ce11" office:value-type="float" office:value="15.4622382267541" calcext:value-type="float">
            <text:p><text:s/>15,5 </text:p>
          </table:table-cell>
          <table:table-cell table:style-name="ce11" office:value-type="float" office:value="9.18283889880832" calcext:value-type="float">
            <text:p><text:s/>9,2 </text:p>
          </table:table-cell>
          <table:table-cell table:style-name="ce11" office:value-type="float" office:value="39.054981124372" calcext:value-type="float">
            <text:p><text:s/>39,1 </text:p>
          </table:table-cell>
          <table:table-cell table:style-name="ce11" office:value-type="float" office:value="4.13990088733835" calcext:value-type="float">
            <text:p><text:s/>4,1 </text:p>
          </table:table-cell>
          <table:table-cell table:style-name="ce11" office:value-type="float" office:value="28.773639823437" calcext:value-type="float">
            <text:p><text:s/>28,8 </text:p>
          </table:table-cell>
          <table:table-cell table:style-name="ce11" office:value-type="float" office:value="5.87696737893402" calcext:value-type="float">
            <text:p><text:s/>5,9 </text:p>
          </table:table-cell>
          <table:table-cell table:style-name="ce11" office:value-type="float" office:value="2.76181364821987" calcext:value-type="float">
            <text:p><text:s/>2,8 </text:p>
          </table:table-cell>
          <table:table-cell table:style-name="ce11" office:value-type="float" office:value="25.0109920183384" calcext:value-type="float">
            <text:p><text:s/>25,0 </text:p>
          </table:table-cell>
          <table:table-cell table:style-name="ce11" office:value-type="float" office:value="10.3945553488989" calcext:value-type="float">
            <text:p><text:s/>10,4 </text:p>
          </table:table-cell>
          <table:table-cell table:style-name="ce11" office:value-type="float" office:value="13.8055911494904" calcext:value-type="float">
            <text:p><text:s/>13,8 </text:p>
          </table:table-cell>
          <table:table-cell table:style-name="ce11" office:value-type="float" office:value="60.003003559736" calcext:value-type="float">
            <text:p><text:s/>60,0 </text:p>
          </table:table-cell>
          <table:table-cell table:style-name="ce11" office:value-type="float" office:value="3.48817277769376" calcext:value-type="float">
            <text:p><text:s/>3,5 </text:p>
          </table:table-cell>
          <table:table-cell table:style-name="ce11" office:value-type="float" office:value="26.8406274431453" calcext:value-type="float">
            <text:p><text:s/>26,8 </text:p>
          </table:table-cell>
          <table:table-cell table:style-name="ce11" office:value-type="float" office:value="6.87752261589133" calcext:value-type="float">
            <text:p><text:s/>6,9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cre</text:p>
          </table:table-cell>
          <table:table-cell table:style-name="ce11" office:value-type="float" office:value="31.1263503611234" calcext:value-type="float">
            <text:p><text:s/>31,1 </text:p>
          </table:table-cell>
          <table:table-cell table:style-name="ce11" office:value-type="float" office:value="3.68794135270125" calcext:value-type="float">
            <text:p><text:s/>3,7 </text:p>
          </table:table-cell>
          <table:table-cell table:style-name="ce11" office:value-type="float" office:value="12.44984573063" calcext:value-type="float">
            <text:p><text:s/>12,4 </text:p>
          </table:table-cell>
          <table:table-cell table:style-name="ce11" office:value-type="float" office:value="7.74721432741378" calcext:value-type="float">
            <text:p><text:s/>7,7 </text:p>
          </table:table-cell>
          <table:table-cell table:style-name="ce11" office:value-type="float" office:value="32.2974256307771" calcext:value-type="float">
            <text:p><text:s/>32,3 </text:p>
          </table:table-cell>
          <table:table-cell table:style-name="ce11" office:value-type="float" office:value="3.16582288591288" calcext:value-type="float">
            <text:p><text:s/>3,2 </text:p>
          </table:table-cell>
          <table:table-cell table:style-name="ce11" office:value-type="float" office:value="24.1263782774691" calcext:value-type="float">
            <text:p><text:s/>24,1 </text:p>
          </table:table-cell>
          <table:table-cell table:style-name="ce11" office:value-type="float" office:value="4.3110170551645" calcext:value-type="float">
            <text:p><text:s/>4,3 </text:p>
          </table:table-cell>
          <table:table-cell table:style-name="ce11" office:value-type="float" office:value="71.9559563730232" calcext:value-type="float">
            <text:p><text:s/>72,0 </text:p>
          </table:table-cell>
          <table:table-cell table:style-name="ce11" office:value-type="float" office:value="3.49171285824395" calcext:value-type="float">
            <text:p><text:s/>3,5 </text:p>
          </table:table-cell>
          <table:table-cell table:style-name="ce11" office:value-type="float" office:value="13.6786185069137" calcext:value-type="float">
            <text:p><text:s/>13,7 </text:p>
          </table:table-cell>
          <table:table-cell table:style-name="ce11" office:value-type="float" office:value="16.1824326558321" calcext:value-type="float">
            <text:p><text:s/>16,2 </text:p>
          </table:table-cell>
          <table:table-cell table:style-name="ce11" office:value-type="float" office:value="5.04452664363007" calcext:value-type="float">
            <text:p><text:s/>5,0 </text:p>
          </table:table-cell>
          <table:table-cell table:style-name="ce11" office:value-type="float" office:value="21.935124328591" calcext:value-type="float">
            <text:p><text:s/>21,9 </text:p>
          </table:table-cell>
          <table:table-cell table:style-name="ce11" office:value-type="float" office:value="9.32089847643305" calcext:value-type="float">
            <text:p><text:s/>9,3 </text:p>
          </table:table-cell>
          <table:table-cell table:style-name="ce11" office:value-type="float" office:value="15.7099719851009" calcext:value-type="float">
            <text:p><text:s/>15,7 </text:p>
          </table:table-cell>
          <table:table-cell table:style-name="ce11" office:value-type="float" office:value="23.2994838139373" calcext:value-type="float">
            <text:p><text:s/>23,3 </text:p>
          </table:table-cell>
          <table:table-cell table:style-name="ce11" office:value-type="float" office:value="6.14406784439629" calcext:value-type="float">
            <text:p><text:s/>6,1 </text:p>
          </table:table-cell>
          <table:table-cell table:style-name="ce11" office:value-type="float" office:value="13.1517551473842" calcext:value-type="float">
            <text:p><text:s/>13,2 </text:p>
          </table:table-cell>
          <table:table-cell table:style-name="ce11" office:value-type="float" office:value="10.3812503351983" calcext:value-type="float">
            <text:p><text:s/>10,4 </text:p>
          </table:table-cell>
          <table:table-cell table:style-name="ce11" office:value-type="float" office:value="33.7617007307143" calcext:value-type="float">
            <text:p><text:s/>33,8 </text:p>
          </table:table-cell>
          <table:table-cell table:style-name="ce11" office:value-type="float" office:value="4.86219174388199" calcext:value-type="float">
            <text:p><text:s/>4,9 </text:p>
          </table:table-cell>
          <table:table-cell table:style-name="ce11" office:value-type="float" office:value="29.7870603079641" calcext:value-type="float">
            <text:p><text:s/>29,8 </text:p>
          </table:table-cell>
          <table:table-cell table:style-name="ce11" office:value-type="float" office:value="5.31031501578283" calcext:value-type="float">
            <text:p><text:s/>5,3 </text:p>
          </table:table-cell>
          <table:table-cell table:style-name="ce11" office:value-type="float" office:value="6.29011020157248" calcext:value-type="float">
            <text:p><text:s/>6,3 </text:p>
          </table:table-cell>
          <table:table-cell table:style-name="ce11" office:value-type="float" office:value="18.1304168739974" calcext:value-type="float">
            <text:p><text:s/>18,1 </text:p>
          </table:table-cell>
          <table:table-cell table:style-name="ce11" office:value-type="float" office:value="10.2430467222703" calcext:value-type="float">
            <text:p><text:s/>10,2 </text:p>
          </table:table-cell>
          <table:table-cell table:style-name="ce11" office:value-type="float" office:value="11.4575889607826" calcext:value-type="float">
            <text:p><text:s/>11,5 </text:p>
          </table:table-cell>
          <table:table-cell table:style-name="ce11" office:value-type="float" office:value="54.7282909194464" calcext:value-type="float">
            <text:p><text:s/>54,7 </text:p>
          </table:table-cell>
          <table:table-cell table:style-name="ce11" office:value-type="float" office:value="3.62491734003999" calcext:value-type="float">
            <text:p><text:s/>3,6 </text:p>
          </table:table-cell>
          <table:table-cell table:style-name="ce11" office:value-type="float" office:value="28.7385521567108" calcext:value-type="float">
            <text:p><text:s/>28,7 </text:p>
          </table:table-cell>
          <table:table-cell table:style-name="ce11" office:value-type="float" office:value="6.81753978283009" calcext:value-type="float">
            <text:p><text:s/>6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mazonas</text:p>
          </table:table-cell>
          <table:table-cell table:style-name="ce11" office:value-type="float" office:value="29.9756011832478" calcext:value-type="float">
            <text:p><text:s/>30,0 </text:p>
          </table:table-cell>
          <table:table-cell table:style-name="ce11" office:value-type="float" office:value="3.13275521740473" calcext:value-type="float">
            <text:p><text:s/>3,1 </text:p>
          </table:table-cell>
          <table:table-cell table:style-name="ce11" office:value-type="float" office:value="11.7801388716604" calcext:value-type="float">
            <text:p><text:s/>11,8 </text:p>
          </table:table-cell>
          <table:table-cell table:style-name="ce11" office:value-type="float" office:value="5.89772221411551" calcext:value-type="float">
            <text:p><text:s/>5,9 </text:p>
          </table:table-cell>
          <table:table-cell table:style-name="ce11" office:value-type="float" office:value="31.3187399870066" calcext:value-type="float">
            <text:p><text:s/>31,3 </text:p>
          </table:table-cell>
          <table:table-cell table:style-name="ce11" office:value-type="float" office:value="3.00386509834115" calcext:value-type="float">
            <text:p><text:s/>3,0 </text:p>
          </table:table-cell>
          <table:table-cell table:style-name="ce11" office:value-type="float" office:value="26.9255199580847" calcext:value-type="float">
            <text:p><text:s/>26,9 </text:p>
          </table:table-cell>
          <table:table-cell table:style-name="ce11" office:value-type="float" office:value="3.43474849867456" calcext:value-type="float">
            <text:p><text:s/>3,4 </text:p>
          </table:table-cell>
          <table:table-cell table:style-name="ce11" office:value-type="float" office:value="72.6837750579336" calcext:value-type="float">
            <text:p><text:s/>72,7 </text:p>
          </table:table-cell>
          <table:table-cell table:style-name="ce11" office:value-type="float" office:value="2.28985287160813" calcext:value-type="float">
            <text:p><text:s/>2,3 </text:p>
          </table:table-cell>
          <table:table-cell table:style-name="ce11" office:value-type="float" office:value="12.0211668822825" calcext:value-type="float">
            <text:p><text:s/>12,0 </text:p>
          </table:table-cell>
          <table:table-cell table:style-name="ce11" office:value-type="float" office:value="11.1893397283185" calcext:value-type="float">
            <text:p><text:s/>11,2 </text:p>
          </table:table-cell>
          <table:table-cell table:style-name="ce11" office:value-type="float" office:value="3.14426319331834" calcext:value-type="float">
            <text:p><text:s/>3,1 </text:p>
          </table:table-cell>
          <table:table-cell table:style-name="ce11" office:value-type="float" office:value="21.5792126397763" calcext:value-type="float">
            <text:p><text:s/>21,6 </text:p>
          </table:table-cell>
          <table:table-cell table:style-name="ce11" office:value-type="float" office:value="12.1507948664656" calcext:value-type="float">
            <text:p><text:s/>12,2 </text:p>
          </table:table-cell>
          <table:table-cell table:style-name="ce11" office:value-type="float" office:value="10.4584438517375" calcext:value-type="float">
            <text:p><text:s/>10,5 </text:p>
          </table:table-cell>
          <table:table-cell table:style-name="ce11" office:value-type="float" office:value="21.4829072048266" calcext:value-type="float">
            <text:p><text:s/>21,5 </text:p>
          </table:table-cell>
          <table:table-cell table:style-name="ce11" office:value-type="float" office:value="6.30830841647601" calcext:value-type="float">
            <text:p><text:s/>6,3 </text:p>
          </table:table-cell>
          <table:table-cell table:style-name="ce11" office:value-type="float" office:value="13.5740925835712" calcext:value-type="float">
            <text:p><text:s/>13,6 </text:p>
          </table:table-cell>
          <table:table-cell table:style-name="ce11" office:value-type="float" office:value="7.55302954657484" calcext:value-type="float">
            <text:p><text:s/>7,6 </text:p>
          </table:table-cell>
          <table:table-cell table:style-name="ce11" office:value-type="float" office:value="31.3412682486379" calcext:value-type="float">
            <text:p><text:s/>31,3 </text:p>
          </table:table-cell>
          <table:table-cell table:style-name="ce11" office:value-type="float" office:value="4.16662976424395" calcext:value-type="float">
            <text:p><text:s/>4,2 </text:p>
          </table:table-cell>
          <table:table-cell table:style-name="ce11" office:value-type="float" office:value="33.6017319629642" calcext:value-type="float">
            <text:p><text:s/>33,6 </text:p>
          </table:table-cell>
          <table:table-cell table:style-name="ce11" office:value-type="float" office:value="4.41668183159705" calcext:value-type="float">
            <text:p><text:s/>4,4 </text:p>
          </table:table-cell>
          <table:table-cell table:style-name="ce11" office:value-type="float" office:value="8.19113783595221" calcext:value-type="float">
            <text:p><text:s/>8,2 </text:p>
          </table:table-cell>
          <table:table-cell table:style-name="ce11" office:value-type="float" office:value="13.3632271332227" calcext:value-type="float">
            <text:p><text:s/>13,4 </text:p>
          </table:table-cell>
          <table:table-cell table:style-name="ce11" office:value-type="float" office:value="8.62066508509446" calcext:value-type="float">
            <text:p><text:s/>8,6 </text:p>
          </table:table-cell>
          <table:table-cell table:style-name="ce11" office:value-type="float" office:value="13.4492165342046" calcext:value-type="float">
            <text:p><text:s/>13,4 </text:p>
          </table:table-cell>
          <table:table-cell table:style-name="ce11" office:value-type="float" office:value="54.8892254328787" calcext:value-type="float">
            <text:p><text:s/>54,9 </text:p>
          </table:table-cell>
          <table:table-cell table:style-name="ce11" office:value-type="float" office:value="3.18646640620488" calcext:value-type="float">
            <text:p><text:s/>3,2 </text:p>
          </table:table-cell>
          <table:table-cell table:style-name="ce11" office:value-type="float" office:value="28.2989716460745" calcext:value-type="float">
            <text:p><text:s/>28,3 </text:p>
          </table:table-cell>
          <table:table-cell table:style-name="ce11" office:value-type="float" office:value="5.23482167810615" calcext:value-type="float">
            <text:p><text:s/>5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oraima</text:p>
          </table:table-cell>
          <table:table-cell table:style-name="ce11" office:value-type="float" office:value="28.2391404242395" calcext:value-type="float">
            <text:p><text:s/>28,2 </text:p>
          </table:table-cell>
          <table:table-cell table:style-name="ce11" office:value-type="float" office:value="5.10202147837154" calcext:value-type="float">
            <text:p><text:s/>5,1 </text:p>
          </table:table-cell>
          <table:table-cell table:style-name="ce11" office:value-type="float" office:value="13.612923825114" calcext:value-type="float">
            <text:p><text:s/>13,6 </text:p>
          </table:table-cell>
          <table:table-cell table:style-name="ce11" office:value-type="float" office:value="7.69461460630913" calcext:value-type="float">
            <text:p><text:s/>7,7 </text:p>
          </table:table-cell>
          <table:table-cell table:style-name="ce11" office:value-type="float" office:value="36.2589205952088" calcext:value-type="float">
            <text:p><text:s/>36,3 </text:p>
          </table:table-cell>
          <table:table-cell table:style-name="ce11" office:value-type="float" office:value="4.04888774655813" calcext:value-type="float">
            <text:p><text:s/>4,0 </text:p>
          </table:table-cell>
          <table:table-cell table:style-name="ce11" office:value-type="float" office:value="21.8890151554374" calcext:value-type="float">
            <text:p><text:s/>21,9 </text:p>
          </table:table-cell>
          <table:table-cell table:style-name="ce11" office:value-type="float" office:value="6.55129594004427" calcext:value-type="float">
            <text:p><text:s/>6,6 </text:p>
          </table:table-cell>
          <table:table-cell table:style-name="ce11" office:value-type="float" office:value="74.2799336687276" calcext:value-type="float">
            <text:p><text:s/>74,3 </text:p>
          </table:table-cell>
          <table:table-cell table:style-name="ce11" office:value-type="float" office:value="3.19304721393163" calcext:value-type="float">
            <text:p><text:s/>3,2 </text:p>
          </table:table-cell>
          <table:table-cell table:style-name="ce11" office:value-type="float" office:value="12.158122097761" calcext:value-type="float">
            <text:p><text:s/>12,2 </text:p>
          </table:table-cell>
          <table:table-cell table:style-name="ce11" office:value-type="float" office:value="13.777026787427" calcext:value-type="float">
            <text:p><text:s/>13,8 </text:p>
          </table:table-cell>
          <table:table-cell table:style-name="ce11" office:value-type="float" office:value="3.9590615028323" calcext:value-type="float">
            <text:p><text:s/>4,0 </text:p>
          </table:table-cell>
          <table:table-cell table:style-name="ce11" office:value-type="float" office:value="27.441693625554" calcext:value-type="float">
            <text:p><text:s/>27,4 </text:p>
          </table:table-cell>
          <table:table-cell table:style-name="ce11" office:value-type="float" office:value="9.60288273067929" calcext:value-type="float">
            <text:p><text:s/>9,6 </text:p>
          </table:table-cell>
          <table:table-cell table:style-name="ce11" office:value-type="float" office:value="20.0932380368977" calcext:value-type="float">
            <text:p><text:s/>20,1 </text:p>
          </table:table-cell>
          <table:table-cell table:style-name="ce11" office:value-type="float" office:value="19.5262136788519" calcext:value-type="float">
            <text:p><text:s/>19,5 </text:p>
          </table:table-cell>
          <table:table-cell table:style-name="ce11" office:value-type="float" office:value="9.24290608089593" calcext:value-type="float">
            <text:p><text:s/>9,2 </text:p>
          </table:table-cell>
          <table:table-cell table:style-name="ce11" office:value-type="float" office:value="14.9607917370505" calcext:value-type="float">
            <text:p><text:s/>15,0 </text:p>
          </table:table-cell>
          <table:table-cell table:style-name="ce11" office:value-type="float" office:value="10.3254251681104" calcext:value-type="float">
            <text:p><text:s/>10,3 </text:p>
          </table:table-cell>
          <table:table-cell table:style-name="ce11" office:value-type="float" office:value="38.2694106021173" calcext:value-type="float">
            <text:p><text:s/>38,3 </text:p>
          </table:table-cell>
          <table:table-cell table:style-name="ce11" office:value-type="float" office:value="5.38673632237845" calcext:value-type="float">
            <text:p><text:s/>5,4 </text:p>
          </table:table-cell>
          <table:table-cell table:style-name="ce11" office:value-type="float" office:value="27.2435839819803" calcext:value-type="float">
            <text:p><text:s/>27,2 </text:p>
          </table:table-cell>
          <table:table-cell table:style-name="ce11" office:value-type="float" office:value="7.91103628699164" calcext:value-type="float">
            <text:p><text:s/>7,9 </text:p>
          </table:table-cell>
          <table:table-cell table:style-name="ce11" office:value-type="float" office:value="3.88673677320936" calcext:value-type="float">
            <text:p><text:s/>3,9 </text:p>
          </table:table-cell>
          <table:table-cell table:style-name="ce11" office:value-type="float" office:value="24.4858093620373" calcext:value-type="float">
            <text:p><text:s/>24,5 </text:p>
          </table:table-cell>
          <table:table-cell table:style-name="ce11" office:value-type="float" office:value="12.7014352272793" calcext:value-type="float">
            <text:p><text:s/>12,7 </text:p>
          </table:table-cell>
          <table:table-cell table:style-name="ce11" office:value-type="float" office:value="13.3436875077814" calcext:value-type="float">
            <text:p><text:s/>13,3 </text:p>
          </table:table-cell>
          <table:table-cell table:style-name="ce11" office:value-type="float" office:value="59.7723172542802" calcext:value-type="float">
            <text:p><text:s/>59,8 </text:p>
          </table:table-cell>
          <table:table-cell table:style-name="ce11" office:value-type="float" office:value="4.58113304723043" calcext:value-type="float">
            <text:p><text:s/>4,6 </text:p>
          </table:table-cell>
          <table:table-cell table:style-name="ce11" office:value-type="float" office:value="23.6395107452312" calcext:value-type="float">
            <text:p><text:s/>23,6 </text:p>
          </table:table-cell>
          <table:table-cell table:style-name="ce11" office:value-type="float" office:value="10.2487684086669" calcext:value-type="float">
            <text:p><text:s/>10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á</text:p>
          </table:table-cell>
          <table:table-cell table:style-name="ce11" office:value-type="float" office:value="25.1157253371104" calcext:value-type="float">
            <text:p><text:s/>25,1 </text:p>
          </table:table-cell>
          <table:table-cell table:style-name="ce11" office:value-type="float" office:value="3.23058256513898" calcext:value-type="float">
            <text:p><text:s/>3,2 </text:p>
          </table:table-cell>
          <table:table-cell table:style-name="ce11" office:value-type="float" office:value="12.3082362881702" calcext:value-type="float">
            <text:p><text:s/>12,3 </text:p>
          </table:table-cell>
          <table:table-cell table:style-name="ce11" office:value-type="float" office:value="4.76751980576982" calcext:value-type="float">
            <text:p><text:s/>4,8 </text:p>
          </table:table-cell>
          <table:table-cell table:style-name="ce11" office:value-type="float" office:value="37.2248243006956" calcext:value-type="float">
            <text:p><text:s/>37,2 </text:p>
          </table:table-cell>
          <table:table-cell table:style-name="ce11" office:value-type="float" office:value="2.26149228302217" calcext:value-type="float">
            <text:p><text:s/>2,3 </text:p>
          </table:table-cell>
          <table:table-cell table:style-name="ce11" office:value-type="float" office:value="25.3512140740239" calcext:value-type="float">
            <text:p><text:s/>25,4 </text:p>
          </table:table-cell>
          <table:table-cell table:style-name="ce11" office:value-type="float" office:value="3.15603244397611" calcext:value-type="float">
            <text:p><text:s/>3,2 </text:p>
          </table:table-cell>
          <table:table-cell table:style-name="ce11" office:value-type="float" office:value="67.8656557903107" calcext:value-type="float">
            <text:p><text:s/>67,9 </text:p>
          </table:table-cell>
          <table:table-cell table:style-name="ce11" office:value-type="float" office:value="2.55824438955903" calcext:value-type="float">
            <text:p><text:s/>2,6 </text:p>
          </table:table-cell>
          <table:table-cell table:style-name="ce11" office:value-type="float" office:value="18.3856530010225" calcext:value-type="float">
            <text:p><text:s/>18,4 </text:p>
          </table:table-cell>
          <table:table-cell table:style-name="ce11" office:value-type="float" office:value="7.46001564320788" calcext:value-type="float">
            <text:p><text:s/>7,5 </text:p>
          </table:table-cell>
          <table:table-cell table:style-name="ce11" office:value-type="float" office:value="4.0477572543399" calcext:value-type="float">
            <text:p><text:s/>4,0 </text:p>
          </table:table-cell>
          <table:table-cell table:style-name="ce11" office:value-type="float" office:value="15.468515327443" calcext:value-type="float">
            <text:p><text:s/>15,5 </text:p>
          </table:table-cell>
          <table:table-cell table:style-name="ce11" office:value-type="float" office:value="9.70093395432687" calcext:value-type="float">
            <text:p><text:s/>9,7 </text:p>
          </table:table-cell>
          <table:table-cell table:style-name="ce11" office:value-type="float" office:value="11.0112015013957" calcext:value-type="float">
            <text:p><text:s/>11,0 </text:p>
          </table:table-cell>
          <table:table-cell table:style-name="ce11" office:value-type="float" office:value="19.1857923796226" calcext:value-type="float">
            <text:p><text:s/>19,2 </text:p>
          </table:table-cell>
          <table:table-cell table:style-name="ce11" office:value-type="float" office:value="5.33239015228755" calcext:value-type="float">
            <text:p><text:s/>5,3 </text:p>
          </table:table-cell>
          <table:table-cell table:style-name="ce11" office:value-type="float" office:value="13.1936492504548" calcext:value-type="float">
            <text:p><text:s/>13,2 </text:p>
          </table:table-cell>
          <table:table-cell table:style-name="ce11" office:value-type="float" office:value="6.106781778727" calcext:value-type="float">
            <text:p><text:s/>6,1 </text:p>
          </table:table-cell>
          <table:table-cell table:style-name="ce11" office:value-type="float" office:value="37.9066898048583" calcext:value-type="float">
            <text:p><text:s/>37,9 </text:p>
          </table:table-cell>
          <table:table-cell table:style-name="ce11" office:value-type="float" office:value="3.20770649224584" calcext:value-type="float">
            <text:p><text:s/>3,2 </text:p>
          </table:table-cell>
          <table:table-cell table:style-name="ce11" office:value-type="float" office:value="29.7138685650643" calcext:value-type="float">
            <text:p><text:s/>29,7 </text:p>
          </table:table-cell>
          <table:table-cell table:style-name="ce11" office:value-type="float" office:value="4.04672807550345" calcext:value-type="float">
            <text:p><text:s/>4,0 </text:p>
          </table:table-cell>
          <table:table-cell table:style-name="ce11" office:value-type="float" office:value="4.4461463284597" calcext:value-type="float">
            <text:p><text:s/>4,4 </text:p>
          </table:table-cell>
          <table:table-cell table:style-name="ce11" office:value-type="float" office:value="13.5356318944166" calcext:value-type="float">
            <text:p><text:s/>13,5 </text:p>
          </table:table-cell>
          <table:table-cell table:style-name="ce11" office:value-type="float" office:value="6.6543677416603" calcext:value-type="float">
            <text:p><text:s/>6,7 </text:p>
          </table:table-cell>
          <table:table-cell table:style-name="ce11" office:value-type="float" office:value="10.5019872164611" calcext:value-type="float">
            <text:p><text:s/>10,5 </text:p>
          </table:table-cell>
          <table:table-cell table:style-name="ce11" office:value-type="float" office:value="59.4247459996559" calcext:value-type="float">
            <text:p><text:s/>59,4 </text:p>
          </table:table-cell>
          <table:table-cell table:style-name="ce11" office:value-type="float" office:value="2.43581302921409" calcext:value-type="float">
            <text:p><text:s/>2,4 </text:p>
          </table:table-cell>
          <table:table-cell table:style-name="ce11" office:value-type="float" office:value="29.4747399302242" calcext:value-type="float">
            <text:p><text:s/>29,5 </text:p>
          </table:table-cell>
          <table:table-cell table:style-name="ce11" office:value-type="float" office:value="4.86150743384991" calcext:value-type="float">
            <text:p><text:s/>4,9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mapá</text:p>
          </table:table-cell>
          <table:table-cell table:style-name="ce11" office:value-type="float" office:value="29.7402525892606" calcext:value-type="float">
            <text:p><text:s/>29,7 </text:p>
          </table:table-cell>
          <table:table-cell table:style-name="ce11" office:value-type="float" office:value="4.7634358187629" calcext:value-type="float">
            <text:p><text:s/>4,8 </text:p>
          </table:table-cell>
          <table:table-cell table:style-name="ce11" office:value-type="float" office:value="8.84441803509459" calcext:value-type="float">
            <text:p><text:s/>8,8 </text:p>
          </table:table-cell>
          <table:table-cell table:style-name="ce11" office:value-type="float" office:value="9.21155924890943" calcext:value-type="float">
            <text:p><text:s/>9,2 </text:p>
          </table:table-cell>
          <table:table-cell table:style-name="ce11" office:value-type="float" office:value="32.5484728516298" calcext:value-type="float">
            <text:p><text:s/>32,5 </text:p>
          </table:table-cell>
          <table:table-cell table:style-name="ce11" office:value-type="float" office:value="5.14972156908153" calcext:value-type="float">
            <text:p><text:s/>5,1 </text:p>
          </table:table-cell>
          <table:table-cell table:style-name="ce11" office:value-type="float" office:value="28.8668565240152" calcext:value-type="float">
            <text:p><text:s/>28,9 </text:p>
          </table:table-cell>
          <table:table-cell table:style-name="ce11" office:value-type="float" office:value="5.85573227976278" calcext:value-type="float">
            <text:p><text:s/>5,9 </text:p>
          </table:table-cell>
          <table:table-cell table:style-name="ce11" office:value-type="float" office:value="77.5797725145078" calcext:value-type="float">
            <text:p><text:s/>77,6 </text:p>
          </table:table-cell>
          <table:table-cell table:style-name="ce11" office:value-type="float" office:value="3.67284995472309" calcext:value-type="float">
            <text:p><text:s/>3,7 </text:p>
          </table:table-cell>
          <table:table-cell table:style-name="ce11" office:value-type="float" office:value="7.2460739515814" calcext:value-type="float">
            <text:p><text:s/>7,2 </text:p>
          </table:table-cell>
          <table:table-cell table:style-name="ce11" office:value-type="float" office:value="23.5214474664797" calcext:value-type="float">
            <text:p><text:s/>23,5 </text:p>
          </table:table-cell>
          <table:table-cell table:style-name="ce11" office:value-type="float" office:value="4.29263740684561" calcext:value-type="float">
            <text:p><text:s/>4,3 </text:p>
          </table:table-cell>
          <table:table-cell table:style-name="ce11" office:value-type="float" office:value="33.3338740418971" calcext:value-type="float">
            <text:p><text:s/>33,3 </text:p>
          </table:table-cell>
          <table:table-cell table:style-name="ce11" office:value-type="float" office:value="10.8815161270651" calcext:value-type="float">
            <text:p><text:s/>10,9 </text:p>
          </table:table-cell>
          <table:table-cell table:style-name="ce11" office:value-type="float" office:value="20.7971084582584" calcext:value-type="float">
            <text:p><text:s/>20,8 </text:p>
          </table:table-cell>
          <table:table-cell table:style-name="ce11" office:value-type="float" office:value="24.5676455310897" calcext:value-type="float">
            <text:p><text:s/>24,6 </text:p>
          </table:table-cell>
          <table:table-cell table:style-name="ce11" office:value-type="float" office:value="10.4525128355438" calcext:value-type="float">
            <text:p><text:s/>10,5 </text:p>
          </table:table-cell>
          <table:table-cell table:style-name="ce11" office:value-type="float" office:value="10.3727846214155" calcext:value-type="float">
            <text:p><text:s/>10,4 </text:p>
          </table:table-cell>
          <table:table-cell table:style-name="ce11" office:value-type="float" office:value="12.0018076117015" calcext:value-type="float">
            <text:p><text:s/>12,0 </text:p>
          </table:table-cell>
          <table:table-cell table:style-name="ce11" office:value-type="float" office:value="32.6747900779531" calcext:value-type="float">
            <text:p><text:s/>32,7 </text:p>
          </table:table-cell>
          <table:table-cell table:style-name="ce11" office:value-type="float" office:value="10.315246141092" calcext:value-type="float">
            <text:p><text:s/>10,3 </text:p>
          </table:table-cell>
          <table:table-cell table:style-name="ce11" office:value-type="float" office:value="32.3847797695419" calcext:value-type="float">
            <text:p><text:s/>32,4 </text:p>
          </table:table-cell>
          <table:table-cell table:style-name="ce11" office:value-type="float" office:value="8.6122762879626" calcext:value-type="float">
            <text:p><text:s/>8,6 </text:p>
          </table:table-cell>
          <table:table-cell table:style-name="ce11" office:value-type="float" office:value="8.32013889847437" calcext:value-type="float">
            <text:p><text:s/>8,3 </text:p>
          </table:table-cell>
          <table:table-cell table:style-name="ce11" office:value-type="float" office:value="20.4458422244985" calcext:value-type="float">
            <text:p><text:s/>20,4 </text:p>
          </table:table-cell>
          <table:table-cell table:style-name="ce11" office:value-type="float" office:value="7.63735695175326" calcext:value-type="float">
            <text:p><text:s/>7,6 </text:p>
          </table:table-cell>
          <table:table-cell table:style-name="ce11" office:value-type="float" office:value="20.9462218133967" calcext:value-type="float">
            <text:p><text:s/>20,9 </text:p>
          </table:table-cell>
          <table:table-cell table:style-name="ce11" office:value-type="float" office:value="49.354267179748" calcext:value-type="float">
            <text:p><text:s/>49,4 </text:p>
          </table:table-cell>
          <table:table-cell table:style-name="ce11" office:value-type="float" office:value="6.87095767667649" calcext:value-type="float">
            <text:p><text:s/>6,9 </text:p>
          </table:table-cell>
          <table:table-cell table:style-name="ce11" office:value-type="float" office:value="34.6882369700243" calcext:value-type="float">
            <text:p><text:s/>34,7 </text:p>
          </table:table-cell>
          <table:table-cell table:style-name="ce11" office:value-type="float" office:value="8.91651922432875" calcext:value-type="float">
            <text:p><text:s/>8,9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Tocantins</text:p>
          </table:table-cell>
          <table:table-cell table:style-name="ce11" office:value-type="float" office:value="27.8222324129791" calcext:value-type="float">
            <text:p><text:s/>27,8 </text:p>
          </table:table-cell>
          <table:table-cell table:style-name="ce11" office:value-type="float" office:value="5.08328520623254" calcext:value-type="float">
            <text:p><text:s/>5,1 </text:p>
          </table:table-cell>
          <table:table-cell table:style-name="ce11" office:value-type="float" office:value="13.402323028879" calcext:value-type="float">
            <text:p><text:s/>13,4 </text:p>
          </table:table-cell>
          <table:table-cell table:style-name="ce11" office:value-type="float" office:value="7.51344695613203" calcext:value-type="float">
            <text:p><text:s/>7,5 </text:p>
          </table:table-cell>
          <table:table-cell table:style-name="ce11" office:value-type="float" office:value="35.0997054069377" calcext:value-type="float">
            <text:p><text:s/>35,1 </text:p>
          </table:table-cell>
          <table:table-cell table:style-name="ce11" office:value-type="float" office:value="3.99083915971746" calcext:value-type="float">
            <text:p><text:s/>4,0 </text:p>
          </table:table-cell>
          <table:table-cell table:style-name="ce11" office:value-type="float" office:value="23.6757391512044" calcext:value-type="float">
            <text:p><text:s/>23,7 </text:p>
          </table:table-cell>
          <table:table-cell table:style-name="ce11" office:value-type="float" office:value="5.41320770087934" calcext:value-type="float">
            <text:p><text:s/>5,4 </text:p>
          </table:table-cell>
          <table:table-cell table:style-name="ce11" office:value-type="float" office:value="73.047241342586" calcext:value-type="float">
            <text:p><text:s/>73,0 </text:p>
          </table:table-cell>
          <table:table-cell table:style-name="ce11" office:value-type="float" office:value="3.00019616308002" calcext:value-type="float">
            <text:p><text:s/>3,0 </text:p>
          </table:table-cell>
          <table:table-cell table:style-name="ce11" office:value-type="float" office:value="11.1857337342594" calcext:value-type="float">
            <text:p><text:s/>11,2 </text:p>
          </table:table-cell>
          <table:table-cell table:style-name="ce11" office:value-type="float" office:value="14.9287202361995" calcext:value-type="float">
            <text:p><text:s/>14,9 </text:p>
          </table:table-cell>
          <table:table-cell table:style-name="ce11" office:value-type="float" office:value="2.82497594972461" calcext:value-type="float">
            <text:p><text:s/>2,8 </text:p>
          </table:table-cell>
          <table:table-cell table:style-name="ce11" office:value-type="float" office:value="30.0311127465171" calcext:value-type="float">
            <text:p><text:s/>30,0 </text:p>
          </table:table-cell>
          <table:table-cell table:style-name="ce11" office:value-type="float" office:value="12.94204897343" calcext:value-type="float">
            <text:p><text:s/>12,9 </text:p>
          </table:table-cell>
          <table:table-cell table:style-name="ce11" office:value-type="float" office:value="13.6357421650037" calcext:value-type="float">
            <text:p><text:s/>13,6 </text:p>
          </table:table-cell>
          <table:table-cell table:style-name="ce11" office:value-type="float" office:value="19.2784308187029" calcext:value-type="float">
            <text:p><text:s/>19,3 </text:p>
          </table:table-cell>
          <table:table-cell table:style-name="ce11" office:value-type="float" office:value="10.271837268996" calcext:value-type="float">
            <text:p><text:s/>10,3 </text:p>
          </table:table-cell>
          <table:table-cell table:style-name="ce11" office:value-type="float" office:value="18.2528119863854" calcext:value-type="float">
            <text:p><text:s/>18,3 </text:p>
          </table:table-cell>
          <table:table-cell table:style-name="ce11" office:value-type="float" office:value="10.675203139933" calcext:value-type="float">
            <text:p><text:s/>10,7 </text:p>
          </table:table-cell>
          <table:table-cell table:style-name="ce11" office:value-type="float" office:value="33.4257526816254" calcext:value-type="float">
            <text:p><text:s/>33,4 </text:p>
          </table:table-cell>
          <table:table-cell table:style-name="ce11" office:value-type="float" office:value="7.37379408918482" calcext:value-type="float">
            <text:p><text:s/>7,4 </text:p>
          </table:table-cell>
          <table:table-cell table:style-name="ce11" office:value-type="float" office:value="29.0430045132863" calcext:value-type="float">
            <text:p><text:s/>29,0 </text:p>
          </table:table-cell>
          <table:table-cell table:style-name="ce11" office:value-type="float" office:value="6.78633684171536" calcext:value-type="float">
            <text:p><text:s/>6,8 </text:p>
          </table:table-cell>
          <table:table-cell table:style-name="ce11" office:value-type="float" office:value="5.440858171373" calcext:value-type="float">
            <text:p><text:s/>5,4 </text:p>
          </table:table-cell>
          <table:table-cell table:style-name="ce11" office:value-type="float" office:value="19.952437311699" calcext:value-type="float">
            <text:p><text:s/>20,0 </text:p>
          </table:table-cell>
          <table:table-cell table:style-name="ce11" office:value-type="float" office:value="7.58767129581753" calcext:value-type="float">
            <text:p><text:s/>7,6 </text:p>
          </table:table-cell>
          <table:table-cell table:style-name="ce11" office:value-type="float" office:value="19.8472184651226" calcext:value-type="float">
            <text:p><text:s/>19,8 </text:p>
          </table:table-cell>
          <table:table-cell table:style-name="ce11" office:value-type="float" office:value="63.1919102364124" calcext:value-type="float">
            <text:p><text:s/>63,2 </text:p>
          </table:table-cell>
          <table:table-cell table:style-name="ce11" office:value-type="float" office:value="3.39240197828195" calcext:value-type="float">
            <text:p><text:s/>3,4 </text:p>
          </table:table-cell>
          <table:table-cell table:style-name="ce11" office:value-type="float" office:value="23.7795602963972" calcext:value-type="float">
            <text:p><text:s/>23,8 </text:p>
          </table:table-cell>
          <table:table-cell table:style-name="ce11" office:value-type="float" office:value="9.22131791567711" calcext:value-type="float">
            <text:p><text:s/>9,2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deste</text:p>
          </table:table-cell>
          <table:table-cell table:style-name="ce10" office:value-type="float" office:value="25.6675032577952" calcext:value-type="float">
            <text:p><text:s/>25,7 </text:p>
          </table:table-cell>
          <table:table-cell table:style-name="ce10" office:value-type="float" office:value="1.23651711240821" calcext:value-type="float">
            <text:p><text:s/>1,2 </text:p>
          </table:table-cell>
          <table:table-cell table:style-name="ce10" office:value-type="float" office:value="10.8958086679468" calcext:value-type="float">
            <text:p><text:s/>10,9 </text:p>
          </table:table-cell>
          <table:table-cell table:style-name="ce10" office:value-type="float" office:value="2.04902531847759" calcext:value-type="float">
            <text:p><text:s/>2,0 </text:p>
          </table:table-cell>
          <table:table-cell table:style-name="ce10" office:value-type="float" office:value="36.4241421414031" calcext:value-type="float">
            <text:p><text:s/>36,4 </text:p>
          </table:table-cell>
          <table:table-cell table:style-name="ce10" office:value-type="float" office:value="0.929032131646199" calcext:value-type="float">
            <text:p><text:s/>0,9 </text:p>
          </table:table-cell>
          <table:table-cell table:style-name="ce10" office:value-type="float" office:value="27.0125459328549" calcext:value-type="float">
            <text:p><text:s/>27,0 </text:p>
          </table:table-cell>
          <table:table-cell table:style-name="ce10" office:value-type="float" office:value="1.18141637436697" calcext:value-type="float">
            <text:p><text:s/>1,2 </text:p>
          </table:table-cell>
          <table:table-cell table:style-name="ce10" office:value-type="float" office:value="71.1784683726743" calcext:value-type="float">
            <text:p><text:s/>71,2 </text:p>
          </table:table-cell>
          <table:table-cell table:style-name="ce10" office:value-type="float" office:value="0.970262226938643" calcext:value-type="float">
            <text:p><text:s/>1,0 </text:p>
          </table:table-cell>
          <table:table-cell table:style-name="ce10" office:value-type="float" office:value="13.6334896691229" calcext:value-type="float">
            <text:p><text:s/>13,6 </text:p>
          </table:table-cell>
          <table:table-cell table:style-name="ce10" office:value-type="float" office:value="3.89961362117175" calcext:value-type="float">
            <text:p><text:s/>3,9 </text:p>
          </table:table-cell>
          <table:table-cell table:style-name="ce10" office:value-type="float" office:value="4.1093500409723" calcext:value-type="float">
            <text:p><text:s/>4,1 </text:p>
          </table:table-cell>
          <table:table-cell table:style-name="ce10" office:value-type="float" office:value="6.0487163715382" calcext:value-type="float">
            <text:p><text:s/>6,0 </text:p>
          </table:table-cell>
          <table:table-cell table:style-name="ce10" office:value-type="float" office:value="11.0786919172306" calcext:value-type="float">
            <text:p><text:s/>11,1 </text:p>
          </table:table-cell>
          <table:table-cell table:style-name="ce10" office:value-type="float" office:value="3.70003982675651" calcext:value-type="float">
            <text:p><text:s/>3,7 </text:p>
          </table:table-cell>
          <table:table-cell table:style-name="ce10" office:value-type="float" office:value="17.824423492205" calcext:value-type="float">
            <text:p><text:s/>17,8 </text:p>
          </table:table-cell>
          <table:table-cell table:style-name="ce10" office:value-type="float" office:value="2.17206405133091" calcext:value-type="float">
            <text:p><text:s/>2,2 </text:p>
          </table:table-cell>
          <table:table-cell table:style-name="ce10" office:value-type="float" office:value="12.0037691430505" calcext:value-type="float">
            <text:p><text:s/>12,0 </text:p>
          </table:table-cell>
          <table:table-cell table:style-name="ce10" office:value-type="float" office:value="2.73447278563804" calcext:value-type="float">
            <text:p><text:s/>2,7 </text:p>
          </table:table-cell>
          <table:table-cell table:style-name="ce10" office:value-type="float" office:value="37.2251064239689" calcext:value-type="float">
            <text:p><text:s/>37,2 </text:p>
          </table:table-cell>
          <table:table-cell table:style-name="ce10" office:value-type="float" office:value="1.27408671955107" calcext:value-type="float">
            <text:p><text:s/>1,3 </text:p>
          </table:table-cell>
          <table:table-cell table:style-name="ce10" office:value-type="float" office:value="32.9467009407755" calcext:value-type="float">
            <text:p><text:s/>32,9 </text:p>
          </table:table-cell>
          <table:table-cell table:style-name="ce10" office:value-type="float" office:value="1.50218177650578" calcext:value-type="float">
            <text:p><text:s/>1,5 </text:p>
          </table:table-cell>
          <table:table-cell table:style-name="ce10" office:value-type="float" office:value="4.38351899717385" calcext:value-type="float">
            <text:p><text:s/>4,4 </text:p>
          </table:table-cell>
          <table:table-cell table:style-name="ce10" office:value-type="float" office:value="5.62385163718645" calcext:value-type="float">
            <text:p><text:s/>5,6 </text:p>
          </table:table-cell>
          <table:table-cell table:style-name="ce10" office:value-type="float" office:value="7.31001416682701" calcext:value-type="float">
            <text:p><text:s/>7,3 </text:p>
          </table:table-cell>
          <table:table-cell table:style-name="ce10" office:value-type="float" office:value="4.82983307497546" calcext:value-type="float">
            <text:p><text:s/>4,8 </text:p>
          </table:table-cell>
          <table:table-cell table:style-name="ce10" office:value-type="float" office:value="58.4950089193724" calcext:value-type="float">
            <text:p><text:s/>58,5 </text:p>
          </table:table-cell>
          <table:table-cell table:style-name="ce10" office:value-type="float" office:value="1.02947571985043" calcext:value-type="float">
            <text:p><text:s/>1,0 </text:p>
          </table:table-cell>
          <table:table-cell table:style-name="ce10" office:value-type="float" office:value="29.8114579166268" calcext:value-type="float">
            <text:p><text:s/>29,8 </text:p>
          </table:table-cell>
          <table:table-cell table:style-name="ce10" office:value-type="float" office:value="1.81334276081147" calcext:value-type="float">
            <text:p><text:s/>1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ranhão</text:p>
          </table:table-cell>
          <table:table-cell table:style-name="ce11" office:value-type="float" office:value="26.2885193446234" calcext:value-type="float">
            <text:p><text:s/>26,3 </text:p>
          </table:table-cell>
          <table:table-cell table:style-name="ce11" office:value-type="float" office:value="2.37502323479967" calcext:value-type="float">
            <text:p><text:s/>2,4 </text:p>
          </table:table-cell>
          <table:table-cell table:style-name="ce11" office:value-type="float" office:value="10.2039502416271" calcext:value-type="float">
            <text:p><text:s/>10,2 </text:p>
          </table:table-cell>
          <table:table-cell table:style-name="ce11" office:value-type="float" office:value="4.91307509609786" calcext:value-type="float">
            <text:p><text:s/>4,9 </text:p>
          </table:table-cell>
          <table:table-cell table:style-name="ce11" office:value-type="float" office:value="35.0470395368686" calcext:value-type="float">
            <text:p><text:s/>35,0 </text:p>
          </table:table-cell>
          <table:table-cell table:style-name="ce11" office:value-type="float" office:value="1.69923683713031" calcext:value-type="float">
            <text:p><text:s/>1,7 </text:p>
          </table:table-cell>
          <table:table-cell table:style-name="ce11" office:value-type="float" office:value="28.4604908768819" calcext:value-type="float">
            <text:p><text:s/>28,5 </text:p>
          </table:table-cell>
          <table:table-cell table:style-name="ce11" office:value-type="float" office:value="2.31396992811216" calcext:value-type="float">
            <text:p><text:s/>2,3 </text:p>
          </table:table-cell>
          <table:table-cell table:style-name="ce11" office:value-type="float" office:value="70.3315800682056" calcext:value-type="float">
            <text:p><text:s/>70,3 </text:p>
          </table:table-cell>
          <table:table-cell table:style-name="ce11" office:value-type="float" office:value="1.9413470495285" calcext:value-type="float">
            <text:p><text:s/>1,9 </text:p>
          </table:table-cell>
          <table:table-cell table:style-name="ce11" office:value-type="float" office:value="14.614518397996" calcext:value-type="float">
            <text:p><text:s/>14,6 </text:p>
          </table:table-cell>
          <table:table-cell table:style-name="ce11" office:value-type="float" office:value="6.60295204578698" calcext:value-type="float">
            <text:p><text:s/>6,6 </text:p>
          </table:table-cell>
          <table:table-cell table:style-name="ce11" office:value-type="float" office:value="4.24885893725353" calcext:value-type="float">
            <text:p><text:s/>4,2 </text:p>
          </table:table-cell>
          <table:table-cell table:style-name="ce11" office:value-type="float" office:value="11.7834667042769" calcext:value-type="float">
            <text:p><text:s/>11,8 </text:p>
          </table:table-cell>
          <table:table-cell table:style-name="ce11" office:value-type="float" office:value="10.805042596545" calcext:value-type="float">
            <text:p><text:s/>10,8 </text:p>
          </table:table-cell>
          <table:table-cell table:style-name="ce11" office:value-type="float" office:value="8.524942106219" calcext:value-type="float">
            <text:p><text:s/>8,5 </text:p>
          </table:table-cell>
          <table:table-cell table:style-name="ce11" office:value-type="float" office:value="17.6118581453411" calcext:value-type="float">
            <text:p><text:s/>17,6 </text:p>
          </table:table-cell>
          <table:table-cell table:style-name="ce11" office:value-type="float" office:value="4.5322395591056" calcext:value-type="float">
            <text:p><text:s/>4,5 </text:p>
          </table:table-cell>
          <table:table-cell table:style-name="ce11" office:value-type="float" office:value="9.89170595924075" calcext:value-type="float">
            <text:p><text:s/>9,9 </text:p>
          </table:table-cell>
          <table:table-cell table:style-name="ce11" office:value-type="float" office:value="5.7482375628939" calcext:value-type="float">
            <text:p><text:s/>5,7 </text:p>
          </table:table-cell>
          <table:table-cell table:style-name="ce11" office:value-type="float" office:value="37.8463893405064" calcext:value-type="float">
            <text:p><text:s/>37,8 </text:p>
          </table:table-cell>
          <table:table-cell table:style-name="ce11" office:value-type="float" office:value="2.55459797866519" calcext:value-type="float">
            <text:p><text:s/>2,6 </text:p>
          </table:table-cell>
          <table:table-cell table:style-name="ce11" office:value-type="float" office:value="34.6500465549118" calcext:value-type="float">
            <text:p><text:s/>34,7 </text:p>
          </table:table-cell>
          <table:table-cell table:style-name="ce11" office:value-type="float" office:value="2.81149795131535" calcext:value-type="float">
            <text:p><text:s/>2,8 </text:p>
          </table:table-cell>
          <table:table-cell table:style-name="ce11" office:value-type="float" office:value="2.93253686019224" calcext:value-type="float">
            <text:p><text:s/>2,9 </text:p>
          </table:table-cell>
          <table:table-cell table:style-name="ce11" office:value-type="float" office:value="13.2294734087588" calcext:value-type="float">
            <text:p><text:s/>13,2 </text:p>
          </table:table-cell>
          <table:table-cell table:style-name="ce11" office:value-type="float" office:value="7.0071109337807" calcext:value-type="float">
            <text:p><text:s/>7,0 </text:p>
          </table:table-cell>
          <table:table-cell table:style-name="ce11" office:value-type="float" office:value="16.3281139878425" calcext:value-type="float">
            <text:p><text:s/>16,3 </text:p>
          </table:table-cell>
          <table:table-cell table:style-name="ce11" office:value-type="float" office:value="56.4159614643027" calcext:value-type="float">
            <text:p><text:s/>56,4 </text:p>
          </table:table-cell>
          <table:table-cell table:style-name="ce11" office:value-type="float" office:value="1.97310106618195" calcext:value-type="float">
            <text:p><text:s/>2,0 </text:p>
          </table:table-cell>
          <table:table-cell table:style-name="ce11" office:value-type="float" office:value="33.6443907417246" calcext:value-type="float">
            <text:p><text:s/>33,6 </text:p>
          </table:table-cell>
          <table:table-cell table:style-name="ce11" office:value-type="float" office:value="3.73109823409009" calcext:value-type="float">
            <text:p><text:s/>3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iauí</text:p>
          </table:table-cell>
          <table:table-cell table:style-name="ce11" office:value-type="float" office:value="24.4375652237476" calcext:value-type="float">
            <text:p><text:s/>24,4 </text:p>
          </table:table-cell>
          <table:table-cell table:style-name="ce11" office:value-type="float" office:value="5.19649152112338" calcext:value-type="float">
            <text:p><text:s/>5,2 </text:p>
          </table:table-cell>
          <table:table-cell table:style-name="ce11" office:value-type="float" office:value="12.9969578019376" calcext:value-type="float">
            <text:p><text:s/>13,0 </text:p>
          </table:table-cell>
          <table:table-cell table:style-name="ce11" office:value-type="float" office:value="6.27859030523243" calcext:value-type="float">
            <text:p><text:s/>6,3 </text:p>
          </table:table-cell>
          <table:table-cell table:style-name="ce11" office:value-type="float" office:value="38.82034006068" calcext:value-type="float">
            <text:p><text:s/>38,8 </text:p>
          </table:table-cell>
          <table:table-cell table:style-name="ce11" office:value-type="float" office:value="4.09206050112067" calcext:value-type="float">
            <text:p><text:s/>4,1 </text:p>
          </table:table-cell>
          <table:table-cell table:style-name="ce11" office:value-type="float" office:value="23.7451369136349" calcext:value-type="float">
            <text:p><text:s/>23,7 </text:p>
          </table:table-cell>
          <table:table-cell table:style-name="ce11" office:value-type="float" office:value="4.9056721799831" calcext:value-type="float">
            <text:p><text:s/>4,9 </text:p>
          </table:table-cell>
          <table:table-cell table:style-name="ce11" office:value-type="float" office:value="65.5594374766764" calcext:value-type="float">
            <text:p><text:s/>65,6 </text:p>
          </table:table-cell>
          <table:table-cell table:style-name="ce11" office:value-type="float" office:value="3.49909501434916" calcext:value-type="float">
            <text:p><text:s/>3,5 </text:p>
          </table:table-cell>
          <table:table-cell table:style-name="ce11" office:value-type="float" office:value="18.9384807034016" calcext:value-type="float">
            <text:p><text:s/>18,9 </text:p>
          </table:table-cell>
          <table:table-cell table:style-name="ce11" office:value-type="float" office:value="10.8326936768681" calcext:value-type="float">
            <text:p><text:s/>10,8 </text:p>
          </table:table-cell>
          <table:table-cell table:style-name="ce11" office:value-type="float" office:value="5.57687972658257" calcext:value-type="float">
            <text:p><text:s/>5,6 </text:p>
          </table:table-cell>
          <table:table-cell table:style-name="ce11" office:value-type="float" office:value="18.1161220821143" calcext:value-type="float">
            <text:p><text:s/>18,1 </text:p>
          </table:table-cell>
          <table:table-cell table:style-name="ce11" office:value-type="float" office:value="9.92520209333932" calcext:value-type="float">
            <text:p><text:s/>9,9 </text:p>
          </table:table-cell>
          <table:table-cell table:style-name="ce11" office:value-type="float" office:value="12.7133544491805" calcext:value-type="float">
            <text:p><text:s/>12,7 </text:p>
          </table:table-cell>
          <table:table-cell table:style-name="ce11" office:value-type="float" office:value="19.0718948088171" calcext:value-type="float">
            <text:p><text:s/>19,1 </text:p>
          </table:table-cell>
          <table:table-cell table:style-name="ce11" office:value-type="float" office:value="9.54870035552638" calcext:value-type="float">
            <text:p><text:s/>9,5 </text:p>
          </table:table-cell>
          <table:table-cell table:style-name="ce11" office:value-type="float" office:value="13.562411687317" calcext:value-type="float">
            <text:p><text:s/>13,6 </text:p>
          </table:table-cell>
          <table:table-cell table:style-name="ce11" office:value-type="float" office:value="8.83244937490474" calcext:value-type="float">
            <text:p><text:s/>8,8 </text:p>
          </table:table-cell>
          <table:table-cell table:style-name="ce11" office:value-type="float" office:value="37.9322965048895" calcext:value-type="float">
            <text:p><text:s/>37,9 </text:p>
          </table:table-cell>
          <table:table-cell table:style-name="ce11" office:value-type="float" office:value="5.19518707348385" calcext:value-type="float">
            <text:p><text:s/>5,2 </text:p>
          </table:table-cell>
          <table:table-cell table:style-name="ce11" office:value-type="float" office:value="29.4333969989764" calcext:value-type="float">
            <text:p><text:s/>29,4 </text:p>
          </table:table-cell>
          <table:table-cell table:style-name="ce11" office:value-type="float" office:value="5.86252541848182" calcext:value-type="float">
            <text:p><text:s/>5,9 </text:p>
          </table:table-cell>
          <table:table-cell table:style-name="ce11" office:value-type="float" office:value="4.45877431887058" calcext:value-type="float">
            <text:p><text:s/>4,5 </text:p>
          </table:table-cell>
          <table:table-cell table:style-name="ce11" office:value-type="float" office:value="18.8820974897093" calcext:value-type="float">
            <text:p><text:s/>18,9 </text:p>
          </table:table-cell>
          <table:table-cell table:style-name="ce11" office:value-type="float" office:value="8.39339179917621" calcext:value-type="float">
            <text:p><text:s/>8,4 </text:p>
          </table:table-cell>
          <table:table-cell table:style-name="ce11" office:value-type="float" office:value="11.2715988694937" calcext:value-type="float">
            <text:p><text:s/>11,3 </text:p>
          </table:table-cell>
          <table:table-cell table:style-name="ce11" office:value-type="float" office:value="61.6634945676088" calcext:value-type="float">
            <text:p><text:s/>61,7 </text:p>
          </table:table-cell>
          <table:table-cell table:style-name="ce11" office:value-type="float" office:value="3.33495323233242" calcext:value-type="float">
            <text:p><text:s/>3,3 </text:p>
          </table:table-cell>
          <table:table-cell table:style-name="ce11" office:value-type="float" office:value="25.4843393143443" calcext:value-type="float">
            <text:p><text:s/>25,5 </text:p>
          </table:table-cell>
          <table:table-cell table:style-name="ce11" office:value-type="float" office:value="7.41533735377545" calcext:value-type="float">
            <text:p><text:s/>7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Ceará</text:p>
          </table:table-cell>
          <table:table-cell table:style-name="ce11" office:value-type="float" office:value="24.3178346226447" calcext:value-type="float">
            <text:p><text:s/>24,3 </text:p>
          </table:table-cell>
          <table:table-cell table:style-name="ce11" office:value-type="float" office:value="2.74550343972711" calcext:value-type="float">
            <text:p><text:s/>2,7 </text:p>
          </table:table-cell>
          <table:table-cell table:style-name="ce11" office:value-type="float" office:value="8.85858833644461" calcext:value-type="float">
            <text:p><text:s/>8,9 </text:p>
          </table:table-cell>
          <table:table-cell table:style-name="ce11" office:value-type="float" office:value="5.02358208211662" calcext:value-type="float">
            <text:p><text:s/>5,0 </text:p>
          </table:table-cell>
          <table:table-cell table:style-name="ce11" office:value-type="float" office:value="36.8407745965107" calcext:value-type="float">
            <text:p><text:s/>36,8 </text:p>
          </table:table-cell>
          <table:table-cell table:style-name="ce11" office:value-type="float" office:value="2.12126526972365" calcext:value-type="float">
            <text:p><text:s/>2,1 </text:p>
          </table:table-cell>
          <table:table-cell table:style-name="ce11" office:value-type="float" office:value="29.9828024443995" calcext:value-type="float">
            <text:p><text:s/>30,0 </text:p>
          </table:table-cell>
          <table:table-cell table:style-name="ce11" office:value-type="float" office:value="2.77778685194072" calcext:value-type="float">
            <text:p><text:s/>2,8 </text:p>
          </table:table-cell>
          <table:table-cell table:style-name="ce11" office:value-type="float" office:value="72.0645690880772" calcext:value-type="float">
            <text:p><text:s/>72,1 </text:p>
          </table:table-cell>
          <table:table-cell table:style-name="ce11" office:value-type="float" office:value="2.15150968458848" calcext:value-type="float">
            <text:p><text:s/>2,2 </text:p>
          </table:table-cell>
          <table:table-cell table:style-name="ce11" office:value-type="float" office:value="11.0523449960738" calcext:value-type="float">
            <text:p><text:s/>11,1 </text:p>
          </table:table-cell>
          <table:table-cell table:style-name="ce11" office:value-type="float" office:value="9.77224342034205" calcext:value-type="float">
            <text:p><text:s/>9,8 </text:p>
          </table:table-cell>
          <table:table-cell table:style-name="ce11" office:value-type="float" office:value="4.75847826522831" calcext:value-type="float">
            <text:p><text:s/>4,8 </text:p>
          </table:table-cell>
          <table:table-cell table:style-name="ce11" office:value-type="float" office:value="13.4136265086349" calcext:value-type="float">
            <text:p><text:s/>13,4 </text:p>
          </table:table-cell>
          <table:table-cell table:style-name="ce11" office:value-type="float" office:value="12.1246076506208" calcext:value-type="float">
            <text:p><text:s/>12,1 </text:p>
          </table:table-cell>
          <table:table-cell table:style-name="ce11" office:value-type="float" office:value="7.80873860844168" calcext:value-type="float">
            <text:p><text:s/>7,8 </text:p>
          </table:table-cell>
          <table:table-cell table:style-name="ce11" office:value-type="float" office:value="15.4527355491187" calcext:value-type="float">
            <text:p><text:s/>15,5 </text:p>
          </table:table-cell>
          <table:table-cell table:style-name="ce11" office:value-type="float" office:value="5.72732864409944" calcext:value-type="float">
            <text:p><text:s/>5,7 </text:p>
          </table:table-cell>
          <table:table-cell table:style-name="ce11" office:value-type="float" office:value="9.5821847810983" calcext:value-type="float">
            <text:p><text:s/>9,6 </text:p>
          </table:table-cell>
          <table:table-cell table:style-name="ce11" office:value-type="float" office:value="7.31300457193976" calcext:value-type="float">
            <text:p><text:s/>7,3 </text:p>
          </table:table-cell>
          <table:table-cell table:style-name="ce11" office:value-type="float" office:value="38.2710439948711" calcext:value-type="float">
            <text:p><text:s/>38,3 </text:p>
          </table:table-cell>
          <table:table-cell table:style-name="ce11" office:value-type="float" office:value="2.81576252690855" calcext:value-type="float">
            <text:p><text:s/>2,8 </text:p>
          </table:table-cell>
          <table:table-cell table:style-name="ce11" office:value-type="float" office:value="36.6940356749117" calcext:value-type="float">
            <text:p><text:s/>36,7 </text:p>
          </table:table-cell>
          <table:table-cell table:style-name="ce11" office:value-type="float" office:value="3.36689222815648" calcext:value-type="float">
            <text:p><text:s/>3,4 </text:p>
          </table:table-cell>
          <table:table-cell table:style-name="ce11" office:value-type="float" office:value="3.67830677347646" calcext:value-type="float">
            <text:p><text:s/>3,7 </text:p>
          </table:table-cell>
          <table:table-cell table:style-name="ce11" office:value-type="float" office:value="13.3551609985849" calcext:value-type="float">
            <text:p><text:s/>13,4 </text:p>
          </table:table-cell>
          <table:table-cell table:style-name="ce11" office:value-type="float" office:value="6.20238643791525" calcext:value-type="float">
            <text:p><text:s/>6,2 </text:p>
          </table:table-cell>
          <table:table-cell table:style-name="ce11" office:value-type="float" office:value="9.9357272301893" calcext:value-type="float">
            <text:p><text:s/>9,9 </text:p>
          </table:table-cell>
          <table:table-cell table:style-name="ce11" office:value-type="float" office:value="57.5448482238733" calcext:value-type="float">
            <text:p><text:s/>57,5 </text:p>
          </table:table-cell>
          <table:table-cell table:style-name="ce11" office:value-type="float" office:value="2.22160779575508" calcext:value-type="float">
            <text:p><text:s/>2,2 </text:p>
          </table:table-cell>
          <table:table-cell table:style-name="ce11" office:value-type="float" office:value="32.5744585647349" calcext:value-type="float">
            <text:p><text:s/>32,6 </text:p>
          </table:table-cell>
          <table:table-cell table:style-name="ce11" office:value-type="float" office:value="3.87657406569482" calcext:value-type="float">
            <text:p><text:s/>3,9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Grande do Norte</text:p>
          </table:table-cell>
          <table:table-cell table:style-name="ce11" office:value-type="float" office:value="28.0362597271851" calcext:value-type="float">
            <text:p><text:s/>28,0 </text:p>
          </table:table-cell>
          <table:table-cell table:style-name="ce11" office:value-type="float" office:value="4.29004184252243" calcext:value-type="float">
            <text:p><text:s/>4,3 </text:p>
          </table:table-cell>
          <table:table-cell table:style-name="ce11" office:value-type="float" office:value="8.79846629590659" calcext:value-type="float">
            <text:p><text:s/>8,8 </text:p>
          </table:table-cell>
          <table:table-cell table:style-name="ce11" office:value-type="float" office:value="8.38696465993217" calcext:value-type="float">
            <text:p><text:s/>8,4 </text:p>
          </table:table-cell>
          <table:table-cell table:style-name="ce11" office:value-type="float" office:value="35.1133544502444" calcext:value-type="float">
            <text:p><text:s/>35,1 </text:p>
          </table:table-cell>
          <table:table-cell table:style-name="ce11" office:value-type="float" office:value="3.19834812125845" calcext:value-type="float">
            <text:p><text:s/>3,2 </text:p>
          </table:table-cell>
          <table:table-cell table:style-name="ce11" office:value-type="float" office:value="28.0519195266638" calcext:value-type="float">
            <text:p><text:s/>28,1 </text:p>
          </table:table-cell>
          <table:table-cell table:style-name="ce11" office:value-type="float" office:value="4.01880912033278" calcext:value-type="float">
            <text:p><text:s/>4,0 </text:p>
          </table:table-cell>
          <table:table-cell table:style-name="ce11" office:value-type="float" office:value="76.8312074058503" calcext:value-type="float">
            <text:p><text:s/>76,8 </text:p>
          </table:table-cell>
          <table:table-cell table:style-name="ce11" office:value-type="float" office:value="2.83267098427606" calcext:value-type="float">
            <text:p><text:s/>2,8 </text:p>
          </table:table-cell>
          <table:table-cell table:style-name="ce11" office:value-type="float" office:value="8.34731549719957" calcext:value-type="float">
            <text:p><text:s/>8,3 </text:p>
          </table:table-cell>
          <table:table-cell table:style-name="ce11" office:value-type="float" office:value="16.2923883907256" calcext:value-type="float">
            <text:p><text:s/>16,3 </text:p>
          </table:table-cell>
          <table:table-cell table:style-name="ce11" office:value-type="float" office:value="3.10944356412862" calcext:value-type="float">
            <text:p><text:s/>3,1 </text:p>
          </table:table-cell>
          <table:table-cell table:style-name="ce11" office:value-type="float" office:value="25.9966296447584" calcext:value-type="float">
            <text:p><text:s/>26,0 </text:p>
          </table:table-cell>
          <table:table-cell table:style-name="ce11" office:value-type="float" office:value="11.7120335328215" calcext:value-type="float">
            <text:p><text:s/>11,7 </text:p>
          </table:table-cell>
          <table:table-cell table:style-name="ce11" office:value-type="float" office:value="13.3922427295509" calcext:value-type="float">
            <text:p><text:s/>13,4 </text:p>
          </table:table-cell>
          <table:table-cell table:style-name="ce11" office:value-type="float" office:value="21.8612094479298" calcext:value-type="float">
            <text:p><text:s/>21,9 </text:p>
          </table:table-cell>
          <table:table-cell table:style-name="ce11" office:value-type="float" office:value="7.4447724985497" calcext:value-type="float">
            <text:p><text:s/>7,4 </text:p>
          </table:table-cell>
          <table:table-cell table:style-name="ce11" office:value-type="float" office:value="9.85595211384306" calcext:value-type="float">
            <text:p><text:s/>9,9 </text:p>
          </table:table-cell>
          <table:table-cell table:style-name="ce11" office:value-type="float" office:value="11.1869876031068" calcext:value-type="float">
            <text:p><text:s/>11,2 </text:p>
          </table:table-cell>
          <table:table-cell table:style-name="ce11" office:value-type="float" office:value="34.2346681287864" calcext:value-type="float">
            <text:p><text:s/>34,2 </text:p>
          </table:table-cell>
          <table:table-cell table:style-name="ce11" office:value-type="float" office:value="4.69926547513822" calcext:value-type="float">
            <text:p><text:s/>4,7 </text:p>
          </table:table-cell>
          <table:table-cell table:style-name="ce11" office:value-type="float" office:value="34.0481703094408" calcext:value-type="float">
            <text:p><text:s/>34,0 </text:p>
          </table:table-cell>
          <table:table-cell table:style-name="ce11" office:value-type="float" office:value="4.77461405300328" calcext:value-type="float">
            <text:p><text:s/>4,8 </text:p>
          </table:table-cell>
          <table:table-cell table:style-name="ce11" office:value-type="float" office:value="5.44810181905673" calcext:value-type="float">
            <text:p><text:s/>5,4 </text:p>
          </table:table-cell>
          <table:table-cell table:style-name="ce11" office:value-type="float" office:value="16.5327270389464" calcext:value-type="float">
            <text:p><text:s/>16,5 </text:p>
          </table:table-cell>
          <table:table-cell table:style-name="ce11" office:value-type="float" office:value="7.6317512216768" calcext:value-type="float">
            <text:p><text:s/>7,6 </text:p>
          </table:table-cell>
          <table:table-cell table:style-name="ce11" office:value-type="float" office:value="17.5532954437917" calcext:value-type="float">
            <text:p><text:s/>17,6 </text:p>
          </table:table-cell>
          <table:table-cell table:style-name="ce11" office:value-type="float" office:value="56.7058351927092" calcext:value-type="float">
            <text:p><text:s/>56,7 </text:p>
          </table:table-cell>
          <table:table-cell table:style-name="ce11" office:value-type="float" office:value="3.38209571454289" calcext:value-type="float">
            <text:p><text:s/>3,4 </text:p>
          </table:table-cell>
          <table:table-cell table:style-name="ce11" office:value-type="float" office:value="30.2143117665574" calcext:value-type="float">
            <text:p><text:s/>30,2 </text:p>
          </table:table-cell>
          <table:table-cell table:style-name="ce11" office:value-type="float" office:value="6.47791687358527" calcext:value-type="float">
            <text:p><text:s/>6,5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aíba</text:p>
          </table:table-cell>
          <table:table-cell table:style-name="ce11" office:value-type="float" office:value="25.3982450877586" calcext:value-type="float">
            <text:p><text:s/>25,4 </text:p>
          </table:table-cell>
          <table:table-cell table:style-name="ce11" office:value-type="float" office:value="4.21553002678255" calcext:value-type="float">
            <text:p><text:s/>4,2 </text:p>
          </table:table-cell>
          <table:table-cell table:style-name="ce11" office:value-type="float" office:value="11.973992266792" calcext:value-type="float">
            <text:p><text:s/>12,0 </text:p>
          </table:table-cell>
          <table:table-cell table:style-name="ce11" office:value-type="float" office:value="5.80406105705967" calcext:value-type="float">
            <text:p><text:s/>5,8 </text:p>
          </table:table-cell>
          <table:table-cell table:style-name="ce11" office:value-type="float" office:value="36.5835599504646" calcext:value-type="float">
            <text:p><text:s/>36,6 </text:p>
          </table:table-cell>
          <table:table-cell table:style-name="ce11" office:value-type="float" office:value="2.87161764124219" calcext:value-type="float">
            <text:p><text:s/>2,9 </text:p>
          </table:table-cell>
          <table:table-cell table:style-name="ce11" office:value-type="float" office:value="26.0442026949844" calcext:value-type="float">
            <text:p><text:s/>26,0 </text:p>
          </table:table-cell>
          <table:table-cell table:style-name="ce11" office:value-type="float" office:value="4.37632991502253" calcext:value-type="float">
            <text:p><text:s/>4,4 </text:p>
          </table:table-cell>
          <table:table-cell table:style-name="ce11" office:value-type="float" office:value="70.4736788578705" calcext:value-type="float">
            <text:p><text:s/>70,5 </text:p>
          </table:table-cell>
          <table:table-cell table:style-name="ce11" office:value-type="float" office:value="3.02826918902997" calcext:value-type="float">
            <text:p><text:s/>3,0 </text:p>
          </table:table-cell>
          <table:table-cell table:style-name="ce11" office:value-type="float" office:value="12.8474098335244" calcext:value-type="float">
            <text:p><text:s/>12,8 </text:p>
          </table:table-cell>
          <table:table-cell table:style-name="ce11" office:value-type="float" office:value="12.9630869295037" calcext:value-type="float">
            <text:p><text:s/>13,0 </text:p>
          </table:table-cell>
          <table:table-cell table:style-name="ce11" office:value-type="float" office:value="4.29148662157787" calcext:value-type="float">
            <text:p><text:s/>4,3 </text:p>
          </table:table-cell>
          <table:table-cell table:style-name="ce11" office:value-type="float" office:value="20.4854644833559" calcext:value-type="float">
            <text:p><text:s/>20,5 </text:p>
          </table:table-cell>
          <table:table-cell table:style-name="ce11" office:value-type="float" office:value="12.3874246870272" calcext:value-type="float">
            <text:p><text:s/>12,4 </text:p>
          </table:table-cell>
          <table:table-cell table:style-name="ce11" office:value-type="float" office:value="11.9808197776985" calcext:value-type="float">
            <text:p><text:s/>12,0 </text:p>
          </table:table-cell>
          <table:table-cell table:style-name="ce11" office:value-type="float" office:value="18.4904802239843" calcext:value-type="float">
            <text:p><text:s/>18,5 </text:p>
          </table:table-cell>
          <table:table-cell table:style-name="ce11" office:value-type="float" office:value="7.19203070924588" calcext:value-type="float">
            <text:p><text:s/>7,2 </text:p>
          </table:table-cell>
          <table:table-cell table:style-name="ce11" office:value-type="float" office:value="13.4804494713535" calcext:value-type="float">
            <text:p><text:s/>13,5 </text:p>
          </table:table-cell>
          <table:table-cell table:style-name="ce11" office:value-type="float" office:value="7.61330405452112" calcext:value-type="float">
            <text:p><text:s/>7,6 </text:p>
          </table:table-cell>
          <table:table-cell table:style-name="ce11" office:value-type="float" office:value="36.6298850525513" calcext:value-type="float">
            <text:p><text:s/>36,6 </text:p>
          </table:table-cell>
          <table:table-cell table:style-name="ce11" office:value-type="float" office:value="4.32389491309044" calcext:value-type="float">
            <text:p><text:s/>4,3 </text:p>
          </table:table-cell>
          <table:table-cell table:style-name="ce11" office:value-type="float" office:value="31.3991852521109" calcext:value-type="float">
            <text:p><text:s/>31,4 </text:p>
          </table:table-cell>
          <table:table-cell table:style-name="ce11" office:value-type="float" office:value="5.35400531786555" calcext:value-type="float">
            <text:p><text:s/>5,4 </text:p>
          </table:table-cell>
          <table:table-cell table:style-name="ce11" office:value-type="float" office:value="4.79001220931182" calcext:value-type="float">
            <text:p><text:s/>4,8 </text:p>
          </table:table-cell>
          <table:table-cell table:style-name="ce11" office:value-type="float" office:value="15.1127084949894" calcext:value-type="float">
            <text:p><text:s/>15,1 </text:p>
          </table:table-cell>
          <table:table-cell table:style-name="ce11" office:value-type="float" office:value="9.24568619156434" calcext:value-type="float">
            <text:p><text:s/>9,2 </text:p>
          </table:table-cell>
          <table:table-cell table:style-name="ce11" office:value-type="float" office:value="11.5954119270714" calcext:value-type="float">
            <text:p><text:s/>11,6 </text:p>
          </table:table-cell>
          <table:table-cell table:style-name="ce11" office:value-type="float" office:value="58.3079707743892" calcext:value-type="float">
            <text:p><text:s/>58,3 </text:p>
          </table:table-cell>
          <table:table-cell table:style-name="ce11" office:value-type="float" office:value="3.26342279684626" calcext:value-type="float">
            <text:p><text:s/>3,3 </text:p>
          </table:table-cell>
          <table:table-cell table:style-name="ce11" office:value-type="float" office:value="27.6563308247347" calcext:value-type="float">
            <text:p><text:s/>27,7 </text:p>
          </table:table-cell>
          <table:table-cell table:style-name="ce11" office:value-type="float" office:value="6.43379729396704" calcext:value-type="float">
            <text:p><text:s/>6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ernambuco</text:p>
          </table:table-cell>
          <table:table-cell table:style-name="ce11" office:value-type="float" office:value="25.5885017245414" calcext:value-type="float">
            <text:p><text:s/>25,6 </text:p>
          </table:table-cell>
          <table:table-cell table:style-name="ce11" office:value-type="float" office:value="3.27850008654927" calcext:value-type="float">
            <text:p><text:s/>3,3 </text:p>
          </table:table-cell>
          <table:table-cell table:style-name="ce11" office:value-type="float" office:value="9.43306542139628" calcext:value-type="float">
            <text:p><text:s/>9,4 </text:p>
          </table:table-cell>
          <table:table-cell table:style-name="ce11" office:value-type="float" office:value="5.49287011807411" calcext:value-type="float">
            <text:p><text:s/>5,5 </text:p>
          </table:table-cell>
          <table:table-cell table:style-name="ce11" office:value-type="float" office:value="36.9299123826603" calcext:value-type="float">
            <text:p><text:s/>36,9 </text:p>
          </table:table-cell>
          <table:table-cell table:style-name="ce11" office:value-type="float" office:value="2.30505053227611" calcext:value-type="float">
            <text:p><text:s/>2,3 </text:p>
          </table:table-cell>
          <table:table-cell table:style-name="ce11" office:value-type="float" office:value="28.0485204714021" calcext:value-type="float">
            <text:p><text:s/>28,0 </text:p>
          </table:table-cell>
          <table:table-cell table:style-name="ce11" office:value-type="float" office:value="3.00855403285039" calcext:value-type="float">
            <text:p><text:s/>3,0 </text:p>
          </table:table-cell>
          <table:table-cell table:style-name="ce11" office:value-type="float" office:value="73.2859455515447" calcext:value-type="float">
            <text:p><text:s/>73,3 </text:p>
          </table:table-cell>
          <table:table-cell table:style-name="ce11" office:value-type="float" office:value="2.25982954658721" calcext:value-type="float">
            <text:p><text:s/>2,3 </text:p>
          </table:table-cell>
          <table:table-cell table:style-name="ce11" office:value-type="float" office:value="10.1972863836507" calcext:value-type="float">
            <text:p><text:s/>10,2 </text:p>
          </table:table-cell>
          <table:table-cell table:style-name="ce11" office:value-type="float" office:value="11.0551021087671" calcext:value-type="float">
            <text:p><text:s/>11,1 </text:p>
          </table:table-cell>
          <table:table-cell table:style-name="ce11" office:value-type="float" office:value="4.2203740447499" calcext:value-type="float">
            <text:p><text:s/>4,2 </text:p>
          </table:table-cell>
          <table:table-cell table:style-name="ce11" office:value-type="float" office:value="17.9866467394579" calcext:value-type="float">
            <text:p><text:s/>18,0 </text:p>
          </table:table-cell>
          <table:table-cell table:style-name="ce11" office:value-type="float" office:value="12.296394020055" calcext:value-type="float">
            <text:p><text:s/>12,3 </text:p>
          </table:table-cell>
          <table:table-cell table:style-name="ce11" office:value-type="float" office:value="9.43979713028824" calcext:value-type="float">
            <text:p><text:s/>9,4 </text:p>
          </table:table-cell>
          <table:table-cell table:style-name="ce11" office:value-type="float" office:value="17.9752382103679" calcext:value-type="float">
            <text:p><text:s/>18,0 </text:p>
          </table:table-cell>
          <table:table-cell table:style-name="ce11" office:value-type="float" office:value="5.74360805280808" calcext:value-type="float">
            <text:p><text:s/>5,7 </text:p>
          </table:table-cell>
          <table:table-cell table:style-name="ce11" office:value-type="float" office:value="11.4318879498672" calcext:value-type="float">
            <text:p><text:s/>11,4 </text:p>
          </table:table-cell>
          <table:table-cell table:style-name="ce11" office:value-type="float" office:value="7.49186140893279" calcext:value-type="float">
            <text:p><text:s/>7,5 </text:p>
          </table:table-cell>
          <table:table-cell table:style-name="ce11" office:value-type="float" office:value="36.3778241602081" calcext:value-type="float">
            <text:p><text:s/>36,4 </text:p>
          </table:table-cell>
          <table:table-cell table:style-name="ce11" office:value-type="float" office:value="3.45598746614803" calcext:value-type="float">
            <text:p><text:s/>3,5 </text:p>
          </table:table-cell>
          <table:table-cell table:style-name="ce11" office:value-type="float" office:value="34.2150496795568" calcext:value-type="float">
            <text:p><text:s/>34,2 </text:p>
          </table:table-cell>
          <table:table-cell table:style-name="ce11" office:value-type="float" office:value="3.73186976838207" calcext:value-type="float">
            <text:p><text:s/>3,7 </text:p>
          </table:table-cell>
          <table:table-cell table:style-name="ce11" office:value-type="float" office:value="4.25435195504646" calcext:value-type="float">
            <text:p><text:s/>4,3 </text:p>
          </table:table-cell>
          <table:table-cell table:style-name="ce11" office:value-type="float" office:value="15.0133430330972" calcext:value-type="float">
            <text:p><text:s/>15,0 </text:p>
          </table:table-cell>
          <table:table-cell table:style-name="ce11" office:value-type="float" office:value="5.88311226259824" calcext:value-type="float">
            <text:p><text:s/>5,9 </text:p>
          </table:table-cell>
          <table:table-cell table:style-name="ce11" office:value-type="float" office:value="12.8316875460139" calcext:value-type="float">
            <text:p><text:s/>12,8 </text:p>
          </table:table-cell>
          <table:table-cell table:style-name="ce11" office:value-type="float" office:value="60.2931228113013" calcext:value-type="float">
            <text:p><text:s/>60,3 </text:p>
          </table:table-cell>
          <table:table-cell table:style-name="ce11" office:value-type="float" office:value="2.63621095767076" calcext:value-type="float">
            <text:p><text:s/>2,6 </text:p>
          </table:table-cell>
          <table:table-cell table:style-name="ce11" office:value-type="float" office:value="29.569412971054" calcext:value-type="float">
            <text:p><text:s/>29,6 </text:p>
          </table:table-cell>
          <table:table-cell table:style-name="ce11" office:value-type="float" office:value="4.56123837888701" calcext:value-type="float">
            <text:p><text:s/>4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lagoas</text:p>
          </table:table-cell>
          <table:table-cell table:style-name="ce11" office:value-type="float" office:value="28.0784022820765" calcext:value-type="float">
            <text:p><text:s/>28,1 </text:p>
          </table:table-cell>
          <table:table-cell table:style-name="ce11" office:value-type="float" office:value="2.82055092872498" calcext:value-type="float">
            <text:p><text:s/>2,8 </text:p>
          </table:table-cell>
          <table:table-cell table:style-name="ce11" office:value-type="float" office:value="8.880697378374" calcext:value-type="float">
            <text:p><text:s/>8,9 </text:p>
          </table:table-cell>
          <table:table-cell table:style-name="ce11" office:value-type="float" office:value="5.89184700007272" calcext:value-type="float">
            <text:p><text:s/>5,9 </text:p>
          </table:table-cell>
          <table:table-cell table:style-name="ce11" office:value-type="float" office:value="30.7177663248605" calcext:value-type="float">
            <text:p><text:s/>30,7 </text:p>
          </table:table-cell>
          <table:table-cell table:style-name="ce11" office:value-type="float" office:value="2.6228971248256" calcext:value-type="float">
            <text:p><text:s/>2,6 </text:p>
          </table:table-cell>
          <table:table-cell table:style-name="ce11" office:value-type="float" office:value="32.3231340146891" calcext:value-type="float">
            <text:p><text:s/>32,3 </text:p>
          </table:table-cell>
          <table:table-cell table:style-name="ce11" office:value-type="float" office:value="2.47921043433467" calcext:value-type="float">
            <text:p><text:s/>2,5 </text:p>
          </table:table-cell>
          <table:table-cell table:style-name="ce11" office:value-type="float" office:value="73.4205288914456" calcext:value-type="float">
            <text:p><text:s/>73,4 </text:p>
          </table:table-cell>
          <table:table-cell table:style-name="ce11" office:value-type="float" office:value="2.05757959422937" calcext:value-type="float">
            <text:p><text:s/>2,1 </text:p>
          </table:table-cell>
          <table:table-cell table:style-name="ce11" office:value-type="float" office:value="8.39970186214277" calcext:value-type="float">
            <text:p><text:s/>8,4 </text:p>
          </table:table-cell>
          <table:table-cell table:style-name="ce11" office:value-type="float" office:value="10.7500235212341" calcext:value-type="float">
            <text:p><text:s/>10,8 </text:p>
          </table:table-cell>
          <table:table-cell table:style-name="ce11" office:value-type="float" office:value="3.57524138629169" calcext:value-type="float">
            <text:p><text:s/>3,6 </text:p>
          </table:table-cell>
          <table:table-cell table:style-name="ce11" office:value-type="float" office:value="15.9237854715332" calcext:value-type="float">
            <text:p><text:s/>15,9 </text:p>
          </table:table-cell>
          <table:table-cell table:style-name="ce11" office:value-type="float" office:value="14.6045278601199" calcext:value-type="float">
            <text:p><text:s/>14,6 </text:p>
          </table:table-cell>
          <table:table-cell table:style-name="ce11" office:value-type="float" office:value="8.24285447343121" calcext:value-type="float">
            <text:p><text:s/>8,2 </text:p>
          </table:table-cell>
          <table:table-cell table:style-name="ce11" office:value-type="float" office:value="19.7201630474406" calcext:value-type="float">
            <text:p><text:s/>19,7 </text:p>
          </table:table-cell>
          <table:table-cell table:style-name="ce11" office:value-type="float" office:value="4.89680447262771" calcext:value-type="float">
            <text:p><text:s/>4,9 </text:p>
          </table:table-cell>
          <table:table-cell table:style-name="ce11" office:value-type="float" office:value="9.75837656377414" calcext:value-type="float">
            <text:p><text:s/>9,8 </text:p>
          </table:table-cell>
          <table:table-cell table:style-name="ce11" office:value-type="float" office:value="7.65722321046909" calcext:value-type="float">
            <text:p><text:s/>7,7 </text:p>
          </table:table-cell>
          <table:table-cell table:style-name="ce11" office:value-type="float" office:value="32.5910311253667" calcext:value-type="float">
            <text:p><text:s/>32,6 </text:p>
          </table:table-cell>
          <table:table-cell table:style-name="ce11" office:value-type="float" office:value="3.37649662521837" calcext:value-type="float">
            <text:p><text:s/>3,4 </text:p>
          </table:table-cell>
          <table:table-cell table:style-name="ce11" office:value-type="float" office:value="37.9304292634187" calcext:value-type="float">
            <text:p><text:s/>37,9 </text:p>
          </table:table-cell>
          <table:table-cell table:style-name="ce11" office:value-type="float" office:value="3.05615102328306" calcext:value-type="float">
            <text:p><text:s/>3,1 </text:p>
          </table:table-cell>
          <table:table-cell table:style-name="ce11" office:value-type="float" office:value="5.30111450817965" calcext:value-type="float">
            <text:p><text:s/>5,3 </text:p>
          </table:table-cell>
          <table:table-cell table:style-name="ce11" office:value-type="float" office:value="12.2088635105549" calcext:value-type="float">
            <text:p><text:s/>12,2 </text:p>
          </table:table-cell>
          <table:table-cell table:style-name="ce11" office:value-type="float" office:value="7.81431957795856" calcext:value-type="float">
            <text:p><text:s/>7,8 </text:p>
          </table:table-cell>
          <table:table-cell table:style-name="ce11" office:value-type="float" office:value="11.5163843316241" calcext:value-type="float">
            <text:p><text:s/>11,5 </text:p>
          </table:table-cell>
          <table:table-cell table:style-name="ce11" office:value-type="float" office:value="49.5416170225323" calcext:value-type="float">
            <text:p><text:s/>49,5 </text:p>
          </table:table-cell>
          <table:table-cell table:style-name="ce11" office:value-type="float" office:value="3.03040301056461" calcext:value-type="float">
            <text:p><text:s/>3,0 </text:p>
          </table:table-cell>
          <table:table-cell table:style-name="ce11" office:value-type="float" office:value="37.3429488913295" calcext:value-type="float">
            <text:p><text:s/>37,3 </text:p>
          </table:table-cell>
          <table:table-cell table:style-name="ce11" office:value-type="float" office:value="3.78674716934179" calcext:value-type="float">
            <text:p><text:s/>3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ergipe</text:p>
          </table:table-cell>
          <table:table-cell table:style-name="ce11" office:value-type="float" office:value="27.2780135153189" calcext:value-type="float">
            <text:p><text:s/>27,3 </text:p>
          </table:table-cell>
          <table:table-cell table:style-name="ce11" office:value-type="float" office:value="4.03310058374057" calcext:value-type="float">
            <text:p><text:s/>4,0 </text:p>
          </table:table-cell>
          <table:table-cell table:style-name="ce11" office:value-type="float" office:value="11.1025006218623" calcext:value-type="float">
            <text:p><text:s/>11,1 </text:p>
          </table:table-cell>
          <table:table-cell table:style-name="ce11" office:value-type="float" office:value="7.7066083218589" calcext:value-type="float">
            <text:p><text:s/>7,7 </text:p>
          </table:table-cell>
          <table:table-cell table:style-name="ce11" office:value-type="float" office:value="36.5416606963713" calcext:value-type="float">
            <text:p><text:s/>36,5 </text:p>
          </table:table-cell>
          <table:table-cell table:style-name="ce11" office:value-type="float" office:value="3.13475523482777" calcext:value-type="float">
            <text:p><text:s/>3,1 </text:p>
          </table:table-cell>
          <table:table-cell table:style-name="ce11" office:value-type="float" office:value="25.0778251664476" calcext:value-type="float">
            <text:p><text:s/>25,1 </text:p>
          </table:table-cell>
          <table:table-cell table:style-name="ce11" office:value-type="float" office:value="3.69334045066851" calcext:value-type="float">
            <text:p><text:s/>3,7 </text:p>
          </table:table-cell>
          <table:table-cell table:style-name="ce11" office:value-type="float" office:value="71.2657185081676" calcext:value-type="float">
            <text:p><text:s/>71,3 </text:p>
          </table:table-cell>
          <table:table-cell table:style-name="ce11" office:value-type="float" office:value="2.93180428249594" calcext:value-type="float">
            <text:p><text:s/>2,9 </text:p>
          </table:table-cell>
          <table:table-cell table:style-name="ce11" office:value-type="float" office:value="14.1106509907869" calcext:value-type="float">
            <text:p><text:s/>14,1 </text:p>
          </table:table-cell>
          <table:table-cell table:style-name="ce11" office:value-type="float" office:value="11.3171243091141" calcext:value-type="float">
            <text:p><text:s/>11,3 </text:p>
          </table:table-cell>
          <table:table-cell table:style-name="ce11" office:value-type="float" office:value="4.097311453299" calcext:value-type="float">
            <text:p><text:s/>4,1 </text:p>
          </table:table-cell>
          <table:table-cell table:style-name="ce11" office:value-type="float" office:value="25.3185247031807" calcext:value-type="float">
            <text:p><text:s/>25,3 </text:p>
          </table:table-cell>
          <table:table-cell table:style-name="ce11" office:value-type="float" office:value="10.5263190477465" calcext:value-type="float">
            <text:p><text:s/>10,5 </text:p>
          </table:table-cell>
          <table:table-cell table:style-name="ce11" office:value-type="float" office:value="13.6187532928387" calcext:value-type="float">
            <text:p><text:s/>13,6 </text:p>
          </table:table-cell>
          <table:table-cell table:style-name="ce11" office:value-type="float" office:value="21.9006831383718" calcext:value-type="float">
            <text:p><text:s/>21,9 </text:p>
          </table:table-cell>
          <table:table-cell table:style-name="ce11" office:value-type="float" office:value="7.1243177367063" calcext:value-type="float">
            <text:p><text:s/>7,1 </text:p>
          </table:table-cell>
          <table:table-cell table:style-name="ce11" office:value-type="float" office:value="12.605194017005" calcext:value-type="float">
            <text:p><text:s/>12,6 </text:p>
          </table:table-cell>
          <table:table-cell table:style-name="ce11" office:value-type="float" office:value="9.88882456359136" calcext:value-type="float">
            <text:p><text:s/>9,9 </text:p>
          </table:table-cell>
          <table:table-cell table:style-name="ce11" office:value-type="float" office:value="36.6820101809893" calcext:value-type="float">
            <text:p><text:s/>36,7 </text:p>
          </table:table-cell>
          <table:table-cell table:style-name="ce11" office:value-type="float" office:value="4.15576954653344" calcext:value-type="float">
            <text:p><text:s/>4,2 </text:p>
          </table:table-cell>
          <table:table-cell table:style-name="ce11" office:value-type="float" office:value="28.8121126636339" calcext:value-type="float">
            <text:p><text:s/>28,8 </text:p>
          </table:table-cell>
          <table:table-cell table:style-name="ce11" office:value-type="float" office:value="4.93580523839638" calcext:value-type="float">
            <text:p><text:s/>4,9 </text:p>
          </table:table-cell>
          <table:table-cell table:style-name="ce11" office:value-type="float" office:value="5.05522841873735" calcext:value-type="float">
            <text:p><text:s/>5,1 </text:p>
          </table:table-cell>
          <table:table-cell table:style-name="ce11" office:value-type="float" office:value="20.3816483205869" calcext:value-type="float">
            <text:p><text:s/>20,4 </text:p>
          </table:table-cell>
          <table:table-cell table:style-name="ce11" office:value-type="float" office:value="7.06581228682842" calcext:value-type="float">
            <text:p><text:s/>7,1 </text:p>
          </table:table-cell>
          <table:table-cell table:style-name="ce11" office:value-type="float" office:value="17.5353903044709" calcext:value-type="float">
            <text:p><text:s/>17,5 </text:p>
          </table:table-cell>
          <table:table-cell table:style-name="ce11" office:value-type="float" office:value="58.0809765213368" calcext:value-type="float">
            <text:p><text:s/>58,1 </text:p>
          </table:table-cell>
          <table:table-cell table:style-name="ce11" office:value-type="float" office:value="3.56189865397509" calcext:value-type="float">
            <text:p><text:s/>3,6 </text:p>
          </table:table-cell>
          <table:table-cell table:style-name="ce11" office:value-type="float" office:value="29.7979827730976" calcext:value-type="float">
            <text:p><text:s/>29,8 </text:p>
          </table:table-cell>
          <table:table-cell table:style-name="ce11" office:value-type="float" office:value="5.69360851150431" calcext:value-type="float">
            <text:p><text:s/>5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Bahia</text:p>
          </table:table-cell>
          <table:table-cell table:style-name="ce11" office:value-type="float" office:value="25.2312179688504" calcext:value-type="float">
            <text:p><text:s/>25,2 </text:p>
          </table:table-cell>
          <table:table-cell table:style-name="ce11" office:value-type="float" office:value="3.15100776970847" calcext:value-type="float">
            <text:p><text:s/>3,2 </text:p>
          </table:table-cell>
          <table:table-cell table:style-name="ce11" office:value-type="float" office:value="13.5099969341298" calcext:value-type="float">
            <text:p><text:s/>13,5 </text:p>
          </table:table-cell>
          <table:table-cell table:style-name="ce11" office:value-type="float" office:value="4.44215674085698" calcext:value-type="float">
            <text:p><text:s/>4,4 </text:p>
          </table:table-cell>
          <table:table-cell table:style-name="ce11" office:value-type="float" office:value="37.5440141531879" calcext:value-type="float">
            <text:p><text:s/>37,5 </text:p>
          </table:table-cell>
          <table:table-cell table:style-name="ce11" office:value-type="float" office:value="2.27283737218091" calcext:value-type="float">
            <text:p><text:s/>2,3 </text:p>
          </table:table-cell>
          <table:table-cell table:style-name="ce11" office:value-type="float" office:value="23.7147709438317" calcext:value-type="float">
            <text:p><text:s/>23,7 </text:p>
          </table:table-cell>
          <table:table-cell table:style-name="ce11" office:value-type="float" office:value="3.12344390598489" calcext:value-type="float">
            <text:p><text:s/>3,1 </text:p>
          </table:table-cell>
          <table:table-cell table:style-name="ce11" office:value-type="float" office:value="69.5577140273946" calcext:value-type="float">
            <text:p><text:s/>69,6 </text:p>
          </table:table-cell>
          <table:table-cell table:style-name="ce11" office:value-type="float" office:value="2.6386700770516" calcext:value-type="float">
            <text:p><text:s/>2,6 </text:p>
          </table:table-cell>
          <table:table-cell table:style-name="ce11" office:value-type="float" office:value="17.8681001710243" calcext:value-type="float">
            <text:p><text:s/>17,9 </text:p>
          </table:table-cell>
          <table:table-cell table:style-name="ce11" office:value-type="float" office:value="8.22649117465423" calcext:value-type="float">
            <text:p><text:s/>8,2 </text:p>
          </table:table-cell>
          <table:table-cell table:style-name="ce11" office:value-type="float" office:value="3.58294744874394" calcext:value-type="float">
            <text:p><text:s/>3,6 </text:p>
          </table:table-cell>
          <table:table-cell table:style-name="ce11" office:value-type="float" office:value="15.1705851284203" calcext:value-type="float">
            <text:p><text:s/>15,2 </text:p>
          </table:table-cell>
          <table:table-cell table:style-name="ce11" office:value-type="float" office:value="8.99123835283741" calcext:value-type="float">
            <text:p><text:s/>9,0 </text:p>
          </table:table-cell>
          <table:table-cell table:style-name="ce11" office:value-type="float" office:value="10.5693274089545" calcext:value-type="float">
            <text:p><text:s/>10,6 </text:p>
          </table:table-cell>
          <table:table-cell table:style-name="ce11" office:value-type="float" office:value="16.8670884568308" calcext:value-type="float">
            <text:p><text:s/>16,9 </text:p>
          </table:table-cell>
          <table:table-cell table:style-name="ce11" office:value-type="float" office:value="5.2732058333239" calcext:value-type="float">
            <text:p><text:s/>5,3 </text:p>
          </table:table-cell>
          <table:table-cell table:style-name="ce11" office:value-type="float" office:value="15.1415302567788" calcext:value-type="float">
            <text:p><text:s/>15,1 </text:p>
          </table:table-cell>
          <table:table-cell table:style-name="ce11" office:value-type="float" office:value="5.74309513364682" calcext:value-type="float">
            <text:p><text:s/>5,7 </text:p>
          </table:table-cell>
          <table:table-cell table:style-name="ce11" office:value-type="float" office:value="38.7095701771877" calcext:value-type="float">
            <text:p><text:s/>38,7 </text:p>
          </table:table-cell>
          <table:table-cell table:style-name="ce11" office:value-type="float" office:value="3.05127043332869" calcext:value-type="float">
            <text:p><text:s/>3,1 </text:p>
          </table:table-cell>
          <table:table-cell table:style-name="ce11" office:value-type="float" office:value="29.2818111092027" calcext:value-type="float">
            <text:p><text:s/>29,3 </text:p>
          </table:table-cell>
          <table:table-cell table:style-name="ce11" office:value-type="float" office:value="4.17096821159276" calcext:value-type="float">
            <text:p><text:s/>4,2 </text:p>
          </table:table-cell>
          <table:table-cell table:style-name="ce11" office:value-type="float" office:value="4.84850540678733" calcext:value-type="float">
            <text:p><text:s/>4,8 </text:p>
          </table:table-cell>
          <table:table-cell table:style-name="ce11" office:value-type="float" office:value="13.40974975604" calcext:value-type="float">
            <text:p><text:s/>13,4 </text:p>
          </table:table-cell>
          <table:table-cell table:style-name="ce11" office:value-type="float" office:value="8.04515072919838" calcext:value-type="float">
            <text:p><text:s/>8,0 </text:p>
          </table:table-cell>
          <table:table-cell table:style-name="ce11" office:value-type="float" office:value="11.3450359237121" calcext:value-type="float">
            <text:p><text:s/>11,3 </text:p>
          </table:table-cell>
          <table:table-cell table:style-name="ce11" office:value-type="float" office:value="60.5544464607404" calcext:value-type="float">
            <text:p><text:s/>60,6 </text:p>
          </table:table-cell>
          <table:table-cell table:style-name="ce11" office:value-type="float" office:value="2.53811510894882" calcext:value-type="float">
            <text:p><text:s/>2,5 </text:p>
          </table:table-cell>
          <table:table-cell table:style-name="ce11" office:value-type="float" office:value="26.5518974032738" calcext:value-type="float">
            <text:p><text:s/>26,6 </text:p>
          </table:table-cell>
          <table:table-cell table:style-name="ce11" office:value-type="float" office:value="4.9180316436642" calcext:value-type="float">
            <text:p><text:s/>4,9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deste</text:p>
          </table:table-cell>
          <table:table-cell table:style-name="ce10" office:value-type="float" office:value="23.9140532472569" calcext:value-type="float">
            <text:p><text:s/>23,9 </text:p>
          </table:table-cell>
          <table:table-cell table:style-name="ce10" office:value-type="float" office:value="1.84393583446048" calcext:value-type="float">
            <text:p><text:s/>1,8 </text:p>
          </table:table-cell>
          <table:table-cell table:style-name="ce10" office:value-type="float" office:value="12.3773282029406" calcext:value-type="float">
            <text:p><text:s/>12,4 </text:p>
          </table:table-cell>
          <table:table-cell table:style-name="ce10" office:value-type="float" office:value="2.5788182504658" calcext:value-type="float">
            <text:p><text:s/>2,6 </text:p>
          </table:table-cell>
          <table:table-cell table:style-name="ce10" office:value-type="float" office:value="42.4078193914899" calcext:value-type="float">
            <text:p><text:s/>42,4 </text:p>
          </table:table-cell>
          <table:table-cell table:style-name="ce10" office:value-type="float" office:value="1.09622542784036" calcext:value-type="float">
            <text:p><text:s/>1,1 </text:p>
          </table:table-cell>
          <table:table-cell table:style-name="ce10" office:value-type="float" office:value="21.3007991583127" calcext:value-type="float">
            <text:p><text:s/>21,3 </text:p>
          </table:table-cell>
          <table:table-cell table:style-name="ce10" office:value-type="float" office:value="1.71954332289116" calcext:value-type="float">
            <text:p><text:s/>1,7 </text:p>
          </table:table-cell>
          <table:table-cell table:style-name="ce10" office:value-type="float" office:value="73.6515989715343" calcext:value-type="float">
            <text:p><text:s/>73,7 </text:p>
          </table:table-cell>
          <table:table-cell table:style-name="ce10" office:value-type="float" office:value="1.20046297983807" calcext:value-type="float">
            <text:p><text:s/>1,2 </text:p>
          </table:table-cell>
          <table:table-cell table:style-name="ce10" office:value-type="float" office:value="13.5349635055226" calcext:value-type="float">
            <text:p><text:s/>13,5 </text:p>
          </table:table-cell>
          <table:table-cell table:style-name="ce10" office:value-type="float" office:value="5.56628165985914" calcext:value-type="float">
            <text:p><text:s/>5,6 </text:p>
          </table:table-cell>
          <table:table-cell table:style-name="ce10" office:value-type="float" office:value="4.41366256749859" calcext:value-type="float">
            <text:p><text:s/>4,4 </text:p>
          </table:table-cell>
          <table:table-cell table:style-name="ce10" office:value-type="float" office:value="9.54520934718217" calcext:value-type="float">
            <text:p><text:s/>9,5 </text:p>
          </table:table-cell>
          <table:table-cell table:style-name="ce10" office:value-type="float" office:value="8.39977495544448" calcext:value-type="float">
            <text:p><text:s/>8,4 </text:p>
          </table:table-cell>
          <table:table-cell table:style-name="ce10" office:value-type="float" office:value="5.67469098425753" calcext:value-type="float">
            <text:p><text:s/>5,7 </text:p>
          </table:table-cell>
          <table:table-cell table:style-name="ce10" office:value-type="float" office:value="16.1892708477222" calcext:value-type="float">
            <text:p><text:s/>16,2 </text:p>
          </table:table-cell>
          <table:table-cell table:style-name="ce10" office:value-type="float" office:value="3.08609161374686" calcext:value-type="float">
            <text:p><text:s/>3,1 </text:p>
          </table:table-cell>
          <table:table-cell table:style-name="ce10" office:value-type="float" office:value="14.8166421542044" calcext:value-type="float">
            <text:p><text:s/>14,8 </text:p>
          </table:table-cell>
          <table:table-cell table:style-name="ce10" office:value-type="float" office:value="3.13760821255284" calcext:value-type="float">
            <text:p><text:s/>3,1 </text:p>
          </table:table-cell>
          <table:table-cell table:style-name="ce10" office:value-type="float" office:value="43.0924777421106" calcext:value-type="float">
            <text:p><text:s/>43,1 </text:p>
          </table:table-cell>
          <table:table-cell table:style-name="ce10" office:value-type="float" office:value="1.5275872622612" calcext:value-type="float">
            <text:p><text:s/>1,5 </text:p>
          </table:table-cell>
          <table:table-cell table:style-name="ce10" office:value-type="float" office:value="25.9016092559628" calcext:value-type="float">
            <text:p><text:s/>25,9 </text:p>
          </table:table-cell>
          <table:table-cell table:style-name="ce10" office:value-type="float" office:value="2.31739919418281" calcext:value-type="float">
            <text:p><text:s/>2,3 </text:p>
          </table:table-cell>
          <table:table-cell table:style-name="ce10" office:value-type="float" office:value="3.27126162635144" calcext:value-type="float">
            <text:p><text:s/>3,3 </text:p>
          </table:table-cell>
          <table:table-cell table:style-name="ce10" office:value-type="float" office:value="8.35375212185981" calcext:value-type="float">
            <text:p><text:s/>8,4 </text:p>
          </table:table-cell>
          <table:table-cell table:style-name="ce10" office:value-type="float" office:value="8.18645792297537" calcext:value-type="float">
            <text:p><text:s/>8,2 </text:p>
          </table:table-cell>
          <table:table-cell table:style-name="ce10" office:value-type="float" office:value="5.04012694261536" calcext:value-type="float">
            <text:p><text:s/>5,0 </text:p>
          </table:table-cell>
          <table:table-cell table:style-name="ce10" office:value-type="float" office:value="65.5664048525121" calcext:value-type="float">
            <text:p><text:s/>65,6 </text:p>
          </table:table-cell>
          <table:table-cell table:style-name="ce10" office:value-type="float" office:value="1.08579010155379" calcext:value-type="float">
            <text:p><text:s/>1,1 </text:p>
          </table:table-cell>
          <table:table-cell table:style-name="ce10" office:value-type="float" office:value="22.9758755981611" calcext:value-type="float">
            <text:p><text:s/>23,0 </text:p>
          </table:table-cell>
          <table:table-cell table:style-name="ce10" office:value-type="float" office:value="2.7650135621322" calcext:value-type="float">
            <text:p><text:s/>2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inas Gerais</text:p>
          </table:table-cell>
          <table:table-cell table:style-name="ce11" office:value-type="float" office:value="21.6228424941388" calcext:value-type="float">
            <text:p><text:s/>21,6 </text:p>
          </table:table-cell>
          <table:table-cell table:style-name="ce11" office:value-type="float" office:value="4.44917999672441" calcext:value-type="float">
            <text:p><text:s/>4,4 </text:p>
          </table:table-cell>
          <table:table-cell table:style-name="ce11" office:value-type="float" office:value="13.0176953277087" calcext:value-type="float">
            <text:p><text:s/>13,0 </text:p>
          </table:table-cell>
          <table:table-cell table:style-name="ce11" office:value-type="float" office:value="4.03416423790521" calcext:value-type="float">
            <text:p><text:s/>4,0 </text:p>
          </table:table-cell>
          <table:table-cell table:style-name="ce11" office:value-type="float" office:value="45.1528586563502" calcext:value-type="float">
            <text:p><text:s/>45,2 </text:p>
          </table:table-cell>
          <table:table-cell table:style-name="ce11" office:value-type="float" office:value="2.17442669263722" calcext:value-type="float">
            <text:p><text:s/>2,2 </text:p>
          </table:table-cell>
          <table:table-cell table:style-name="ce11" office:value-type="float" office:value="20.2066035218025" calcext:value-type="float">
            <text:p><text:s/>20,2 </text:p>
          </table:table-cell>
          <table:table-cell table:style-name="ce11" office:value-type="float" office:value="3.24853116260665" calcext:value-type="float">
            <text:p><text:s/>3,2 </text:p>
          </table:table-cell>
          <table:table-cell table:style-name="ce11" office:value-type="float" office:value="68.0477877966826" calcext:value-type="float">
            <text:p><text:s/>68,0 </text:p>
          </table:table-cell>
          <table:table-cell table:style-name="ce11" office:value-type="float" office:value="2.21718902582052" calcext:value-type="float">
            <text:p><text:s/>2,2 </text:p>
          </table:table-cell>
          <table:table-cell table:style-name="ce11" office:value-type="float" office:value="16.3710079272862" calcext:value-type="float">
            <text:p><text:s/>16,4 </text:p>
          </table:table-cell>
          <table:table-cell table:style-name="ce11" office:value-type="float" office:value="6.58720709227171" calcext:value-type="float">
            <text:p><text:s/>6,6 </text:p>
          </table:table-cell>
          <table:table-cell table:style-name="ce11" office:value-type="float" office:value="6.17729543843026" calcext:value-type="float">
            <text:p><text:s/>6,2 </text:p>
          </table:table-cell>
          <table:table-cell table:style-name="ce11" office:value-type="float" office:value="18.3613107708539" calcext:value-type="float">
            <text:p><text:s/>18,4 </text:p>
          </table:table-cell>
          <table:table-cell table:style-name="ce11" office:value-type="float" office:value="9.40390883760102" calcext:value-type="float">
            <text:p><text:s/>9,4 </text:p>
          </table:table-cell>
          <table:table-cell table:style-name="ce11" office:value-type="float" office:value="9.83708900074775" calcext:value-type="float">
            <text:p><text:s/>9,8 </text:p>
          </table:table-cell>
          <table:table-cell table:style-name="ce11" office:value-type="float" office:value="15.1258266525335" calcext:value-type="float">
            <text:p><text:s/>15,1 </text:p>
          </table:table-cell>
          <table:table-cell table:style-name="ce11" office:value-type="float" office:value="5.64805611253961" calcext:value-type="float">
            <text:p><text:s/>5,6 </text:p>
          </table:table-cell>
          <table:table-cell table:style-name="ce11" office:value-type="float" office:value="15.6065220631112" calcext:value-type="float">
            <text:p><text:s/>15,6 </text:p>
          </table:table-cell>
          <table:table-cell table:style-name="ce11" office:value-type="float" office:value="4.84601672024892" calcext:value-type="float">
            <text:p><text:s/>4,8 </text:p>
          </table:table-cell>
          <table:table-cell table:style-name="ce11" office:value-type="float" office:value="45.8836754569695" calcext:value-type="float">
            <text:p><text:s/>45,9 </text:p>
          </table:table-cell>
          <table:table-cell table:style-name="ce11" office:value-type="float" office:value="2.29722456168406" calcext:value-type="float">
            <text:p><text:s/>2,3 </text:p>
          </table:table-cell>
          <table:table-cell table:style-name="ce11" office:value-type="float" office:value="23.3839758273858" calcext:value-type="float">
            <text:p><text:s/>23,4 </text:p>
          </table:table-cell>
          <table:table-cell table:style-name="ce11" office:value-type="float" office:value="4.07698152967086" calcext:value-type="float">
            <text:p><text:s/>4,1 </text:p>
          </table:table-cell>
          <table:table-cell table:style-name="ce11" office:value-type="float" office:value="2.27135482651893" calcext:value-type="float">
            <text:p><text:s/>2,3 </text:p>
          </table:table-cell>
          <table:table-cell table:style-name="ce11" office:value-type="float" office:value="16.3389171936573" calcext:value-type="float">
            <text:p><text:s/>16,3 </text:p>
          </table:table-cell>
          <table:table-cell table:style-name="ce11" office:value-type="float" office:value="7.63195586886411" calcext:value-type="float">
            <text:p><text:s/>7,6 </text:p>
          </table:table-cell>
          <table:table-cell table:style-name="ce11" office:value-type="float" office:value="9.97609795142423" calcext:value-type="float">
            <text:p><text:s/>10,0 </text:p>
          </table:table-cell>
          <table:table-cell table:style-name="ce11" office:value-type="float" office:value="67.5591644656868" calcext:value-type="float">
            <text:p><text:s/>67,6 </text:p>
          </table:table-cell>
          <table:table-cell table:style-name="ce11" office:value-type="float" office:value="1.46600408964758" calcext:value-type="float">
            <text:p><text:s/>1,5 </text:p>
          </table:table-cell>
          <table:table-cell table:style-name="ce11" office:value-type="float" office:value="22.5375248389302" calcext:value-type="float">
            <text:p><text:s/>22,5 </text:p>
          </table:table-cell>
          <table:table-cell table:style-name="ce11" office:value-type="float" office:value="4.50287311847059" calcext:value-type="float">
            <text:p><text:s/>4,5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Espírito Santo</text:p>
          </table:table-cell>
          <table:table-cell table:style-name="ce11" office:value-type="float" office:value="23.7682286364429" calcext:value-type="float">
            <text:p><text:s/>23,8 </text:p>
          </table:table-cell>
          <table:table-cell table:style-name="ce11" office:value-type="float" office:value="3.48170276210118" calcext:value-type="float">
            <text:p><text:s/>3,5 </text:p>
          </table:table-cell>
          <table:table-cell table:style-name="ce11" office:value-type="float" office:value="11.89572196883" calcext:value-type="float">
            <text:p><text:s/>11,9 </text:p>
          </table:table-cell>
          <table:table-cell table:style-name="ce11" office:value-type="float" office:value="4.93502949606906" calcext:value-type="float">
            <text:p><text:s/>4,9 </text:p>
          </table:table-cell>
          <table:table-cell table:style-name="ce11" office:value-type="float" office:value="41.0476362500875" calcext:value-type="float">
            <text:p><text:s/>41,0 </text:p>
          </table:table-cell>
          <table:table-cell table:style-name="ce11" office:value-type="float" office:value="2.17662120436252" calcext:value-type="float">
            <text:p><text:s/>2,2 </text:p>
          </table:table-cell>
          <table:table-cell table:style-name="ce11" office:value-type="float" office:value="23.2884131446396" calcext:value-type="float">
            <text:p><text:s/>23,3 </text:p>
          </table:table-cell>
          <table:table-cell table:style-name="ce11" office:value-type="float" office:value="3.60346182114584" calcext:value-type="float">
            <text:p><text:s/>3,6 </text:p>
          </table:table-cell>
          <table:table-cell table:style-name="ce11" office:value-type="float" office:value="69.7750726996327" calcext:value-type="float">
            <text:p><text:s/>69,8 </text:p>
          </table:table-cell>
          <table:table-cell table:style-name="ce11" office:value-type="float" office:value="2.49238747111205" calcext:value-type="float">
            <text:p><text:s/>2,5 </text:p>
          </table:table-cell>
          <table:table-cell table:style-name="ce11" office:value-type="float" office:value="14.7135228841372" calcext:value-type="float">
            <text:p><text:s/>14,7 </text:p>
          </table:table-cell>
          <table:table-cell table:style-name="ce11" office:value-type="float" office:value="9.77485829556024" calcext:value-type="float">
            <text:p><text:s/>9,8 </text:p>
          </table:table-cell>
          <table:table-cell table:style-name="ce11" office:value-type="float" office:value="3.5116565080659" calcext:value-type="float">
            <text:p><text:s/>3,5 </text:p>
          </table:table-cell>
          <table:table-cell table:style-name="ce11" office:value-type="float" office:value="17.3220019322834" calcext:value-type="float">
            <text:p><text:s/>17,3 </text:p>
          </table:table-cell>
          <table:table-cell table:style-name="ce11" office:value-type="float" office:value="11.9997479081642" calcext:value-type="float">
            <text:p><text:s/>12,0 </text:p>
          </table:table-cell>
          <table:table-cell table:style-name="ce11" office:value-type="float" office:value="9.81051086395211" calcext:value-type="float">
            <text:p><text:s/>9,8 </text:p>
          </table:table-cell>
          <table:table-cell table:style-name="ce11" office:value-type="float" office:value="17.1355802305811" calcext:value-type="float">
            <text:p><text:s/>17,1 </text:p>
          </table:table-cell>
          <table:table-cell table:style-name="ce11" office:value-type="float" office:value="5.90720686229668" calcext:value-type="float">
            <text:p><text:s/>5,9 </text:p>
          </table:table-cell>
          <table:table-cell table:style-name="ce11" office:value-type="float" office:value="13.7604220650394" calcext:value-type="float">
            <text:p><text:s/>13,8 </text:p>
          </table:table-cell>
          <table:table-cell table:style-name="ce11" office:value-type="float" office:value="6.63832306941561" calcext:value-type="float">
            <text:p><text:s/>6,6 </text:p>
          </table:table-cell>
          <table:table-cell table:style-name="ce11" office:value-type="float" office:value="40.2068591259529" calcext:value-type="float">
            <text:p><text:s/>40,2 </text:p>
          </table:table-cell>
          <table:table-cell table:style-name="ce11" office:value-type="float" office:value="3.04204842192495" calcext:value-type="float">
            <text:p><text:s/>3,0 </text:p>
          </table:table-cell>
          <table:table-cell table:style-name="ce11" office:value-type="float" office:value="28.8971385784266" calcext:value-type="float">
            <text:p><text:s/>28,9 </text:p>
          </table:table-cell>
          <table:table-cell table:style-name="ce11" office:value-type="float" office:value="4.27172936196912" calcext:value-type="float">
            <text:p><text:s/>4,3 </text:p>
          </table:table-cell>
          <table:table-cell table:style-name="ce11" office:value-type="float" office:value="2.9998743975308" calcext:value-type="float">
            <text:p><text:s/>3,0 </text:p>
          </table:table-cell>
          <table:table-cell table:style-name="ce11" office:value-type="float" office:value="16.9128451256271" calcext:value-type="float">
            <text:p><text:s/>16,9 </text:p>
          </table:table-cell>
          <table:table-cell table:style-name="ce11" office:value-type="float" office:value="7.43596985062297" calcext:value-type="float">
            <text:p><text:s/>7,4 </text:p>
          </table:table-cell>
          <table:table-cell table:style-name="ce11" office:value-type="float" office:value="10.911283819973" calcext:value-type="float">
            <text:p><text:s/>10,9 </text:p>
          </table:table-cell>
          <table:table-cell table:style-name="ce11" office:value-type="float" office:value="66.768408259007" calcext:value-type="float">
            <text:p><text:s/>66,8 </text:p>
          </table:table-cell>
          <table:table-cell table:style-name="ce11" office:value-type="float" office:value="2.10938268125606" calcext:value-type="float">
            <text:p><text:s/>2,1 </text:p>
          </table:table-cell>
          <table:table-cell table:style-name="ce11" office:value-type="float" office:value="22.7957474928394" calcext:value-type="float">
            <text:p><text:s/>22,8 </text:p>
          </table:table-cell>
          <table:table-cell table:style-name="ce11" office:value-type="float" office:value="5.91480165187009" calcext:value-type="float">
            <text:p><text:s/>5,9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de Janeiro</text:p>
          </table:table-cell>
          <table:table-cell table:style-name="ce11" office:value-type="float" office:value="29.1220417321208" calcext:value-type="float">
            <text:p><text:s/>29,1 </text:p>
          </table:table-cell>
          <table:table-cell table:style-name="ce11" office:value-type="float" office:value="2.31487406207456" calcext:value-type="float">
            <text:p><text:s/>2,3 </text:p>
          </table:table-cell>
          <table:table-cell table:style-name="ce11" office:value-type="float" office:value="10.2976477996603" calcext:value-type="float">
            <text:p><text:s/>10,3 </text:p>
          </table:table-cell>
          <table:table-cell table:style-name="ce11" office:value-type="float" office:value="4.42830829237112" calcext:value-type="float">
            <text:p><text:s/>4,4 </text:p>
          </table:table-cell>
          <table:table-cell table:style-name="ce11" office:value-type="float" office:value="38.2867587490015" calcext:value-type="float">
            <text:p><text:s/>38,3 </text:p>
          </table:table-cell>
          <table:table-cell table:style-name="ce11" office:value-type="float" office:value="1.87930224061469" calcext:value-type="float">
            <text:p><text:s/>1,9 </text:p>
          </table:table-cell>
          <table:table-cell table:style-name="ce11" office:value-type="float" office:value="22.2935517192174" calcext:value-type="float">
            <text:p><text:s/>22,3 </text:p>
          </table:table-cell>
          <table:table-cell table:style-name="ce11" office:value-type="float" office:value="2.65436134676025" calcext:value-type="float">
            <text:p><text:s/>2,7 </text:p>
          </table:table-cell>
          <table:table-cell table:style-name="ce11" office:value-type="float" office:value="82.1777747613603" calcext:value-type="float">
            <text:p><text:s/>82,2 </text:p>
          </table:table-cell>
          <table:table-cell table:style-name="ce11" office:value-type="float" office:value="1.36421315169889" calcext:value-type="float">
            <text:p><text:s/>1,4 </text:p>
          </table:table-cell>
          <table:table-cell table:style-name="ce11" office:value-type="float" office:value="7.41717536120688" calcext:value-type="float">
            <text:p><text:s/>7,4 </text:p>
          </table:table-cell>
          <table:table-cell table:style-name="ce11" office:value-type="float" office:value="9.50928808514789" calcext:value-type="float">
            <text:p><text:s/>9,5 </text:p>
          </table:table-cell>
          <table:table-cell table:style-name="ce11" office:value-type="float" office:value="2.75119223808337" calcext:value-type="float">
            <text:p><text:s/>2,8 </text:p>
          </table:table-cell>
          <table:table-cell table:style-name="ce11" office:value-type="float" office:value="16.8243240913758" calcext:value-type="float">
            <text:p><text:s/>16,8 </text:p>
          </table:table-cell>
          <table:table-cell table:style-name="ce11" office:value-type="float" office:value="7.65385763934939" calcext:value-type="float">
            <text:p><text:s/>7,7 </text:p>
          </table:table-cell>
          <table:table-cell table:style-name="ce11" office:value-type="float" office:value="10.4486416165195" calcext:value-type="float">
            <text:p><text:s/>10,4 </text:p>
          </table:table-cell>
          <table:table-cell table:style-name="ce11" office:value-type="float" office:value="22.4392360718659" calcext:value-type="float">
            <text:p><text:s/>22,4 </text:p>
          </table:table-cell>
          <table:table-cell table:style-name="ce11" office:value-type="float" office:value="3.83763100656485" calcext:value-type="float">
            <text:p><text:s/>3,8 </text:p>
          </table:table-cell>
          <table:table-cell table:style-name="ce11" office:value-type="float" office:value="13.0028888032456" calcext:value-type="float">
            <text:p><text:s/>13,0 </text:p>
          </table:table-cell>
          <table:table-cell table:style-name="ce11" office:value-type="float" office:value="5.36111655629436" calcext:value-type="float">
            <text:p><text:s/>5,4 </text:p>
          </table:table-cell>
          <table:table-cell table:style-name="ce11" office:value-type="float" office:value="37.6277507955559" calcext:value-type="float">
            <text:p><text:s/>37,6 </text:p>
          </table:table-cell>
          <table:table-cell table:style-name="ce11" office:value-type="float" office:value="2.61323387224502" calcext:value-type="float">
            <text:p><text:s/>2,6 </text:p>
          </table:table-cell>
          <table:table-cell table:style-name="ce11" office:value-type="float" office:value="26.9301243293326" calcext:value-type="float">
            <text:p><text:s/>26,9 </text:p>
          </table:table-cell>
          <table:table-cell table:style-name="ce11" office:value-type="float" office:value="3.25733381755481" calcext:value-type="float">
            <text:p><text:s/>3,3 </text:p>
          </table:table-cell>
          <table:table-cell table:style-name="ce11" office:value-type="float" office:value="4.61733375970961" calcext:value-type="float">
            <text:p><text:s/>4,6 </text:p>
          </table:table-cell>
          <table:table-cell table:style-name="ce11" office:value-type="float" office:value="10.6308449929289" calcext:value-type="float">
            <text:p><text:s/>10,6 </text:p>
          </table:table-cell>
          <table:table-cell table:style-name="ce11" office:value-type="float" office:value="8.23279902927292" calcext:value-type="float">
            <text:p><text:s/>8,2 </text:p>
          </table:table-cell>
          <table:table-cell table:style-name="ce11" office:value-type="float" office:value="8.15759793968662" calcext:value-type="float">
            <text:p><text:s/>8,2 </text:p>
          </table:table-cell>
          <table:table-cell table:style-name="ce11" office:value-type="float" office:value="62.142454324945" calcext:value-type="float">
            <text:p><text:s/>62,1 </text:p>
          </table:table-cell>
          <table:table-cell table:style-name="ce11" office:value-type="float" office:value="1.98670925062787" calcext:value-type="float">
            <text:p><text:s/>2,0 </text:p>
          </table:table-cell>
          <table:table-cell table:style-name="ce11" office:value-type="float" office:value="25.0074128860724" calcext:value-type="float">
            <text:p><text:s/>25,0 </text:p>
          </table:table-cell>
          <table:table-cell table:style-name="ce11" office:value-type="float" office:value="4.3962983691455" calcext:value-type="float">
            <text:p><text:s/>4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ão Paulo</text:p>
          </table:table-cell>
          <table:table-cell table:style-name="ce11" office:value-type="float" office:value="23.2426208660465" calcext:value-type="float">
            <text:p><text:s/>23,2 </text:p>
          </table:table-cell>
          <table:table-cell table:style-name="ce11" office:value-type="float" office:value="2.77380991649023" calcext:value-type="float">
            <text:p><text:s/>2,8 </text:p>
          </table:table-cell>
          <table:table-cell table:style-name="ce11" office:value-type="float" office:value="12.8314568999714" calcext:value-type="float">
            <text:p><text:s/>12,8 </text:p>
          </table:table-cell>
          <table:table-cell table:style-name="ce11" office:value-type="float" office:value="4.17001029628704" calcext:value-type="float">
            <text:p><text:s/>4,2 </text:p>
          </table:table-cell>
          <table:table-cell table:style-name="ce11" office:value-type="float" office:value="42.60906294012" calcext:value-type="float">
            <text:p><text:s/>42,6 </text:p>
          </table:table-cell>
          <table:table-cell table:style-name="ce11" office:value-type="float" office:value="1.62250796908563" calcext:value-type="float">
            <text:p><text:s/>1,6 </text:p>
          </table:table-cell>
          <table:table-cell table:style-name="ce11" office:value-type="float" office:value="21.3168592938621" calcext:value-type="float">
            <text:p><text:s/>21,3 </text:p>
          </table:table-cell>
          <table:table-cell table:style-name="ce11" office:value-type="float" office:value="2.7869751395308" calcext:value-type="float">
            <text:p><text:s/>2,8 </text:p>
          </table:table-cell>
          <table:table-cell table:style-name="ce11" office:value-type="float" office:value="73.7914007936138" calcext:value-type="float">
            <text:p><text:s/>73,8 </text:p>
          </table:table-cell>
          <table:table-cell table:style-name="ce11" office:value-type="float" office:value="2.00197503431624" calcext:value-type="float">
            <text:p><text:s/>2,0 </text:p>
          </table:table-cell>
          <table:table-cell table:style-name="ce11" office:value-type="float" office:value="14.169566374062" calcext:value-type="float">
            <text:p><text:s/>14,2 </text:p>
          </table:table-cell>
          <table:table-cell table:style-name="ce11" office:value-type="float" office:value="9.34010429552759" calcext:value-type="float">
            <text:p><text:s/>9,3 </text:p>
          </table:table-cell>
          <table:table-cell table:style-name="ce11" office:value-type="float" office:value="4.21009362668944" calcext:value-type="float">
            <text:p><text:s/>4,2 </text:p>
          </table:table-cell>
          <table:table-cell table:style-name="ce11" office:value-type="float" office:value="13.497740710978" calcext:value-type="float">
            <text:p><text:s/>13,5 </text:p>
          </table:table-cell>
          <table:table-cell table:style-name="ce11" office:value-type="float" office:value="7.82893920563468" calcext:value-type="float">
            <text:p><text:s/>7,8 </text:p>
          </table:table-cell>
          <table:table-cell table:style-name="ce11" office:value-type="float" office:value="9.44860801844108" calcext:value-type="float">
            <text:p><text:s/>9,4 </text:p>
          </table:table-cell>
          <table:table-cell table:style-name="ce11" office:value-type="float" office:value="14.4291868669927" calcext:value-type="float">
            <text:p><text:s/>14,4 </text:p>
          </table:table-cell>
          <table:table-cell table:style-name="ce11" office:value-type="float" office:value="5.57305726732378" calcext:value-type="float">
            <text:p><text:s/>5,6 </text:p>
          </table:table-cell>
          <table:table-cell table:style-name="ce11" office:value-type="float" office:value="15.1680047375385" calcext:value-type="float">
            <text:p><text:s/>15,2 </text:p>
          </table:table-cell>
          <table:table-cell table:style-name="ce11" office:value-type="float" office:value="5.09021412443555" calcext:value-type="float">
            <text:p><text:s/>5,1 </text:p>
          </table:table-cell>
          <table:table-cell table:style-name="ce11" office:value-type="float" office:value="43.9291403021804" calcext:value-type="float">
            <text:p><text:s/>43,9 </text:p>
          </table:table-cell>
          <table:table-cell table:style-name="ce11" office:value-type="float" office:value="2.50332061079221" calcext:value-type="float">
            <text:p><text:s/>2,5 </text:p>
          </table:table-cell>
          <table:table-cell table:style-name="ce11" office:value-type="float" office:value="26.4736680932884" calcext:value-type="float">
            <text:p><text:s/>26,5 </text:p>
          </table:table-cell>
          <table:table-cell table:style-name="ce11" office:value-type="float" office:value="3.7814160933227" calcext:value-type="float">
            <text:p><text:s/>3,8 </text:p>
          </table:table-cell>
          <table:table-cell table:style-name="ce11" office:value-type="float" office:value="3.35577484166626" calcext:value-type="float">
            <text:p><text:s/>3,4 </text:p>
          </table:table-cell>
          <table:table-cell table:style-name="ce11" office:value-type="float" office:value="13.8852573557874" calcext:value-type="float">
            <text:p><text:s/>13,9 </text:p>
          </table:table-cell>
          <table:table-cell table:style-name="ce11" office:value-type="float" office:value="8.53629298391809" calcext:value-type="float">
            <text:p><text:s/>8,5 </text:p>
          </table:table-cell>
          <table:table-cell table:style-name="ce11" office:value-type="float" office:value="7.70389205141436" calcext:value-type="float">
            <text:p><text:s/>7,7 </text:p>
          </table:table-cell>
          <table:table-cell table:style-name="ce11" office:value-type="float" office:value="65.5984203566517" calcext:value-type="float">
            <text:p><text:s/>65,6 </text:p>
          </table:table-cell>
          <table:table-cell table:style-name="ce11" office:value-type="float" office:value="1.85731916607081" calcext:value-type="float">
            <text:p><text:s/>1,9 </text:p>
          </table:table-cell>
          <table:table-cell table:style-name="ce11" office:value-type="float" office:value="22.5095118177639" calcext:value-type="float">
            <text:p><text:s/>22,5 </text:p>
          </table:table-cell>
          <table:table-cell table:style-name="ce11" office:value-type="float" office:value="4.70904324637976" calcext:value-type="float">
            <text:p><text:s/>4,7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l</text:p>
          </table:table-cell>
          <table:table-cell table:style-name="ce10" office:value-type="float" office:value="20.863767288026" calcext:value-type="float">
            <text:p><text:s/>20,9 </text:p>
          </table:table-cell>
          <table:table-cell table:style-name="ce10" office:value-type="float" office:value="2.06075728677261" calcext:value-type="float">
            <text:p><text:s/>2,1 </text:p>
          </table:table-cell>
          <table:table-cell table:style-name="ce10" office:value-type="float" office:value="16.1204050747291" calcext:value-type="float">
            <text:p><text:s/>16,1 </text:p>
          </table:table-cell>
          <table:table-cell table:style-name="ce10" office:value-type="float" office:value="2.28005309272784" calcext:value-type="float">
            <text:p><text:s/>2,3 </text:p>
          </table:table-cell>
          <table:table-cell table:style-name="ce10" office:value-type="float" office:value="46.8495508226497" calcext:value-type="float">
            <text:p><text:s/>46,8 </text:p>
          </table:table-cell>
          <table:table-cell table:style-name="ce10" office:value-type="float" office:value="1.06337642210273" calcext:value-type="float">
            <text:p><text:s/>1,1 </text:p>
          </table:table-cell>
          <table:table-cell table:style-name="ce10" office:value-type="float" office:value="16.166276814595" calcext:value-type="float">
            <text:p><text:s/>16,2 </text:p>
          </table:table-cell>
          <table:table-cell table:style-name="ce10" office:value-type="float" office:value="2.13456005326046" calcext:value-type="float">
            <text:p><text:s/>2,1 </text:p>
          </table:table-cell>
          <table:table-cell table:style-name="ce10" office:value-type="float" office:value="65.225261747347" calcext:value-type="float">
            <text:p><text:s/>65,2 </text:p>
          </table:table-cell>
          <table:table-cell table:style-name="ce10" office:value-type="float" office:value="1.49895934092664" calcext:value-type="float">
            <text:p><text:s/>1,5 </text:p>
          </table:table-cell>
          <table:table-cell table:style-name="ce10" office:value-type="float" office:value="19.5416000604532" calcext:value-type="float">
            <text:p><text:s/>19,5 </text:p>
          </table:table-cell>
          <table:table-cell table:style-name="ce10" office:value-type="float" office:value="4.15714836083451" calcext:value-type="float">
            <text:p><text:s/>4,2 </text:p>
          </table:table-cell>
          <table:table-cell table:style-name="ce10" office:value-type="float" office:value="6.60591260101715" calcext:value-type="float">
            <text:p><text:s/>6,6 </text:p>
          </table:table-cell>
          <table:table-cell table:style-name="ce10" office:value-type="float" office:value="7.15809121828127" calcext:value-type="float">
            <text:p><text:s/>7,2 </text:p>
          </table:table-cell>
          <table:table-cell table:style-name="ce10" office:value-type="float" office:value="8.62722559118273" calcext:value-type="float">
            <text:p><text:s/>8,6 </text:p>
          </table:table-cell>
          <table:table-cell table:style-name="ce10" office:value-type="float" office:value="7.31316491739713" calcext:value-type="float">
            <text:p><text:s/>7,3 </text:p>
          </table:table-cell>
          <table:table-cell table:style-name="ce10" office:value-type="float" office:value="12.7164953985645" calcext:value-type="float">
            <text:p><text:s/>12,7 </text:p>
          </table:table-cell>
          <table:table-cell table:style-name="ce10" office:value-type="float" office:value="3.85785417964135" calcext:value-type="float">
            <text:p><text:s/>3,9 </text:p>
          </table:table-cell>
          <table:table-cell table:style-name="ce10" office:value-type="float" office:value="18.5978899565488" calcext:value-type="float">
            <text:p><text:s/>18,6 </text:p>
          </table:table-cell>
          <table:table-cell table:style-name="ce10" office:value-type="float" office:value="3.04397303382306" calcext:value-type="float">
            <text:p><text:s/>3,0 </text:p>
          </table:table-cell>
          <table:table-cell table:style-name="ce10" office:value-type="float" office:value="48.859252626333" calcext:value-type="float">
            <text:p><text:s/>48,9 </text:p>
          </table:table-cell>
          <table:table-cell table:style-name="ce10" office:value-type="float" office:value="1.38899906294406" calcext:value-type="float">
            <text:p><text:s/>1,4 </text:p>
          </table:table-cell>
          <table:table-cell table:style-name="ce10" office:value-type="float" office:value="19.8263620185537" calcext:value-type="float">
            <text:p><text:s/>19,8 </text:p>
          </table:table-cell>
          <table:table-cell table:style-name="ce10" office:value-type="float" office:value="2.557491612753" calcext:value-type="float">
            <text:p><text:s/>2,6 </text:p>
          </table:table-cell>
          <table:table-cell table:style-name="ce10" office:value-type="float" office:value="3.12732006755386" calcext:value-type="float">
            <text:p><text:s/>3,1 </text:p>
          </table:table-cell>
          <table:table-cell table:style-name="ce10" office:value-type="float" office:value="8.93369865095349" calcext:value-type="float">
            <text:p><text:s/>8,9 </text:p>
          </table:table-cell>
          <table:table-cell table:style-name="ce10" office:value-type="float" office:value="10.2427805502321" calcext:value-type="float">
            <text:p><text:s/>10,2 </text:p>
          </table:table-cell>
          <table:table-cell table:style-name="ce10" office:value-type="float" office:value="5.12931533815595" calcext:value-type="float">
            <text:p><text:s/>5,1 </text:p>
          </table:table-cell>
          <table:table-cell table:style-name="ce10" office:value-type="float" office:value="70.7535017994997" calcext:value-type="float">
            <text:p><text:s/>70,8 </text:p>
          </table:table-cell>
          <table:table-cell table:style-name="ce10" office:value-type="float" office:value="1.04041712589071" calcext:value-type="float">
            <text:p><text:s/>1,0 </text:p>
          </table:table-cell>
          <table:table-cell table:style-name="ce10" office:value-type="float" office:value="15.8763975827144" calcext:value-type="float">
            <text:p><text:s/>15,9 </text:p>
          </table:table-cell>
          <table:table-cell table:style-name="ce10" office:value-type="float" office:value="3.6757628923108" calcext:value-type="float">
            <text:p><text:s/>3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aná</text:p>
          </table:table-cell>
          <table:table-cell table:style-name="ce11" office:value-type="float" office:value="20.9204961413811" calcext:value-type="float">
            <text:p><text:s/>20,9 </text:p>
          </table:table-cell>
          <table:table-cell table:style-name="ce11" office:value-type="float" office:value="3.71720253260259" calcext:value-type="float">
            <text:p><text:s/>3,7 </text:p>
          </table:table-cell>
          <table:table-cell table:style-name="ce11" office:value-type="float" office:value="15.0830585992059" calcext:value-type="float">
            <text:p><text:s/>15,1 </text:p>
          </table:table-cell>
          <table:table-cell table:style-name="ce11" office:value-type="float" office:value="3.97871133173542" calcext:value-type="float">
            <text:p><text:s/>4,0 </text:p>
          </table:table-cell>
          <table:table-cell table:style-name="ce11" office:value-type="float" office:value="46.0368163514918" calcext:value-type="float">
            <text:p><text:s/>46,0 </text:p>
          </table:table-cell>
          <table:table-cell table:style-name="ce11" office:value-type="float" office:value="1.78554611874647" calcext:value-type="float">
            <text:p><text:s/>1,8 </text:p>
          </table:table-cell>
          <table:table-cell table:style-name="ce11" office:value-type="float" office:value="17.9596289079215" calcext:value-type="float">
            <text:p><text:s/>18,0 </text:p>
          </table:table-cell>
          <table:table-cell table:style-name="ce11" office:value-type="float" office:value="3.34508013191602" calcext:value-type="float">
            <text:p><text:s/>3,3 </text:p>
          </table:table-cell>
          <table:table-cell table:style-name="ce11" office:value-type="float" office:value="64.6929633302525" calcext:value-type="float">
            <text:p><text:s/>64,7 </text:p>
          </table:table-cell>
          <table:table-cell table:style-name="ce11" office:value-type="float" office:value="2.75994090512835" calcext:value-type="float">
            <text:p><text:s/>2,8 </text:p>
          </table:table-cell>
          <table:table-cell table:style-name="ce11" office:value-type="float" office:value="18.6724027395171" calcext:value-type="float">
            <text:p><text:s/>18,7 </text:p>
          </table:table-cell>
          <table:table-cell table:style-name="ce11" office:value-type="float" office:value="7.58768048463921" calcext:value-type="float">
            <text:p><text:s/>7,6 </text:p>
          </table:table-cell>
          <table:table-cell table:style-name="ce11" office:value-type="float" office:value="5.95435133062291" calcext:value-type="float">
            <text:p><text:s/>6,0 </text:p>
          </table:table-cell>
          <table:table-cell table:style-name="ce11" office:value-type="float" office:value="12.7390492005984" calcext:value-type="float">
            <text:p><text:s/>12,7 </text:p>
          </table:table-cell>
          <table:table-cell table:style-name="ce11" office:value-type="float" office:value="10.6802825996077" calcext:value-type="float">
            <text:p><text:s/>10,7 </text:p>
          </table:table-cell>
          <table:table-cell table:style-name="ce11" office:value-type="float" office:value="12.4131061933523" calcext:value-type="float">
            <text:p><text:s/>12,4 </text:p>
          </table:table-cell>
          <table:table-cell table:style-name="ce11" office:value-type="float" office:value="12.3415712457575" calcext:value-type="float">
            <text:p><text:s/>12,3 </text:p>
          </table:table-cell>
          <table:table-cell table:style-name="ce11" office:value-type="float" office:value="6.40783398155037" calcext:value-type="float">
            <text:p><text:s/>6,4 </text:p>
          </table:table-cell>
          <table:table-cell table:style-name="ce11" office:value-type="float" office:value="16.8975409813795" calcext:value-type="float">
            <text:p><text:s/>16,9 </text:p>
          </table:table-cell>
          <table:table-cell table:style-name="ce11" office:value-type="float" office:value="5.43930075889208" calcext:value-type="float">
            <text:p><text:s/>5,4 </text:p>
          </table:table-cell>
          <table:table-cell table:style-name="ce11" office:value-type="float" office:value="48.4083978656815" calcext:value-type="float">
            <text:p><text:s/>48,4 </text:p>
          </table:table-cell>
          <table:table-cell table:style-name="ce11" office:value-type="float" office:value="2.27082174416951" calcext:value-type="float">
            <text:p><text:s/>2,3 </text:p>
          </table:table-cell>
          <table:table-cell table:style-name="ce11" office:value-type="float" office:value="22.3524899071813" calcext:value-type="float">
            <text:p><text:s/>22,4 </text:p>
          </table:table-cell>
          <table:table-cell table:style-name="ce11" office:value-type="float" office:value="3.87205552319677" calcext:value-type="float">
            <text:p><text:s/>3,9 </text:p>
          </table:table-cell>
          <table:table-cell table:style-name="ce11" office:value-type="float" office:value="3.12294974223885" calcext:value-type="float">
            <text:p><text:s/>3,1 </text:p>
          </table:table-cell>
          <table:table-cell table:style-name="ce11" office:value-type="float" office:value="15.7123084940553" calcext:value-type="float">
            <text:p><text:s/>15,7 </text:p>
          </table:table-cell>
          <table:table-cell table:style-name="ce11" office:value-type="float" office:value="9.76552262799894" calcext:value-type="float">
            <text:p><text:s/>9,8 </text:p>
          </table:table-cell>
          <table:table-cell table:style-name="ce11" office:value-type="float" office:value="9.50814309196791" calcext:value-type="float">
            <text:p><text:s/>9,5 </text:p>
          </table:table-cell>
          <table:table-cell table:style-name="ce11" office:value-type="float" office:value="70.7371161285091" calcext:value-type="float">
            <text:p><text:s/>70,7 </text:p>
          </table:table-cell>
          <table:table-cell table:style-name="ce11" office:value-type="float" office:value="1.82162699684254" calcext:value-type="float">
            <text:p><text:s/>1,8 </text:p>
          </table:table-cell>
          <table:table-cell table:style-name="ce11" office:value-type="float" office:value="16.3744115012533" calcext:value-type="float">
            <text:p><text:s/>16,4 </text:p>
          </table:table-cell>
          <table:table-cell table:style-name="ce11" office:value-type="float" office:value="6.1538515672228" calcext:value-type="float">
            <text:p><text:s/>6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anta Catarina</text:p>
          </table:table-cell>
          <table:table-cell table:style-name="ce11" office:value-type="float" office:value="20.0289117021603" calcext:value-type="float">
            <text:p><text:s/>20,0 </text:p>
          </table:table-cell>
          <table:table-cell table:style-name="ce11" office:value-type="float" office:value="3.03838663449451" calcext:value-type="float">
            <text:p><text:s/>3,0 </text:p>
          </table:table-cell>
          <table:table-cell table:style-name="ce11" office:value-type="float" office:value="17.9317400994891" calcext:value-type="float">
            <text:p><text:s/>17,9 </text:p>
          </table:table-cell>
          <table:table-cell table:style-name="ce11" office:value-type="float" office:value="3.362095650481" calcext:value-type="float">
            <text:p><text:s/>3,4 </text:p>
          </table:table-cell>
          <table:table-cell table:style-name="ce11" office:value-type="float" office:value="48.3978793373033" calcext:value-type="float">
            <text:p><text:s/>48,4 </text:p>
          </table:table-cell>
          <table:table-cell table:style-name="ce11" office:value-type="float" office:value="1.6404727759109" calcext:value-type="float">
            <text:p><text:s/>1,6 </text:p>
          </table:table-cell>
          <table:table-cell table:style-name="ce11" office:value-type="float" office:value="13.6414688610471" calcext:value-type="float">
            <text:p><text:s/>13,6 </text:p>
          </table:table-cell>
          <table:table-cell table:style-name="ce11" office:value-type="float" office:value="3.46297036595283" calcext:value-type="float">
            <text:p><text:s/>3,5 </text:p>
          </table:table-cell>
          <table:table-cell table:style-name="ce11" office:value-type="float" office:value="64.5163586664654" calcext:value-type="float">
            <text:p><text:s/>64,5 </text:p>
          </table:table-cell>
          <table:table-cell table:style-name="ce11" office:value-type="float" office:value="2.26441491889443" calcext:value-type="float">
            <text:p><text:s/>2,3 </text:p>
          </table:table-cell>
          <table:table-cell table:style-name="ce11" office:value-type="float" office:value="21.346341612111" calcext:value-type="float">
            <text:p><text:s/>21,3 </text:p>
          </table:table-cell>
          <table:table-cell table:style-name="ce11" office:value-type="float" office:value="5.79360173777477" calcext:value-type="float">
            <text:p><text:s/>5,8 </text:p>
          </table:table-cell>
          <table:table-cell table:style-name="ce11" office:value-type="float" office:value="7.4421590887886" calcext:value-type="float">
            <text:p><text:s/>7,4 </text:p>
          </table:table-cell>
          <table:table-cell table:style-name="ce11" office:value-type="float" office:value="10.6606837960494" calcext:value-type="float">
            <text:p><text:s/>10,7 </text:p>
          </table:table-cell>
          <table:table-cell table:style-name="ce11" office:value-type="float" office:value="6.69514063263495" calcext:value-type="float">
            <text:p><text:s/>6,7 </text:p>
          </table:table-cell>
          <table:table-cell table:style-name="ce11" office:value-type="float" office:value="10.8406402115042" calcext:value-type="float">
            <text:p><text:s/>10,8 </text:p>
          </table:table-cell>
          <table:table-cell table:style-name="ce11" office:value-type="float" office:value="11.853488084955" calcext:value-type="float">
            <text:p><text:s/>11,9 </text:p>
          </table:table-cell>
          <table:table-cell table:style-name="ce11" office:value-type="float" office:value="6.17115991675221" calcext:value-type="float">
            <text:p><text:s/>6,2 </text:p>
          </table:table-cell>
          <table:table-cell table:style-name="ce11" office:value-type="float" office:value="22.351759982591" calcext:value-type="float">
            <text:p><text:s/>22,4 </text:p>
          </table:table-cell>
          <table:table-cell table:style-name="ce11" office:value-type="float" office:value="4.33953927518694" calcext:value-type="float">
            <text:p><text:s/>4,3 </text:p>
          </table:table-cell>
          <table:table-cell table:style-name="ce11" office:value-type="float" office:value="49.2299344058061" calcext:value-type="float">
            <text:p><text:s/>49,2 </text:p>
          </table:table-cell>
          <table:table-cell table:style-name="ce11" office:value-type="float" office:value="2.20914426071816" calcext:value-type="float">
            <text:p><text:s/>2,2 </text:p>
          </table:table-cell>
          <table:table-cell table:style-name="ce11" office:value-type="float" office:value="16.5648175266482" calcext:value-type="float">
            <text:p><text:s/>16,6 </text:p>
          </table:table-cell>
          <table:table-cell table:style-name="ce11" office:value-type="float" office:value="4.37976555510423" calcext:value-type="float">
            <text:p><text:s/>4,4 </text:p>
          </table:table-cell>
          <table:table-cell table:style-name="ce11" office:value-type="float" office:value="2.1456099339212" calcext:value-type="float">
            <text:p><text:s/>2,1 </text:p>
          </table:table-cell>
          <table:table-cell table:style-name="ce11" office:value-type="float" office:value="16.4908669646409" calcext:value-type="float">
            <text:p><text:s/>16,5 </text:p>
          </table:table-cell>
          <table:table-cell table:style-name="ce11" office:value-type="float" office:value="9.76742008083054" calcext:value-type="float">
            <text:p><text:s/>9,8 </text:p>
          </table:table-cell>
          <table:table-cell table:style-name="ce11" office:value-type="float" office:value="8.06920767404079" calcext:value-type="float">
            <text:p><text:s/>8,1 </text:p>
          </table:table-cell>
          <table:table-cell table:style-name="ce11" office:value-type="float" office:value="73.8690712646213" calcext:value-type="float">
            <text:p><text:s/>73,9 </text:p>
          </table:table-cell>
          <table:table-cell table:style-name="ce11" office:value-type="float" office:value="1.43531792349182" calcext:value-type="float">
            <text:p><text:s/>1,4 </text:p>
          </table:table-cell>
          <table:table-cell table:style-name="ce11" office:value-type="float" office:value="14.2178987206269" calcext:value-type="float">
            <text:p><text:s/>14,2 </text:p>
          </table:table-cell>
          <table:table-cell table:style-name="ce11" office:value-type="float" office:value="5.80761681089577" calcext:value-type="float">
            <text:p><text:s/>5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Grande do Sul</text:p>
          </table:table-cell>
          <table:table-cell table:style-name="ce11" office:value-type="float" office:value="21.3362813386159" calcext:value-type="float">
            <text:p><text:s/>21,3 </text:p>
          </table:table-cell>
          <table:table-cell table:style-name="ce11" office:value-type="float" office:value="3.38751351368681" calcext:value-type="float">
            <text:p><text:s/>3,4 </text:p>
          </table:table-cell>
          <table:table-cell table:style-name="ce11" office:value-type="float" office:value="16.0454109579809" calcext:value-type="float">
            <text:p><text:s/>16,0 </text:p>
          </table:table-cell>
          <table:table-cell table:style-name="ce11" office:value-type="float" office:value="4.09509321504163" calcext:value-type="float">
            <text:p><text:s/>4,1 </text:p>
          </table:table-cell>
          <table:table-cell table:style-name="ce11" office:value-type="float" office:value="46.7085496290668" calcext:value-type="float">
            <text:p><text:s/>46,7 </text:p>
          </table:table-cell>
          <table:table-cell table:style-name="ce11" office:value-type="float" office:value="1.90497803968106" calcext:value-type="float">
            <text:p><text:s/>1,9 </text:p>
          </table:table-cell>
          <table:table-cell table:style-name="ce11" office:value-type="float" office:value="15.9097580743358" calcext:value-type="float">
            <text:p><text:s/>15,9 </text:p>
          </table:table-cell>
          <table:table-cell table:style-name="ce11" office:value-type="float" office:value="3.79144240546455" calcext:value-type="float">
            <text:p><text:s/>3,8 </text:p>
          </table:table-cell>
          <table:table-cell table:style-name="ce11" office:value-type="float" office:value="66.2807897081437" calcext:value-type="float">
            <text:p><text:s/>66,3 </text:p>
          </table:table-cell>
          <table:table-cell table:style-name="ce11" office:value-type="float" office:value="2.39099849138183" calcext:value-type="float">
            <text:p><text:s/>2,4 </text:p>
          </table:table-cell>
          <table:table-cell table:style-name="ce11" office:value-type="float" office:value="19.2908040614028" calcext:value-type="float">
            <text:p><text:s/>19,3 </text:p>
          </table:table-cell>
          <table:table-cell table:style-name="ce11" office:value-type="float" office:value="7.22838483901791" calcext:value-type="float">
            <text:p><text:s/>7,2 </text:p>
          </table:table-cell>
          <table:table-cell table:style-name="ce11" office:value-type="float" office:value="6.76223303696884" calcext:value-type="float">
            <text:p><text:s/>6,8 </text:p>
          </table:table-cell>
          <table:table-cell table:style-name="ce11" office:value-type="float" office:value="12.691474024942" calcext:value-type="float">
            <text:p><text:s/>12,7 </text:p>
          </table:table-cell>
          <table:table-cell table:style-name="ce11" office:value-type="float" office:value="7.66617319348478" calcext:value-type="float">
            <text:p><text:s/>7,7 </text:p>
          </table:table-cell>
          <table:table-cell table:style-name="ce11" office:value-type="float" office:value="10.762886009066" calcext:value-type="float">
            <text:p><text:s/>10,8 </text:p>
          </table:table-cell>
          <table:table-cell table:style-name="ce11" office:value-type="float" office:value="13.637209947456" calcext:value-type="float">
            <text:p><text:s/>13,6 </text:p>
          </table:table-cell>
          <table:table-cell table:style-name="ce11" office:value-type="float" office:value="6.62238874158281" calcext:value-type="float">
            <text:p><text:s/>6,6 </text:p>
          </table:table-cell>
          <table:table-cell table:style-name="ce11" office:value-type="float" office:value="18.0901915678486" calcext:value-type="float">
            <text:p><text:s/>18,1 </text:p>
          </table:table-cell>
          <table:table-cell table:style-name="ce11" office:value-type="float" office:value="5.48319046247835" calcext:value-type="float">
            <text:p><text:s/>5,5 </text:p>
          </table:table-cell>
          <table:table-cell table:style-name="ce11" office:value-type="float" office:value="49.10617096461" calcext:value-type="float">
            <text:p><text:s/>49,1 </text:p>
          </table:table-cell>
          <table:table-cell table:style-name="ce11" office:value-type="float" office:value="2.48202155510354" calcext:value-type="float">
            <text:p><text:s/>2,5 </text:p>
          </table:table-cell>
          <table:table-cell table:style-name="ce11" office:value-type="float" office:value="19.1664275200855" calcext:value-type="float">
            <text:p><text:s/>19,2 </text:p>
          </table:table-cell>
          <table:table-cell table:style-name="ce11" office:value-type="float" office:value="4.60546381544453" calcext:value-type="float">
            <text:p><text:s/>4,6 </text:p>
          </table:table-cell>
          <table:table-cell table:style-name="ce11" office:value-type="float" office:value="3.77445114712747" calcext:value-type="float">
            <text:p><text:s/>3,8 </text:p>
          </table:table-cell>
          <table:table-cell table:style-name="ce11" office:value-type="float" office:value="13.4193668212105" calcext:value-type="float">
            <text:p><text:s/>13,4 </text:p>
          </table:table-cell>
          <table:table-cell table:style-name="ce11" office:value-type="float" office:value="11.0257360402806" calcext:value-type="float">
            <text:p><text:s/>11,0 </text:p>
          </table:table-cell>
          <table:table-cell table:style-name="ce11" office:value-type="float" office:value="8.2374786963986" calcext:value-type="float">
            <text:p><text:s/>8,2 </text:p>
          </table:table-cell>
          <table:table-cell table:style-name="ce11" office:value-type="float" office:value="68.7296600161567" calcext:value-type="float">
            <text:p><text:s/>68,7 </text:p>
          </table:table-cell>
          <table:table-cell table:style-name="ce11" office:value-type="float" office:value="1.88059166960579" calcext:value-type="float">
            <text:p><text:s/>1,9 </text:p>
          </table:table-cell>
          <table:table-cell table:style-name="ce11" office:value-type="float" office:value="16.4701527964353" calcext:value-type="float">
            <text:p><text:s/>16,5 </text:p>
          </table:table-cell>
          <table:table-cell table:style-name="ce11" office:value-type="float" office:value="6.36387755403682" calcext:value-type="float">
            <text:p><text:s/>6,4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entro-Oeste</text:p>
          </table:table-cell>
          <table:table-cell table:style-name="ce10" office:value-type="float" office:value="23.8065173152018" calcext:value-type="float">
            <text:p><text:s/>23,8 </text:p>
          </table:table-cell>
          <table:table-cell table:style-name="ce10" office:value-type="float" office:value="2.16291004959638" calcext:value-type="float">
            <text:p><text:s/>2,2 </text:p>
          </table:table-cell>
          <table:table-cell table:style-name="ce10" office:value-type="float" office:value="13.8870524223987" calcext:value-type="float">
            <text:p><text:s/>13,9 </text:p>
          </table:table-cell>
          <table:table-cell table:style-name="ce10" office:value-type="float" office:value="3.01711089826462" calcext:value-type="float">
            <text:p><text:s/>3,0 </text:p>
          </table:table-cell>
          <table:table-cell table:style-name="ce10" office:value-type="float" office:value="41.8265535379718" calcext:value-type="float">
            <text:p><text:s/>41,8 </text:p>
          </table:table-cell>
          <table:table-cell table:style-name="ce10" office:value-type="float" office:value="1.4535347533414" calcext:value-type="float">
            <text:p><text:s/>1,5 </text:p>
          </table:table-cell>
          <table:table-cell table:style-name="ce10" office:value-type="float" office:value="20.4798767244276" calcext:value-type="float">
            <text:p><text:s/>20,5 </text:p>
          </table:table-cell>
          <table:table-cell table:style-name="ce10" office:value-type="float" office:value="2.27976887744121" calcext:value-type="float">
            <text:p><text:s/>2,3 </text:p>
          </table:table-cell>
          <table:table-cell table:style-name="ce10" office:value-type="float" office:value="67.9899353607764" calcext:value-type="float">
            <text:p><text:s/>68,0 </text:p>
          </table:table-cell>
          <table:table-cell table:style-name="ce10" office:value-type="float" office:value="1.7251570411372" calcext:value-type="float">
            <text:p><text:s/>1,7 </text:p>
          </table:table-cell>
          <table:table-cell table:style-name="ce10" office:value-type="float" office:value="16.9876561373284" calcext:value-type="float">
            <text:p><text:s/>17,0 </text:p>
          </table:table-cell>
          <table:table-cell table:style-name="ce10" office:value-type="float" office:value="5.3435456384368" calcext:value-type="float">
            <text:p><text:s/>5,3 </text:p>
          </table:table-cell>
          <table:table-cell table:style-name="ce10" office:value-type="float" office:value="4.8224390249638" calcext:value-type="float">
            <text:p><text:s/>4,8 </text:p>
          </table:table-cell>
          <table:table-cell table:style-name="ce10" office:value-type="float" office:value="9.66282239824928" calcext:value-type="float">
            <text:p><text:s/>9,7 </text:p>
          </table:table-cell>
          <table:table-cell table:style-name="ce10" office:value-type="float" office:value="10.1999694769314" calcext:value-type="float">
            <text:p><text:s/>10,2 </text:p>
          </table:table-cell>
          <table:table-cell table:style-name="ce10" office:value-type="float" office:value="7.23749509840096" calcext:value-type="float">
            <text:p><text:s/>7,2 </text:p>
          </table:table-cell>
          <table:table-cell table:style-name="ce10" office:value-type="float" office:value="18.5166775413338" calcext:value-type="float">
            <text:p><text:s/>18,5 </text:p>
          </table:table-cell>
          <table:table-cell table:style-name="ce10" office:value-type="float" office:value="3.51421496031524" calcext:value-type="float">
            <text:p><text:s/>3,5 </text:p>
          </table:table-cell>
          <table:table-cell table:style-name="ce10" office:value-type="float" office:value="16.2348295045715" calcext:value-type="float">
            <text:p><text:s/>16,2 </text:p>
          </table:table-cell>
          <table:table-cell table:style-name="ce10" office:value-type="float" office:value="3.78960143998039" calcext:value-type="float">
            <text:p><text:s/>3,8 </text:p>
          </table:table-cell>
          <table:table-cell table:style-name="ce10" office:value-type="float" office:value="42.2116092602068" calcext:value-type="float">
            <text:p><text:s/>42,2 </text:p>
          </table:table-cell>
          <table:table-cell table:style-name="ce10" office:value-type="float" office:value="2.01230773206188" calcext:value-type="float">
            <text:p><text:s/>2,0 </text:p>
          </table:table-cell>
          <table:table-cell table:style-name="ce10" office:value-type="float" office:value="23.0368836938879" calcext:value-type="float">
            <text:p><text:s/>23,0 </text:p>
          </table:table-cell>
          <table:table-cell table:style-name="ce10" office:value-type="float" office:value="3.13853017719324" calcext:value-type="float">
            <text:p><text:s/>3,1 </text:p>
          </table:table-cell>
          <table:table-cell table:style-name="ce10" office:value-type="float" office:value="3.80115796815756" calcext:value-type="float">
            <text:p><text:s/>3,8 </text:p>
          </table:table-cell>
          <table:table-cell table:style-name="ce10" office:value-type="float" office:value="9.60370802264877" calcext:value-type="float">
            <text:p><text:s/>9,6 </text:p>
          </table:table-cell>
          <table:table-cell table:style-name="ce10" office:value-type="float" office:value="8.61688707973979" calcext:value-type="float">
            <text:p><text:s/>8,6 </text:p>
          </table:table-cell>
          <table:table-cell table:style-name="ce10" office:value-type="float" office:value="7.18608195227543" calcext:value-type="float">
            <text:p><text:s/>7,2 </text:p>
          </table:table-cell>
          <table:table-cell table:style-name="ce10" office:value-type="float" office:value="64.3334041411614" calcext:value-type="float">
            <text:p><text:s/>64,3 </text:p>
          </table:table-cell>
          <table:table-cell table:style-name="ce10" office:value-type="float" office:value="1.44763551551248" calcext:value-type="float">
            <text:p><text:s/>1,4 </text:p>
          </table:table-cell>
          <table:table-cell table:style-name="ce10" office:value-type="float" office:value="23.2485508109411" calcext:value-type="float">
            <text:p><text:s/>23,2 </text:p>
          </table:table-cell>
          <table:table-cell table:style-name="ce10" office:value-type="float" office:value="3.37552425463584" calcext:value-type="float">
            <text:p><text:s/>3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to Grosso do Sul</text:p>
          </table:table-cell>
          <table:table-cell table:style-name="ce11" office:value-type="float" office:value="21.0520647928591" calcext:value-type="float">
            <text:p><text:s/>21,1 </text:p>
          </table:table-cell>
          <table:table-cell table:style-name="ce11" office:value-type="float" office:value="4.68710152148254" calcext:value-type="float">
            <text:p><text:s/>4,7 </text:p>
          </table:table-cell>
          <table:table-cell table:style-name="ce11" office:value-type="float" office:value="13.6343567129336" calcext:value-type="float">
            <text:p><text:s/>13,6 </text:p>
          </table:table-cell>
          <table:table-cell table:style-name="ce11" office:value-type="float" office:value="6.04130923111086" calcext:value-type="float">
            <text:p><text:s/>6,0 </text:p>
          </table:table-cell>
          <table:table-cell table:style-name="ce11" office:value-type="float" office:value="44.8559805756319" calcext:value-type="float">
            <text:p><text:s/>44,9 </text:p>
          </table:table-cell>
          <table:table-cell table:style-name="ce11" office:value-type="float" office:value="2.6671318878394" calcext:value-type="float">
            <text:p><text:s/>2,7 </text:p>
          </table:table-cell>
          <table:table-cell table:style-name="ce11" office:value-type="float" office:value="20.4575979185749" calcext:value-type="float">
            <text:p><text:s/>20,5 </text:p>
          </table:table-cell>
          <table:table-cell table:style-name="ce11" office:value-type="float" office:value="5.77994277967375" calcext:value-type="float">
            <text:p><text:s/>5,8 </text:p>
          </table:table-cell>
          <table:table-cell table:style-name="ce11" office:value-type="float" office:value="60.0948266728383" calcext:value-type="float">
            <text:p><text:s/>60,1 </text:p>
          </table:table-cell>
          <table:table-cell table:style-name="ce11" office:value-type="float" office:value="4.43908899798099" calcext:value-type="float">
            <text:p><text:s/>4,4 </text:p>
          </table:table-cell>
          <table:table-cell table:style-name="ce11" office:value-type="float" office:value="18.0029695646928" calcext:value-type="float">
            <text:p><text:s/>18,0 </text:p>
          </table:table-cell>
          <table:table-cell table:style-name="ce11" office:value-type="float" office:value="11.8626825842151" calcext:value-type="float">
            <text:p><text:s/>11,9 </text:p>
          </table:table-cell>
          <table:table-cell table:style-name="ce11" office:value-type="float" office:value="9.32595370391531" calcext:value-type="float">
            <text:p><text:s/>9,3 </text:p>
          </table:table-cell>
          <table:table-cell table:style-name="ce11" office:value-type="float" office:value="13.9088033304248" calcext:value-type="float">
            <text:p><text:s/>13,9 </text:p>
          </table:table-cell>
          <table:table-cell table:style-name="ce11" office:value-type="float" office:value="12.5762500585537" calcext:value-type="float">
            <text:p><text:s/>12,6 </text:p>
          </table:table-cell>
          <table:table-cell table:style-name="ce11" office:value-type="float" office:value="14.6247130838965" calcext:value-type="float">
            <text:p><text:s/>14,6 </text:p>
          </table:table-cell>
          <table:table-cell table:style-name="ce11" office:value-type="float" office:value="17.0244056629539" calcext:value-type="float">
            <text:p><text:s/>17,0 </text:p>
          </table:table-cell>
          <table:table-cell table:style-name="ce11" office:value-type="float" office:value="7.9044395109816" calcext:value-type="float">
            <text:p><text:s/>7,9 </text:p>
          </table:table-cell>
          <table:table-cell table:style-name="ce11" office:value-type="float" office:value="15.4251045530371" calcext:value-type="float">
            <text:p><text:s/>15,4 </text:p>
          </table:table-cell>
          <table:table-cell table:style-name="ce11" office:value-type="float" office:value="7.20923527252059" calcext:value-type="float">
            <text:p><text:s/>7,2 </text:p>
          </table:table-cell>
          <table:table-cell table:style-name="ce11" office:value-type="float" office:value="44.4140601818617" calcext:value-type="float">
            <text:p><text:s/>44,4 </text:p>
          </table:table-cell>
          <table:table-cell table:style-name="ce11" office:value-type="float" office:value="4.16834211624509" calcext:value-type="float">
            <text:p><text:s/>4,2 </text:p>
          </table:table-cell>
          <table:table-cell table:style-name="ce11" office:value-type="float" office:value="23.1364296021472" calcext:value-type="float">
            <text:p><text:s/>23,1 </text:p>
          </table:table-cell>
          <table:table-cell table:style-name="ce11" office:value-type="float" office:value="7.30546245919694" calcext:value-type="float">
            <text:p><text:s/>7,3 </text:p>
          </table:table-cell>
          <table:table-cell table:style-name="ce11" office:value-type="float" office:value="2.57511647741992" calcext:value-type="float">
            <text:p><text:s/>2,6 </text:p>
          </table:table-cell>
          <table:table-cell table:style-name="ce11" office:value-type="float" office:value="24.0320306191377" calcext:value-type="float">
            <text:p><text:s/>24,0 </text:p>
          </table:table-cell>
          <table:table-cell table:style-name="ce11" office:value-type="float" office:value="8.40345528758976" calcext:value-type="float">
            <text:p><text:s/>8,4 </text:p>
          </table:table-cell>
          <table:table-cell table:style-name="ce11" office:value-type="float" office:value="15.1283029641696" calcext:value-type="float">
            <text:p><text:s/>15,1 </text:p>
          </table:table-cell>
          <table:table-cell table:style-name="ce11" office:value-type="float" office:value="67.4673057513661" calcext:value-type="float">
            <text:p><text:s/>67,5 </text:p>
          </table:table-cell>
          <table:table-cell table:style-name="ce11" office:value-type="float" office:value="2.72864997787133" calcext:value-type="float">
            <text:p><text:s/>2,7 </text:p>
          </table:table-cell>
          <table:table-cell table:style-name="ce11" office:value-type="float" office:value="21.5541224836243" calcext:value-type="float">
            <text:p><text:s/>21,6 </text:p>
          </table:table-cell>
          <table:table-cell table:style-name="ce11" office:value-type="float" office:value="7.59298180946993" calcext:value-type="float">
            <text:p><text:s/>7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to Grosso</text:p>
          </table:table-cell>
          <table:table-cell table:style-name="ce11" office:value-type="float" office:value="21.4113844384231" calcext:value-type="float">
            <text:p><text:s/>21,4 </text:p>
          </table:table-cell>
          <table:table-cell table:style-name="ce11" office:value-type="float" office:value="4.2200169502662" calcext:value-type="float">
            <text:p><text:s/>4,2 </text:p>
          </table:table-cell>
          <table:table-cell table:style-name="ce11" office:value-type="float" office:value="15.1844036431594" calcext:value-type="float">
            <text:p><text:s/>15,2 </text:p>
          </table:table-cell>
          <table:table-cell table:style-name="ce11" office:value-type="float" office:value="5.6963700810773" calcext:value-type="float">
            <text:p><text:s/>5,7 </text:p>
          </table:table-cell>
          <table:table-cell table:style-name="ce11" office:value-type="float" office:value="42.7973155440708" calcext:value-type="float">
            <text:p><text:s/>42,8 </text:p>
          </table:table-cell>
          <table:table-cell table:style-name="ce11" office:value-type="float" office:value="2.90595905958608" calcext:value-type="float">
            <text:p><text:s/>2,9 </text:p>
          </table:table-cell>
          <table:table-cell table:style-name="ce11" office:value-type="float" office:value="20.6068963743469" calcext:value-type="float">
            <text:p><text:s/>20,6 </text:p>
          </table:table-cell>
          <table:table-cell table:style-name="ce11" office:value-type="float" office:value="4.5114994386426" calcext:value-type="float">
            <text:p><text:s/>4,5 </text:p>
          </table:table-cell>
          <table:table-cell table:style-name="ce11" office:value-type="float" office:value="60.8818542637554" calcext:value-type="float">
            <text:p><text:s/>60,9 </text:p>
          </table:table-cell>
          <table:table-cell table:style-name="ce11" office:value-type="float" office:value="3.91290285615134" calcext:value-type="float">
            <text:p><text:s/>3,9 </text:p>
          </table:table-cell>
          <table:table-cell table:style-name="ce11" office:value-type="float" office:value="23.032186205124" calcext:value-type="float">
            <text:p><text:s/>23,0 </text:p>
          </table:table-cell>
          <table:table-cell table:style-name="ce11" office:value-type="float" office:value="8.26748282774437" calcext:value-type="float">
            <text:p><text:s/>8,3 </text:p>
          </table:table-cell>
          <table:table-cell table:style-name="ce11" office:value-type="float" office:value="6.34108127922154" calcext:value-type="float">
            <text:p><text:s/>6,3 </text:p>
          </table:table-cell>
          <table:table-cell table:style-name="ce11" office:value-type="float" office:value="18.0659314313739" calcext:value-type="float">
            <text:p><text:s/>18,1 </text:p>
          </table:table-cell>
          <table:table-cell table:style-name="ce11" office:value-type="float" office:value="9.74487825189915" calcext:value-type="float">
            <text:p><text:s/>9,7 </text:p>
          </table:table-cell>
          <table:table-cell table:style-name="ce11" office:value-type="float" office:value="14.149260525781" calcext:value-type="float">
            <text:p><text:s/>14,1 </text:p>
          </table:table-cell>
          <table:table-cell table:style-name="ce11" office:value-type="float" office:value="17.0451860474735" calcext:value-type="float">
            <text:p><text:s/>17,0 </text:p>
          </table:table-cell>
          <table:table-cell table:style-name="ce11" office:value-type="float" office:value="6.80401013484361" calcext:value-type="float">
            <text:p><text:s/>6,8 </text:p>
          </table:table-cell>
          <table:table-cell table:style-name="ce11" office:value-type="float" office:value="16.4379748768517" calcext:value-type="float">
            <text:p><text:s/>16,4 </text:p>
          </table:table-cell>
          <table:table-cell table:style-name="ce11" office:value-type="float" office:value="7.36723186066462" calcext:value-type="float">
            <text:p><text:s/>7,4 </text:p>
          </table:table-cell>
          <table:table-cell table:style-name="ce11" office:value-type="float" office:value="43.1732983211657" calcext:value-type="float">
            <text:p><text:s/>43,2 </text:p>
          </table:table-cell>
          <table:table-cell table:style-name="ce11" office:value-type="float" office:value="4.01206602296574" calcext:value-type="float">
            <text:p><text:s/>4,0 </text:p>
          </table:table-cell>
          <table:table-cell table:style-name="ce11" office:value-type="float" office:value="23.343540754509" calcext:value-type="float">
            <text:p><text:s/>23,3 </text:p>
          </table:table-cell>
          <table:table-cell table:style-name="ce11" office:value-type="float" office:value="6.51151235915655" calcext:value-type="float">
            <text:p><text:s/>6,5 </text:p>
          </table:table-cell>
          <table:table-cell table:style-name="ce11" office:value-type="float" office:value="4.06785682740795" calcext:value-type="float">
            <text:p><text:s/>4,1 </text:p>
          </table:table-cell>
          <table:table-cell table:style-name="ce11" office:value-type="float" office:value="16.7289482580386" calcext:value-type="float">
            <text:p><text:s/>16,7 </text:p>
          </table:table-cell>
          <table:table-cell table:style-name="ce11" office:value-type="float" office:value="8.74971467842216" calcext:value-type="float">
            <text:p><text:s/>8,7 </text:p>
          </table:table-cell>
          <table:table-cell table:style-name="ce11" office:value-type="float" office:value="10.9109837479065" calcext:value-type="float">
            <text:p><text:s/>10,9 </text:p>
          </table:table-cell>
          <table:table-cell table:style-name="ce11" office:value-type="float" office:value="63.963392695889" calcext:value-type="float">
            <text:p><text:s/>64,0 </text:p>
          </table:table-cell>
          <table:table-cell table:style-name="ce11" office:value-type="float" office:value="2.50422108828286" calcext:value-type="float">
            <text:p><text:s/>2,5 </text:p>
          </table:table-cell>
          <table:table-cell table:style-name="ce11" office:value-type="float" office:value="23.2190357982807" calcext:value-type="float">
            <text:p><text:s/>23,2 </text:p>
          </table:table-cell>
          <table:table-cell table:style-name="ce11" office:value-type="float" office:value="6.14636589836915" calcext:value-type="float">
            <text:p><text:s/>6,1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Goiás</text:p>
          </table:table-cell>
          <table:table-cell table:style-name="ce11" office:value-type="float" office:value="23.439848081542" calcext:value-type="float">
            <text:p><text:s/>23,4 </text:p>
          </table:table-cell>
          <table:table-cell table:style-name="ce11" office:value-type="float" office:value="3.72884281355318" calcext:value-type="float">
            <text:p><text:s/>3,7 </text:p>
          </table:table-cell>
          <table:table-cell table:style-name="ce11" office:value-type="float" office:value="13.6421274515543" calcext:value-type="float">
            <text:p><text:s/>13,6 </text:p>
          </table:table-cell>
          <table:table-cell table:style-name="ce11" office:value-type="float" office:value="5.16825431093102" calcext:value-type="float">
            <text:p><text:s/>5,2 </text:p>
          </table:table-cell>
          <table:table-cell table:style-name="ce11" office:value-type="float" office:value="42.7936472229258" calcext:value-type="float">
            <text:p><text:s/>42,8 </text:p>
          </table:table-cell>
          <table:table-cell table:style-name="ce11" office:value-type="float" office:value="2.43382431778362" calcext:value-type="float">
            <text:p><text:s/>2,4 </text:p>
          </table:table-cell>
          <table:table-cell table:style-name="ce11" office:value-type="float" office:value="20.1243772439778" calcext:value-type="float">
            <text:p><text:s/>20,1 </text:p>
          </table:table-cell>
          <table:table-cell table:style-name="ce11" office:value-type="float" office:value="3.73234971939937" calcext:value-type="float">
            <text:p><text:s/>3,7 </text:p>
          </table:table-cell>
          <table:table-cell table:style-name="ce11" office:value-type="float" office:value="69.3895191981595" calcext:value-type="float">
            <text:p><text:s/>69,4 </text:p>
          </table:table-cell>
          <table:table-cell table:style-name="ce11" office:value-type="float" office:value="2.79161398709353" calcext:value-type="float">
            <text:p><text:s/>2,8 </text:p>
          </table:table-cell>
          <table:table-cell table:style-name="ce11" office:value-type="float" office:value="17.089088372975" calcext:value-type="float">
            <text:p><text:s/>17,1 </text:p>
          </table:table-cell>
          <table:table-cell table:style-name="ce11" office:value-type="float" office:value="8.91501375144467" calcext:value-type="float">
            <text:p><text:s/>8,9 </text:p>
          </table:table-cell>
          <table:table-cell table:style-name="ce11" office:value-type="float" office:value="3.67323567705096" calcext:value-type="float">
            <text:p><text:s/>3,7 </text:p>
          </table:table-cell>
          <table:table-cell table:style-name="ce11" office:value-type="float" office:value="18.7072651890162" calcext:value-type="float">
            <text:p><text:s/>18,7 </text:p>
          </table:table-cell>
          <table:table-cell table:style-name="ce11" office:value-type="float" office:value="9.84815675181446" calcext:value-type="float">
            <text:p><text:s/>9,8 </text:p>
          </table:table-cell>
          <table:table-cell table:style-name="ce11" office:value-type="float" office:value="12.2788804603098" calcext:value-type="float">
            <text:p><text:s/>12,3 </text:p>
          </table:table-cell>
          <table:table-cell table:style-name="ce11" office:value-type="float" office:value="16.263999883701" calcext:value-type="float">
            <text:p><text:s/>16,3 </text:p>
          </table:table-cell>
          <table:table-cell table:style-name="ce11" office:value-type="float" office:value="6.42363570293322" calcext:value-type="float">
            <text:p><text:s/>6,4 </text:p>
          </table:table-cell>
          <table:table-cell table:style-name="ce11" office:value-type="float" office:value="16.0023592952203" calcext:value-type="float">
            <text:p><text:s/>16,0 </text:p>
          </table:table-cell>
          <table:table-cell table:style-name="ce11" office:value-type="float" office:value="6.66744784996828" calcext:value-type="float">
            <text:p><text:s/>6,7 </text:p>
          </table:table-cell>
          <table:table-cell table:style-name="ce11" office:value-type="float" office:value="45.6989000487877" calcext:value-type="float">
            <text:p><text:s/>45,7 </text:p>
          </table:table-cell>
          <table:table-cell table:style-name="ce11" office:value-type="float" office:value="3.17647399411107" calcext:value-type="float">
            <text:p><text:s/>3,2 </text:p>
          </table:table-cell>
          <table:table-cell table:style-name="ce11" office:value-type="float" office:value="22.0347407722909" calcext:value-type="float">
            <text:p><text:s/>22,0 </text:p>
          </table:table-cell>
          <table:table-cell table:style-name="ce11" office:value-type="float" office:value="5.28718652026264" calcext:value-type="float">
            <text:p><text:s/>5,3 </text:p>
          </table:table-cell>
          <table:table-cell table:style-name="ce11" office:value-type="float" office:value="3.50901852219468" calcext:value-type="float">
            <text:p><text:s/>3,5 </text:p>
          </table:table-cell>
          <table:table-cell table:style-name="ce11" office:value-type="float" office:value="17.07376626618" calcext:value-type="float">
            <text:p><text:s/>17,1 </text:p>
          </table:table-cell>
          <table:table-cell table:style-name="ce11" office:value-type="float" office:value="8.09819655665179" calcext:value-type="float">
            <text:p><text:s/>8,1 </text:p>
          </table:table-cell>
          <table:table-cell table:style-name="ce11" office:value-type="float" office:value="12.3647406987592" calcext:value-type="float">
            <text:p><text:s/>12,4 </text:p>
          </table:table-cell>
          <table:table-cell table:style-name="ce11" office:value-type="float" office:value="64.2378684740096" calcext:value-type="float">
            <text:p><text:s/>64,2 </text:p>
          </table:table-cell>
          <table:table-cell table:style-name="ce11" office:value-type="float" office:value="2.54092336137175" calcext:value-type="float">
            <text:p><text:s/>2,5 </text:p>
          </table:table-cell>
          <table:table-cell table:style-name="ce11" office:value-type="float" office:value="24.1549164471438" calcext:value-type="float">
            <text:p><text:s/>24,2 </text:p>
          </table:table-cell>
          <table:table-cell table:style-name="ce11" office:value-type="float" office:value="5.54308384681133" calcext:value-type="float">
            <text:p><text:s/>5,5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Distrito Federal</text:p>
          </table:table-cell>
          <table:table-cell table:style-name="ce11" office:value-type="float" office:value="29.8426986324621" calcext:value-type="float">
            <text:p><text:s/>29,8 </text:p>
          </table:table-cell>
          <table:table-cell table:style-name="ce11" office:value-type="float" office:value="4.22802962653818" calcext:value-type="float">
            <text:p><text:s/>4,2 </text:p>
          </table:table-cell>
          <table:table-cell table:style-name="ce11" office:value-type="float" office:value="13.2213201341422" calcext:value-type="float">
            <text:p><text:s/>13,2 </text:p>
          </table:table-cell>
          <table:table-cell table:style-name="ce11" office:value-type="float" office:value="7.10053310679016" calcext:value-type="float">
            <text:p><text:s/>7,1 </text:p>
          </table:table-cell>
          <table:table-cell table:style-name="ce11" office:value-type="float" office:value="35.7726737159552" calcext:value-type="float">
            <text:p><text:s/>35,8 </text:p>
          </table:table-cell>
          <table:table-cell table:style-name="ce11" office:value-type="float" office:value="3.59391471767237" calcext:value-type="float">
            <text:p><text:s/>3,6 </text:p>
          </table:table-cell>
          <table:table-cell table:style-name="ce11" office:value-type="float" office:value="21.1633075174398" calcext:value-type="float">
            <text:p><text:s/>21,2 </text:p>
          </table:table-cell>
          <table:table-cell table:style-name="ce11" office:value-type="float" office:value="4.66916858691583" calcext:value-type="float">
            <text:p><text:s/>4,7 </text:p>
          </table:table-cell>
          <table:table-cell table:style-name="ce11" office:value-type="float" office:value="80.4182721557795" calcext:value-type="float">
            <text:p><text:s/>80,4 </text:p>
          </table:table-cell>
          <table:table-cell table:style-name="ce11" office:value-type="float" office:value="2.62825842702693" calcext:value-type="float">
            <text:p><text:s/>2,6 </text:p>
          </table:table-cell>
          <table:table-cell table:style-name="ce11" office:value-type="float" office:value="8.72605875780365" calcext:value-type="float">
            <text:p><text:s/>8,7 </text:p>
          </table:table-cell>
          <table:table-cell table:style-name="ce11" office:value-type="float" office:value="16.160920355936" calcext:value-type="float">
            <text:p><text:s/>16,2 </text:p>
          </table:table-cell>
          <table:table-cell table:style-name="ce11" office:value-type="float" office:value="1.56291160774986" calcext:value-type="float">
            <text:p><text:s/>1,6 </text:p>
          </table:table-cell>
          <table:table-cell table:style-name="ce11" office:value-type="float" office:value="38.2776000153729" calcext:value-type="float">
            <text:p><text:s/>38,3 </text:p>
          </table:table-cell>
          <table:table-cell table:style-name="ce11" office:value-type="float" office:value="9.29275747866717" calcext:value-type="float">
            <text:p><text:s/>9,3 </text:p>
          </table:table-cell>
          <table:table-cell table:style-name="ce11" office:value-type="float" office:value="16.6024612408161" calcext:value-type="float">
            <text:p><text:s/>16,6 </text:p>
          </table:table-cell>
          <table:table-cell table:style-name="ce11" office:value-type="float" office:value="26.2252040909208" calcext:value-type="float">
            <text:p><text:s/>26,2 </text:p>
          </table:table-cell>
          <table:table-cell table:style-name="ce11" office:value-type="float" office:value="6.44684912916438" calcext:value-type="float">
            <text:p><text:s/>6,4 </text:p>
          </table:table-cell>
          <table:table-cell table:style-name="ce11" office:value-type="float" office:value="17.2230965214206" calcext:value-type="float">
            <text:p><text:s/>17,2 </text:p>
          </table:table-cell>
          <table:table-cell table:style-name="ce11" office:value-type="float" office:value="8.15179123470784" calcext:value-type="float">
            <text:p><text:s/>8,2 </text:p>
          </table:table-cell>
          <table:table-cell table:style-name="ce11" office:value-type="float" office:value="31.7937457553159" calcext:value-type="float">
            <text:p><text:s/>31,8 </text:p>
          </table:table-cell>
          <table:table-cell table:style-name="ce11" office:value-type="float" office:value="5.19785753992904" calcext:value-type="float">
            <text:p><text:s/>5,2 </text:p>
          </table:table-cell>
          <table:table-cell table:style-name="ce11" office:value-type="float" office:value="24.7579536323428" calcext:value-type="float">
            <text:p><text:s/>24,8 </text:p>
          </table:table-cell>
          <table:table-cell table:style-name="ce11" office:value-type="float" office:value="6.37171411046237" calcext:value-type="float">
            <text:p><text:s/>6,4 </text:p>
          </table:table-cell>
          <table:table-cell table:style-name="ce11" office:value-type="float" office:value="5.31503555132414" calcext:value-type="float">
            <text:p><text:s/>5,3 </text:p>
          </table:table-cell>
          <table:table-cell table:style-name="ce11" office:value-type="float" office:value="18.8784306332855" calcext:value-type="float">
            <text:p><text:s/>18,9 </text:p>
          </table:table-cell>
          <table:table-cell table:style-name="ce11" office:value-type="float" office:value="9.85770956325669" calcext:value-type="float">
            <text:p><text:s/>9,9 </text:p>
          </table:table-cell>
          <table:table-cell table:style-name="ce11" office:value-type="float" office:value="18.092939277595" calcext:value-type="float">
            <text:p><text:s/>18,1 </text:p>
          </table:table-cell>
          <table:table-cell table:style-name="ce11" office:value-type="float" office:value="62.0428515912349" calcext:value-type="float">
            <text:p><text:s/>62,0 </text:p>
          </table:table-cell>
          <table:table-cell table:style-name="ce11" office:value-type="float" office:value="3.50738203113518" calcext:value-type="float">
            <text:p><text:s/>3,5 </text:p>
          </table:table-cell>
          <table:table-cell table:style-name="ce11" office:value-type="float" office:value="22.7844032941842" calcext:value-type="float">
            <text:p><text:s/>22,8 </text:p>
          </table:table-cell>
          <table:table-cell table:style-name="ce11" office:value-type="float" office:value="8.10426673005597" calcext:value-type="float">
            <text:p><text:s/>8,1 </text:p>
          </table:table-cell>
          <table:table-cell table:number-columns-repeated="991"/>
        </table:table-row>
        <table:table-row table:style-name="ro2">
          <table:table-cell table:style-name="ce5" table:number-columns-repeated="33"/>
          <table:table-cell table:number-columns-repeated="991"/>
        </table:table-row>
        <table:table-row table:style-name="ro2">
          <table:table-cell table:style-name="ce6" office:value-type="string" calcext:value-type="string">
            <text:p>Fonte: IBGE. Pesquisa Nacional por Amostra de Domicílios Contínua, 2015, consolidado de primeiras entrevistas.</text:p>
          </table:table-cell>
          <table:table-cell table:style-name="ce6" table:number-columns-repeated="32"/>
          <table:table-cell table:number-columns-repeated="99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4" table:style-name="ta4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224" table:default-cell-style-name="ce7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Tabela 1.16 - Distribuição percentual de jovens de 15 a 29 anos de idade, por tipo de atividade na semana de referência e grupos de idade, com indicação do coeficiente de variação, segundo as Grandes Regiões e as Unidades da Federação - 2014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" table:number-rows-spanned="5">
            <text:p>Grandes Regiões e Unidades da Federação</text:p>
          </table:table-cell>
          <table:table-cell table:style-name="ce8" office:value-type="string" calcext:value-type="string" table:number-columns-spanned="32" table:number-rows-spanned="1">
            <text:p>Jovens de 15 a 29 anos de idade (%) </text:p>
          </table:table-cell>
          <table:covered-table-cell table:number-columns-repeated="31" table:style-name="ce8"/>
          <table:table-cell table:number-columns-repeated="991"/>
        </table:table-row>
        <table:table-row table:style-name="ro2">
          <table:covered-table-cell table:style-name="ce2"/>
          <table:table-cell table:style-name="ce9" office:value-type="string" calcext:value-type="string" table:number-columns-spanned="8" table:number-rows-spanned="2">
            <text:p>Total</text:p>
          </table:table-cell>
          <table:covered-table-cell table:number-columns-repeated="7" table:style-name="ce9"/>
          <table:table-cell table:style-name="ce8" office:value-type="string" calcext:value-type="string" table:number-columns-spanned="24" table:number-rows-spanned="1">
            <text:p>Grupos de idade</text:p>
          </table:table-cell>
          <table:covered-table-cell table:number-columns-repeated="23" table:style-name="ce8"/>
          <table:table-cell table:number-columns-repeated="991"/>
        </table:table-row>
        <table:table-row table:style-name="ro2">
          <table:covered-table-cell table:style-name="ce2"/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15 a 17 anos de idad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18 a 24 anos de idade</text:p>
          </table:table-cell>
          <table:covered-table-cell table:number-columns-repeated="7" table:style-name="ce9"/>
          <table:table-cell table:style-name="ce8" office:value-type="string" calcext:value-type="string" table:number-columns-spanned="8" table:number-rows-spanned="1">
            <text:p>25 a 29 anos de idade</text:p>
          </table:table-cell>
          <table:covered-table-cell table:number-columns-repeated="7" table:style-name="ce8"/>
          <table:table-cell table:number-columns-repeated="991"/>
        </table:table-row>
        <table:table-row table:style-name="ro1">
          <table:covered-table-cell table:style-name="ce2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Não estuda e não está ocupado</text:p>
          </table:table-cell>
          <table:covered-table-cell table:style-name="ce8"/>
          <table:table-cell table:number-columns-repeated="991"/>
        </table:table-row>
        <table:table-row table:style-name="ro2">
          <table:covered-table-cell table:style-name="ce2"/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8" office:value-type="string" calcext:value-type="string">
            <text:p>CV (%)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0" office:value-type="float" office:value="24.0175493797936" calcext:value-type="float">
            <text:p><text:s/>24,0 </text:p>
          </table:table-cell>
          <table:table-cell table:style-name="ce10" office:value-type="float" office:value="0.825744859711567" calcext:value-type="float">
            <text:p><text:s/>0,8 </text:p>
          </table:table-cell>
          <table:table-cell table:style-name="ce10" office:value-type="float" office:value="12.6048729253799" calcext:value-type="float">
            <text:p><text:s/>12,6 </text:p>
          </table:table-cell>
          <table:table-cell table:style-name="ce10" office:value-type="float" office:value="1.22583392238362" calcext:value-type="float">
            <text:p><text:s/>1,2 </text:p>
          </table:table-cell>
          <table:table-cell table:style-name="ce10" office:value-type="float" office:value="42.0590419965644" calcext:value-type="float">
            <text:p><text:s/>42,1 </text:p>
          </table:table-cell>
          <table:table-cell table:style-name="ce10" office:value-type="float" office:value="0.54920171987044" calcext:value-type="float">
            <text:p><text:s/>0,5 </text:p>
          </table:table-cell>
          <table:table-cell table:style-name="ce10" office:value-type="float" office:value="21.3185356982623" calcext:value-type="float">
            <text:p><text:s/>21,3 </text:p>
          </table:table-cell>
          <table:table-cell table:style-name="ce10" office:value-type="float" office:value="0.874746139733245" calcext:value-type="float">
            <text:p><text:s/>0,9 </text:p>
          </table:table-cell>
          <table:table-cell table:style-name="ce10" office:value-type="float" office:value="69.6884723660129" calcext:value-type="float">
            <text:p><text:s/>69,7 </text:p>
          </table:table-cell>
          <table:table-cell table:style-name="ce10" office:value-type="float" office:value="0.586693394081465" calcext:value-type="float">
            <text:p><text:s/>0,6 </text:p>
          </table:table-cell>
          <table:table-cell table:style-name="ce10" office:value-type="float" office:value="14.7939181674113" calcext:value-type="float">
            <text:p><text:s/>14,8 </text:p>
          </table:table-cell>
          <table:table-cell table:style-name="ce10" office:value-type="float" office:value="2.0889185288828" calcext:value-type="float">
            <text:p><text:s/>2,1 </text:p>
          </table:table-cell>
          <table:table-cell table:style-name="ce10" office:value-type="float" office:value="5.66912242876121" calcext:value-type="float">
            <text:p><text:s/>5,7 </text:p>
          </table:table-cell>
          <table:table-cell table:style-name="ce10" office:value-type="float" office:value="4.30450878901115" calcext:value-type="float">
            <text:p><text:s/>4,3 </text:p>
          </table:table-cell>
          <table:table-cell table:style-name="ce10" office:value-type="float" office:value="9.84848703781454" calcext:value-type="float">
            <text:p><text:s/>9,8 </text:p>
          </table:table-cell>
          <table:table-cell table:style-name="ce10" office:value-type="float" office:value="2.60389616354255" calcext:value-type="float">
            <text:p><text:s/>2,6 </text:p>
          </table:table-cell>
          <table:table-cell table:style-name="ce10" office:value-type="float" office:value="16.9442580977673" calcext:value-type="float">
            <text:p><text:s/>16,9 </text:p>
          </table:table-cell>
          <table:table-cell table:style-name="ce10" office:value-type="float" office:value="1.48095262456888" calcext:value-type="float">
            <text:p><text:s/>1,5 </text:p>
          </table:table-cell>
          <table:table-cell table:style-name="ce10" office:value-type="float" office:value="14.7393345568188" calcext:value-type="float">
            <text:p><text:s/>14,7 </text:p>
          </table:table-cell>
          <table:table-cell table:style-name="ce10" office:value-type="float" office:value="1.60988950518819" calcext:value-type="float">
            <text:p><text:s/>1,6 </text:p>
          </table:table-cell>
          <table:table-cell table:style-name="ce10" office:value-type="float" office:value="43.315979920574" calcext:value-type="float">
            <text:p><text:s/>43,3 </text:p>
          </table:table-cell>
          <table:table-cell table:style-name="ce10" office:value-type="float" office:value="0.738841533387829" calcext:value-type="float">
            <text:p><text:s/>0,7 </text:p>
          </table:table-cell>
          <table:table-cell table:style-name="ce10" office:value-type="float" office:value="25.0004274248399" calcext:value-type="float">
            <text:p><text:s/>25,0 </text:p>
          </table:table-cell>
          <table:table-cell table:style-name="ce10" office:value-type="float" office:value="1.07046646538627" calcext:value-type="float">
            <text:p><text:s/>1,1 </text:p>
          </table:table-cell>
          <table:table-cell table:style-name="ce10" office:value-type="float" office:value="3.34247169198746" calcext:value-type="float">
            <text:p><text:s/>3,3 </text:p>
          </table:table-cell>
          <table:table-cell table:style-name="ce10" office:value-type="float" office:value="3.76177259164511" calcext:value-type="float">
            <text:p><text:s/>3,8 </text:p>
          </table:table-cell>
          <table:table-cell table:style-name="ce10" office:value-type="float" office:value="8.15508385918882" calcext:value-type="float">
            <text:p><text:s/>8,2 </text:p>
          </table:table-cell>
          <table:table-cell table:style-name="ce10" office:value-type="float" office:value="2.62149653778975" calcext:value-type="float">
            <text:p><text:s/>2,6 </text:p>
          </table:table-cell>
          <table:table-cell table:style-name="ce10" office:value-type="float" office:value="64.6559716429777" calcext:value-type="float">
            <text:p><text:s/>64,7 </text:p>
          </table:table-cell>
          <table:table-cell table:style-name="ce10" office:value-type="float" office:value="0.574496993575625" calcext:value-type="float">
            <text:p><text:s/>0,6 </text:p>
          </table:table-cell>
          <table:table-cell table:style-name="ce10" office:value-type="float" office:value="23.846472805846" calcext:value-type="float">
            <text:p><text:s/>23,8 </text:p>
          </table:table-cell>
          <table:table-cell table:style-name="ce10" office:value-type="float" office:value="1.50641027756407" calcext:value-type="float">
            <text:p><text:s/>1,5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0" office:value-type="float" office:value="27.3433331223445" calcext:value-type="float">
            <text:p><text:s/>27,3 </text:p>
          </table:table-cell>
          <table:table-cell table:style-name="ce10" office:value-type="float" office:value="1.69279181986745" calcext:value-type="float">
            <text:p><text:s/>1,7 </text:p>
          </table:table-cell>
          <table:table-cell table:style-name="ce10" office:value-type="float" office:value="12.5911873663919" calcext:value-type="float">
            <text:p><text:s/>12,6 </text:p>
          </table:table-cell>
          <table:table-cell table:style-name="ce10" office:value-type="float" office:value="2.75519601819537" calcext:value-type="float">
            <text:p><text:s/>2,8 </text:p>
          </table:table-cell>
          <table:table-cell table:style-name="ce10" office:value-type="float" office:value="36.344474757255" calcext:value-type="float">
            <text:p><text:s/>36,3 </text:p>
          </table:table-cell>
          <table:table-cell table:style-name="ce10" office:value-type="float" office:value="1.27706587166285" calcext:value-type="float">
            <text:p><text:s/>1,3 </text:p>
          </table:table-cell>
          <table:table-cell table:style-name="ce10" office:value-type="float" office:value="23.7210047540091" calcext:value-type="float">
            <text:p><text:s/>23,7 </text:p>
          </table:table-cell>
          <table:table-cell table:style-name="ce10" office:value-type="float" office:value="1.75899176612894" calcext:value-type="float">
            <text:p><text:s/>1,8 </text:p>
          </table:table-cell>
          <table:table-cell table:style-name="ce10" office:value-type="float" office:value="69.0588247059169" calcext:value-type="float">
            <text:p><text:s/>69,1 </text:p>
          </table:table-cell>
          <table:table-cell table:style-name="ce10" office:value-type="float" office:value="1.41561328870475" calcext:value-type="float">
            <text:p><text:s/>1,4 </text:p>
          </table:table-cell>
          <table:table-cell table:style-name="ce10" office:value-type="float" office:value="16.5862307662271" calcext:value-type="float">
            <text:p><text:s/>16,6 </text:p>
          </table:table-cell>
          <table:table-cell table:style-name="ce10" office:value-type="float" office:value="5.01950451156573" calcext:value-type="float">
            <text:p><text:s/>5,0 </text:p>
          </table:table-cell>
          <table:table-cell table:style-name="ce10" office:value-type="float" office:value="4.23993643808423" calcext:value-type="float">
            <text:p><text:s/>4,2 </text:p>
          </table:table-cell>
          <table:table-cell table:style-name="ce10" office:value-type="float" office:value="9.0172052942979" calcext:value-type="float">
            <text:p><text:s/>9,0 </text:p>
          </table:table-cell>
          <table:table-cell table:style-name="ce10" office:value-type="float" office:value="10.1150080897718" calcext:value-type="float">
            <text:p><text:s/>10,1 </text:p>
          </table:table-cell>
          <table:table-cell table:style-name="ce10" office:value-type="float" office:value="6.03972316483561" calcext:value-type="float">
            <text:p><text:s/>6,0 </text:p>
          </table:table-cell>
          <table:table-cell table:style-name="ce10" office:value-type="float" office:value="20.5846254585695" calcext:value-type="float">
            <text:p><text:s/>20,6 </text:p>
          </table:table-cell>
          <table:table-cell table:style-name="ce10" office:value-type="float" office:value="2.83167946323287" calcext:value-type="float">
            <text:p><text:s/>2,8 </text:p>
          </table:table-cell>
          <table:table-cell table:style-name="ce10" office:value-type="float" office:value="13.2715547034961" calcext:value-type="float">
            <text:p><text:s/>13,3 </text:p>
          </table:table-cell>
          <table:table-cell table:style-name="ce10" office:value-type="float" office:value="3.54861655632458" calcext:value-type="float">
            <text:p><text:s/>3,5 </text:p>
          </table:table-cell>
          <table:table-cell table:style-name="ce10" office:value-type="float" office:value="38.5594813579752" calcext:value-type="float">
            <text:p><text:s/>38,6 </text:p>
          </table:table-cell>
          <table:table-cell table:style-name="ce10" office:value-type="float" office:value="1.68449374539083" calcext:value-type="float">
            <text:p><text:s/>1,7 </text:p>
          </table:table-cell>
          <table:table-cell table:style-name="ce10" office:value-type="float" office:value="27.5843384799593" calcext:value-type="float">
            <text:p><text:s/>27,6 </text:p>
          </table:table-cell>
          <table:table-cell table:style-name="ce10" office:value-type="float" office:value="2.22067326191417" calcext:value-type="float">
            <text:p><text:s/>2,2 </text:p>
          </table:table-cell>
          <table:table-cell table:style-name="ce10" office:value-type="float" office:value="5.04075137562293" calcext:value-type="float">
            <text:p><text:s/>5,0 </text:p>
          </table:table-cell>
          <table:table-cell table:style-name="ce10" office:value-type="float" office:value="7.25587491401257" calcext:value-type="float">
            <text:p><text:s/>7,3 </text:p>
          </table:table-cell>
          <table:table-cell table:style-name="ce10" office:value-type="float" office:value="8.4125994322562" calcext:value-type="float">
            <text:p><text:s/>8,4 </text:p>
          </table:table-cell>
          <table:table-cell table:style-name="ce10" office:value-type="float" office:value="5.44390951840619" calcext:value-type="float">
            <text:p><text:s/>5,4 </text:p>
          </table:table-cell>
          <table:table-cell table:style-name="ce10" office:value-type="float" office:value="58.1037673553942" calcext:value-type="float">
            <text:p><text:s/>58,1 </text:p>
          </table:table-cell>
          <table:table-cell table:style-name="ce10" office:value-type="float" office:value="1.4355416918739" calcext:value-type="float">
            <text:p><text:s/>1,4 </text:p>
          </table:table-cell>
          <table:table-cell table:style-name="ce10" office:value-type="float" office:value="28.4428818367266" calcext:value-type="float">
            <text:p><text:s/>28,4 </text:p>
          </table:table-cell>
          <table:table-cell table:style-name="ce10" office:value-type="float" office:value="2.93348609497474" calcext:value-type="float">
            <text:p><text:s/>2,9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ondônia</text:p>
          </table:table-cell>
          <table:table-cell table:style-name="ce11" office:value-type="float" office:value="23.3955172468016" calcext:value-type="float">
            <text:p><text:s/>23,4 </text:p>
          </table:table-cell>
          <table:table-cell table:style-name="ce11" office:value-type="float" office:value="4.79868822757674" calcext:value-type="float">
            <text:p><text:s/>4,8 </text:p>
          </table:table-cell>
          <table:table-cell table:style-name="ce11" office:value-type="float" office:value="13.5689996690722" calcext:value-type="float">
            <text:p><text:s/>13,6 </text:p>
          </table:table-cell>
          <table:table-cell table:style-name="ce11" office:value-type="float" office:value="7.32041710934422" calcext:value-type="float">
            <text:p><text:s/>7,3 </text:p>
          </table:table-cell>
          <table:table-cell table:style-name="ce11" office:value-type="float" office:value="39.8571718751081" calcext:value-type="float">
            <text:p><text:s/>39,9 </text:p>
          </table:table-cell>
          <table:table-cell table:style-name="ce11" office:value-type="float" office:value="3.24008068136737" calcext:value-type="float">
            <text:p><text:s/>3,2 </text:p>
          </table:table-cell>
          <table:table-cell table:style-name="ce11" office:value-type="float" office:value="23.1783112090181" calcext:value-type="float">
            <text:p><text:s/>23,2 </text:p>
          </table:table-cell>
          <table:table-cell table:style-name="ce11" office:value-type="float" office:value="4.81627978393848" calcext:value-type="float">
            <text:p><text:s/>4,8 </text:p>
          </table:table-cell>
          <table:table-cell table:style-name="ce11" office:value-type="float" office:value="61.8047934862498" calcext:value-type="float">
            <text:p><text:s/>61,8 </text:p>
          </table:table-cell>
          <table:table-cell table:style-name="ce11" office:value-type="float" office:value="4.04132601974557" calcext:value-type="float">
            <text:p><text:s/>4,0 </text:p>
          </table:table-cell>
          <table:table-cell table:style-name="ce11" office:value-type="float" office:value="20.2397509241842" calcext:value-type="float">
            <text:p><text:s/>20,2 </text:p>
          </table:table-cell>
          <table:table-cell table:style-name="ce11" office:value-type="float" office:value="11.6654769840014" calcext:value-type="float">
            <text:p><text:s/>11,7 </text:p>
          </table:table-cell>
          <table:table-cell table:style-name="ce11" office:value-type="float" office:value="5.42572444434022" calcext:value-type="float">
            <text:p><text:s/>5,4 </text:p>
          </table:table-cell>
          <table:table-cell table:style-name="ce11" office:value-type="float" office:value="18.9509196805426" calcext:value-type="float">
            <text:p><text:s/>19,0 </text:p>
          </table:table-cell>
          <table:table-cell table:style-name="ce11" office:value-type="float" office:value="12.5297311452259" calcext:value-type="float">
            <text:p><text:s/>12,5 </text:p>
          </table:table-cell>
          <table:table-cell table:style-name="ce11" office:value-type="float" office:value="16.1110223581507" calcext:value-type="float">
            <text:p><text:s/>16,1 </text:p>
          </table:table-cell>
          <table:table-cell table:style-name="ce11" office:value-type="float" office:value="17.0705082531313" calcext:value-type="float">
            <text:p><text:s/>17,1 </text:p>
          </table:table-cell>
          <table:table-cell table:style-name="ce11" office:value-type="float" office:value="8.35334030004801" calcext:value-type="float">
            <text:p><text:s/>8,4 </text:p>
          </table:table-cell>
          <table:table-cell table:style-name="ce11" office:value-type="float" office:value="13.3304324660964" calcext:value-type="float">
            <text:p><text:s/>13,3 </text:p>
          </table:table-cell>
          <table:table-cell table:style-name="ce11" office:value-type="float" office:value="9.84471136167793" calcext:value-type="float">
            <text:p><text:s/>9,8 </text:p>
          </table:table-cell>
          <table:table-cell table:style-name="ce11" office:value-type="float" office:value="44.7283647222005" calcext:value-type="float">
            <text:p><text:s/>44,7 </text:p>
          </table:table-cell>
          <table:table-cell table:style-name="ce11" office:value-type="float" office:value="3.87750231661858" calcext:value-type="float">
            <text:p><text:s/>3,9 </text:p>
          </table:table-cell>
          <table:table-cell table:style-name="ce11" office:value-type="float" office:value="24.8706945585717" calcext:value-type="float">
            <text:p><text:s/>24,9 </text:p>
          </table:table-cell>
          <table:table-cell table:style-name="ce11" office:value-type="float" office:value="6.21637098236115" calcext:value-type="float">
            <text:p><text:s/>6,2 </text:p>
          </table:table-cell>
          <table:table-cell table:style-name="ce11" office:value-type="float" office:value="3.96662054042785" calcext:value-type="float">
            <text:p><text:s/>4,0 </text:p>
          </table:table-cell>
          <table:table-cell table:style-name="ce11" office:value-type="float" office:value="20.6765517144104" calcext:value-type="float">
            <text:p><text:s/>20,7 </text:p>
          </table:table-cell>
          <table:table-cell table:style-name="ce11" office:value-type="float" office:value="8.80087866974822" calcext:value-type="float">
            <text:p><text:s/>8,8 </text:p>
          </table:table-cell>
          <table:table-cell table:style-name="ce11" office:value-type="float" office:value="14.5861698461784" calcext:value-type="float">
            <text:p><text:s/>14,6 </text:p>
          </table:table-cell>
          <table:table-cell table:style-name="ce11" office:value-type="float" office:value="58.5685952207151" calcext:value-type="float">
            <text:p><text:s/>58,6 </text:p>
          </table:table-cell>
          <table:table-cell table:style-name="ce11" office:value-type="float" office:value="3.79795437206834" calcext:value-type="float">
            <text:p><text:s/>3,8 </text:p>
          </table:table-cell>
          <table:table-cell table:style-name="ce11" office:value-type="float" office:value="28.6639055691088" calcext:value-type="float">
            <text:p><text:s/>28,7 </text:p>
          </table:table-cell>
          <table:table-cell table:style-name="ce11" office:value-type="float" office:value="6.31902794737208" calcext:value-type="float">
            <text:p><text:s/>6,3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cre</text:p>
          </table:table-cell>
          <table:table-cell table:style-name="ce11" office:value-type="float" office:value="30.5705928422785" calcext:value-type="float">
            <text:p><text:s/>30,6 </text:p>
          </table:table-cell>
          <table:table-cell table:style-name="ce11" office:value-type="float" office:value="3.61857532959415" calcext:value-type="float">
            <text:p><text:s/>3,6 </text:p>
          </table:table-cell>
          <table:table-cell table:style-name="ce11" office:value-type="float" office:value="10.6930568971404" calcext:value-type="float">
            <text:p><text:s/>10,7 </text:p>
          </table:table-cell>
          <table:table-cell table:style-name="ce11" office:value-type="float" office:value="7.36745861256637" calcext:value-type="float">
            <text:p><text:s/>7,4 </text:p>
          </table:table-cell>
          <table:table-cell table:style-name="ce11" office:value-type="float" office:value="31.3410294780147" calcext:value-type="float">
            <text:p><text:s/>31,3 </text:p>
          </table:table-cell>
          <table:table-cell table:style-name="ce11" office:value-type="float" office:value="3.37116004203947" calcext:value-type="float">
            <text:p><text:s/>3,4 </text:p>
          </table:table-cell>
          <table:table-cell table:style-name="ce11" office:value-type="float" office:value="27.3953207825662" calcext:value-type="float">
            <text:p><text:s/>27,4 </text:p>
          </table:table-cell>
          <table:table-cell table:style-name="ce11" office:value-type="float" office:value="4.00765713530184" calcext:value-type="float">
            <text:p><text:s/>4,0 </text:p>
          </table:table-cell>
          <table:table-cell table:style-name="ce11" office:value-type="float" office:value="73.9934962349824" calcext:value-type="float">
            <text:p><text:s/>74,0 </text:p>
          </table:table-cell>
          <table:table-cell table:style-name="ce11" office:value-type="float" office:value="2.54979184954183" calcext:value-type="float">
            <text:p><text:s/>2,5 </text:p>
          </table:table-cell>
          <table:table-cell table:style-name="ce11" office:value-type="float" office:value="10.2153520423733" calcext:value-type="float">
            <text:p><text:s/>10,2 </text:p>
          </table:table-cell>
          <table:table-cell table:style-name="ce11" office:value-type="float" office:value="13.9825205059587" calcext:value-type="float">
            <text:p><text:s/>14,0 </text:p>
          </table:table-cell>
          <table:table-cell table:style-name="ce11" office:value-type="float" office:value="4.15392204835344" calcext:value-type="float">
            <text:p><text:s/>4,2 </text:p>
          </table:table-cell>
          <table:table-cell table:style-name="ce11" office:value-type="float" office:value="19.2700265510524" calcext:value-type="float">
            <text:p><text:s/>19,3 </text:p>
          </table:table-cell>
          <table:table-cell table:style-name="ce11" office:value-type="float" office:value="11.6372296742909" calcext:value-type="float">
            <text:p><text:s/>11,6 </text:p>
          </table:table-cell>
          <table:table-cell table:style-name="ce11" office:value-type="float" office:value="12.1714422738746" calcext:value-type="float">
            <text:p><text:s/>12,2 </text:p>
          </table:table-cell>
          <table:table-cell table:style-name="ce11" office:value-type="float" office:value="23.4161599441026" calcext:value-type="float">
            <text:p><text:s/>23,4 </text:p>
          </table:table-cell>
          <table:table-cell table:style-name="ce11" office:value-type="float" office:value="6.86620388245137" calcext:value-type="float">
            <text:p><text:s/>6,9 </text:p>
          </table:table-cell>
          <table:table-cell table:style-name="ce11" office:value-type="float" office:value="10.8877683301475" calcext:value-type="float">
            <text:p><text:s/>10,9 </text:p>
          </table:table-cell>
          <table:table-cell table:style-name="ce11" office:value-type="float" office:value="9.73672275648642" calcext:value-type="float">
            <text:p><text:s/>9,7 </text:p>
          </table:table-cell>
          <table:table-cell table:style-name="ce11" office:value-type="float" office:value="32.297501611016" calcext:value-type="float">
            <text:p><text:s/>32,3 </text:p>
          </table:table-cell>
          <table:table-cell table:style-name="ce11" office:value-type="float" office:value="4.96697000097219" calcext:value-type="float">
            <text:p><text:s/>5,0 </text:p>
          </table:table-cell>
          <table:table-cell table:style-name="ce11" office:value-type="float" office:value="33.3985701147339" calcext:value-type="float">
            <text:p><text:s/>33,4 </text:p>
          </table:table-cell>
          <table:table-cell table:style-name="ce11" office:value-type="float" office:value="4.76582902091267" calcext:value-type="float">
            <text:p><text:s/>4,8 </text:p>
          </table:table-cell>
          <table:table-cell table:style-name="ce11" office:value-type="float" office:value="5.84469697531664" calcext:value-type="float">
            <text:p><text:s/>5,8 </text:p>
          </table:table-cell>
          <table:table-cell table:style-name="ce11" office:value-type="float" office:value="15.5801362956611" calcext:value-type="float">
            <text:p><text:s/>15,6 </text:p>
          </table:table-cell>
          <table:table-cell table:style-name="ce11" office:value-type="float" office:value="10.7827036518919" calcext:value-type="float">
            <text:p><text:s/>10,8 </text:p>
          </table:table-cell>
          <table:table-cell table:style-name="ce11" office:value-type="float" office:value="11.2316870593062" calcext:value-type="float">
            <text:p><text:s/>11,2 </text:p>
          </table:table-cell>
          <table:table-cell table:style-name="ce11" office:value-type="float" office:value="52.3602675983113" calcext:value-type="float">
            <text:p><text:s/>52,4 </text:p>
          </table:table-cell>
          <table:table-cell table:style-name="ce11" office:value-type="float" office:value="3.62629857373172" calcext:value-type="float">
            <text:p><text:s/>3,6 </text:p>
          </table:table-cell>
          <table:table-cell table:style-name="ce11" office:value-type="float" office:value="31.0123317744801" calcext:value-type="float">
            <text:p><text:s/>31,0 </text:p>
          </table:table-cell>
          <table:table-cell table:style-name="ce11" office:value-type="float" office:value="5.96536382176407" calcext:value-type="float">
            <text:p><text:s/>6,0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mazonas</text:p>
          </table:table-cell>
          <table:table-cell table:style-name="ce11" office:value-type="float" office:value="28.6959979255171" calcext:value-type="float">
            <text:p><text:s/>28,7 </text:p>
          </table:table-cell>
          <table:table-cell table:style-name="ce11" office:value-type="float" office:value="3.30872552500655" calcext:value-type="float">
            <text:p><text:s/>3,3 </text:p>
          </table:table-cell>
          <table:table-cell table:style-name="ce11" office:value-type="float" office:value="12.2704839937566" calcext:value-type="float">
            <text:p><text:s/>12,3 </text:p>
          </table:table-cell>
          <table:table-cell table:style-name="ce11" office:value-type="float" office:value="5.54687674020965" calcext:value-type="float">
            <text:p><text:s/>5,5 </text:p>
          </table:table-cell>
          <table:table-cell table:style-name="ce11" office:value-type="float" office:value="34.8722475882952" calcext:value-type="float">
            <text:p><text:s/>34,9 </text:p>
          </table:table-cell>
          <table:table-cell table:style-name="ce11" office:value-type="float" office:value="2.55955813335711" calcext:value-type="float">
            <text:p><text:s/>2,6 </text:p>
          </table:table-cell>
          <table:table-cell table:style-name="ce11" office:value-type="float" office:value="24.1612704924311" calcext:value-type="float">
            <text:p><text:s/>24,2 </text:p>
          </table:table-cell>
          <table:table-cell table:style-name="ce11" office:value-type="float" office:value="3.39783676662024" calcext:value-type="float">
            <text:p><text:s/>3,4 </text:p>
          </table:table-cell>
          <table:table-cell table:style-name="ce11" office:value-type="float" office:value="70.172535497854" calcext:value-type="float">
            <text:p><text:s/>70,2 </text:p>
          </table:table-cell>
          <table:table-cell table:style-name="ce11" office:value-type="float" office:value="2.66100901504331" calcext:value-type="float">
            <text:p><text:s/>2,7 </text:p>
          </table:table-cell>
          <table:table-cell table:style-name="ce11" office:value-type="float" office:value="13.5358920783276" calcext:value-type="float">
            <text:p><text:s/>13,5 </text:p>
          </table:table-cell>
          <table:table-cell table:style-name="ce11" office:value-type="float" office:value="10.1622940034427" calcext:value-type="float">
            <text:p><text:s/>10,2 </text:p>
          </table:table-cell>
          <table:table-cell table:style-name="ce11" office:value-type="float" office:value="5.03127392292871" calcext:value-type="float">
            <text:p><text:s/>5,0 </text:p>
          </table:table-cell>
          <table:table-cell table:style-name="ce11" office:value-type="float" office:value="17.1998973314687" calcext:value-type="float">
            <text:p><text:s/>17,2 </text:p>
          </table:table-cell>
          <table:table-cell table:style-name="ce11" office:value-type="float" office:value="11.2602985008896" calcext:value-type="float">
            <text:p><text:s/>11,3 </text:p>
          </table:table-cell>
          <table:table-cell table:style-name="ce11" office:value-type="float" office:value="11.1751917249314" calcext:value-type="float">
            <text:p><text:s/>11,2 </text:p>
          </table:table-cell>
          <table:table-cell table:style-name="ce11" office:value-type="float" office:value="21.5759301988292" calcext:value-type="float">
            <text:p><text:s/>21,6 </text:p>
          </table:table-cell>
          <table:table-cell table:style-name="ce11" office:value-type="float" office:value="5.79146595892755" calcext:value-type="float">
            <text:p><text:s/>5,8 </text:p>
          </table:table-cell>
          <table:table-cell table:style-name="ce11" office:value-type="float" office:value="13.5105452832937" calcext:value-type="float">
            <text:p><text:s/>13,5 </text:p>
          </table:table-cell>
          <table:table-cell table:style-name="ce11" office:value-type="float" office:value="6.92202104840173" calcext:value-type="float">
            <text:p><text:s/>6,9 </text:p>
          </table:table-cell>
          <table:table-cell table:style-name="ce11" office:value-type="float" office:value="35.8383775709219" calcext:value-type="float">
            <text:p><text:s/>35,8 </text:p>
          </table:table-cell>
          <table:table-cell table:style-name="ce11" office:value-type="float" office:value="4.06950070558308" calcext:value-type="float">
            <text:p><text:s/>4,1 </text:p>
          </table:table-cell>
          <table:table-cell table:style-name="ce11" office:value-type="float" office:value="29.0751469469554" calcext:value-type="float">
            <text:p><text:s/>29,1 </text:p>
          </table:table-cell>
          <table:table-cell table:style-name="ce11" office:value-type="float" office:value="4.1868134579386" calcext:value-type="float">
            <text:p><text:s/>4,2 </text:p>
          </table:table-cell>
          <table:table-cell table:style-name="ce11" office:value-type="float" office:value="5.78728349841597" calcext:value-type="float">
            <text:p><text:s/>5,8 </text:p>
          </table:table-cell>
          <table:table-cell table:style-name="ce11" office:value-type="float" office:value="11.8133860015995" calcext:value-type="float">
            <text:p><text:s/>11,8 </text:p>
          </table:table-cell>
          <table:table-cell table:style-name="ce11" office:value-type="float" office:value="9.41765706147065" calcext:value-type="float">
            <text:p><text:s/>9,4 </text:p>
          </table:table-cell>
          <table:table-cell table:style-name="ce11" office:value-type="float" office:value="10.983614615089" calcext:value-type="float">
            <text:p><text:s/>11,0 </text:p>
          </table:table-cell>
          <table:table-cell table:style-name="ce11" office:value-type="float" office:value="57.4977289491301" calcext:value-type="float">
            <text:p><text:s/>57,5 </text:p>
          </table:table-cell>
          <table:table-cell table:style-name="ce11" office:value-type="float" office:value="2.75477892138673" calcext:value-type="float">
            <text:p><text:s/>2,8 </text:p>
          </table:table-cell>
          <table:table-cell table:style-name="ce11" office:value-type="float" office:value="27.2973304909832" calcext:value-type="float">
            <text:p><text:s/>27,3 </text:p>
          </table:table-cell>
          <table:table-cell table:style-name="ce11" office:value-type="float" office:value="5.79184431572119" calcext:value-type="float">
            <text:p><text:s/>5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oraima</text:p>
          </table:table-cell>
          <table:table-cell table:style-name="ce11" office:value-type="float" office:value="28.001175550272" calcext:value-type="float">
            <text:p><text:s/>28,0 </text:p>
          </table:table-cell>
          <table:table-cell table:style-name="ce11" office:value-type="float" office:value="5.08788688328806" calcext:value-type="float">
            <text:p><text:s/>5,1 </text:p>
          </table:table-cell>
          <table:table-cell table:style-name="ce11" office:value-type="float" office:value="16.6615453609913" calcext:value-type="float">
            <text:p><text:s/>16,7 </text:p>
          </table:table-cell>
          <table:table-cell table:style-name="ce11" office:value-type="float" office:value="7.22363782107433" calcext:value-type="float">
            <text:p><text:s/>7,2 </text:p>
          </table:table-cell>
          <table:table-cell table:style-name="ce11" office:value-type="float" office:value="33.8194173472887" calcext:value-type="float">
            <text:p><text:s/>33,8 </text:p>
          </table:table-cell>
          <table:table-cell table:style-name="ce11" office:value-type="float" office:value="3.62250874192711" calcext:value-type="float">
            <text:p><text:s/>3,6 </text:p>
          </table:table-cell>
          <table:table-cell table:style-name="ce11" office:value-type="float" office:value="21.5178617414484" calcext:value-type="float">
            <text:p><text:s/>21,5 </text:p>
          </table:table-cell>
          <table:table-cell table:style-name="ce11" office:value-type="float" office:value="5.54897697020356" calcext:value-type="float">
            <text:p><text:s/>5,5 </text:p>
          </table:table-cell>
          <table:table-cell table:style-name="ce11" office:value-type="float" office:value="69.6064269366765" calcext:value-type="float">
            <text:p><text:s/>69,6 </text:p>
          </table:table-cell>
          <table:table-cell table:style-name="ce11" office:value-type="float" office:value="3.61580927960794" calcext:value-type="float">
            <text:p><text:s/>3,6 </text:p>
          </table:table-cell>
          <table:table-cell table:style-name="ce11" office:value-type="float" office:value="18.685272763909" calcext:value-type="float">
            <text:p><text:s/>18,7 </text:p>
          </table:table-cell>
          <table:table-cell table:style-name="ce11" office:value-type="float" office:value="12.9522837849979" calcext:value-type="float">
            <text:p><text:s/>13,0 </text:p>
          </table:table-cell>
          <table:table-cell table:style-name="ce11" office:value-type="float" office:value="3.74099502918498" calcext:value-type="float">
            <text:p><text:s/>3,7 </text:p>
          </table:table-cell>
          <table:table-cell table:style-name="ce11" office:value-type="float" office:value="25.3280458192106" calcext:value-type="float">
            <text:p><text:s/>25,3 </text:p>
          </table:table-cell>
          <table:table-cell table:style-name="ce11" office:value-type="float" office:value="7.9673052702294" calcext:value-type="float">
            <text:p><text:s/>8,0 </text:p>
          </table:table-cell>
          <table:table-cell table:style-name="ce11" office:value-type="float" office:value="19.2764901666595" calcext:value-type="float">
            <text:p><text:s/>19,3 </text:p>
          </table:table-cell>
          <table:table-cell table:style-name="ce11" office:value-type="float" office:value="20.9349553935151" calcext:value-type="float">
            <text:p><text:s/>20,9 </text:p>
          </table:table-cell>
          <table:table-cell table:style-name="ce11" office:value-type="float" office:value="9.22423003532712" calcext:value-type="float">
            <text:p><text:s/>9,2 </text:p>
          </table:table-cell>
          <table:table-cell table:style-name="ce11" office:value-type="float" office:value="17.2887412442303" calcext:value-type="float">
            <text:p><text:s/>17,3 </text:p>
          </table:table-cell>
          <table:table-cell table:style-name="ce11" office:value-type="float" office:value="9.84705207701775" calcext:value-type="float">
            <text:p><text:s/>9,8 </text:p>
          </table:table-cell>
          <table:table-cell table:style-name="ce11" office:value-type="float" office:value="36.4253540885643" calcext:value-type="float">
            <text:p><text:s/>36,4 </text:p>
          </table:table-cell>
          <table:table-cell table:style-name="ce11" office:value-type="float" office:value="5.93738716367722" calcext:value-type="float">
            <text:p><text:s/>5,9 </text:p>
          </table:table-cell>
          <table:table-cell table:style-name="ce11" office:value-type="float" office:value="25.3509492736903" calcext:value-type="float">
            <text:p><text:s/>25,4 </text:p>
          </table:table-cell>
          <table:table-cell table:style-name="ce11" office:value-type="float" office:value="7.94859437707259" calcext:value-type="float">
            <text:p><text:s/>7,9 </text:p>
          </table:table-cell>
          <table:table-cell table:style-name="ce11" office:value-type="float" office:value="3.49343726048963" calcext:value-type="float">
            <text:p><text:s/>3,5 </text:p>
          </table:table-cell>
          <table:table-cell table:style-name="ce11" office:value-type="float" office:value="24.7289482699373" calcext:value-type="float">
            <text:p><text:s/>24,7 </text:p>
          </table:table-cell>
          <table:table-cell table:style-name="ce11" office:value-type="float" office:value="13.8582421807849" calcext:value-type="float">
            <text:p><text:s/>13,9 </text:p>
          </table:table-cell>
          <table:table-cell table:style-name="ce11" office:value-type="float" office:value="13.1275486498239" calcext:value-type="float">
            <text:p><text:s/>13,1 </text:p>
          </table:table-cell>
          <table:table-cell table:style-name="ce11" office:value-type="float" office:value="55.6902524791062" calcext:value-type="float">
            <text:p><text:s/>55,7 </text:p>
          </table:table-cell>
          <table:table-cell table:style-name="ce11" office:value-type="float" office:value="4.82877172824742" calcext:value-type="float">
            <text:p><text:s/>4,8 </text:p>
          </table:table-cell>
          <table:table-cell table:style-name="ce11" office:value-type="float" office:value="26.9580680796192" calcext:value-type="float">
            <text:p><text:s/>27,0 </text:p>
          </table:table-cell>
          <table:table-cell table:style-name="ce11" office:value-type="float" office:value="8.99843591049066" calcext:value-type="float">
            <text:p><text:s/>9,0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á</text:p>
          </table:table-cell>
          <table:table-cell table:style-name="ce11" office:value-type="float" office:value="27.0016714555095" calcext:value-type="float">
            <text:p><text:s/>27,0 </text:p>
          </table:table-cell>
          <table:table-cell table:style-name="ce11" office:value-type="float" office:value="2.85905161361147" calcext:value-type="float">
            <text:p><text:s/>2,9 </text:p>
          </table:table-cell>
          <table:table-cell table:style-name="ce11" office:value-type="float" office:value="12.7200384081638" calcext:value-type="float">
            <text:p><text:s/>12,7 </text:p>
          </table:table-cell>
          <table:table-cell table:style-name="ce11" office:value-type="float" office:value="4.57199965182901" calcext:value-type="float">
            <text:p><text:s/>4,6 </text:p>
          </table:table-cell>
          <table:table-cell table:style-name="ce11" office:value-type="float" office:value="36.9698366555628" calcext:value-type="float">
            <text:p><text:s/>37,0 </text:p>
          </table:table-cell>
          <table:table-cell table:style-name="ce11" office:value-type="float" office:value="2.1032762535973" calcext:value-type="float">
            <text:p><text:s/>2,1 </text:p>
          </table:table-cell>
          <table:table-cell table:style-name="ce11" office:value-type="float" office:value="23.3084534807648" calcext:value-type="float">
            <text:p><text:s/>23,3 </text:p>
          </table:table-cell>
          <table:table-cell table:style-name="ce11" office:value-type="float" office:value="3.00666701953133" calcext:value-type="float">
            <text:p><text:s/>3,0 </text:p>
          </table:table-cell>
          <table:table-cell table:style-name="ce11" office:value-type="float" office:value="68.5110804202718" calcext:value-type="float">
            <text:p><text:s/>68,5 </text:p>
          </table:table-cell>
          <table:table-cell table:style-name="ce11" office:value-type="float" office:value="2.50110080587668" calcext:value-type="float">
            <text:p><text:s/>2,5 </text:p>
          </table:table-cell>
          <table:table-cell table:style-name="ce11" office:value-type="float" office:value="18.2410570025905" calcext:value-type="float">
            <text:p><text:s/>18,2 </text:p>
          </table:table-cell>
          <table:table-cell table:style-name="ce11" office:value-type="float" office:value="8.25265696500929" calcext:value-type="float">
            <text:p><text:s/>8,3 </text:p>
          </table:table-cell>
          <table:table-cell table:style-name="ce11" office:value-type="float" office:value="4.02825804914945" calcext:value-type="float">
            <text:p><text:s/>4,0 </text:p>
          </table:table-cell>
          <table:table-cell table:style-name="ce11" office:value-type="float" office:value="15.8284621304723" calcext:value-type="float">
            <text:p><text:s/>15,8 </text:p>
          </table:table-cell>
          <table:table-cell table:style-name="ce11" office:value-type="float" office:value="9.21960452798818" calcext:value-type="float">
            <text:p><text:s/>9,2 </text:p>
          </table:table-cell>
          <table:table-cell table:style-name="ce11" office:value-type="float" office:value="10.7286063156435" calcext:value-type="float">
            <text:p><text:s/>10,7 </text:p>
          </table:table-cell>
          <table:table-cell table:style-name="ce11" office:value-type="float" office:value="20.8825654574199" calcext:value-type="float">
            <text:p><text:s/>20,9 </text:p>
          </table:table-cell>
          <table:table-cell table:style-name="ce11" office:value-type="float" office:value="4.63801565599357" calcext:value-type="float">
            <text:p><text:s/>4,6 </text:p>
          </table:table-cell>
          <table:table-cell table:style-name="ce11" office:value-type="float" office:value="13.3261798528697" calcext:value-type="float">
            <text:p><text:s/>13,3 </text:p>
          </table:table-cell>
          <table:table-cell table:style-name="ce11" office:value-type="float" office:value="5.90078892925526" calcext:value-type="float">
            <text:p><text:s/>5,9 </text:p>
          </table:table-cell>
          <table:table-cell table:style-name="ce11" office:value-type="float" office:value="39.2592337607701" calcext:value-type="float">
            <text:p><text:s/>39,3 </text:p>
          </table:table-cell>
          <table:table-cell table:style-name="ce11" office:value-type="float" office:value="2.66432455623622" calcext:value-type="float">
            <text:p><text:s/>2,7 </text:p>
          </table:table-cell>
          <table:table-cell table:style-name="ce11" office:value-type="float" office:value="26.5320209289404" calcext:value-type="float">
            <text:p><text:s/>26,5 </text:p>
          </table:table-cell>
          <table:table-cell table:style-name="ce11" office:value-type="float" office:value="3.88037577440363" calcext:value-type="float">
            <text:p><text:s/>3,9 </text:p>
          </table:table-cell>
          <table:table-cell table:style-name="ce11" office:value-type="float" office:value="4.93271403374827" calcext:value-type="float">
            <text:p><text:s/>4,9 </text:p>
          </table:table-cell>
          <table:table-cell table:style-name="ce11" office:value-type="float" office:value="12.7033363724834" calcext:value-type="float">
            <text:p><text:s/>12,7 </text:p>
          </table:table-cell>
          <table:table-cell table:style-name="ce11" office:value-type="float" office:value="7.59298049862003" calcext:value-type="float">
            <text:p><text:s/>7,6 </text:p>
          </table:table-cell>
          <table:table-cell table:style-name="ce11" office:value-type="float" office:value="9.41330034478656" calcext:value-type="float">
            <text:p><text:s/>9,4 </text:p>
          </table:table-cell>
          <table:table-cell table:style-name="ce11" office:value-type="float" office:value="58.4451757724365" calcext:value-type="float">
            <text:p><text:s/>58,4 </text:p>
          </table:table-cell>
          <table:table-cell table:style-name="ce11" office:value-type="float" office:value="2.4352786223749" calcext:value-type="float">
            <text:p><text:s/>2,4 </text:p>
          </table:table-cell>
          <table:table-cell table:style-name="ce11" office:value-type="float" office:value="29.0291296951951" calcext:value-type="float">
            <text:p><text:s/>29,0 </text:p>
          </table:table-cell>
          <table:table-cell table:style-name="ce11" office:value-type="float" office:value="5.0392933721362" calcext:value-type="float">
            <text:p><text:s/>5,0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mapá</text:p>
          </table:table-cell>
          <table:table-cell table:style-name="ce11" office:value-type="float" office:value="30.0974729877909" calcext:value-type="float">
            <text:p><text:s/>30,1 </text:p>
          </table:table-cell>
          <table:table-cell table:style-name="ce11" office:value-type="float" office:value="5.81754903452693" calcext:value-type="float">
            <text:p><text:s/>5,8 </text:p>
          </table:table-cell>
          <table:table-cell table:style-name="ce11" office:value-type="float" office:value="9.4566977263039" calcext:value-type="float">
            <text:p><text:s/>9,5 </text:p>
          </table:table-cell>
          <table:table-cell table:style-name="ce11" office:value-type="float" office:value="11.9551403211822" calcext:value-type="float">
            <text:p><text:s/>12,0 </text:p>
          </table:table-cell>
          <table:table-cell table:style-name="ce11" office:value-type="float" office:value="32.5525302750913" calcext:value-type="float">
            <text:p><text:s/>32,6 </text:p>
          </table:table-cell>
          <table:table-cell table:style-name="ce11" office:value-type="float" office:value="4.22291828215487" calcext:value-type="float">
            <text:p><text:s/>4,2 </text:p>
          </table:table-cell>
          <table:table-cell table:style-name="ce11" office:value-type="float" office:value="27.8932990108137" calcext:value-type="float">
            <text:p><text:s/>27,9 </text:p>
          </table:table-cell>
          <table:table-cell table:style-name="ce11" office:value-type="float" office:value="5.60367650670931" calcext:value-type="float">
            <text:p><text:s/>5,6 </text:p>
          </table:table-cell>
          <table:table-cell table:style-name="ce11" office:value-type="float" office:value="74.1015016376106" calcext:value-type="float">
            <text:p><text:s/>74,1 </text:p>
          </table:table-cell>
          <table:table-cell table:style-name="ce11" office:value-type="float" office:value="4.05759870979928" calcext:value-type="float">
            <text:p><text:s/>4,1 </text:p>
          </table:table-cell>
          <table:table-cell table:style-name="ce11" office:value-type="float" office:value="10.109220806183" calcext:value-type="float">
            <text:p><text:s/>10,1 </text:p>
          </table:table-cell>
          <table:table-cell table:style-name="ce11" office:value-type="float" office:value="22.0940833332549" calcext:value-type="float">
            <text:p><text:s/>22,1 </text:p>
          </table:table-cell>
          <table:table-cell table:style-name="ce11" office:value-type="float" office:value="4.14630634790374" calcext:value-type="float">
            <text:p><text:s/>4,1 </text:p>
          </table:table-cell>
          <table:table-cell table:style-name="ce11" office:value-type="float" office:value="32.8348631105865" calcext:value-type="float">
            <text:p><text:s/>32,8 </text:p>
          </table:table-cell>
          <table:table-cell table:style-name="ce11" office:value-type="float" office:value="11.6429712083027" calcext:value-type="float">
            <text:p><text:s/>11,6 </text:p>
          </table:table-cell>
          <table:table-cell table:style-name="ce11" office:value-type="float" office:value="23.214783263539" calcext:value-type="float">
            <text:p><text:s/>23,2 </text:p>
          </table:table-cell>
          <table:table-cell table:style-name="ce11" office:value-type="float" office:value="22.0796351501335" calcext:value-type="float">
            <text:p><text:s/>22,1 </text:p>
          </table:table-cell>
          <table:table-cell table:style-name="ce11" office:value-type="float" office:value="9.69424499024815" calcext:value-type="float">
            <text:p><text:s/>9,7 </text:p>
          </table:table-cell>
          <table:table-cell table:style-name="ce11" office:value-type="float" office:value="10.2634211271065" calcext:value-type="float">
            <text:p><text:s/>10,3 </text:p>
          </table:table-cell>
          <table:table-cell table:style-name="ce11" office:value-type="float" office:value="15.0872885379165" calcext:value-type="float">
            <text:p><text:s/>15,1 </text:p>
          </table:table-cell>
          <table:table-cell table:style-name="ce11" office:value-type="float" office:value="31.2217212908517" calcext:value-type="float">
            <text:p><text:s/>31,2 </text:p>
          </table:table-cell>
          <table:table-cell table:style-name="ce11" office:value-type="float" office:value="6.39282582848689" calcext:value-type="float">
            <text:p><text:s/>6,4 </text:p>
          </table:table-cell>
          <table:table-cell table:style-name="ce11" office:value-type="float" office:value="36.4352224319083" calcext:value-type="float">
            <text:p><text:s/>36,4 </text:p>
          </table:table-cell>
          <table:table-cell table:style-name="ce11" office:value-type="float" office:value="6.59098335995576" calcext:value-type="float">
            <text:p><text:s/>6,6 </text:p>
          </table:table-cell>
          <table:table-cell table:style-name="ce11" office:value-type="float" office:value="7.62847947879224" calcext:value-type="float">
            <text:p><text:s/>7,6 </text:p>
          </table:table-cell>
          <table:table-cell table:style-name="ce11" office:value-type="float" office:value="25.3183813285602" calcext:value-type="float">
            <text:p><text:s/>25,3 </text:p>
          </table:table-cell>
          <table:table-cell table:style-name="ce11" office:value-type="float" office:value="7.66238873248975" calcext:value-type="float">
            <text:p><text:s/>7,7 </text:p>
          </table:table-cell>
          <table:table-cell table:style-name="ce11" office:value-type="float" office:value="22.1055253963554" calcext:value-type="float">
            <text:p><text:s/>22,1 </text:p>
          </table:table-cell>
          <table:table-cell table:style-name="ce11" office:value-type="float" office:value="57.3280413194439" calcext:value-type="float">
            <text:p><text:s/>57,3 </text:p>
          </table:table-cell>
          <table:table-cell table:style-name="ce11" office:value-type="float" office:value="4.79616899870305" calcext:value-type="float">
            <text:p><text:s/>4,8 </text:p>
          </table:table-cell>
          <table:table-cell table:style-name="ce11" office:value-type="float" office:value="27.381090469274" calcext:value-type="float">
            <text:p><text:s/>27,4 </text:p>
          </table:table-cell>
          <table:table-cell table:style-name="ce11" office:value-type="float" office:value="9.90227018256124" calcext:value-type="float">
            <text:p><text:s/>9,9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Tocantins</text:p>
          </table:table-cell>
          <table:table-cell table:style-name="ce11" office:value-type="float" office:value="26.996628656143" calcext:value-type="float">
            <text:p><text:s/>27,0 </text:p>
          </table:table-cell>
          <table:table-cell table:style-name="ce11" office:value-type="float" office:value="5.13818581409443" calcext:value-type="float">
            <text:p><text:s/>5,1 </text:p>
          </table:table-cell>
          <table:table-cell table:style-name="ce11" office:value-type="float" office:value="12.8778120342831" calcext:value-type="float">
            <text:p><text:s/>12,9 </text:p>
          </table:table-cell>
          <table:table-cell table:style-name="ce11" office:value-type="float" office:value="7.66374015367781" calcext:value-type="float">
            <text:p><text:s/>7,7 </text:p>
          </table:table-cell>
          <table:table-cell table:style-name="ce11" office:value-type="float" office:value="38.1104012755494" calcext:value-type="float">
            <text:p><text:s/>38,1 </text:p>
          </table:table-cell>
          <table:table-cell table:style-name="ce11" office:value-type="float" office:value="3.94541026944625" calcext:value-type="float">
            <text:p><text:s/>3,9 </text:p>
          </table:table-cell>
          <table:table-cell table:style-name="ce11" office:value-type="float" office:value="22.0151580340243" calcext:value-type="float">
            <text:p><text:s/>22,0 </text:p>
          </table:table-cell>
          <table:table-cell table:style-name="ce11" office:value-type="float" office:value="5.37109571787304" calcext:value-type="float">
            <text:p><text:s/>5,4 </text:p>
          </table:table-cell>
          <table:table-cell table:style-name="ce11" office:value-type="float" office:value="71.5890292518006" calcext:value-type="float">
            <text:p><text:s/>71,6 </text:p>
          </table:table-cell>
          <table:table-cell table:style-name="ce11" office:value-type="float" office:value="3.59837413929505" calcext:value-type="float">
            <text:p><text:s/>3,6 </text:p>
          </table:table-cell>
          <table:table-cell table:style-name="ce11" office:value-type="float" office:value="17.8798482064203" calcext:value-type="float">
            <text:p><text:s/>17,9 </text:p>
          </table:table-cell>
          <table:table-cell table:style-name="ce11" office:value-type="float" office:value="11.8775686972895" calcext:value-type="float">
            <text:p><text:s/>11,9 </text:p>
          </table:table-cell>
          <table:table-cell table:style-name="ce11" office:value-type="float" office:value="2.26401028725828" calcext:value-type="float">
            <text:p><text:s/>2,3 </text:p>
          </table:table-cell>
          <table:table-cell table:style-name="ce11" office:value-type="float" office:value="31.7409947615656" calcext:value-type="float">
            <text:p><text:s/>31,7 </text:p>
          </table:table-cell>
          <table:table-cell table:style-name="ce11" office:value-type="float" office:value="8.26711225452083" calcext:value-type="float">
            <text:p><text:s/>8,3 </text:p>
          </table:table-cell>
          <table:table-cell table:style-name="ce11" office:value-type="float" office:value="17.9394659954103" calcext:value-type="float">
            <text:p><text:s/>17,9 </text:p>
          </table:table-cell>
          <table:table-cell table:style-name="ce11" office:value-type="float" office:value="18.1889837683913" calcext:value-type="float">
            <text:p><text:s/>18,2 </text:p>
          </table:table-cell>
          <table:table-cell table:style-name="ce11" office:value-type="float" office:value="7.99151068618084" calcext:value-type="float">
            <text:p><text:s/>8,0 </text:p>
          </table:table-cell>
          <table:table-cell table:style-name="ce11" office:value-type="float" office:value="13.8755844214443" calcext:value-type="float">
            <text:p><text:s/>13,9 </text:p>
          </table:table-cell>
          <table:table-cell table:style-name="ce11" office:value-type="float" office:value="9.46801409392021" calcext:value-type="float">
            <text:p><text:s/>9,5 </text:p>
          </table:table-cell>
          <table:table-cell table:style-name="ce11" office:value-type="float" office:value="42.0458016923044" calcext:value-type="float">
            <text:p><text:s/>42,0 </text:p>
          </table:table-cell>
          <table:table-cell table:style-name="ce11" office:value-type="float" office:value="4.42512982529494" calcext:value-type="float">
            <text:p><text:s/>4,4 </text:p>
          </table:table-cell>
          <table:table-cell table:style-name="ce11" office:value-type="float" office:value="25.8896301178601" calcext:value-type="float">
            <text:p><text:s/>25,9 </text:p>
          </table:table-cell>
          <table:table-cell table:style-name="ce11" office:value-type="float" office:value="6.33547436882457" calcext:value-type="float">
            <text:p><text:s/>6,3 </text:p>
          </table:table-cell>
          <table:table-cell table:style-name="ce11" office:value-type="float" office:value="3.67726322420732" calcext:value-type="float">
            <text:p><text:s/>3,7 </text:p>
          </table:table-cell>
          <table:table-cell table:style-name="ce11" office:value-type="float" office:value="24.0332466865264" calcext:value-type="float">
            <text:p><text:s/>24,0 </text:p>
          </table:table-cell>
          <table:table-cell table:style-name="ce11" office:value-type="float" office:value="7.29116477166694" calcext:value-type="float">
            <text:p><text:s/>7,3 </text:p>
          </table:table-cell>
          <table:table-cell table:style-name="ce11" office:value-type="float" office:value="17.0374938485329" calcext:value-type="float">
            <text:p><text:s/>17,0 </text:p>
          </table:table-cell>
          <table:table-cell table:style-name="ce11" office:value-type="float" office:value="61.560964815948" calcext:value-type="float">
            <text:p><text:s/>61,6 </text:p>
          </table:table-cell>
          <table:table-cell table:style-name="ce11" office:value-type="float" office:value="3.56347716903084" calcext:value-type="float">
            <text:p><text:s/>3,6 </text:p>
          </table:table-cell>
          <table:table-cell table:style-name="ce11" office:value-type="float" office:value="27.4706071881777" calcext:value-type="float">
            <text:p><text:s/>27,5 </text:p>
          </table:table-cell>
          <table:table-cell table:style-name="ce11" office:value-type="float" office:value="7.04876825274575" calcext:value-type="float">
            <text:p><text:s/>7,0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deste</text:p>
          </table:table-cell>
          <table:table-cell table:style-name="ce10" office:value-type="float" office:value="25.5925780796142" calcext:value-type="float">
            <text:p><text:s/>25,6 </text:p>
          </table:table-cell>
          <table:table-cell table:style-name="ce10" office:value-type="float" office:value="1.32239034965621" calcext:value-type="float">
            <text:p><text:s/>1,3 </text:p>
          </table:table-cell>
          <table:table-cell table:style-name="ce10" office:value-type="float" office:value="10.7875958964211" calcext:value-type="float">
            <text:p><text:s/>10,8 </text:p>
          </table:table-cell>
          <table:table-cell table:style-name="ce10" office:value-type="float" office:value="2.03670786077798" calcext:value-type="float">
            <text:p><text:s/>2,0 </text:p>
          </table:table-cell>
          <table:table-cell table:style-name="ce10" office:value-type="float" office:value="37.6398988284681" calcext:value-type="float">
            <text:p><text:s/>37,6 </text:p>
          </table:table-cell>
          <table:table-cell table:style-name="ce10" office:value-type="float" office:value="0.917574023869222" calcext:value-type="float">
            <text:p><text:s/>0,9 </text:p>
          </table:table-cell>
          <table:table-cell table:style-name="ce10" office:value-type="float" office:value="25.9799271954967" calcext:value-type="float">
            <text:p><text:s/>26,0 </text:p>
          </table:table-cell>
          <table:table-cell table:style-name="ce10" office:value-type="float" office:value="1.16791003718305" calcext:value-type="float">
            <text:p><text:s/>1,2 </text:p>
          </table:table-cell>
          <table:table-cell table:style-name="ce10" office:value-type="float" office:value="70.3582239918707" calcext:value-type="float">
            <text:p><text:s/>70,4 </text:p>
          </table:table-cell>
          <table:table-cell table:style-name="ce10" office:value-type="float" office:value="0.938160583377504" calcext:value-type="float">
            <text:p><text:s/>0,9 </text:p>
          </table:table-cell>
          <table:table-cell table:style-name="ce10" office:value-type="float" office:value="13.5439223460409" calcext:value-type="float">
            <text:p><text:s/>13,5 </text:p>
          </table:table-cell>
          <table:table-cell table:style-name="ce10" office:value-type="float" office:value="3.8326379270792" calcext:value-type="float">
            <text:p><text:s/>3,8 </text:p>
          </table:table-cell>
          <table:table-cell table:style-name="ce10" office:value-type="float" office:value="5.21012913743547" calcext:value-type="float">
            <text:p><text:s/>5,2 </text:p>
          </table:table-cell>
          <table:table-cell table:style-name="ce10" office:value-type="float" office:value="9.49742794430801" calcext:value-type="float">
            <text:p><text:s/>9,5 </text:p>
          </table:table-cell>
          <table:table-cell table:style-name="ce10" office:value-type="float" office:value="10.8877245246529" calcext:value-type="float">
            <text:p><text:s/>10,9 </text:p>
          </table:table-cell>
          <table:table-cell table:style-name="ce10" office:value-type="float" office:value="3.66014645832556" calcext:value-type="float">
            <text:p><text:s/>3,7 </text:p>
          </table:table-cell>
          <table:table-cell table:style-name="ce10" office:value-type="float" office:value="18.4281778616168" calcext:value-type="float">
            <text:p><text:s/>18,4 </text:p>
          </table:table-cell>
          <table:table-cell table:style-name="ce10" office:value-type="float" office:value="2.31119017564747" calcext:value-type="float">
            <text:p><text:s/>2,3 </text:p>
          </table:table-cell>
          <table:table-cell table:style-name="ce10" office:value-type="float" office:value="11.8371689033281" calcext:value-type="float">
            <text:p><text:s/>11,8 </text:p>
          </table:table-cell>
          <table:table-cell table:style-name="ce10" office:value-type="float" office:value="2.76191357389648" calcext:value-type="float">
            <text:p><text:s/>2,8 </text:p>
          </table:table-cell>
          <table:table-cell table:style-name="ce10" office:value-type="float" office:value="39.1051248454478" calcext:value-type="float">
            <text:p><text:s/>39,1 </text:p>
          </table:table-cell>
          <table:table-cell table:style-name="ce10" office:value-type="float" office:value="1.16413956902685" calcext:value-type="float">
            <text:p><text:s/>1,2 </text:p>
          </table:table-cell>
          <table:table-cell table:style-name="ce10" office:value-type="float" office:value="30.6295283896074" calcext:value-type="float">
            <text:p><text:s/>30,6 </text:p>
          </table:table-cell>
          <table:table-cell table:style-name="ce10" office:value-type="float" office:value="1.453693659247" calcext:value-type="float">
            <text:p><text:s/>1,5 </text:p>
          </table:table-cell>
          <table:table-cell table:style-name="ce10" office:value-type="float" office:value="3.92607016762807" calcext:value-type="float">
            <text:p><text:s/>3,9 </text:p>
          </table:table-cell>
          <table:table-cell table:style-name="ce10" office:value-type="float" office:value="6.08503912808429" calcext:value-type="float">
            <text:p><text:s/>6,1 </text:p>
          </table:table-cell>
          <table:table-cell table:style-name="ce10" office:value-type="float" office:value="7.3775088500238" calcext:value-type="float">
            <text:p><text:s/>7,4 </text:p>
          </table:table-cell>
          <table:table-cell table:style-name="ce10" office:value-type="float" office:value="4.54041459667066" calcext:value-type="float">
            <text:p><text:s/>4,5 </text:p>
          </table:table-cell>
          <table:table-cell table:style-name="ce10" office:value-type="float" office:value="58.5233652940221" calcext:value-type="float">
            <text:p><text:s/>58,5 </text:p>
          </table:table-cell>
          <table:table-cell table:style-name="ce10" office:value-type="float" office:value="0.960658774292771" calcext:value-type="float">
            <text:p><text:s/>1,0 </text:p>
          </table:table-cell>
          <table:table-cell table:style-name="ce10" office:value-type="float" office:value="30.1730556883261" calcext:value-type="float">
            <text:p><text:s/>30,2 </text:p>
          </table:table-cell>
          <table:table-cell table:style-name="ce10" office:value-type="float" office:value="1.79844803002096" calcext:value-type="float">
            <text:p><text:s/>1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ranhão</text:p>
          </table:table-cell>
          <table:table-cell table:style-name="ce11" office:value-type="float" office:value="26.5551978237628" calcext:value-type="float">
            <text:p><text:s/>26,6 </text:p>
          </table:table-cell>
          <table:table-cell table:style-name="ce11" office:value-type="float" office:value="2.25349409434628" calcext:value-type="float">
            <text:p><text:s/>2,3 </text:p>
          </table:table-cell>
          <table:table-cell table:style-name="ce11" office:value-type="float" office:value="9.41229448662438" calcext:value-type="float">
            <text:p><text:s/>9,4 </text:p>
          </table:table-cell>
          <table:table-cell table:style-name="ce11" office:value-type="float" office:value="4.63400946157447" calcext:value-type="float">
            <text:p><text:s/>4,6 </text:p>
          </table:table-cell>
          <table:table-cell table:style-name="ce11" office:value-type="float" office:value="36.5798598151427" calcext:value-type="float">
            <text:p><text:s/>36,6 </text:p>
          </table:table-cell>
          <table:table-cell table:style-name="ce11" office:value-type="float" office:value="1.90827136242945" calcext:value-type="float">
            <text:p><text:s/>1,9 </text:p>
          </table:table-cell>
          <table:table-cell table:style-name="ce11" office:value-type="float" office:value="27.4526478744697" calcext:value-type="float">
            <text:p><text:s/>27,5 </text:p>
          </table:table-cell>
          <table:table-cell table:style-name="ce11" office:value-type="float" office:value="2.26061373145545" calcext:value-type="float">
            <text:p><text:s/>2,3 </text:p>
          </table:table-cell>
          <table:table-cell table:style-name="ce11" office:value-type="float" office:value="70.511225892082" calcext:value-type="float">
            <text:p><text:s/>70,5 </text:p>
          </table:table-cell>
          <table:table-cell table:style-name="ce11" office:value-type="float" office:value="1.58457007135017" calcext:value-type="float">
            <text:p><text:s/>1,6 </text:p>
          </table:table-cell>
          <table:table-cell table:style-name="ce11" office:value-type="float" office:value="14.2995507356039" calcext:value-type="float">
            <text:p><text:s/>14,3 </text:p>
          </table:table-cell>
          <table:table-cell table:style-name="ce11" office:value-type="float" office:value="6.60731605429826" calcext:value-type="float">
            <text:p><text:s/>6,6 </text:p>
          </table:table-cell>
          <table:table-cell table:style-name="ce11" office:value-type="float" office:value="4.12885988422594" calcext:value-type="float">
            <text:p><text:s/>4,1 </text:p>
          </table:table-cell>
          <table:table-cell table:style-name="ce11" office:value-type="float" office:value="11.7872711184704" calcext:value-type="float">
            <text:p><text:s/>11,8 </text:p>
          </table:table-cell>
          <table:table-cell table:style-name="ce11" office:value-type="float" office:value="11.0603634880884" calcext:value-type="float">
            <text:p><text:s/>11,1 </text:p>
          </table:table-cell>
          <table:table-cell table:style-name="ce11" office:value-type="float" office:value="7.14416177391593" calcext:value-type="float">
            <text:p><text:s/>7,1 </text:p>
          </table:table-cell>
          <table:table-cell table:style-name="ce11" office:value-type="float" office:value="17.6953811274323" calcext:value-type="float">
            <text:p><text:s/>17,7 </text:p>
          </table:table-cell>
          <table:table-cell table:style-name="ce11" office:value-type="float" office:value="4.39416646120211" calcext:value-type="float">
            <text:p><text:s/>4,4 </text:p>
          </table:table-cell>
          <table:table-cell table:style-name="ce11" office:value-type="float" office:value="9.18954831379903" calcext:value-type="float">
            <text:p><text:s/>9,2 </text:p>
          </table:table-cell>
          <table:table-cell table:style-name="ce11" office:value-type="float" office:value="6.03801080078148" calcext:value-type="float">
            <text:p><text:s/>6,0 </text:p>
          </table:table-cell>
          <table:table-cell table:style-name="ce11" office:value-type="float" office:value="39.897545644175" calcext:value-type="float">
            <text:p><text:s/>39,9 </text:p>
          </table:table-cell>
          <table:table-cell table:style-name="ce11" office:value-type="float" office:value="2.38163077270513" calcext:value-type="float">
            <text:p><text:s/>2,4 </text:p>
          </table:table-cell>
          <table:table-cell table:style-name="ce11" office:value-type="float" office:value="33.2175249145939" calcext:value-type="float">
            <text:p><text:s/>33,2 </text:p>
          </table:table-cell>
          <table:table-cell table:style-name="ce11" office:value-type="float" office:value="2.86304501875494" calcext:value-type="float">
            <text:p><text:s/>2,9 </text:p>
          </table:table-cell>
          <table:table-cell table:style-name="ce11" office:value-type="float" office:value="3.87662491298951" calcext:value-type="float">
            <text:p><text:s/>3,9 </text:p>
          </table:table-cell>
          <table:table-cell table:style-name="ce11" office:value-type="float" office:value="11.1464874174787" calcext:value-type="float">
            <text:p><text:s/>11,1 </text:p>
          </table:table-cell>
          <table:table-cell table:style-name="ce11" office:value-type="float" office:value="5.77891481180282" calcext:value-type="float">
            <text:p><text:s/>5,8 </text:p>
          </table:table-cell>
          <table:table-cell table:style-name="ce11" office:value-type="float" office:value="11.7071535091695" calcext:value-type="float">
            <text:p><text:s/>11,7 </text:p>
          </table:table-cell>
          <table:table-cell table:style-name="ce11" office:value-type="float" office:value="58.0235280087861" calcext:value-type="float">
            <text:p><text:s/>58,0 </text:p>
          </table:table-cell>
          <table:table-cell table:style-name="ce11" office:value-type="float" office:value="2.06634470382072" calcext:value-type="float">
            <text:p><text:s/>2,1 </text:p>
          </table:table-cell>
          <table:table-cell table:style-name="ce11" office:value-type="float" office:value="32.3209322664217" calcext:value-type="float">
            <text:p><text:s/>32,3 </text:p>
          </table:table-cell>
          <table:table-cell table:style-name="ce11" office:value-type="float" office:value="3.37835045441912" calcext:value-type="float">
            <text:p><text:s/>3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iauí</text:p>
          </table:table-cell>
          <table:table-cell table:style-name="ce11" office:value-type="float" office:value="24.6296500192462" calcext:value-type="float">
            <text:p><text:s/>24,6 </text:p>
          </table:table-cell>
          <table:table-cell table:style-name="ce11" office:value-type="float" office:value="3.81545961775059" calcext:value-type="float">
            <text:p><text:s/>3,8 </text:p>
          </table:table-cell>
          <table:table-cell table:style-name="ce11" office:value-type="float" office:value="13.1542443544181" calcext:value-type="float">
            <text:p><text:s/>13,2 </text:p>
          </table:table-cell>
          <table:table-cell table:style-name="ce11" office:value-type="float" office:value="6.3090523894552" calcext:value-type="float">
            <text:p><text:s/>6,3 </text:p>
          </table:table-cell>
          <table:table-cell table:style-name="ce11" office:value-type="float" office:value="39.5476874925" calcext:value-type="float">
            <text:p><text:s/>39,5 </text:p>
          </table:table-cell>
          <table:table-cell table:style-name="ce11" office:value-type="float" office:value="2.8899139010635" calcext:value-type="float">
            <text:p><text:s/>2,9 </text:p>
          </table:table-cell>
          <table:table-cell table:style-name="ce11" office:value-type="float" office:value="22.6684181338357" calcext:value-type="float">
            <text:p><text:s/>22,7 </text:p>
          </table:table-cell>
          <table:table-cell table:style-name="ce11" office:value-type="float" office:value="4.89326156228517" calcext:value-type="float">
            <text:p><text:s/>4,9 </text:p>
          </table:table-cell>
          <table:table-cell table:style-name="ce11" office:value-type="float" office:value="68.9016016347436" calcext:value-type="float">
            <text:p><text:s/>68,9 </text:p>
          </table:table-cell>
          <table:table-cell table:style-name="ce11" office:value-type="float" office:value="3.08808828139365" calcext:value-type="float">
            <text:p><text:s/>3,1 </text:p>
          </table:table-cell>
          <table:table-cell table:style-name="ce11" office:value-type="float" office:value="19.676121670841" calcext:value-type="float">
            <text:p><text:s/>19,7 </text:p>
          </table:table-cell>
          <table:table-cell table:style-name="ce11" office:value-type="float" office:value="9.20405581882271" calcext:value-type="float">
            <text:p><text:s/>9,2 </text:p>
          </table:table-cell>
          <table:table-cell table:style-name="ce11" office:value-type="float" office:value="4.91790726177092" calcext:value-type="float">
            <text:p><text:s/>4,9 </text:p>
          </table:table-cell>
          <table:table-cell table:style-name="ce11" office:value-type="float" office:value="18.3651761091279" calcext:value-type="float">
            <text:p><text:s/>18,4 </text:p>
          </table:table-cell>
          <table:table-cell table:style-name="ce11" office:value-type="float" office:value="6.5043694326444" calcext:value-type="float">
            <text:p><text:s/>6,5 </text:p>
          </table:table-cell>
          <table:table-cell table:style-name="ce11" office:value-type="float" office:value="18.2834216327337" calcext:value-type="float">
            <text:p><text:s/>18,3 </text:p>
          </table:table-cell>
          <table:table-cell table:style-name="ce11" office:value-type="float" office:value="18.2824054743133" calcext:value-type="float">
            <text:p><text:s/>18,3 </text:p>
          </table:table-cell>
          <table:table-cell table:style-name="ce11" office:value-type="float" office:value="6.62953737763288" calcext:value-type="float">
            <text:p><text:s/>6,6 </text:p>
          </table:table-cell>
          <table:table-cell table:style-name="ce11" office:value-type="float" office:value="12.9379132613986" calcext:value-type="float">
            <text:p><text:s/>12,9 </text:p>
          </table:table-cell>
          <table:table-cell table:style-name="ce11" office:value-type="float" office:value="8.27094583315562" calcext:value-type="float">
            <text:p><text:s/>8,3 </text:p>
          </table:table-cell>
          <table:table-cell table:style-name="ce11" office:value-type="float" office:value="41.0734588707129" calcext:value-type="float">
            <text:p><text:s/>41,1 </text:p>
          </table:table-cell>
          <table:table-cell table:style-name="ce11" office:value-type="float" office:value="3.95285359649174" calcext:value-type="float">
            <text:p><text:s/>4,0 </text:p>
          </table:table-cell>
          <table:table-cell table:style-name="ce11" office:value-type="float" office:value="27.706222393575" calcext:value-type="float">
            <text:p><text:s/>27,7 </text:p>
          </table:table-cell>
          <table:table-cell table:style-name="ce11" office:value-type="float" office:value="5.54143693030736" calcext:value-type="float">
            <text:p><text:s/>5,5 </text:p>
          </table:table-cell>
          <table:table-cell table:style-name="ce11" office:value-type="float" office:value="4.00609582511443" calcext:value-type="float">
            <text:p><text:s/>4,0 </text:p>
          </table:table-cell>
          <table:table-cell table:style-name="ce11" office:value-type="float" office:value="22.5240800766579" calcext:value-type="float">
            <text:p><text:s/>22,5 </text:p>
          </table:table-cell>
          <table:table-cell table:style-name="ce11" office:value-type="float" office:value="9.10507407364007" calcext:value-type="float">
            <text:p><text:s/>9,1 </text:p>
          </table:table-cell>
          <table:table-cell table:style-name="ce11" office:value-type="float" office:value="15.6383977906466" calcext:value-type="float">
            <text:p><text:s/>15,6 </text:p>
          </table:table-cell>
          <table:table-cell table:style-name="ce11" office:value-type="float" office:value="60.5174395882846" calcext:value-type="float">
            <text:p><text:s/>60,5 </text:p>
          </table:table-cell>
          <table:table-cell table:style-name="ce11" office:value-type="float" office:value="3.65998683174712" calcext:value-type="float">
            <text:p><text:s/>3,7 </text:p>
          </table:table-cell>
          <table:table-cell table:style-name="ce11" office:value-type="float" office:value="26.3713905129608" calcext:value-type="float">
            <text:p><text:s/>26,4 </text:p>
          </table:table-cell>
          <table:table-cell table:style-name="ce11" office:value-type="float" office:value="7.69285672351423" calcext:value-type="float">
            <text:p><text:s/>7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Ceará</text:p>
          </table:table-cell>
          <table:table-cell table:style-name="ce11" office:value-type="float" office:value="24.6613497014871" calcext:value-type="float">
            <text:p><text:s/>24,7 </text:p>
          </table:table-cell>
          <table:table-cell table:style-name="ce11" office:value-type="float" office:value="2.96828566350483" calcext:value-type="float">
            <text:p><text:s/>3,0 </text:p>
          </table:table-cell>
          <table:table-cell table:style-name="ce11" office:value-type="float" office:value="9.00938238855815" calcext:value-type="float">
            <text:p><text:s/>9,0 </text:p>
          </table:table-cell>
          <table:table-cell table:style-name="ce11" office:value-type="float" office:value="4.87564839993005" calcext:value-type="float">
            <text:p><text:s/>4,9 </text:p>
          </table:table-cell>
          <table:table-cell table:style-name="ce11" office:value-type="float" office:value="39.1863783064659" calcext:value-type="float">
            <text:p><text:s/>39,2 </text:p>
          </table:table-cell>
          <table:table-cell table:style-name="ce11" office:value-type="float" office:value="1.75607695082728" calcext:value-type="float">
            <text:p><text:s/>1,8 </text:p>
          </table:table-cell>
          <table:table-cell table:style-name="ce11" office:value-type="float" office:value="27.142889603489" calcext:value-type="float">
            <text:p><text:s/>27,1 </text:p>
          </table:table-cell>
          <table:table-cell table:style-name="ce11" office:value-type="float" office:value="2.42636488865003" calcext:value-type="float">
            <text:p><text:s/>2,4 </text:p>
          </table:table-cell>
          <table:table-cell table:style-name="ce11" office:value-type="float" office:value="71.6760041630914" calcext:value-type="float">
            <text:p><text:s/>71,7 </text:p>
          </table:table-cell>
          <table:table-cell table:style-name="ce11" office:value-type="float" office:value="2.05983327304954" calcext:value-type="float">
            <text:p><text:s/>2,1 </text:p>
          </table:table-cell>
          <table:table-cell table:style-name="ce11" office:value-type="float" office:value="9.48808239859444" calcext:value-type="float">
            <text:p><text:s/>9,5 </text:p>
          </table:table-cell>
          <table:table-cell table:style-name="ce11" office:value-type="float" office:value="9.97144480793844" calcext:value-type="float">
            <text:p><text:s/>10,0 </text:p>
          </table:table-cell>
          <table:table-cell table:style-name="ce11" office:value-type="float" office:value="5.12057942544789" calcext:value-type="float">
            <text:p><text:s/>5,1 </text:p>
          </table:table-cell>
          <table:table-cell table:style-name="ce11" office:value-type="float" office:value="13.4490720420204" calcext:value-type="float">
            <text:p><text:s/>13,4 </text:p>
          </table:table-cell>
          <table:table-cell table:style-name="ce11" office:value-type="float" office:value="13.7153340128663" calcext:value-type="float">
            <text:p><text:s/>13,7 </text:p>
          </table:table-cell>
          <table:table-cell table:style-name="ce11" office:value-type="float" office:value="7.47658779767654" calcext:value-type="float">
            <text:p><text:s/>7,5 </text:p>
          </table:table-cell>
          <table:table-cell table:style-name="ce11" office:value-type="float" office:value="17.2419597594617" calcext:value-type="float">
            <text:p><text:s/>17,2 </text:p>
          </table:table-cell>
          <table:table-cell table:style-name="ce11" office:value-type="float" office:value="4.95128804395507" calcext:value-type="float">
            <text:p><text:s/>5,0 </text:p>
          </table:table-cell>
          <table:table-cell table:style-name="ce11" office:value-type="float" office:value="10.6201341561654" calcext:value-type="float">
            <text:p><text:s/>10,6 </text:p>
          </table:table-cell>
          <table:table-cell table:style-name="ce11" office:value-type="float" office:value="6.90189667731704" calcext:value-type="float">
            <text:p><text:s/>6,9 </text:p>
          </table:table-cell>
          <table:table-cell table:style-name="ce11" office:value-type="float" office:value="41.0778727208821" calcext:value-type="float">
            <text:p><text:s/>41,1 </text:p>
          </table:table-cell>
          <table:table-cell table:style-name="ce11" office:value-type="float" office:value="2.46388392885546" calcext:value-type="float">
            <text:p><text:s/>2,5 </text:p>
          </table:table-cell>
          <table:table-cell table:style-name="ce11" office:value-type="float" office:value="31.060033363491" calcext:value-type="float">
            <text:p><text:s/>31,1 </text:p>
          </table:table-cell>
          <table:table-cell table:style-name="ce11" office:value-type="float" office:value="3.21469419790949" calcext:value-type="float">
            <text:p><text:s/>3,2 </text:p>
          </table:table-cell>
          <table:table-cell table:style-name="ce11" office:value-type="float" office:value="3.64475953253558" calcext:value-type="float">
            <text:p><text:s/>3,6 </text:p>
          </table:table-cell>
          <table:table-cell table:style-name="ce11" office:value-type="float" office:value="14.9293180759033" calcext:value-type="float">
            <text:p><text:s/>14,9 </text:p>
          </table:table-cell>
          <table:table-cell table:style-name="ce11" office:value-type="float" office:value="6.37115118855819" calcext:value-type="float">
            <text:p><text:s/>6,4 </text:p>
          </table:table-cell>
          <table:table-cell table:style-name="ce11" office:value-type="float" office:value="9.79706749969374" calcext:value-type="float">
            <text:p><text:s/>9,8 </text:p>
          </table:table-cell>
          <table:table-cell table:style-name="ce11" office:value-type="float" office:value="59.4238150653687" calcext:value-type="float">
            <text:p><text:s/>59,4 </text:p>
          </table:table-cell>
          <table:table-cell table:style-name="ce11" office:value-type="float" office:value="1.93503242765922" calcext:value-type="float">
            <text:p><text:s/>1,9 </text:p>
          </table:table-cell>
          <table:table-cell table:style-name="ce11" office:value-type="float" office:value="30.5602742135377" calcext:value-type="float">
            <text:p><text:s/>30,6 </text:p>
          </table:table-cell>
          <table:table-cell table:style-name="ce11" office:value-type="float" office:value="3.45353987195179" calcext:value-type="float">
            <text:p><text:s/>3,5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Grande do Norte</text:p>
          </table:table-cell>
          <table:table-cell table:style-name="ce11" office:value-type="float" office:value="26.8970773303589" calcext:value-type="float">
            <text:p><text:s/>26,9 </text:p>
          </table:table-cell>
          <table:table-cell table:style-name="ce11" office:value-type="float" office:value="4.44410369039696" calcext:value-type="float">
            <text:p><text:s/>4,4 </text:p>
          </table:table-cell>
          <table:table-cell table:style-name="ce11" office:value-type="float" office:value="10.3459734784586" calcext:value-type="float">
            <text:p><text:s/>10,3 </text:p>
          </table:table-cell>
          <table:table-cell table:style-name="ce11" office:value-type="float" office:value="7.60050874350911" calcext:value-type="float">
            <text:p><text:s/>7,6 </text:p>
          </table:table-cell>
          <table:table-cell table:style-name="ce11" office:value-type="float" office:value="35.2815243565588" calcext:value-type="float">
            <text:p><text:s/>35,3 </text:p>
          </table:table-cell>
          <table:table-cell table:style-name="ce11" office:value-type="float" office:value="3.51905172813599" calcext:value-type="float">
            <text:p><text:s/>3,5 </text:p>
          </table:table-cell>
          <table:table-cell table:style-name="ce11" office:value-type="float" office:value="27.4754248346238" calcext:value-type="float">
            <text:p><text:s/>27,5 </text:p>
          </table:table-cell>
          <table:table-cell table:style-name="ce11" office:value-type="float" office:value="3.97764679772551" calcext:value-type="float">
            <text:p><text:s/>4,0 </text:p>
          </table:table-cell>
          <table:table-cell table:style-name="ce11" office:value-type="float" office:value="71.0538422885519" calcext:value-type="float">
            <text:p><text:s/>71,1 </text:p>
          </table:table-cell>
          <table:table-cell table:style-name="ce11" office:value-type="float" office:value="3.39617666318553" calcext:value-type="float">
            <text:p><text:s/>3,4 </text:p>
          </table:table-cell>
          <table:table-cell table:style-name="ce11" office:value-type="float" office:value="9.77471376364477" calcext:value-type="float">
            <text:p><text:s/>9,8 </text:p>
          </table:table-cell>
          <table:table-cell table:style-name="ce11" office:value-type="float" office:value="13.4102255306907" calcext:value-type="float">
            <text:p><text:s/>13,4 </text:p>
          </table:table-cell>
          <table:table-cell table:style-name="ce11" office:value-type="float" office:value="4.3787498029686" calcext:value-type="float">
            <text:p><text:s/>4,4 </text:p>
          </table:table-cell>
          <table:table-cell table:style-name="ce11" office:value-type="float" office:value="21.3745034588204" calcext:value-type="float">
            <text:p><text:s/>21,4 </text:p>
          </table:table-cell>
          <table:table-cell table:style-name="ce11" office:value-type="float" office:value="14.7926941448347" calcext:value-type="float">
            <text:p><text:s/>14,8 </text:p>
          </table:table-cell>
          <table:table-cell table:style-name="ce11" office:value-type="float" office:value="12.1483880835084" calcext:value-type="float">
            <text:p><text:s/>12,1 </text:p>
          </table:table-cell>
          <table:table-cell table:style-name="ce11" office:value-type="float" office:value="23.7049419590377" calcext:value-type="float">
            <text:p><text:s/>23,7 </text:p>
          </table:table-cell>
          <table:table-cell table:style-name="ce11" office:value-type="float" office:value="7.63488744921427" calcext:value-type="float">
            <text:p><text:s/>7,6 </text:p>
          </table:table-cell>
          <table:table-cell table:style-name="ce11" office:value-type="float" office:value="11.4632873805835" calcext:value-type="float">
            <text:p><text:s/>11,5 </text:p>
          </table:table-cell>
          <table:table-cell table:style-name="ce11" office:value-type="float" office:value="8.89763427304916" calcext:value-type="float">
            <text:p><text:s/>8,9 </text:p>
          </table:table-cell>
          <table:table-cell table:style-name="ce11" office:value-type="float" office:value="35.115622417468" calcext:value-type="float">
            <text:p><text:s/>35,1 </text:p>
          </table:table-cell>
          <table:table-cell table:style-name="ce11" office:value-type="float" office:value="5.07616809127966" calcext:value-type="float">
            <text:p><text:s/>5,1 </text:p>
          </table:table-cell>
          <table:table-cell table:style-name="ce11" office:value-type="float" office:value="29.7161482429109" calcext:value-type="float">
            <text:p><text:s/>29,7 </text:p>
          </table:table-cell>
          <table:table-cell table:style-name="ce11" office:value-type="float" office:value="4.98276094140954" calcext:value-type="float">
            <text:p><text:s/>5,0 </text:p>
          </table:table-cell>
          <table:table-cell table:style-name="ce11" office:value-type="float" office:value="3.23321106171382" calcext:value-type="float">
            <text:p><text:s/>3,2 </text:p>
          </table:table-cell>
          <table:table-cell table:style-name="ce11" office:value-type="float" office:value="19.1071315518305" calcext:value-type="float">
            <text:p><text:s/>19,1 </text:p>
          </table:table-cell>
          <table:table-cell table:style-name="ce11" office:value-type="float" office:value="9.13337208786796" calcext:value-type="float">
            <text:p><text:s/>9,1 </text:p>
          </table:table-cell>
          <table:table-cell table:style-name="ce11" office:value-type="float" office:value="15.4749434027045" calcext:value-type="float">
            <text:p><text:s/>15,5 </text:p>
          </table:table-cell>
          <table:table-cell table:style-name="ce11" office:value-type="float" office:value="55.2298269155253" calcext:value-type="float">
            <text:p><text:s/>55,2 </text:p>
          </table:table-cell>
          <table:table-cell table:style-name="ce11" office:value-type="float" office:value="3.45530951008113" calcext:value-type="float">
            <text:p><text:s/>3,5 </text:p>
          </table:table-cell>
          <table:table-cell table:style-name="ce11" office:value-type="float" office:value="32.4035899348929" calcext:value-type="float">
            <text:p><text:s/>32,4 </text:p>
          </table:table-cell>
          <table:table-cell table:style-name="ce11" office:value-type="float" office:value="6.20583760062048" calcext:value-type="float">
            <text:p><text:s/>6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aíba</text:p>
          </table:table-cell>
          <table:table-cell table:style-name="ce11" office:value-type="float" office:value="25.5983658964338" calcext:value-type="float">
            <text:p><text:s/>25,6 </text:p>
          </table:table-cell>
          <table:table-cell table:style-name="ce11" office:value-type="float" office:value="3.80528818345781" calcext:value-type="float">
            <text:p><text:s/>3,8 </text:p>
          </table:table-cell>
          <table:table-cell table:style-name="ce11" office:value-type="float" office:value="9.62638889376244" calcext:value-type="float">
            <text:p><text:s/>9,6 </text:p>
          </table:table-cell>
          <table:table-cell table:style-name="ce11" office:value-type="float" office:value="7.7754803803744" calcext:value-type="float">
            <text:p><text:s/>7,8 </text:p>
          </table:table-cell>
          <table:table-cell table:style-name="ce11" office:value-type="float" office:value="38.4263757582041" calcext:value-type="float">
            <text:p><text:s/>38,4 </text:p>
          </table:table-cell>
          <table:table-cell table:style-name="ce11" office:value-type="float" office:value="2.91576832693023" calcext:value-type="float">
            <text:p><text:s/>2,9 </text:p>
          </table:table-cell>
          <table:table-cell table:style-name="ce11" office:value-type="float" office:value="26.3488694515994" calcext:value-type="float">
            <text:p><text:s/>26,3 </text:p>
          </table:table-cell>
          <table:table-cell table:style-name="ce11" office:value-type="float" office:value="3.69258808801664" calcext:value-type="float">
            <text:p><text:s/>3,7 </text:p>
          </table:table-cell>
          <table:table-cell table:style-name="ce11" office:value-type="float" office:value="70.8651334111986" calcext:value-type="float">
            <text:p><text:s/>70,9 </text:p>
          </table:table-cell>
          <table:table-cell table:style-name="ce11" office:value-type="float" office:value="2.83661067585316" calcext:value-type="float">
            <text:p><text:s/>2,8 </text:p>
          </table:table-cell>
          <table:table-cell table:style-name="ce11" office:value-type="float" office:value="11.353203833031" calcext:value-type="float">
            <text:p><text:s/>11,4 </text:p>
          </table:table-cell>
          <table:table-cell table:style-name="ce11" office:value-type="float" office:value="12.7182719450849" calcext:value-type="float">
            <text:p><text:s/>12,7 </text:p>
          </table:table-cell>
          <table:table-cell table:style-name="ce11" office:value-type="float" office:value="5.71182898965983" calcext:value-type="float">
            <text:p><text:s/>5,7 </text:p>
          </table:table-cell>
          <table:table-cell table:style-name="ce11" office:value-type="float" office:value="18.1645277172808" calcext:value-type="float">
            <text:p><text:s/>18,2 </text:p>
          </table:table-cell>
          <table:table-cell table:style-name="ce11" office:value-type="float" office:value="12.0698337661105" calcext:value-type="float">
            <text:p><text:s/>12,1 </text:p>
          </table:table-cell>
          <table:table-cell table:style-name="ce11" office:value-type="float" office:value="12.8703478230737" calcext:value-type="float">
            <text:p><text:s/>12,9 </text:p>
          </table:table-cell>
          <table:table-cell table:style-name="ce11" office:value-type="float" office:value="20.1892587383231" calcext:value-type="float">
            <text:p><text:s/>20,2 </text:p>
          </table:table-cell>
          <table:table-cell table:style-name="ce11" office:value-type="float" office:value="6.5035297272284" calcext:value-type="float">
            <text:p><text:s/>6,5 </text:p>
          </table:table-cell>
          <table:table-cell table:style-name="ce11" office:value-type="float" office:value="10.5314488153664" calcext:value-type="float">
            <text:p><text:s/>10,5 </text:p>
          </table:table-cell>
          <table:table-cell table:style-name="ce11" office:value-type="float" office:value="10.6170382425224" calcext:value-type="float">
            <text:p><text:s/>10,6 </text:p>
          </table:table-cell>
          <table:table-cell table:style-name="ce11" office:value-type="float" office:value="39.6562359993685" calcext:value-type="float">
            <text:p><text:s/>39,7 </text:p>
          </table:table-cell>
          <table:table-cell table:style-name="ce11" office:value-type="float" office:value="3.9239719872511" calcext:value-type="float">
            <text:p><text:s/>3,9 </text:p>
          </table:table-cell>
          <table:table-cell table:style-name="ce11" office:value-type="float" office:value="29.6230564469422" calcext:value-type="float">
            <text:p><text:s/>29,6 </text:p>
          </table:table-cell>
          <table:table-cell table:style-name="ce11" office:value-type="float" office:value="4.80104401469626" calcext:value-type="float">
            <text:p><text:s/>4,8 </text:p>
          </table:table-cell>
          <table:table-cell table:style-name="ce11" office:value-type="float" office:value="5.59409888700691" calcext:value-type="float">
            <text:p><text:s/>5,6 </text:p>
          </table:table-cell>
          <table:table-cell table:style-name="ce11" office:value-type="float" office:value="14.9087382328679" calcext:value-type="float">
            <text:p><text:s/>14,9 </text:p>
          </table:table-cell>
          <table:table-cell table:style-name="ce11" office:value-type="float" office:value="7.50437530122774" calcext:value-type="float">
            <text:p><text:s/>7,5 </text:p>
          </table:table-cell>
          <table:table-cell table:style-name="ce11" office:value-type="float" office:value="12.9652666516546" calcext:value-type="float">
            <text:p><text:s/>13,0 </text:p>
          </table:table-cell>
          <table:table-cell table:style-name="ce11" office:value-type="float" office:value="56.1595589442223" calcext:value-type="float">
            <text:p><text:s/>56,2 </text:p>
          </table:table-cell>
          <table:table-cell table:style-name="ce11" office:value-type="float" office:value="3.13585097434478" calcext:value-type="float">
            <text:p><text:s/>3,1 </text:p>
          </table:table-cell>
          <table:table-cell table:style-name="ce11" office:value-type="float" office:value="30.7419668675431" calcext:value-type="float">
            <text:p><text:s/>30,7 </text:p>
          </table:table-cell>
          <table:table-cell table:style-name="ce11" office:value-type="float" office:value="5.56828517976677" calcext:value-type="float">
            <text:p><text:s/>5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ernambuco</text:p>
          </table:table-cell>
          <table:table-cell table:style-name="ce11" office:value-type="float" office:value="25.2765767153842" calcext:value-type="float">
            <text:p><text:s/>25,3 </text:p>
          </table:table-cell>
          <table:table-cell table:style-name="ce11" office:value-type="float" office:value="3.40376394199574" calcext:value-type="float">
            <text:p><text:s/>3,4 </text:p>
          </table:table-cell>
          <table:table-cell table:style-name="ce11" office:value-type="float" office:value="8.77730963930344" calcext:value-type="float">
            <text:p><text:s/>8,8 </text:p>
          </table:table-cell>
          <table:table-cell table:style-name="ce11" office:value-type="float" office:value="5.9135628927755" calcext:value-type="float">
            <text:p><text:s/>5,9 </text:p>
          </table:table-cell>
          <table:table-cell table:style-name="ce11" office:value-type="float" office:value="37.8662122930214" calcext:value-type="float">
            <text:p><text:s/>37,9 </text:p>
          </table:table-cell>
          <table:table-cell table:style-name="ce11" office:value-type="float" office:value="2.46605381239191" calcext:value-type="float">
            <text:p><text:s/>2,5 </text:p>
          </table:table-cell>
          <table:table-cell table:style-name="ce11" office:value-type="float" office:value="28.079901352291" calcext:value-type="float">
            <text:p><text:s/>28,1 </text:p>
          </table:table-cell>
          <table:table-cell table:style-name="ce11" office:value-type="float" office:value="2.92424003277259" calcext:value-type="float">
            <text:p><text:s/>2,9 </text:p>
          </table:table-cell>
          <table:table-cell table:style-name="ce11" office:value-type="float" office:value="73.2031569732219" calcext:value-type="float">
            <text:p><text:s/>73,2 </text:p>
          </table:table-cell>
          <table:table-cell table:style-name="ce11" office:value-type="float" office:value="2.0783474012268" calcext:value-type="float">
            <text:p><text:s/>2,1 </text:p>
          </table:table-cell>
          <table:table-cell table:style-name="ce11" office:value-type="float" office:value="9.39442216702613" calcext:value-type="float">
            <text:p><text:s/>9,4 </text:p>
          </table:table-cell>
          <table:table-cell table:style-name="ce11" office:value-type="float" office:value="10.941875126007" calcext:value-type="float">
            <text:p><text:s/>10,9 </text:p>
          </table:table-cell>
          <table:table-cell table:style-name="ce11" office:value-type="float" office:value="4.40707388430315" calcext:value-type="float">
            <text:p><text:s/>4,4 </text:p>
          </table:table-cell>
          <table:table-cell table:style-name="ce11" office:value-type="float" office:value="17.9143001175301" calcext:value-type="float">
            <text:p><text:s/>17,9 </text:p>
          </table:table-cell>
          <table:table-cell table:style-name="ce11" office:value-type="float" office:value="12.9953469754491" calcext:value-type="float">
            <text:p><text:s/>13,0 </text:p>
          </table:table-cell>
          <table:table-cell table:style-name="ce11" office:value-type="float" office:value="8.53103487843055" calcext:value-type="float">
            <text:p><text:s/>8,5 </text:p>
          </table:table-cell>
          <table:table-cell table:style-name="ce11" office:value-type="float" office:value="16.6114818461985" calcext:value-type="float">
            <text:p><text:s/>16,6 </text:p>
          </table:table-cell>
          <table:table-cell table:style-name="ce11" office:value-type="float" office:value="6.04465037479454" calcext:value-type="float">
            <text:p><text:s/>6,0 </text:p>
          </table:table-cell>
          <table:table-cell table:style-name="ce11" office:value-type="float" office:value="10.8849376277395" calcext:value-type="float">
            <text:p><text:s/>10,9 </text:p>
          </table:table-cell>
          <table:table-cell table:style-name="ce11" office:value-type="float" office:value="7.89696759348806" calcext:value-type="float">
            <text:p><text:s/>7,9 </text:p>
          </table:table-cell>
          <table:table-cell table:style-name="ce11" office:value-type="float" office:value="38.4939215465394" calcext:value-type="float">
            <text:p><text:s/>38,5 </text:p>
          </table:table-cell>
          <table:table-cell table:style-name="ce11" office:value-type="float" office:value="3.3091223007998" calcext:value-type="float">
            <text:p><text:s/>3,3 </text:p>
          </table:table-cell>
          <table:table-cell table:style-name="ce11" office:value-type="float" office:value="34.0096589795229" calcext:value-type="float">
            <text:p><text:s/>34,0 </text:p>
          </table:table-cell>
          <table:table-cell table:style-name="ce11" office:value-type="float" office:value="3.63372440181228" calcext:value-type="float">
            <text:p><text:s/>3,6 </text:p>
          </table:table-cell>
          <table:table-cell table:style-name="ce11" office:value-type="float" office:value="3.84095113413711" calcext:value-type="float">
            <text:p><text:s/>3,8 </text:p>
          </table:table-cell>
          <table:table-cell table:style-name="ce11" office:value-type="float" office:value="15.8878095194364" calcext:value-type="float">
            <text:p><text:s/>15,9 </text:p>
          </table:table-cell>
          <table:table-cell table:style-name="ce11" office:value-type="float" office:value="5.56649145345498" calcext:value-type="float">
            <text:p><text:s/>5,6 </text:p>
          </table:table-cell>
          <table:table-cell table:style-name="ce11" office:value-type="float" office:value="12.5201280485173" calcext:value-type="float">
            <text:p><text:s/>12,5 </text:p>
          </table:table-cell>
          <table:table-cell table:style-name="ce11" office:value-type="float" office:value="60.0010999890607" calcext:value-type="float">
            <text:p><text:s/>60,0 </text:p>
          </table:table-cell>
          <table:table-cell table:style-name="ce11" office:value-type="float" office:value="2.27543672030314" calcext:value-type="float">
            <text:p><text:s/>2,3 </text:p>
          </table:table-cell>
          <table:table-cell table:style-name="ce11" office:value-type="float" office:value="30.5914574233474" calcext:value-type="float">
            <text:p><text:s/>30,6 </text:p>
          </table:table-cell>
          <table:table-cell table:style-name="ce11" office:value-type="float" office:value="4.2224108775036" calcext:value-type="float">
            <text:p><text:s/>4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lagoas</text:p>
          </table:table-cell>
          <table:table-cell table:style-name="ce11" office:value-type="float" office:value="28.8717023629147" calcext:value-type="float">
            <text:p><text:s/>28,9 </text:p>
          </table:table-cell>
          <table:table-cell table:style-name="ce11" office:value-type="float" office:value="2.84850299734451" calcext:value-type="float">
            <text:p><text:s/>2,8 </text:p>
          </table:table-cell>
          <table:table-cell table:style-name="ce11" office:value-type="float" office:value="9.51544449114714" calcext:value-type="float">
            <text:p><text:s/>9,5 </text:p>
          </table:table-cell>
          <table:table-cell table:style-name="ce11" office:value-type="float" office:value="5.69297416442669" calcext:value-type="float">
            <text:p><text:s/>5,7 </text:p>
          </table:table-cell>
          <table:table-cell table:style-name="ce11" office:value-type="float" office:value="30.7836877518015" calcext:value-type="float">
            <text:p><text:s/>30,8 </text:p>
          </table:table-cell>
          <table:table-cell table:style-name="ce11" office:value-type="float" office:value="2.67452924326761" calcext:value-type="float">
            <text:p><text:s/>2,7 </text:p>
          </table:table-cell>
          <table:table-cell table:style-name="ce11" office:value-type="float" office:value="30.8291653941369" calcext:value-type="float">
            <text:p><text:s/>30,8 </text:p>
          </table:table-cell>
          <table:table-cell table:style-name="ce11" office:value-type="float" office:value="2.45990476714879" calcext:value-type="float">
            <text:p><text:s/>2,5 </text:p>
          </table:table-cell>
          <table:table-cell table:style-name="ce11" office:value-type="float" office:value="73.2067021006274" calcext:value-type="float">
            <text:p><text:s/>73,2 </text:p>
          </table:table-cell>
          <table:table-cell table:style-name="ce11" office:value-type="float" office:value="2.19864248260378" calcext:value-type="float">
            <text:p><text:s/>2,2 </text:p>
          </table:table-cell>
          <table:table-cell table:style-name="ce11" office:value-type="float" office:value="9.27159805355834" calcext:value-type="float">
            <text:p><text:s/>9,3 </text:p>
          </table:table-cell>
          <table:table-cell table:style-name="ce11" office:value-type="float" office:value="11.6616720622941" calcext:value-type="float">
            <text:p><text:s/>11,7 </text:p>
          </table:table-cell>
          <table:table-cell table:style-name="ce11" office:value-type="float" office:value="3.63279053335477" calcext:value-type="float">
            <text:p><text:s/>3,6 </text:p>
          </table:table-cell>
          <table:table-cell table:style-name="ce11" office:value-type="float" office:value="16.9648086410308" calcext:value-type="float">
            <text:p><text:s/>17,0 </text:p>
          </table:table-cell>
          <table:table-cell table:style-name="ce11" office:value-type="float" office:value="13.8889093124596" calcext:value-type="float">
            <text:p><text:s/>13,9 </text:p>
          </table:table-cell>
          <table:table-cell table:style-name="ce11" office:value-type="float" office:value="8.60168405804327" calcext:value-type="float">
            <text:p><text:s/>8,6 </text:p>
          </table:table-cell>
          <table:table-cell table:style-name="ce11" office:value-type="float" office:value="19.8885382358957" calcext:value-type="float">
            <text:p><text:s/>19,9 </text:p>
          </table:table-cell>
          <table:table-cell table:style-name="ce11" office:value-type="float" office:value="4.7209265389776" calcext:value-type="float">
            <text:p><text:s/>4,7 </text:p>
          </table:table-cell>
          <table:table-cell table:style-name="ce11" office:value-type="float" office:value="10.6137122390869" calcext:value-type="float">
            <text:p><text:s/>10,6 </text:p>
          </table:table-cell>
          <table:table-cell table:style-name="ce11" office:value-type="float" office:value="7.53729325251881" calcext:value-type="float">
            <text:p><text:s/>7,5 </text:p>
          </table:table-cell>
          <table:table-cell table:style-name="ce11" office:value-type="float" office:value="33.6521219475102" calcext:value-type="float">
            <text:p><text:s/>33,7 </text:p>
          </table:table-cell>
          <table:table-cell table:style-name="ce11" office:value-type="float" office:value="3.29984762458533" calcext:value-type="float">
            <text:p><text:s/>3,3 </text:p>
          </table:table-cell>
          <table:table-cell table:style-name="ce11" office:value-type="float" office:value="35.8456275775074" calcext:value-type="float">
            <text:p><text:s/>35,8 </text:p>
          </table:table-cell>
          <table:table-cell table:style-name="ce11" office:value-type="float" office:value="3.23777099131651" calcext:value-type="float">
            <text:p><text:s/>3,2 </text:p>
          </table:table-cell>
          <table:table-cell table:style-name="ce11" office:value-type="float" office:value="5.60276638077545" calcext:value-type="float">
            <text:p><text:s/>5,6 </text:p>
          </table:table-cell>
          <table:table-cell table:style-name="ce11" office:value-type="float" office:value="11.8374347561557" calcext:value-type="float">
            <text:p><text:s/>11,8 </text:p>
          </table:table-cell>
          <table:table-cell table:style-name="ce11" office:value-type="float" office:value="7.97329200933457" calcext:value-type="float">
            <text:p><text:s/>8,0 </text:p>
          </table:table-cell>
          <table:table-cell table:style-name="ce11" office:value-type="float" office:value="10.2093218860383" calcext:value-type="float">
            <text:p><text:s/>10,2 </text:p>
          </table:table-cell>
          <table:table-cell table:style-name="ce11" office:value-type="float" office:value="49.2260884502467" calcext:value-type="float">
            <text:p><text:s/>49,2 </text:p>
          </table:table-cell>
          <table:table-cell table:style-name="ce11" office:value-type="float" office:value="2.81361433691963" calcext:value-type="float">
            <text:p><text:s/>2,8 </text:p>
          </table:table-cell>
          <table:table-cell table:style-name="ce11" office:value-type="float" office:value="37.1978531596434" calcext:value-type="float">
            <text:p><text:s/>37,2 </text:p>
          </table:table-cell>
          <table:table-cell table:style-name="ce11" office:value-type="float" office:value="3.65309767068061" calcext:value-type="float">
            <text:p><text:s/>3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ergipe</text:p>
          </table:table-cell>
          <table:table-cell table:style-name="ce11" office:value-type="float" office:value="26.5166147523429" calcext:value-type="float">
            <text:p><text:s/>26,5 </text:p>
          </table:table-cell>
          <table:table-cell table:style-name="ce11" office:value-type="float" office:value="4.27225485767539" calcext:value-type="float">
            <text:p><text:s/>4,3 </text:p>
          </table:table-cell>
          <table:table-cell table:style-name="ce11" office:value-type="float" office:value="12.0159370100874" calcext:value-type="float">
            <text:p><text:s/>12,0 </text:p>
          </table:table-cell>
          <table:table-cell table:style-name="ce11" office:value-type="float" office:value="7.22692452837751" calcext:value-type="float">
            <text:p><text:s/>7,2 </text:p>
          </table:table-cell>
          <table:table-cell table:style-name="ce11" office:value-type="float" office:value="38.4224464080992" calcext:value-type="float">
            <text:p><text:s/>38,4 </text:p>
          </table:table-cell>
          <table:table-cell table:style-name="ce11" office:value-type="float" office:value="2.70154266538955" calcext:value-type="float">
            <text:p><text:s/>2,7 </text:p>
          </table:table-cell>
          <table:table-cell table:style-name="ce11" office:value-type="float" office:value="23.0450018294707" calcext:value-type="float">
            <text:p><text:s/>23,0 </text:p>
          </table:table-cell>
          <table:table-cell table:style-name="ce11" office:value-type="float" office:value="4.75895987080892" calcext:value-type="float">
            <text:p><text:s/>4,8 </text:p>
          </table:table-cell>
          <table:table-cell table:style-name="ce11" office:value-type="float" office:value="73.8529114372314" calcext:value-type="float">
            <text:p><text:s/>73,9 </text:p>
          </table:table-cell>
          <table:table-cell table:style-name="ce11" office:value-type="float" office:value="2.77329198923424" calcext:value-type="float">
            <text:p><text:s/>2,8 </text:p>
          </table:table-cell>
          <table:table-cell table:style-name="ce11" office:value-type="float" office:value="12.2868355742132" calcext:value-type="float">
            <text:p><text:s/>12,3 </text:p>
          </table:table-cell>
          <table:table-cell table:style-name="ce11" office:value-type="float" office:value="11.432554906448" calcext:value-type="float">
            <text:p><text:s/>11,4 </text:p>
          </table:table-cell>
          <table:table-cell table:style-name="ce11" office:value-type="float" office:value="4.64404060585959" calcext:value-type="float">
            <text:p><text:s/>4,6 </text:p>
          </table:table-cell>
          <table:table-cell table:style-name="ce11" office:value-type="float" office:value="18.3116711216563" calcext:value-type="float">
            <text:p><text:s/>18,3 </text:p>
          </table:table-cell>
          <table:table-cell table:style-name="ce11" office:value-type="float" office:value="9.21621238269593" calcext:value-type="float">
            <text:p><text:s/>9,2 </text:p>
          </table:table-cell>
          <table:table-cell table:style-name="ce11" office:value-type="float" office:value="14.9654440147144" calcext:value-type="float">
            <text:p><text:s/>15,0 </text:p>
          </table:table-cell>
          <table:table-cell table:style-name="ce11" office:value-type="float" office:value="20.5677490186133" calcext:value-type="float">
            <text:p><text:s/>20,6 </text:p>
          </table:table-cell>
          <table:table-cell table:style-name="ce11" office:value-type="float" office:value="7.03428270815111" calcext:value-type="float">
            <text:p><text:s/>7,0 </text:p>
          </table:table-cell>
          <table:table-cell table:style-name="ce11" office:value-type="float" office:value="15.5075302938368" calcext:value-type="float">
            <text:p><text:s/>15,5 </text:p>
          </table:table-cell>
          <table:table-cell table:style-name="ce11" office:value-type="float" office:value="8.78415196153611" calcext:value-type="float">
            <text:p><text:s/>8,8 </text:p>
          </table:table-cell>
          <table:table-cell table:style-name="ce11" office:value-type="float" office:value="37.9979907059174" calcext:value-type="float">
            <text:p><text:s/>38,0 </text:p>
          </table:table-cell>
          <table:table-cell table:style-name="ce11" office:value-type="float" office:value="4.34663032760953" calcext:value-type="float">
            <text:p><text:s/>4,3 </text:p>
          </table:table-cell>
          <table:table-cell table:style-name="ce11" office:value-type="float" office:value="25.9267299816323" calcext:value-type="float">
            <text:p><text:s/>25,9 </text:p>
          </table:table-cell>
          <table:table-cell table:style-name="ce11" office:value-type="float" office:value="6.24088741727336" calcext:value-type="float">
            <text:p><text:s/>6,2 </text:p>
          </table:table-cell>
          <table:table-cell table:style-name="ce11" office:value-type="float" office:value="3.09164314968132" calcext:value-type="float">
            <text:p><text:s/>3,1 </text:p>
          </table:table-cell>
          <table:table-cell table:style-name="ce11" office:value-type="float" office:value="21.4816654512025" calcext:value-type="float">
            <text:p><text:s/>21,5 </text:p>
          </table:table-cell>
          <table:table-cell table:style-name="ce11" office:value-type="float" office:value="6.68119728479562" calcext:value-type="float">
            <text:p><text:s/>6,7 </text:p>
          </table:table-cell>
          <table:table-cell table:style-name="ce11" office:value-type="float" office:value="19.2624364429447" calcext:value-type="float">
            <text:p><text:s/>19,3 </text:p>
          </table:table-cell>
          <table:table-cell table:style-name="ce11" office:value-type="float" office:value="62.0260741921036" calcext:value-type="float">
            <text:p><text:s/>62,0 </text:p>
          </table:table-cell>
          <table:table-cell table:style-name="ce11" office:value-type="float" office:value="3.26907129983655" calcext:value-type="float">
            <text:p><text:s/>3,3 </text:p>
          </table:table-cell>
          <table:table-cell table:style-name="ce11" office:value-type="float" office:value="28.2010853734196" calcext:value-type="float">
            <text:p><text:s/>28,2 </text:p>
          </table:table-cell>
          <table:table-cell table:style-name="ce11" office:value-type="float" office:value="6.18741510678577" calcext:value-type="float">
            <text:p><text:s/>6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Bahia</text:p>
          </table:table-cell>
          <table:table-cell table:style-name="ce11" office:value-type="float" office:value="24.9168262110934" calcext:value-type="float">
            <text:p><text:s/>24,9 </text:p>
          </table:table-cell>
          <table:table-cell table:style-name="ce11" office:value-type="float" office:value="3.67719965760058" calcext:value-type="float">
            <text:p><text:s/>3,7 </text:p>
          </table:table-cell>
          <table:table-cell table:style-name="ce11" office:value-type="float" office:value="13.8140498865492" calcext:value-type="float">
            <text:p><text:s/>13,8 </text:p>
          </table:table-cell>
          <table:table-cell table:style-name="ce11" office:value-type="float" office:value="4.1500244859065" calcext:value-type="float">
            <text:p><text:s/>4,2 </text:p>
          </table:table-cell>
          <table:table-cell table:style-name="ce11" office:value-type="float" office:value="38.4223204736194" calcext:value-type="float">
            <text:p><text:s/>38,4 </text:p>
          </table:table-cell>
          <table:table-cell table:style-name="ce11" office:value-type="float" office:value="2.33446973815614" calcext:value-type="float">
            <text:p><text:s/>2,3 </text:p>
          </table:table-cell>
          <table:table-cell table:style-name="ce11" office:value-type="float" office:value="22.8468034287385" calcext:value-type="float">
            <text:p><text:s/>22,8 </text:p>
          </table:table-cell>
          <table:table-cell table:style-name="ce11" office:value-type="float" office:value="3.2349632288521" calcext:value-type="float">
            <text:p><text:s/>3,2 </text:p>
          </table:table-cell>
          <table:table-cell table:style-name="ce11" office:value-type="float" office:value="66.6553959100239" calcext:value-type="float">
            <text:p><text:s/>66,7 </text:p>
          </table:table-cell>
          <table:table-cell table:style-name="ce11" office:value-type="float" office:value="2.60855377397996" calcext:value-type="float">
            <text:p><text:s/>2,6 </text:p>
          </table:table-cell>
          <table:table-cell table:style-name="ce11" office:value-type="float" office:value="19.3000988716954" calcext:value-type="float">
            <text:p><text:s/>19,3 </text:p>
          </table:table-cell>
          <table:table-cell table:style-name="ce11" office:value-type="float" office:value="7.79173056138069" calcext:value-type="float">
            <text:p><text:s/>7,8 </text:p>
          </table:table-cell>
          <table:table-cell table:style-name="ce11" office:value-type="float" office:value="6.86587418385816" calcext:value-type="float">
            <text:p><text:s/>6,9 </text:p>
          </table:table-cell>
          <table:table-cell table:style-name="ce11" office:value-type="float" office:value="23.7409213552036" calcext:value-type="float">
            <text:p><text:s/>23,7 </text:p>
          </table:table-cell>
          <table:table-cell table:style-name="ce11" office:value-type="float" office:value="7.17863103442231" calcext:value-type="float">
            <text:p><text:s/>7,2 </text:p>
          </table:table-cell>
          <table:table-cell table:style-name="ce11" office:value-type="float" office:value="11.5944875448828" calcext:value-type="float">
            <text:p><text:s/>11,6 </text:p>
          </table:table-cell>
          <table:table-cell table:style-name="ce11" office:value-type="float" office:value="18.2471704049378" calcext:value-type="float">
            <text:p><text:s/>18,2 </text:p>
          </table:table-cell>
          <table:table-cell table:style-name="ce11" office:value-type="float" office:value="6.45783822770043" calcext:value-type="float">
            <text:p><text:s/>6,5 </text:p>
          </table:table-cell>
          <table:table-cell table:style-name="ce11" office:value-type="float" office:value="14.3837755446853" calcext:value-type="float">
            <text:p><text:s/>14,4 </text:p>
          </table:table-cell>
          <table:table-cell table:style-name="ce11" office:value-type="float" office:value="5.961886103634" calcext:value-type="float">
            <text:p><text:s/>6,0 </text:p>
          </table:table-cell>
          <table:table-cell table:style-name="ce11" office:value-type="float" office:value="39.6994713127083" calcext:value-type="float">
            <text:p><text:s/>39,7 </text:p>
          </table:table-cell>
          <table:table-cell table:style-name="ce11" office:value-type="float" office:value="2.78154861534383" calcext:value-type="float">
            <text:p><text:s/>2,8 </text:p>
          </table:table-cell>
          <table:table-cell table:style-name="ce11" office:value-type="float" office:value="27.6695827376686" calcext:value-type="float">
            <text:p><text:s/>27,7 </text:p>
          </table:table-cell>
          <table:table-cell table:style-name="ce11" office:value-type="float" office:value="3.98365574505914" calcext:value-type="float">
            <text:p><text:s/>4,0 </text:p>
          </table:table-cell>
          <table:table-cell table:style-name="ce11" office:value-type="float" office:value="3.63912962738545" calcext:value-type="float">
            <text:p><text:s/>3,6 </text:p>
          </table:table-cell>
          <table:table-cell table:style-name="ce11" office:value-type="float" office:value="16.9434938505343" calcext:value-type="float">
            <text:p><text:s/>16,9 </text:p>
          </table:table-cell>
          <table:table-cell table:style-name="ce11" office:value-type="float" office:value="9.04056726889151" calcext:value-type="float">
            <text:p><text:s/>9,0 </text:p>
          </table:table-cell>
          <table:table-cell table:style-name="ce11" office:value-type="float" office:value="9.95908545293398" calcext:value-type="float">
            <text:p><text:s/>10,0 </text:p>
          </table:table-cell>
          <table:table-cell table:style-name="ce11" office:value-type="float" office:value="59.6555991090591" calcext:value-type="float">
            <text:p><text:s/>59,7 </text:p>
          </table:table-cell>
          <table:table-cell table:style-name="ce11" office:value-type="float" office:value="2.44531039650131" calcext:value-type="float">
            <text:p><text:s/>2,4 </text:p>
          </table:table-cell>
          <table:table-cell table:style-name="ce11" office:value-type="float" office:value="27.6647039946639" calcext:value-type="float">
            <text:p><text:s/>27,7 </text:p>
          </table:table-cell>
          <table:table-cell table:style-name="ce11" office:value-type="float" office:value="5.15451378505481" calcext:value-type="float">
            <text:p><text:s/>5,2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deste</text:p>
          </table:table-cell>
          <table:table-cell table:style-name="ce10" office:value-type="float" office:value="23.6079344369967" calcext:value-type="float">
            <text:p><text:s/>23,6 </text:p>
          </table:table-cell>
          <table:table-cell table:style-name="ce10" office:value-type="float" office:value="1.60530851676691" calcext:value-type="float">
            <text:p><text:s/>1,6 </text:p>
          </table:table-cell>
          <table:table-cell table:style-name="ce10" office:value-type="float" office:value="12.1676427281834" calcext:value-type="float">
            <text:p><text:s/>12,2 </text:p>
          </table:table-cell>
          <table:table-cell table:style-name="ce10" office:value-type="float" office:value="2.52220308817646" calcext:value-type="float">
            <text:p><text:s/>2,5 </text:p>
          </table:table-cell>
          <table:table-cell table:style-name="ce10" office:value-type="float" office:value="44.5519370904426" calcext:value-type="float">
            <text:p><text:s/>44,6 </text:p>
          </table:table-cell>
          <table:table-cell table:style-name="ce10" office:value-type="float" office:value="1.03653105985951" calcext:value-type="float">
            <text:p><text:s/>1,0 </text:p>
          </table:table-cell>
          <table:table-cell table:style-name="ce10" office:value-type="float" office:value="19.6724857443775" calcext:value-type="float">
            <text:p><text:s/>19,7 </text:p>
          </table:table-cell>
          <table:table-cell table:style-name="ce10" office:value-type="float" office:value="1.90922650620715" calcext:value-type="float">
            <text:p><text:s/>1,9 </text:p>
          </table:table-cell>
          <table:table-cell table:style-name="ce10" office:value-type="float" office:value="72.4426431010067" calcext:value-type="float">
            <text:p><text:s/>72,4 </text:p>
          </table:table-cell>
          <table:table-cell table:style-name="ce10" office:value-type="float" office:value="1.09827403083259" calcext:value-type="float">
            <text:p><text:s/>1,1 </text:p>
          </table:table-cell>
          <table:table-cell table:style-name="ce10" office:value-type="float" office:value="13.0575567070826" calcext:value-type="float">
            <text:p><text:s/>13,1 </text:p>
          </table:table-cell>
          <table:table-cell table:style-name="ce10" office:value-type="float" office:value="4.38093068601853" calcext:value-type="float">
            <text:p><text:s/>4,4 </text:p>
          </table:table-cell>
          <table:table-cell table:style-name="ce10" office:value-type="float" office:value="5.58103989861603" calcext:value-type="float">
            <text:p><text:s/>5,6 </text:p>
          </table:table-cell>
          <table:table-cell table:style-name="ce10" office:value-type="float" office:value="7.73251971695944" calcext:value-type="float">
            <text:p><text:s/>7,7 </text:p>
          </table:table-cell>
          <table:table-cell table:style-name="ce10" office:value-type="float" office:value="8.91876029329462" calcext:value-type="float">
            <text:p><text:s/>8,9 </text:p>
          </table:table-cell>
          <table:table-cell table:style-name="ce10" office:value-type="float" office:value="5.69805121115311" calcext:value-type="float">
            <text:p><text:s/>5,7 </text:p>
          </table:table-cell>
          <table:table-cell table:style-name="ce10" office:value-type="float" office:value="16.5803939548657" calcext:value-type="float">
            <text:p><text:s/>16,6 </text:p>
          </table:table-cell>
          <table:table-cell table:style-name="ce10" office:value-type="float" office:value="2.9370484833121" calcext:value-type="float">
            <text:p><text:s/>2,9 </text:p>
          </table:table-cell>
          <table:table-cell table:style-name="ce10" office:value-type="float" office:value="14.7749636169943" calcext:value-type="float">
            <text:p><text:s/>14,8 </text:p>
          </table:table-cell>
          <table:table-cell table:style-name="ce10" office:value-type="float" office:value="3.21646746479293" calcext:value-type="float">
            <text:p><text:s/>3,2 </text:p>
          </table:table-cell>
          <table:table-cell table:style-name="ce10" office:value-type="float" office:value="45.5019913328099" calcext:value-type="float">
            <text:p><text:s/>45,5 </text:p>
          </table:table-cell>
          <table:table-cell table:style-name="ce10" office:value-type="float" office:value="1.41817688726531" calcext:value-type="float">
            <text:p><text:s/>1,4 </text:p>
          </table:table-cell>
          <table:table-cell table:style-name="ce10" office:value-type="float" office:value="23.1426510953299" calcext:value-type="float">
            <text:p><text:s/>23,1 </text:p>
          </table:table-cell>
          <table:table-cell table:style-name="ce10" office:value-type="float" office:value="2.24094156420685" calcext:value-type="float">
            <text:p><text:s/>2,2 </text:p>
          </table:table-cell>
          <table:table-cell table:style-name="ce10" office:value-type="float" office:value="2.54259017659307" calcext:value-type="float">
            <text:p><text:s/>2,5 </text:p>
          </table:table-cell>
          <table:table-cell table:style-name="ce10" office:value-type="float" office:value="8.34849826142886" calcext:value-type="float">
            <text:p><text:s/>8,3 </text:p>
          </table:table-cell>
          <table:table-cell table:style-name="ce10" office:value-type="float" office:value="8.04262590622852" calcext:value-type="float">
            <text:p><text:s/>8,0 </text:p>
          </table:table-cell>
          <table:table-cell table:style-name="ce10" office:value-type="float" office:value="5.14820495185176" calcext:value-type="float">
            <text:p><text:s/>5,1 </text:p>
          </table:table-cell>
          <table:table-cell table:style-name="ce10" office:value-type="float" office:value="67.7331561517085" calcext:value-type="float">
            <text:p><text:s/>67,7 </text:p>
          </table:table-cell>
          <table:table-cell table:style-name="ce10" office:value-type="float" office:value="1.10126672510199" calcext:value-type="float">
            <text:p><text:s/>1,1 </text:p>
          </table:table-cell>
          <table:table-cell table:style-name="ce10" office:value-type="float" office:value="21.68162776547" calcext:value-type="float">
            <text:p><text:s/>21,7 </text:p>
          </table:table-cell>
          <table:table-cell table:style-name="ce10" office:value-type="float" office:value="3.40490731981741" calcext:value-type="float">
            <text:p><text:s/>3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inas Gerais</text:p>
          </table:table-cell>
          <table:table-cell table:style-name="ce11" office:value-type="float" office:value="22.7264751339864" calcext:value-type="float">
            <text:p><text:s/>22,7 </text:p>
          </table:table-cell>
          <table:table-cell table:style-name="ce11" office:value-type="float" office:value="2.87828826102589" calcext:value-type="float">
            <text:p><text:s/>2,9 </text:p>
          </table:table-cell>
          <table:table-cell table:style-name="ce11" office:value-type="float" office:value="13.3861928764135" calcext:value-type="float">
            <text:p><text:s/>13,4 </text:p>
          </table:table-cell>
          <table:table-cell table:style-name="ce11" office:value-type="float" office:value="3.7204174056884" calcext:value-type="float">
            <text:p><text:s/>3,7 </text:p>
          </table:table-cell>
          <table:table-cell table:style-name="ce11" office:value-type="float" office:value="44.5635212644124" calcext:value-type="float">
            <text:p><text:s/>44,6 </text:p>
          </table:table-cell>
          <table:table-cell table:style-name="ce11" office:value-type="float" office:value="1.68968932541116" calcext:value-type="float">
            <text:p><text:s/>1,7 </text:p>
          </table:table-cell>
          <table:table-cell table:style-name="ce11" office:value-type="float" office:value="19.323810725189" calcext:value-type="float">
            <text:p><text:s/>19,3 </text:p>
          </table:table-cell>
          <table:table-cell table:style-name="ce11" office:value-type="float" office:value="2.85032476513476" calcext:value-type="float">
            <text:p><text:s/>2,9 </text:p>
          </table:table-cell>
          <table:table-cell table:style-name="ce11" office:value-type="float" office:value="68.0522774062055" calcext:value-type="float">
            <text:p><text:s/>68,1 </text:p>
          </table:table-cell>
          <table:table-cell table:style-name="ce11" office:value-type="float" office:value="1.99074500135722" calcext:value-type="float">
            <text:p><text:s/>2,0 </text:p>
          </table:table-cell>
          <table:table-cell table:style-name="ce11" office:value-type="float" office:value="17.8297289370103" calcext:value-type="float">
            <text:p><text:s/>17,8 </text:p>
          </table:table-cell>
          <table:table-cell table:style-name="ce11" office:value-type="float" office:value="6.20477843524009" calcext:value-type="float">
            <text:p><text:s/>6,2 </text:p>
          </table:table-cell>
          <table:table-cell table:style-name="ce11" office:value-type="float" office:value="5.92799509074923" calcext:value-type="float">
            <text:p><text:s/>5,9 </text:p>
          </table:table-cell>
          <table:table-cell table:style-name="ce11" office:value-type="float" office:value="11.106437338721" calcext:value-type="float">
            <text:p><text:s/>11,1 </text:p>
          </table:table-cell>
          <table:table-cell table:style-name="ce11" office:value-type="float" office:value="8.18999856603479" calcext:value-type="float">
            <text:p><text:s/>8,2 </text:p>
          </table:table-cell>
          <table:table-cell table:style-name="ce11" office:value-type="float" office:value="9.00507284555034" calcext:value-type="float">
            <text:p><text:s/>9,0 </text:p>
          </table:table-cell>
          <table:table-cell table:style-name="ce11" office:value-type="float" office:value="14.942710381999" calcext:value-type="float">
            <text:p><text:s/>14,9 </text:p>
          </table:table-cell>
          <table:table-cell table:style-name="ce11" office:value-type="float" office:value="5.30177329366378" calcext:value-type="float">
            <text:p><text:s/>5,3 </text:p>
          </table:table-cell>
          <table:table-cell table:style-name="ce11" office:value-type="float" office:value="15.0815388014565" calcext:value-type="float">
            <text:p><text:s/>15,1 </text:p>
          </table:table-cell>
          <table:table-cell table:style-name="ce11" office:value-type="float" office:value="5.41428845769041" calcext:value-type="float">
            <text:p><text:s/>5,4 </text:p>
          </table:table-cell>
          <table:table-cell table:style-name="ce11" office:value-type="float" office:value="47.0694925425485" calcext:value-type="float">
            <text:p><text:s/>47,1 </text:p>
          </table:table-cell>
          <table:table-cell table:style-name="ce11" office:value-type="float" office:value="2.25528306208055" calcext:value-type="float">
            <text:p><text:s/>2,3 </text:p>
          </table:table-cell>
          <table:table-cell table:style-name="ce11" office:value-type="float" office:value="22.9062582739958" calcext:value-type="float">
            <text:p><text:s/>22,9 </text:p>
          </table:table-cell>
          <table:table-cell table:style-name="ce11" office:value-type="float" office:value="3.62882555308621" calcext:value-type="float">
            <text:p><text:s/>3,6 </text:p>
          </table:table-cell>
          <table:table-cell table:style-name="ce11" office:value-type="float" office:value="2.79260513734833" calcext:value-type="float">
            <text:p><text:s/>2,8 </text:p>
          </table:table-cell>
          <table:table-cell table:style-name="ce11" office:value-type="float" office:value="14.44782433402" calcext:value-type="float">
            <text:p><text:s/>14,4 </text:p>
          </table:table-cell>
          <table:table-cell table:style-name="ce11" office:value-type="float" office:value="7.82715439240856" calcext:value-type="float">
            <text:p><text:s/>7,8 </text:p>
          </table:table-cell>
          <table:table-cell table:style-name="ce11" office:value-type="float" office:value="8.03770111221908" calcext:value-type="float">
            <text:p><text:s/>8,0 </text:p>
          </table:table-cell>
          <table:table-cell table:style-name="ce11" office:value-type="float" office:value="67.6092679381762" calcext:value-type="float">
            <text:p><text:s/>67,6 </text:p>
          </table:table-cell>
          <table:table-cell table:style-name="ce11" office:value-type="float" office:value="1.77179055883842" calcext:value-type="float">
            <text:p><text:s/>1,8 </text:p>
          </table:table-cell>
          <table:table-cell table:style-name="ce11" office:value-type="float" office:value="21.7709725320672" calcext:value-type="float">
            <text:p><text:s/>21,8 </text:p>
          </table:table-cell>
          <table:table-cell table:style-name="ce11" office:value-type="float" office:value="4.76528426675244" calcext:value-type="float">
            <text:p><text:s/>4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Espírito Santo</text:p>
          </table:table-cell>
          <table:table-cell table:style-name="ce11" office:value-type="float" office:value="21.9294301986458" calcext:value-type="float">
            <text:p><text:s/>21,9 </text:p>
          </table:table-cell>
          <table:table-cell table:style-name="ce11" office:value-type="float" office:value="3.47991335469492" calcext:value-type="float">
            <text:p><text:s/>3,5 </text:p>
          </table:table-cell>
          <table:table-cell table:style-name="ce11" office:value-type="float" office:value="12.820225532478" calcext:value-type="float">
            <text:p><text:s/>12,8 </text:p>
          </table:table-cell>
          <table:table-cell table:style-name="ce11" office:value-type="float" office:value="4.83385573832339" calcext:value-type="float">
            <text:p><text:s/>4,8 </text:p>
          </table:table-cell>
          <table:table-cell table:style-name="ce11" office:value-type="float" office:value="44.2246591456883" calcext:value-type="float">
            <text:p><text:s/>44,2 </text:p>
          </table:table-cell>
          <table:table-cell table:style-name="ce11" office:value-type="float" office:value="2.26387245685146" calcext:value-type="float">
            <text:p><text:s/>2,3 </text:p>
          </table:table-cell>
          <table:table-cell table:style-name="ce11" office:value-type="float" office:value="21.0256851231879" calcext:value-type="float">
            <text:p><text:s/>21,0 </text:p>
          </table:table-cell>
          <table:table-cell table:style-name="ce11" office:value-type="float" office:value="3.98732707950082" calcext:value-type="float">
            <text:p><text:s/>4,0 </text:p>
          </table:table-cell>
          <table:table-cell table:style-name="ce11" office:value-type="float" office:value="68.3912152959517" calcext:value-type="float">
            <text:p><text:s/>68,4 </text:p>
          </table:table-cell>
          <table:table-cell table:style-name="ce11" office:value-type="float" office:value="2.74374196050222" calcext:value-type="float">
            <text:p><text:s/>2,7 </text:p>
          </table:table-cell>
          <table:table-cell table:style-name="ce11" office:value-type="float" office:value="17.4449337317195" calcext:value-type="float">
            <text:p><text:s/>17,4 </text:p>
          </table:table-cell>
          <table:table-cell table:style-name="ce11" office:value-type="float" office:value="8.71885992080759" calcext:value-type="float">
            <text:p><text:s/>8,7 </text:p>
          </table:table-cell>
          <table:table-cell table:style-name="ce11" office:value-type="float" office:value="6.08727966323315" calcext:value-type="float">
            <text:p><text:s/>6,1 </text:p>
          </table:table-cell>
          <table:table-cell table:style-name="ce11" office:value-type="float" office:value="14.3947973261955" calcext:value-type="float">
            <text:p><text:s/>14,4 </text:p>
          </table:table-cell>
          <table:table-cell table:style-name="ce11" office:value-type="float" office:value="8.07657130909552" calcext:value-type="float">
            <text:p><text:s/>8,1 </text:p>
          </table:table-cell>
          <table:table-cell table:style-name="ce11" office:value-type="float" office:value="12.8715870580234" calcext:value-type="float">
            <text:p><text:s/>12,9 </text:p>
          </table:table-cell>
          <table:table-cell table:style-name="ce11" office:value-type="float" office:value="14.5261620863899" calcext:value-type="float">
            <text:p><text:s/>14,5 </text:p>
          </table:table-cell>
          <table:table-cell table:style-name="ce11" office:value-type="float" office:value="6.54061918280011" calcext:value-type="float">
            <text:p><text:s/>6,5 </text:p>
          </table:table-cell>
          <table:table-cell table:style-name="ce11" office:value-type="float" office:value="13.9038452770968" calcext:value-type="float">
            <text:p><text:s/>13,9 </text:p>
          </table:table-cell>
          <table:table-cell table:style-name="ce11" office:value-type="float" office:value="6.91997521855642" calcext:value-type="float">
            <text:p><text:s/>6,9 </text:p>
          </table:table-cell>
          <table:table-cell table:style-name="ce11" office:value-type="float" office:value="46.1429341978702" calcext:value-type="float">
            <text:p><text:s/>46,1 </text:p>
          </table:table-cell>
          <table:table-cell table:style-name="ce11" office:value-type="float" office:value="3.10288478410014" calcext:value-type="float">
            <text:p><text:s/>3,1 </text:p>
          </table:table-cell>
          <table:table-cell table:style-name="ce11" office:value-type="float" office:value="25.4270584386432" calcext:value-type="float">
            <text:p><text:s/>25,4 </text:p>
          </table:table-cell>
          <table:table-cell table:style-name="ce11" office:value-type="float" office:value="4.77086444650159" calcext:value-type="float">
            <text:p><text:s/>4,8 </text:p>
          </table:table-cell>
          <table:table-cell table:style-name="ce11" office:value-type="float" office:value="2.63578683960455" calcext:value-type="float">
            <text:p><text:s/>2,6 </text:p>
          </table:table-cell>
          <table:table-cell table:style-name="ce11" office:value-type="float" office:value="18.1897837780878" calcext:value-type="float">
            <text:p><text:s/>18,2 </text:p>
          </table:table-cell>
          <table:table-cell table:style-name="ce11" office:value-type="float" office:value="8.4617740306479" calcext:value-type="float">
            <text:p><text:s/>8,5 </text:p>
          </table:table-cell>
          <table:table-cell table:style-name="ce11" office:value-type="float" office:value="9.34447988842684" calcext:value-type="float">
            <text:p><text:s/>9,3 </text:p>
          </table:table-cell>
          <table:table-cell table:style-name="ce11" office:value-type="float" office:value="65.630583420084" calcext:value-type="float">
            <text:p><text:s/>65,6 </text:p>
          </table:table-cell>
          <table:table-cell table:style-name="ce11" office:value-type="float" office:value="2.1237643109096" calcext:value-type="float">
            <text:p><text:s/>2,1 </text:p>
          </table:table-cell>
          <table:table-cell table:style-name="ce11" office:value-type="float" office:value="23.2718557096637" calcext:value-type="float">
            <text:p><text:s/>23,3 </text:p>
          </table:table-cell>
          <table:table-cell table:style-name="ce11" office:value-type="float" office:value="5.679206297133" calcext:value-type="float">
            <text:p><text:s/>5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de Janeiro</text:p>
          </table:table-cell>
          <table:table-cell table:style-name="ce11" office:value-type="float" office:value="28.9450653282844" calcext:value-type="float">
            <text:p><text:s/>28,9 </text:p>
          </table:table-cell>
          <table:table-cell table:style-name="ce11" office:value-type="float" office:value="2.32256559850398" calcext:value-type="float">
            <text:p><text:s/>2,3 </text:p>
          </table:table-cell>
          <table:table-cell table:style-name="ce11" office:value-type="float" office:value="9.77323176348255" calcext:value-type="float">
            <text:p><text:s/>9,8 </text:p>
          </table:table-cell>
          <table:table-cell table:style-name="ce11" office:value-type="float" office:value="4.40719791319392" calcext:value-type="float">
            <text:p><text:s/>4,4 </text:p>
          </table:table-cell>
          <table:table-cell table:style-name="ce11" office:value-type="float" office:value="40.3761229534165" calcext:value-type="float">
            <text:p><text:s/>40,4 </text:p>
          </table:table-cell>
          <table:table-cell table:style-name="ce11" office:value-type="float" office:value="1.63280583170383" calcext:value-type="float">
            <text:p><text:s/>1,6 </text:p>
          </table:table-cell>
          <table:table-cell table:style-name="ce11" office:value-type="float" office:value="20.9055799548165" calcext:value-type="float">
            <text:p><text:s/>20,9 </text:p>
          </table:table-cell>
          <table:table-cell table:style-name="ce11" office:value-type="float" office:value="2.62820980750286" calcext:value-type="float">
            <text:p><text:s/>2,6 </text:p>
          </table:table-cell>
          <table:table-cell table:style-name="ce11" office:value-type="float" office:value="81.9219815624526" calcext:value-type="float">
            <text:p><text:s/>81,9 </text:p>
          </table:table-cell>
          <table:table-cell table:style-name="ce11" office:value-type="float" office:value="1.36719708935662" calcext:value-type="float">
            <text:p><text:s/>1,4 </text:p>
          </table:table-cell>
          <table:table-cell table:style-name="ce11" office:value-type="float" office:value="6.06476443613385" calcext:value-type="float">
            <text:p><text:s/>6,1 </text:p>
          </table:table-cell>
          <table:table-cell table:style-name="ce11" office:value-type="float" office:value="11.1062738859235" calcext:value-type="float">
            <text:p><text:s/>11,1 </text:p>
          </table:table-cell>
          <table:table-cell table:style-name="ce11" office:value-type="float" office:value="3.26184169168928" calcext:value-type="float">
            <text:p><text:s/>3,3 </text:p>
          </table:table-cell>
          <table:table-cell table:style-name="ce11" office:value-type="float" office:value="14.4231596686621" calcext:value-type="float">
            <text:p><text:s/>14,4 </text:p>
          </table:table-cell>
          <table:table-cell table:style-name="ce11" office:value-type="float" office:value="8.75141230972418" calcext:value-type="float">
            <text:p><text:s/>8,8 </text:p>
          </table:table-cell>
          <table:table-cell table:style-name="ce11" office:value-type="float" office:value="10.4286206564788" calcext:value-type="float">
            <text:p><text:s/>10,4 </text:p>
          </table:table-cell>
          <table:table-cell table:style-name="ce11" office:value-type="float" office:value="22.2085292015411" calcext:value-type="float">
            <text:p><text:s/>22,2 </text:p>
          </table:table-cell>
          <table:table-cell table:style-name="ce11" office:value-type="float" office:value="4.06126161384905" calcext:value-type="float">
            <text:p><text:s/>4,1 </text:p>
          </table:table-cell>
          <table:table-cell table:style-name="ce11" office:value-type="float" office:value="12.962152428914" calcext:value-type="float">
            <text:p><text:s/>13,0 </text:p>
          </table:table-cell>
          <table:table-cell table:style-name="ce11" office:value-type="float" office:value="5.47076921534281" calcext:value-type="float">
            <text:p><text:s/>5,5 </text:p>
          </table:table-cell>
          <table:table-cell table:style-name="ce11" office:value-type="float" office:value="39.9406475005704" calcext:value-type="float">
            <text:p><text:s/>39,9 </text:p>
          </table:table-cell>
          <table:table-cell table:style-name="ce11" office:value-type="float" office:value="2.48378400111459" calcext:value-type="float">
            <text:p><text:s/>2,5 </text:p>
          </table:table-cell>
          <table:table-cell table:style-name="ce11" office:value-type="float" office:value="24.8886708689745" calcext:value-type="float">
            <text:p><text:s/>24,9 </text:p>
          </table:table-cell>
          <table:table-cell table:style-name="ce11" office:value-type="float" office:value="3.206319554506" calcext:value-type="float">
            <text:p><text:s/>3,2 </text:p>
          </table:table-cell>
          <table:table-cell table:style-name="ce11" office:value-type="float" office:value="3.47071782706212" calcext:value-type="float">
            <text:p><text:s/>3,5 </text:p>
          </table:table-cell>
          <table:table-cell table:style-name="ce11" office:value-type="float" office:value="12.5050806672678" calcext:value-type="float">
            <text:p><text:s/>12,5 </text:p>
          </table:table-cell>
          <table:table-cell table:style-name="ce11" office:value-type="float" office:value="7.66434355625295" calcext:value-type="float">
            <text:p><text:s/>7,7 </text:p>
          </table:table-cell>
          <table:table-cell table:style-name="ce11" office:value-type="float" office:value="8.46631120740858" calcext:value-type="float">
            <text:p><text:s/>8,5 </text:p>
          </table:table-cell>
          <table:table-cell table:style-name="ce11" office:value-type="float" office:value="65.6063273682461" calcext:value-type="float">
            <text:p><text:s/>65,6 </text:p>
          </table:table-cell>
          <table:table-cell table:style-name="ce11" office:value-type="float" office:value="1.68977856172893" calcext:value-type="float">
            <text:p><text:s/>1,7 </text:p>
          </table:table-cell>
          <table:table-cell table:style-name="ce11" office:value-type="float" office:value="23.2586112484388" calcext:value-type="float">
            <text:p><text:s/>23,3 </text:p>
          </table:table-cell>
          <table:table-cell table:style-name="ce11" office:value-type="float" office:value="4.18359803648846" calcext:value-type="float">
            <text:p><text:s/>4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ão Paulo</text:p>
          </table:table-cell>
          <table:table-cell table:style-name="ce11" office:value-type="float" office:value="22.3278979310713" calcext:value-type="float">
            <text:p><text:s/>22,3 </text:p>
          </table:table-cell>
          <table:table-cell table:style-name="ce11" office:value-type="float" office:value="2.69491705298932" calcext:value-type="float">
            <text:p><text:s/>2,7 </text:p>
          </table:table-cell>
          <table:table-cell table:style-name="ce11" office:value-type="float" office:value="12.3555147508462" calcext:value-type="float">
            <text:p><text:s/>12,4 </text:p>
          </table:table-cell>
          <table:table-cell table:style-name="ce11" office:value-type="float" office:value="4.15106172381179" calcext:value-type="float">
            <text:p><text:s/>4,2 </text:p>
          </table:table-cell>
          <table:table-cell table:style-name="ce11" office:value-type="float" office:value="46.0210706196835" calcext:value-type="float">
            <text:p><text:s/>46,0 </text:p>
          </table:table-cell>
          <table:table-cell table:style-name="ce11" office:value-type="float" office:value="1.66333074570073" calcext:value-type="float">
            <text:p><text:s/>1,7 </text:p>
          </table:table-cell>
          <table:table-cell table:style-name="ce11" office:value-type="float" office:value="19.2955166983989" calcext:value-type="float">
            <text:p><text:s/>19,3 </text:p>
          </table:table-cell>
          <table:table-cell table:style-name="ce11" office:value-type="float" office:value="3.30794851377727" calcext:value-type="float">
            <text:p><text:s/>3,3 </text:p>
          </table:table-cell>
          <table:table-cell table:style-name="ce11" office:value-type="float" office:value="71.6200671941486" calcext:value-type="float">
            <text:p><text:s/>71,6 </text:p>
          </table:table-cell>
          <table:table-cell table:style-name="ce11" office:value-type="float" office:value="1.85309092479961" calcext:value-type="float">
            <text:p><text:s/>1,9 </text:p>
          </table:table-cell>
          <table:table-cell table:style-name="ce11" office:value-type="float" office:value="12.7458746491812" calcext:value-type="float">
            <text:p><text:s/>12,7 </text:p>
          </table:table-cell>
          <table:table-cell table:style-name="ce11" office:value-type="float" office:value="7.26272201655849" calcext:value-type="float">
            <text:p><text:s/>7,3 </text:p>
          </table:table-cell>
          <table:table-cell table:style-name="ce11" office:value-type="float" office:value="6.20176535398045" calcext:value-type="float">
            <text:p><text:s/>6,2 </text:p>
          </table:table-cell>
          <table:table-cell table:style-name="ce11" office:value-type="float" office:value="12.1654257752417" calcext:value-type="float">
            <text:p><text:s/>12,2 </text:p>
          </table:table-cell>
          <table:table-cell table:style-name="ce11" office:value-type="float" office:value="9.4322928026898" calcext:value-type="float">
            <text:p><text:s/>9,4 </text:p>
          </table:table-cell>
          <table:table-cell table:style-name="ce11" office:value-type="float" office:value="9.10882377917145" calcext:value-type="float">
            <text:p><text:s/>9,1 </text:p>
          </table:table-cell>
          <table:table-cell table:style-name="ce11" office:value-type="float" office:value="15.5678877142823" calcext:value-type="float">
            <text:p><text:s/>15,6 </text:p>
          </table:table-cell>
          <table:table-cell table:style-name="ce11" office:value-type="float" office:value="5.07229171082255" calcext:value-type="float">
            <text:p><text:s/>5,1 </text:p>
          </table:table-cell>
          <table:table-cell table:style-name="ce11" office:value-type="float" office:value="15.3430912598001" calcext:value-type="float">
            <text:p><text:s/>15,3 </text:p>
          </table:table-cell>
          <table:table-cell table:style-name="ce11" office:value-type="float" office:value="5.11536333306995" calcext:value-type="float">
            <text:p><text:s/>5,1 </text:p>
          </table:table-cell>
          <table:table-cell table:style-name="ce11" office:value-type="float" office:value="46.6479310806777" calcext:value-type="float">
            <text:p><text:s/>46,6 </text:p>
          </table:table-cell>
          <table:table-cell table:style-name="ce11" office:value-type="float" office:value="2.28573599021944" calcext:value-type="float">
            <text:p><text:s/>2,3 </text:p>
          </table:table-cell>
          <table:table-cell table:style-name="ce11" office:value-type="float" office:value="22.4410899452398" calcext:value-type="float">
            <text:p><text:s/>22,4 </text:p>
          </table:table-cell>
          <table:table-cell table:style-name="ce11" office:value-type="float" office:value="3.8531164356106" calcext:value-type="float">
            <text:p><text:s/>3,9 </text:p>
          </table:table-cell>
          <table:table-cell table:style-name="ce11" office:value-type="float" office:value="2.12407284028354" calcext:value-type="float">
            <text:p><text:s/>2,1 </text:p>
          </table:table-cell>
          <table:table-cell table:style-name="ce11" office:value-type="float" office:value="14.887221492709" calcext:value-type="float">
            <text:p><text:s/>14,9 </text:p>
          </table:table-cell>
          <table:table-cell table:style-name="ce11" office:value-type="float" office:value="8.22454505643454" calcext:value-type="float">
            <text:p><text:s/>8,2 </text:p>
          </table:table-cell>
          <table:table-cell table:style-name="ce11" office:value-type="float" office:value="8.26378037981227" calcext:value-type="float">
            <text:p><text:s/>8,3 </text:p>
          </table:table-cell>
          <table:table-cell table:style-name="ce11" office:value-type="float" office:value="68.6542575971218" calcext:value-type="float">
            <text:p><text:s/>68,7 </text:p>
          </table:table-cell>
          <table:table-cell table:style-name="ce11" office:value-type="float" office:value="1.78478119744917" calcext:value-type="float">
            <text:p><text:s/>1,8 </text:p>
          </table:table-cell>
          <table:table-cell table:style-name="ce11" office:value-type="float" office:value="20.9971245061602" calcext:value-type="float">
            <text:p><text:s/>21,0 </text:p>
          </table:table-cell>
          <table:table-cell table:style-name="ce11" office:value-type="float" office:value="5.95797270554112" calcext:value-type="float">
            <text:p><text:s/>6,0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l</text:p>
          </table:table-cell>
          <table:table-cell table:style-name="ce10" office:value-type="float" office:value="20.0873132225843" calcext:value-type="float">
            <text:p><text:s/>20,1 </text:p>
          </table:table-cell>
          <table:table-cell table:style-name="ce10" office:value-type="float" office:value="1.97150766068465" calcext:value-type="float">
            <text:p><text:s/>2,0 </text:p>
          </table:table-cell>
          <table:table-cell table:style-name="ce10" office:value-type="float" office:value="16.3707526334687" calcext:value-type="float">
            <text:p><text:s/>16,4 </text:p>
          </table:table-cell>
          <table:table-cell table:style-name="ce10" office:value-type="float" office:value="2.12619097112317" calcext:value-type="float">
            <text:p><text:s/>2,1 </text:p>
          </table:table-cell>
          <table:table-cell table:style-name="ce10" office:value-type="float" office:value="47.5010850687221" calcext:value-type="float">
            <text:p><text:s/>47,5 </text:p>
          </table:table-cell>
          <table:table-cell table:style-name="ce10" office:value-type="float" office:value="1.02326394158588" calcext:value-type="float">
            <text:p><text:s/>1,0 </text:p>
          </table:table-cell>
          <table:table-cell table:style-name="ce10" office:value-type="float" office:value="16.040849075225" calcext:value-type="float">
            <text:p><text:s/>16,0 </text:p>
          </table:table-cell>
          <table:table-cell table:style-name="ce10" office:value-type="float" office:value="2.11415356609873" calcext:value-type="float">
            <text:p><text:s/>2,1 </text:p>
          </table:table-cell>
          <table:table-cell table:style-name="ce10" office:value-type="float" office:value="63.0307890757248" calcext:value-type="float">
            <text:p><text:s/>63,0 </text:p>
          </table:table-cell>
          <table:table-cell table:style-name="ce10" office:value-type="float" office:value="1.49058928632248" calcext:value-type="float">
            <text:p><text:s/>1,5 </text:p>
          </table:table-cell>
          <table:table-cell table:style-name="ce10" office:value-type="float" office:value="19.6568349126931" calcext:value-type="float">
            <text:p><text:s/>19,7 </text:p>
          </table:table-cell>
          <table:table-cell table:style-name="ce10" office:value-type="float" office:value="3.79264604785296" calcext:value-type="float">
            <text:p><text:s/>3,8 </text:p>
          </table:table-cell>
          <table:table-cell table:style-name="ce10" office:value-type="float" office:value="7.63157707095174" calcext:value-type="float">
            <text:p><text:s/>7,6 </text:p>
          </table:table-cell>
          <table:table-cell table:style-name="ce10" office:value-type="float" office:value="7.5118791630614" calcext:value-type="float">
            <text:p><text:s/>7,5 </text:p>
          </table:table-cell>
          <table:table-cell table:style-name="ce10" office:value-type="float" office:value="9.68079894063016" calcext:value-type="float">
            <text:p><text:s/>9,7 </text:p>
          </table:table-cell>
          <table:table-cell table:style-name="ce10" office:value-type="float" office:value="5.90847701039282" calcext:value-type="float">
            <text:p><text:s/>5,9 </text:p>
          </table:table-cell>
          <table:table-cell table:style-name="ce10" office:value-type="float" office:value="12.5033642927962" calcext:value-type="float">
            <text:p><text:s/>12,5 </text:p>
          </table:table-cell>
          <table:table-cell table:style-name="ce10" office:value-type="float" office:value="3.65889304490954" calcext:value-type="float">
            <text:p><text:s/>3,7 </text:p>
          </table:table-cell>
          <table:table-cell table:style-name="ce10" office:value-type="float" office:value="19.7956901556909" calcext:value-type="float">
            <text:p><text:s/>19,8 </text:p>
          </table:table-cell>
          <table:table-cell table:style-name="ce10" office:value-type="float" office:value="2.85424792963618" calcext:value-type="float">
            <text:p><text:s/>2,9 </text:p>
          </table:table-cell>
          <table:table-cell table:style-name="ce10" office:value-type="float" office:value="48.8207849356751" calcext:value-type="float">
            <text:p><text:s/>48,8 </text:p>
          </table:table-cell>
          <table:table-cell table:style-name="ce10" office:value-type="float" office:value="1.38104362012033" calcext:value-type="float">
            <text:p><text:s/>1,4 </text:p>
          </table:table-cell>
          <table:table-cell table:style-name="ce10" office:value-type="float" office:value="18.8801606158379" calcext:value-type="float">
            <text:p><text:s/>18,9 </text:p>
          </table:table-cell>
          <table:table-cell table:style-name="ce10" office:value-type="float" office:value="2.72755047774432" calcext:value-type="float">
            <text:p><text:s/>2,7 </text:p>
          </table:table-cell>
          <table:table-cell table:style-name="ce10" office:value-type="float" office:value="2.8294789999017" calcext:value-type="float">
            <text:p><text:s/>2,8 </text:p>
          </table:table-cell>
          <table:table-cell table:style-name="ce10" office:value-type="float" office:value="9.20820158005684" calcext:value-type="float">
            <text:p><text:s/>9,2 </text:p>
          </table:table-cell>
          <table:table-cell table:style-name="ce10" office:value-type="float" office:value="9.30553182189482" calcext:value-type="float">
            <text:p><text:s/>9,3 </text:p>
          </table:table-cell>
          <table:table-cell table:style-name="ce10" office:value-type="float" office:value="4.98185724601201" calcext:value-type="float">
            <text:p><text:s/>5,0 </text:p>
          </table:table-cell>
          <table:table-cell table:style-name="ce10" office:value-type="float" office:value="71.7295647291449" calcext:value-type="float">
            <text:p><text:s/>71,7 </text:p>
          </table:table-cell>
          <table:table-cell table:style-name="ce10" office:value-type="float" office:value="0.978929935255491" calcext:value-type="float">
            <text:p><text:s/>1,0 </text:p>
          </table:table-cell>
          <table:table-cell table:style-name="ce10" office:value-type="float" office:value="16.1354244490585" calcext:value-type="float">
            <text:p><text:s/>16,1 </text:p>
          </table:table-cell>
          <table:table-cell table:style-name="ce10" office:value-type="float" office:value="3.68825270307016" calcext:value-type="float">
            <text:p><text:s/>3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aná</text:p>
          </table:table-cell>
          <table:table-cell table:style-name="ce11" office:value-type="float" office:value="20.2914311982735" calcext:value-type="float">
            <text:p><text:s/>20,3 </text:p>
          </table:table-cell>
          <table:table-cell table:style-name="ce11" office:value-type="float" office:value="3.22553902696883" calcext:value-type="float">
            <text:p><text:s/>3,2 </text:p>
          </table:table-cell>
          <table:table-cell table:style-name="ce11" office:value-type="float" office:value="15.6185842181365" calcext:value-type="float">
            <text:p><text:s/>15,6 </text:p>
          </table:table-cell>
          <table:table-cell table:style-name="ce11" office:value-type="float" office:value="3.74252094325158" calcext:value-type="float">
            <text:p><text:s/>3,7 </text:p>
          </table:table-cell>
          <table:table-cell table:style-name="ce11" office:value-type="float" office:value="47.0198145302431" calcext:value-type="float">
            <text:p><text:s/>47,0 </text:p>
          </table:table-cell>
          <table:table-cell table:style-name="ce11" office:value-type="float" office:value="1.72843092296822" calcext:value-type="float">
            <text:p><text:s/>1,7 </text:p>
          </table:table-cell>
          <table:table-cell table:style-name="ce11" office:value-type="float" office:value="17.0701700533471" calcext:value-type="float">
            <text:p><text:s/>17,1 </text:p>
          </table:table-cell>
          <table:table-cell table:style-name="ce11" office:value-type="float" office:value="3.28576459201606" calcext:value-type="float">
            <text:p><text:s/>3,3 </text:p>
          </table:table-cell>
          <table:table-cell table:style-name="ce11" office:value-type="float" office:value="62.7543695518112" calcext:value-type="float">
            <text:p><text:s/>62,8 </text:p>
          </table:table-cell>
          <table:table-cell table:style-name="ce11" office:value-type="float" office:value="2.41577760284524" calcext:value-type="float">
            <text:p><text:s/>2,4 </text:p>
          </table:table-cell>
          <table:table-cell table:style-name="ce11" office:value-type="float" office:value="17.9451697262219" calcext:value-type="float">
            <text:p><text:s/>17,9 </text:p>
          </table:table-cell>
          <table:table-cell table:style-name="ce11" office:value-type="float" office:value="6.76862350543096" calcext:value-type="float">
            <text:p><text:s/>6,8 </text:p>
          </table:table-cell>
          <table:table-cell table:style-name="ce11" office:value-type="float" office:value="8.57294697941842" calcext:value-type="float">
            <text:p><text:s/>8,6 </text:p>
          </table:table-cell>
          <table:table-cell table:style-name="ce11" office:value-type="float" office:value="10.9415356191171" calcext:value-type="float">
            <text:p><text:s/>10,9 </text:p>
          </table:table-cell>
          <table:table-cell table:style-name="ce11" office:value-type="float" office:value="10.7275137425483" calcext:value-type="float">
            <text:p><text:s/>10,7 </text:p>
          </table:table-cell>
          <table:table-cell table:style-name="ce11" office:value-type="float" office:value="9.38631631558761" calcext:value-type="float">
            <text:p><text:s/>9,4 </text:p>
          </table:table-cell>
          <table:table-cell table:style-name="ce11" office:value-type="float" office:value="12.047708843255" calcext:value-type="float">
            <text:p><text:s/>12,0 </text:p>
          </table:table-cell>
          <table:table-cell table:style-name="ce11" office:value-type="float" office:value="6.20345084215395" calcext:value-type="float">
            <text:p><text:s/>6,2 </text:p>
          </table:table-cell>
          <table:table-cell table:style-name="ce11" office:value-type="float" office:value="19.3587182507412" calcext:value-type="float">
            <text:p><text:s/>19,4 </text:p>
          </table:table-cell>
          <table:table-cell table:style-name="ce11" office:value-type="float" office:value="5.03716546665962" calcext:value-type="float">
            <text:p><text:s/>5,0 </text:p>
          </table:table-cell>
          <table:table-cell table:style-name="ce11" office:value-type="float" office:value="48.28631311965" calcext:value-type="float">
            <text:p><text:s/>48,3 </text:p>
          </table:table-cell>
          <table:table-cell table:style-name="ce11" office:value-type="float" office:value="2.38576477421106" calcext:value-type="float">
            <text:p><text:s/>2,4 </text:p>
          </table:table-cell>
          <table:table-cell table:style-name="ce11" office:value-type="float" office:value="20.3072597863539" calcext:value-type="float">
            <text:p><text:s/>20,3 </text:p>
          </table:table-cell>
          <table:table-cell table:style-name="ce11" office:value-type="float" office:value="4.18230881206567" calcext:value-type="float">
            <text:p><text:s/>4,2 </text:p>
          </table:table-cell>
          <table:table-cell table:style-name="ce11" office:value-type="float" office:value="3.36308667021688" calcext:value-type="float">
            <text:p><text:s/>3,4 </text:p>
          </table:table-cell>
          <table:table-cell table:style-name="ce11" office:value-type="float" office:value="14.4817773249344" calcext:value-type="float">
            <text:p><text:s/>14,5 </text:p>
          </table:table-cell>
          <table:table-cell table:style-name="ce11" office:value-type="float" office:value="8.22496288158857" calcext:value-type="float">
            <text:p><text:s/>8,2 </text:p>
          </table:table-cell>
          <table:table-cell table:style-name="ce11" office:value-type="float" office:value="9.36584412536979" calcext:value-type="float">
            <text:p><text:s/>9,4 </text:p>
          </table:table-cell>
          <table:table-cell table:style-name="ce11" office:value-type="float" office:value="71.9071550331924" calcext:value-type="float">
            <text:p><text:s/>71,9 </text:p>
          </table:table-cell>
          <table:table-cell table:style-name="ce11" office:value-type="float" office:value="1.64005063011882" calcext:value-type="float">
            <text:p><text:s/>1,6 </text:p>
          </table:table-cell>
          <table:table-cell table:style-name="ce11" office:value-type="float" office:value="16.504795415002" calcext:value-type="float">
            <text:p><text:s/>16,5 </text:p>
          </table:table-cell>
          <table:table-cell table:style-name="ce11" office:value-type="float" office:value="6.36514469153784" calcext:value-type="float">
            <text:p><text:s/>6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anta Catarina</text:p>
          </table:table-cell>
          <table:table-cell table:style-name="ce11" office:value-type="float" office:value="17.1896396703453" calcext:value-type="float">
            <text:p><text:s/>17,2 </text:p>
          </table:table-cell>
          <table:table-cell table:style-name="ce11" office:value-type="float" office:value="3.18251499845275" calcext:value-type="float">
            <text:p><text:s/>3,2 </text:p>
          </table:table-cell>
          <table:table-cell table:style-name="ce11" office:value-type="float" office:value="17.6208623256073" calcext:value-type="float">
            <text:p><text:s/>17,6 </text:p>
          </table:table-cell>
          <table:table-cell table:style-name="ce11" office:value-type="float" office:value="3.33725634112376" calcext:value-type="float">
            <text:p><text:s/>3,3 </text:p>
          </table:table-cell>
          <table:table-cell table:style-name="ce11" office:value-type="float" office:value="51.1089637955101" calcext:value-type="float">
            <text:p><text:s/>51,1 </text:p>
          </table:table-cell>
          <table:table-cell table:style-name="ce11" office:value-type="float" office:value="1.48352194580103" calcext:value-type="float">
            <text:p><text:s/>1,5 </text:p>
          </table:table-cell>
          <table:table-cell table:style-name="ce11" office:value-type="float" office:value="14.0805342085379" calcext:value-type="float">
            <text:p><text:s/>14,1 </text:p>
          </table:table-cell>
          <table:table-cell table:style-name="ce11" office:value-type="float" office:value="3.69724647820118" calcext:value-type="float">
            <text:p><text:s/>3,7 </text:p>
          </table:table-cell>
          <table:table-cell table:style-name="ce11" office:value-type="float" office:value="59.2216455323859" calcext:value-type="float">
            <text:p><text:s/>59,2 </text:p>
          </table:table-cell>
          <table:table-cell table:style-name="ce11" office:value-type="float" office:value="2.65068115994248" calcext:value-type="float">
            <text:p><text:s/>2,7 </text:p>
          </table:table-cell>
          <table:table-cell table:style-name="ce11" office:value-type="float" office:value="22.1938985730073" calcext:value-type="float">
            <text:p><text:s/>22,2 </text:p>
          </table:table-cell>
          <table:table-cell table:style-name="ce11" office:value-type="float" office:value="5.89745797144124" calcext:value-type="float">
            <text:p><text:s/>5,9 </text:p>
          </table:table-cell>
          <table:table-cell table:style-name="ce11" office:value-type="float" office:value="9.28570295105218" calcext:value-type="float">
            <text:p><text:s/>9,3 </text:p>
          </table:table-cell>
          <table:table-cell table:style-name="ce11" office:value-type="float" office:value="9.84501438453928" calcext:value-type="float">
            <text:p><text:s/>9,8 </text:p>
          </table:table-cell>
          <table:table-cell table:style-name="ce11" office:value-type="float" office:value="9.29875294355465" calcext:value-type="float">
            <text:p><text:s/>9,3 </text:p>
          </table:table-cell>
          <table:table-cell table:style-name="ce11" office:value-type="float" office:value="9.40295537234182" calcext:value-type="float">
            <text:p><text:s/>9,4 </text:p>
          </table:table-cell>
          <table:table-cell table:style-name="ce11" office:value-type="float" office:value="10.3902991784884" calcext:value-type="float">
            <text:p><text:s/>10,4 </text:p>
          </table:table-cell>
          <table:table-cell table:style-name="ce11" office:value-type="float" office:value="6.05819035906346" calcext:value-type="float">
            <text:p><text:s/>6,1 </text:p>
          </table:table-cell>
          <table:table-cell table:style-name="ce11" office:value-type="float" office:value="21.5670839653329" calcext:value-type="float">
            <text:p><text:s/>21,6 </text:p>
          </table:table-cell>
          <table:table-cell table:style-name="ce11" office:value-type="float" office:value="4.03202903210899" calcext:value-type="float">
            <text:p><text:s/>4,0 </text:p>
          </table:table-cell>
          <table:table-cell table:style-name="ce11" office:value-type="float" office:value="52.4763688340356" calcext:value-type="float">
            <text:p><text:s/>52,5 </text:p>
          </table:table-cell>
          <table:table-cell table:style-name="ce11" office:value-type="float" office:value="2.04013811292657" calcext:value-type="float">
            <text:p><text:s/>2,0 </text:p>
          </table:table-cell>
          <table:table-cell table:style-name="ce11" office:value-type="float" office:value="15.5662480221432" calcext:value-type="float">
            <text:p><text:s/>15,6 </text:p>
          </table:table-cell>
          <table:table-cell table:style-name="ce11" office:value-type="float" office:value="4.82186647382313" calcext:value-type="float">
            <text:p><text:s/>4,8 </text:p>
          </table:table-cell>
          <table:table-cell table:style-name="ce11" office:value-type="float" office:value="2.16016024737741" calcext:value-type="float">
            <text:p><text:s/>2,2 </text:p>
          </table:table-cell>
          <table:table-cell table:style-name="ce11" office:value-type="float" office:value="15.6041874590075" calcext:value-type="float">
            <text:p><text:s/>15,6 </text:p>
          </table:table-cell>
          <table:table-cell table:style-name="ce11" office:value-type="float" office:value="9.50964598099175" calcext:value-type="float">
            <text:p><text:s/>9,5 </text:p>
          </table:table-cell>
          <table:table-cell table:style-name="ce11" office:value-type="float" office:value="7.74978339155795" calcext:value-type="float">
            <text:p><text:s/>7,7 </text:p>
          </table:table-cell>
          <table:table-cell table:style-name="ce11" office:value-type="float" office:value="73.5240668216866" calcext:value-type="float">
            <text:p><text:s/>73,5 </text:p>
          </table:table-cell>
          <table:table-cell table:style-name="ce11" office:value-type="float" office:value="1.48143528409499" calcext:value-type="float">
            <text:p><text:s/>1,5 </text:p>
          </table:table-cell>
          <table:table-cell table:style-name="ce11" office:value-type="float" office:value="14.8061269499445" calcext:value-type="float">
            <text:p><text:s/>14,8 </text:p>
          </table:table-cell>
          <table:table-cell table:style-name="ce11" office:value-type="float" office:value="5.54376631621403" calcext:value-type="float">
            <text:p><text:s/>5,5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Grande do Sul</text:p>
          </table:table-cell>
          <table:table-cell table:style-name="ce11" office:value-type="float" office:value="21.7296609056142" calcext:value-type="float">
            <text:p><text:s/>21,7 </text:p>
          </table:table-cell>
          <table:table-cell table:style-name="ce11" office:value-type="float" office:value="3.38898136588325" calcext:value-type="float">
            <text:p><text:s/>3,4 </text:p>
          </table:table-cell>
          <table:table-cell table:style-name="ce11" office:value-type="float" office:value="16.3622477767761" calcext:value-type="float">
            <text:p><text:s/>16,4 </text:p>
          </table:table-cell>
          <table:table-cell table:style-name="ce11" office:value-type="float" office:value="3.65621188234307" calcext:value-type="float">
            <text:p><text:s/>3,7 </text:p>
          </table:table-cell>
          <table:table-cell table:style-name="ce11" office:value-type="float" office:value="45.6956171775314" calcext:value-type="float">
            <text:p><text:s/>45,7 </text:p>
          </table:table-cell>
          <table:table-cell table:style-name="ce11" office:value-type="float" office:value="1.89095531179104" calcext:value-type="float">
            <text:p><text:s/>1,9 </text:p>
          </table:table-cell>
          <table:table-cell table:style-name="ce11" office:value-type="float" office:value="16.212474140078" calcext:value-type="float">
            <text:p><text:s/>16,2 </text:p>
          </table:table-cell>
          <table:table-cell table:style-name="ce11" office:value-type="float" office:value="3.76673928308959" calcext:value-type="float">
            <text:p><text:s/>3,8 </text:p>
          </table:table-cell>
          <table:table-cell table:style-name="ce11" office:value-type="float" office:value="65.5069507529001" calcext:value-type="float">
            <text:p><text:s/>65,5 </text:p>
          </table:table-cell>
          <table:table-cell table:style-name="ce11" office:value-type="float" office:value="2.52183040121781" calcext:value-type="float">
            <text:p><text:s/>2,5 </text:p>
          </table:table-cell>
          <table:table-cell table:style-name="ce11" office:value-type="float" office:value="19.9755867383611" calcext:value-type="float">
            <text:p><text:s/>20,0 </text:p>
          </table:table-cell>
          <table:table-cell table:style-name="ce11" office:value-type="float" office:value="6.43598104129865" calcext:value-type="float">
            <text:p><text:s/>6,4 </text:p>
          </table:table-cell>
          <table:table-cell table:style-name="ce11" office:value-type="float" office:value="5.70367909628865" calcext:value-type="float">
            <text:p><text:s/>5,7 </text:p>
          </table:table-cell>
          <table:table-cell table:style-name="ce11" office:value-type="float" office:value="17.8396097781135" calcext:value-type="float">
            <text:p><text:s/>17,8 </text:p>
          </table:table-cell>
          <table:table-cell table:style-name="ce11" office:value-type="float" office:value="8.81378341244998" calcext:value-type="float">
            <text:p><text:s/>8,8 </text:p>
          </table:table-cell>
          <table:table-cell table:style-name="ce11" office:value-type="float" office:value="10.6704604370043" calcext:value-type="float">
            <text:p><text:s/>10,7 </text:p>
          </table:table-cell>
          <table:table-cell table:style-name="ce11" office:value-type="float" office:value="14.4132490923288" calcext:value-type="float">
            <text:p><text:s/>14,4 </text:p>
          </table:table-cell>
          <table:table-cell table:style-name="ce11" office:value-type="float" office:value="5.97768365140754" calcext:value-type="float">
            <text:p><text:s/>6,0 </text:p>
          </table:table-cell>
          <table:table-cell table:style-name="ce11" office:value-type="float" office:value="19.1067550188533" calcext:value-type="float">
            <text:p><text:s/>19,1 </text:p>
          </table:table-cell>
          <table:table-cell table:style-name="ce11" office:value-type="float" office:value="5.08838162031746" calcext:value-type="float">
            <text:p><text:s/>5,1 </text:p>
          </table:table-cell>
          <table:table-cell table:style-name="ce11" office:value-type="float" office:value="46.9899572633426" calcext:value-type="float">
            <text:p><text:s/>47,0 </text:p>
          </table:table-cell>
          <table:table-cell table:style-name="ce11" office:value-type="float" office:value="2.47419594800336" calcext:value-type="float">
            <text:p><text:s/>2,5 </text:p>
          </table:table-cell>
          <table:table-cell table:style-name="ce11" office:value-type="float" office:value="19.4900386254754" calcext:value-type="float">
            <text:p><text:s/>19,5 </text:p>
          </table:table-cell>
          <table:table-cell table:style-name="ce11" office:value-type="float" office:value="4.84881081348814" calcext:value-type="float">
            <text:p><text:s/>4,8 </text:p>
          </table:table-cell>
          <table:table-cell table:style-name="ce11" office:value-type="float" office:value="2.74250383243972" calcext:value-type="float">
            <text:p><text:s/>2,7 </text:p>
          </table:table-cell>
          <table:table-cell table:style-name="ce11" office:value-type="float" office:value="15.9988309899289" calcext:value-type="float">
            <text:p><text:s/>16,0 </text:p>
          </table:table-cell>
          <table:table-cell table:style-name="ce11" office:value-type="float" office:value="10.2346529992914" calcext:value-type="float">
            <text:p><text:s/>10,2 </text:p>
          </table:table-cell>
          <table:table-cell table:style-name="ce11" office:value-type="float" office:value="8.12608273688423" calcext:value-type="float">
            <text:p><text:s/>8,1 </text:p>
          </table:table-cell>
          <table:table-cell table:style-name="ce11" office:value-type="float" office:value="70.3812233970102" calcext:value-type="float">
            <text:p><text:s/>70,4 </text:p>
          </table:table-cell>
          <table:table-cell table:style-name="ce11" office:value-type="float" office:value="1.7919934403524" calcext:value-type="float">
            <text:p><text:s/>1,8 </text:p>
          </table:table-cell>
          <table:table-cell table:style-name="ce11" office:value-type="float" office:value="16.6416197712584" calcext:value-type="float">
            <text:p><text:s/>16,6 </text:p>
          </table:table-cell>
          <table:table-cell table:style-name="ce11" office:value-type="float" office:value="6.33703595307524" calcext:value-type="float">
            <text:p><text:s/>6,3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entro-Oeste</text:p>
          </table:table-cell>
          <table:table-cell table:style-name="ce10" office:value-type="float" office:value="23.1072723395446" calcext:value-type="float">
            <text:p><text:s/>23,1 </text:p>
          </table:table-cell>
          <table:table-cell table:style-name="ce10" office:value-type="float" office:value="2.15550912731208" calcext:value-type="float">
            <text:p><text:s/>2,2 </text:p>
          </table:table-cell>
          <table:table-cell table:style-name="ce10" office:value-type="float" office:value="15.1152866395482" calcext:value-type="float">
            <text:p><text:s/>15,1 </text:p>
          </table:table-cell>
          <table:table-cell table:style-name="ce10" office:value-type="float" office:value="2.94290862515534" calcext:value-type="float">
            <text:p><text:s/>2,9 </text:p>
          </table:table-cell>
          <table:table-cell table:style-name="ce10" office:value-type="float" office:value="43.0904215460226" calcext:value-type="float">
            <text:p><text:s/>43,1 </text:p>
          </table:table-cell>
          <table:table-cell table:style-name="ce10" office:value-type="float" office:value="1.35675806503676" calcext:value-type="float">
            <text:p><text:s/>1,4 </text:p>
          </table:table-cell>
          <table:table-cell table:style-name="ce10" office:value-type="float" office:value="18.6870194748846" calcext:value-type="float">
            <text:p><text:s/>18,7 </text:p>
          </table:table-cell>
          <table:table-cell table:style-name="ce10" office:value-type="float" office:value="2.35751361250935" calcext:value-type="float">
            <text:p><text:s/>2,4 </text:p>
          </table:table-cell>
          <table:table-cell table:style-name="ce10" office:value-type="float" office:value="65.4313929753776" calcext:value-type="float">
            <text:p><text:s/>65,4 </text:p>
          </table:table-cell>
          <table:table-cell table:style-name="ce10" office:value-type="float" office:value="1.68948091993491" calcext:value-type="float">
            <text:p><text:s/>1,7 </text:p>
          </table:table-cell>
          <table:table-cell table:style-name="ce10" office:value-type="float" office:value="17.7648980346764" calcext:value-type="float">
            <text:p><text:s/>17,8 </text:p>
          </table:table-cell>
          <table:table-cell table:style-name="ce10" office:value-type="float" office:value="5.04760931635957" calcext:value-type="float">
            <text:p><text:s/>5,0 </text:p>
          </table:table-cell>
          <table:table-cell table:style-name="ce10" office:value-type="float" office:value="6.44826066552101" calcext:value-type="float">
            <text:p><text:s/>6,4 </text:p>
          </table:table-cell>
          <table:table-cell table:style-name="ce10" office:value-type="float" office:value="9.08453360806896" calcext:value-type="float">
            <text:p><text:s/>9,1 </text:p>
          </table:table-cell>
          <table:table-cell table:style-name="ce10" office:value-type="float" office:value="10.3554483244249" calcext:value-type="float">
            <text:p><text:s/>10,4 </text:p>
          </table:table-cell>
          <table:table-cell table:style-name="ce10" office:value-type="float" office:value="7.12160123845284" calcext:value-type="float">
            <text:p><text:s/>7,1 </text:p>
          </table:table-cell>
          <table:table-cell table:style-name="ce10" office:value-type="float" office:value="16.8315025052083" calcext:value-type="float">
            <text:p><text:s/>16,8 </text:p>
          </table:table-cell>
          <table:table-cell table:style-name="ce10" office:value-type="float" office:value="3.78744611968531" calcext:value-type="float">
            <text:p><text:s/>3,8 </text:p>
          </table:table-cell>
          <table:table-cell table:style-name="ce10" office:value-type="float" office:value="18.105190125247" calcext:value-type="float">
            <text:p><text:s/>18,1 </text:p>
          </table:table-cell>
          <table:table-cell table:style-name="ce10" office:value-type="float" office:value="3.72546290605944" calcext:value-type="float">
            <text:p><text:s/>3,7 </text:p>
          </table:table-cell>
          <table:table-cell table:style-name="ce10" office:value-type="float" office:value="43.5349748955216" calcext:value-type="float">
            <text:p><text:s/>43,5 </text:p>
          </table:table-cell>
          <table:table-cell table:style-name="ce10" office:value-type="float" office:value="2.03594868821148" calcext:value-type="float">
            <text:p><text:s/>2,0 </text:p>
          </table:table-cell>
          <table:table-cell table:style-name="ce10" office:value-type="float" office:value="21.5283324740231" calcext:value-type="float">
            <text:p><text:s/>21,5 </text:p>
          </table:table-cell>
          <table:table-cell table:style-name="ce10" office:value-type="float" office:value="3.31894246082391" calcext:value-type="float">
            <text:p><text:s/>3,3 </text:p>
          </table:table-cell>
          <table:table-cell table:style-name="ce10" office:value-type="float" office:value="4.41305738543107" calcext:value-type="float">
            <text:p><text:s/>4,4 </text:p>
          </table:table-cell>
          <table:table-cell table:style-name="ce10" office:value-type="float" office:value="9.25394850505213" calcext:value-type="float">
            <text:p><text:s/>9,3 </text:p>
          </table:table-cell>
          <table:table-cell table:style-name="ce10" office:value-type="float" office:value="9.33715934858894" calcext:value-type="float">
            <text:p><text:s/>9,3 </text:p>
          </table:table-cell>
          <table:table-cell table:style-name="ce10" office:value-type="float" office:value="5.8305633027938" calcext:value-type="float">
            <text:p><text:s/>5,8 </text:p>
          </table:table-cell>
          <table:table-cell table:style-name="ce10" office:value-type="float" office:value="66.0702571710767" calcext:value-type="float">
            <text:p><text:s/>66,1 </text:p>
          </table:table-cell>
          <table:table-cell table:style-name="ce10" office:value-type="float" office:value="1.38093747302814" calcext:value-type="float">
            <text:p><text:s/>1,4 </text:p>
          </table:table-cell>
          <table:table-cell table:style-name="ce10" office:value-type="float" office:value="20.1795260949032" calcext:value-type="float">
            <text:p><text:s/>20,2 </text:p>
          </table:table-cell>
          <table:table-cell table:style-name="ce10" office:value-type="float" office:value="3.73388859694638" calcext:value-type="float">
            <text:p><text:s/>3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to Grosso do Sul</text:p>
          </table:table-cell>
          <table:table-cell table:style-name="ce11" office:value-type="float" office:value="21.1179354411895" calcext:value-type="float">
            <text:p><text:s/>21,1 </text:p>
          </table:table-cell>
          <table:table-cell table:style-name="ce11" office:value-type="float" office:value="4.85703467215629" calcext:value-type="float">
            <text:p><text:s/>4,9 </text:p>
          </table:table-cell>
          <table:table-cell table:style-name="ce11" office:value-type="float" office:value="14.1019130383053" calcext:value-type="float">
            <text:p><text:s/>14,1 </text:p>
          </table:table-cell>
          <table:table-cell table:style-name="ce11" office:value-type="float" office:value="6.26405577651203" calcext:value-type="float">
            <text:p><text:s/>6,3 </text:p>
          </table:table-cell>
          <table:table-cell table:style-name="ce11" office:value-type="float" office:value="47.2685954529757" calcext:value-type="float">
            <text:p><text:s/>47,3 </text:p>
          </table:table-cell>
          <table:table-cell table:style-name="ce11" office:value-type="float" office:value="2.42140820585514" calcext:value-type="float">
            <text:p><text:s/>2,4 </text:p>
          </table:table-cell>
          <table:table-cell table:style-name="ce11" office:value-type="float" office:value="17.5115560675298" calcext:value-type="float">
            <text:p><text:s/>17,5 </text:p>
          </table:table-cell>
          <table:table-cell table:style-name="ce11" office:value-type="float" office:value="4.59162994469341" calcext:value-type="float">
            <text:p><text:s/>4,6 </text:p>
          </table:table-cell>
          <table:table-cell table:style-name="ce11" office:value-type="float" office:value="58.0288568066324" calcext:value-type="float">
            <text:p><text:s/>58,0 </text:p>
          </table:table-cell>
          <table:table-cell table:style-name="ce11" office:value-type="float" office:value="3.87292839290269" calcext:value-type="float">
            <text:p><text:s/>3,9 </text:p>
          </table:table-cell>
          <table:table-cell table:style-name="ce11" office:value-type="float" office:value="18.0349114972657" calcext:value-type="float">
            <text:p><text:s/>18,0 </text:p>
          </table:table-cell>
          <table:table-cell table:style-name="ce11" office:value-type="float" office:value="9.71598494690194" calcext:value-type="float">
            <text:p><text:s/>9,7 </text:p>
          </table:table-cell>
          <table:table-cell table:style-name="ce11" office:value-type="float" office:value="11.6566955115307" calcext:value-type="float">
            <text:p><text:s/>11,7 </text:p>
          </table:table-cell>
          <table:table-cell table:style-name="ce11" office:value-type="float" office:value="13.7275853196737" calcext:value-type="float">
            <text:p><text:s/>13,7 </text:p>
          </table:table-cell>
          <table:table-cell table:style-name="ce11" office:value-type="float" office:value="12.279536184571" calcext:value-type="float">
            <text:p><text:s/>12,3 </text:p>
          </table:table-cell>
          <table:table-cell table:style-name="ce11" office:value-type="float" office:value="11.9110028765085" calcext:value-type="float">
            <text:p><text:s/>11,9 </text:p>
          </table:table-cell>
          <table:table-cell table:style-name="ce11" office:value-type="float" office:value="16.411957294138" calcext:value-type="float">
            <text:p><text:s/>16,4 </text:p>
          </table:table-cell>
          <table:table-cell table:style-name="ce11" office:value-type="float" office:value="8.60981671871506" calcext:value-type="float">
            <text:p><text:s/>8,6 </text:p>
          </table:table-cell>
          <table:table-cell table:style-name="ce11" office:value-type="float" office:value="16.3866433754245" calcext:value-type="float">
            <text:p><text:s/>16,4 </text:p>
          </table:table-cell>
          <table:table-cell table:style-name="ce11" office:value-type="float" office:value="7.96377254416361" calcext:value-type="float">
            <text:p><text:s/>8,0 </text:p>
          </table:table-cell>
          <table:table-cell table:style-name="ce11" office:value-type="float" office:value="46.7782544074916" calcext:value-type="float">
            <text:p><text:s/>46,8 </text:p>
          </table:table-cell>
          <table:table-cell table:style-name="ce11" office:value-type="float" office:value="3.73652944292905" calcext:value-type="float">
            <text:p><text:s/>3,7 </text:p>
          </table:table-cell>
          <table:table-cell table:style-name="ce11" office:value-type="float" office:value="20.4231449229457" calcext:value-type="float">
            <text:p><text:s/>20,4 </text:p>
          </table:table-cell>
          <table:table-cell table:style-name="ce11" office:value-type="float" office:value="6.40826501901962" calcext:value-type="float">
            <text:p><text:s/>6,4 </text:p>
          </table:table-cell>
          <table:table-cell table:style-name="ce11" office:value-type="float" office:value="3.57076216771946" calcext:value-type="float">
            <text:p><text:s/>3,6 </text:p>
          </table:table-cell>
          <table:table-cell table:style-name="ce11" office:value-type="float" office:value="19.8186039525247" calcext:value-type="float">
            <text:p><text:s/>19,8 </text:p>
          </table:table-cell>
          <table:table-cell table:style-name="ce11" office:value-type="float" office:value="8.14749200394671" calcext:value-type="float">
            <text:p><text:s/>8,1 </text:p>
          </table:table-cell>
          <table:table-cell table:style-name="ce11" office:value-type="float" office:value="13.9318242633715" calcext:value-type="float">
            <text:p><text:s/>13,9 </text:p>
          </table:table-cell>
          <table:table-cell table:style-name="ce11" office:value-type="float" office:value="71.5735507129331" calcext:value-type="float">
            <text:p><text:s/>71,6 </text:p>
          </table:table-cell>
          <table:table-cell table:style-name="ce11" office:value-type="float" office:value="2.45345168224761" calcext:value-type="float">
            <text:p><text:s/>2,5 </text:p>
          </table:table-cell>
          <table:table-cell table:style-name="ce11" office:value-type="float" office:value="16.7081951154006" calcext:value-type="float">
            <text:p><text:s/>16,7 </text:p>
          </table:table-cell>
          <table:table-cell table:style-name="ce11" office:value-type="float" office:value="8.15408672196894" calcext:value-type="float">
            <text:p><text:s/>8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to Grosso</text:p>
          </table:table-cell>
          <table:table-cell table:style-name="ce11" office:value-type="float" office:value="21.6441102880273" calcext:value-type="float">
            <text:p><text:s/>21,6 </text:p>
          </table:table-cell>
          <table:table-cell table:style-name="ce11" office:value-type="float" office:value="4.21049755239485" calcext:value-type="float">
            <text:p><text:s/>4,2 </text:p>
          </table:table-cell>
          <table:table-cell table:style-name="ce11" office:value-type="float" office:value="16.1168002230781" calcext:value-type="float">
            <text:p><text:s/>16,1 </text:p>
          </table:table-cell>
          <table:table-cell table:style-name="ce11" office:value-type="float" office:value="5.64681176388561" calcext:value-type="float">
            <text:p><text:s/>5,6 </text:p>
          </table:table-cell>
          <table:table-cell table:style-name="ce11" office:value-type="float" office:value="43.4318094106308" calcext:value-type="float">
            <text:p><text:s/>43,4 </text:p>
          </table:table-cell>
          <table:table-cell table:style-name="ce11" office:value-type="float" office:value="2.43816254010148" calcext:value-type="float">
            <text:p><text:s/>2,4 </text:p>
          </table:table-cell>
          <table:table-cell table:style-name="ce11" office:value-type="float" office:value="18.8072800782633" calcext:value-type="float">
            <text:p><text:s/>18,8 </text:p>
          </table:table-cell>
          <table:table-cell table:style-name="ce11" office:value-type="float" office:value="4.77466605021763" calcext:value-type="float">
            <text:p><text:s/>4,8 </text:p>
          </table:table-cell>
          <table:table-cell table:style-name="ce11" office:value-type="float" office:value="63.2229244949977" calcext:value-type="float">
            <text:p><text:s/>63,2 </text:p>
          </table:table-cell>
          <table:table-cell table:style-name="ce11" office:value-type="float" office:value="3.59020748405768" calcext:value-type="float">
            <text:p><text:s/>3,6 </text:p>
          </table:table-cell>
          <table:table-cell table:style-name="ce11" office:value-type="float" office:value="21.4626338922136" calcext:value-type="float">
            <text:p><text:s/>21,5 </text:p>
          </table:table-cell>
          <table:table-cell table:style-name="ce11" office:value-type="float" office:value="8.32310972641469" calcext:value-type="float">
            <text:p><text:s/>8,3 </text:p>
          </table:table-cell>
          <table:table-cell table:style-name="ce11" office:value-type="float" office:value="7.08389835877479" calcext:value-type="float">
            <text:p><text:s/>7,1 </text:p>
          </table:table-cell>
          <table:table-cell table:style-name="ce11" office:value-type="float" office:value="15.9234607936778" calcext:value-type="float">
            <text:p><text:s/>15,9 </text:p>
          </table:table-cell>
          <table:table-cell table:style-name="ce11" office:value-type="float" office:value="8.23054325401389" calcext:value-type="float">
            <text:p><text:s/>8,2 </text:p>
          </table:table-cell>
          <table:table-cell table:style-name="ce11" office:value-type="float" office:value="14.6035669221604" calcext:value-type="float">
            <text:p><text:s/>14,6 </text:p>
          </table:table-cell>
          <table:table-cell table:style-name="ce11" office:value-type="float" office:value="13.8036883557567" calcext:value-type="float">
            <text:p><text:s/>13,8 </text:p>
          </table:table-cell>
          <table:table-cell table:style-name="ce11" office:value-type="float" office:value="7.97531958572657" calcext:value-type="float">
            <text:p><text:s/>8,0 </text:p>
          </table:table-cell>
          <table:table-cell table:style-name="ce11" office:value-type="float" office:value="18.6574051567572" calcext:value-type="float">
            <text:p><text:s/>18,7 </text:p>
          </table:table-cell>
          <table:table-cell table:style-name="ce11" office:value-type="float" office:value="7.05647090578063" calcext:value-type="float">
            <text:p><text:s/>7,1 </text:p>
          </table:table-cell>
          <table:table-cell table:style-name="ce11" office:value-type="float" office:value="44.9085576059822" calcext:value-type="float">
            <text:p><text:s/>44,9 </text:p>
          </table:table-cell>
          <table:table-cell table:style-name="ce11" office:value-type="float" office:value="3.45964327295746" calcext:value-type="float">
            <text:p><text:s/>3,5 </text:p>
          </table:table-cell>
          <table:table-cell table:style-name="ce11" office:value-type="float" office:value="22.630348881504" calcext:value-type="float">
            <text:p><text:s/>22,6 </text:p>
          </table:table-cell>
          <table:table-cell table:style-name="ce11" office:value-type="float" office:value="6.05867315540012" calcext:value-type="float">
            <text:p><text:s/>6,1 </text:p>
          </table:table-cell>
          <table:table-cell table:style-name="ce11" office:value-type="float" office:value="3.60403290792482" calcext:value-type="float">
            <text:p><text:s/>3,6 </text:p>
          </table:table-cell>
          <table:table-cell table:style-name="ce11" office:value-type="float" office:value="17.5644057636027" calcext:value-type="float">
            <text:p><text:s/>17,6 </text:p>
          </table:table-cell>
          <table:table-cell table:style-name="ce11" office:value-type="float" office:value="8.81984165684359" calcext:value-type="float">
            <text:p><text:s/>8,8 </text:p>
          </table:table-cell>
          <table:table-cell table:style-name="ce11" office:value-type="float" office:value="12.6496760660009" calcext:value-type="float">
            <text:p><text:s/>12,6 </text:p>
          </table:table-cell>
          <table:table-cell table:style-name="ce11" office:value-type="float" office:value="66.7447862338997" calcext:value-type="float">
            <text:p><text:s/>66,7 </text:p>
          </table:table-cell>
          <table:table-cell table:style-name="ce11" office:value-type="float" office:value="2.61131051955296" calcext:value-type="float">
            <text:p><text:s/>2,6 </text:p>
          </table:table-cell>
          <table:table-cell table:style-name="ce11" office:value-type="float" office:value="20.831339201332" calcext:value-type="float">
            <text:p><text:s/>20,8 </text:p>
          </table:table-cell>
          <table:table-cell table:style-name="ce11" office:value-type="float" office:value="7.67661731495974" calcext:value-type="float">
            <text:p><text:s/>7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Goiás</text:p>
          </table:table-cell>
          <table:table-cell table:style-name="ce11" office:value-type="float" office:value="21.6539669827726" calcext:value-type="float">
            <text:p><text:s/>21,7 </text:p>
          </table:table-cell>
          <table:table-cell table:style-name="ce11" office:value-type="float" office:value="3.85198724427025" calcext:value-type="float">
            <text:p><text:s/>3,9 </text:p>
          </table:table-cell>
          <table:table-cell table:style-name="ce11" office:value-type="float" office:value="14.923365508282" calcext:value-type="float">
            <text:p><text:s/>14,9 </text:p>
          </table:table-cell>
          <table:table-cell table:style-name="ce11" office:value-type="float" office:value="5.21727657114482" calcext:value-type="float">
            <text:p><text:s/>5,2 </text:p>
          </table:table-cell>
          <table:table-cell table:style-name="ce11" office:value-type="float" office:value="44.3550338287325" calcext:value-type="float">
            <text:p><text:s/>44,4 </text:p>
          </table:table-cell>
          <table:table-cell table:style-name="ce11" office:value-type="float" office:value="2.35438452759093" calcext:value-type="float">
            <text:p><text:s/>2,4 </text:p>
          </table:table-cell>
          <table:table-cell table:style-name="ce11" office:value-type="float" office:value="19.0676336802128" calcext:value-type="float">
            <text:p><text:s/>19,1 </text:p>
          </table:table-cell>
          <table:table-cell table:style-name="ce11" office:value-type="float" office:value="4.00923775145991" calcext:value-type="float">
            <text:p><text:s/>4,0 </text:p>
          </table:table-cell>
          <table:table-cell table:style-name="ce11" office:value-type="float" office:value="62.3579091941788" calcext:value-type="float">
            <text:p><text:s/>62,4 </text:p>
          </table:table-cell>
          <table:table-cell table:style-name="ce11" office:value-type="float" office:value="3.05847717053405" calcext:value-type="float">
            <text:p><text:s/>3,1 </text:p>
          </table:table-cell>
          <table:table-cell table:style-name="ce11" office:value-type="float" office:value="19.7512769641067" calcext:value-type="float">
            <text:p><text:s/>19,8 </text:p>
          </table:table-cell>
          <table:table-cell table:style-name="ce11" office:value-type="float" office:value="8.09248449190334" calcext:value-type="float">
            <text:p><text:s/>8,1 </text:p>
          </table:table-cell>
          <table:table-cell table:style-name="ce11" office:value-type="float" office:value="6.09851032195536" calcext:value-type="float">
            <text:p><text:s/>6,1 </text:p>
          </table:table-cell>
          <table:table-cell table:style-name="ce11" office:value-type="float" office:value="16.7143538322578" calcext:value-type="float">
            <text:p><text:s/>16,7 </text:p>
          </table:table-cell>
          <table:table-cell table:style-name="ce11" office:value-type="float" office:value="11.7923035197591" calcext:value-type="float">
            <text:p><text:s/>11,8 </text:p>
          </table:table-cell>
          <table:table-cell table:style-name="ce11" office:value-type="float" office:value="11.7482243503745" calcext:value-type="float">
            <text:p><text:s/>11,7 </text:p>
          </table:table-cell>
          <table:table-cell table:style-name="ce11" office:value-type="float" office:value="14.8316688402259" calcext:value-type="float">
            <text:p><text:s/>14,8 </text:p>
          </table:table-cell>
          <table:table-cell table:style-name="ce11" office:value-type="float" office:value="6.9577084171534" calcext:value-type="float">
            <text:p><text:s/>7,0 </text:p>
          </table:table-cell>
          <table:table-cell table:style-name="ce11" office:value-type="float" office:value="17.8702987966306" calcext:value-type="float">
            <text:p><text:s/>17,9 </text:p>
          </table:table-cell>
          <table:table-cell table:style-name="ce11" office:value-type="float" office:value="6.61416562898916" calcext:value-type="float">
            <text:p><text:s/>6,6 </text:p>
          </table:table-cell>
          <table:table-cell table:style-name="ce11" office:value-type="float" office:value="45.6453106526748" calcext:value-type="float">
            <text:p><text:s/>45,6 </text:p>
          </table:table-cell>
          <table:table-cell table:style-name="ce11" office:value-type="float" office:value="3.41322067150373" calcext:value-type="float">
            <text:p><text:s/>3,4 </text:p>
          </table:table-cell>
          <table:table-cell table:style-name="ce11" office:value-type="float" office:value="21.6527217104687" calcext:value-type="float">
            <text:p><text:s/>21,7 </text:p>
          </table:table-cell>
          <table:table-cell table:style-name="ce11" office:value-type="float" office:value="5.77876335569556" calcext:value-type="float">
            <text:p><text:s/>5,8 </text:p>
          </table:table-cell>
          <table:table-cell table:style-name="ce11" office:value-type="float" office:value="4.87185687843069" calcext:value-type="float">
            <text:p><text:s/>4,9 </text:p>
          </table:table-cell>
          <table:table-cell table:style-name="ce11" office:value-type="float" office:value="15.6510647527802" calcext:value-type="float">
            <text:p><text:s/>15,7 </text:p>
          </table:table-cell>
          <table:table-cell table:style-name="ce11" office:value-type="float" office:value="7.80655662395215" calcext:value-type="float">
            <text:p><text:s/>7,8 </text:p>
          </table:table-cell>
          <table:table-cell table:style-name="ce11" office:value-type="float" office:value="10.9183497120345" calcext:value-type="float">
            <text:p><text:s/>10,9 </text:p>
          </table:table-cell>
          <table:table-cell table:style-name="ce11" office:value-type="float" office:value="67.1182124668335" calcext:value-type="float">
            <text:p><text:s/>67,1 </text:p>
          </table:table-cell>
          <table:table-cell table:style-name="ce11" office:value-type="float" office:value="2.29713977135693" calcext:value-type="float">
            <text:p><text:s/>2,3 </text:p>
          </table:table-cell>
          <table:table-cell table:style-name="ce11" office:value-type="float" office:value="20.2033740307836" calcext:value-type="float">
            <text:p><text:s/>20,2 </text:p>
          </table:table-cell>
          <table:table-cell table:style-name="ce11" office:value-type="float" office:value="6.20885295780556" calcext:value-type="float">
            <text:p><text:s/>6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Distrito Federal</text:p>
          </table:table-cell>
          <table:table-cell table:style-name="ce11" office:value-type="float" office:value="29.566500077986" calcext:value-type="float">
            <text:p><text:s/>29,6 </text:p>
          </table:table-cell>
          <table:table-cell table:style-name="ce11" office:value-type="float" office:value="3.93412838046032" calcext:value-type="float">
            <text:p><text:s/>3,9 </text:p>
          </table:table-cell>
          <table:table-cell table:style-name="ce11" office:value-type="float" office:value="15.3531066884044" calcext:value-type="float">
            <text:p><text:s/>15,4 </text:p>
          </table:table-cell>
          <table:table-cell table:style-name="ce11" office:value-type="float" office:value="5.6318260475866" calcext:value-type="float">
            <text:p><text:s/>5,6 </text:p>
          </table:table-cell>
          <table:table-cell table:style-name="ce11" office:value-type="float" office:value="36.3395496384999" calcext:value-type="float">
            <text:p><text:s/>36,3 </text:p>
          </table:table-cell>
          <table:table-cell table:style-name="ce11" office:value-type="float" office:value="3.15133378581172" calcext:value-type="float">
            <text:p><text:s/>3,2 </text:p>
          </table:table-cell>
          <table:table-cell table:style-name="ce11" office:value-type="float" office:value="18.7408435951095" calcext:value-type="float">
            <text:p><text:s/>18,7 </text:p>
          </table:table-cell>
          <table:table-cell table:style-name="ce11" office:value-type="float" office:value="5.02344218607301" calcext:value-type="float">
            <text:p><text:s/>5,0 </text:p>
          </table:table-cell>
          <table:table-cell table:style-name="ce11" office:value-type="float" office:value="81.515703426981" calcext:value-type="float">
            <text:p><text:s/>81,5 </text:p>
          </table:table-cell>
          <table:table-cell table:style-name="ce11" office:value-type="float" office:value="2.30808074882845" calcext:value-type="float">
            <text:p><text:s/>2,3 </text:p>
          </table:table-cell>
          <table:table-cell table:style-name="ce11" office:value-type="float" office:value="8.7522127164097" calcext:value-type="float">
            <text:p><text:s/>8,8 </text:p>
          </table:table-cell>
          <table:table-cell table:style-name="ce11" office:value-type="float" office:value="16.8315818663965" calcext:value-type="float">
            <text:p><text:s/>16,8 </text:p>
          </table:table-cell>
          <table:table-cell table:style-name="ce11" office:value-type="float" office:value="1.88827148890836" calcext:value-type="float">
            <text:p><text:s/>1,9 </text:p>
          </table:table-cell>
          <table:table-cell table:style-name="ce11" office:value-type="float" office:value="35.5814338163817" calcext:value-type="float">
            <text:p><text:s/>35,6 </text:p>
          </table:table-cell>
          <table:table-cell table:style-name="ce11" office:value-type="float" office:value="7.84381236770108" calcext:value-type="float">
            <text:p><text:s/>7,8 </text:p>
          </table:table-cell>
          <table:table-cell table:style-name="ce11" office:value-type="float" office:value="17.0807403399361" calcext:value-type="float">
            <text:p><text:s/>17,1 </text:p>
          </table:table-cell>
          <table:table-cell table:style-name="ce11" office:value-type="float" office:value="25.0651514658084" calcext:value-type="float">
            <text:p><text:s/>25,1 </text:p>
          </table:table-cell>
          <table:table-cell table:style-name="ce11" office:value-type="float" office:value="6.24993504234941" calcext:value-type="float">
            <text:p><text:s/>6,2 </text:p>
          </table:table-cell>
          <table:table-cell table:style-name="ce11" office:value-type="float" office:value="19.6237757290521" calcext:value-type="float">
            <text:p><text:s/>19,6 </text:p>
          </table:table-cell>
          <table:table-cell table:style-name="ce11" office:value-type="float" office:value="7.13587333362056" calcext:value-type="float">
            <text:p><text:s/>7,1 </text:p>
          </table:table-cell>
          <table:table-cell table:style-name="ce11" office:value-type="float" office:value="34.2466940120098" calcext:value-type="float">
            <text:p><text:s/>34,2 </text:p>
          </table:table-cell>
          <table:table-cell table:style-name="ce11" office:value-type="float" office:value="5.3618172683029" calcext:value-type="float">
            <text:p><text:s/>5,4 </text:p>
          </table:table-cell>
          <table:table-cell table:style-name="ce11" office:value-type="float" office:value="21.0643787931298" calcext:value-type="float">
            <text:p><text:s/>21,1 </text:p>
          </table:table-cell>
          <table:table-cell table:style-name="ce11" office:value-type="float" office:value="7.48106420568745" calcext:value-type="float">
            <text:p><text:s/>7,5 </text:p>
          </table:table-cell>
          <table:table-cell table:style-name="ce11" office:value-type="float" office:value="4.90320682534798" calcext:value-type="float">
            <text:p><text:s/>4,9 </text:p>
          </table:table-cell>
          <table:table-cell table:style-name="ce11" office:value-type="float" office:value="16.9471311297469" calcext:value-type="float">
            <text:p><text:s/>16,9 </text:p>
          </table:table-cell>
          <table:table-cell table:style-name="ce11" office:value-type="float" office:value="13.9125656321757" calcext:value-type="float">
            <text:p><text:s/>13,9 </text:p>
          </table:table-cell>
          <table:table-cell table:style-name="ce11" office:value-type="float" office:value="9.43339421639179" calcext:value-type="float">
            <text:p><text:s/>9,4 </text:p>
          </table:table-cell>
          <table:table-cell table:style-name="ce11" office:value-type="float" office:value="58.9758004286706" calcext:value-type="float">
            <text:p><text:s/>59,0 </text:p>
          </table:table-cell>
          <table:table-cell table:style-name="ce11" office:value-type="float" office:value="3.53436062074738" calcext:value-type="float">
            <text:p><text:s/>3,5 </text:p>
          </table:table-cell>
          <table:table-cell table:style-name="ce11" office:value-type="float" office:value="22.2084271138056" calcext:value-type="float">
            <text:p><text:s/>22,2 </text:p>
          </table:table-cell>
          <table:table-cell table:style-name="ce11" office:value-type="float" office:value="7.68175318665624" calcext:value-type="float">
            <text:p><text:s/>7,7 </text:p>
          </table:table-cell>
          <table:table-cell table:number-columns-repeated="991"/>
        </table:table-row>
        <table:table-row table:style-name="ro2">
          <table:table-cell table:style-name="ce5" table:number-columns-repeated="33"/>
          <table:table-cell table:number-columns-repeated="991"/>
        </table:table-row>
        <table:table-row table:style-name="ro2">
          <table:table-cell table:style-name="ce6" office:value-type="string" calcext:value-type="string">
            <text:p>Fonte: IBGE. Pesquisa Nacional por Amostra de Domicílios Contínua, 2014, consolidado de primeiras entrevistas.</text:p>
          </table:table-cell>
          <table:table-cell table:style-name="ce6" table:number-columns-repeated="32"/>
          <table:table-cell table:number-columns-repeated="99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3" table:style-name="ta5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224" table:default-cell-style-name="ce7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Tabela 1.16 - Distribuição percentual de jovens de 15 a 29 anos de idade, por tipo de atividade na semana de referência e grupos de idade, com indicação do coeficiente de variação, segundo as Grandes Regiões e as Unidades da Federação - 2013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" table:number-rows-spanned="5">
            <text:p>Grandes Regiões e Unidades da Federação</text:p>
          </table:table-cell>
          <table:table-cell table:style-name="ce8" office:value-type="string" calcext:value-type="string" table:number-columns-spanned="32" table:number-rows-spanned="1">
            <text:p>Jovens de 15 a 29 anos de idade (%) </text:p>
          </table:table-cell>
          <table:covered-table-cell table:number-columns-repeated="31" table:style-name="ce8"/>
          <table:table-cell table:number-columns-repeated="991"/>
        </table:table-row>
        <table:table-row table:style-name="ro2">
          <table:covered-table-cell table:style-name="ce2"/>
          <table:table-cell table:style-name="ce9" office:value-type="string" calcext:value-type="string" table:number-columns-spanned="8" table:number-rows-spanned="2">
            <text:p>Total</text:p>
          </table:table-cell>
          <table:covered-table-cell table:number-columns-repeated="7" table:style-name="ce9"/>
          <table:table-cell table:style-name="ce8" office:value-type="string" calcext:value-type="string" table:number-columns-spanned="24" table:number-rows-spanned="1">
            <text:p>Grupos de idade</text:p>
          </table:table-cell>
          <table:covered-table-cell table:number-columns-repeated="23" table:style-name="ce8"/>
          <table:table-cell table:number-columns-repeated="991"/>
        </table:table-row>
        <table:table-row table:style-name="ro2">
          <table:covered-table-cell table:style-name="ce2"/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15 a 17 anos de idad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18 a 24 anos de idade</text:p>
          </table:table-cell>
          <table:covered-table-cell table:number-columns-repeated="7" table:style-name="ce9"/>
          <table:table-cell table:style-name="ce8" office:value-type="string" calcext:value-type="string" table:number-columns-spanned="8" table:number-rows-spanned="1">
            <text:p>25 a 29 anos de idade</text:p>
          </table:table-cell>
          <table:covered-table-cell table:number-columns-repeated="7" table:style-name="ce8"/>
          <table:table-cell table:number-columns-repeated="991"/>
        </table:table-row>
        <table:table-row table:style-name="ro1">
          <table:covered-table-cell table:style-name="ce2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Não estuda e não está ocupado</text:p>
          </table:table-cell>
          <table:covered-table-cell table:style-name="ce8"/>
          <table:table-cell table:number-columns-repeated="991"/>
        </table:table-row>
        <table:table-row table:style-name="ro2">
          <table:covered-table-cell table:style-name="ce2"/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8" office:value-type="string" calcext:value-type="string">
            <text:p>CV (%)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0" office:value-type="float" office:value="23.1475931540543" calcext:value-type="float">
            <text:p><text:s/>23,1 </text:p>
          </table:table-cell>
          <table:table-cell table:style-name="ce10" office:value-type="float" office:value="0.798197478973998" calcext:value-type="float">
            <text:p><text:s/>0,8 </text:p>
          </table:table-cell>
          <table:table-cell table:style-name="ce10" office:value-type="float" office:value="12.8399324612065" calcext:value-type="float">
            <text:p><text:s/>12,8 </text:p>
          </table:table-cell>
          <table:table-cell table:style-name="ce10" office:value-type="float" office:value="1.13140940586741" calcext:value-type="float">
            <text:p><text:s/>1,1 </text:p>
          </table:table-cell>
          <table:table-cell table:style-name="ce10" office:value-type="float" office:value="42.6523004716815" calcext:value-type="float">
            <text:p><text:s/>42,7 </text:p>
          </table:table-cell>
          <table:table-cell table:style-name="ce10" office:value-type="float" office:value="0.493239142996914" calcext:value-type="float">
            <text:p><text:s/>0,5 </text:p>
          </table:table-cell>
          <table:table-cell table:style-name="ce10" office:value-type="float" office:value="21.3601739130576" calcext:value-type="float">
            <text:p><text:s/>21,4 </text:p>
          </table:table-cell>
          <table:table-cell table:style-name="ce10" office:value-type="float" office:value="0.785970092824586" calcext:value-type="float">
            <text:p><text:s/>0,8 </text:p>
          </table:table-cell>
          <table:table-cell table:style-name="ce10" office:value-type="float" office:value="68.4367393222085" calcext:value-type="float">
            <text:p><text:s/>68,4 </text:p>
          </table:table-cell>
          <table:table-cell table:style-name="ce10" office:value-type="float" office:value="0.585755202741253" calcext:value-type="float">
            <text:p><text:s/>0,6 </text:p>
          </table:table-cell>
          <table:table-cell table:style-name="ce10" office:value-type="float" office:value="16.2018807212909" calcext:value-type="float">
            <text:p><text:s/>16,2 </text:p>
          </table:table-cell>
          <table:table-cell table:style-name="ce10" office:value-type="float" office:value="1.97783845059896" calcext:value-type="float">
            <text:p><text:s/>2,0 </text:p>
          </table:table-cell>
          <table:table-cell table:style-name="ce10" office:value-type="float" office:value="5.58580413038974" calcext:value-type="float">
            <text:p><text:s/>5,6 </text:p>
          </table:table-cell>
          <table:table-cell table:style-name="ce10" office:value-type="float" office:value="3.42891921998824" calcext:value-type="float">
            <text:p><text:s/>3,4 </text:p>
          </table:table-cell>
          <table:table-cell table:style-name="ce10" office:value-type="float" office:value="9.77557582611091" calcext:value-type="float">
            <text:p><text:s/>9,8 </text:p>
          </table:table-cell>
          <table:table-cell table:style-name="ce10" office:value-type="float" office:value="2.61228725188057" calcext:value-type="float">
            <text:p><text:s/>2,6 </text:p>
          </table:table-cell>
          <table:table-cell table:style-name="ce10" office:value-type="float" office:value="15.7732658620556" calcext:value-type="float">
            <text:p><text:s/>15,8 </text:p>
          </table:table-cell>
          <table:table-cell table:style-name="ce10" office:value-type="float" office:value="1.47633497580089" calcext:value-type="float">
            <text:p><text:s/>1,5 </text:p>
          </table:table-cell>
          <table:table-cell table:style-name="ce10" office:value-type="float" office:value="14.7408887080608" calcext:value-type="float">
            <text:p><text:s/>14,7 </text:p>
          </table:table-cell>
          <table:table-cell table:style-name="ce10" office:value-type="float" office:value="1.5051908189566" calcext:value-type="float">
            <text:p><text:s/>1,5 </text:p>
          </table:table-cell>
          <table:table-cell table:style-name="ce10" office:value-type="float" office:value="44.0275291924946" calcext:value-type="float">
            <text:p><text:s/>44,0 </text:p>
          </table:table-cell>
          <table:table-cell table:style-name="ce10" office:value-type="float" office:value="0.695442438338146" calcext:value-type="float">
            <text:p><text:s/>0,7 </text:p>
          </table:table-cell>
          <table:table-cell table:style-name="ce10" office:value-type="float" office:value="25.458316237389" calcext:value-type="float">
            <text:p><text:s/>25,5 </text:p>
          </table:table-cell>
          <table:table-cell table:style-name="ce10" office:value-type="float" office:value="1.02119625478579" calcext:value-type="float">
            <text:p><text:s/>1,0 </text:p>
          </table:table-cell>
          <table:table-cell table:style-name="ce10" office:value-type="float" office:value="3.54723403720893" calcext:value-type="float">
            <text:p><text:s/>3,5 </text:p>
          </table:table-cell>
          <table:table-cell table:style-name="ce10" office:value-type="float" office:value="3.60050423778554" calcext:value-type="float">
            <text:p><text:s/>3,6 </text:p>
          </table:table-cell>
          <table:table-cell table:style-name="ce10" office:value-type="float" office:value="7.89946162498721" calcext:value-type="float">
            <text:p><text:s/>7,9 </text:p>
          </table:table-cell>
          <table:table-cell table:style-name="ce10" office:value-type="float" office:value="2.57812889997878" calcext:value-type="float">
            <text:p><text:s/>2,6 </text:p>
          </table:table-cell>
          <table:table-cell table:style-name="ce10" office:value-type="float" office:value="65.3282793822668" calcext:value-type="float">
            <text:p><text:s/>65,3 </text:p>
          </table:table-cell>
          <table:table-cell table:style-name="ce10" office:value-type="float" office:value="0.503676072956348" calcext:value-type="float">
            <text:p><text:s/>0,5 </text:p>
          </table:table-cell>
          <table:table-cell table:style-name="ce10" office:value-type="float" office:value="23.2250249555371" calcext:value-type="float">
            <text:p><text:s/>23,2 </text:p>
          </table:table-cell>
          <table:table-cell table:style-name="ce10" office:value-type="float" office:value="1.22959990098103" calcext:value-type="float">
            <text:p><text:s/>1,2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0" office:value-type="float" office:value="26.6903633305892" calcext:value-type="float">
            <text:p><text:s/>26,7 </text:p>
          </table:table-cell>
          <table:table-cell table:style-name="ce10" office:value-type="float" office:value="1.76293519202378" calcext:value-type="float">
            <text:p><text:s/>1,8 </text:p>
          </table:table-cell>
          <table:table-cell table:style-name="ce10" office:value-type="float" office:value="12.5046087006771" calcext:value-type="float">
            <text:p><text:s/>12,5 </text:p>
          </table:table-cell>
          <table:table-cell table:style-name="ce10" office:value-type="float" office:value="2.7441017415904" calcext:value-type="float">
            <text:p><text:s/>2,7 </text:p>
          </table:table-cell>
          <table:table-cell table:style-name="ce10" office:value-type="float" office:value="37.1701958573812" calcext:value-type="float">
            <text:p><text:s/>37,2 </text:p>
          </table:table-cell>
          <table:table-cell table:style-name="ce10" office:value-type="float" office:value="1.28083684004322" calcext:value-type="float">
            <text:p><text:s/>1,3 </text:p>
          </table:table-cell>
          <table:table-cell table:style-name="ce10" office:value-type="float" office:value="23.6348321113525" calcext:value-type="float">
            <text:p><text:s/>23,6 </text:p>
          </table:table-cell>
          <table:table-cell table:style-name="ce10" office:value-type="float" office:value="1.76572717541668" calcext:value-type="float">
            <text:p><text:s/>1,8 </text:p>
          </table:table-cell>
          <table:table-cell table:style-name="ce10" office:value-type="float" office:value="69.9627944516069" calcext:value-type="float">
            <text:p><text:s/>70,0 </text:p>
          </table:table-cell>
          <table:table-cell table:style-name="ce10" office:value-type="float" office:value="1.33696160004028" calcext:value-type="float">
            <text:p><text:s/>1,3 </text:p>
          </table:table-cell>
          <table:table-cell table:style-name="ce10" office:value-type="float" office:value="15.6642878346701" calcext:value-type="float">
            <text:p><text:s/>15,7 </text:p>
          </table:table-cell>
          <table:table-cell table:style-name="ce10" office:value-type="float" office:value="4.77997371435856" calcext:value-type="float">
            <text:p><text:s/>4,8 </text:p>
          </table:table-cell>
          <table:table-cell table:style-name="ce10" office:value-type="float" office:value="5.18449818954677" calcext:value-type="float">
            <text:p><text:s/>5,2 </text:p>
          </table:table-cell>
          <table:table-cell table:style-name="ce10" office:value-type="float" office:value="8.02570715601175" calcext:value-type="float">
            <text:p><text:s/>8,0 </text:p>
          </table:table-cell>
          <table:table-cell table:style-name="ce10" office:value-type="float" office:value="9.18841952417622" calcext:value-type="float">
            <text:p><text:s/>9,2 </text:p>
          </table:table-cell>
          <table:table-cell table:style-name="ce10" office:value-type="float" office:value="6.04389213563263" calcext:value-type="float">
            <text:p><text:s/>6,0 </text:p>
          </table:table-cell>
          <table:table-cell table:style-name="ce10" office:value-type="float" office:value="19.5143605398959" calcext:value-type="float">
            <text:p><text:s/>19,5 </text:p>
          </table:table-cell>
          <table:table-cell table:style-name="ce10" office:value-type="float" office:value="2.98064885532906" calcext:value-type="float">
            <text:p><text:s/>3,0 </text:p>
          </table:table-cell>
          <table:table-cell table:style-name="ce10" office:value-type="float" office:value="13.4347481699394" calcext:value-type="float">
            <text:p><text:s/>13,4 </text:p>
          </table:table-cell>
          <table:table-cell table:style-name="ce10" office:value-type="float" office:value="3.72137588824321" calcext:value-type="float">
            <text:p><text:s/>3,7 </text:p>
          </table:table-cell>
          <table:table-cell table:style-name="ce10" office:value-type="float" office:value="38.2009082278729" calcext:value-type="float">
            <text:p><text:s/>38,2 </text:p>
          </table:table-cell>
          <table:table-cell table:style-name="ce10" office:value-type="float" office:value="1.79502497881147" calcext:value-type="float">
            <text:p><text:s/>1,8 </text:p>
          </table:table-cell>
          <table:table-cell table:style-name="ce10" office:value-type="float" office:value="28.8499830622918" calcext:value-type="float">
            <text:p><text:s/>28,8 </text:p>
          </table:table-cell>
          <table:table-cell table:style-name="ce10" office:value-type="float" office:value="2.31355690689474" calcext:value-type="float">
            <text:p><text:s/>2,3 </text:p>
          </table:table-cell>
          <table:table-cell table:style-name="ce10" office:value-type="float" office:value="4.45932167470313" calcext:value-type="float">
            <text:p><text:s/>4,5 </text:p>
          </table:table-cell>
          <table:table-cell table:style-name="ce10" office:value-type="float" office:value="7.22168091677667" calcext:value-type="float">
            <text:p><text:s/>7,2 </text:p>
          </table:table-cell>
          <table:table-cell table:style-name="ce10" office:value-type="float" office:value="8.68793163013338" calcext:value-type="float">
            <text:p><text:s/>8,7 </text:p>
          </table:table-cell>
          <table:table-cell table:style-name="ce10" office:value-type="float" office:value="5.24917754463819" calcext:value-type="float">
            <text:p><text:s/>5,2 </text:p>
          </table:table-cell>
          <table:table-cell table:style-name="ce10" office:value-type="float" office:value="60.0490177838856" calcext:value-type="float">
            <text:p><text:s/>60,0 </text:p>
          </table:table-cell>
          <table:table-cell table:style-name="ce10" office:value-type="float" office:value="1.30703553499304" calcext:value-type="float">
            <text:p><text:s/>1,3 </text:p>
          </table:table-cell>
          <table:table-cell table:style-name="ce10" office:value-type="float" office:value="26.8037289112778" calcext:value-type="float">
            <text:p><text:s/>26,8 </text:p>
          </table:table-cell>
          <table:table-cell table:style-name="ce10" office:value-type="float" office:value="2.72191435116614" calcext:value-type="float">
            <text:p><text:s/>2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ondônia</text:p>
          </table:table-cell>
          <table:table-cell table:style-name="ce11" office:value-type="float" office:value="22.7281573651875" calcext:value-type="float">
            <text:p><text:s/>22,7 </text:p>
          </table:table-cell>
          <table:table-cell table:style-name="ce11" office:value-type="float" office:value="4.33956222052529" calcext:value-type="float">
            <text:p><text:s/>4,3 </text:p>
          </table:table-cell>
          <table:table-cell table:style-name="ce11" office:value-type="float" office:value="14.9432399427561" calcext:value-type="float">
            <text:p><text:s/>14,9 </text:p>
          </table:table-cell>
          <table:table-cell table:style-name="ce11" office:value-type="float" office:value="6.46768619267764" calcext:value-type="float">
            <text:p><text:s/>6,5 </text:p>
          </table:table-cell>
          <table:table-cell table:style-name="ce11" office:value-type="float" office:value="40.2911329284844" calcext:value-type="float">
            <text:p><text:s/>40,3 </text:p>
          </table:table-cell>
          <table:table-cell table:style-name="ce11" office:value-type="float" office:value="2.75397701827273" calcext:value-type="float">
            <text:p><text:s/>2,8 </text:p>
          </table:table-cell>
          <table:table-cell table:style-name="ce11" office:value-type="float" office:value="22.0374697635722" calcext:value-type="float">
            <text:p><text:s/>22,0 </text:p>
          </table:table-cell>
          <table:table-cell table:style-name="ce11" office:value-type="float" office:value="4.45873928261327" calcext:value-type="float">
            <text:p><text:s/>4,5 </text:p>
          </table:table-cell>
          <table:table-cell table:style-name="ce11" office:value-type="float" office:value="63.3708137254678" calcext:value-type="float">
            <text:p><text:s/>63,4 </text:p>
          </table:table-cell>
          <table:table-cell table:style-name="ce11" office:value-type="float" office:value="3.58668092474136" calcext:value-type="float">
            <text:p><text:s/>3,6 </text:p>
          </table:table-cell>
          <table:table-cell table:style-name="ce11" office:value-type="float" office:value="17.9639288076066" calcext:value-type="float">
            <text:p><text:s/>18,0 </text:p>
          </table:table-cell>
          <table:table-cell table:style-name="ce11" office:value-type="float" office:value="10.812807700899" calcext:value-type="float">
            <text:p><text:s/>10,8 </text:p>
          </table:table-cell>
          <table:table-cell table:style-name="ce11" office:value-type="float" office:value="7.27715406104449" calcext:value-type="float">
            <text:p><text:s/>7,3 </text:p>
          </table:table-cell>
          <table:table-cell table:style-name="ce11" office:value-type="float" office:value="16.5451665412262" calcext:value-type="float">
            <text:p><text:s/>16,5 </text:p>
          </table:table-cell>
          <table:table-cell table:style-name="ce11" office:value-type="float" office:value="11.3881034058811" calcext:value-type="float">
            <text:p><text:s/>11,4 </text:p>
          </table:table-cell>
          <table:table-cell table:style-name="ce11" office:value-type="float" office:value="13.7062159168014" calcext:value-type="float">
            <text:p><text:s/>13,7 </text:p>
          </table:table-cell>
          <table:table-cell table:style-name="ce11" office:value-type="float" office:value="16.7993041086455" calcext:value-type="float">
            <text:p><text:s/>16,8 </text:p>
          </table:table-cell>
          <table:table-cell table:style-name="ce11" office:value-type="float" office:value="8.2006976321206" calcext:value-type="float">
            <text:p><text:s/>8,2 </text:p>
          </table:table-cell>
          <table:table-cell table:style-name="ce11" office:value-type="float" office:value="15.5152119195473" calcext:value-type="float">
            <text:p><text:s/>15,5 </text:p>
          </table:table-cell>
          <table:table-cell table:style-name="ce11" office:value-type="float" office:value="8.4380468437634" calcext:value-type="float">
            <text:p><text:s/>8,4 </text:p>
          </table:table-cell>
          <table:table-cell table:style-name="ce11" office:value-type="float" office:value="42.1121934052122" calcext:value-type="float">
            <text:p><text:s/>42,1 </text:p>
          </table:table-cell>
          <table:table-cell table:style-name="ce11" office:value-type="float" office:value="3.88382538846209" calcext:value-type="float">
            <text:p><text:s/>3,9 </text:p>
          </table:table-cell>
          <table:table-cell table:style-name="ce11" office:value-type="float" office:value="25.573290566595" calcext:value-type="float">
            <text:p><text:s/>25,6 </text:p>
          </table:table-cell>
          <table:table-cell table:style-name="ce11" office:value-type="float" office:value="6.09753887842006" calcext:value-type="float">
            <text:p><text:s/>6,1 </text:p>
          </table:table-cell>
          <table:table-cell table:style-name="ce11" office:value-type="float" office:value="2.24343162502067" calcext:value-type="float">
            <text:p><text:s/>2,2 </text:p>
          </table:table-cell>
          <table:table-cell table:style-name="ce11" office:value-type="float" office:value="24.6793593310037" calcext:value-type="float">
            <text:p><text:s/>24,7 </text:p>
          </table:table-cell>
          <table:table-cell table:style-name="ce11" office:value-type="float" office:value="11.9893620944854" calcext:value-type="float">
            <text:p><text:s/>12,0 </text:p>
          </table:table-cell>
          <table:table-cell table:style-name="ce11" office:value-type="float" office:value="10.6833554854907" calcext:value-type="float">
            <text:p><text:s/>10,7 </text:p>
          </table:table-cell>
          <table:table-cell table:style-name="ce11" office:value-type="float" office:value="61.1643356427335" calcext:value-type="float">
            <text:p><text:s/>61,2 </text:p>
          </table:table-cell>
          <table:table-cell table:style-name="ce11" office:value-type="float" office:value="3.02550693062987" calcext:value-type="float">
            <text:p><text:s/>3,0 </text:p>
          </table:table-cell>
          <table:table-cell table:style-name="ce11" office:value-type="float" office:value="24.6028706377604" calcext:value-type="float">
            <text:p><text:s/>24,6 </text:p>
          </table:table-cell>
          <table:table-cell table:style-name="ce11" office:value-type="float" office:value="6.96965151376065" calcext:value-type="float">
            <text:p><text:s/>7,0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cre</text:p>
          </table:table-cell>
          <table:table-cell table:style-name="ce11" office:value-type="float" office:value="29.8974211955085" calcext:value-type="float">
            <text:p><text:s/>29,9 </text:p>
          </table:table-cell>
          <table:table-cell table:style-name="ce11" office:value-type="float" office:value="3.78408347928654" calcext:value-type="float">
            <text:p><text:s/>3,8 </text:p>
          </table:table-cell>
          <table:table-cell table:style-name="ce11" office:value-type="float" office:value="11.0646031843522" calcext:value-type="float">
            <text:p><text:s/>11,1 </text:p>
          </table:table-cell>
          <table:table-cell table:style-name="ce11" office:value-type="float" office:value="6.56541487919589" calcext:value-type="float">
            <text:p><text:s/>6,6 </text:p>
          </table:table-cell>
          <table:table-cell table:style-name="ce11" office:value-type="float" office:value="33.9923519059082" calcext:value-type="float">
            <text:p><text:s/>34,0 </text:p>
          </table:table-cell>
          <table:table-cell table:style-name="ce11" office:value-type="float" office:value="2.80184685406429" calcext:value-type="float">
            <text:p><text:s/>2,8 </text:p>
          </table:table-cell>
          <table:table-cell table:style-name="ce11" office:value-type="float" office:value="25.0456237142314" calcext:value-type="float">
            <text:p><text:s/>25,0 </text:p>
          </table:table-cell>
          <table:table-cell table:style-name="ce11" office:value-type="float" office:value="4.3603922256266" calcext:value-type="float">
            <text:p><text:s/>4,4 </text:p>
          </table:table-cell>
          <table:table-cell table:style-name="ce11" office:value-type="float" office:value="72.2177030395933" calcext:value-type="float">
            <text:p><text:s/>72,2 </text:p>
          </table:table-cell>
          <table:table-cell table:style-name="ce11" office:value-type="float" office:value="2.92941010250455" calcext:value-type="float">
            <text:p><text:s/>2,9 </text:p>
          </table:table-cell>
          <table:table-cell table:style-name="ce11" office:value-type="float" office:value="12.7859357095015" calcext:value-type="float">
            <text:p><text:s/>12,8 </text:p>
          </table:table-cell>
          <table:table-cell table:style-name="ce11" office:value-type="float" office:value="12.7385434049605" calcext:value-type="float">
            <text:p><text:s/>12,7 </text:p>
          </table:table-cell>
          <table:table-cell table:style-name="ce11" office:value-type="float" office:value="4.52155706398993" calcext:value-type="float">
            <text:p><text:s/>4,5 </text:p>
          </table:table-cell>
          <table:table-cell table:style-name="ce11" office:value-type="float" office:value="19.5454954840402" calcext:value-type="float">
            <text:p><text:s/>19,5 </text:p>
          </table:table-cell>
          <table:table-cell table:style-name="ce11" office:value-type="float" office:value="10.4748041869154" calcext:value-type="float">
            <text:p><text:s/>10,5 </text:p>
          </table:table-cell>
          <table:table-cell table:style-name="ce11" office:value-type="float" office:value="13.4394513638303" calcext:value-type="float">
            <text:p><text:s/>13,4 </text:p>
          </table:table-cell>
          <table:table-cell table:style-name="ce11" office:value-type="float" office:value="23.1214138885702" calcext:value-type="float">
            <text:p><text:s/>23,1 </text:p>
          </table:table-cell>
          <table:table-cell table:style-name="ce11" office:value-type="float" office:value="6.70639586306289" calcext:value-type="float">
            <text:p><text:s/>6,7 </text:p>
          </table:table-cell>
          <table:table-cell table:style-name="ce11" office:value-type="float" office:value="12.384456087533" calcext:value-type="float">
            <text:p><text:s/>12,4 </text:p>
          </table:table-cell>
          <table:table-cell table:style-name="ce11" office:value-type="float" office:value="8.5857803740857" calcext:value-type="float">
            <text:p><text:s/>8,6 </text:p>
          </table:table-cell>
          <table:table-cell table:style-name="ce11" office:value-type="float" office:value="35.3677383849469" calcext:value-type="float">
            <text:p><text:s/>35,4 </text:p>
          </table:table-cell>
          <table:table-cell table:style-name="ce11" office:value-type="float" office:value="4.29963999363089" calcext:value-type="float">
            <text:p><text:s/>4,3 </text:p>
          </table:table-cell>
          <table:table-cell table:style-name="ce11" office:value-type="float" office:value="29.1263916389499" calcext:value-type="float">
            <text:p><text:s/>29,1 </text:p>
          </table:table-cell>
          <table:table-cell table:style-name="ce11" office:value-type="float" office:value="5.55861476445255" calcext:value-type="float">
            <text:p><text:s/>5,6 </text:p>
          </table:table-cell>
          <table:table-cell table:style-name="ce11" office:value-type="float" office:value="6.42251808960606" calcext:value-type="float">
            <text:p><text:s/>6,4 </text:p>
          </table:table-cell>
          <table:table-cell table:style-name="ce11" office:value-type="float" office:value="16.2210092986057" calcext:value-type="float">
            <text:p><text:s/>16,2 </text:p>
          </table:table-cell>
          <table:table-cell table:style-name="ce11" office:value-type="float" office:value="7.73740130571973" calcext:value-type="float">
            <text:p><text:s/>7,7 </text:p>
          </table:table-cell>
          <table:table-cell table:style-name="ce11" office:value-type="float" office:value="13.4495187954532" calcext:value-type="float">
            <text:p><text:s/>13,4 </text:p>
          </table:table-cell>
          <table:table-cell table:style-name="ce11" office:value-type="float" office:value="55.3109821543005" calcext:value-type="float">
            <text:p><text:s/>55,3 </text:p>
          </table:table-cell>
          <table:table-cell table:style-name="ce11" office:value-type="float" office:value="3.04398149079623" calcext:value-type="float">
            <text:p><text:s/>3,0 </text:p>
          </table:table-cell>
          <table:table-cell table:style-name="ce11" office:value-type="float" office:value="30.5290984503738" calcext:value-type="float">
            <text:p><text:s/>30,5 </text:p>
          </table:table-cell>
          <table:table-cell table:style-name="ce11" office:value-type="float" office:value="5.31645176327813" calcext:value-type="float">
            <text:p><text:s/>5,3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mazonas</text:p>
          </table:table-cell>
          <table:table-cell table:style-name="ce11" office:value-type="float" office:value="28.4529260543708" calcext:value-type="float">
            <text:p><text:s/>28,5 </text:p>
          </table:table-cell>
          <table:table-cell table:style-name="ce11" office:value-type="float" office:value="3.16999371941056" calcext:value-type="float">
            <text:p><text:s/>3,2 </text:p>
          </table:table-cell>
          <table:table-cell table:style-name="ce11" office:value-type="float" office:value="12.3577177152306" calcext:value-type="float">
            <text:p><text:s/>12,4 </text:p>
          </table:table-cell>
          <table:table-cell table:style-name="ce11" office:value-type="float" office:value="5.77699481670617" calcext:value-type="float">
            <text:p><text:s/>5,8 </text:p>
          </table:table-cell>
          <table:table-cell table:style-name="ce11" office:value-type="float" office:value="35.8403488312266" calcext:value-type="float">
            <text:p><text:s/>35,8 </text:p>
          </table:table-cell>
          <table:table-cell table:style-name="ce11" office:value-type="float" office:value="2.56111513303675" calcext:value-type="float">
            <text:p><text:s/>2,6 </text:p>
          </table:table-cell>
          <table:table-cell table:style-name="ce11" office:value-type="float" office:value="23.3490073991716" calcext:value-type="float">
            <text:p><text:s/>23,3 </text:p>
          </table:table-cell>
          <table:table-cell table:style-name="ce11" office:value-type="float" office:value="3.35121361037304" calcext:value-type="float">
            <text:p><text:s/>3,4 </text:p>
          </table:table-cell>
          <table:table-cell table:style-name="ce11" office:value-type="float" office:value="74.4094971111938" calcext:value-type="float">
            <text:p><text:s/>74,4 </text:p>
          </table:table-cell>
          <table:table-cell table:style-name="ce11" office:value-type="float" office:value="2.2168217737731" calcext:value-type="float">
            <text:p><text:s/>2,2 </text:p>
          </table:table-cell>
          <table:table-cell table:style-name="ce11" office:value-type="float" office:value="13.7422663750876" calcext:value-type="float">
            <text:p><text:s/>13,7 </text:p>
          </table:table-cell>
          <table:table-cell table:style-name="ce11" office:value-type="float" office:value="10.0987960135957" calcext:value-type="float">
            <text:p><text:s/>10,1 </text:p>
          </table:table-cell>
          <table:table-cell table:style-name="ce11" office:value-type="float" office:value="4.08959005245905" calcext:value-type="float">
            <text:p><text:s/>4,1 </text:p>
          </table:table-cell>
          <table:table-cell table:style-name="ce11" office:value-type="float" office:value="17.0059377821087" calcext:value-type="float">
            <text:p><text:s/>17,0 </text:p>
          </table:table-cell>
          <table:table-cell table:style-name="ce11" office:value-type="float" office:value="7.75864646125951" calcext:value-type="float">
            <text:p><text:s/>7,8 </text:p>
          </table:table-cell>
          <table:table-cell table:style-name="ce11" office:value-type="float" office:value="12.919822851206" calcext:value-type="float">
            <text:p><text:s/>12,9 </text:p>
          </table:table-cell>
          <table:table-cell table:style-name="ce11" office:value-type="float" office:value="20.9399376911552" calcext:value-type="float">
            <text:p><text:s/>20,9 </text:p>
          </table:table-cell>
          <table:table-cell table:style-name="ce11" office:value-type="float" office:value="5.34756259831309" calcext:value-type="float">
            <text:p><text:s/>5,3 </text:p>
          </table:table-cell>
          <table:table-cell table:style-name="ce11" office:value-type="float" office:value="12.5419188688016" calcext:value-type="float">
            <text:p><text:s/>12,5 </text:p>
          </table:table-cell>
          <table:table-cell table:style-name="ce11" office:value-type="float" office:value="7.56561860003129" calcext:value-type="float">
            <text:p><text:s/>7,6 </text:p>
          </table:table-cell>
          <table:table-cell table:style-name="ce11" office:value-type="float" office:value="38.1764526921115" calcext:value-type="float">
            <text:p><text:s/>38,2 </text:p>
          </table:table-cell>
          <table:table-cell table:style-name="ce11" office:value-type="float" office:value="3.22913898399482" calcext:value-type="float">
            <text:p><text:s/>3,2 </text:p>
          </table:table-cell>
          <table:table-cell table:style-name="ce11" office:value-type="float" office:value="28.3416907479316" calcext:value-type="float">
            <text:p><text:s/>28,3 </text:p>
          </table:table-cell>
          <table:table-cell table:style-name="ce11" office:value-type="float" office:value="3.91356203619424" calcext:value-type="float">
            <text:p><text:s/>3,9 </text:p>
          </table:table-cell>
          <table:table-cell table:style-name="ce11" office:value-type="float" office:value="4.26575008647914" calcext:value-type="float">
            <text:p><text:s/>4,3 </text:p>
          </table:table-cell>
          <table:table-cell table:style-name="ce11" office:value-type="float" office:value="14.9698679298831" calcext:value-type="float">
            <text:p><text:s/>15,0 </text:p>
          </table:table-cell>
          <table:table-cell table:style-name="ce11" office:value-type="float" office:value="11.0074167740267" calcext:value-type="float">
            <text:p><text:s/>11,0 </text:p>
          </table:table-cell>
          <table:table-cell table:style-name="ce11" office:value-type="float" office:value="10.8006120999859" calcext:value-type="float">
            <text:p><text:s/>10,8 </text:p>
          </table:table-cell>
          <table:table-cell table:style-name="ce11" office:value-type="float" office:value="56.8729293873864" calcext:value-type="float">
            <text:p><text:s/>56,9 </text:p>
          </table:table-cell>
          <table:table-cell table:style-name="ce11" office:value-type="float" office:value="2.85342849310436" calcext:value-type="float">
            <text:p><text:s/>2,9 </text:p>
          </table:table-cell>
          <table:table-cell table:style-name="ce11" office:value-type="float" office:value="27.8539037521077" calcext:value-type="float">
            <text:p><text:s/>27,9 </text:p>
          </table:table-cell>
          <table:table-cell table:style-name="ce11" office:value-type="float" office:value="5.45089123708714" calcext:value-type="float">
            <text:p><text:s/>5,5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oraima</text:p>
          </table:table-cell>
          <table:table-cell table:style-name="ce11" office:value-type="float" office:value="27.433113767079" calcext:value-type="float">
            <text:p><text:s/>27,4 </text:p>
          </table:table-cell>
          <table:table-cell table:style-name="ce11" office:value-type="float" office:value="5.27453580297734" calcext:value-type="float">
            <text:p><text:s/>5,3 </text:p>
          </table:table-cell>
          <table:table-cell table:style-name="ce11" office:value-type="float" office:value="13.8435324954643" calcext:value-type="float">
            <text:p><text:s/>13,8 </text:p>
          </table:table-cell>
          <table:table-cell table:style-name="ce11" office:value-type="float" office:value="8.57851483297253" calcext:value-type="float">
            <text:p><text:s/>8,6 </text:p>
          </table:table-cell>
          <table:table-cell table:style-name="ce11" office:value-type="float" office:value="36.9468059219655" calcext:value-type="float">
            <text:p><text:s/>36,9 </text:p>
          </table:table-cell>
          <table:table-cell table:style-name="ce11" office:value-type="float" office:value="3.98749236265156" calcext:value-type="float">
            <text:p><text:s/>4,0 </text:p>
          </table:table-cell>
          <table:table-cell table:style-name="ce11" office:value-type="float" office:value="21.7765478154913" calcext:value-type="float">
            <text:p><text:s/>21,8 </text:p>
          </table:table-cell>
          <table:table-cell table:style-name="ce11" office:value-type="float" office:value="5.49792263204267" calcext:value-type="float">
            <text:p><text:s/>5,5 </text:p>
          </table:table-cell>
          <table:table-cell table:style-name="ce11" office:value-type="float" office:value="73.2659736425252" calcext:value-type="float">
            <text:p><text:s/>73,3 </text:p>
          </table:table-cell>
          <table:table-cell table:style-name="ce11" office:value-type="float" office:value="3.66667923593776" calcext:value-type="float">
            <text:p><text:s/>3,7 </text:p>
          </table:table-cell>
          <table:table-cell table:style-name="ce11" office:value-type="float" office:value="15.1258569138928" calcext:value-type="float">
            <text:p><text:s/>15,1 </text:p>
          </table:table-cell>
          <table:table-cell table:style-name="ce11" office:value-type="float" office:value="15.9234095052783" calcext:value-type="float">
            <text:p><text:s/>15,9 </text:p>
          </table:table-cell>
          <table:table-cell table:style-name="ce11" office:value-type="float" office:value="3.83104154537528" calcext:value-type="float">
            <text:p><text:s/>3,8 </text:p>
          </table:table-cell>
          <table:table-cell table:style-name="ce11" office:value-type="float" office:value="33.165057837745" calcext:value-type="float">
            <text:p><text:s/>33,2 </text:p>
          </table:table-cell>
          <table:table-cell table:style-name="ce11" office:value-type="float" office:value="7.77712789820677" calcext:value-type="float">
            <text:p><text:s/>7,8 </text:p>
          </table:table-cell>
          <table:table-cell table:style-name="ce11" office:value-type="float" office:value="18.7953428388896" calcext:value-type="float">
            <text:p><text:s/>18,8 </text:p>
          </table:table-cell>
          <table:table-cell table:style-name="ce11" office:value-type="float" office:value="19.9347648177684" calcext:value-type="float">
            <text:p><text:s/>19,9 </text:p>
          </table:table-cell>
          <table:table-cell table:style-name="ce11" office:value-type="float" office:value="9.29714043270937" calcext:value-type="float">
            <text:p><text:s/>9,3 </text:p>
          </table:table-cell>
          <table:table-cell table:style-name="ce11" office:value-type="float" office:value="14.7210687590522" calcext:value-type="float">
            <text:p><text:s/>14,7 </text:p>
          </table:table-cell>
          <table:table-cell table:style-name="ce11" office:value-type="float" office:value="11.1964460536153" calcext:value-type="float">
            <text:p><text:s/>11,2 </text:p>
          </table:table-cell>
          <table:table-cell table:style-name="ce11" office:value-type="float" office:value="38.4600675261284" calcext:value-type="float">
            <text:p><text:s/>38,5 </text:p>
          </table:table-cell>
          <table:table-cell table:style-name="ce11" office:value-type="float" office:value="5.20664441930505" calcext:value-type="float">
            <text:p><text:s/>5,2 </text:p>
          </table:table-cell>
          <table:table-cell table:style-name="ce11" office:value-type="float" office:value="26.884098897051" calcext:value-type="float">
            <text:p><text:s/>26,9 </text:p>
          </table:table-cell>
          <table:table-cell table:style-name="ce11" office:value-type="float" office:value="6.63245990924208" calcext:value-type="float">
            <text:p><text:s/>6,6 </text:p>
          </table:table-cell>
          <table:table-cell table:style-name="ce11" office:value-type="float" office:value="4.08716013667003" calcext:value-type="float">
            <text:p><text:s/>4,1 </text:p>
          </table:table-cell>
          <table:table-cell table:style-name="ce11" office:value-type="float" office:value="23.5345523386873" calcext:value-type="float">
            <text:p><text:s/>23,5 </text:p>
          </table:table-cell>
          <table:table-cell table:style-name="ce11" office:value-type="float" office:value="11.6383710960459" calcext:value-type="float">
            <text:p><text:s/>11,6 </text:p>
          </table:table-cell>
          <table:table-cell table:style-name="ce11" office:value-type="float" office:value="14.6991145659862" calcext:value-type="float">
            <text:p><text:s/>14,7 </text:p>
          </table:table-cell>
          <table:table-cell table:style-name="ce11" office:value-type="float" office:value="59.3881329153747" calcext:value-type="float">
            <text:p><text:s/>59,4 </text:p>
          </table:table-cell>
          <table:table-cell table:style-name="ce11" office:value-type="float" office:value="3.85575116076659" calcext:value-type="float">
            <text:p><text:s/>3,9 </text:p>
          </table:table-cell>
          <table:table-cell table:style-name="ce11" office:value-type="float" office:value="24.8863358519094" calcext:value-type="float">
            <text:p><text:s/>24,9 </text:p>
          </table:table-cell>
          <table:table-cell table:style-name="ce11" office:value-type="float" office:value="8.45782929600949" calcext:value-type="float">
            <text:p><text:s/>8,5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á</text:p>
          </table:table-cell>
          <table:table-cell table:style-name="ce11" office:value-type="float" office:value="25.9910900226013" calcext:value-type="float">
            <text:p><text:s/>26,0 </text:p>
          </table:table-cell>
          <table:table-cell table:style-name="ce11" office:value-type="float" office:value="3.14405948818841" calcext:value-type="float">
            <text:p><text:s/>3,1 </text:p>
          </table:table-cell>
          <table:table-cell table:style-name="ce11" office:value-type="float" office:value="12.3766319738697" calcext:value-type="float">
            <text:p><text:s/>12,4 </text:p>
          </table:table-cell>
          <table:table-cell table:style-name="ce11" office:value-type="float" office:value="4.61019929798665" calcext:value-type="float">
            <text:p><text:s/>4,6 </text:p>
          </table:table-cell>
          <table:table-cell table:style-name="ce11" office:value-type="float" office:value="37.8303324641387" calcext:value-type="float">
            <text:p><text:s/>37,8 </text:p>
          </table:table-cell>
          <table:table-cell table:style-name="ce11" office:value-type="float" office:value="2.1476336519908" calcext:value-type="float">
            <text:p><text:s/>2,1 </text:p>
          </table:table-cell>
          <table:table-cell table:style-name="ce11" office:value-type="float" office:value="23.8019455393903" calcext:value-type="float">
            <text:p><text:s/>23,8 </text:p>
          </table:table-cell>
          <table:table-cell table:style-name="ce11" office:value-type="float" office:value="3.0405201985425" calcext:value-type="float">
            <text:p><text:s/>3,0 </text:p>
          </table:table-cell>
          <table:table-cell table:style-name="ce11" office:value-type="float" office:value="68.1593437737877" calcext:value-type="float">
            <text:p><text:s/>68,2 </text:p>
          </table:table-cell>
          <table:table-cell table:style-name="ce11" office:value-type="float" office:value="2.43322825635006" calcext:value-type="float">
            <text:p><text:s/>2,4 </text:p>
          </table:table-cell>
          <table:table-cell table:style-name="ce11" office:value-type="float" office:value="16.7695611553166" calcext:value-type="float">
            <text:p><text:s/>16,8 </text:p>
          </table:table-cell>
          <table:table-cell table:style-name="ce11" office:value-type="float" office:value="7.76995331124778" calcext:value-type="float">
            <text:p><text:s/>7,8 </text:p>
          </table:table-cell>
          <table:table-cell table:style-name="ce11" office:value-type="float" office:value="5.48848789215482" calcext:value-type="float">
            <text:p><text:s/>5,5 </text:p>
          </table:table-cell>
          <table:table-cell table:style-name="ce11" office:value-type="float" office:value="13.2680062113771" calcext:value-type="float">
            <text:p><text:s/>13,3 </text:p>
          </table:table-cell>
          <table:table-cell table:style-name="ce11" office:value-type="float" office:value="9.58260717874083" calcext:value-type="float">
            <text:p><text:s/>9,6 </text:p>
          </table:table-cell>
          <table:table-cell table:style-name="ce11" office:value-type="float" office:value="10.1105607943948" calcext:value-type="float">
            <text:p><text:s/>10,1 </text:p>
          </table:table-cell>
          <table:table-cell table:style-name="ce11" office:value-type="float" office:value="18.9156438070166" calcext:value-type="float">
            <text:p><text:s/>18,9 </text:p>
          </table:table-cell>
          <table:table-cell table:style-name="ce11" office:value-type="float" office:value="5.20195913914966" calcext:value-type="float">
            <text:p><text:s/>5,2 </text:p>
          </table:table-cell>
          <table:table-cell table:style-name="ce11" office:value-type="float" office:value="13.8716012241171" calcext:value-type="float">
            <text:p><text:s/>13,9 </text:p>
          </table:table-cell>
          <table:table-cell table:style-name="ce11" office:value-type="float" office:value="6.18773030085512" calcext:value-type="float">
            <text:p><text:s/>6,2 </text:p>
          </table:table-cell>
          <table:table-cell table:style-name="ce11" office:value-type="float" office:value="38.141701497238" calcext:value-type="float">
            <text:p><text:s/>38,1 </text:p>
          </table:table-cell>
          <table:table-cell table:style-name="ce11" office:value-type="float" office:value="3.09259997572311" calcext:value-type="float">
            <text:p><text:s/>3,1 </text:p>
          </table:table-cell>
          <table:table-cell table:style-name="ce11" office:value-type="float" office:value="29.0710534716284" calcext:value-type="float">
            <text:p><text:s/>29,1 </text:p>
          </table:table-cell>
          <table:table-cell table:style-name="ce11" office:value-type="float" office:value="4.06993116271039" calcext:value-type="float">
            <text:p><text:s/>4,1 </text:p>
          </table:table-cell>
          <table:table-cell table:style-name="ce11" office:value-type="float" office:value="4.5337656572411" calcext:value-type="float">
            <text:p><text:s/>4,5 </text:p>
          </table:table-cell>
          <table:table-cell table:style-name="ce11" office:value-type="float" office:value="11.7981263140971" calcext:value-type="float">
            <text:p><text:s/>11,8 </text:p>
          </table:table-cell>
          <table:table-cell table:style-name="ce11" office:value-type="float" office:value="6.7054837068532" calcext:value-type="float">
            <text:p><text:s/>6,7 </text:p>
          </table:table-cell>
          <table:table-cell table:style-name="ce11" office:value-type="float" office:value="9.87638114097823" calcext:value-type="float">
            <text:p><text:s/>9,9 </text:p>
          </table:table-cell>
          <table:table-cell table:style-name="ce11" office:value-type="float" office:value="62.1614422129202" calcext:value-type="float">
            <text:p><text:s/>62,2 </text:p>
          </table:table-cell>
          <table:table-cell table:style-name="ce11" office:value-type="float" office:value="2.12616897825939" calcext:value-type="float">
            <text:p><text:s/>2,1 </text:p>
          </table:table-cell>
          <table:table-cell table:style-name="ce11" office:value-type="float" office:value="26.5993084229855" calcext:value-type="float">
            <text:p><text:s/>26,6 </text:p>
          </table:table-cell>
          <table:table-cell table:style-name="ce11" office:value-type="float" office:value="4.62459437863118" calcext:value-type="float">
            <text:p><text:s/>4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mapá</text:p>
          </table:table-cell>
          <table:table-cell table:style-name="ce11" office:value-type="float" office:value="33.3063904006652" calcext:value-type="float">
            <text:p><text:s/>33,3 </text:p>
          </table:table-cell>
          <table:table-cell table:style-name="ce11" office:value-type="float" office:value="5.35258957411091" calcext:value-type="float">
            <text:p><text:s/>5,4 </text:p>
          </table:table-cell>
          <table:table-cell table:style-name="ce11" office:value-type="float" office:value="8.68775102828589" calcext:value-type="float">
            <text:p><text:s/>8,7 </text:p>
          </table:table-cell>
          <table:table-cell table:style-name="ce11" office:value-type="float" office:value="11.4205491850612" calcext:value-type="float">
            <text:p><text:s/>11,4 </text:p>
          </table:table-cell>
          <table:table-cell table:style-name="ce11" office:value-type="float" office:value="31.948936005152" calcext:value-type="float">
            <text:p><text:s/>31,9 </text:p>
          </table:table-cell>
          <table:table-cell table:style-name="ce11" office:value-type="float" office:value="5.57199464729059" calcext:value-type="float">
            <text:p><text:s/>5,6 </text:p>
          </table:table-cell>
          <table:table-cell table:style-name="ce11" office:value-type="float" office:value="26.0569225658967" calcext:value-type="float">
            <text:p><text:s/>26,1 </text:p>
          </table:table-cell>
          <table:table-cell table:style-name="ce11" office:value-type="float" office:value="5.48998840312854" calcext:value-type="float">
            <text:p><text:s/>5,5 </text:p>
          </table:table-cell>
          <table:table-cell table:style-name="ce11" office:value-type="float" office:value="80.4319330096963" calcext:value-type="float">
            <text:p><text:s/>80,4 </text:p>
          </table:table-cell>
          <table:table-cell table:style-name="ce11" office:value-type="float" office:value="2.85618958663221" calcext:value-type="float">
            <text:p><text:s/>2,9 </text:p>
          </table:table-cell>
          <table:table-cell table:style-name="ce11" office:value-type="float" office:value="9.00024485815657" calcext:value-type="float">
            <text:p><text:s/>9,0 </text:p>
          </table:table-cell>
          <table:table-cell table:style-name="ce11" office:value-type="float" office:value="19.4471555864591" calcext:value-type="float">
            <text:p><text:s/>19,4 </text:p>
          </table:table-cell>
          <table:table-cell table:style-name="ce11" office:value-type="float" office:value="2.3419028251425" calcext:value-type="float">
            <text:p><text:s/>2,3 </text:p>
          </table:table-cell>
          <table:table-cell table:style-name="ce11" office:value-type="float" office:value="42.8623656769874" calcext:value-type="float">
            <text:p><text:s/>42,9 </text:p>
          </table:table-cell>
          <table:table-cell table:style-name="ce11" office:value-type="float" office:value="8.22591930700468" calcext:value-type="float">
            <text:p><text:s/>8,2 </text:p>
          </table:table-cell>
          <table:table-cell table:style-name="ce11" office:value-type="float" office:value="17.3905198778826" calcext:value-type="float">
            <text:p><text:s/>17,4 </text:p>
          </table:table-cell>
          <table:table-cell table:style-name="ce11" office:value-type="float" office:value="27.0284647266818" calcext:value-type="float">
            <text:p><text:s/>27,0 </text:p>
          </table:table-cell>
          <table:table-cell table:style-name="ce11" office:value-type="float" office:value="8.32777733532931" calcext:value-type="float">
            <text:p><text:s/>8,3 </text:p>
          </table:table-cell>
          <table:table-cell table:style-name="ce11" office:value-type="float" office:value="8.49409423992777" calcext:value-type="float">
            <text:p><text:s/>8,5 </text:p>
          </table:table-cell>
          <table:table-cell table:style-name="ce11" office:value-type="float" office:value="16.6631754220894" calcext:value-type="float">
            <text:p><text:s/>16,7 </text:p>
          </table:table-cell>
          <table:table-cell table:style-name="ce11" office:value-type="float" office:value="32.0520578723444" calcext:value-type="float">
            <text:p><text:s/>32,1 </text:p>
          </table:table-cell>
          <table:table-cell table:style-name="ce11" office:value-type="float" office:value="8.04132504204953" calcext:value-type="float">
            <text:p><text:s/>8,0 </text:p>
          </table:table-cell>
          <table:table-cell table:style-name="ce11" office:value-type="float" office:value="32.425383161046" calcext:value-type="float">
            <text:p><text:s/>32,4 </text:p>
          </table:table-cell>
          <table:table-cell table:style-name="ce11" office:value-type="float" office:value="7.45020420757395" calcext:value-type="float">
            <text:p><text:s/>7,5 </text:p>
          </table:table-cell>
          <table:table-cell table:style-name="ce11" office:value-type="float" office:value="7.33645196013879" calcext:value-type="float">
            <text:p><text:s/>7,3 </text:p>
          </table:table-cell>
          <table:table-cell table:style-name="ce11" office:value-type="float" office:value="24.983436224224" calcext:value-type="float">
            <text:p><text:s/>25,0 </text:p>
          </table:table-cell>
          <table:table-cell table:style-name="ce11" office:value-type="float" office:value="8.72750082119902" calcext:value-type="float">
            <text:p><text:s/>8,7 </text:p>
          </table:table-cell>
          <table:table-cell table:style-name="ce11" office:value-type="float" office:value="20.9271869953557" calcext:value-type="float">
            <text:p><text:s/>20,9 </text:p>
          </table:table-cell>
          <table:table-cell table:style-name="ce11" office:value-type="float" office:value="53.620014977445" calcext:value-type="float">
            <text:p><text:s/>53,6 </text:p>
          </table:table-cell>
          <table:table-cell table:style-name="ce11" office:value-type="float" office:value="5.62243362013747" calcext:value-type="float">
            <text:p><text:s/>5,6 </text:p>
          </table:table-cell>
          <table:table-cell table:style-name="ce11" office:value-type="float" office:value="30.3160322412172" calcext:value-type="float">
            <text:p><text:s/>30,3 </text:p>
          </table:table-cell>
          <table:table-cell table:style-name="ce11" office:value-type="float" office:value="8.04283073032074" calcext:value-type="float">
            <text:p><text:s/>8,0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Tocantins</text:p>
          </table:table-cell>
          <table:table-cell table:style-name="ce11" office:value-type="float" office:value="25.0998756849105" calcext:value-type="float">
            <text:p><text:s/>25,1 </text:p>
          </table:table-cell>
          <table:table-cell table:style-name="ce11" office:value-type="float" office:value="4.7579720715254" calcext:value-type="float">
            <text:p><text:s/>4,8 </text:p>
          </table:table-cell>
          <table:table-cell table:style-name="ce11" office:value-type="float" office:value="13.1391038805646" calcext:value-type="float">
            <text:p><text:s/>13,1 </text:p>
          </table:table-cell>
          <table:table-cell table:style-name="ce11" office:value-type="float" office:value="7.05732328560834" calcext:value-type="float">
            <text:p><text:s/>7,1 </text:p>
          </table:table-cell>
          <table:table-cell table:style-name="ce11" office:value-type="float" office:value="37.8936917444376" calcext:value-type="float">
            <text:p><text:s/>37,9 </text:p>
          </table:table-cell>
          <table:table-cell table:style-name="ce11" office:value-type="float" office:value="3.70667933183291" calcext:value-type="float">
            <text:p><text:s/>3,7 </text:p>
          </table:table-cell>
          <table:table-cell table:style-name="ce11" office:value-type="float" office:value="23.8673286900876" calcext:value-type="float">
            <text:p><text:s/>23,9 </text:p>
          </table:table-cell>
          <table:table-cell table:style-name="ce11" office:value-type="float" office:value="4.76001492561132" calcext:value-type="float">
            <text:p><text:s/>4,8 </text:p>
          </table:table-cell>
          <table:table-cell table:style-name="ce11" office:value-type="float" office:value="67.8168575660559" calcext:value-type="float">
            <text:p><text:s/>67,8 </text:p>
          </table:table-cell>
          <table:table-cell table:style-name="ce11" office:value-type="float" office:value="3.84920040536612" calcext:value-type="float">
            <text:p><text:s/>3,8 </text:p>
          </table:table-cell>
          <table:table-cell table:style-name="ce11" office:value-type="float" office:value="17.3960455031258" calcext:value-type="float">
            <text:p><text:s/>17,4 </text:p>
          </table:table-cell>
          <table:table-cell table:style-name="ce11" office:value-type="float" office:value="12.36518410165" calcext:value-type="float">
            <text:p><text:s/>12,4 </text:p>
          </table:table-cell>
          <table:table-cell table:style-name="ce11" office:value-type="float" office:value="6.31912979548317" calcext:value-type="float">
            <text:p><text:s/>6,3 </text:p>
          </table:table-cell>
          <table:table-cell table:style-name="ce11" office:value-type="float" office:value="20.0117215808817" calcext:value-type="float">
            <text:p><text:s/>20,0 </text:p>
          </table:table-cell>
          <table:table-cell table:style-name="ce11" office:value-type="float" office:value="8.46796713533514" calcext:value-type="float">
            <text:p><text:s/>8,5 </text:p>
          </table:table-cell>
          <table:table-cell table:style-name="ce11" office:value-type="float" office:value="18.3592726477515" calcext:value-type="float">
            <text:p><text:s/>18,4 </text:p>
          </table:table-cell>
          <table:table-cell table:style-name="ce11" office:value-type="float" office:value="16.2812523198529" calcext:value-type="float">
            <text:p><text:s/>16,3 </text:p>
          </table:table-cell>
          <table:table-cell table:style-name="ce11" office:value-type="float" office:value="10.0147747670925" calcext:value-type="float">
            <text:p><text:s/>10,0 </text:p>
          </table:table-cell>
          <table:table-cell table:style-name="ce11" office:value-type="float" office:value="13.6484548249419" calcext:value-type="float">
            <text:p><text:s/>13,6 </text:p>
          </table:table-cell>
          <table:table-cell table:style-name="ce11" office:value-type="float" office:value="9.79797764063445" calcext:value-type="float">
            <text:p><text:s/>9,8 </text:p>
          </table:table-cell>
          <table:table-cell table:style-name="ce11" office:value-type="float" office:value="38.7218288174383" calcext:value-type="float">
            <text:p><text:s/>38,7 </text:p>
          </table:table-cell>
          <table:table-cell table:style-name="ce11" office:value-type="float" office:value="5.31753816617459" calcext:value-type="float">
            <text:p><text:s/>5,3 </text:p>
          </table:table-cell>
          <table:table-cell table:style-name="ce11" office:value-type="float" office:value="31.3484640377668" calcext:value-type="float">
            <text:p><text:s/>31,3 </text:p>
          </table:table-cell>
          <table:table-cell table:style-name="ce11" office:value-type="float" office:value="5.65767424435323" calcext:value-type="float">
            <text:p><text:s/>5,7 </text:p>
          </table:table-cell>
          <table:table-cell table:style-name="ce11" office:value-type="float" office:value="4.73950497784043" calcext:value-type="float">
            <text:p><text:s/>4,7 </text:p>
          </table:table-cell>
          <table:table-cell table:style-name="ce11" office:value-type="float" office:value="20.9460353231117" calcext:value-type="float">
            <text:p><text:s/>20,9 </text:p>
          </table:table-cell>
          <table:table-cell table:style-name="ce11" office:value-type="float" office:value="8.9574323718891" calcext:value-type="float">
            <text:p><text:s/>9,0 </text:p>
          </table:table-cell>
          <table:table-cell table:style-name="ce11" office:value-type="float" office:value="15.0170428633856" calcext:value-type="float">
            <text:p><text:s/>15,0 </text:p>
          </table:table-cell>
          <table:table-cell table:style-name="ce11" office:value-type="float" office:value="61.7671695141449" calcext:value-type="float">
            <text:p><text:s/>61,8 </text:p>
          </table:table-cell>
          <table:table-cell table:style-name="ce11" office:value-type="float" office:value="3.72358967656085" calcext:value-type="float">
            <text:p><text:s/>3,7 </text:p>
          </table:table-cell>
          <table:table-cell table:style-name="ce11" office:value-type="float" office:value="24.5358931361255" calcext:value-type="float">
            <text:p><text:s/>24,5 </text:p>
          </table:table-cell>
          <table:table-cell table:style-name="ce11" office:value-type="float" office:value="8.96691146977247" calcext:value-type="float">
            <text:p><text:s/>9,0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deste</text:p>
          </table:table-cell>
          <table:table-cell table:style-name="ce10" office:value-type="float" office:value="25.4985909254368" calcext:value-type="float">
            <text:p><text:s/>25,5 </text:p>
          </table:table-cell>
          <table:table-cell table:style-name="ce10" office:value-type="float" office:value="1.1945930259286" calcext:value-type="float">
            <text:p><text:s/>1,2 </text:p>
          </table:table-cell>
          <table:table-cell table:style-name="ce10" office:value-type="float" office:value="11.1013074811153" calcext:value-type="float">
            <text:p><text:s/>11,1 </text:p>
          </table:table-cell>
          <table:table-cell table:style-name="ce10" office:value-type="float" office:value="1.95682203948152" calcext:value-type="float">
            <text:p><text:s/>2,0 </text:p>
          </table:table-cell>
          <table:table-cell table:style-name="ce10" office:value-type="float" office:value="36.5652236305597" calcext:value-type="float">
            <text:p><text:s/>36,6 </text:p>
          </table:table-cell>
          <table:table-cell table:style-name="ce10" office:value-type="float" office:value="0.886090267352923" calcext:value-type="float">
            <text:p><text:s/>0,9 </text:p>
          </table:table-cell>
          <table:table-cell table:style-name="ce10" office:value-type="float" office:value="26.8348779628884" calcext:value-type="float">
            <text:p><text:s/>26,8 </text:p>
          </table:table-cell>
          <table:table-cell table:style-name="ce10" office:value-type="float" office:value="1.04207651355893" calcext:value-type="float">
            <text:p><text:s/>1,0 </text:p>
          </table:table-cell>
          <table:table-cell table:style-name="ce10" office:value-type="float" office:value="70.2075436858124" calcext:value-type="float">
            <text:p><text:s/>70,2 </text:p>
          </table:table-cell>
          <table:table-cell table:style-name="ce10" office:value-type="float" office:value="0.837888578525807" calcext:value-type="float">
            <text:p><text:s/>0,8 </text:p>
          </table:table-cell>
          <table:table-cell table:style-name="ce10" office:value-type="float" office:value="14.1133664451548" calcext:value-type="float">
            <text:p><text:s/>14,1 </text:p>
          </table:table-cell>
          <table:table-cell table:style-name="ce10" office:value-type="float" office:value="3.21392394516479" calcext:value-type="float">
            <text:p><text:s/>3,2 </text:p>
          </table:table-cell>
          <table:table-cell table:style-name="ce10" office:value-type="float" office:value="4.46373760663097" calcext:value-type="float">
            <text:p><text:s/>4,5 </text:p>
          </table:table-cell>
          <table:table-cell table:style-name="ce10" office:value-type="float" office:value="5.55209894260359" calcext:value-type="float">
            <text:p><text:s/>5,6 </text:p>
          </table:table-cell>
          <table:table-cell table:style-name="ce10" office:value-type="float" office:value="11.2153522624017" calcext:value-type="float">
            <text:p><text:s/>11,2 </text:p>
          </table:table-cell>
          <table:table-cell table:style-name="ce10" office:value-type="float" office:value="3.52061022329175" calcext:value-type="float">
            <text:p><text:s/>3,5 </text:p>
          </table:table-cell>
          <table:table-cell table:style-name="ce10" office:value-type="float" office:value="18.2584177014802" calcext:value-type="float">
            <text:p><text:s/>18,3 </text:p>
          </table:table-cell>
          <table:table-cell table:style-name="ce10" office:value-type="float" office:value="2.09284999109211" calcext:value-type="float">
            <text:p><text:s/>2,1 </text:p>
          </table:table-cell>
          <table:table-cell table:style-name="ce10" office:value-type="float" office:value="12.2186594688416" calcext:value-type="float">
            <text:p><text:s/>12,2 </text:p>
          </table:table-cell>
          <table:table-cell table:style-name="ce10" office:value-type="float" office:value="2.65908711068569" calcext:value-type="float">
            <text:p><text:s/>2,7 </text:p>
          </table:table-cell>
          <table:table-cell table:style-name="ce10" office:value-type="float" office:value="37.5861643559095" calcext:value-type="float">
            <text:p><text:s/>37,6 </text:p>
          </table:table-cell>
          <table:table-cell table:style-name="ce10" office:value-type="float" office:value="1.22543106597263" calcext:value-type="float">
            <text:p><text:s/>1,2 </text:p>
          </table:table-cell>
          <table:table-cell table:style-name="ce10" office:value-type="float" office:value="31.9367584737686" calcext:value-type="float">
            <text:p><text:s/>31,9 </text:p>
          </table:table-cell>
          <table:table-cell table:style-name="ce10" office:value-type="float" office:value="1.31911356099771" calcext:value-type="float">
            <text:p><text:s/>1,3 </text:p>
          </table:table-cell>
          <table:table-cell table:style-name="ce10" office:value-type="float" office:value="4.43972774687567" calcext:value-type="float">
            <text:p><text:s/>4,4 </text:p>
          </table:table-cell>
          <table:table-cell table:style-name="ce10" office:value-type="float" office:value="5.48138146270801" calcext:value-type="float">
            <text:p><text:s/>5,5 </text:p>
          </table:table-cell>
          <table:table-cell table:style-name="ce10" office:value-type="float" office:value="7.31752505797457" calcext:value-type="float">
            <text:p><text:s/>7,3 </text:p>
          </table:table-cell>
          <table:table-cell table:style-name="ce10" office:value-type="float" office:value="4.44366836353407" calcext:value-type="float">
            <text:p><text:s/>4,4 </text:p>
          </table:table-cell>
          <table:table-cell table:style-name="ce10" office:value-type="float" office:value="57.8410697268777" calcext:value-type="float">
            <text:p><text:s/>57,8 </text:p>
          </table:table-cell>
          <table:table-cell table:style-name="ce10" office:value-type="float" office:value="0.942163646289124" calcext:value-type="float">
            <text:p><text:s/>0,9 </text:p>
          </table:table-cell>
          <table:table-cell table:style-name="ce10" office:value-type="float" office:value="30.401677468272" calcext:value-type="float">
            <text:p><text:s/>30,4 </text:p>
          </table:table-cell>
          <table:table-cell table:style-name="ce10" office:value-type="float" office:value="1.61054611271031" calcext:value-type="float">
            <text:p><text:s/>1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ranhão</text:p>
          </table:table-cell>
          <table:table-cell table:style-name="ce11" office:value-type="float" office:value="24.6002045524051" calcext:value-type="float">
            <text:p><text:s/>24,6 </text:p>
          </table:table-cell>
          <table:table-cell table:style-name="ce11" office:value-type="float" office:value="2.41736092100838" calcext:value-type="float">
            <text:p><text:s/>2,4 </text:p>
          </table:table-cell>
          <table:table-cell table:style-name="ce11" office:value-type="float" office:value="9.35736023521647" calcext:value-type="float">
            <text:p><text:s/>9,4 </text:p>
          </table:table-cell>
          <table:table-cell table:style-name="ce11" office:value-type="float" office:value="4.2394565806693" calcext:value-type="float">
            <text:p><text:s/>4,2 </text:p>
          </table:table-cell>
          <table:table-cell table:style-name="ce11" office:value-type="float" office:value="36.4035033884122" calcext:value-type="float">
            <text:p><text:s/>36,4 </text:p>
          </table:table-cell>
          <table:table-cell table:style-name="ce11" office:value-type="float" office:value="1.69668934448475" calcext:value-type="float">
            <text:p><text:s/>1,7 </text:p>
          </table:table-cell>
          <table:table-cell table:style-name="ce11" office:value-type="float" office:value="29.6389318239664" calcext:value-type="float">
            <text:p><text:s/>29,6 </text:p>
          </table:table-cell>
          <table:table-cell table:style-name="ce11" office:value-type="float" office:value="2.00746668190066" calcext:value-type="float">
            <text:p><text:s/>2,0 </text:p>
          </table:table-cell>
          <table:table-cell table:style-name="ce11" office:value-type="float" office:value="69.3806313693177" calcext:value-type="float">
            <text:p><text:s/>69,4 </text:p>
          </table:table-cell>
          <table:table-cell table:style-name="ce11" office:value-type="float" office:value="1.83415041978915" calcext:value-type="float">
            <text:p><text:s/>1,8 </text:p>
          </table:table-cell>
          <table:table-cell table:style-name="ce11" office:value-type="float" office:value="15.1634755790433" calcext:value-type="float">
            <text:p><text:s/>15,2 </text:p>
          </table:table-cell>
          <table:table-cell table:style-name="ce11" office:value-type="float" office:value="6.44759547605352" calcext:value-type="float">
            <text:p><text:s/>6,4 </text:p>
          </table:table-cell>
          <table:table-cell table:style-name="ce11" office:value-type="float" office:value="4.67737935979263" calcext:value-type="float">
            <text:p><text:s/>4,7 </text:p>
          </table:table-cell>
          <table:table-cell table:style-name="ce11" office:value-type="float" office:value="12.8269996815064" calcext:value-type="float">
            <text:p><text:s/>12,8 </text:p>
          </table:table-cell>
          <table:table-cell table:style-name="ce11" office:value-type="float" office:value="10.7785136918463" calcext:value-type="float">
            <text:p><text:s/>10,8 </text:p>
          </table:table-cell>
          <table:table-cell table:style-name="ce11" office:value-type="float" office:value="7.11302436386736" calcext:value-type="float">
            <text:p><text:s/>7,1 </text:p>
          </table:table-cell>
          <table:table-cell table:style-name="ce11" office:value-type="float" office:value="15.8454300437619" calcext:value-type="float">
            <text:p><text:s/>15,8 </text:p>
          </table:table-cell>
          <table:table-cell table:style-name="ce11" office:value-type="float" office:value="4.5008155288346" calcext:value-type="float">
            <text:p><text:s/>4,5 </text:p>
          </table:table-cell>
          <table:table-cell table:style-name="ce11" office:value-type="float" office:value="9.08250773627327" calcext:value-type="float">
            <text:p><text:s/>9,1 </text:p>
          </table:table-cell>
          <table:table-cell table:style-name="ce11" office:value-type="float" office:value="5.91505879151151" calcext:value-type="float">
            <text:p><text:s/>5,9 </text:p>
          </table:table-cell>
          <table:table-cell table:style-name="ce11" office:value-type="float" office:value="38.7610810598661" calcext:value-type="float">
            <text:p><text:s/>38,8 </text:p>
          </table:table-cell>
          <table:table-cell table:style-name="ce11" office:value-type="float" office:value="2.14648012119184" calcext:value-type="float">
            <text:p><text:s/>2,1 </text:p>
          </table:table-cell>
          <table:table-cell table:style-name="ce11" office:value-type="float" office:value="36.3109811600992" calcext:value-type="float">
            <text:p><text:s/>36,3 </text:p>
          </table:table-cell>
          <table:table-cell table:style-name="ce11" office:value-type="float" office:value="2.3945088533341" calcext:value-type="float">
            <text:p><text:s/>2,4 </text:p>
          </table:table-cell>
          <table:table-cell table:style-name="ce11" office:value-type="float" office:value="3.83115754063854" calcext:value-type="float">
            <text:p><text:s/>3,8 </text:p>
          </table:table-cell>
          <table:table-cell table:style-name="ce11" office:value-type="float" office:value="11.8098396874995" calcext:value-type="float">
            <text:p><text:s/>11,8 </text:p>
          </table:table-cell>
          <table:table-cell table:style-name="ce11" office:value-type="float" office:value="5.35164494600223" calcext:value-type="float">
            <text:p><text:s/>5,4 </text:p>
          </table:table-cell>
          <table:table-cell table:style-name="ce11" office:value-type="float" office:value="10.3138267927431" calcext:value-type="float">
            <text:p><text:s/>10,3 </text:p>
          </table:table-cell>
          <table:table-cell table:style-name="ce11" office:value-type="float" office:value="56.9858738399581" calcext:value-type="float">
            <text:p><text:s/>57,0 </text:p>
          </table:table-cell>
          <table:table-cell table:style-name="ce11" office:value-type="float" office:value="2.05537434812114" calcext:value-type="float">
            <text:p><text:s/>2,1 </text:p>
          </table:table-cell>
          <table:table-cell table:style-name="ce11" office:value-type="float" office:value="33.8313236734012" calcext:value-type="float">
            <text:p><text:s/>33,8 </text:p>
          </table:table-cell>
          <table:table-cell table:style-name="ce11" office:value-type="float" office:value="3.24290028605166" calcext:value-type="float">
            <text:p><text:s/>3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iauí</text:p>
          </table:table-cell>
          <table:table-cell table:style-name="ce11" office:value-type="float" office:value="27.1447290176448" calcext:value-type="float">
            <text:p><text:s/>27,1 </text:p>
          </table:table-cell>
          <table:table-cell table:style-name="ce11" office:value-type="float" office:value="4.00723997886973" calcext:value-type="float">
            <text:p><text:s/>4,0 </text:p>
          </table:table-cell>
          <table:table-cell table:style-name="ce11" office:value-type="float" office:value="11.9512219529931" calcext:value-type="float">
            <text:p><text:s/>12,0 </text:p>
          </table:table-cell>
          <table:table-cell table:style-name="ce11" office:value-type="float" office:value="6.79267244157898" calcext:value-type="float">
            <text:p><text:s/>6,8 </text:p>
          </table:table-cell>
          <table:table-cell table:style-name="ce11" office:value-type="float" office:value="36.4359258566794" calcext:value-type="float">
            <text:p><text:s/>36,4 </text:p>
          </table:table-cell>
          <table:table-cell table:style-name="ce11" office:value-type="float" office:value="2.81094716840712" calcext:value-type="float">
            <text:p><text:s/>2,8 </text:p>
          </table:table-cell>
          <table:table-cell table:style-name="ce11" office:value-type="float" office:value="24.4681231726826" calcext:value-type="float">
            <text:p><text:s/>24,5 </text:p>
          </table:table-cell>
          <table:table-cell table:style-name="ce11" office:value-type="float" office:value="4.42569110371055" calcext:value-type="float">
            <text:p><text:s/>4,4 </text:p>
          </table:table-cell>
          <table:table-cell table:style-name="ce11" office:value-type="float" office:value="69.3271637653652" calcext:value-type="float">
            <text:p><text:s/>69,3 </text:p>
          </table:table-cell>
          <table:table-cell table:style-name="ce11" office:value-type="float" office:value="2.98052392161924" calcext:value-type="float">
            <text:p><text:s/>3,0 </text:p>
          </table:table-cell>
          <table:table-cell table:style-name="ce11" office:value-type="float" office:value="16.234429080813" calcext:value-type="float">
            <text:p><text:s/>16,2 </text:p>
          </table:table-cell>
          <table:table-cell table:style-name="ce11" office:value-type="float" office:value="10.4060219849794" calcext:value-type="float">
            <text:p><text:s/>10,4 </text:p>
          </table:table-cell>
          <table:table-cell table:style-name="ce11" office:value-type="float" office:value="4.61083887907138" calcext:value-type="float">
            <text:p><text:s/>4,6 </text:p>
          </table:table-cell>
          <table:table-cell table:style-name="ce11" office:value-type="float" office:value="18.0704672502136" calcext:value-type="float">
            <text:p><text:s/>18,1 </text:p>
          </table:table-cell>
          <table:table-cell table:style-name="ce11" office:value-type="float" office:value="9.82756827475046" calcext:value-type="float">
            <text:p><text:s/>9,8 </text:p>
          </table:table-cell>
          <table:table-cell table:style-name="ce11" office:value-type="float" office:value="13.9541406457496" calcext:value-type="float">
            <text:p><text:s/>14,0 </text:p>
          </table:table-cell>
          <table:table-cell table:style-name="ce11" office:value-type="float" office:value="21.005202364899" calcext:value-type="float">
            <text:p><text:s/>21,0 </text:p>
          </table:table-cell>
          <table:table-cell table:style-name="ce11" office:value-type="float" office:value="7.45269673810759" calcext:value-type="float">
            <text:p><text:s/>7,5 </text:p>
          </table:table-cell>
          <table:table-cell table:style-name="ce11" office:value-type="float" office:value="12.8589466654234" calcext:value-type="float">
            <text:p><text:s/>12,9 </text:p>
          </table:table-cell>
          <table:table-cell table:style-name="ce11" office:value-type="float" office:value="8.89442134016669" calcext:value-type="float">
            <text:p><text:s/>8,9 </text:p>
          </table:table-cell>
          <table:table-cell table:style-name="ce11" office:value-type="float" office:value="36.9984706008563" calcext:value-type="float">
            <text:p><text:s/>37,0 </text:p>
          </table:table-cell>
          <table:table-cell table:style-name="ce11" office:value-type="float" office:value="4.4112949801213" calcext:value-type="float">
            <text:p><text:s/>4,4 </text:p>
          </table:table-cell>
          <table:table-cell table:style-name="ce11" office:value-type="float" office:value="29.1373803688212" calcext:value-type="float">
            <text:p><text:s/>29,1 </text:p>
          </table:table-cell>
          <table:table-cell table:style-name="ce11" office:value-type="float" office:value="6.028471531536" calcext:value-type="float">
            <text:p><text:s/>6,0 </text:p>
          </table:table-cell>
          <table:table-cell table:style-name="ce11" office:value-type="float" office:value="3.43489410935286" calcext:value-type="float">
            <text:p><text:s/>3,4 </text:p>
          </table:table-cell>
          <table:table-cell table:style-name="ce11" office:value-type="float" office:value="18.2561691113325" calcext:value-type="float">
            <text:p><text:s/>18,3 </text:p>
          </table:table-cell>
          <table:table-cell table:style-name="ce11" office:value-type="float" office:value="7.33995942337338" calcext:value-type="float">
            <text:p><text:s/>7,3 </text:p>
          </table:table-cell>
          <table:table-cell table:style-name="ce11" office:value-type="float" office:value="13.8557544411636" calcext:value-type="float">
            <text:p><text:s/>13,9 </text:p>
          </table:table-cell>
          <table:table-cell table:style-name="ce11" office:value-type="float" office:value="60.1813660190375" calcext:value-type="float">
            <text:p><text:s/>60,2 </text:p>
          </table:table-cell>
          <table:table-cell table:style-name="ce11" office:value-type="float" office:value="2.90893706284405" calcext:value-type="float">
            <text:p><text:s/>2,9 </text:p>
          </table:table-cell>
          <table:table-cell table:style-name="ce11" office:value-type="float" office:value="29.0437804482362" calcext:value-type="float">
            <text:p><text:s/>29,0 </text:p>
          </table:table-cell>
          <table:table-cell table:style-name="ce11" office:value-type="float" office:value="5.71007830390404" calcext:value-type="float">
            <text:p><text:s/>5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Ceará</text:p>
          </table:table-cell>
          <table:table-cell table:style-name="ce11" office:value-type="float" office:value="23.9404461481971" calcext:value-type="float">
            <text:p><text:s/>23,9 </text:p>
          </table:table-cell>
          <table:table-cell table:style-name="ce11" office:value-type="float" office:value="2.6391415050787" calcext:value-type="float">
            <text:p><text:s/>2,6 </text:p>
          </table:table-cell>
          <table:table-cell table:style-name="ce11" office:value-type="float" office:value="10.5378396651127" calcext:value-type="float">
            <text:p><text:s/>10,5 </text:p>
          </table:table-cell>
          <table:table-cell table:style-name="ce11" office:value-type="float" office:value="4.27505002135095" calcext:value-type="float">
            <text:p><text:s/>4,3 </text:p>
          </table:table-cell>
          <table:table-cell table:style-name="ce11" office:value-type="float" office:value="38.5280774062327" calcext:value-type="float">
            <text:p><text:s/>38,5 </text:p>
          </table:table-cell>
          <table:table-cell table:style-name="ce11" office:value-type="float" office:value="1.80453749481561" calcext:value-type="float">
            <text:p><text:s/>1,8 </text:p>
          </table:table-cell>
          <table:table-cell table:style-name="ce11" office:value-type="float" office:value="26.9936367804579" calcext:value-type="float">
            <text:p><text:s/>27,0 </text:p>
          </table:table-cell>
          <table:table-cell table:style-name="ce11" office:value-type="float" office:value="2.29585252969927" calcext:value-type="float">
            <text:p><text:s/>2,3 </text:p>
          </table:table-cell>
          <table:table-cell table:style-name="ce11" office:value-type="float" office:value="69.7204061356196" calcext:value-type="float">
            <text:p><text:s/>69,7 </text:p>
          </table:table-cell>
          <table:table-cell table:style-name="ce11" office:value-type="float" office:value="2.06184667957294" calcext:value-type="float">
            <text:p><text:s/>2,1 </text:p>
          </table:table-cell>
          <table:table-cell table:style-name="ce11" office:value-type="float" office:value="12.0553380211647" calcext:value-type="float">
            <text:p><text:s/>12,1 </text:p>
          </table:table-cell>
          <table:table-cell table:style-name="ce11" office:value-type="float" office:value="7.78860456851608" calcext:value-type="float">
            <text:p><text:s/>7,8 </text:p>
          </table:table-cell>
          <table:table-cell table:style-name="ce11" office:value-type="float" office:value="5.20599054634595" calcext:value-type="float">
            <text:p><text:s/>5,2 </text:p>
          </table:table-cell>
          <table:table-cell table:style-name="ce11" office:value-type="float" office:value="12.0063578074677" calcext:value-type="float">
            <text:p><text:s/>12,0 </text:p>
          </table:table-cell>
          <table:table-cell table:style-name="ce11" office:value-type="float" office:value="13.0182652968699" calcext:value-type="float">
            <text:p><text:s/>13,0 </text:p>
          </table:table-cell>
          <table:table-cell table:style-name="ce11" office:value-type="float" office:value="7.87430139896518" calcext:value-type="float">
            <text:p><text:s/>7,9 </text:p>
          </table:table-cell>
          <table:table-cell table:style-name="ce11" office:value-type="float" office:value="15.5434514581179" calcext:value-type="float">
            <text:p><text:s/>15,5 </text:p>
          </table:table-cell>
          <table:table-cell table:style-name="ce11" office:value-type="float" office:value="4.84878837145087" calcext:value-type="float">
            <text:p><text:s/>4,8 </text:p>
          </table:table-cell>
          <table:table-cell table:style-name="ce11" office:value-type="float" office:value="11.993661148658" calcext:value-type="float">
            <text:p><text:s/>12,0 </text:p>
          </table:table-cell>
          <table:table-cell table:style-name="ce11" office:value-type="float" office:value="5.65569805568795" calcext:value-type="float">
            <text:p><text:s/>5,7 </text:p>
          </table:table-cell>
          <table:table-cell table:style-name="ce11" office:value-type="float" office:value="40.7060146716702" calcext:value-type="float">
            <text:p><text:s/>40,7 </text:p>
          </table:table-cell>
          <table:table-cell table:style-name="ce11" office:value-type="float" office:value="2.48158906536526" calcext:value-type="float">
            <text:p><text:s/>2,5 </text:p>
          </table:table-cell>
          <table:table-cell table:style-name="ce11" office:value-type="float" office:value="31.7568727215539" calcext:value-type="float">
            <text:p><text:s/>31,8 </text:p>
          </table:table-cell>
          <table:table-cell table:style-name="ce11" office:value-type="float" office:value="2.99047596038666" calcext:value-type="float">
            <text:p><text:s/>3,0 </text:p>
          </table:table-cell>
          <table:table-cell table:style-name="ce11" office:value-type="float" office:value="4.7983312872022" calcext:value-type="float">
            <text:p><text:s/>4,8 </text:p>
          </table:table-cell>
          <table:table-cell table:style-name="ce11" office:value-type="float" office:value="13.1005254718785" calcext:value-type="float">
            <text:p><text:s/>13,1 </text:p>
          </table:table-cell>
          <table:table-cell table:style-name="ce11" office:value-type="float" office:value="7.30622878410103" calcext:value-type="float">
            <text:p><text:s/>7,3 </text:p>
          </table:table-cell>
          <table:table-cell table:style-name="ce11" office:value-type="float" office:value="8.90296435490139" calcext:value-type="float">
            <text:p><text:s/>8,9 </text:p>
          </table:table-cell>
          <table:table-cell table:style-name="ce11" office:value-type="float" office:value="58.3527697600929" calcext:value-type="float">
            <text:p><text:s/>58,4 </text:p>
          </table:table-cell>
          <table:table-cell table:style-name="ce11" office:value-type="float" office:value="2.0071089301137" calcext:value-type="float">
            <text:p><text:s/>2,0 </text:p>
          </table:table-cell>
          <table:table-cell table:style-name="ce11" office:value-type="float" office:value="29.5426701686039" calcext:value-type="float">
            <text:p><text:s/>29,5 </text:p>
          </table:table-cell>
          <table:table-cell table:style-name="ce11" office:value-type="float" office:value="3.73284896434997" calcext:value-type="float">
            <text:p><text:s/>3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Grande do Norte</text:p>
          </table:table-cell>
          <table:table-cell table:style-name="ce11" office:value-type="float" office:value="25.2094330446838" calcext:value-type="float">
            <text:p><text:s/>25,2 </text:p>
          </table:table-cell>
          <table:table-cell table:style-name="ce11" office:value-type="float" office:value="4.30984411287322" calcext:value-type="float">
            <text:p><text:s/>4,3 </text:p>
          </table:table-cell>
          <table:table-cell table:style-name="ce11" office:value-type="float" office:value="11.7139853383244" calcext:value-type="float">
            <text:p><text:s/>11,7 </text:p>
          </table:table-cell>
          <table:table-cell table:style-name="ce11" office:value-type="float" office:value="6.43931877089219" calcext:value-type="float">
            <text:p><text:s/>6,4 </text:p>
          </table:table-cell>
          <table:table-cell table:style-name="ce11" office:value-type="float" office:value="34.8377565336978" calcext:value-type="float">
            <text:p><text:s/>34,8 </text:p>
          </table:table-cell>
          <table:table-cell table:style-name="ce11" office:value-type="float" office:value="3.33896619497525" calcext:value-type="float">
            <text:p><text:s/>3,3 </text:p>
          </table:table-cell>
          <table:table-cell table:style-name="ce11" office:value-type="float" office:value="28.2388250832936" calcext:value-type="float">
            <text:p><text:s/>28,2 </text:p>
          </table:table-cell>
          <table:table-cell table:style-name="ce11" office:value-type="float" office:value="3.75396029912775" calcext:value-type="float">
            <text:p><text:s/>3,8 </text:p>
          </table:table-cell>
          <table:table-cell table:style-name="ce11" office:value-type="float" office:value="72.5122720872147" calcext:value-type="float">
            <text:p><text:s/>72,5 </text:p>
          </table:table-cell>
          <table:table-cell table:style-name="ce11" office:value-type="float" office:value="3.01273965524272" calcext:value-type="float">
            <text:p><text:s/>3,0 </text:p>
          </table:table-cell>
          <table:table-cell table:style-name="ce11" office:value-type="float" office:value="12.1695084757225" calcext:value-type="float">
            <text:p><text:s/>12,2 </text:p>
          </table:table-cell>
          <table:table-cell table:style-name="ce11" office:value-type="float" office:value="13.787241320686" calcext:value-type="float">
            <text:p><text:s/>13,8 </text:p>
          </table:table-cell>
          <table:table-cell table:style-name="ce11" office:value-type="float" office:value="3.94256775639475" calcext:value-type="float">
            <text:p><text:s/>3,9 </text:p>
          </table:table-cell>
          <table:table-cell table:style-name="ce11" office:value-type="float" office:value="20.8429343941377" calcext:value-type="float">
            <text:p><text:s/>20,8 </text:p>
          </table:table-cell>
          <table:table-cell table:style-name="ce11" office:value-type="float" office:value="11.3756516806681" calcext:value-type="float">
            <text:p><text:s/>11,4 </text:p>
          </table:table-cell>
          <table:table-cell table:style-name="ce11" office:value-type="float" office:value="12.4871473343305" calcext:value-type="float">
            <text:p><text:s/>12,5 </text:p>
          </table:table-cell>
          <table:table-cell table:style-name="ce11" office:value-type="float" office:value="19.0226825971675" calcext:value-type="float">
            <text:p><text:s/>19,0 </text:p>
          </table:table-cell>
          <table:table-cell table:style-name="ce11" office:value-type="float" office:value="7.72092954297273" calcext:value-type="float">
            <text:p><text:s/>7,7 </text:p>
          </table:table-cell>
          <table:table-cell table:style-name="ce11" office:value-type="float" office:value="13.5673589829975" calcext:value-type="float">
            <text:p><text:s/>13,6 </text:p>
          </table:table-cell>
          <table:table-cell table:style-name="ce11" office:value-type="float" office:value="8.61263384028872" calcext:value-type="float">
            <text:p><text:s/>8,6 </text:p>
          </table:table-cell>
          <table:table-cell table:style-name="ce11" office:value-type="float" office:value="35.5173665604417" calcext:value-type="float">
            <text:p><text:s/>35,5 </text:p>
          </table:table-cell>
          <table:table-cell table:style-name="ce11" office:value-type="float" office:value="4.85451377132848" calcext:value-type="float">
            <text:p><text:s/>4,9 </text:p>
          </table:table-cell>
          <table:table-cell table:style-name="ce11" office:value-type="float" office:value="31.8925918593933" calcext:value-type="float">
            <text:p><text:s/>31,9 </text:p>
          </table:table-cell>
          <table:table-cell table:style-name="ce11" office:value-type="float" office:value="4.72024755440589" calcext:value-type="float">
            <text:p><text:s/>4,7 </text:p>
          </table:table-cell>
          <table:table-cell table:style-name="ce11" office:value-type="float" office:value="3.35462507727533" calcext:value-type="float">
            <text:p><text:s/>3,4 </text:p>
          </table:table-cell>
          <table:table-cell table:style-name="ce11" office:value-type="float" office:value="20.2001651676077" calcext:value-type="float">
            <text:p><text:s/>20,2 </text:p>
          </table:table-cell>
          <table:table-cell table:style-name="ce11" office:value-type="float" office:value="8.81049038055437" calcext:value-type="float">
            <text:p><text:s/>8,8 </text:p>
          </table:table-cell>
          <table:table-cell table:style-name="ce11" office:value-type="float" office:value="12.8943078232715" calcext:value-type="float">
            <text:p><text:s/>12,9 </text:p>
          </table:table-cell>
          <table:table-cell table:style-name="ce11" office:value-type="float" office:value="53.84375505744" calcext:value-type="float">
            <text:p><text:s/>53,8 </text:p>
          </table:table-cell>
          <table:table-cell table:style-name="ce11" office:value-type="float" office:value="3.55767762722446" calcext:value-type="float">
            <text:p><text:s/>3,6 </text:p>
          </table:table-cell>
          <table:table-cell table:style-name="ce11" office:value-type="float" office:value="33.9911294847303" calcext:value-type="float">
            <text:p><text:s/>34,0 </text:p>
          </table:table-cell>
          <table:table-cell table:style-name="ce11" office:value-type="float" office:value="5.63572591037997" calcext:value-type="float">
            <text:p><text:s/>5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aíba</text:p>
          </table:table-cell>
          <table:table-cell table:style-name="ce11" office:value-type="float" office:value="24.428652426256" calcext:value-type="float">
            <text:p><text:s/>24,4 </text:p>
          </table:table-cell>
          <table:table-cell table:style-name="ce11" office:value-type="float" office:value="3.91843290447381" calcext:value-type="float">
            <text:p><text:s/>3,9 </text:p>
          </table:table-cell>
          <table:table-cell table:style-name="ce11" office:value-type="float" office:value="11.525089106378" calcext:value-type="float">
            <text:p><text:s/>11,5 </text:p>
          </table:table-cell>
          <table:table-cell table:style-name="ce11" office:value-type="float" office:value="6.99170095058029" calcext:value-type="float">
            <text:p><text:s/>7,0 </text:p>
          </table:table-cell>
          <table:table-cell table:style-name="ce11" office:value-type="float" office:value="36.3597302470714" calcext:value-type="float">
            <text:p><text:s/>36,4 </text:p>
          </table:table-cell>
          <table:table-cell table:style-name="ce11" office:value-type="float" office:value="2.9790220878507" calcext:value-type="float">
            <text:p><text:s/>3,0 </text:p>
          </table:table-cell>
          <table:table-cell table:style-name="ce11" office:value-type="float" office:value="27.6865282202949" calcext:value-type="float">
            <text:p><text:s/>27,7 </text:p>
          </table:table-cell>
          <table:table-cell table:style-name="ce11" office:value-type="float" office:value="3.28076948707353" calcext:value-type="float">
            <text:p><text:s/>3,3 </text:p>
          </table:table-cell>
          <table:table-cell table:style-name="ce11" office:value-type="float" office:value="68.1215192424146" calcext:value-type="float">
            <text:p><text:s/>68,1 </text:p>
          </table:table-cell>
          <table:table-cell table:style-name="ce11" office:value-type="float" office:value="2.96636065463379" calcext:value-type="float">
            <text:p><text:s/>3,0 </text:p>
          </table:table-cell>
          <table:table-cell table:style-name="ce11" office:value-type="float" office:value="12.6869226347309" calcext:value-type="float">
            <text:p><text:s/>12,7 </text:p>
          </table:table-cell>
          <table:table-cell table:style-name="ce11" office:value-type="float" office:value="11.210611178337" calcext:value-type="float">
            <text:p><text:s/>11,2 </text:p>
          </table:table-cell>
          <table:table-cell table:style-name="ce11" office:value-type="float" office:value="5.69922269572652" calcext:value-type="float">
            <text:p><text:s/>5,7 </text:p>
          </table:table-cell>
          <table:table-cell table:style-name="ce11" office:value-type="float" office:value="16.10738264133" calcext:value-type="float">
            <text:p><text:s/>16,1 </text:p>
          </table:table-cell>
          <table:table-cell table:style-name="ce11" office:value-type="float" office:value="13.4923354271278" calcext:value-type="float">
            <text:p><text:s/>13,5 </text:p>
          </table:table-cell>
          <table:table-cell table:style-name="ce11" office:value-type="float" office:value="10.0617565525347" calcext:value-type="float">
            <text:p><text:s/>10,1 </text:p>
          </table:table-cell>
          <table:table-cell table:style-name="ce11" office:value-type="float" office:value="17.031565262944" calcext:value-type="float">
            <text:p><text:s/>17,0 </text:p>
          </table:table-cell>
          <table:table-cell table:style-name="ce11" office:value-type="float" office:value="6.92940859339455" calcext:value-type="float">
            <text:p><text:s/>6,9 </text:p>
          </table:table-cell>
          <table:table-cell table:style-name="ce11" office:value-type="float" office:value="12.8592961792322" calcext:value-type="float">
            <text:p><text:s/>12,9 </text:p>
          </table:table-cell>
          <table:table-cell table:style-name="ce11" office:value-type="float" office:value="9.44514718873034" calcext:value-type="float">
            <text:p><text:s/>9,4 </text:p>
          </table:table-cell>
          <table:table-cell table:style-name="ce11" office:value-type="float" office:value="38.6170027743117" calcext:value-type="float">
            <text:p><text:s/>38,6 </text:p>
          </table:table-cell>
          <table:table-cell table:style-name="ce11" office:value-type="float" office:value="4.21137831878674" calcext:value-type="float">
            <text:p><text:s/>4,2 </text:p>
          </table:table-cell>
          <table:table-cell table:style-name="ce11" office:value-type="float" office:value="31.4921357835123" calcext:value-type="float">
            <text:p><text:s/>31,5 </text:p>
          </table:table-cell>
          <table:table-cell table:style-name="ce11" office:value-type="float" office:value="4.85713590599198" calcext:value-type="float">
            <text:p><text:s/>4,9 </text:p>
          </table:table-cell>
          <table:table-cell table:style-name="ce11" office:value-type="float" office:value="5.6324972802604" calcext:value-type="float">
            <text:p><text:s/>5,6 </text:p>
          </table:table-cell>
          <table:table-cell table:style-name="ce11" office:value-type="float" office:value="13.7422147973163" calcext:value-type="float">
            <text:p><text:s/>13,7 </text:p>
          </table:table-cell>
          <table:table-cell table:style-name="ce11" office:value-type="float" office:value="8.79296601691219" calcext:value-type="float">
            <text:p><text:s/>8,8 </text:p>
          </table:table-cell>
          <table:table-cell table:style-name="ce11" office:value-type="float" office:value="12.1584848521239" calcext:value-type="float">
            <text:p><text:s/>12,2 </text:p>
          </table:table-cell>
          <table:table-cell table:style-name="ce11" office:value-type="float" office:value="53.8270172504446" calcext:value-type="float">
            <text:p><text:s/>53,8 </text:p>
          </table:table-cell>
          <table:table-cell table:style-name="ce11" office:value-type="float" office:value="3.08145813428518" calcext:value-type="float">
            <text:p><text:s/>3,1 </text:p>
          </table:table-cell>
          <table:table-cell table:style-name="ce11" office:value-type="float" office:value="31.7475194523826" calcext:value-type="float">
            <text:p><text:s/>31,7 </text:p>
          </table:table-cell>
          <table:table-cell table:style-name="ce11" office:value-type="float" office:value="5.0307083786221" calcext:value-type="float">
            <text:p><text:s/>5,0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ernambuco</text:p>
          </table:table-cell>
          <table:table-cell table:style-name="ce11" office:value-type="float" office:value="26.5695694884751" calcext:value-type="float">
            <text:p><text:s/>26,6 </text:p>
          </table:table-cell>
          <table:table-cell table:style-name="ce11" office:value-type="float" office:value="3.24535180996612" calcext:value-type="float">
            <text:p><text:s/>3,2 </text:p>
          </table:table-cell>
          <table:table-cell table:style-name="ce11" office:value-type="float" office:value="8.9141439198682" calcext:value-type="float">
            <text:p><text:s/>8,9 </text:p>
          </table:table-cell>
          <table:table-cell table:style-name="ce11" office:value-type="float" office:value="5.70441687927145" calcext:value-type="float">
            <text:p><text:s/>5,7 </text:p>
          </table:table-cell>
          <table:table-cell table:style-name="ce11" office:value-type="float" office:value="36.6814684863792" calcext:value-type="float">
            <text:p><text:s/>36,7 </text:p>
          </table:table-cell>
          <table:table-cell table:style-name="ce11" office:value-type="float" office:value="2.52871077993304" calcext:value-type="float">
            <text:p><text:s/>2,5 </text:p>
          </table:table-cell>
          <table:table-cell table:style-name="ce11" office:value-type="float" office:value="27.8348181052776" calcext:value-type="float">
            <text:p><text:s/>27,8 </text:p>
          </table:table-cell>
          <table:table-cell table:style-name="ce11" office:value-type="float" office:value="2.77957023133957" calcext:value-type="float">
            <text:p><text:s/>2,8 </text:p>
          </table:table-cell>
          <table:table-cell table:style-name="ce11" office:value-type="float" office:value="72.6084148358878" calcext:value-type="float">
            <text:p><text:s/>72,6 </text:p>
          </table:table-cell>
          <table:table-cell table:style-name="ce11" office:value-type="float" office:value="2.06872340358552" calcext:value-type="float">
            <text:p><text:s/>2,1 </text:p>
          </table:table-cell>
          <table:table-cell table:style-name="ce11" office:value-type="float" office:value="10.9702263415669" calcext:value-type="float">
            <text:p><text:s/>11,0 </text:p>
          </table:table-cell>
          <table:table-cell table:style-name="ce11" office:value-type="float" office:value="9.89170256018931" calcext:value-type="float">
            <text:p><text:s/>9,9 </text:p>
          </table:table-cell>
          <table:table-cell table:style-name="ce11" office:value-type="float" office:value="4.25347271284621" calcext:value-type="float">
            <text:p><text:s/>4,3 </text:p>
          </table:table-cell>
          <table:table-cell table:style-name="ce11" office:value-type="float" office:value="14.7315128486794" calcext:value-type="float">
            <text:p><text:s/>14,7 </text:p>
          </table:table-cell>
          <table:table-cell table:style-name="ce11" office:value-type="float" office:value="12.167886109699" calcext:value-type="float">
            <text:p><text:s/>12,2 </text:p>
          </table:table-cell>
          <table:table-cell table:style-name="ce11" office:value-type="float" office:value="9.05878961119144" calcext:value-type="float">
            <text:p><text:s/>9,1 </text:p>
          </table:table-cell>
          <table:table-cell table:style-name="ce11" office:value-type="float" office:value="19.062047835828" calcext:value-type="float">
            <text:p><text:s/>19,1 </text:p>
          </table:table-cell>
          <table:table-cell table:style-name="ce11" office:value-type="float" office:value="5.75748492185769" calcext:value-type="float">
            <text:p><text:s/>5,8 </text:p>
          </table:table-cell>
          <table:table-cell table:style-name="ce11" office:value-type="float" office:value="10.250134202617" calcext:value-type="float">
            <text:p><text:s/>10,3 </text:p>
          </table:table-cell>
          <table:table-cell table:style-name="ce11" office:value-type="float" office:value="8.0133566154411" calcext:value-type="float">
            <text:p><text:s/>8,0 </text:p>
          </table:table-cell>
          <table:table-cell table:style-name="ce11" office:value-type="float" office:value="36.4421898222845" calcext:value-type="float">
            <text:p><text:s/>36,4 </text:p>
          </table:table-cell>
          <table:table-cell table:style-name="ce11" office:value-type="float" office:value="3.5684415810916" calcext:value-type="float">
            <text:p><text:s/>3,6 </text:p>
          </table:table-cell>
          <table:table-cell table:style-name="ce11" office:value-type="float" office:value="34.2456281392706" calcext:value-type="float">
            <text:p><text:s/>34,2 </text:p>
          </table:table-cell>
          <table:table-cell table:style-name="ce11" office:value-type="float" office:value="3.56987145401419" calcext:value-type="float">
            <text:p><text:s/>3,6 </text:p>
          </table:table-cell>
          <table:table-cell table:style-name="ce11" office:value-type="float" office:value="4.27304252891879" calcext:value-type="float">
            <text:p><text:s/>4,3 </text:p>
          </table:table-cell>
          <table:table-cell table:style-name="ce11" office:value-type="float" office:value="14.4625925903075" calcext:value-type="float">
            <text:p><text:s/>14,5 </text:p>
          </table:table-cell>
          <table:table-cell table:style-name="ce11" office:value-type="float" office:value="5.5382446486806" calcext:value-type="float">
            <text:p><text:s/>5,5 </text:p>
          </table:table-cell>
          <table:table-cell table:style-name="ce11" office:value-type="float" office:value="11.934070176226" calcext:value-type="float">
            <text:p><text:s/>11,9 </text:p>
          </table:table-cell>
          <table:table-cell table:style-name="ce11" office:value-type="float" office:value="60.2579656801566" calcext:value-type="float">
            <text:p><text:s/>60,3 </text:p>
          </table:table-cell>
          <table:table-cell table:style-name="ce11" office:value-type="float" office:value="2.32953479647802" calcext:value-type="float">
            <text:p><text:s/>2,3 </text:p>
          </table:table-cell>
          <table:table-cell table:style-name="ce11" office:value-type="float" office:value="29.9307471422438" calcext:value-type="float">
            <text:p><text:s/>29,9 </text:p>
          </table:table-cell>
          <table:table-cell table:style-name="ce11" office:value-type="float" office:value="4.28980424658995" calcext:value-type="float">
            <text:p><text:s/>4,3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lagoas</text:p>
          </table:table-cell>
          <table:table-cell table:style-name="ce11" office:value-type="float" office:value="28.2730097182904" calcext:value-type="float">
            <text:p><text:s/>28,3 </text:p>
          </table:table-cell>
          <table:table-cell table:style-name="ce11" office:value-type="float" office:value="2.87768827288221" calcext:value-type="float">
            <text:p><text:s/>2,9 </text:p>
          </table:table-cell>
          <table:table-cell table:style-name="ce11" office:value-type="float" office:value="9.25142331412086" calcext:value-type="float">
            <text:p><text:s/>9,3 </text:p>
          </table:table-cell>
          <table:table-cell table:style-name="ce11" office:value-type="float" office:value="5.88961362379681" calcext:value-type="float">
            <text:p><text:s/>5,9 </text:p>
          </table:table-cell>
          <table:table-cell table:style-name="ce11" office:value-type="float" office:value="31.1990750213781" calcext:value-type="float">
            <text:p><text:s/>31,2 </text:p>
          </table:table-cell>
          <table:table-cell table:style-name="ce11" office:value-type="float" office:value="2.57641794107678" calcext:value-type="float">
            <text:p><text:s/>2,6 </text:p>
          </table:table-cell>
          <table:table-cell table:style-name="ce11" office:value-type="float" office:value="31.2764919462105" calcext:value-type="float">
            <text:p><text:s/>31,3 </text:p>
          </table:table-cell>
          <table:table-cell table:style-name="ce11" office:value-type="float" office:value="2.5962630050103" calcext:value-type="float">
            <text:p><text:s/>2,6 </text:p>
          </table:table-cell>
          <table:table-cell table:style-name="ce11" office:value-type="float" office:value="70.7074311237537" calcext:value-type="float">
            <text:p><text:s/>70,7 </text:p>
          </table:table-cell>
          <table:table-cell table:style-name="ce11" office:value-type="float" office:value="1.9811691881771" calcext:value-type="float">
            <text:p><text:s/>2,0 </text:p>
          </table:table-cell>
          <table:table-cell table:style-name="ce11" office:value-type="float" office:value="9.81544916064226" calcext:value-type="float">
            <text:p><text:s/>9,8 </text:p>
          </table:table-cell>
          <table:table-cell table:style-name="ce11" office:value-type="float" office:value="9.85807381566195" calcext:value-type="float">
            <text:p><text:s/>9,9 </text:p>
          </table:table-cell>
          <table:table-cell table:style-name="ce11" office:value-type="float" office:value="5.1954113749329" calcext:value-type="float">
            <text:p><text:s/>5,2 </text:p>
          </table:table-cell>
          <table:table-cell table:style-name="ce11" office:value-type="float" office:value="14.3252934289268" calcext:value-type="float">
            <text:p><text:s/>14,3 </text:p>
          </table:table-cell>
          <table:table-cell table:style-name="ce11" office:value-type="float" office:value="14.281708340671" calcext:value-type="float">
            <text:p><text:s/>14,3 </text:p>
          </table:table-cell>
          <table:table-cell table:style-name="ce11" office:value-type="float" office:value="7.2279971660324" calcext:value-type="float">
            <text:p><text:s/>7,2 </text:p>
          </table:table-cell>
          <table:table-cell table:style-name="ce11" office:value-type="float" office:value="22.0860549081436" calcext:value-type="float">
            <text:p><text:s/>22,1 </text:p>
          </table:table-cell>
          <table:table-cell table:style-name="ce11" office:value-type="float" office:value="4.71618712926708" calcext:value-type="float">
            <text:p><text:s/>4,7 </text:p>
          </table:table-cell>
          <table:table-cell table:style-name="ce11" office:value-type="float" office:value="9.50180654601364" calcext:value-type="float">
            <text:p><text:s/>9,5 </text:p>
          </table:table-cell>
          <table:table-cell table:style-name="ce11" office:value-type="float" office:value="7.60076476997333" calcext:value-type="float">
            <text:p><text:s/>7,6 </text:p>
          </table:table-cell>
          <table:table-cell table:style-name="ce11" office:value-type="float" office:value="31.5036384292895" calcext:value-type="float">
            <text:p><text:s/>31,5 </text:p>
          </table:table-cell>
          <table:table-cell table:style-name="ce11" office:value-type="float" office:value="3.7965597280977" calcext:value-type="float">
            <text:p><text:s/>3,8 </text:p>
          </table:table-cell>
          <table:table-cell table:style-name="ce11" office:value-type="float" office:value="36.9085001165531" calcext:value-type="float">
            <text:p><text:s/>36,9 </text:p>
          </table:table-cell>
          <table:table-cell table:style-name="ce11" office:value-type="float" office:value="3.26876586715425" calcext:value-type="float">
            <text:p><text:s/>3,3 </text:p>
          </table:table-cell>
          <table:table-cell table:style-name="ce11" office:value-type="float" office:value="5.51299827875118" calcext:value-type="float">
            <text:p><text:s/>5,5 </text:p>
          </table:table-cell>
          <table:table-cell table:style-name="ce11" office:value-type="float" office:value="13.5553240212379" calcext:value-type="float">
            <text:p><text:s/>13,6 </text:p>
          </table:table-cell>
          <table:table-cell table:style-name="ce11" office:value-type="float" office:value="8.44962268926896" calcext:value-type="float">
            <text:p><text:s/>8,4 </text:p>
          </table:table-cell>
          <table:table-cell table:style-name="ce11" office:value-type="float" office:value="9.75841268250341" calcext:value-type="float">
            <text:p><text:s/>9,8 </text:p>
          </table:table-cell>
          <table:table-cell table:style-name="ce11" office:value-type="float" office:value="50.3802076714141" calcext:value-type="float">
            <text:p><text:s/>50,4 </text:p>
          </table:table-cell>
          <table:table-cell table:style-name="ce11" office:value-type="float" office:value="2.78849103110453" calcext:value-type="float">
            <text:p><text:s/>2,8 </text:p>
          </table:table-cell>
          <table:table-cell table:style-name="ce11" office:value-type="float" office:value="35.6571713605657" calcext:value-type="float">
            <text:p><text:s/>35,7 </text:p>
          </table:table-cell>
          <table:table-cell table:style-name="ce11" office:value-type="float" office:value="3.77021576170798" calcext:value-type="float">
            <text:p><text:s/>3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ergipe</text:p>
          </table:table-cell>
          <table:table-cell table:style-name="ce11" office:value-type="float" office:value="27.9073898325991" calcext:value-type="float">
            <text:p><text:s/>27,9 </text:p>
          </table:table-cell>
          <table:table-cell table:style-name="ce11" office:value-type="float" office:value="4.07437491807153" calcext:value-type="float">
            <text:p><text:s/>4,1 </text:p>
          </table:table-cell>
          <table:table-cell table:style-name="ce11" office:value-type="float" office:value="12.3071101275384" calcext:value-type="float">
            <text:p><text:s/>12,3 </text:p>
          </table:table-cell>
          <table:table-cell table:style-name="ce11" office:value-type="float" office:value="5.87141314922556" calcext:value-type="float">
            <text:p><text:s/>5,9 </text:p>
          </table:table-cell>
          <table:table-cell table:style-name="ce11" office:value-type="float" office:value="35.6816074770347" calcext:value-type="float">
            <text:p><text:s/>35,7 </text:p>
          </table:table-cell>
          <table:table-cell table:style-name="ce11" office:value-type="float" office:value="2.90887246208735" calcext:value-type="float">
            <text:p><text:s/>2,9 </text:p>
          </table:table-cell>
          <table:table-cell table:style-name="ce11" office:value-type="float" office:value="24.1038925628281" calcext:value-type="float">
            <text:p><text:s/>24,1 </text:p>
          </table:table-cell>
          <table:table-cell table:style-name="ce11" office:value-type="float" office:value="4.1502060992277" calcext:value-type="float">
            <text:p><text:s/>4,2 </text:p>
          </table:table-cell>
          <table:table-cell table:style-name="ce11" office:value-type="float" office:value="71.4020125565999" calcext:value-type="float">
            <text:p><text:s/>71,4 </text:p>
          </table:table-cell>
          <table:table-cell table:style-name="ce11" office:value-type="float" office:value="3.15422552132145" calcext:value-type="float">
            <text:p><text:s/>3,2 </text:p>
          </table:table-cell>
          <table:table-cell table:style-name="ce11" office:value-type="float" office:value="14.5397392085492" calcext:value-type="float">
            <text:p><text:s/>14,5 </text:p>
          </table:table-cell>
          <table:table-cell table:style-name="ce11" office:value-type="float" office:value="11.4092017424127" calcext:value-type="float">
            <text:p><text:s/>11,4 </text:p>
          </table:table-cell>
          <table:table-cell table:style-name="ce11" office:value-type="float" office:value="4.08245519811327" calcext:value-type="float">
            <text:p><text:s/>4,1 </text:p>
          </table:table-cell>
          <table:table-cell table:style-name="ce11" office:value-type="float" office:value="20.5319402716398" calcext:value-type="float">
            <text:p><text:s/>20,5 </text:p>
          </table:table-cell>
          <table:table-cell table:style-name="ce11" office:value-type="float" office:value="9.9757930367374" calcext:value-type="float">
            <text:p><text:s/>10,0 </text:p>
          </table:table-cell>
          <table:table-cell table:style-name="ce11" office:value-type="float" office:value="14.900066609884" calcext:value-type="float">
            <text:p><text:s/>14,9 </text:p>
          </table:table-cell>
          <table:table-cell table:style-name="ce11" office:value-type="float" office:value="21.990783299113" calcext:value-type="float">
            <text:p><text:s/>22,0 </text:p>
          </table:table-cell>
          <table:table-cell table:style-name="ce11" office:value-type="float" office:value="6.45578936971908" calcext:value-type="float">
            <text:p><text:s/>6,5 </text:p>
          </table:table-cell>
          <table:table-cell table:style-name="ce11" office:value-type="float" office:value="14.6068089648339" calcext:value-type="float">
            <text:p><text:s/>14,6 </text:p>
          </table:table-cell>
          <table:table-cell table:style-name="ce11" office:value-type="float" office:value="7.23668884067844" calcext:value-type="float">
            <text:p><text:s/>7,2 </text:p>
          </table:table-cell>
          <table:table-cell table:style-name="ce11" office:value-type="float" office:value="35.9645497101082" calcext:value-type="float">
            <text:p><text:s/>36,0 </text:p>
          </table:table-cell>
          <table:table-cell table:style-name="ce11" office:value-type="float" office:value="4.11176472836925" calcext:value-type="float">
            <text:p><text:s/>4,1 </text:p>
          </table:table-cell>
          <table:table-cell table:style-name="ce11" office:value-type="float" office:value="27.4378580259449" calcext:value-type="float">
            <text:p><text:s/>27,4 </text:p>
          </table:table-cell>
          <table:table-cell table:style-name="ce11" office:value-type="float" office:value="5.36847431496379" calcext:value-type="float">
            <text:p><text:s/>5,4 </text:p>
          </table:table-cell>
          <table:table-cell table:style-name="ce11" office:value-type="float" office:value="4.83418439838378" calcext:value-type="float">
            <text:p><text:s/>4,8 </text:p>
          </table:table-cell>
          <table:table-cell table:style-name="ce11" office:value-type="float" office:value="17.2871390663964" calcext:value-type="float">
            <text:p><text:s/>17,3 </text:p>
          </table:table-cell>
          <table:table-cell table:style-name="ce11" office:value-type="float" office:value="7.01787559555145" calcext:value-type="float">
            <text:p><text:s/>7,0 </text:p>
          </table:table-cell>
          <table:table-cell table:style-name="ce11" office:value-type="float" office:value="14.1724839034795" calcext:value-type="float">
            <text:p><text:s/>14,2 </text:p>
          </table:table-cell>
          <table:table-cell table:style-name="ce11" office:value-type="float" office:value="58.7758270434683" calcext:value-type="float">
            <text:p><text:s/>58,8 </text:p>
          </table:table-cell>
          <table:table-cell table:style-name="ce11" office:value-type="float" office:value="3.20818311242771" calcext:value-type="float">
            <text:p><text:s/>3,2 </text:p>
          </table:table-cell>
          <table:table-cell table:style-name="ce11" office:value-type="float" office:value="29.3721129625963" calcext:value-type="float">
            <text:p><text:s/>29,4 </text:p>
          </table:table-cell>
          <table:table-cell table:style-name="ce11" office:value-type="float" office:value="5.72533288042639" calcext:value-type="float">
            <text:p><text:s/>5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Bahia</text:p>
          </table:table-cell>
          <table:table-cell table:style-name="ce11" office:value-type="float" office:value="25.2330853345769" calcext:value-type="float">
            <text:p><text:s/>25,2 </text:p>
          </table:table-cell>
          <table:table-cell table:style-name="ce11" office:value-type="float" office:value="3.06887445293273" calcext:value-type="float">
            <text:p><text:s/>3,1 </text:p>
          </table:table-cell>
          <table:table-cell table:style-name="ce11" office:value-type="float" office:value="13.4604458271768" calcext:value-type="float">
            <text:p><text:s/>13,5 </text:p>
          </table:table-cell>
          <table:table-cell table:style-name="ce11" office:value-type="float" office:value="4.35774430900637" calcext:value-type="float">
            <text:p><text:s/>4,4 </text:p>
          </table:table-cell>
          <table:table-cell table:style-name="ce11" office:value-type="float" office:value="37.2149115355763" calcext:value-type="float">
            <text:p><text:s/>37,2 </text:p>
          </table:table-cell>
          <table:table-cell table:style-name="ce11" office:value-type="float" office:value="2.21751036312021" calcext:value-type="float">
            <text:p><text:s/>2,2 </text:p>
          </table:table-cell>
          <table:table-cell table:style-name="ce11" office:value-type="float" office:value="24.0915573026706" calcext:value-type="float">
            <text:p><text:s/>24,1 </text:p>
          </table:table-cell>
          <table:table-cell table:style-name="ce11" office:value-type="float" office:value="2.81157723308655" calcext:value-type="float">
            <text:p><text:s/>2,8 </text:p>
          </table:table-cell>
          <table:table-cell table:style-name="ce11" office:value-type="float" office:value="69.3233506382224" calcext:value-type="float">
            <text:p><text:s/>69,3 </text:p>
          </table:table-cell>
          <table:table-cell table:style-name="ce11" office:value-type="float" office:value="2.11831245136403" calcext:value-type="float">
            <text:p><text:s/>2,1 </text:p>
          </table:table-cell>
          <table:table-cell table:style-name="ce11" office:value-type="float" office:value="18.2436447718878" calcext:value-type="float">
            <text:p><text:s/>18,2 </text:p>
          </table:table-cell>
          <table:table-cell table:style-name="ce11" office:value-type="float" office:value="6.7549565481594" calcext:value-type="float">
            <text:p><text:s/>6,8 </text:p>
          </table:table-cell>
          <table:table-cell table:style-name="ce11" office:value-type="float" office:value="3.64008092698705" calcext:value-type="float">
            <text:p><text:s/>3,6 </text:p>
          </table:table-cell>
          <table:table-cell table:style-name="ce11" office:value-type="float" office:value="16.2866952684844" calcext:value-type="float">
            <text:p><text:s/>16,3 </text:p>
          </table:table-cell>
          <table:table-cell table:style-name="ce11" office:value-type="float" office:value="8.79292366290256" calcext:value-type="float">
            <text:p><text:s/>8,8 </text:p>
          </table:table-cell>
          <table:table-cell table:style-name="ce11" office:value-type="float" office:value="10.5467685555865" calcext:value-type="float">
            <text:p><text:s/>10,5 </text:p>
          </table:table-cell>
          <table:table-cell table:style-name="ce11" office:value-type="float" office:value="18.7755730484377" calcext:value-type="float">
            <text:p><text:s/>18,8 </text:p>
          </table:table-cell>
          <table:table-cell table:style-name="ce11" office:value-type="float" office:value="5.13038134898654" calcext:value-type="float">
            <text:p><text:s/>5,1 </text:p>
          </table:table-cell>
          <table:table-cell table:style-name="ce11" office:value-type="float" office:value="14.6939107627081" calcext:value-type="float">
            <text:p><text:s/>14,7 </text:p>
          </table:table-cell>
          <table:table-cell table:style-name="ce11" office:value-type="float" office:value="5.84574207431852" calcext:value-type="float">
            <text:p><text:s/>5,8 </text:p>
          </table:table-cell>
          <table:table-cell table:style-name="ce11" office:value-type="float" office:value="37.6938508443071" calcext:value-type="float">
            <text:p><text:s/>37,7 </text:p>
          </table:table-cell>
          <table:table-cell table:style-name="ce11" office:value-type="float" office:value="3.059693230518" calcext:value-type="float">
            <text:p><text:s/>3,1 </text:p>
          </table:table-cell>
          <table:table-cell table:style-name="ce11" office:value-type="float" office:value="28.8366653445466" calcext:value-type="float">
            <text:p><text:s/>28,8 </text:p>
          </table:table-cell>
          <table:table-cell table:style-name="ce11" office:value-type="float" office:value="3.38376645344803" calcext:value-type="float">
            <text:p><text:s/>3,4 </text:p>
          </table:table-cell>
          <table:table-cell table:style-name="ce11" office:value-type="float" office:value="4.45638580596456" calcext:value-type="float">
            <text:p><text:s/>4,5 </text:p>
          </table:table-cell>
          <table:table-cell table:style-name="ce11" office:value-type="float" office:value="13.9721760702439" calcext:value-type="float">
            <text:p><text:s/>14,0 </text:p>
          </table:table-cell>
          <table:table-cell table:style-name="ce11" office:value-type="float" office:value="8.36449683560953" calcext:value-type="float">
            <text:p><text:s/>8,4 </text:p>
          </table:table-cell>
          <table:table-cell table:style-name="ce11" office:value-type="float" office:value="11.2626776496619" calcext:value-type="float">
            <text:p><text:s/>11,3 </text:p>
          </table:table-cell>
          <table:table-cell table:style-name="ce11" office:value-type="float" office:value="59.5585560368742" calcext:value-type="float">
            <text:p><text:s/>59,6 </text:p>
          </table:table-cell>
          <table:table-cell table:style-name="ce11" office:value-type="float" office:value="2.37448393338794" calcext:value-type="float">
            <text:p><text:s/>2,4 </text:p>
          </table:table-cell>
          <table:table-cell table:style-name="ce11" office:value-type="float" office:value="27.6205613215518" calcext:value-type="float">
            <text:p><text:s/>27,6 </text:p>
          </table:table-cell>
          <table:table-cell table:style-name="ce11" office:value-type="float" office:value="4.34737103411887" calcext:value-type="float">
            <text:p><text:s/>4,3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deste</text:p>
          </table:table-cell>
          <table:table-cell table:style-name="ce10" office:value-type="float" office:value="22.1515783538917" calcext:value-type="float">
            <text:p><text:s/>22,2 </text:p>
          </table:table-cell>
          <table:table-cell table:style-name="ce10" office:value-type="float" office:value="1.57844329671433" calcext:value-type="float">
            <text:p><text:s/>1,6 </text:p>
          </table:table-cell>
          <table:table-cell table:style-name="ce10" office:value-type="float" office:value="12.4390809197972" calcext:value-type="float">
            <text:p><text:s/>12,4 </text:p>
          </table:table-cell>
          <table:table-cell table:style-name="ce10" office:value-type="float" office:value="2.26042558375913" calcext:value-type="float">
            <text:p><text:s/>2,3 </text:p>
          </table:table-cell>
          <table:table-cell table:style-name="ce10" office:value-type="float" office:value="45.8894549278987" calcext:value-type="float">
            <text:p><text:s/>45,9 </text:p>
          </table:table-cell>
          <table:table-cell table:style-name="ce10" office:value-type="float" office:value="0.892385644695896" calcext:value-type="float">
            <text:p><text:s/>0,9 </text:p>
          </table:table-cell>
          <table:table-cell table:style-name="ce10" office:value-type="float" office:value="19.5198857984122" calcext:value-type="float">
            <text:p><text:s/>19,5 </text:p>
          </table:table-cell>
          <table:table-cell table:style-name="ce10" office:value-type="float" office:value="1.66365045637357" calcext:value-type="float">
            <text:p><text:s/>1,7 </text:p>
          </table:table-cell>
          <table:table-cell table:style-name="ce10" office:value-type="float" office:value="69.3439246331944" calcext:value-type="float">
            <text:p><text:s/>69,3 </text:p>
          </table:table-cell>
          <table:table-cell table:style-name="ce10" office:value-type="float" office:value="1.14912536931223" calcext:value-type="float">
            <text:p><text:s/>1,1 </text:p>
          </table:table-cell>
          <table:table-cell table:style-name="ce10" office:value-type="float" office:value="15.735700931657" calcext:value-type="float">
            <text:p><text:s/>15,7 </text:p>
          </table:table-cell>
          <table:table-cell table:style-name="ce10" office:value-type="float" office:value="4.05954026238893" calcext:value-type="float">
            <text:p><text:s/>4,1 </text:p>
          </table:table-cell>
          <table:table-cell table:style-name="ce10" office:value-type="float" office:value="5.46313469660556" calcext:value-type="float">
            <text:p><text:s/>5,5 </text:p>
          </table:table-cell>
          <table:table-cell table:style-name="ce10" office:value-type="float" office:value="7.06923828196539" calcext:value-type="float">
            <text:p><text:s/>7,1 </text:p>
          </table:table-cell>
          <table:table-cell table:style-name="ce10" office:value-type="float" office:value="9.45723973854313" calcext:value-type="float">
            <text:p><text:s/>9,5 </text:p>
          </table:table-cell>
          <table:table-cell table:style-name="ce10" office:value-type="float" office:value="5.47869468779665" calcext:value-type="float">
            <text:p><text:s/>5,5 </text:p>
          </table:table-cell>
          <table:table-cell table:style-name="ce10" office:value-type="float" office:value="14.563660537087" calcext:value-type="float">
            <text:p><text:s/>14,6 </text:p>
          </table:table-cell>
          <table:table-cell table:style-name="ce10" office:value-type="float" office:value="3.08577288245471" calcext:value-type="float">
            <text:p><text:s/>3,1 </text:p>
          </table:table-cell>
          <table:table-cell table:style-name="ce10" office:value-type="float" office:value="14.5166600695012" calcext:value-type="float">
            <text:p><text:s/>14,5 </text:p>
          </table:table-cell>
          <table:table-cell table:style-name="ce10" office:value-type="float" office:value="2.99354899559926" calcext:value-type="float">
            <text:p><text:s/>3,0 </text:p>
          </table:table-cell>
          <table:table-cell table:style-name="ce10" office:value-type="float" office:value="47.5634170227724" calcext:value-type="float">
            <text:p><text:s/>47,6 </text:p>
          </table:table-cell>
          <table:table-cell table:style-name="ce10" office:value-type="float" office:value="1.26928357986368" calcext:value-type="float">
            <text:p><text:s/>1,3 </text:p>
          </table:table-cell>
          <table:table-cell table:style-name="ce10" office:value-type="float" office:value="23.3562623706395" calcext:value-type="float">
            <text:p><text:s/>23,4 </text:p>
          </table:table-cell>
          <table:table-cell table:style-name="ce10" office:value-type="float" office:value="2.17124239112512" calcext:value-type="float">
            <text:p><text:s/>2,2 </text:p>
          </table:table-cell>
          <table:table-cell table:style-name="ce10" office:value-type="float" office:value="3.00800664586461" calcext:value-type="float">
            <text:p><text:s/>3,0 </text:p>
          </table:table-cell>
          <table:table-cell table:style-name="ce10" office:value-type="float" office:value="7.54470446341373" calcext:value-type="float">
            <text:p><text:s/>7,5 </text:p>
          </table:table-cell>
          <table:table-cell table:style-name="ce10" office:value-type="float" office:value="7.52944021642393" calcext:value-type="float">
            <text:p><text:s/>7,5 </text:p>
          </table:table-cell>
          <table:table-cell table:style-name="ce10" office:value-type="float" office:value="5.14998672263762" calcext:value-type="float">
            <text:p><text:s/>5,1 </text:p>
          </table:table-cell>
          <table:table-cell table:style-name="ce10" office:value-type="float" office:value="68.8999329419391" calcext:value-type="float">
            <text:p><text:s/>68,9 </text:p>
          </table:table-cell>
          <table:table-cell table:style-name="ce10" office:value-type="float" office:value="0.898912736847437" calcext:value-type="float">
            <text:p><text:s/>0,9 </text:p>
          </table:table-cell>
          <table:table-cell table:style-name="ce10" office:value-type="float" office:value="20.5626201957724" calcext:value-type="float">
            <text:p><text:s/>20,6 </text:p>
          </table:table-cell>
          <table:table-cell table:style-name="ce10" office:value-type="float" office:value="2.58357513392018" calcext:value-type="float">
            <text:p><text:s/>2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inas Gerais</text:p>
          </table:table-cell>
          <table:table-cell table:style-name="ce11" office:value-type="float" office:value="21.4411510134571" calcext:value-type="float">
            <text:p><text:s/>21,4 </text:p>
          </table:table-cell>
          <table:table-cell table:style-name="ce11" office:value-type="float" office:value="2.56976048110813" calcext:value-type="float">
            <text:p><text:s/>2,6 </text:p>
          </table:table-cell>
          <table:table-cell table:style-name="ce11" office:value-type="float" office:value="13.3391051978465" calcext:value-type="float">
            <text:p><text:s/>13,3 </text:p>
          </table:table-cell>
          <table:table-cell table:style-name="ce11" office:value-type="float" office:value="3.58344470157715" calcext:value-type="float">
            <text:p><text:s/>3,6 </text:p>
          </table:table-cell>
          <table:table-cell table:style-name="ce11" office:value-type="float" office:value="45.8400735591758" calcext:value-type="float">
            <text:p><text:s/>45,8 </text:p>
          </table:table-cell>
          <table:table-cell table:style-name="ce11" office:value-type="float" office:value="1.49975860318089" calcext:value-type="float">
            <text:p><text:s/>1,5 </text:p>
          </table:table-cell>
          <table:table-cell table:style-name="ce11" office:value-type="float" office:value="19.3796702295207" calcext:value-type="float">
            <text:p><text:s/>19,4 </text:p>
          </table:table-cell>
          <table:table-cell table:style-name="ce11" office:value-type="float" office:value="2.73629000064762" calcext:value-type="float">
            <text:p><text:s/>2,7 </text:p>
          </table:table-cell>
          <table:table-cell table:style-name="ce11" office:value-type="float" office:value="64.4174380549471" calcext:value-type="float">
            <text:p><text:s/>64,4 </text:p>
          </table:table-cell>
          <table:table-cell table:style-name="ce11" office:value-type="float" office:value="1.99761803957317" calcext:value-type="float">
            <text:p><text:s/>2,0 </text:p>
          </table:table-cell>
          <table:table-cell table:style-name="ce11" office:value-type="float" office:value="19.0922375337996" calcext:value-type="float">
            <text:p><text:s/>19,1 </text:p>
          </table:table-cell>
          <table:table-cell table:style-name="ce11" office:value-type="float" office:value="5.5671001083047" calcext:value-type="float">
            <text:p><text:s/>5,6 </text:p>
          </table:table-cell>
          <table:table-cell table:style-name="ce11" office:value-type="float" office:value="6.80698837002128" calcext:value-type="float">
            <text:p><text:s/>6,8 </text:p>
          </table:table-cell>
          <table:table-cell table:style-name="ce11" office:value-type="float" office:value="9.37135124943633" calcext:value-type="float">
            <text:p><text:s/>9,4 </text:p>
          </table:table-cell>
          <table:table-cell table:style-name="ce11" office:value-type="float" office:value="9.68333604123194" calcext:value-type="float">
            <text:p><text:s/>9,7 </text:p>
          </table:table-cell>
          <table:table-cell table:style-name="ce11" office:value-type="float" office:value="8.65530439192941" calcext:value-type="float">
            <text:p><text:s/>8,7 </text:p>
          </table:table-cell>
          <table:table-cell table:style-name="ce11" office:value-type="float" office:value="13.7552779483001" calcext:value-type="float">
            <text:p><text:s/>13,8 </text:p>
          </table:table-cell>
          <table:table-cell table:style-name="ce11" office:value-type="float" office:value="4.89953204538481" calcext:value-type="float">
            <text:p><text:s/>4,9 </text:p>
          </table:table-cell>
          <table:table-cell table:style-name="ce11" office:value-type="float" office:value="14.8414989991642" calcext:value-type="float">
            <text:p><text:s/>14,8 </text:p>
          </table:table-cell>
          <table:table-cell table:style-name="ce11" office:value-type="float" office:value="4.77083527049986" calcext:value-type="float">
            <text:p><text:s/>4,8 </text:p>
          </table:table-cell>
          <table:table-cell table:style-name="ce11" office:value-type="float" office:value="48.388386713298" calcext:value-type="float">
            <text:p><text:s/>48,4 </text:p>
          </table:table-cell>
          <table:table-cell table:style-name="ce11" office:value-type="float" office:value="2.06649432227403" calcext:value-type="float">
            <text:p><text:s/>2,1 </text:p>
          </table:table-cell>
          <table:table-cell table:style-name="ce11" office:value-type="float" office:value="23.0148363392378" calcext:value-type="float">
            <text:p><text:s/>23,0 </text:p>
          </table:table-cell>
          <table:table-cell table:style-name="ce11" office:value-type="float" office:value="3.44229527458015" calcext:value-type="float">
            <text:p><text:s/>3,4 </text:p>
          </table:table-cell>
          <table:table-cell table:style-name="ce11" office:value-type="float" office:value="2.58109320116371" calcext:value-type="float">
            <text:p><text:s/>2,6 </text:p>
          </table:table-cell>
          <table:table-cell table:style-name="ce11" office:value-type="float" office:value="13.399789788412" calcext:value-type="float">
            <text:p><text:s/>13,4 </text:p>
          </table:table-cell>
          <table:table-cell table:style-name="ce11" office:value-type="float" office:value="7.10094846754938" calcext:value-type="float">
            <text:p><text:s/>7,1 </text:p>
          </table:table-cell>
          <table:table-cell table:style-name="ce11" office:value-type="float" office:value="8.28566869899029" calcext:value-type="float">
            <text:p><text:s/>8,3 </text:p>
          </table:table-cell>
          <table:table-cell table:style-name="ce11" office:value-type="float" office:value="69.4719586059235" calcext:value-type="float">
            <text:p><text:s/>69,5 </text:p>
          </table:table-cell>
          <table:table-cell table:style-name="ce11" office:value-type="float" office:value="1.38547601280489" calcext:value-type="float">
            <text:p><text:s/>1,4 </text:p>
          </table:table-cell>
          <table:table-cell table:style-name="ce11" office:value-type="float" office:value="20.8459997253634" calcext:value-type="float">
            <text:p><text:s/>20,8 </text:p>
          </table:table-cell>
          <table:table-cell table:style-name="ce11" office:value-type="float" office:value="4.0854770621914" calcext:value-type="float">
            <text:p><text:s/>4,1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Espírito Santo</text:p>
          </table:table-cell>
          <table:table-cell table:style-name="ce11" office:value-type="float" office:value="20.7098435815461" calcext:value-type="float">
            <text:p><text:s/>20,7 </text:p>
          </table:table-cell>
          <table:table-cell table:style-name="ce11" office:value-type="float" office:value="3.54154386189305" calcext:value-type="float">
            <text:p><text:s/>3,5 </text:p>
          </table:table-cell>
          <table:table-cell table:style-name="ce11" office:value-type="float" office:value="12.6963856758842" calcext:value-type="float">
            <text:p><text:s/>12,7 </text:p>
          </table:table-cell>
          <table:table-cell table:style-name="ce11" office:value-type="float" office:value="4.76334827964454" calcext:value-type="float">
            <text:p><text:s/>4,8 </text:p>
          </table:table-cell>
          <table:table-cell table:style-name="ce11" office:value-type="float" office:value="46.3184119557294" calcext:value-type="float">
            <text:p><text:s/>46,3 </text:p>
          </table:table-cell>
          <table:table-cell table:style-name="ce11" office:value-type="float" office:value="1.79984953047706" calcext:value-type="float">
            <text:p><text:s/>1,8 </text:p>
          </table:table-cell>
          <table:table-cell table:style-name="ce11" office:value-type="float" office:value="20.2753587868409" calcext:value-type="float">
            <text:p><text:s/>20,3 </text:p>
          </table:table-cell>
          <table:table-cell table:style-name="ce11" office:value-type="float" office:value="3.21047949063304" calcext:value-type="float">
            <text:p><text:s/>3,2 </text:p>
          </table:table-cell>
          <table:table-cell table:style-name="ce11" office:value-type="float" office:value="64.0609073243723" calcext:value-type="float">
            <text:p><text:s/>64,1 </text:p>
          </table:table-cell>
          <table:table-cell table:style-name="ce11" office:value-type="float" office:value="2.71834221248694" calcext:value-type="float">
            <text:p><text:s/>2,7 </text:p>
          </table:table-cell>
          <table:table-cell table:style-name="ce11" office:value-type="float" office:value="18.7903578821527" calcext:value-type="float">
            <text:p><text:s/>18,8 </text:p>
          </table:table-cell>
          <table:table-cell table:style-name="ce11" office:value-type="float" office:value="7.60745964891796" calcext:value-type="float">
            <text:p><text:s/>7,6 </text:p>
          </table:table-cell>
          <table:table-cell table:style-name="ce11" office:value-type="float" office:value="5.5514900270561" calcext:value-type="float">
            <text:p><text:s/>5,6 </text:p>
          </table:table-cell>
          <table:table-cell table:style-name="ce11" office:value-type="float" office:value="13.5936284843941" calcext:value-type="float">
            <text:p><text:s/>13,6 </text:p>
          </table:table-cell>
          <table:table-cell table:style-name="ce11" office:value-type="float" office:value="11.5972447664189" calcext:value-type="float">
            <text:p><text:s/>11,6 </text:p>
          </table:table-cell>
          <table:table-cell table:style-name="ce11" office:value-type="float" office:value="9.5128167537556" calcext:value-type="float">
            <text:p><text:s/>9,5 </text:p>
          </table:table-cell>
          <table:table-cell table:style-name="ce11" office:value-type="float" office:value="13.1396851697545" calcext:value-type="float">
            <text:p><text:s/>13,1 </text:p>
          </table:table-cell>
          <table:table-cell table:style-name="ce11" office:value-type="float" office:value="6.73442380149598" calcext:value-type="float">
            <text:p><text:s/>6,7 </text:p>
          </table:table-cell>
          <table:table-cell table:style-name="ce11" office:value-type="float" office:value="13.6901857327448" calcext:value-type="float">
            <text:p><text:s/>13,7 </text:p>
          </table:table-cell>
          <table:table-cell table:style-name="ce11" office:value-type="float" office:value="6.38609563496699" calcext:value-type="float">
            <text:p><text:s/>6,4 </text:p>
          </table:table-cell>
          <table:table-cell table:style-name="ce11" office:value-type="float" office:value="49.3153430299964" calcext:value-type="float">
            <text:p><text:s/>49,3 </text:p>
          </table:table-cell>
          <table:table-cell table:style-name="ce11" office:value-type="float" office:value="2.34239407613438" calcext:value-type="float">
            <text:p><text:s/>2,3 </text:p>
          </table:table-cell>
          <table:table-cell table:style-name="ce11" office:value-type="float" office:value="23.8547860675042" calcext:value-type="float">
            <text:p><text:s/>23,9 </text:p>
          </table:table-cell>
          <table:table-cell table:style-name="ce11" office:value-type="float" office:value="4.35251724311152" calcext:value-type="float">
            <text:p><text:s/>4,4 </text:p>
          </table:table-cell>
          <table:table-cell table:style-name="ce11" office:value-type="float" office:value="3.39919317875491" calcext:value-type="float">
            <text:p><text:s/>3,4 </text:p>
          </table:table-cell>
          <table:table-cell table:style-name="ce11" office:value-type="float" office:value="13.8762929036419" calcext:value-type="float">
            <text:p><text:s/>13,9 </text:p>
          </table:table-cell>
          <table:table-cell table:style-name="ce11" office:value-type="float" office:value="7.55263523919954" calcext:value-type="float">
            <text:p><text:s/>7,6 </text:p>
          </table:table-cell>
          <table:table-cell table:style-name="ce11" office:value-type="float" office:value="10.46934596671" calcext:value-type="float">
            <text:p><text:s/>10,5 </text:p>
          </table:table-cell>
          <table:table-cell table:style-name="ce11" office:value-type="float" office:value="68.0258543133195" calcext:value-type="float">
            <text:p><text:s/>68,0 </text:p>
          </table:table-cell>
          <table:table-cell table:style-name="ce11" office:value-type="float" office:value="1.93629560294374" calcext:value-type="float">
            <text:p><text:s/>1,9 </text:p>
          </table:table-cell>
          <table:table-cell table:style-name="ce11" office:value-type="float" office:value="21.0223172687259" calcext:value-type="float">
            <text:p><text:s/>21,0 </text:p>
          </table:table-cell>
          <table:table-cell table:style-name="ce11" office:value-type="float" office:value="5.46602957280834" calcext:value-type="float">
            <text:p><text:s/>5,5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de Janeiro</text:p>
          </table:table-cell>
          <table:table-cell table:style-name="ce11" office:value-type="float" office:value="27.710672634365" calcext:value-type="float">
            <text:p><text:s/>27,7 </text:p>
          </table:table-cell>
          <table:table-cell table:style-name="ce11" office:value-type="float" office:value="2.22171455017531" calcext:value-type="float">
            <text:p><text:s/>2,2 </text:p>
          </table:table-cell>
          <table:table-cell table:style-name="ce11" office:value-type="float" office:value="9.91437045402078" calcext:value-type="float">
            <text:p><text:s/>9,9 </text:p>
          </table:table-cell>
          <table:table-cell table:style-name="ce11" office:value-type="float" office:value="4.04268285019778" calcext:value-type="float">
            <text:p><text:s/>4,0 </text:p>
          </table:table-cell>
          <table:table-cell table:style-name="ce11" office:value-type="float" office:value="41.6836436797518" calcext:value-type="float">
            <text:p><text:s/>41,7 </text:p>
          </table:table-cell>
          <table:table-cell table:style-name="ce11" office:value-type="float" office:value="1.61087080127099" calcext:value-type="float">
            <text:p><text:s/>1,6 </text:p>
          </table:table-cell>
          <table:table-cell table:style-name="ce11" office:value-type="float" office:value="20.6913132318628" calcext:value-type="float">
            <text:p><text:s/>20,7 </text:p>
          </table:table-cell>
          <table:table-cell table:style-name="ce11" office:value-type="float" office:value="2.55429872567425" calcext:value-type="float">
            <text:p><text:s/>2,6 </text:p>
          </table:table-cell>
          <table:table-cell table:style-name="ce11" office:value-type="float" office:value="81.1984742376605" calcext:value-type="float">
            <text:p><text:s/>81,2 </text:p>
          </table:table-cell>
          <table:table-cell table:style-name="ce11" office:value-type="float" office:value="1.39071225601495" calcext:value-type="float">
            <text:p><text:s/>1,4 </text:p>
          </table:table-cell>
          <table:table-cell table:style-name="ce11" office:value-type="float" office:value="8.02994604458663" calcext:value-type="float">
            <text:p><text:s/>8,0 </text:p>
          </table:table-cell>
          <table:table-cell table:style-name="ce11" office:value-type="float" office:value="9.46468234638463" calcext:value-type="float">
            <text:p><text:s/>9,5 </text:p>
          </table:table-cell>
          <table:table-cell table:style-name="ce11" office:value-type="float" office:value="2.88997542360534" calcext:value-type="float">
            <text:p><text:s/>2,9 </text:p>
          </table:table-cell>
          <table:table-cell table:style-name="ce11" office:value-type="float" office:value="16.0625800420277" calcext:value-type="float">
            <text:p><text:s/>16,1 </text:p>
          </table:table-cell>
          <table:table-cell table:style-name="ce11" office:value-type="float" office:value="7.88160429414766" calcext:value-type="float">
            <text:p><text:s/>7,9 </text:p>
          </table:table-cell>
          <table:table-cell table:style-name="ce11" office:value-type="float" office:value="9.83741484794204" calcext:value-type="float">
            <text:p><text:s/>9,8 </text:p>
          </table:table-cell>
          <table:table-cell table:style-name="ce11" office:value-type="float" office:value="20.5654762058913" calcext:value-type="float">
            <text:p><text:s/>20,6 </text:p>
          </table:table-cell>
          <table:table-cell table:style-name="ce11" office:value-type="float" office:value="4.06236659698867" calcext:value-type="float">
            <text:p><text:s/>4,1 </text:p>
          </table:table-cell>
          <table:table-cell table:style-name="ce11" office:value-type="float" office:value="12.9396977836665" calcext:value-type="float">
            <text:p><text:s/>12,9 </text:p>
          </table:table-cell>
          <table:table-cell table:style-name="ce11" office:value-type="float" office:value="5.03565718516991" calcext:value-type="float">
            <text:p><text:s/>5,0 </text:p>
          </table:table-cell>
          <table:table-cell table:style-name="ce11" office:value-type="float" office:value="40.9084571427223" calcext:value-type="float">
            <text:p><text:s/>40,9 </text:p>
          </table:table-cell>
          <table:table-cell table:style-name="ce11" office:value-type="float" office:value="2.46577682126782" calcext:value-type="float">
            <text:p><text:s/>2,5 </text:p>
          </table:table-cell>
          <table:table-cell table:style-name="ce11" office:value-type="float" office:value="25.5863688677198" calcext:value-type="float">
            <text:p><text:s/>25,6 </text:p>
          </table:table-cell>
          <table:table-cell table:style-name="ce11" office:value-type="float" office:value="3.40205965585137" calcext:value-type="float">
            <text:p><text:s/>3,4 </text:p>
          </table:table-cell>
          <table:table-cell table:style-name="ce11" office:value-type="float" office:value="3.4470347058338" calcext:value-type="float">
            <text:p><text:s/>3,4 </text:p>
          </table:table-cell>
          <table:table-cell table:style-name="ce11" office:value-type="float" office:value="12.2773060223667" calcext:value-type="float">
            <text:p><text:s/>12,3 </text:p>
          </table:table-cell>
          <table:table-cell table:style-name="ce11" office:value-type="float" office:value="7.03562560353671" calcext:value-type="float">
            <text:p><text:s/>7,0 </text:p>
          </table:table-cell>
          <table:table-cell table:style-name="ce11" office:value-type="float" office:value="8.11512453166282" calcext:value-type="float">
            <text:p><text:s/>8,1 </text:p>
          </table:table-cell>
          <table:table-cell table:style-name="ce11" office:value-type="float" office:value="67.301009228604" calcext:value-type="float">
            <text:p><text:s/>67,3 </text:p>
          </table:table-cell>
          <table:table-cell table:style-name="ce11" office:value-type="float" office:value="1.41109654502628" calcext:value-type="float">
            <text:p><text:s/>1,4 </text:p>
          </table:table-cell>
          <table:table-cell table:style-name="ce11" office:value-type="float" office:value="22.2163304620256" calcext:value-type="float">
            <text:p><text:s/>22,2 </text:p>
          </table:table-cell>
          <table:table-cell table:style-name="ce11" office:value-type="float" office:value="3.759011053367" calcext:value-type="float">
            <text:p><text:s/>3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ão Paulo</text:p>
          </table:table-cell>
          <table:table-cell table:style-name="ce11" office:value-type="float" office:value="20.6418276163081" calcext:value-type="float">
            <text:p><text:s/>20,6 </text:p>
          </table:table-cell>
          <table:table-cell table:style-name="ce11" office:value-type="float" office:value="2.79819524101507" calcext:value-type="float">
            <text:p><text:s/>2,8 </text:p>
          </table:table-cell>
          <table:table-cell table:style-name="ce11" office:value-type="float" office:value="12.8764305697464" calcext:value-type="float">
            <text:p><text:s/>12,9 </text:p>
          </table:table-cell>
          <table:table-cell table:style-name="ce11" office:value-type="float" office:value="3.64961017302182" calcext:value-type="float">
            <text:p><text:s/>3,6 </text:p>
          </table:table-cell>
          <table:table-cell table:style-name="ce11" office:value-type="float" office:value="47.3847326611398" calcext:value-type="float">
            <text:p><text:s/>47,4 </text:p>
          </table:table-cell>
          <table:table-cell table:style-name="ce11" office:value-type="float" office:value="1.4248640850479" calcext:value-type="float">
            <text:p><text:s/>1,4 </text:p>
          </table:table-cell>
          <table:table-cell table:style-name="ce11" office:value-type="float" office:value="19.0970091528052" calcext:value-type="float">
            <text:p><text:s/>19,1 </text:p>
          </table:table-cell>
          <table:table-cell table:style-name="ce11" office:value-type="float" office:value="2.833248694309" calcext:value-type="float">
            <text:p><text:s/>2,8 </text:p>
          </table:table-cell>
          <table:table-cell table:style-name="ce11" office:value-type="float" office:value="68.0543127290853" calcext:value-type="float">
            <text:p><text:s/>68,1 </text:p>
          </table:table-cell>
          <table:table-cell table:style-name="ce11" office:value-type="float" office:value="2.01309084789594" calcext:value-type="float">
            <text:p><text:s/>2,0 </text:p>
          </table:table-cell>
          <table:table-cell table:style-name="ce11" office:value-type="float" office:value="16.5280055365833" calcext:value-type="float">
            <text:p><text:s/>16,5 </text:p>
          </table:table-cell>
          <table:table-cell table:style-name="ce11" office:value-type="float" office:value="6.69804521082252" calcext:value-type="float">
            <text:p><text:s/>6,7 </text:p>
          </table:table-cell>
          <table:table-cell table:style-name="ce11" office:value-type="float" office:value="5.6996323361244" calcext:value-type="float">
            <text:p><text:s/>5,7 </text:p>
          </table:table-cell>
          <table:table-cell table:style-name="ce11" office:value-type="float" office:value="11.8054004333758" calcext:value-type="float">
            <text:p><text:s/>11,8 </text:p>
          </table:table-cell>
          <table:table-cell table:style-name="ce11" office:value-type="float" office:value="9.71804939820716" calcext:value-type="float">
            <text:p><text:s/>9,7 </text:p>
          </table:table-cell>
          <table:table-cell table:style-name="ce11" office:value-type="float" office:value="9.16423649194062" calcext:value-type="float">
            <text:p><text:s/>9,2 </text:p>
          </table:table-cell>
          <table:table-cell table:style-name="ce11" office:value-type="float" office:value="12.969932209455" calcext:value-type="float">
            <text:p><text:s/>13,0 </text:p>
          </table:table-cell>
          <table:table-cell table:style-name="ce11" office:value-type="float" office:value="5.74687007293995" calcext:value-type="float">
            <text:p><text:s/>5,7 </text:p>
          </table:table-cell>
          <table:table-cell table:style-name="ce11" office:value-type="float" office:value="14.9898691947594" calcext:value-type="float">
            <text:p><text:s/>15,0 </text:p>
          </table:table-cell>
          <table:table-cell table:style-name="ce11" office:value-type="float" office:value="4.8638020000131" calcext:value-type="float">
            <text:p><text:s/>4,9 </text:p>
          </table:table-cell>
          <table:table-cell table:style-name="ce11" office:value-type="float" office:value="49.3503945306422" calcext:value-type="float">
            <text:p><text:s/>49,4 </text:p>
          </table:table-cell>
          <table:table-cell table:style-name="ce11" office:value-type="float" office:value="2.0153107265533" calcext:value-type="float">
            <text:p><text:s/>2,0 </text:p>
          </table:table-cell>
          <table:table-cell table:style-name="ce11" office:value-type="float" office:value="22.6898040651437" calcext:value-type="float">
            <text:p><text:s/>22,7 </text:p>
          </table:table-cell>
          <table:table-cell table:style-name="ce11" office:value-type="float" office:value="3.72496711583585" calcext:value-type="float">
            <text:p><text:s/>3,7 </text:p>
          </table:table-cell>
          <table:table-cell table:style-name="ce11" office:value-type="float" office:value="3.01159419962684" calcext:value-type="float">
            <text:p><text:s/>3,0 </text:p>
          </table:table-cell>
          <table:table-cell table:style-name="ce11" office:value-type="float" office:value="12.3041886420545" calcext:value-type="float">
            <text:p><text:s/>12,3 </text:p>
          </table:table-cell>
          <table:table-cell table:style-name="ce11" office:value-type="float" office:value="7.89763402090633" calcext:value-type="float">
            <text:p><text:s/>7,9 </text:p>
          </table:table-cell>
          <table:table-cell table:style-name="ce11" office:value-type="float" office:value="8.27485413007731" calcext:value-type="float">
            <text:p><text:s/>8,3 </text:p>
          </table:table-cell>
          <table:table-cell table:style-name="ce11" office:value-type="float" office:value="69.284791117018" calcext:value-type="float">
            <text:p><text:s/>69,3 </text:p>
          </table:table-cell>
          <table:table-cell table:style-name="ce11" office:value-type="float" office:value="1.49249747735518" calcext:value-type="float">
            <text:p><text:s/>1,5 </text:p>
          </table:table-cell>
          <table:table-cell table:style-name="ce11" office:value-type="float" office:value="19.805980662449" calcext:value-type="float">
            <text:p><text:s/>19,8 </text:p>
          </table:table-cell>
          <table:table-cell table:style-name="ce11" office:value-type="float" office:value="4.43915210292784" calcext:value-type="float">
            <text:p><text:s/>4,4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l</text:p>
          </table:table-cell>
          <table:table-cell table:style-name="ce10" office:value-type="float" office:value="19.530200726895" calcext:value-type="float">
            <text:p><text:s/>19,5 </text:p>
          </table:table-cell>
          <table:table-cell table:style-name="ce10" office:value-type="float" office:value="1.998090385925" calcext:value-type="float">
            <text:p><text:s/>2,0 </text:p>
          </table:table-cell>
          <table:table-cell table:style-name="ce10" office:value-type="float" office:value="16.600961237924" calcext:value-type="float">
            <text:p><text:s/>16,6 </text:p>
          </table:table-cell>
          <table:table-cell table:style-name="ce10" office:value-type="float" office:value="2.03669057799965" calcext:value-type="float">
            <text:p><text:s/>2,0 </text:p>
          </table:table-cell>
          <table:table-cell table:style-name="ce10" office:value-type="float" office:value="48.6331555387025" calcext:value-type="float">
            <text:p><text:s/>48,6 </text:p>
          </table:table-cell>
          <table:table-cell table:style-name="ce10" office:value-type="float" office:value="0.947180310716565" calcext:value-type="float">
            <text:p><text:s/>0,9 </text:p>
          </table:table-cell>
          <table:table-cell table:style-name="ce10" office:value-type="float" office:value="15.2356824964786" calcext:value-type="float">
            <text:p><text:s/>15,2 </text:p>
          </table:table-cell>
          <table:table-cell table:style-name="ce10" office:value-type="float" office:value="2.16401375836255" calcext:value-type="float">
            <text:p><text:s/>2,2 </text:p>
          </table:table-cell>
          <table:table-cell table:style-name="ce10" office:value-type="float" office:value="62.6727153124266" calcext:value-type="float">
            <text:p><text:s/>62,7 </text:p>
          </table:table-cell>
          <table:table-cell table:style-name="ce10" office:value-type="float" office:value="1.52261624920168" calcext:value-type="float">
            <text:p><text:s/>1,5 </text:p>
          </table:table-cell>
          <table:table-cell table:style-name="ce10" office:value-type="float" office:value="20.9975118902021" calcext:value-type="float">
            <text:p><text:s/>21,0 </text:p>
          </table:table-cell>
          <table:table-cell table:style-name="ce10" office:value-type="float" office:value="3.75640627544632" calcext:value-type="float">
            <text:p><text:s/>3,8 </text:p>
          </table:table-cell>
          <table:table-cell table:style-name="ce10" office:value-type="float" office:value="8.2162285751659" calcext:value-type="float">
            <text:p><text:s/>8,2 </text:p>
          </table:table-cell>
          <table:table-cell table:style-name="ce10" office:value-type="float" office:value="6.34536153828339" calcext:value-type="float">
            <text:p><text:s/>6,3 </text:p>
          </table:table-cell>
          <table:table-cell table:style-name="ce10" office:value-type="float" office:value="8.11354422220553" calcext:value-type="float">
            <text:p><text:s/>8,1 </text:p>
          </table:table-cell>
          <table:table-cell table:style-name="ce10" office:value-type="float" office:value="6.27073020532297" calcext:value-type="float">
            <text:p><text:s/>6,3 </text:p>
          </table:table-cell>
          <table:table-cell table:style-name="ce10" office:value-type="float" office:value="11.7953735542177" calcext:value-type="float">
            <text:p><text:s/>11,8 </text:p>
          </table:table-cell>
          <table:table-cell table:style-name="ce10" office:value-type="float" office:value="3.84278999814147" calcext:value-type="float">
            <text:p><text:s/>3,8 </text:p>
          </table:table-cell>
          <table:table-cell table:style-name="ce10" office:value-type="float" office:value="19.7377351815009" calcext:value-type="float">
            <text:p><text:s/>19,7 </text:p>
          </table:table-cell>
          <table:table-cell table:style-name="ce10" office:value-type="float" office:value="2.65827159516894" calcext:value-type="float">
            <text:p><text:s/>2,7 </text:p>
          </table:table-cell>
          <table:table-cell table:style-name="ce10" office:value-type="float" office:value="50.6100959403052" calcext:value-type="float">
            <text:p><text:s/>50,6 </text:p>
          </table:table-cell>
          <table:table-cell table:style-name="ce10" office:value-type="float" office:value="1.32273613144328" calcext:value-type="float">
            <text:p><text:s/>1,3 </text:p>
          </table:table-cell>
          <table:table-cell table:style-name="ce10" office:value-type="float" office:value="17.8567953239761" calcext:value-type="float">
            <text:p><text:s/>17,9 </text:p>
          </table:table-cell>
          <table:table-cell table:style-name="ce10" office:value-type="float" office:value="2.83876705495893" calcext:value-type="float">
            <text:p><text:s/>2,8 </text:p>
          </table:table-cell>
          <table:table-cell table:style-name="ce10" office:value-type="float" office:value="2.80296853099798" calcext:value-type="float">
            <text:p><text:s/>2,8 </text:p>
          </table:table-cell>
          <table:table-cell table:style-name="ce10" office:value-type="float" office:value="9.17523133230066" calcext:value-type="float">
            <text:p><text:s/>9,2 </text:p>
          </table:table-cell>
          <table:table-cell table:style-name="ce10" office:value-type="float" office:value="9.31466828728956" calcext:value-type="float">
            <text:p><text:s/>9,3 </text:p>
          </table:table-cell>
          <table:table-cell table:style-name="ce10" office:value-type="float" office:value="4.80973273373492" calcext:value-type="float">
            <text:p><text:s/>4,8 </text:p>
          </table:table-cell>
          <table:table-cell table:style-name="ce10" office:value-type="float" office:value="71.7968593926463" calcext:value-type="float">
            <text:p><text:s/>71,8 </text:p>
          </table:table-cell>
          <table:table-cell table:style-name="ce10" office:value-type="float" office:value="0.918197461432985" calcext:value-type="float">
            <text:p><text:s/>0,9 </text:p>
          </table:table-cell>
          <table:table-cell table:style-name="ce10" office:value-type="float" office:value="16.0855037890662" calcext:value-type="float">
            <text:p><text:s/>16,1 </text:p>
          </table:table-cell>
          <table:table-cell table:style-name="ce10" office:value-type="float" office:value="3.49445274696147" calcext:value-type="float">
            <text:p><text:s/>3,5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aná</text:p>
          </table:table-cell>
          <table:table-cell table:style-name="ce11" office:value-type="float" office:value="19.9300861003465" calcext:value-type="float">
            <text:p><text:s/>19,9 </text:p>
          </table:table-cell>
          <table:table-cell table:style-name="ce11" office:value-type="float" office:value="3.31582376409494" calcext:value-type="float">
            <text:p><text:s/>3,3 </text:p>
          </table:table-cell>
          <table:table-cell table:style-name="ce11" office:value-type="float" office:value="15.5671898441935" calcext:value-type="float">
            <text:p><text:s/>15,6 </text:p>
          </table:table-cell>
          <table:table-cell table:style-name="ce11" office:value-type="float" office:value="3.53865953162317" calcext:value-type="float">
            <text:p><text:s/>3,5 </text:p>
          </table:table-cell>
          <table:table-cell table:style-name="ce11" office:value-type="float" office:value="48.6037902903378" calcext:value-type="float">
            <text:p><text:s/>48,6 </text:p>
          </table:table-cell>
          <table:table-cell table:style-name="ce11" office:value-type="float" office:value="1.57570477985753" calcext:value-type="float">
            <text:p><text:s/>1,6 </text:p>
          </table:table-cell>
          <table:table-cell table:style-name="ce11" office:value-type="float" office:value="15.898933765122" calcext:value-type="float">
            <text:p><text:s/>15,9 </text:p>
          </table:table-cell>
          <table:table-cell table:style-name="ce11" office:value-type="float" office:value="3.48919713615186" calcext:value-type="float">
            <text:p><text:s/>3,5 </text:p>
          </table:table-cell>
          <table:table-cell table:style-name="ce11" office:value-type="float" office:value="60.7024689452008" calcext:value-type="float">
            <text:p><text:s/>60,7 </text:p>
          </table:table-cell>
          <table:table-cell table:style-name="ce11" office:value-type="float" office:value="2.62626524283161" calcext:value-type="float">
            <text:p><text:s/>2,6 </text:p>
          </table:table-cell>
          <table:table-cell table:style-name="ce11" office:value-type="float" office:value="21.6896803472588" calcext:value-type="float">
            <text:p><text:s/>21,7 </text:p>
          </table:table-cell>
          <table:table-cell table:style-name="ce11" office:value-type="float" office:value="5.96908806617696" calcext:value-type="float">
            <text:p><text:s/>6,0 </text:p>
          </table:table-cell>
          <table:table-cell table:style-name="ce11" office:value-type="float" office:value="8.01798243651261" calcext:value-type="float">
            <text:p><text:s/>8,0 </text:p>
          </table:table-cell>
          <table:table-cell table:style-name="ce11" office:value-type="float" office:value="11.111077710033" calcext:value-type="float">
            <text:p><text:s/>11,1 </text:p>
          </table:table-cell>
          <table:table-cell table:style-name="ce11" office:value-type="float" office:value="9.58986827102791" calcext:value-type="float">
            <text:p><text:s/>9,6 </text:p>
          </table:table-cell>
          <table:table-cell table:style-name="ce11" office:value-type="float" office:value="9.61897854298645" calcext:value-type="float">
            <text:p><text:s/>9,6 </text:p>
          </table:table-cell>
          <table:table-cell table:style-name="ce11" office:value-type="float" office:value="12.9294337063379" calcext:value-type="float">
            <text:p><text:s/>12,9 </text:p>
          </table:table-cell>
          <table:table-cell table:style-name="ce11" office:value-type="float" office:value="6.03678212797745" calcext:value-type="float">
            <text:p><text:s/>6,0 </text:p>
          </table:table-cell>
          <table:table-cell table:style-name="ce11" office:value-type="float" office:value="17.4940508292434" calcext:value-type="float">
            <text:p><text:s/>17,5 </text:p>
          </table:table-cell>
          <table:table-cell table:style-name="ce11" office:value-type="float" office:value="5.00936349085788" calcext:value-type="float">
            <text:p><text:s/>5,0 </text:p>
          </table:table-cell>
          <table:table-cell table:style-name="ce11" office:value-type="float" office:value="51.1893224336845" calcext:value-type="float">
            <text:p><text:s/>51,2 </text:p>
          </table:table-cell>
          <table:table-cell table:style-name="ce11" office:value-type="float" office:value="2.2844212710239" calcext:value-type="float">
            <text:p><text:s/>2,3 </text:p>
          </table:table-cell>
          <table:table-cell table:style-name="ce11" office:value-type="float" office:value="18.3871930307341" calcext:value-type="float">
            <text:p><text:s/>18,4 </text:p>
          </table:table-cell>
          <table:table-cell table:style-name="ce11" office:value-type="float" office:value="4.51195673930372" calcext:value-type="float">
            <text:p><text:s/>4,5 </text:p>
          </table:table-cell>
          <table:table-cell table:style-name="ce11" office:value-type="float" office:value="2.43555750333828" calcext:value-type="float">
            <text:p><text:s/>2,4 </text:p>
          </table:table-cell>
          <table:table-cell table:style-name="ce11" office:value-type="float" office:value="16.3160249712108" calcext:value-type="float">
            <text:p><text:s/>16,3 </text:p>
          </table:table-cell>
          <table:table-cell table:style-name="ce11" office:value-type="float" office:value="8.76466889012335" calcext:value-type="float">
            <text:p><text:s/>8,8 </text:p>
          </table:table-cell>
          <table:table-cell table:style-name="ce11" office:value-type="float" office:value="8.39327488195943" calcext:value-type="float">
            <text:p><text:s/>8,4 </text:p>
          </table:table-cell>
          <table:table-cell table:style-name="ce11" office:value-type="float" office:value="72.1636471413378" calcext:value-type="float">
            <text:p><text:s/>72,2 </text:p>
          </table:table-cell>
          <table:table-cell table:style-name="ce11" office:value-type="float" office:value="1.48801132392809" calcext:value-type="float">
            <text:p><text:s/>1,5 </text:p>
          </table:table-cell>
          <table:table-cell table:style-name="ce11" office:value-type="float" office:value="16.6361264652005" calcext:value-type="float">
            <text:p><text:s/>16,6 </text:p>
          </table:table-cell>
          <table:table-cell table:style-name="ce11" office:value-type="float" office:value="5.73955010147312" calcext:value-type="float">
            <text:p><text:s/>5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anta Catarina</text:p>
          </table:table-cell>
          <table:table-cell table:style-name="ce11" office:value-type="float" office:value="18.2998645536245" calcext:value-type="float">
            <text:p><text:s/>18,3 </text:p>
          </table:table-cell>
          <table:table-cell table:style-name="ce11" office:value-type="float" office:value="3.22968235597801" calcext:value-type="float">
            <text:p><text:s/>3,2 </text:p>
          </table:table-cell>
          <table:table-cell table:style-name="ce11" office:value-type="float" office:value="16.3620519271045" calcext:value-type="float">
            <text:p><text:s/>16,4 </text:p>
          </table:table-cell>
          <table:table-cell table:style-name="ce11" office:value-type="float" office:value="3.37046529159953" calcext:value-type="float">
            <text:p><text:s/>3,4 </text:p>
          </table:table-cell>
          <table:table-cell table:style-name="ce11" office:value-type="float" office:value="51.0867808955704" calcext:value-type="float">
            <text:p><text:s/>51,1 </text:p>
          </table:table-cell>
          <table:table-cell table:style-name="ce11" office:value-type="float" office:value="1.44175424008781" calcext:value-type="float">
            <text:p><text:s/>1,4 </text:p>
          </table:table-cell>
          <table:table-cell table:style-name="ce11" office:value-type="float" office:value="14.2513026237008" calcext:value-type="float">
            <text:p><text:s/>14,3 </text:p>
          </table:table-cell>
          <table:table-cell table:style-name="ce11" office:value-type="float" office:value="3.44211596083622" calcext:value-type="float">
            <text:p><text:s/>3,4 </text:p>
          </table:table-cell>
          <table:table-cell table:style-name="ce11" office:value-type="float" office:value="60.3914547641079" calcext:value-type="float">
            <text:p><text:s/>60,4 </text:p>
          </table:table-cell>
          <table:table-cell table:style-name="ce11" office:value-type="float" office:value="2.48903592100082" calcext:value-type="float">
            <text:p><text:s/>2,5 </text:p>
          </table:table-cell>
          <table:table-cell table:style-name="ce11" office:value-type="float" office:value="20.8141302153215" calcext:value-type="float">
            <text:p><text:s/>20,8 </text:p>
          </table:table-cell>
          <table:table-cell table:style-name="ce11" office:value-type="float" office:value="6.0952042918565" calcext:value-type="float">
            <text:p><text:s/>6,1 </text:p>
          </table:table-cell>
          <table:table-cell table:style-name="ce11" office:value-type="float" office:value="9.82195539549238" calcext:value-type="float">
            <text:p><text:s/>9,8 </text:p>
          </table:table-cell>
          <table:table-cell table:style-name="ce11" office:value-type="float" office:value="8.81768760856234" calcext:value-type="float">
            <text:p><text:s/>8,8 </text:p>
          </table:table-cell>
          <table:table-cell table:style-name="ce11" office:value-type="float" office:value="8.97245962507814" calcext:value-type="float">
            <text:p><text:s/>9,0 </text:p>
          </table:table-cell>
          <table:table-cell table:style-name="ce11" office:value-type="float" office:value="9.26187935822446" calcext:value-type="float">
            <text:p><text:s/>9,3 </text:p>
          </table:table-cell>
          <table:table-cell table:style-name="ce11" office:value-type="float" office:value="10.9601603408281" calcext:value-type="float">
            <text:p><text:s/>11,0 </text:p>
          </table:table-cell>
          <table:table-cell table:style-name="ce11" office:value-type="float" office:value="6.78754071138728" calcext:value-type="float">
            <text:p><text:s/>6,8 </text:p>
          </table:table-cell>
          <table:table-cell table:style-name="ce11" office:value-type="float" office:value="19.9777680316348" calcext:value-type="float">
            <text:p><text:s/>20,0 </text:p>
          </table:table-cell>
          <table:table-cell table:style-name="ce11" office:value-type="float" office:value="4.18552621465812" calcext:value-type="float">
            <text:p><text:s/>4,2 </text:p>
          </table:table-cell>
          <table:table-cell table:style-name="ce11" office:value-type="float" office:value="53.2527936024661" calcext:value-type="float">
            <text:p><text:s/>53,3 </text:p>
          </table:table-cell>
          <table:table-cell table:style-name="ce11" office:value-type="float" office:value="1.99857113584719" calcext:value-type="float">
            <text:p><text:s/>2,0 </text:p>
          </table:table-cell>
          <table:table-cell table:style-name="ce11" office:value-type="float" office:value="15.8092780250708" calcext:value-type="float">
            <text:p><text:s/>15,8 </text:p>
          </table:table-cell>
          <table:table-cell table:style-name="ce11" office:value-type="float" office:value="4.51371929816322" calcext:value-type="float">
            <text:p><text:s/>4,5 </text:p>
          </table:table-cell>
          <table:table-cell table:style-name="ce11" office:value-type="float" office:value="2.62924929439302" calcext:value-type="float">
            <text:p><text:s/>2,6 </text:p>
          </table:table-cell>
          <table:table-cell table:style-name="ce11" office:value-type="float" office:value="14.9994491261664" calcext:value-type="float">
            <text:p><text:s/>15,0 </text:p>
          </table:table-cell>
          <table:table-cell table:style-name="ce11" office:value-type="float" office:value="8.3092942688981" calcext:value-type="float">
            <text:p><text:s/>8,3 </text:p>
          </table:table-cell>
          <table:table-cell table:style-name="ce11" office:value-type="float" office:value="7.67548472886014" calcext:value-type="float">
            <text:p><text:s/>7,7 </text:p>
          </table:table-cell>
          <table:table-cell table:style-name="ce11" office:value-type="float" office:value="73.7730846794223" calcext:value-type="float">
            <text:p><text:s/>73,8 </text:p>
          </table:table-cell>
          <table:table-cell table:style-name="ce11" office:value-type="float" office:value="1.38968804679605" calcext:value-type="float">
            <text:p><text:s/>1,4 </text:p>
          </table:table-cell>
          <table:table-cell table:style-name="ce11" office:value-type="float" office:value="15.2883717572861" calcext:value-type="float">
            <text:p><text:s/>15,3 </text:p>
          </table:table-cell>
          <table:table-cell table:style-name="ce11" office:value-type="float" office:value="5.50280966070477" calcext:value-type="float">
            <text:p><text:s/>5,5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Grande do Sul</text:p>
          </table:table-cell>
          <table:table-cell table:style-name="ce11" office:value-type="float" office:value="19.8955743775333" calcext:value-type="float">
            <text:p><text:s/>19,9 </text:p>
          </table:table-cell>
          <table:table-cell table:style-name="ce11" office:value-type="float" office:value="3.47171061700567" calcext:value-type="float">
            <text:p><text:s/>3,5 </text:p>
          </table:table-cell>
          <table:table-cell table:style-name="ce11" office:value-type="float" office:value="17.8331288245665" calcext:value-type="float">
            <text:p><text:s/>17,8 </text:p>
          </table:table-cell>
          <table:table-cell table:style-name="ce11" office:value-type="float" office:value="3.39888475790212" calcext:value-type="float">
            <text:p><text:s/>3,4 </text:p>
          </table:table-cell>
          <table:table-cell table:style-name="ce11" office:value-type="float" office:value="47.1019709994069" calcext:value-type="float">
            <text:p><text:s/>47,1 </text:p>
          </table:table-cell>
          <table:table-cell table:style-name="ce11" office:value-type="float" office:value="1.73268707408693" calcext:value-type="float">
            <text:p><text:s/>1,7 </text:p>
          </table:table-cell>
          <table:table-cell table:style-name="ce11" office:value-type="float" office:value="15.169325798494" calcext:value-type="float">
            <text:p><text:s/>15,2 </text:p>
          </table:table-cell>
          <table:table-cell table:style-name="ce11" office:value-type="float" office:value="3.88641373267258" calcext:value-type="float">
            <text:p><text:s/>3,9 </text:p>
          </table:table-cell>
          <table:table-cell table:style-name="ce11" office:value-type="float" office:value="66.2988793957886" calcext:value-type="float">
            <text:p><text:s/>66,3 </text:p>
          </table:table-cell>
          <table:table-cell table:style-name="ce11" office:value-type="float" office:value="2.5226522456543" calcext:value-type="float">
            <text:p><text:s/>2,5 </text:p>
          </table:table-cell>
          <table:table-cell table:style-name="ce11" office:value-type="float" office:value="20.3444394982564" calcext:value-type="float">
            <text:p><text:s/>20,3 </text:p>
          </table:table-cell>
          <table:table-cell table:style-name="ce11" office:value-type="float" office:value="6.90112561108814" calcext:value-type="float">
            <text:p><text:s/>6,9 </text:p>
          </table:table-cell>
          <table:table-cell table:style-name="ce11" office:value-type="float" office:value="7.42411905960642" calcext:value-type="float">
            <text:p><text:s/>7,4 </text:p>
          </table:table-cell>
          <table:table-cell table:style-name="ce11" office:value-type="float" office:value="11.7522938867472" calcext:value-type="float">
            <text:p><text:s/>11,8 </text:p>
          </table:table-cell>
          <table:table-cell table:style-name="ce11" office:value-type="float" office:value="5.93256204634873" calcext:value-type="float">
            <text:p><text:s/>5,9 </text:p>
          </table:table-cell>
          <table:table-cell table:style-name="ce11" office:value-type="float" office:value="13.1729441763731" calcext:value-type="float">
            <text:p><text:s/>13,2 </text:p>
          </table:table-cell>
          <table:table-cell table:style-name="ce11" office:value-type="float" office:value="11.1746209448725" calcext:value-type="float">
            <text:p><text:s/>11,2 </text:p>
          </table:table-cell>
          <table:table-cell table:style-name="ce11" office:value-type="float" office:value="6.88343728381842" calcext:value-type="float">
            <text:p><text:s/>6,9 </text:p>
          </table:table-cell>
          <table:table-cell table:style-name="ce11" office:value-type="float" office:value="21.8761301302074" calcext:value-type="float">
            <text:p><text:s/>21,9 </text:p>
          </table:table-cell>
          <table:table-cell table:style-name="ce11" office:value-type="float" office:value="4.25019218032956" calcext:value-type="float">
            <text:p><text:s/>4,3 </text:p>
          </table:table-cell>
          <table:table-cell table:style-name="ce11" office:value-type="float" office:value="48.3149417740295" calcext:value-type="float">
            <text:p><text:s/>48,3 </text:p>
          </table:table-cell>
          <table:table-cell table:style-name="ce11" office:value-type="float" office:value="2.34524169486341" calcext:value-type="float">
            <text:p><text:s/>2,3 </text:p>
          </table:table-cell>
          <table:table-cell table:style-name="ce11" office:value-type="float" office:value="18.6343071508907" calcext:value-type="float">
            <text:p><text:s/>18,6 </text:p>
          </table:table-cell>
          <table:table-cell table:style-name="ce11" office:value-type="float" office:value="5.0781096856242" calcext:value-type="float">
            <text:p><text:s/>5,1 </text:p>
          </table:table-cell>
          <table:table-cell table:style-name="ce11" office:value-type="float" office:value="3.2929380625302" calcext:value-type="float">
            <text:p><text:s/>3,3 </text:p>
          </table:table-cell>
          <table:table-cell table:style-name="ce11" office:value-type="float" office:value="14.8080024689057" calcext:value-type="float">
            <text:p><text:s/>14,8 </text:p>
          </table:table-cell>
          <table:table-cell table:style-name="ce11" office:value-type="float" office:value="10.5170330703256" calcext:value-type="float">
            <text:p><text:s/>10,5 </text:p>
          </table:table-cell>
          <table:table-cell table:style-name="ce11" office:value-type="float" office:value="7.88628714277502" calcext:value-type="float">
            <text:p><text:s/>7,9 </text:p>
          </table:table-cell>
          <table:table-cell table:style-name="ce11" office:value-type="float" office:value="70.1735371400919" calcext:value-type="float">
            <text:p><text:s/>70,2 </text:p>
          </table:table-cell>
          <table:table-cell table:style-name="ce11" office:value-type="float" office:value="1.70565113031498" calcext:value-type="float">
            <text:p><text:s/>1,7 </text:p>
          </table:table-cell>
          <table:table-cell table:style-name="ce11" office:value-type="float" office:value="16.0164917270525" calcext:value-type="float">
            <text:p><text:s/>16,0 </text:p>
          </table:table-cell>
          <table:table-cell table:style-name="ce11" office:value-type="float" office:value="6.19797838136318" calcext:value-type="float">
            <text:p><text:s/>6,2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entro-Oeste</text:p>
          </table:table-cell>
          <table:table-cell table:style-name="ce10" office:value-type="float" office:value="21.6412914156669" calcext:value-type="float">
            <text:p><text:s/>21,6 </text:p>
          </table:table-cell>
          <table:table-cell table:style-name="ce10" office:value-type="float" office:value="2.37010237209178" calcext:value-type="float">
            <text:p><text:s/>2,4 </text:p>
          </table:table-cell>
          <table:table-cell table:style-name="ce10" office:value-type="float" office:value="15.2186754638203" calcext:value-type="float">
            <text:p><text:s/>15,2 </text:p>
          </table:table-cell>
          <table:table-cell table:style-name="ce10" office:value-type="float" office:value="2.84320516644749" calcext:value-type="float">
            <text:p><text:s/>2,8 </text:p>
          </table:table-cell>
          <table:table-cell table:style-name="ce10" office:value-type="float" office:value="44.6795242816512" calcext:value-type="float">
            <text:p><text:s/>44,7 </text:p>
          </table:table-cell>
          <table:table-cell table:style-name="ce10" office:value-type="float" office:value="1.28225752859006" calcext:value-type="float">
            <text:p><text:s/>1,3 </text:p>
          </table:table-cell>
          <table:table-cell table:style-name="ce10" office:value-type="float" office:value="18.4605088388617" calcext:value-type="float">
            <text:p><text:s/>18,5 </text:p>
          </table:table-cell>
          <table:table-cell table:style-name="ce10" office:value-type="float" office:value="2.32495098417656" calcext:value-type="float">
            <text:p><text:s/>2,3 </text:p>
          </table:table-cell>
          <table:table-cell table:style-name="ce10" office:value-type="float" office:value="64.7477754083776" calcext:value-type="float">
            <text:p><text:s/>64,7 </text:p>
          </table:table-cell>
          <table:table-cell table:style-name="ce10" office:value-type="float" office:value="1.75747671458694" calcext:value-type="float">
            <text:p><text:s/>1,8 </text:p>
          </table:table-cell>
          <table:table-cell table:style-name="ce10" office:value-type="float" office:value="19.254502203787" calcext:value-type="float">
            <text:p><text:s/>19,3 </text:p>
          </table:table-cell>
          <table:table-cell table:style-name="ce10" office:value-type="float" office:value="4.8601916670802" calcext:value-type="float">
            <text:p><text:s/>4,9 </text:p>
          </table:table-cell>
          <table:table-cell table:style-name="ce10" office:value-type="float" office:value="6.60805493883391" calcext:value-type="float">
            <text:p><text:s/>6,6 </text:p>
          </table:table-cell>
          <table:table-cell table:style-name="ce10" office:value-type="float" office:value="8.43216433557599" calcext:value-type="float">
            <text:p><text:s/>8,4 </text:p>
          </table:table-cell>
          <table:table-cell table:style-name="ce10" office:value-type="float" office:value="9.3896674490014" calcext:value-type="float">
            <text:p><text:s/>9,4 </text:p>
          </table:table-cell>
          <table:table-cell table:style-name="ce10" office:value-type="float" office:value="6.91922659767416" calcext:value-type="float">
            <text:p><text:s/>6,9 </text:p>
          </table:table-cell>
          <table:table-cell table:style-name="ce10" office:value-type="float" office:value="15.2401163911782" calcext:value-type="float">
            <text:p><text:s/>15,2 </text:p>
          </table:table-cell>
          <table:table-cell table:style-name="ce10" office:value-type="float" office:value="4.19763572390741" calcext:value-type="float">
            <text:p><text:s/>4,2 </text:p>
          </table:table-cell>
          <table:table-cell table:style-name="ce10" office:value-type="float" office:value="18.0496658345878" calcext:value-type="float">
            <text:p><text:s/>18,0 </text:p>
          </table:table-cell>
          <table:table-cell table:style-name="ce10" office:value-type="float" office:value="3.67908816979659" calcext:value-type="float">
            <text:p><text:s/>3,7 </text:p>
          </table:table-cell>
          <table:table-cell table:style-name="ce10" office:value-type="float" office:value="45.3322702102207" calcext:value-type="float">
            <text:p><text:s/>45,3 </text:p>
          </table:table-cell>
          <table:table-cell table:style-name="ce10" office:value-type="float" office:value="1.75520680714311" calcext:value-type="float">
            <text:p><text:s/>1,8 </text:p>
          </table:table-cell>
          <table:table-cell table:style-name="ce10" office:value-type="float" office:value="21.3779475640134" calcext:value-type="float">
            <text:p><text:s/>21,4 </text:p>
          </table:table-cell>
          <table:table-cell table:style-name="ce10" office:value-type="float" office:value="3.0616715823608" calcext:value-type="float">
            <text:p><text:s/>3,1 </text:p>
          </table:table-cell>
          <table:table-cell table:style-name="ce10" office:value-type="float" office:value="3.48069763389431" calcext:value-type="float">
            <text:p><text:s/>3,5 </text:p>
          </table:table-cell>
          <table:table-cell table:style-name="ce10" office:value-type="float" office:value="9.38885615449473" calcext:value-type="float">
            <text:p><text:s/>9,4 </text:p>
          </table:table-cell>
          <table:table-cell table:style-name="ce10" office:value-type="float" office:value="8.59143640314664" calcext:value-type="float">
            <text:p><text:s/>8,6 </text:p>
          </table:table-cell>
          <table:table-cell table:style-name="ce10" office:value-type="float" office:value="6.23991223543688" calcext:value-type="float">
            <text:p><text:s/>6,2 </text:p>
          </table:table-cell>
          <table:table-cell table:style-name="ce10" office:value-type="float" office:value="67.9014922806393" calcext:value-type="float">
            <text:p><text:s/>67,9 </text:p>
          </table:table-cell>
          <table:table-cell table:style-name="ce10" office:value-type="float" office:value="1.26010851750539" calcext:value-type="float">
            <text:p><text:s/>1,3 </text:p>
          </table:table-cell>
          <table:table-cell table:style-name="ce10" office:value-type="float" office:value="20.0263736823197" calcext:value-type="float">
            <text:p><text:s/>20,0 </text:p>
          </table:table-cell>
          <table:table-cell table:style-name="ce10" office:value-type="float" office:value="3.56735924359528" calcext:value-type="float">
            <text:p><text:s/>3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to Grosso do Sul</text:p>
          </table:table-cell>
          <table:table-cell table:style-name="ce11" office:value-type="float" office:value="22.7107600387303" calcext:value-type="float">
            <text:p><text:s/>22,7 </text:p>
          </table:table-cell>
          <table:table-cell table:style-name="ce11" office:value-type="float" office:value="4.43297020201258" calcext:value-type="float">
            <text:p><text:s/>4,4 </text:p>
          </table:table-cell>
          <table:table-cell table:style-name="ce11" office:value-type="float" office:value="14.3999871403385" calcext:value-type="float">
            <text:p><text:s/>14,4 </text:p>
          </table:table-cell>
          <table:table-cell table:style-name="ce11" office:value-type="float" office:value="5.39719625043582" calcext:value-type="float">
            <text:p><text:s/>5,4 </text:p>
          </table:table-cell>
          <table:table-cell table:style-name="ce11" office:value-type="float" office:value="45.8492916707821" calcext:value-type="float">
            <text:p><text:s/>45,8 </text:p>
          </table:table-cell>
          <table:table-cell table:style-name="ce11" office:value-type="float" office:value="2.41552389567599" calcext:value-type="float">
            <text:p><text:s/>2,4 </text:p>
          </table:table-cell>
          <table:table-cell table:style-name="ce11" office:value-type="float" office:value="17.039961150149" calcext:value-type="float">
            <text:p><text:s/>17,0 </text:p>
          </table:table-cell>
          <table:table-cell table:style-name="ce11" office:value-type="float" office:value="4.36709508618815" calcext:value-type="float">
            <text:p><text:s/>4,4 </text:p>
          </table:table-cell>
          <table:table-cell table:style-name="ce11" office:value-type="float" office:value="64.5448348136305" calcext:value-type="float">
            <text:p><text:s/>64,5 </text:p>
          </table:table-cell>
          <table:table-cell table:style-name="ce11" office:value-type="float" office:value="3.39684311087565" calcext:value-type="float">
            <text:p><text:s/>3,4 </text:p>
          </table:table-cell>
          <table:table-cell table:style-name="ce11" office:value-type="float" office:value="17.9720326324213" calcext:value-type="float">
            <text:p><text:s/>18,0 </text:p>
          </table:table-cell>
          <table:table-cell table:style-name="ce11" office:value-type="float" office:value="9.95705993169404" calcext:value-type="float">
            <text:p><text:s/>10,0 </text:p>
          </table:table-cell>
          <table:table-cell table:style-name="ce11" office:value-type="float" office:value="7.86693942151056" calcext:value-type="float">
            <text:p><text:s/>7,9 </text:p>
          </table:table-cell>
          <table:table-cell table:style-name="ce11" office:value-type="float" office:value="15.632285872368" calcext:value-type="float">
            <text:p><text:s/>15,6 </text:p>
          </table:table-cell>
          <table:table-cell table:style-name="ce11" office:value-type="float" office:value="9.61619313243757" calcext:value-type="float">
            <text:p><text:s/>9,6 </text:p>
          </table:table-cell>
          <table:table-cell table:style-name="ce11" office:value-type="float" office:value="14.41672609486" calcext:value-type="float">
            <text:p><text:s/>14,4 </text:p>
          </table:table-cell>
          <table:table-cell table:style-name="ce11" office:value-type="float" office:value="16.4059106971147" calcext:value-type="float">
            <text:p><text:s/>16,4 </text:p>
          </table:table-cell>
          <table:table-cell table:style-name="ce11" office:value-type="float" office:value="8.10983033507053" calcext:value-type="float">
            <text:p><text:s/>8,1 </text:p>
          </table:table-cell>
          <table:table-cell table:style-name="ce11" office:value-type="float" office:value="17.3256170921321" calcext:value-type="float">
            <text:p><text:s/>17,3 </text:p>
          </table:table-cell>
          <table:table-cell table:style-name="ce11" office:value-type="float" office:value="7.12480525642885" calcext:value-type="float">
            <text:p><text:s/>7,1 </text:p>
          </table:table-cell>
          <table:table-cell table:style-name="ce11" office:value-type="float" office:value="45.7080821355025" calcext:value-type="float">
            <text:p><text:s/>45,7 </text:p>
          </table:table-cell>
          <table:table-cell table:style-name="ce11" office:value-type="float" office:value="3.27733488760475" calcext:value-type="float">
            <text:p><text:s/>3,3 </text:p>
          </table:table-cell>
          <table:table-cell table:style-name="ce11" office:value-type="float" office:value="20.5603900752507" calcext:value-type="float">
            <text:p><text:s/>20,6 </text:p>
          </table:table-cell>
          <table:table-cell table:style-name="ce11" office:value-type="float" office:value="5.78381924776428" calcext:value-type="float">
            <text:p><text:s/>5,8 </text:p>
          </table:table-cell>
          <table:table-cell table:style-name="ce11" office:value-type="float" office:value="4.18619891304454" calcext:value-type="float">
            <text:p><text:s/>4,2 </text:p>
          </table:table-cell>
          <table:table-cell table:style-name="ce11" office:value-type="float" office:value="16.6287796818141" calcext:value-type="float">
            <text:p><text:s/>16,6 </text:p>
          </table:table-cell>
          <table:table-cell table:style-name="ce11" office:value-type="float" office:value="8.06423448360527" calcext:value-type="float">
            <text:p><text:s/>8,1 </text:p>
          </table:table-cell>
          <table:table-cell table:style-name="ce11" office:value-type="float" office:value="12.9807582113316" calcext:value-type="float">
            <text:p><text:s/>13,0 </text:p>
          </table:table-cell>
          <table:table-cell table:style-name="ce11" office:value-type="float" office:value="70.7182583937763" calcext:value-type="float">
            <text:p><text:s/>70,7 </text:p>
          </table:table-cell>
          <table:table-cell table:style-name="ce11" office:value-type="float" office:value="2.25854120634264" calcext:value-type="float">
            <text:p><text:s/>2,3 </text:p>
          </table:table-cell>
          <table:table-cell table:style-name="ce11" office:value-type="float" office:value="17.0313082095737" calcext:value-type="float">
            <text:p><text:s/>17,0 </text:p>
          </table:table-cell>
          <table:table-cell table:style-name="ce11" office:value-type="float" office:value="8.10122417612042" calcext:value-type="float">
            <text:p><text:s/>8,1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to Grosso</text:p>
          </table:table-cell>
          <table:table-cell table:style-name="ce11" office:value-type="float" office:value="21.8545012135808" calcext:value-type="float">
            <text:p><text:s/>21,9 </text:p>
          </table:table-cell>
          <table:table-cell table:style-name="ce11" office:value-type="float" office:value="3.99257238280395" calcext:value-type="float">
            <text:p><text:s/>4,0 </text:p>
          </table:table-cell>
          <table:table-cell table:style-name="ce11" office:value-type="float" office:value="16.5250982644792" calcext:value-type="float">
            <text:p><text:s/>16,5 </text:p>
          </table:table-cell>
          <table:table-cell table:style-name="ce11" office:value-type="float" office:value="5.09904087103216" calcext:value-type="float">
            <text:p><text:s/>5,1 </text:p>
          </table:table-cell>
          <table:table-cell table:style-name="ce11" office:value-type="float" office:value="43.632216143248" calcext:value-type="float">
            <text:p><text:s/>43,6 </text:p>
          </table:table-cell>
          <table:table-cell table:style-name="ce11" office:value-type="float" office:value="2.12268960637176" calcext:value-type="float">
            <text:p><text:s/>2,1 </text:p>
          </table:table-cell>
          <table:table-cell table:style-name="ce11" office:value-type="float" office:value="17.9881843786923" calcext:value-type="float">
            <text:p><text:s/>18,0 </text:p>
          </table:table-cell>
          <table:table-cell table:style-name="ce11" office:value-type="float" office:value="4.67415403717751" calcext:value-type="float">
            <text:p><text:s/>4,7 </text:p>
          </table:table-cell>
          <table:table-cell table:style-name="ce11" office:value-type="float" office:value="60.7559291314159" calcext:value-type="float">
            <text:p><text:s/>60,8 </text:p>
          </table:table-cell>
          <table:table-cell table:style-name="ce11" office:value-type="float" office:value="3.49773981665928" calcext:value-type="float">
            <text:p><text:s/>3,5 </text:p>
          </table:table-cell>
          <table:table-cell table:style-name="ce11" office:value-type="float" office:value="23.7532978063144" calcext:value-type="float">
            <text:p><text:s/>23,8 </text:p>
          </table:table-cell>
          <table:table-cell table:style-name="ce11" office:value-type="float" office:value="7.30667677991916" calcext:value-type="float">
            <text:p><text:s/>7,3 </text:p>
          </table:table-cell>
          <table:table-cell table:style-name="ce11" office:value-type="float" office:value="7.10623492506525" calcext:value-type="float">
            <text:p><text:s/>7,1 </text:p>
          </table:table-cell>
          <table:table-cell table:style-name="ce11" office:value-type="float" office:value="14.7056276660483" calcext:value-type="float">
            <text:p><text:s/>14,7 </text:p>
          </table:table-cell>
          <table:table-cell table:style-name="ce11" office:value-type="float" office:value="8.38453813720437" calcext:value-type="float">
            <text:p><text:s/>8,4 </text:p>
          </table:table-cell>
          <table:table-cell table:style-name="ce11" office:value-type="float" office:value="13.8665916212041" calcext:value-type="float">
            <text:p><text:s/>13,9 </text:p>
          </table:table-cell>
          <table:table-cell table:style-name="ce11" office:value-type="float" office:value="15.3354961204184" calcext:value-type="float">
            <text:p><text:s/>15,3 </text:p>
          </table:table-cell>
          <table:table-cell table:style-name="ce11" office:value-type="float" office:value="7.30457469496785" calcext:value-type="float">
            <text:p><text:s/>7,3 </text:p>
          </table:table-cell>
          <table:table-cell table:style-name="ce11" office:value-type="float" office:value="18.0680194015986" calcext:value-type="float">
            <text:p><text:s/>18,1 </text:p>
          </table:table-cell>
          <table:table-cell table:style-name="ce11" office:value-type="float" office:value="7.05260745333982" calcext:value-type="float">
            <text:p><text:s/>7,1 </text:p>
          </table:table-cell>
          <table:table-cell table:style-name="ce11" office:value-type="float" office:value="45.8328277655176" calcext:value-type="float">
            <text:p><text:s/>45,8 </text:p>
          </table:table-cell>
          <table:table-cell table:style-name="ce11" office:value-type="float" office:value="3.05055904220918" calcext:value-type="float">
            <text:p><text:s/>3,1 </text:p>
          </table:table-cell>
          <table:table-cell table:style-name="ce11" office:value-type="float" office:value="20.7636567124657" calcext:value-type="float">
            <text:p><text:s/>20,8 </text:p>
          </table:table-cell>
          <table:table-cell table:style-name="ce11" office:value-type="float" office:value="6.19008219387723" calcext:value-type="float">
            <text:p><text:s/>6,2 </text:p>
          </table:table-cell>
          <table:table-cell table:style-name="ce11" office:value-type="float" office:value="4.4697017706913" calcext:value-type="float">
            <text:p><text:s/>4,5 </text:p>
          </table:table-cell>
          <table:table-cell table:style-name="ce11" office:value-type="float" office:value="17.9782058077942" calcext:value-type="float">
            <text:p><text:s/>18,0 </text:p>
          </table:table-cell>
          <table:table-cell table:style-name="ce11" office:value-type="float" office:value="9.10722731679362" calcext:value-type="float">
            <text:p><text:s/>9,1 </text:p>
          </table:table-cell>
          <table:table-cell table:style-name="ce11" office:value-type="float" office:value="12.0605927304089" calcext:value-type="float">
            <text:p><text:s/>12,1 </text:p>
          </table:table-cell>
          <table:table-cell table:style-name="ce11" office:value-type="float" office:value="65.9161027265659" calcext:value-type="float">
            <text:p><text:s/>65,9 </text:p>
          </table:table-cell>
          <table:table-cell table:style-name="ce11" office:value-type="float" office:value="2.3973419585712" calcext:value-type="float">
            <text:p><text:s/>2,4 </text:p>
          </table:table-cell>
          <table:table-cell table:style-name="ce11" office:value-type="float" office:value="20.5069681859491" calcext:value-type="float">
            <text:p><text:s/>20,5 </text:p>
          </table:table-cell>
          <table:table-cell table:style-name="ce11" office:value-type="float" office:value="6.66292335763627" calcext:value-type="float">
            <text:p><text:s/>6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Goiás</text:p>
          </table:table-cell>
          <table:table-cell table:style-name="ce11" office:value-type="float" office:value="19.6365065079799" calcext:value-type="float">
            <text:p><text:s/>19,6 </text:p>
          </table:table-cell>
          <table:table-cell table:style-name="ce11" office:value-type="float" office:value="4.38280130271273" calcext:value-type="float">
            <text:p><text:s/>4,4 </text:p>
          </table:table-cell>
          <table:table-cell table:style-name="ce11" office:value-type="float" office:value="14.4347048758295" calcext:value-type="float">
            <text:p><text:s/>14,4 </text:p>
          </table:table-cell>
          <table:table-cell table:style-name="ce11" office:value-type="float" office:value="5.19707053936927" calcext:value-type="float">
            <text:p><text:s/>5,2 </text:p>
          </table:table-cell>
          <table:table-cell table:style-name="ce11" office:value-type="float" office:value="46.3877759995672" calcext:value-type="float">
            <text:p><text:s/>46,4 </text:p>
          </table:table-cell>
          <table:table-cell table:style-name="ce11" office:value-type="float" office:value="2.15463613647162" calcext:value-type="float">
            <text:p><text:s/>2,2 </text:p>
          </table:table-cell>
          <table:table-cell table:style-name="ce11" office:value-type="float" office:value="19.5410126166233" calcext:value-type="float">
            <text:p><text:s/>19,5 </text:p>
          </table:table-cell>
          <table:table-cell table:style-name="ce11" office:value-type="float" office:value="3.85297334606513" calcext:value-type="float">
            <text:p><text:s/>3,9 </text:p>
          </table:table-cell>
          <table:table-cell table:style-name="ce11" office:value-type="float" office:value="62.5824857221865" calcext:value-type="float">
            <text:p><text:s/>62,6 </text:p>
          </table:table-cell>
          <table:table-cell table:style-name="ce11" office:value-type="float" office:value="3.19322114806461" calcext:value-type="float">
            <text:p><text:s/>3,2 </text:p>
          </table:table-cell>
          <table:table-cell table:style-name="ce11" office:value-type="float" office:value="20.1400267588028" calcext:value-type="float">
            <text:p><text:s/>20,1 </text:p>
          </table:table-cell>
          <table:table-cell table:style-name="ce11" office:value-type="float" office:value="8.54021444594549" calcext:value-type="float">
            <text:p><text:s/>8,5 </text:p>
          </table:table-cell>
          <table:table-cell table:style-name="ce11" office:value-type="float" office:value="6.45454699830053" calcext:value-type="float">
            <text:p><text:s/>6,5 </text:p>
          </table:table-cell>
          <table:table-cell table:style-name="ce11" office:value-type="float" office:value="14.6970314484488" calcext:value-type="float">
            <text:p><text:s/>14,7 </text:p>
          </table:table-cell>
          <table:table-cell table:style-name="ce11" office:value-type="float" office:value="10.8229405207102" calcext:value-type="float">
            <text:p><text:s/>10,8 </text:p>
          </table:table-cell>
          <table:table-cell table:style-name="ce11" office:value-type="float" office:value="10.7910704243155" calcext:value-type="float">
            <text:p><text:s/>10,8 </text:p>
          </table:table-cell>
          <table:table-cell table:style-name="ce11" office:value-type="float" office:value="12.5982655799629" calcext:value-type="float">
            <text:p><text:s/>12,6 </text:p>
          </table:table-cell>
          <table:table-cell table:style-name="ce11" office:value-type="float" office:value="8.33299606699546" calcext:value-type="float">
            <text:p><text:s/>8,3 </text:p>
          </table:table-cell>
          <table:table-cell table:style-name="ce11" office:value-type="float" office:value="17.5666646863969" calcext:value-type="float">
            <text:p><text:s/>17,6 </text:p>
          </table:table-cell>
          <table:table-cell table:style-name="ce11" office:value-type="float" office:value="6.20940443012155" calcext:value-type="float">
            <text:p><text:s/>6,2 </text:p>
          </table:table-cell>
          <table:table-cell table:style-name="ce11" office:value-type="float" office:value="47.5105792557018" calcext:value-type="float">
            <text:p><text:s/>47,5 </text:p>
          </table:table-cell>
          <table:table-cell table:style-name="ce11" office:value-type="float" office:value="2.83066315307935" calcext:value-type="float">
            <text:p><text:s/>2,8 </text:p>
          </table:table-cell>
          <table:table-cell table:style-name="ce11" office:value-type="float" office:value="22.3244904779385" calcext:value-type="float">
            <text:p><text:s/>22,3 </text:p>
          </table:table-cell>
          <table:table-cell table:style-name="ce11" office:value-type="float" office:value="5.08626063131361" calcext:value-type="float">
            <text:p><text:s/>5,1 </text:p>
          </table:table-cell>
          <table:table-cell table:style-name="ce11" office:value-type="float" office:value="2.94852175965678" calcext:value-type="float">
            <text:p><text:s/>2,9 </text:p>
          </table:table-cell>
          <table:table-cell table:style-name="ce11" office:value-type="float" office:value="16.8626071457069" calcext:value-type="float">
            <text:p><text:s/>16,9 </text:p>
          </table:table-cell>
          <table:table-cell table:style-name="ce11" office:value-type="float" office:value="6.48864311204048" calcext:value-type="float">
            <text:p><text:s/>6,5 </text:p>
          </table:table-cell>
          <table:table-cell table:style-name="ce11" office:value-type="float" office:value="12.6489427909832" calcext:value-type="float">
            <text:p><text:s/>12,6 </text:p>
          </table:table-cell>
          <table:table-cell table:style-name="ce11" office:value-type="float" office:value="69.542500139927" calcext:value-type="float">
            <text:p><text:s/>69,5 </text:p>
          </table:table-cell>
          <table:table-cell table:style-name="ce11" office:value-type="float" office:value="2.03029974953881" calcext:value-type="float">
            <text:p><text:s/>2,0 </text:p>
          </table:table-cell>
          <table:table-cell table:style-name="ce11" office:value-type="float" office:value="21.0203349883758" calcext:value-type="float">
            <text:p><text:s/>21,0 </text:p>
          </table:table-cell>
          <table:table-cell table:style-name="ce11" office:value-type="float" office:value="5.80469553652378" calcext:value-type="float">
            <text:p><text:s/>5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Distrito Federal</text:p>
          </table:table-cell>
          <table:table-cell table:style-name="ce11" office:value-type="float" office:value="24.9868531981471" calcext:value-type="float">
            <text:p><text:s/>25,0 </text:p>
          </table:table-cell>
          <table:table-cell table:style-name="ce11" office:value-type="float" office:value="5.19210905229025" calcext:value-type="float">
            <text:p><text:s/>5,2 </text:p>
          </table:table-cell>
          <table:table-cell table:style-name="ce11" office:value-type="float" office:value="16.2244121756421" calcext:value-type="float">
            <text:p><text:s/>16,2 </text:p>
          </table:table-cell>
          <table:table-cell table:style-name="ce11" office:value-type="float" office:value="5.93834491796917" calcext:value-type="float">
            <text:p><text:s/>5,9 </text:p>
          </table:table-cell>
          <table:table-cell table:style-name="ce11" office:value-type="float" office:value="41.014951568491" calcext:value-type="float">
            <text:p><text:s/>41,0 </text:p>
          </table:table-cell>
          <table:table-cell table:style-name="ce11" office:value-type="float" office:value="3.37572538469665" calcext:value-type="float">
            <text:p><text:s/>3,4 </text:p>
          </table:table-cell>
          <table:table-cell table:style-name="ce11" office:value-type="float" office:value="17.7737830577204" calcext:value-type="float">
            <text:p><text:s/>17,8 </text:p>
          </table:table-cell>
          <table:table-cell table:style-name="ce11" office:value-type="float" office:value="5.18862894256123" calcext:value-type="float">
            <text:p><text:s/>5,2 </text:p>
          </table:table-cell>
          <table:table-cell table:style-name="ce11" office:value-type="float" office:value="75.1446163403486" calcext:value-type="float">
            <text:p><text:s/>75,1 </text:p>
          </table:table-cell>
          <table:table-cell table:style-name="ce11" office:value-type="float" office:value="3.31637752530244" calcext:value-type="float">
            <text:p><text:s/>3,3 </text:p>
          </table:table-cell>
          <table:table-cell table:style-name="ce11" office:value-type="float" office:value="12.6968962972587" calcext:value-type="float">
            <text:p><text:s/>12,7 </text:p>
          </table:table-cell>
          <table:table-cell table:style-name="ce11" office:value-type="float" office:value="12.9840371677611" calcext:value-type="float">
            <text:p><text:s/>13,0 </text:p>
          </table:table-cell>
          <table:table-cell table:style-name="ce11" office:value-type="float" office:value="5.14479563353921" calcext:value-type="float">
            <text:p><text:s/>5,1 </text:p>
          </table:table-cell>
          <table:table-cell table:style-name="ce11" office:value-type="float" office:value="23.8405604621653" calcext:value-type="float">
            <text:p><text:s/>23,8 </text:p>
          </table:table-cell>
          <table:table-cell table:style-name="ce11" office:value-type="float" office:value="7.01369172885349" calcext:value-type="float">
            <text:p><text:s/>7,0 </text:p>
          </table:table-cell>
          <table:table-cell table:style-name="ce11" office:value-type="float" office:value="17.596730164538" calcext:value-type="float">
            <text:p><text:s/>17,6 </text:p>
          </table:table-cell>
          <table:table-cell table:style-name="ce11" office:value-type="float" office:value="19.9319398127354" calcext:value-type="float">
            <text:p><text:s/>19,9 </text:p>
          </table:table-cell>
          <table:table-cell table:style-name="ce11" office:value-type="float" office:value="7.9291792268154" calcext:value-type="float">
            <text:p><text:s/>7,9 </text:p>
          </table:table-cell>
          <table:table-cell table:style-name="ce11" office:value-type="float" office:value="19.6619949591819" calcext:value-type="float">
            <text:p><text:s/>19,7 </text:p>
          </table:table-cell>
          <table:table-cell table:style-name="ce11" office:value-type="float" office:value="8.47871120521393" calcext:value-type="float">
            <text:p><text:s/>8,5 </text:p>
          </table:table-cell>
          <table:table-cell table:style-name="ce11" office:value-type="float" office:value="39.7543443670817" calcext:value-type="float">
            <text:p><text:s/>39,8 </text:p>
          </table:table-cell>
          <table:table-cell table:style-name="ce11" office:value-type="float" office:value="4.92018802182184" calcext:value-type="float">
            <text:p><text:s/>4,9 </text:p>
          </table:table-cell>
          <table:table-cell table:style-name="ce11" office:value-type="float" office:value="20.651720861001" calcext:value-type="float">
            <text:p><text:s/>20,7 </text:p>
          </table:table-cell>
          <table:table-cell table:style-name="ce11" office:value-type="float" office:value="6.87503985126103" calcext:value-type="float">
            <text:p><text:s/>6,9 </text:p>
          </table:table-cell>
          <table:table-cell table:style-name="ce11" office:value-type="float" office:value="3.03619580846217" calcext:value-type="float">
            <text:p><text:s/>3,0 </text:p>
          </table:table-cell>
          <table:table-cell table:style-name="ce11" office:value-type="float" office:value="23.6964128173339" calcext:value-type="float">
            <text:p><text:s/>23,7 </text:p>
          </table:table-cell>
          <table:table-cell table:style-name="ce11" office:value-type="float" office:value="13.2520509814341" calcext:value-type="float">
            <text:p><text:s/>13,3 </text:p>
          </table:table-cell>
          <table:table-cell table:style-name="ce11" office:value-type="float" office:value="10.9725111514864" calcext:value-type="float">
            <text:p><text:s/>11,0 </text:p>
          </table:table-cell>
          <table:table-cell table:style-name="ce11" office:value-type="float" office:value="63.8570388417787" calcext:value-type="float">
            <text:p><text:s/>63,9 </text:p>
          </table:table-cell>
          <table:table-cell table:style-name="ce11" office:value-type="float" office:value="3.42092129719603" calcext:value-type="float">
            <text:p><text:s/>3,4 </text:p>
          </table:table-cell>
          <table:table-cell table:style-name="ce11" office:value-type="float" office:value="19.854714368325" calcext:value-type="float">
            <text:p><text:s/>19,9 </text:p>
          </table:table-cell>
          <table:table-cell table:style-name="ce11" office:value-type="float" office:value="8.04755432839894" calcext:value-type="float">
            <text:p><text:s/>8,0 </text:p>
          </table:table-cell>
          <table:table-cell table:number-columns-repeated="991"/>
        </table:table-row>
        <table:table-row table:style-name="ro2">
          <table:table-cell table:style-name="ce5" table:number-columns-repeated="33"/>
          <table:table-cell table:number-columns-repeated="991"/>
        </table:table-row>
        <table:table-row table:style-name="ro2">
          <table:table-cell table:style-name="ce6" office:value-type="string" calcext:value-type="string">
            <text:p>Fonte: IBGE. Pesquisa Nacional por Amostra de Domicílios Contínua, 2013, consolidado de primeiras entrevistas.</text:p>
          </table:table-cell>
          <table:table-cell table:style-name="ce6" table:number-columns-repeated="32"/>
          <table:table-cell table:number-columns-repeated="99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2" table:style-name="ta6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224" table:default-cell-style-name="ce7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Tabela 1.16 - Distribuição percentual de jovens de 15 a 29 anos de idade, por tipo de atividade na semana de referência e grupos de idade, com indicação do coeficiente de variação, segundo as Grandes Regiões e as Unidades da Federação - 2012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" table:number-rows-spanned="5">
            <text:p>Grandes Regiões e Unidades da Federação</text:p>
          </table:table-cell>
          <table:table-cell table:style-name="ce8" office:value-type="string" calcext:value-type="string" table:number-columns-spanned="32" table:number-rows-spanned="1">
            <text:p>Jovens de 15 a 29 anos de idade (%) </text:p>
          </table:table-cell>
          <table:covered-table-cell table:number-columns-repeated="31" table:style-name="ce8"/>
          <table:table-cell table:number-columns-repeated="991"/>
        </table:table-row>
        <table:table-row table:style-name="ro2">
          <table:covered-table-cell table:style-name="ce2"/>
          <table:table-cell table:style-name="ce9" office:value-type="string" calcext:value-type="string" table:number-columns-spanned="8" table:number-rows-spanned="2">
            <text:p>Total</text:p>
          </table:table-cell>
          <table:covered-table-cell table:number-columns-repeated="7" table:style-name="ce9"/>
          <table:table-cell table:style-name="ce8" office:value-type="string" calcext:value-type="string" table:number-columns-spanned="24" table:number-rows-spanned="1">
            <text:p>Grupos de idade</text:p>
          </table:table-cell>
          <table:covered-table-cell table:number-columns-repeated="23" table:style-name="ce8"/>
          <table:table-cell table:number-columns-repeated="991"/>
        </table:table-row>
        <table:table-row table:style-name="ro2">
          <table:covered-table-cell table:style-name="ce2"/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15 a 17 anos de idad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18 a 24 anos de idade</text:p>
          </table:table-cell>
          <table:covered-table-cell table:number-columns-repeated="7" table:style-name="ce9"/>
          <table:table-cell table:style-name="ce8" office:value-type="string" calcext:value-type="string" table:number-columns-spanned="8" table:number-rows-spanned="1">
            <text:p>25 a 29 anos de idade</text:p>
          </table:table-cell>
          <table:covered-table-cell table:number-columns-repeated="7" table:style-name="ce8"/>
          <table:table-cell table:number-columns-repeated="991"/>
        </table:table-row>
        <table:table-row table:style-name="ro1">
          <table:covered-table-cell table:style-name="ce2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ão estuda e não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uda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tuda e está ocup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Só está ocupado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Não estuda e não está ocupado</text:p>
          </table:table-cell>
          <table:covered-table-cell table:style-name="ce8"/>
          <table:table-cell table:number-columns-repeated="991"/>
        </table:table-row>
        <table:table-row table:style-name="ro2">
          <table:covered-table-cell table:style-name="ce2"/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9" office:value-type="string" calcext:value-type="string">
            <text:p>CV (%)</text:p>
          </table:table-cell>
          <table:table-cell table:style-name="ce9" office:value-type="string" calcext:value-type="string">
            <text:p>Percentual</text:p>
          </table:table-cell>
          <table:table-cell table:style-name="ce8" office:value-type="string" calcext:value-type="string">
            <text:p>CV (%)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Brasil</text:p>
          </table:table-cell>
          <table:table-cell table:style-name="ce10" office:value-type="float" office:value="22.6954408045086" calcext:value-type="float">
            <text:p><text:s/>22,7 </text:p>
          </table:table-cell>
          <table:table-cell table:style-name="ce10" office:value-type="float" office:value="0.805599341067513" calcext:value-type="float">
            <text:p><text:s/>0,8 </text:p>
          </table:table-cell>
          <table:table-cell table:style-name="ce10" office:value-type="float" office:value="13.3217253415372" calcext:value-type="float">
            <text:p><text:s/>13,3 </text:p>
          </table:table-cell>
          <table:table-cell table:style-name="ce10" office:value-type="float" office:value="1.13500647833213" calcext:value-type="float">
            <text:p><text:s/>1,1 </text:p>
          </table:table-cell>
          <table:table-cell table:style-name="ce10" office:value-type="float" office:value="42.530738498737" calcext:value-type="float">
            <text:p><text:s/>42,5 </text:p>
          </table:table-cell>
          <table:table-cell table:style-name="ce10" office:value-type="float" office:value="0.508068605786985" calcext:value-type="float">
            <text:p><text:s/>0,5 </text:p>
          </table:table-cell>
          <table:table-cell table:style-name="ce10" office:value-type="float" office:value="21.4520953552175" calcext:value-type="float">
            <text:p><text:s/>21,5 </text:p>
          </table:table-cell>
          <table:table-cell table:style-name="ce10" office:value-type="float" office:value="0.79876725353779" calcext:value-type="float">
            <text:p><text:s/>0,8 </text:p>
          </table:table-cell>
          <table:table-cell table:style-name="ce10" office:value-type="float" office:value="67.2649943476337" calcext:value-type="float">
            <text:p><text:s/>67,3 </text:p>
          </table:table-cell>
          <table:table-cell table:style-name="ce10" office:value-type="float" office:value="0.609612516949269" calcext:value-type="float">
            <text:p><text:s/>0,6 </text:p>
          </table:table-cell>
          <table:table-cell table:style-name="ce10" office:value-type="float" office:value="17.1094356765631" calcext:value-type="float">
            <text:p><text:s/>17,1 </text:p>
          </table:table-cell>
          <table:table-cell table:style-name="ce10" office:value-type="float" office:value="1.90437509281622" calcext:value-type="float">
            <text:p><text:s/>1,9 </text:p>
          </table:table-cell>
          <table:table-cell table:style-name="ce10" office:value-type="float" office:value="5.69046561424488" calcext:value-type="float">
            <text:p><text:s/>5,7 </text:p>
          </table:table-cell>
          <table:table-cell table:style-name="ce10" office:value-type="float" office:value="3.26360983506577" calcext:value-type="float">
            <text:p><text:s/>3,3 </text:p>
          </table:table-cell>
          <table:table-cell table:style-name="ce10" office:value-type="float" office:value="9.93510436155834" calcext:value-type="float">
            <text:p><text:s/>9,9 </text:p>
          </table:table-cell>
          <table:table-cell table:style-name="ce10" office:value-type="float" office:value="2.6558767184414" calcext:value-type="float">
            <text:p><text:s/>2,7 </text:p>
          </table:table-cell>
          <table:table-cell table:style-name="ce10" office:value-type="float" office:value="15.2981550032472" calcext:value-type="float">
            <text:p><text:s/>15,3 </text:p>
          </table:table-cell>
          <table:table-cell table:style-name="ce10" office:value-type="float" office:value="1.46468738386865" calcext:value-type="float">
            <text:p><text:s/>1,5 </text:p>
          </table:table-cell>
          <table:table-cell table:style-name="ce10" office:value-type="float" office:value="15.0898989115472" calcext:value-type="float">
            <text:p><text:s/>15,1 </text:p>
          </table:table-cell>
          <table:table-cell table:style-name="ce10" office:value-type="float" office:value="1.53111856959545" calcext:value-type="float">
            <text:p><text:s/>1,5 </text:p>
          </table:table-cell>
          <table:table-cell table:style-name="ce10" office:value-type="float" office:value="44.4412552361303" calcext:value-type="float">
            <text:p><text:s/>44,4 </text:p>
          </table:table-cell>
          <table:table-cell table:style-name="ce10" office:value-type="float" office:value="0.702473328774686" calcext:value-type="float">
            <text:p><text:s/>0,7 </text:p>
          </table:table-cell>
          <table:table-cell table:style-name="ce10" office:value-type="float" office:value="25.1706908490753" calcext:value-type="float">
            <text:p><text:s/>25,2 </text:p>
          </table:table-cell>
          <table:table-cell table:style-name="ce10" office:value-type="float" office:value="1.02360496137142" calcext:value-type="float">
            <text:p><text:s/>1,0 </text:p>
          </table:table-cell>
          <table:table-cell table:style-name="ce10" office:value-type="float" office:value="3.36351530074452" calcext:value-type="float">
            <text:p><text:s/>3,4 </text:p>
          </table:table-cell>
          <table:table-cell table:style-name="ce10" office:value-type="float" office:value="3.78469717160981" calcext:value-type="float">
            <text:p><text:s/>3,8 </text:p>
          </table:table-cell>
          <table:table-cell table:style-name="ce10" office:value-type="float" office:value="8.29078448971542" calcext:value-type="float">
            <text:p><text:s/>8,3 </text:p>
          </table:table-cell>
          <table:table-cell table:style-name="ce10" office:value-type="float" office:value="2.47323385458218" calcext:value-type="float">
            <text:p><text:s/>2,5 </text:p>
          </table:table-cell>
          <table:table-cell table:style-name="ce10" office:value-type="float" office:value="64.4525658350787" calcext:value-type="float">
            <text:p><text:s/>64,5 </text:p>
          </table:table-cell>
          <table:table-cell table:style-name="ce10" office:value-type="float" office:value="0.517046916072275" calcext:value-type="float">
            <text:p><text:s/>0,5 </text:p>
          </table:table-cell>
          <table:table-cell table:style-name="ce10" office:value-type="float" office:value="23.8931343744614" calcext:value-type="float">
            <text:p><text:s/>23,9 </text:p>
          </table:table-cell>
          <table:table-cell table:style-name="ce10" office:value-type="float" office:value="1.24379898146789" calcext:value-type="float">
            <text:p><text:s/>1,2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te</text:p>
          </table:table-cell>
          <table:table-cell table:style-name="ce10" office:value-type="float" office:value="25.962987488373" calcext:value-type="float">
            <text:p><text:s/>26,0 </text:p>
          </table:table-cell>
          <table:table-cell table:style-name="ce10" office:value-type="float" office:value="1.85482003799776" calcext:value-type="float">
            <text:p><text:s/>1,9 </text:p>
          </table:table-cell>
          <table:table-cell table:style-name="ce10" office:value-type="float" office:value="13.0508507886712" calcext:value-type="float">
            <text:p><text:s/>13,1 </text:p>
          </table:table-cell>
          <table:table-cell table:style-name="ce10" office:value-type="float" office:value="2.8315153568314" calcext:value-type="float">
            <text:p><text:s/>2,8 </text:p>
          </table:table-cell>
          <table:table-cell table:style-name="ce10" office:value-type="float" office:value="37.8230208202865" calcext:value-type="float">
            <text:p><text:s/>37,8 </text:p>
          </table:table-cell>
          <table:table-cell table:style-name="ce10" office:value-type="float" office:value="1.41715777687031" calcext:value-type="float">
            <text:p><text:s/>1,4 </text:p>
          </table:table-cell>
          <table:table-cell table:style-name="ce10" office:value-type="float" office:value="23.163140902669" calcext:value-type="float">
            <text:p><text:s/>23,2 </text:p>
          </table:table-cell>
          <table:table-cell table:style-name="ce10" office:value-type="float" office:value="1.97070916237966" calcext:value-type="float">
            <text:p><text:s/>2,0 </text:p>
          </table:table-cell>
          <table:table-cell table:style-name="ce10" office:value-type="float" office:value="68.0283330850832" calcext:value-type="float">
            <text:p><text:s/>68,0 </text:p>
          </table:table-cell>
          <table:table-cell table:style-name="ce10" office:value-type="float" office:value="1.44147438833483" calcext:value-type="float">
            <text:p><text:s/>1,4 </text:p>
          </table:table-cell>
          <table:table-cell table:style-name="ce10" office:value-type="float" office:value="16.7869907800761" calcext:value-type="float">
            <text:p><text:s/>16,8 </text:p>
          </table:table-cell>
          <table:table-cell table:style-name="ce10" office:value-type="float" office:value="4.90818697042502" calcext:value-type="float">
            <text:p><text:s/>4,9 </text:p>
          </table:table-cell>
          <table:table-cell table:style-name="ce10" office:value-type="float" office:value="4.77610204155212" calcext:value-type="float">
            <text:p><text:s/>4,8 </text:p>
          </table:table-cell>
          <table:table-cell table:style-name="ce10" office:value-type="float" office:value="8.3452962086147" calcext:value-type="float">
            <text:p><text:s/>8,3 </text:p>
          </table:table-cell>
          <table:table-cell table:style-name="ce10" office:value-type="float" office:value="10.4085740932886" calcext:value-type="float">
            <text:p><text:s/>10,4 </text:p>
          </table:table-cell>
          <table:table-cell table:style-name="ce10" office:value-type="float" office:value="5.97941816544545" calcext:value-type="float">
            <text:p><text:s/>6,0 </text:p>
          </table:table-cell>
          <table:table-cell table:style-name="ce10" office:value-type="float" office:value="18.4903946704918" calcext:value-type="float">
            <text:p><text:s/>18,5 </text:p>
          </table:table-cell>
          <table:table-cell table:style-name="ce10" office:value-type="float" office:value="3.21360829686234" calcext:value-type="float">
            <text:p><text:s/>3,2 </text:p>
          </table:table-cell>
          <table:table-cell table:style-name="ce10" office:value-type="float" office:value="14.6202711579546" calcext:value-type="float">
            <text:p><text:s/>14,6 </text:p>
          </table:table-cell>
          <table:table-cell table:style-name="ce10" office:value-type="float" office:value="3.72510348744883" calcext:value-type="float">
            <text:p><text:s/>3,7 </text:p>
          </table:table-cell>
          <table:table-cell table:style-name="ce10" office:value-type="float" office:value="39.4926043244072" calcext:value-type="float">
            <text:p><text:s/>39,5 </text:p>
          </table:table-cell>
          <table:table-cell table:style-name="ce10" office:value-type="float" office:value="1.97724770142454" calcext:value-type="float">
            <text:p><text:s/>2,0 </text:p>
          </table:table-cell>
          <table:table-cell table:style-name="ce10" office:value-type="float" office:value="27.3967298471463" calcext:value-type="float">
            <text:p><text:s/>27,4 </text:p>
          </table:table-cell>
          <table:table-cell table:style-name="ce10" office:value-type="float" office:value="2.48131008803967" calcext:value-type="float">
            <text:p><text:s/>2,5 </text:p>
          </table:table-cell>
          <table:table-cell table:style-name="ce10" office:value-type="float" office:value="4.88706509021031" calcext:value-type="float">
            <text:p><text:s/>4,9 </text:p>
          </table:table-cell>
          <table:table-cell table:style-name="ce10" office:value-type="float" office:value="7.30608743766349" calcext:value-type="float">
            <text:p><text:s/>7,3 </text:p>
          </table:table-cell>
          <table:table-cell table:style-name="ce10" office:value-type="float" office:value="7.76106143252708" calcext:value-type="float">
            <text:p><text:s/>7,8 </text:p>
          </table:table-cell>
          <table:table-cell table:style-name="ce10" office:value-type="float" office:value="5.89580634807833" calcext:value-type="float">
            <text:p><text:s/>5,9 </text:p>
          </table:table-cell>
          <table:table-cell table:style-name="ce10" office:value-type="float" office:value="60.8101890829274" calcext:value-type="float">
            <text:p><text:s/>60,8 </text:p>
          </table:table-cell>
          <table:table-cell table:style-name="ce10" office:value-type="float" office:value="1.34095151908855" calcext:value-type="float">
            <text:p><text:s/>1,3 </text:p>
          </table:table-cell>
          <table:table-cell table:style-name="ce10" office:value-type="float" office:value="26.5416843943353" calcext:value-type="float">
            <text:p><text:s/>26,5 </text:p>
          </table:table-cell>
          <table:table-cell table:style-name="ce10" office:value-type="float" office:value="2.80632870564672" calcext:value-type="float">
            <text:p><text:s/>2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ondônia</text:p>
          </table:table-cell>
          <table:table-cell table:style-name="ce11" office:value-type="float" office:value="21.7974132603676" calcext:value-type="float">
            <text:p><text:s/>21,8 </text:p>
          </table:table-cell>
          <table:table-cell table:style-name="ce11" office:value-type="float" office:value="4.95514660111461" calcext:value-type="float">
            <text:p><text:s/>5,0 </text:p>
          </table:table-cell>
          <table:table-cell table:style-name="ce11" office:value-type="float" office:value="16.5607504118546" calcext:value-type="float">
            <text:p><text:s/>16,6 </text:p>
          </table:table-cell>
          <table:table-cell table:style-name="ce11" office:value-type="float" office:value="6.16176740849101" calcext:value-type="float">
            <text:p><text:s/>6,2 </text:p>
          </table:table-cell>
          <table:table-cell table:style-name="ce11" office:value-type="float" office:value="39.9120214307125" calcext:value-type="float">
            <text:p><text:s/>39,9 </text:p>
          </table:table-cell>
          <table:table-cell table:style-name="ce11" office:value-type="float" office:value="3.03700449400691" calcext:value-type="float">
            <text:p><text:s/>3,0 </text:p>
          </table:table-cell>
          <table:table-cell table:style-name="ce11" office:value-type="float" office:value="21.729814897065" calcext:value-type="float">
            <text:p><text:s/>21,7 </text:p>
          </table:table-cell>
          <table:table-cell table:style-name="ce11" office:value-type="float" office:value="5.40389977961597" calcext:value-type="float">
            <text:p><text:s/>5,4 </text:p>
          </table:table-cell>
          <table:table-cell table:style-name="ce11" office:value-type="float" office:value="58.1336860747422" calcext:value-type="float">
            <text:p><text:s/>58,1 </text:p>
          </table:table-cell>
          <table:table-cell table:style-name="ce11" office:value-type="float" office:value="4.53065837351779" calcext:value-type="float">
            <text:p><text:s/>4,5 </text:p>
          </table:table-cell>
          <table:table-cell table:style-name="ce11" office:value-type="float" office:value="23.6528834081773" calcext:value-type="float">
            <text:p><text:s/>23,7 </text:p>
          </table:table-cell>
          <table:table-cell table:style-name="ce11" office:value-type="float" office:value="8.86687479298013" calcext:value-type="float">
            <text:p><text:s/>8,9 </text:p>
          </table:table-cell>
          <table:table-cell table:style-name="ce11" office:value-type="float" office:value="6.92082765865202" calcext:value-type="float">
            <text:p><text:s/>6,9 </text:p>
          </table:table-cell>
          <table:table-cell table:style-name="ce11" office:value-type="float" office:value="17.6797815243957" calcext:value-type="float">
            <text:p><text:s/>17,7 </text:p>
          </table:table-cell>
          <table:table-cell table:style-name="ce11" office:value-type="float" office:value="11.2926028584283" calcext:value-type="float">
            <text:p><text:s/>11,3 </text:p>
          </table:table-cell>
          <table:table-cell table:style-name="ce11" office:value-type="float" office:value="13.436798177096" calcext:value-type="float">
            <text:p><text:s/>13,4 </text:p>
          </table:table-cell>
          <table:table-cell table:style-name="ce11" office:value-type="float" office:value="14.2634001489283" calcext:value-type="float">
            <text:p><text:s/>14,3 </text:p>
          </table:table-cell>
          <table:table-cell table:style-name="ce11" office:value-type="float" office:value="8.79329114700807" calcext:value-type="float">
            <text:p><text:s/>8,8 </text:p>
          </table:table-cell>
          <table:table-cell table:style-name="ce11" office:value-type="float" office:value="17.1333845958726" calcext:value-type="float">
            <text:p><text:s/>17,1 </text:p>
          </table:table-cell>
          <table:table-cell table:style-name="ce11" office:value-type="float" office:value="8.95422593219509" calcext:value-type="float">
            <text:p><text:s/>9,0 </text:p>
          </table:table-cell>
          <table:table-cell table:style-name="ce11" office:value-type="float" office:value="44.053569455517" calcext:value-type="float">
            <text:p><text:s/>44,1 </text:p>
          </table:table-cell>
          <table:table-cell table:style-name="ce11" office:value-type="float" office:value="4.09201691938948" calcext:value-type="float">
            <text:p><text:s/>4,1 </text:p>
          </table:table-cell>
          <table:table-cell table:style-name="ce11" office:value-type="float" office:value="24.5496457996821" calcext:value-type="float">
            <text:p><text:s/>24,5 </text:p>
          </table:table-cell>
          <table:table-cell table:style-name="ce11" office:value-type="float" office:value="6.59497181956324" calcext:value-type="float">
            <text:p><text:s/>6,6 </text:p>
          </table:table-cell>
          <table:table-cell table:style-name="ce11" office:value-type="float" office:value="5.70440457202168" calcext:value-type="float">
            <text:p><text:s/>5,7 </text:p>
          </table:table-cell>
          <table:table-cell table:style-name="ce11" office:value-type="float" office:value="17.4614874749739" calcext:value-type="float">
            <text:p><text:s/>17,5 </text:p>
          </table:table-cell>
          <table:table-cell table:style-name="ce11" office:value-type="float" office:value="10.2874842109665" calcext:value-type="float">
            <text:p><text:s/>10,3 </text:p>
          </table:table-cell>
          <table:table-cell table:style-name="ce11" office:value-type="float" office:value="15.75888457176" calcext:value-type="float">
            <text:p><text:s/>15,8 </text:p>
          </table:table-cell>
          <table:table-cell table:style-name="ce11" office:value-type="float" office:value="58.6610720573811" calcext:value-type="float">
            <text:p><text:s/>58,7 </text:p>
          </table:table-cell>
          <table:table-cell table:style-name="ce11" office:value-type="float" office:value="3.42744971481233" calcext:value-type="float">
            <text:p><text:s/>3,4 </text:p>
          </table:table-cell>
          <table:table-cell table:style-name="ce11" office:value-type="float" office:value="25.3470391596306" calcext:value-type="float">
            <text:p><text:s/>25,3 </text:p>
          </table:table-cell>
          <table:table-cell table:style-name="ce11" office:value-type="float" office:value="7.76975484893717" calcext:value-type="float">
            <text:p><text:s/>7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cre</text:p>
          </table:table-cell>
          <table:table-cell table:style-name="ce11" office:value-type="float" office:value="28.9165819404082" calcext:value-type="float">
            <text:p><text:s/>28,9 </text:p>
          </table:table-cell>
          <table:table-cell table:style-name="ce11" office:value-type="float" office:value="4.16662752204628" calcext:value-type="float">
            <text:p><text:s/>4,2 </text:p>
          </table:table-cell>
          <table:table-cell table:style-name="ce11" office:value-type="float" office:value="10.2565781695651" calcext:value-type="float">
            <text:p><text:s/>10,3 </text:p>
          </table:table-cell>
          <table:table-cell table:style-name="ce11" office:value-type="float" office:value="6.30694827680685" calcext:value-type="float">
            <text:p><text:s/>6,3 </text:p>
          </table:table-cell>
          <table:table-cell table:style-name="ce11" office:value-type="float" office:value="35.114397622273" calcext:value-type="float">
            <text:p><text:s/>35,1 </text:p>
          </table:table-cell>
          <table:table-cell table:style-name="ce11" office:value-type="float" office:value="3.29038114161358" calcext:value-type="float">
            <text:p><text:s/>3,3 </text:p>
          </table:table-cell>
          <table:table-cell table:style-name="ce11" office:value-type="float" office:value="25.7124422677538" calcext:value-type="float">
            <text:p><text:s/>25,7 </text:p>
          </table:table-cell>
          <table:table-cell table:style-name="ce11" office:value-type="float" office:value="3.88018228904473" calcext:value-type="float">
            <text:p><text:s/>3,9 </text:p>
          </table:table-cell>
          <table:table-cell table:style-name="ce11" office:value-type="float" office:value="72.9917799785918" calcext:value-type="float">
            <text:p><text:s/>73,0 </text:p>
          </table:table-cell>
          <table:table-cell table:style-name="ce11" office:value-type="float" office:value="3.04965286884956" calcext:value-type="float">
            <text:p><text:s/>3,0 </text:p>
          </table:table-cell>
          <table:table-cell table:style-name="ce11" office:value-type="float" office:value="10.216138290849" calcext:value-type="float">
            <text:p><text:s/>10,2 </text:p>
          </table:table-cell>
          <table:table-cell table:style-name="ce11" office:value-type="float" office:value="13.0865220574521" calcext:value-type="float">
            <text:p><text:s/>13,1 </text:p>
          </table:table-cell>
          <table:table-cell table:style-name="ce11" office:value-type="float" office:value="5.97449403810129" calcext:value-type="float">
            <text:p><text:s/>6,0 </text:p>
          </table:table-cell>
          <table:table-cell table:style-name="ce11" office:value-type="float" office:value="18.4555441462637" calcext:value-type="float">
            <text:p><text:s/>18,5 </text:p>
          </table:table-cell>
          <table:table-cell table:style-name="ce11" office:value-type="float" office:value="10.8175876924578" calcext:value-type="float">
            <text:p><text:s/>10,8 </text:p>
          </table:table-cell>
          <table:table-cell table:style-name="ce11" office:value-type="float" office:value="12.0016934933538" calcext:value-type="float">
            <text:p><text:s/>12,0 </text:p>
          </table:table-cell>
          <table:table-cell table:style-name="ce11" office:value-type="float" office:value="18.6514770186362" calcext:value-type="float">
            <text:p><text:s/>18,7 </text:p>
          </table:table-cell>
          <table:table-cell table:style-name="ce11" office:value-type="float" office:value="7.2443058577273" calcext:value-type="float">
            <text:p><text:s/>7,2 </text:p>
          </table:table-cell>
          <table:table-cell table:style-name="ce11" office:value-type="float" office:value="11.1277348863747" calcext:value-type="float">
            <text:p><text:s/>11,1 </text:p>
          </table:table-cell>
          <table:table-cell table:style-name="ce11" office:value-type="float" office:value="9.21184808528319" calcext:value-type="float">
            <text:p><text:s/>9,2 </text:p>
          </table:table-cell>
          <table:table-cell table:style-name="ce11" office:value-type="float" office:value="36.6958903408404" calcext:value-type="float">
            <text:p><text:s/>36,7 </text:p>
          </table:table-cell>
          <table:table-cell table:style-name="ce11" office:value-type="float" office:value="4.46198100166051" calcext:value-type="float">
            <text:p><text:s/>4,5 </text:p>
          </table:table-cell>
          <table:table-cell table:style-name="ce11" office:value-type="float" office:value="33.5248977541487" calcext:value-type="float">
            <text:p><text:s/>33,5 </text:p>
          </table:table-cell>
          <table:table-cell table:style-name="ce11" office:value-type="float" office:value="4.66170928484383" calcext:value-type="float">
            <text:p><text:s/>4,7 </text:p>
          </table:table-cell>
          <table:table-cell table:style-name="ce11" office:value-type="float" office:value="6.54593765325205" calcext:value-type="float">
            <text:p><text:s/>6,5 </text:p>
          </table:table-cell>
          <table:table-cell table:style-name="ce11" office:value-type="float" office:value="16.7031560369102" calcext:value-type="float">
            <text:p><text:s/>16,7 </text:p>
          </table:table-cell>
          <table:table-cell table:style-name="ce11" office:value-type="float" office:value="8.94037467926875" calcext:value-type="float">
            <text:p><text:s/>8,9 </text:p>
          </table:table-cell>
          <table:table-cell table:style-name="ce11" office:value-type="float" office:value="12.6663391038999" calcext:value-type="float">
            <text:p><text:s/>12,7 </text:p>
          </table:table-cell>
          <table:table-cell table:style-name="ce11" office:value-type="float" office:value="57.9788258178626" calcext:value-type="float">
            <text:p><text:s/>58,0 </text:p>
          </table:table-cell>
          <table:table-cell table:style-name="ce11" office:value-type="float" office:value="3.22695232306392" calcext:value-type="float">
            <text:p><text:s/>3,2 </text:p>
          </table:table-cell>
          <table:table-cell table:style-name="ce11" office:value-type="float" office:value="26.5348618496165" calcext:value-type="float">
            <text:p><text:s/>26,5 </text:p>
          </table:table-cell>
          <table:table-cell table:style-name="ce11" office:value-type="float" office:value="6.82620044510095" calcext:value-type="float">
            <text:p><text:s/>6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mazonas</text:p>
          </table:table-cell>
          <table:table-cell table:style-name="ce11" office:value-type="float" office:value="28.4766440815191" calcext:value-type="float">
            <text:p><text:s/>28,5 </text:p>
          </table:table-cell>
          <table:table-cell table:style-name="ce11" office:value-type="float" office:value="3.42944212631795" calcext:value-type="float">
            <text:p><text:s/>3,4 </text:p>
          </table:table-cell>
          <table:table-cell table:style-name="ce11" office:value-type="float" office:value="13.0160516684361" calcext:value-type="float">
            <text:p><text:s/>13,0 </text:p>
          </table:table-cell>
          <table:table-cell table:style-name="ce11" office:value-type="float" office:value="5.52918060444285" calcext:value-type="float">
            <text:p><text:s/>5,5 </text:p>
          </table:table-cell>
          <table:table-cell table:style-name="ce11" office:value-type="float" office:value="35.794940478778" calcext:value-type="float">
            <text:p><text:s/>35,8 </text:p>
          </table:table-cell>
          <table:table-cell table:style-name="ce11" office:value-type="float" office:value="2.70150800824709" calcext:value-type="float">
            <text:p><text:s/>2,7 </text:p>
          </table:table-cell>
          <table:table-cell table:style-name="ce11" office:value-type="float" office:value="22.7123637712668" calcext:value-type="float">
            <text:p><text:s/>22,7 </text:p>
          </table:table-cell>
          <table:table-cell table:style-name="ce11" office:value-type="float" office:value="3.88674850818014" calcext:value-type="float">
            <text:p><text:s/>3,9 </text:p>
          </table:table-cell>
          <table:table-cell table:style-name="ce11" office:value-type="float" office:value="67.9428730622894" calcext:value-type="float">
            <text:p><text:s/>67,9 </text:p>
          </table:table-cell>
          <table:table-cell table:style-name="ce11" office:value-type="float" office:value="2.99018877084418" calcext:value-type="float">
            <text:p><text:s/>3,0 </text:p>
          </table:table-cell>
          <table:table-cell table:style-name="ce11" office:value-type="float" office:value="14.4989177757793" calcext:value-type="float">
            <text:p><text:s/>14,5 </text:p>
          </table:table-cell>
          <table:table-cell table:style-name="ce11" office:value-type="float" office:value="10.1304146373751" calcext:value-type="float">
            <text:p><text:s/>10,1 </text:p>
          </table:table-cell>
          <table:table-cell table:style-name="ce11" office:value-type="float" office:value="4.82195678077402" calcext:value-type="float">
            <text:p><text:s/>4,8 </text:p>
          </table:table-cell>
          <table:table-cell table:style-name="ce11" office:value-type="float" office:value="17.0182448090913" calcext:value-type="float">
            <text:p><text:s/>17,0 </text:p>
          </table:table-cell>
          <table:table-cell table:style-name="ce11" office:value-type="float" office:value="12.7362523811572" calcext:value-type="float">
            <text:p><text:s/>12,7 </text:p>
          </table:table-cell>
          <table:table-cell table:style-name="ce11" office:value-type="float" office:value="10.963873437834" calcext:value-type="float">
            <text:p><text:s/>11,0 </text:p>
          </table:table-cell>
          <table:table-cell table:style-name="ce11" office:value-type="float" office:value="22.2466497179522" calcext:value-type="float">
            <text:p><text:s/>22,2 </text:p>
          </table:table-cell>
          <table:table-cell table:style-name="ce11" office:value-type="float" office:value="5.64755604735977" calcext:value-type="float">
            <text:p><text:s/>5,6 </text:p>
          </table:table-cell>
          <table:table-cell table:style-name="ce11" office:value-type="float" office:value="14.689492615263" calcext:value-type="float">
            <text:p><text:s/>14,7 </text:p>
          </table:table-cell>
          <table:table-cell table:style-name="ce11" office:value-type="float" office:value="7.55967269155929" calcext:value-type="float">
            <text:p><text:s/>7,6 </text:p>
          </table:table-cell>
          <table:table-cell table:style-name="ce11" office:value-type="float" office:value="37.0477971044718" calcext:value-type="float">
            <text:p><text:s/>37,0 </text:p>
          </table:table-cell>
          <table:table-cell table:style-name="ce11" office:value-type="float" office:value="4.15166386105844" calcext:value-type="float">
            <text:p><text:s/>4,2 </text:p>
          </table:table-cell>
          <table:table-cell table:style-name="ce11" office:value-type="float" office:value="26.0160605623129" calcext:value-type="float">
            <text:p><text:s/>26,0 </text:p>
          </table:table-cell>
          <table:table-cell table:style-name="ce11" office:value-type="float" office:value="4.86390606527812" calcext:value-type="float">
            <text:p><text:s/>4,9 </text:p>
          </table:table-cell>
          <table:table-cell table:style-name="ce11" office:value-type="float" office:value="6.05222359355559" calcext:value-type="float">
            <text:p><text:s/>6,1 </text:p>
          </table:table-cell>
          <table:table-cell table:style-name="ce11" office:value-type="float" office:value="13.0617187447044" calcext:value-type="float">
            <text:p><text:s/>13,1 </text:p>
          </table:table-cell>
          <table:table-cell table:style-name="ce11" office:value-type="float" office:value="9.23371004005463" calcext:value-type="float">
            <text:p><text:s/>9,2 </text:p>
          </table:table-cell>
          <table:table-cell table:style-name="ce11" office:value-type="float" office:value="10.3746794391065" calcext:value-type="float">
            <text:p><text:s/>10,4 </text:p>
          </table:table-cell>
          <table:table-cell table:style-name="ce11" office:value-type="float" office:value="58.9978618588053" calcext:value-type="float">
            <text:p><text:s/>59,0 </text:p>
          </table:table-cell>
          <table:table-cell table:style-name="ce11" office:value-type="float" office:value="2.70461910719556" calcext:value-type="float">
            <text:p><text:s/>2,7 </text:p>
          </table:table-cell>
          <table:table-cell table:style-name="ce11" office:value-type="float" office:value="25.7162045075844" calcext:value-type="float">
            <text:p><text:s/>25,7 </text:p>
          </table:table-cell>
          <table:table-cell table:style-name="ce11" office:value-type="float" office:value="5.81334718138445" calcext:value-type="float">
            <text:p><text:s/>5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oraima</text:p>
          </table:table-cell>
          <table:table-cell table:style-name="ce11" office:value-type="float" office:value="26.5586442704179" calcext:value-type="float">
            <text:p><text:s/>26,6 </text:p>
          </table:table-cell>
          <table:table-cell table:style-name="ce11" office:value-type="float" office:value="4.92794574420927" calcext:value-type="float">
            <text:p><text:s/>4,9 </text:p>
          </table:table-cell>
          <table:table-cell table:style-name="ce11" office:value-type="float" office:value="13.2238674015957" calcext:value-type="float">
            <text:p><text:s/>13,2 </text:p>
          </table:table-cell>
          <table:table-cell table:style-name="ce11" office:value-type="float" office:value="8.448397508719" calcext:value-type="float">
            <text:p><text:s/>8,4 </text:p>
          </table:table-cell>
          <table:table-cell table:style-name="ce11" office:value-type="float" office:value="37.7308848509874" calcext:value-type="float">
            <text:p><text:s/>37,7 </text:p>
          </table:table-cell>
          <table:table-cell table:style-name="ce11" office:value-type="float" office:value="3.72453808030493" calcext:value-type="float">
            <text:p><text:s/>3,7 </text:p>
          </table:table-cell>
          <table:table-cell table:style-name="ce11" office:value-type="float" office:value="22.4866034769996" calcext:value-type="float">
            <text:p><text:s/>22,5 </text:p>
          </table:table-cell>
          <table:table-cell table:style-name="ce11" office:value-type="float" office:value="6.2522703671144" calcext:value-type="float">
            <text:p><text:s/>6,3 </text:p>
          </table:table-cell>
          <table:table-cell table:style-name="ce11" office:value-type="float" office:value="71.5966328890825" calcext:value-type="float">
            <text:p><text:s/>71,6 </text:p>
          </table:table-cell>
          <table:table-cell table:style-name="ce11" office:value-type="float" office:value="3.24616689076533" calcext:value-type="float">
            <text:p><text:s/>3,2 </text:p>
          </table:table-cell>
          <table:table-cell table:style-name="ce11" office:value-type="float" office:value="14.0597324759971" calcext:value-type="float">
            <text:p><text:s/>14,1 </text:p>
          </table:table-cell>
          <table:table-cell table:style-name="ce11" office:value-type="float" office:value="15.3564224326434" calcext:value-type="float">
            <text:p><text:s/>15,4 </text:p>
          </table:table-cell>
          <table:table-cell table:style-name="ce11" office:value-type="float" office:value="5.89683346459407" calcext:value-type="float">
            <text:p><text:s/>5,9 </text:p>
          </table:table-cell>
          <table:table-cell table:style-name="ce11" office:value-type="float" office:value="20.7366842702604" calcext:value-type="float">
            <text:p><text:s/>20,7 </text:p>
          </table:table-cell>
          <table:table-cell table:style-name="ce11" office:value-type="float" office:value="8.44680117032634" calcext:value-type="float">
            <text:p><text:s/>8,4 </text:p>
          </table:table-cell>
          <table:table-cell table:style-name="ce11" office:value-type="float" office:value="21.2332571470588" calcext:value-type="float">
            <text:p><text:s/>21,2 </text:p>
          </table:table-cell>
          <table:table-cell table:style-name="ce11" office:value-type="float" office:value="17.979825108257" calcext:value-type="float">
            <text:p><text:s/>18,0 </text:p>
          </table:table-cell>
          <table:table-cell table:style-name="ce11" office:value-type="float" office:value="8.90722855544799" calcext:value-type="float">
            <text:p><text:s/>8,9 </text:p>
          </table:table-cell>
          <table:table-cell table:style-name="ce11" office:value-type="float" office:value="15.0123348971998" calcext:value-type="float">
            <text:p><text:s/>15,0 </text:p>
          </table:table-cell>
          <table:table-cell table:style-name="ce11" office:value-type="float" office:value="9.21138018094872" calcext:value-type="float">
            <text:p><text:s/>9,2 </text:p>
          </table:table-cell>
          <table:table-cell table:style-name="ce11" office:value-type="float" office:value="37.8384815772265" calcext:value-type="float">
            <text:p><text:s/>37,8 </text:p>
          </table:table-cell>
          <table:table-cell table:style-name="ce11" office:value-type="float" office:value="6.27416710577408" calcext:value-type="float">
            <text:p><text:s/>6,3 </text:p>
          </table:table-cell>
          <table:table-cell table:style-name="ce11" office:value-type="float" office:value="29.1693584173167" calcext:value-type="float">
            <text:p><text:s/>29,2 </text:p>
          </table:table-cell>
          <table:table-cell table:style-name="ce11" office:value-type="float" office:value="6.70907407276079" calcext:value-type="float">
            <text:p><text:s/>6,7 </text:p>
          </table:table-cell>
          <table:table-cell table:style-name="ce11" office:value-type="float" office:value="5.57218502674307" calcext:value-type="float">
            <text:p><text:s/>5,6 </text:p>
          </table:table-cell>
          <table:table-cell table:style-name="ce11" office:value-type="float" office:value="20.6665343564294" calcext:value-type="float">
            <text:p><text:s/>20,7 </text:p>
          </table:table-cell>
          <table:table-cell table:style-name="ce11" office:value-type="float" office:value="9.89342663781534" calcext:value-type="float">
            <text:p><text:s/>9,9 </text:p>
          </table:table-cell>
          <table:table-cell table:style-name="ce11" office:value-type="float" office:value="16.2964790519726" calcext:value-type="float">
            <text:p><text:s/>16,3 </text:p>
          </table:table-cell>
          <table:table-cell table:style-name="ce11" office:value-type="float" office:value="61.5582937735759" calcext:value-type="float">
            <text:p><text:s/>61,6 </text:p>
          </table:table-cell>
          <table:table-cell table:style-name="ce11" office:value-type="float" office:value="3.9021641002735" calcext:value-type="float">
            <text:p><text:s/>3,9 </text:p>
          </table:table-cell>
          <table:table-cell table:style-name="ce11" office:value-type="float" office:value="22.9760945618656" calcext:value-type="float">
            <text:p><text:s/>23,0 </text:p>
          </table:table-cell>
          <table:table-cell table:style-name="ce11" office:value-type="float" office:value="10.1555338592363" calcext:value-type="float">
            <text:p><text:s/>10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á</text:p>
          </table:table-cell>
          <table:table-cell table:style-name="ce11" office:value-type="float" office:value="25.172179713921" calcext:value-type="float">
            <text:p><text:s/>25,2 </text:p>
          </table:table-cell>
          <table:table-cell table:style-name="ce11" office:value-type="float" office:value="3.241987089204" calcext:value-type="float">
            <text:p><text:s/>3,2 </text:p>
          </table:table-cell>
          <table:table-cell table:style-name="ce11" office:value-type="float" office:value="12.6638325258601" calcext:value-type="float">
            <text:p><text:s/>12,7 </text:p>
          </table:table-cell>
          <table:table-cell table:style-name="ce11" office:value-type="float" office:value="4.93200410739207" calcext:value-type="float">
            <text:p><text:s/>4,9 </text:p>
          </table:table-cell>
          <table:table-cell table:style-name="ce11" office:value-type="float" office:value="38.809332021045" calcext:value-type="float">
            <text:p><text:s/>38,8 </text:p>
          </table:table-cell>
          <table:table-cell table:style-name="ce11" office:value-type="float" office:value="2.4325144634258" calcext:value-type="float">
            <text:p><text:s/>2,4 </text:p>
          </table:table-cell>
          <table:table-cell table:style-name="ce11" office:value-type="float" office:value="23.3546557391734" calcext:value-type="float">
            <text:p><text:s/>23,4 </text:p>
          </table:table-cell>
          <table:table-cell table:style-name="ce11" office:value-type="float" office:value="3.32164304450399" calcext:value-type="float">
            <text:p><text:s/>3,3 </text:p>
          </table:table-cell>
          <table:table-cell table:style-name="ce11" office:value-type="float" office:value="68.3510116842682" calcext:value-type="float">
            <text:p><text:s/>68,4 </text:p>
          </table:table-cell>
          <table:table-cell table:style-name="ce11" office:value-type="float" office:value="2.41829425103296" calcext:value-type="float">
            <text:p><text:s/>2,4 </text:p>
          </table:table-cell>
          <table:table-cell table:style-name="ce11" office:value-type="float" office:value="18.1839878994975" calcext:value-type="float">
            <text:p><text:s/>18,2 </text:p>
          </table:table-cell>
          <table:table-cell table:style-name="ce11" office:value-type="float" office:value="8.11331781422992" calcext:value-type="float">
            <text:p><text:s/>8,1 </text:p>
          </table:table-cell>
          <table:table-cell table:style-name="ce11" office:value-type="float" office:value="4.26712949631587" calcext:value-type="float">
            <text:p><text:s/>4,3 </text:p>
          </table:table-cell>
          <table:table-cell table:style-name="ce11" office:value-type="float" office:value="15.1822566661205" calcext:value-type="float">
            <text:p><text:s/>15,2 </text:p>
          </table:table-cell>
          <table:table-cell table:style-name="ce11" office:value-type="float" office:value="9.19787091991873" calcext:value-type="float">
            <text:p><text:s/>9,2 </text:p>
          </table:table-cell>
          <table:table-cell table:style-name="ce11" office:value-type="float" office:value="11.1897233758421" calcext:value-type="float">
            <text:p><text:s/>11,2 </text:p>
          </table:table-cell>
          <table:table-cell table:style-name="ce11" office:value-type="float" office:value="17.9388555232696" calcext:value-type="float">
            <text:p><text:s/>17,9 </text:p>
          </table:table-cell>
          <table:table-cell table:style-name="ce11" office:value-type="float" office:value="5.55703910722503" calcext:value-type="float">
            <text:p><text:s/>5,6 </text:p>
          </table:table-cell>
          <table:table-cell table:style-name="ce11" office:value-type="float" office:value="14.1760909752029" calcext:value-type="float">
            <text:p><text:s/>14,2 </text:p>
          </table:table-cell>
          <table:table-cell table:style-name="ce11" office:value-type="float" office:value="6.32138336215008" calcext:value-type="float">
            <text:p><text:s/>6,3 </text:p>
          </table:table-cell>
          <table:table-cell table:style-name="ce11" office:value-type="float" office:value="40.0671933487885" calcext:value-type="float">
            <text:p><text:s/>40,1 </text:p>
          </table:table-cell>
          <table:table-cell table:style-name="ce11" office:value-type="float" office:value="3.3634801247185" calcext:value-type="float">
            <text:p><text:s/>3,4 </text:p>
          </table:table-cell>
          <table:table-cell table:style-name="ce11" office:value-type="float" office:value="27.8178601527391" calcext:value-type="float">
            <text:p><text:s/>27,8 </text:p>
          </table:table-cell>
          <table:table-cell table:style-name="ce11" office:value-type="float" office:value="4.18372868825166" calcext:value-type="float">
            <text:p><text:s/>4,2 </text:p>
          </table:table-cell>
          <table:table-cell table:style-name="ce11" office:value-type="float" office:value="4.13884879556882" calcext:value-type="float">
            <text:p><text:s/>4,1 </text:p>
          </table:table-cell>
          <table:table-cell table:style-name="ce11" office:value-type="float" office:value="13.6996316676088" calcext:value-type="float">
            <text:p><text:s/>13,7 </text:p>
          </table:table-cell>
          <table:table-cell table:style-name="ce11" office:value-type="float" office:value="6.2945741505783" calcext:value-type="float">
            <text:p><text:s/>6,3 </text:p>
          </table:table-cell>
          <table:table-cell table:style-name="ce11" office:value-type="float" office:value="11.2447882632276" calcext:value-type="float">
            <text:p><text:s/>11,2 </text:p>
          </table:table-cell>
          <table:table-cell table:style-name="ce11" office:value-type="float" office:value="62.474603768061" calcext:value-type="float">
            <text:p><text:s/>62,5 </text:p>
          </table:table-cell>
          <table:table-cell table:style-name="ce11" office:value-type="float" office:value="2.19437685195948" calcext:value-type="float">
            <text:p><text:s/>2,2 </text:p>
          </table:table-cell>
          <table:table-cell table:style-name="ce11" office:value-type="float" office:value="27.091973285792" calcext:value-type="float">
            <text:p><text:s/>27,1 </text:p>
          </table:table-cell>
          <table:table-cell table:style-name="ce11" office:value-type="float" office:value="4.5850408810479" calcext:value-type="float">
            <text:p><text:s/>4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mapá</text:p>
          </table:table-cell>
          <table:table-cell table:style-name="ce11" office:value-type="float" office:value="31.1426221135833" calcext:value-type="float">
            <text:p><text:s/>31,1 </text:p>
          </table:table-cell>
          <table:table-cell table:style-name="ce11" office:value-type="float" office:value="5.83185799611649" calcext:value-type="float">
            <text:p><text:s/>5,8 </text:p>
          </table:table-cell>
          <table:table-cell table:style-name="ce11" office:value-type="float" office:value="9.5981849193739" calcext:value-type="float">
            <text:p><text:s/>9,6 </text:p>
          </table:table-cell>
          <table:table-cell table:style-name="ce11" office:value-type="float" office:value="10.7120919157871" calcext:value-type="float">
            <text:p><text:s/>10,7 </text:p>
          </table:table-cell>
          <table:table-cell table:style-name="ce11" office:value-type="float" office:value="34.4537967271785" calcext:value-type="float">
            <text:p><text:s/>34,5 </text:p>
          </table:table-cell>
          <table:table-cell table:style-name="ce11" office:value-type="float" office:value="5.31764495710922" calcext:value-type="float">
            <text:p><text:s/>5,3 </text:p>
          </table:table-cell>
          <table:table-cell table:style-name="ce11" office:value-type="float" office:value="24.8053962398644" calcext:value-type="float">
            <text:p><text:s/>24,8 </text:p>
          </table:table-cell>
          <table:table-cell table:style-name="ce11" office:value-type="float" office:value="5.67787498981605" calcext:value-type="float">
            <text:p><text:s/>5,7 </text:p>
          </table:table-cell>
          <table:table-cell table:style-name="ce11" office:value-type="float" office:value="80.9874690177071" calcext:value-type="float">
            <text:p><text:s/>81,0 </text:p>
          </table:table-cell>
          <table:table-cell table:style-name="ce11" office:value-type="float" office:value="3.24013765118376" calcext:value-type="float">
            <text:p><text:s/>3,2 </text:p>
          </table:table-cell>
          <table:table-cell table:style-name="ce11" office:value-type="float" office:value="5.97212644791585" calcext:value-type="float">
            <text:p><text:s/>6,0 </text:p>
          </table:table-cell>
          <table:table-cell table:style-name="ce11" office:value-type="float" office:value="26.3505643669967" calcext:value-type="float">
            <text:p><text:s/>26,4 </text:p>
          </table:table-cell>
          <table:table-cell table:style-name="ce11" office:value-type="float" office:value="2.95507705099029" calcext:value-type="float">
            <text:p><text:s/>3,0 </text:p>
          </table:table-cell>
          <table:table-cell table:style-name="ce11" office:value-type="float" office:value="33.9769429138746" calcext:value-type="float">
            <text:p><text:s/>34,0 </text:p>
          </table:table-cell>
          <table:table-cell table:style-name="ce11" office:value-type="float" office:value="10.0853274833868" calcext:value-type="float">
            <text:p><text:s/>10,1 </text:p>
          </table:table-cell>
          <table:table-cell table:style-name="ce11" office:value-type="float" office:value="21.1602311035412" calcext:value-type="float">
            <text:p><text:s/>21,2 </text:p>
          </table:table-cell>
          <table:table-cell table:style-name="ce11" office:value-type="float" office:value="22.2046489811735" calcext:value-type="float">
            <text:p><text:s/>22,2 </text:p>
          </table:table-cell>
          <table:table-cell table:style-name="ce11" office:value-type="float" office:value="10.2251179357195" calcext:value-type="float">
            <text:p><text:s/>10,2 </text:p>
          </table:table-cell>
          <table:table-cell table:style-name="ce11" office:value-type="float" office:value="12.39768465673" calcext:value-type="float">
            <text:p><text:s/>12,4 </text:p>
          </table:table-cell>
          <table:table-cell table:style-name="ce11" office:value-type="float" office:value="13.2904547878485" calcext:value-type="float">
            <text:p><text:s/>13,3 </text:p>
          </table:table-cell>
          <table:table-cell table:style-name="ce11" office:value-type="float" office:value="35.2795223285716" calcext:value-type="float">
            <text:p><text:s/>35,3 </text:p>
          </table:table-cell>
          <table:table-cell table:style-name="ce11" office:value-type="float" office:value="7.108769460795" calcext:value-type="float">
            <text:p><text:s/>7,1 </text:p>
          </table:table-cell>
          <table:table-cell table:style-name="ce11" office:value-type="float" office:value="30.1181440335248" calcext:value-type="float">
            <text:p><text:s/>30,1 </text:p>
          </table:table-cell>
          <table:table-cell table:style-name="ce11" office:value-type="float" office:value="7.70137562984499" calcext:value-type="float">
            <text:p><text:s/>7,7 </text:p>
          </table:table-cell>
          <table:table-cell table:style-name="ce11" office:value-type="float" office:value="4.15144479458007" calcext:value-type="float">
            <text:p><text:s/>4,2 </text:p>
          </table:table-cell>
          <table:table-cell table:style-name="ce11" office:value-type="float" office:value="31.4351875256032" calcext:value-type="float">
            <text:p><text:s/>31,4 </text:p>
          </table:table-cell>
          <table:table-cell table:style-name="ce11" office:value-type="float" office:value="7.93578061749459" calcext:value-type="float">
            <text:p><text:s/>7,9 </text:p>
          </table:table-cell>
          <table:table-cell table:style-name="ce11" office:value-type="float" office:value="23.5157699795566" calcext:value-type="float">
            <text:p><text:s/>23,5 </text:p>
          </table:table-cell>
          <table:table-cell table:style-name="ce11" office:value-type="float" office:value="59.6461977813096" calcext:value-type="float">
            <text:p><text:s/>59,6 </text:p>
          </table:table-cell>
          <table:table-cell table:style-name="ce11" office:value-type="float" office:value="4.65479690320383" calcext:value-type="float">
            <text:p><text:s/>4,7 </text:p>
          </table:table-cell>
          <table:table-cell table:style-name="ce11" office:value-type="float" office:value="28.2665768066156" calcext:value-type="float">
            <text:p><text:s/>28,3 </text:p>
          </table:table-cell>
          <table:table-cell table:style-name="ce11" office:value-type="float" office:value="9.39578341498065" calcext:value-type="float">
            <text:p><text:s/>9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Tocantins</text:p>
          </table:table-cell>
          <table:table-cell table:style-name="ce11" office:value-type="float" office:value="24.292958199543" calcext:value-type="float">
            <text:p><text:s/>24,3 </text:p>
          </table:table-cell>
          <table:table-cell table:style-name="ce11" office:value-type="float" office:value="5.12314002592575" calcext:value-type="float">
            <text:p><text:s/>5,1 </text:p>
          </table:table-cell>
          <table:table-cell table:style-name="ce11" office:value-type="float" office:value="14.4709959323669" calcext:value-type="float">
            <text:p><text:s/>14,5 </text:p>
          </table:table-cell>
          <table:table-cell table:style-name="ce11" office:value-type="float" office:value="7.21891538318959" calcext:value-type="float">
            <text:p><text:s/>7,2 </text:p>
          </table:table-cell>
          <table:table-cell table:style-name="ce11" office:value-type="float" office:value="38.3316300471812" calcext:value-type="float">
            <text:p><text:s/>38,3 </text:p>
          </table:table-cell>
          <table:table-cell table:style-name="ce11" office:value-type="float" office:value="3.51584251958754" calcext:value-type="float">
            <text:p><text:s/>3,5 </text:p>
          </table:table-cell>
          <table:table-cell table:style-name="ce11" office:value-type="float" office:value="22.9044158209088" calcext:value-type="float">
            <text:p><text:s/>22,9 </text:p>
          </table:table-cell>
          <table:table-cell table:style-name="ce11" office:value-type="float" office:value="5.64211574940222" calcext:value-type="float">
            <text:p><text:s/>5,6 </text:p>
          </table:table-cell>
          <table:table-cell table:style-name="ce11" office:value-type="float" office:value="66.9805953226775" calcext:value-type="float">
            <text:p><text:s/>67,0 </text:p>
          </table:table-cell>
          <table:table-cell table:style-name="ce11" office:value-type="float" office:value="3.97313104452295" calcext:value-type="float">
            <text:p><text:s/>4,0 </text:p>
          </table:table-cell>
          <table:table-cell table:style-name="ce11" office:value-type="float" office:value="17.8074646963118" calcext:value-type="float">
            <text:p><text:s/>17,8 </text:p>
          </table:table-cell>
          <table:table-cell table:style-name="ce11" office:value-type="float" office:value="12.7335472703713" calcext:value-type="float">
            <text:p><text:s/>12,7 </text:p>
          </table:table-cell>
          <table:table-cell table:style-name="ce11" office:value-type="float" office:value="4.87466728689637" calcext:value-type="float">
            <text:p><text:s/>4,9 </text:p>
          </table:table-cell>
          <table:table-cell table:style-name="ce11" office:value-type="float" office:value="26.0135908299245" calcext:value-type="float">
            <text:p><text:s/>26,0 </text:p>
          </table:table-cell>
          <table:table-cell table:style-name="ce11" office:value-type="float" office:value="10.3372726941144" calcext:value-type="float">
            <text:p><text:s/>10,3 </text:p>
          </table:table-cell>
          <table:table-cell table:style-name="ce11" office:value-type="float" office:value="15.0802743676705" calcext:value-type="float">
            <text:p><text:s/>15,1 </text:p>
          </table:table-cell>
          <table:table-cell table:style-name="ce11" office:value-type="float" office:value="14.9946558866965" calcext:value-type="float">
            <text:p><text:s/>15,0 </text:p>
          </table:table-cell>
          <table:table-cell table:style-name="ce11" office:value-type="float" office:value="9.2642345466264" calcext:value-type="float">
            <text:p><text:s/>9,3 </text:p>
          </table:table-cell>
          <table:table-cell table:style-name="ce11" office:value-type="float" office:value="16.9332899992892" calcext:value-type="float">
            <text:p><text:s/>16,9 </text:p>
          </table:table-cell>
          <table:table-cell table:style-name="ce11" office:value-type="float" office:value="9.80276051141419" calcext:value-type="float">
            <text:p><text:s/>9,8 </text:p>
          </table:table-cell>
          <table:table-cell table:style-name="ce11" office:value-type="float" office:value="41.4392732008546" calcext:value-type="float">
            <text:p><text:s/>41,4 </text:p>
          </table:table-cell>
          <table:table-cell table:style-name="ce11" office:value-type="float" office:value="4.36075557927206" calcext:value-type="float">
            <text:p><text:s/>4,4 </text:p>
          </table:table-cell>
          <table:table-cell table:style-name="ce11" office:value-type="float" office:value="26.6327809131595" calcext:value-type="float">
            <text:p><text:s/>26,6 </text:p>
          </table:table-cell>
          <table:table-cell table:style-name="ce11" office:value-type="float" office:value="7.34798598447823" calcext:value-type="float">
            <text:p><text:s/>7,3 </text:p>
          </table:table-cell>
          <table:table-cell table:style-name="ce11" office:value-type="float" office:value="4.50723547150012" calcext:value-type="float">
            <text:p><text:s/>4,5 </text:p>
          </table:table-cell>
          <table:table-cell table:style-name="ce11" office:value-type="float" office:value="21.0907857770515" calcext:value-type="float">
            <text:p><text:s/>21,1 </text:p>
          </table:table-cell>
          <table:table-cell table:style-name="ce11" office:value-type="float" office:value="8.02834106851669" calcext:value-type="float">
            <text:p><text:s/>8,0 </text:p>
          </table:table-cell>
          <table:table-cell table:style-name="ce11" office:value-type="float" office:value="14.8434264990648" calcext:value-type="float">
            <text:p><text:s/>14,8 </text:p>
          </table:table-cell>
          <table:table-cell table:style-name="ce11" office:value-type="float" office:value="60.2565825702976" calcext:value-type="float">
            <text:p><text:s/>60,3 </text:p>
          </table:table-cell>
          <table:table-cell table:style-name="ce11" office:value-type="float" office:value="3.63429435648138" calcext:value-type="float">
            <text:p><text:s/>3,6 </text:p>
          </table:table-cell>
          <table:table-cell table:style-name="ce11" office:value-type="float" office:value="27.2078408896856" calcext:value-type="float">
            <text:p><text:s/>27,2 </text:p>
          </table:table-cell>
          <table:table-cell table:style-name="ce11" office:value-type="float" office:value="6.90620884478807" calcext:value-type="float">
            <text:p><text:s/>6,9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ordeste</text:p>
          </table:table-cell>
          <table:table-cell table:style-name="ce10" office:value-type="float" office:value="25.2909493349527" calcext:value-type="float">
            <text:p><text:s/>25,3 </text:p>
          </table:table-cell>
          <table:table-cell table:style-name="ce10" office:value-type="float" office:value="1.1925757082854" calcext:value-type="float">
            <text:p><text:s/>1,2 </text:p>
          </table:table-cell>
          <table:table-cell table:style-name="ce10" office:value-type="float" office:value="11.3319699114983" calcext:value-type="float">
            <text:p><text:s/>11,3 </text:p>
          </table:table-cell>
          <table:table-cell table:style-name="ce10" office:value-type="float" office:value="1.91142118370164" calcext:value-type="float">
            <text:p><text:s/>1,9 </text:p>
          </table:table-cell>
          <table:table-cell table:style-name="ce10" office:value-type="float" office:value="36.915057892584" calcext:value-type="float">
            <text:p><text:s/>36,9 </text:p>
          </table:table-cell>
          <table:table-cell table:style-name="ce10" office:value-type="float" office:value="0.899607671701677" calcext:value-type="float">
            <text:p><text:s/>0,9 </text:p>
          </table:table-cell>
          <table:table-cell table:style-name="ce10" office:value-type="float" office:value="26.4620228609648" calcext:value-type="float">
            <text:p><text:s/>26,5 </text:p>
          </table:table-cell>
          <table:table-cell table:style-name="ce10" office:value-type="float" office:value="1.09000198888825" calcext:value-type="float">
            <text:p><text:s/>1,1 </text:p>
          </table:table-cell>
          <table:table-cell table:style-name="ce10" office:value-type="float" office:value="68.6946272256902" calcext:value-type="float">
            <text:p><text:s/>68,7 </text:p>
          </table:table-cell>
          <table:table-cell table:style-name="ce10" office:value-type="float" office:value="0.922369492503115" calcext:value-type="float">
            <text:p><text:s/>0,9 </text:p>
          </table:table-cell>
          <table:table-cell table:style-name="ce10" office:value-type="float" office:value="14.9222631912007" calcext:value-type="float">
            <text:p><text:s/>14,9 </text:p>
          </table:table-cell>
          <table:table-cell table:style-name="ce10" office:value-type="float" office:value="3.1001078631612" calcext:value-type="float">
            <text:p><text:s/>3,1 </text:p>
          </table:table-cell>
          <table:table-cell table:style-name="ce10" office:value-type="float" office:value="5.33185565699251" calcext:value-type="float">
            <text:p><text:s/>5,3 </text:p>
          </table:table-cell>
          <table:table-cell table:style-name="ce10" office:value-type="float" office:value="5.73874290834406" calcext:value-type="float">
            <text:p><text:s/>5,7 </text:p>
          </table:table-cell>
          <table:table-cell table:style-name="ce10" office:value-type="float" office:value="11.0512539261166" calcext:value-type="float">
            <text:p><text:s/>11,1 </text:p>
          </table:table-cell>
          <table:table-cell table:style-name="ce10" office:value-type="float" office:value="3.84921915870441" calcext:value-type="float">
            <text:p><text:s/>3,8 </text:p>
          </table:table-cell>
          <table:table-cell table:style-name="ce10" office:value-type="float" office:value="18.0370070982719" calcext:value-type="float">
            <text:p><text:s/>18,0 </text:p>
          </table:table-cell>
          <table:table-cell table:style-name="ce10" office:value-type="float" office:value="2.13271866292379" calcext:value-type="float">
            <text:p><text:s/>2,1 </text:p>
          </table:table-cell>
          <table:table-cell table:style-name="ce10" office:value-type="float" office:value="12.2657821131701" calcext:value-type="float">
            <text:p><text:s/>12,3 </text:p>
          </table:table-cell>
          <table:table-cell table:style-name="ce10" office:value-type="float" office:value="2.69006088616091" calcext:value-type="float">
            <text:p><text:s/>2,7 </text:p>
          </table:table-cell>
          <table:table-cell table:style-name="ce10" office:value-type="float" office:value="38.5054709673618" calcext:value-type="float">
            <text:p><text:s/>38,5 </text:p>
          </table:table-cell>
          <table:table-cell table:style-name="ce10" office:value-type="float" office:value="1.23686629898697" calcext:value-type="float">
            <text:p><text:s/>1,2 </text:p>
          </table:table-cell>
          <table:table-cell table:style-name="ce10" office:value-type="float" office:value="31.191739821196" calcext:value-type="float">
            <text:p><text:s/>31,2 </text:p>
          </table:table-cell>
          <table:table-cell table:style-name="ce10" office:value-type="float" office:value="1.4025874336831" calcext:value-type="float">
            <text:p><text:s/>1,4 </text:p>
          </table:table-cell>
          <table:table-cell table:style-name="ce10" office:value-type="float" office:value="4.31862972842491" calcext:value-type="float">
            <text:p><text:s/>4,3 </text:p>
          </table:table-cell>
          <table:table-cell table:style-name="ce10" office:value-type="float" office:value="5.79616213521635" calcext:value-type="float">
            <text:p><text:s/>5,8 </text:p>
          </table:table-cell>
          <table:table-cell table:style-name="ce10" office:value-type="float" office:value="7.3574215832086" calcext:value-type="float">
            <text:p><text:s/>7,4 </text:p>
          </table:table-cell>
          <table:table-cell table:style-name="ce10" office:value-type="float" office:value="4.05964535532676" calcext:value-type="float">
            <text:p><text:s/>4,1 </text:p>
          </table:table-cell>
          <table:table-cell table:style-name="ce10" office:value-type="float" office:value="57.5610899382343" calcext:value-type="float">
            <text:p><text:s/>57,6 </text:p>
          </table:table-cell>
          <table:table-cell table:style-name="ce10" office:value-type="float" office:value="0.948593838906824" calcext:value-type="float">
            <text:p><text:s/>0,9 </text:p>
          </table:table-cell>
          <table:table-cell table:style-name="ce10" office:value-type="float" office:value="30.7628587501321" calcext:value-type="float">
            <text:p><text:s/>30,8 </text:p>
          </table:table-cell>
          <table:table-cell table:style-name="ce10" office:value-type="float" office:value="1.64749502119667" calcext:value-type="float">
            <text:p><text:s/>1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ranhão</text:p>
          </table:table-cell>
          <table:table-cell table:style-name="ce11" office:value-type="float" office:value="24.6606594603926" calcext:value-type="float">
            <text:p><text:s/>24,7 </text:p>
          </table:table-cell>
          <table:table-cell table:style-name="ce11" office:value-type="float" office:value="2.56228784801272" calcext:value-type="float">
            <text:p><text:s/>2,6 </text:p>
          </table:table-cell>
          <table:table-cell table:style-name="ce11" office:value-type="float" office:value="10.5424074156046" calcext:value-type="float">
            <text:p><text:s/>10,5 </text:p>
          </table:table-cell>
          <table:table-cell table:style-name="ce11" office:value-type="float" office:value="3.79361380675025" calcext:value-type="float">
            <text:p><text:s/>3,8 </text:p>
          </table:table-cell>
          <table:table-cell table:style-name="ce11" office:value-type="float" office:value="36.3384293651604" calcext:value-type="float">
            <text:p><text:s/>36,3 </text:p>
          </table:table-cell>
          <table:table-cell table:style-name="ce11" office:value-type="float" office:value="1.90080563395662" calcext:value-type="float">
            <text:p><text:s/>1,9 </text:p>
          </table:table-cell>
          <table:table-cell table:style-name="ce11" office:value-type="float" office:value="28.4585037588412" calcext:value-type="float">
            <text:p><text:s/>28,5 </text:p>
          </table:table-cell>
          <table:table-cell table:style-name="ce11" office:value-type="float" office:value="2.12138432128816" calcext:value-type="float">
            <text:p><text:s/>2,1 </text:p>
          </table:table-cell>
          <table:table-cell table:style-name="ce11" office:value-type="float" office:value="67.6040282484121" calcext:value-type="float">
            <text:p><text:s/>67,6 </text:p>
          </table:table-cell>
          <table:table-cell table:style-name="ce11" office:value-type="float" office:value="1.82780970606983" calcext:value-type="float">
            <text:p><text:s/>1,8 </text:p>
          </table:table-cell>
          <table:table-cell table:style-name="ce11" office:value-type="float" office:value="15.8843337057021" calcext:value-type="float">
            <text:p><text:s/>15,9 </text:p>
          </table:table-cell>
          <table:table-cell table:style-name="ce11" office:value-type="float" office:value="6.03297635355842" calcext:value-type="float">
            <text:p><text:s/>6,0 </text:p>
          </table:table-cell>
          <table:table-cell table:style-name="ce11" office:value-type="float" office:value="4.91830787326896" calcext:value-type="float">
            <text:p><text:s/>4,9 </text:p>
          </table:table-cell>
          <table:table-cell table:style-name="ce11" office:value-type="float" office:value="11.0596826816277" calcext:value-type="float">
            <text:p><text:s/>11,1 </text:p>
          </table:table-cell>
          <table:table-cell table:style-name="ce11" office:value-type="float" office:value="11.593330172617" calcext:value-type="float">
            <text:p><text:s/>11,6 </text:p>
          </table:table-cell>
          <table:table-cell table:style-name="ce11" office:value-type="float" office:value="7.02614909381223" calcext:value-type="float">
            <text:p><text:s/>7,0 </text:p>
          </table:table-cell>
          <table:table-cell table:style-name="ce11" office:value-type="float" office:value="16.4538796832817" calcext:value-type="float">
            <text:p><text:s/>16,5 </text:p>
          </table:table-cell>
          <table:table-cell table:style-name="ce11" office:value-type="float" office:value="4.77892432994208" calcext:value-type="float">
            <text:p><text:s/>4,8 </text:p>
          </table:table-cell>
          <table:table-cell table:style-name="ce11" office:value-type="float" office:value="9.99980147614665" calcext:value-type="float">
            <text:p><text:s/>10,0 </text:p>
          </table:table-cell>
          <table:table-cell table:style-name="ce11" office:value-type="float" office:value="5.62976013466485" calcext:value-type="float">
            <text:p><text:s/>5,6 </text:p>
          </table:table-cell>
          <table:table-cell table:style-name="ce11" office:value-type="float" office:value="39.0418053579848" calcext:value-type="float">
            <text:p><text:s/>39,0 </text:p>
          </table:table-cell>
          <table:table-cell table:style-name="ce11" office:value-type="float" office:value="2.64053542245836" calcext:value-type="float">
            <text:p><text:s/>2,6 </text:p>
          </table:table-cell>
          <table:table-cell table:style-name="ce11" office:value-type="float" office:value="34.5045134825869" calcext:value-type="float">
            <text:p><text:s/>34,5 </text:p>
          </table:table-cell>
          <table:table-cell table:style-name="ce11" office:value-type="float" office:value="2.55787885834094" calcext:value-type="float">
            <text:p><text:s/>2,6 </text:p>
          </table:table-cell>
          <table:table-cell table:style-name="ce11" office:value-type="float" office:value="4.10973780703513" calcext:value-type="float">
            <text:p><text:s/>4,1 </text:p>
          </table:table-cell>
          <table:table-cell table:style-name="ce11" office:value-type="float" office:value="11.377151535701" calcext:value-type="float">
            <text:p><text:s/>11,4 </text:p>
          </table:table-cell>
          <table:table-cell table:style-name="ce11" office:value-type="float" office:value="7.25921247910075" calcext:value-type="float">
            <text:p><text:s/>7,3 </text:p>
          </table:table-cell>
          <table:table-cell table:style-name="ce11" office:value-type="float" office:value="8.73255980078866" calcext:value-type="float">
            <text:p><text:s/>8,7 </text:p>
          </table:table-cell>
          <table:table-cell table:style-name="ce11" office:value-type="float" office:value="56.3912468712791" calcext:value-type="float">
            <text:p><text:s/>56,4 </text:p>
          </table:table-cell>
          <table:table-cell table:style-name="ce11" office:value-type="float" office:value="2.13066216039567" calcext:value-type="float">
            <text:p><text:s/>2,1 </text:p>
          </table:table-cell>
          <table:table-cell table:style-name="ce11" office:value-type="float" office:value="32.2398028425851" calcext:value-type="float">
            <text:p><text:s/>32,2 </text:p>
          </table:table-cell>
          <table:table-cell table:style-name="ce11" office:value-type="float" office:value="3.53308967699814" calcext:value-type="float">
            <text:p><text:s/>3,5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iauí</text:p>
          </table:table-cell>
          <table:table-cell table:style-name="ce11" office:value-type="float" office:value="27.3076081211607" calcext:value-type="float">
            <text:p><text:s/>27,3 </text:p>
          </table:table-cell>
          <table:table-cell table:style-name="ce11" office:value-type="float" office:value="4.54156100349551" calcext:value-type="float">
            <text:p><text:s/>4,5 </text:p>
          </table:table-cell>
          <table:table-cell table:style-name="ce11" office:value-type="float" office:value="13.1849443029072" calcext:value-type="float">
            <text:p><text:s/>13,2 </text:p>
          </table:table-cell>
          <table:table-cell table:style-name="ce11" office:value-type="float" office:value="6.09088113972103" calcext:value-type="float">
            <text:p><text:s/>6,1 </text:p>
          </table:table-cell>
          <table:table-cell table:style-name="ce11" office:value-type="float" office:value="35.8823562132894" calcext:value-type="float">
            <text:p><text:s/>35,9 </text:p>
          </table:table-cell>
          <table:table-cell table:style-name="ce11" office:value-type="float" office:value="3.12365394653785" calcext:value-type="float">
            <text:p><text:s/>3,1 </text:p>
          </table:table-cell>
          <table:table-cell table:style-name="ce11" office:value-type="float" office:value="23.6250913626433" calcext:value-type="float">
            <text:p><text:s/>23,6 </text:p>
          </table:table-cell>
          <table:table-cell table:style-name="ce11" office:value-type="float" office:value="3.85653748112966" calcext:value-type="float">
            <text:p><text:s/>3,9 </text:p>
          </table:table-cell>
          <table:table-cell table:style-name="ce11" office:value-type="float" office:value="69.8433043978556" calcext:value-type="float">
            <text:p><text:s/>69,8 </text:p>
          </table:table-cell>
          <table:table-cell table:style-name="ce11" office:value-type="float" office:value="3.00245705738067" calcext:value-type="float">
            <text:p><text:s/>3,0 </text:p>
          </table:table-cell>
          <table:table-cell table:style-name="ce11" office:value-type="float" office:value="18.4871737654625" calcext:value-type="float">
            <text:p><text:s/>18,5 </text:p>
          </table:table-cell>
          <table:table-cell table:style-name="ce11" office:value-type="float" office:value="9.19578587449915" calcext:value-type="float">
            <text:p><text:s/>9,2 </text:p>
          </table:table-cell>
          <table:table-cell table:style-name="ce11" office:value-type="float" office:value="5.06396356988925" calcext:value-type="float">
            <text:p><text:s/>5,1 </text:p>
          </table:table-cell>
          <table:table-cell table:style-name="ce11" office:value-type="float" office:value="20.3036389380583" calcext:value-type="float">
            <text:p><text:s/>20,3 </text:p>
          </table:table-cell>
          <table:table-cell table:style-name="ce11" office:value-type="float" office:value="6.60555826679259" calcext:value-type="float">
            <text:p><text:s/>6,6 </text:p>
          </table:table-cell>
          <table:table-cell table:style-name="ce11" office:value-type="float" office:value="16.0282588499958" calcext:value-type="float">
            <text:p><text:s/>16,0 </text:p>
          </table:table-cell>
          <table:table-cell table:style-name="ce11" office:value-type="float" office:value="20.0730057124543" calcext:value-type="float">
            <text:p><text:s/>20,1 </text:p>
          </table:table-cell>
          <table:table-cell table:style-name="ce11" office:value-type="float" office:value="7.49984462308583" calcext:value-type="float">
            <text:p><text:s/>7,5 </text:p>
          </table:table-cell>
          <table:table-cell table:style-name="ce11" office:value-type="float" office:value="13.6514661370979" calcext:value-type="float">
            <text:p><text:s/>13,7 </text:p>
          </table:table-cell>
          <table:table-cell table:style-name="ce11" office:value-type="float" office:value="8.47253460022291" calcext:value-type="float">
            <text:p><text:s/>8,5 </text:p>
          </table:table-cell>
          <table:table-cell table:style-name="ce11" office:value-type="float" office:value="37.3578609870131" calcext:value-type="float">
            <text:p><text:s/>37,4 </text:p>
          </table:table-cell>
          <table:table-cell table:style-name="ce11" office:value-type="float" office:value="4.4186759850135" calcext:value-type="float">
            <text:p><text:s/>4,4 </text:p>
          </table:table-cell>
          <table:table-cell table:style-name="ce11" office:value-type="float" office:value="28.9176671634345" calcext:value-type="float">
            <text:p><text:s/>28,9 </text:p>
          </table:table-cell>
          <table:table-cell table:style-name="ce11" office:value-type="float" office:value="5.18711560555625" calcext:value-type="float">
            <text:p><text:s/>5,2 </text:p>
          </table:table-cell>
          <table:table-cell table:style-name="ce11" office:value-type="float" office:value="3.5568561715852" calcext:value-type="float">
            <text:p><text:s/>3,6 </text:p>
          </table:table-cell>
          <table:table-cell table:style-name="ce11" office:value-type="float" office:value="19.3940984735367" calcext:value-type="float">
            <text:p><text:s/>19,4 </text:p>
          </table:table-cell>
          <table:table-cell table:style-name="ce11" office:value-type="float" office:value="8.33305295818704" calcext:value-type="float">
            <text:p><text:s/>8,3 </text:p>
          </table:table-cell>
          <table:table-cell table:style-name="ce11" office:value-type="float" office:value="12.5804624924926" calcext:value-type="float">
            <text:p><text:s/>12,6 </text:p>
          </table:table-cell>
          <table:table-cell table:style-name="ce11" office:value-type="float" office:value="58.2959768831277" calcext:value-type="float">
            <text:p><text:s/>58,3 </text:p>
          </table:table-cell>
          <table:table-cell table:style-name="ce11" office:value-type="float" office:value="2.93785092043085" calcext:value-type="float">
            <text:p><text:s/>2,9 </text:p>
          </table:table-cell>
          <table:table-cell table:style-name="ce11" office:value-type="float" office:value="29.8141139871001" calcext:value-type="float">
            <text:p><text:s/>29,8 </text:p>
          </table:table-cell>
          <table:table-cell table:style-name="ce11" office:value-type="float" office:value="5.16406163866281" calcext:value-type="float">
            <text:p><text:s/>5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Ceará</text:p>
          </table:table-cell>
          <table:table-cell table:style-name="ce11" office:value-type="float" office:value="24.4888650552564" calcext:value-type="float">
            <text:p><text:s/>24,5 </text:p>
          </table:table-cell>
          <table:table-cell table:style-name="ce11" office:value-type="float" office:value="2.75800324895592" calcext:value-type="float">
            <text:p><text:s/>2,8 </text:p>
          </table:table-cell>
          <table:table-cell table:style-name="ce11" office:value-type="float" office:value="10.110978323018" calcext:value-type="float">
            <text:p><text:s/>10,1 </text:p>
          </table:table-cell>
          <table:table-cell table:style-name="ce11" office:value-type="float" office:value="4.54817490041867" calcext:value-type="float">
            <text:p><text:s/>4,5 </text:p>
          </table:table-cell>
          <table:table-cell table:style-name="ce11" office:value-type="float" office:value="37.5914582615858" calcext:value-type="float">
            <text:p><text:s/>37,6 </text:p>
          </table:table-cell>
          <table:table-cell table:style-name="ce11" office:value-type="float" office:value="1.95194648580465" calcext:value-type="float">
            <text:p><text:s/>2,0 </text:p>
          </table:table-cell>
          <table:table-cell table:style-name="ce11" office:value-type="float" office:value="27.8086983601395" calcext:value-type="float">
            <text:p><text:s/>27,8 </text:p>
          </table:table-cell>
          <table:table-cell table:style-name="ce11" office:value-type="float" office:value="2.45639694554082" calcext:value-type="float">
            <text:p><text:s/>2,5 </text:p>
          </table:table-cell>
          <table:table-cell table:style-name="ce11" office:value-type="float" office:value="71.2256973845556" calcext:value-type="float">
            <text:p><text:s/>71,2 </text:p>
          </table:table-cell>
          <table:table-cell table:style-name="ce11" office:value-type="float" office:value="1.89393168918125" calcext:value-type="float">
            <text:p><text:s/>1,9 </text:p>
          </table:table-cell>
          <table:table-cell table:style-name="ce11" office:value-type="float" office:value="12.0312971008902" calcext:value-type="float">
            <text:p><text:s/>12,0 </text:p>
          </table:table-cell>
          <table:table-cell table:style-name="ce11" office:value-type="float" office:value="8.08625544932681" calcext:value-type="float">
            <text:p><text:s/>8,1 </text:p>
          </table:table-cell>
          <table:table-cell table:style-name="ce11" office:value-type="float" office:value="6.30679323456018" calcext:value-type="float">
            <text:p><text:s/>6,3 </text:p>
          </table:table-cell>
          <table:table-cell table:style-name="ce11" office:value-type="float" office:value="10.5733252899608" calcext:value-type="float">
            <text:p><text:s/>10,6 </text:p>
          </table:table-cell>
          <table:table-cell table:style-name="ce11" office:value-type="float" office:value="10.4362122799939" calcext:value-type="float">
            <text:p><text:s/>10,4 </text:p>
          </table:table-cell>
          <table:table-cell table:style-name="ce11" office:value-type="float" office:value="7.82095401067621" calcext:value-type="float">
            <text:p><text:s/>7,8 </text:p>
          </table:table-cell>
          <table:table-cell table:style-name="ce11" office:value-type="float" office:value="15.1608702248678" calcext:value-type="float">
            <text:p><text:s/>15,2 </text:p>
          </table:table-cell>
          <table:table-cell table:style-name="ce11" office:value-type="float" office:value="5.52198191698679" calcext:value-type="float">
            <text:p><text:s/>5,5 </text:p>
          </table:table-cell>
          <table:table-cell table:style-name="ce11" office:value-type="float" office:value="11.0918041443501" calcext:value-type="float">
            <text:p><text:s/>11,1 </text:p>
          </table:table-cell>
          <table:table-cell table:style-name="ce11" office:value-type="float" office:value="6.53854496611825" calcext:value-type="float">
            <text:p><text:s/>6,5 </text:p>
          </table:table-cell>
          <table:table-cell table:style-name="ce11" office:value-type="float" office:value="40.2035684694381" calcext:value-type="float">
            <text:p><text:s/>40,2 </text:p>
          </table:table-cell>
          <table:table-cell table:style-name="ce11" office:value-type="float" office:value="2.59238484779398" calcext:value-type="float">
            <text:p><text:s/>2,6 </text:p>
          </table:table-cell>
          <table:table-cell table:style-name="ce11" office:value-type="float" office:value="33.5437571613435" calcext:value-type="float">
            <text:p><text:s/>33,5 </text:p>
          </table:table-cell>
          <table:table-cell table:style-name="ce11" office:value-type="float" office:value="3.04744963726936" calcext:value-type="float">
            <text:p><text:s/>3,0 </text:p>
          </table:table-cell>
          <table:table-cell table:style-name="ce11" office:value-type="float" office:value="3.94043998971678" calcext:value-type="float">
            <text:p><text:s/>3,9 </text:p>
          </table:table-cell>
          <table:table-cell table:style-name="ce11" office:value-type="float" office:value="12.2838246728763" calcext:value-type="float">
            <text:p><text:s/>12,3 </text:p>
          </table:table-cell>
          <table:table-cell table:style-name="ce11" office:value-type="float" office:value="7.15884489298168" calcext:value-type="float">
            <text:p><text:s/>7,2 </text:p>
          </table:table-cell>
          <table:table-cell table:style-name="ce11" office:value-type="float" office:value="9.50738878864117" calcext:value-type="float">
            <text:p><text:s/>9,5 </text:p>
          </table:table-cell>
          <table:table-cell table:style-name="ce11" office:value-type="float" office:value="56.9582083183753" calcext:value-type="float">
            <text:p><text:s/>57,0 </text:p>
          </table:table-cell>
          <table:table-cell table:style-name="ce11" office:value-type="float" office:value="2.17602676952476" calcext:value-type="float">
            <text:p><text:s/>2,2 </text:p>
          </table:table-cell>
          <table:table-cell table:style-name="ce11" office:value-type="float" office:value="31.9425067989262" calcext:value-type="float">
            <text:p><text:s/>31,9 </text:p>
          </table:table-cell>
          <table:table-cell table:style-name="ce11" office:value-type="float" office:value="3.77278953758429" calcext:value-type="float">
            <text:p><text:s/>3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Grande do Norte</text:p>
          </table:table-cell>
          <table:table-cell table:style-name="ce11" office:value-type="float" office:value="23.2886969184905" calcext:value-type="float">
            <text:p><text:s/>23,3 </text:p>
          </table:table-cell>
          <table:table-cell table:style-name="ce11" office:value-type="float" office:value="3.94709714626816" calcext:value-type="float">
            <text:p><text:s/>3,9 </text:p>
          </table:table-cell>
          <table:table-cell table:style-name="ce11" office:value-type="float" office:value="10.8262620242896" calcext:value-type="float">
            <text:p><text:s/>10,8 </text:p>
          </table:table-cell>
          <table:table-cell table:style-name="ce11" office:value-type="float" office:value="6.52100346394057" calcext:value-type="float">
            <text:p><text:s/>6,5 </text:p>
          </table:table-cell>
          <table:table-cell table:style-name="ce11" office:value-type="float" office:value="37.8526630870868" calcext:value-type="float">
            <text:p><text:s/>37,9 </text:p>
          </table:table-cell>
          <table:table-cell table:style-name="ce11" office:value-type="float" office:value="2.89328734290313" calcext:value-type="float">
            <text:p><text:s/>2,9 </text:p>
          </table:table-cell>
          <table:table-cell table:style-name="ce11" office:value-type="float" office:value="28.0323779701331" calcext:value-type="float">
            <text:p><text:s/>28,0 </text:p>
          </table:table-cell>
          <table:table-cell table:style-name="ce11" office:value-type="float" office:value="3.42476047849751" calcext:value-type="float">
            <text:p><text:s/>3,4 </text:p>
          </table:table-cell>
          <table:table-cell table:style-name="ce11" office:value-type="float" office:value="70.5457934557378" calcext:value-type="float">
            <text:p><text:s/>70,5 </text:p>
          </table:table-cell>
          <table:table-cell table:style-name="ce11" office:value-type="float" office:value="3.07851037569981" calcext:value-type="float">
            <text:p><text:s/>3,1 </text:p>
          </table:table-cell>
          <table:table-cell table:style-name="ce11" office:value-type="float" office:value="13.051969594812" calcext:value-type="float">
            <text:p><text:s/>13,1 </text:p>
          </table:table-cell>
          <table:table-cell table:style-name="ce11" office:value-type="float" office:value="11.9759935637715" calcext:value-type="float">
            <text:p><text:s/>12,0 </text:p>
          </table:table-cell>
          <table:table-cell table:style-name="ce11" office:value-type="float" office:value="4.05811371439538" calcext:value-type="float">
            <text:p><text:s/>4,1 </text:p>
          </table:table-cell>
          <table:table-cell table:style-name="ce11" office:value-type="float" office:value="23.394061253742" calcext:value-type="float">
            <text:p><text:s/>23,4 </text:p>
          </table:table-cell>
          <table:table-cell table:style-name="ce11" office:value-type="float" office:value="12.3441232350549" calcext:value-type="float">
            <text:p><text:s/>12,3 </text:p>
          </table:table-cell>
          <table:table-cell table:style-name="ce11" office:value-type="float" office:value="10.3729760326211" calcext:value-type="float">
            <text:p><text:s/>10,4 </text:p>
          </table:table-cell>
          <table:table-cell table:style-name="ce11" office:value-type="float" office:value="17.4682270592045" calcext:value-type="float">
            <text:p><text:s/>17,5 </text:p>
          </table:table-cell>
          <table:table-cell table:style-name="ce11" office:value-type="float" office:value="6.8254336218265" calcext:value-type="float">
            <text:p><text:s/>6,8 </text:p>
          </table:table-cell>
          <table:table-cell table:style-name="ce11" office:value-type="float" office:value="12.0686274133411" calcext:value-type="float">
            <text:p><text:s/>12,1 </text:p>
          </table:table-cell>
          <table:table-cell table:style-name="ce11" office:value-type="float" office:value="8.80927741607405" calcext:value-type="float">
            <text:p><text:s/>8,8 </text:p>
          </table:table-cell>
          <table:table-cell table:style-name="ce11" office:value-type="float" office:value="38.3928426802856" calcext:value-type="float">
            <text:p><text:s/>38,4 </text:p>
          </table:table-cell>
          <table:table-cell table:style-name="ce11" office:value-type="float" office:value="3.94585794245094" calcext:value-type="float">
            <text:p><text:s/>3,9 </text:p>
          </table:table-cell>
          <table:table-cell table:style-name="ce11" office:value-type="float" office:value="32.0703028471689" calcext:value-type="float">
            <text:p><text:s/>32,1 </text:p>
          </table:table-cell>
          <table:table-cell table:style-name="ce11" office:value-type="float" office:value="4.67152082349509" calcext:value-type="float">
            <text:p><text:s/>4,7 </text:p>
          </table:table-cell>
          <table:table-cell table:style-name="ce11" office:value-type="float" office:value="2.05366335752095" calcext:value-type="float">
            <text:p><text:s/>2,1 </text:p>
          </table:table-cell>
          <table:table-cell table:style-name="ce11" office:value-type="float" office:value="23.5315763183484" calcext:value-type="float">
            <text:p><text:s/>23,5 </text:p>
          </table:table-cell>
          <table:table-cell table:style-name="ce11" office:value-type="float" office:value="7.63171836056739" calcext:value-type="float">
            <text:p><text:s/>7,6 </text:p>
          </table:table-cell>
          <table:table-cell table:style-name="ce11" office:value-type="float" office:value="13.6015195629663" calcext:value-type="float">
            <text:p><text:s/>13,6 </text:p>
          </table:table-cell>
          <table:table-cell table:style-name="ce11" office:value-type="float" office:value="58.2796674311833" calcext:value-type="float">
            <text:p><text:s/>58,3 </text:p>
          </table:table-cell>
          <table:table-cell table:style-name="ce11" office:value-type="float" office:value="3.0827557998367" calcext:value-type="float">
            <text:p><text:s/>3,1 </text:p>
          </table:table-cell>
          <table:table-cell table:style-name="ce11" office:value-type="float" office:value="32.0349508507282" calcext:value-type="float">
            <text:p><text:s/>32,0 </text:p>
          </table:table-cell>
          <table:table-cell table:style-name="ce11" office:value-type="float" office:value="5.17304244282405" calcext:value-type="float">
            <text:p><text:s/>5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aíba</text:p>
          </table:table-cell>
          <table:table-cell table:style-name="ce11" office:value-type="float" office:value="26.9991411688749" calcext:value-type="float">
            <text:p><text:s/>27,0 </text:p>
          </table:table-cell>
          <table:table-cell table:style-name="ce11" office:value-type="float" office:value="3.67005413046336" calcext:value-type="float">
            <text:p><text:s/>3,7 </text:p>
          </table:table-cell>
          <table:table-cell table:style-name="ce11" office:value-type="float" office:value="11.6810095034684" calcext:value-type="float">
            <text:p><text:s/>11,7 </text:p>
          </table:table-cell>
          <table:table-cell table:style-name="ce11" office:value-type="float" office:value="7.51352721656531" calcext:value-type="float">
            <text:p><text:s/>7,5 </text:p>
          </table:table-cell>
          <table:table-cell table:style-name="ce11" office:value-type="float" office:value="35.1969218683077" calcext:value-type="float">
            <text:p><text:s/>35,2 </text:p>
          </table:table-cell>
          <table:table-cell table:style-name="ce11" office:value-type="float" office:value="3.08498820703382" calcext:value-type="float">
            <text:p><text:s/>3,1 </text:p>
          </table:table-cell>
          <table:table-cell table:style-name="ce11" office:value-type="float" office:value="26.1229274593489" calcext:value-type="float">
            <text:p><text:s/>26,1 </text:p>
          </table:table-cell>
          <table:table-cell table:style-name="ce11" office:value-type="float" office:value="3.61886549740695" calcext:value-type="float">
            <text:p><text:s/>3,6 </text:p>
          </table:table-cell>
          <table:table-cell table:style-name="ce11" office:value-type="float" office:value="68.7863476335526" calcext:value-type="float">
            <text:p><text:s/>68,8 </text:p>
          </table:table-cell>
          <table:table-cell table:style-name="ce11" office:value-type="float" office:value="2.83924437183731" calcext:value-type="float">
            <text:p><text:s/>2,8 </text:p>
          </table:table-cell>
          <table:table-cell table:style-name="ce11" office:value-type="float" office:value="13.5840435812623" calcext:value-type="float">
            <text:p><text:s/>13,6 </text:p>
          </table:table-cell>
          <table:table-cell table:style-name="ce11" office:value-type="float" office:value="11.6024006589626" calcext:value-type="float">
            <text:p><text:s/>11,6 </text:p>
          </table:table-cell>
          <table:table-cell table:style-name="ce11" office:value-type="float" office:value="5.34025794446333" calcext:value-type="float">
            <text:p><text:s/>5,3 </text:p>
          </table:table-cell>
          <table:table-cell table:style-name="ce11" office:value-type="float" office:value="16.922977421152" calcext:value-type="float">
            <text:p><text:s/>16,9 </text:p>
          </table:table-cell>
          <table:table-cell table:style-name="ce11" office:value-type="float" office:value="12.2893508407218" calcext:value-type="float">
            <text:p><text:s/>12,3 </text:p>
          </table:table-cell>
          <table:table-cell table:style-name="ce11" office:value-type="float" office:value="11.1847001435059" calcext:value-type="float">
            <text:p><text:s/>11,2 </text:p>
          </table:table-cell>
          <table:table-cell table:style-name="ce11" office:value-type="float" office:value="20.3247763931175" calcext:value-type="float">
            <text:p><text:s/>20,3 </text:p>
          </table:table-cell>
          <table:table-cell table:style-name="ce11" office:value-type="float" office:value="7.5189005581776" calcext:value-type="float">
            <text:p><text:s/>7,5 </text:p>
          </table:table-cell>
          <table:table-cell table:style-name="ce11" office:value-type="float" office:value="13.3420061122086" calcext:value-type="float">
            <text:p><text:s/>13,3 </text:p>
          </table:table-cell>
          <table:table-cell table:style-name="ce11" office:value-type="float" office:value="9.84115291348609" calcext:value-type="float">
            <text:p><text:s/>9,8 </text:p>
          </table:table-cell>
          <table:table-cell table:style-name="ce11" office:value-type="float" office:value="37.3476877162062" calcext:value-type="float">
            <text:p><text:s/>37,3 </text:p>
          </table:table-cell>
          <table:table-cell table:style-name="ce11" office:value-type="float" office:value="4.36026024412549" calcext:value-type="float">
            <text:p><text:s/>4,4 </text:p>
          </table:table-cell>
          <table:table-cell table:style-name="ce11" office:value-type="float" office:value="28.9855297784678" calcext:value-type="float">
            <text:p><text:s/>29,0 </text:p>
          </table:table-cell>
          <table:table-cell table:style-name="ce11" office:value-type="float" office:value="4.80795798045301" calcext:value-type="float">
            <text:p><text:s/>4,8 </text:p>
          </table:table-cell>
          <table:table-cell table:style-name="ce11" office:value-type="float" office:value="5.32615642783026" calcext:value-type="float">
            <text:p><text:s/>5,3 </text:p>
          </table:table-cell>
          <table:table-cell table:style-name="ce11" office:value-type="float" office:value="14.5252020677952" calcext:value-type="float">
            <text:p><text:s/>14,5 </text:p>
          </table:table-cell>
          <table:table-cell table:style-name="ce11" office:value-type="float" office:value="7.79482253502488" calcext:value-type="float">
            <text:p><text:s/>7,8 </text:p>
          </table:table-cell>
          <table:table-cell table:style-name="ce11" office:value-type="float" office:value="12.4552127565403" calcext:value-type="float">
            <text:p><text:s/>12,5 </text:p>
          </table:table-cell>
          <table:table-cell table:style-name="ce11" office:value-type="float" office:value="54.5448539476591" calcext:value-type="float">
            <text:p><text:s/>54,5 </text:p>
          </table:table-cell>
          <table:table-cell table:style-name="ce11" office:value-type="float" office:value="3.14500105946356" calcext:value-type="float">
            <text:p><text:s/>3,1 </text:p>
          </table:table-cell>
          <table:table-cell table:style-name="ce11" office:value-type="float" office:value="32.3341670894858" calcext:value-type="float">
            <text:p><text:s/>32,3 </text:p>
          </table:table-cell>
          <table:table-cell table:style-name="ce11" office:value-type="float" office:value="5.20422122835307" calcext:value-type="float">
            <text:p><text:s/>5,2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ernambuco</text:p>
          </table:table-cell>
          <table:table-cell table:style-name="ce11" office:value-type="float" office:value="26.8290928628444" calcext:value-type="float">
            <text:p><text:s/>26,8 </text:p>
          </table:table-cell>
          <table:table-cell table:style-name="ce11" office:value-type="float" office:value="2.96994202396406" calcext:value-type="float">
            <text:p><text:s/>3,0 </text:p>
          </table:table-cell>
          <table:table-cell table:style-name="ce11" office:value-type="float" office:value="10.4033850019328" calcext:value-type="float">
            <text:p><text:s/>10,4 </text:p>
          </table:table-cell>
          <table:table-cell table:style-name="ce11" office:value-type="float" office:value="5.24075020183053" calcext:value-type="float">
            <text:p><text:s/>5,2 </text:p>
          </table:table-cell>
          <table:table-cell table:style-name="ce11" office:value-type="float" office:value="36.2027201411056" calcext:value-type="float">
            <text:p><text:s/>36,2 </text:p>
          </table:table-cell>
          <table:table-cell table:style-name="ce11" office:value-type="float" office:value="2.37835538614021" calcext:value-type="float">
            <text:p><text:s/>2,4 </text:p>
          </table:table-cell>
          <table:table-cell table:style-name="ce11" office:value-type="float" office:value="26.564801994117" calcext:value-type="float">
            <text:p><text:s/>26,6 </text:p>
          </table:table-cell>
          <table:table-cell table:style-name="ce11" office:value-type="float" office:value="3.07870158694753" calcext:value-type="float">
            <text:p><text:s/>3,1 </text:p>
          </table:table-cell>
          <table:table-cell table:style-name="ce11" office:value-type="float" office:value="71.498718864381" calcext:value-type="float">
            <text:p><text:s/>71,5 </text:p>
          </table:table-cell>
          <table:table-cell table:style-name="ce11" office:value-type="float" office:value="1.98048613329765" calcext:value-type="float">
            <text:p><text:s/>2,0 </text:p>
          </table:table-cell>
          <table:table-cell table:style-name="ce11" office:value-type="float" office:value="12.6091164881341" calcext:value-type="float">
            <text:p><text:s/>12,6 </text:p>
          </table:table-cell>
          <table:table-cell table:style-name="ce11" office:value-type="float" office:value="9.04932463248226" calcext:value-type="float">
            <text:p><text:s/>9,0 </text:p>
          </table:table-cell>
          <table:table-cell table:style-name="ce11" office:value-type="float" office:value="4.03418308403571" calcext:value-type="float">
            <text:p><text:s/>4,0 </text:p>
          </table:table-cell>
          <table:table-cell table:style-name="ce11" office:value-type="float" office:value="15.9761492307882" calcext:value-type="float">
            <text:p><text:s/>16,0 </text:p>
          </table:table-cell>
          <table:table-cell table:style-name="ce11" office:value-type="float" office:value="11.8579815634493" calcext:value-type="float">
            <text:p><text:s/>11,9 </text:p>
          </table:table-cell>
          <table:table-cell table:style-name="ce11" office:value-type="float" office:value="8.80528940423145" calcext:value-type="float">
            <text:p><text:s/>8,8 </text:p>
          </table:table-cell>
          <table:table-cell table:style-name="ce11" office:value-type="float" office:value="18.4243629712261" calcext:value-type="float">
            <text:p><text:s/>18,4 </text:p>
          </table:table-cell>
          <table:table-cell table:style-name="ce11" office:value-type="float" office:value="5.84579326816616" calcext:value-type="float">
            <text:p><text:s/>5,8 </text:p>
          </table:table-cell>
          <table:table-cell table:style-name="ce11" office:value-type="float" office:value="11.0163332349585" calcext:value-type="float">
            <text:p><text:s/>11,0 </text:p>
          </table:table-cell>
          <table:table-cell table:style-name="ce11" office:value-type="float" office:value="7.47370423679224" calcext:value-type="float">
            <text:p><text:s/>7,5 </text:p>
          </table:table-cell>
          <table:table-cell table:style-name="ce11" office:value-type="float" office:value="38.440616561965" calcext:value-type="float">
            <text:p><text:s/>38,4 </text:p>
          </table:table-cell>
          <table:table-cell table:style-name="ce11" office:value-type="float" office:value="3.44788897052183" calcext:value-type="float">
            <text:p><text:s/>3,4 </text:p>
          </table:table-cell>
          <table:table-cell table:style-name="ce11" office:value-type="float" office:value="32.1186872318505" calcext:value-type="float">
            <text:p><text:s/>32,1 </text:p>
          </table:table-cell>
          <table:table-cell table:style-name="ce11" office:value-type="float" office:value="4.01156081576732" calcext:value-type="float">
            <text:p><text:s/>4,0 </text:p>
          </table:table-cell>
          <table:table-cell table:style-name="ce11" office:value-type="float" office:value="4.70056099211819" calcext:value-type="float">
            <text:p><text:s/>4,7 </text:p>
          </table:table-cell>
          <table:table-cell table:style-name="ce11" office:value-type="float" office:value="14.6145001316717" calcext:value-type="float">
            <text:p><text:s/>14,6 </text:p>
          </table:table-cell>
          <table:table-cell table:style-name="ce11" office:value-type="float" office:value="7.77617283102629" calcext:value-type="float">
            <text:p><text:s/>7,8 </text:p>
          </table:table-cell>
          <table:table-cell table:style-name="ce11" office:value-type="float" office:value="10.1505095393163" calcext:value-type="float">
            <text:p><text:s/>10,2 </text:p>
          </table:table-cell>
          <table:table-cell table:style-name="ce11" office:value-type="float" office:value="57.8329994092938" calcext:value-type="float">
            <text:p><text:s/>57,8 </text:p>
          </table:table-cell>
          <table:table-cell table:style-name="ce11" office:value-type="float" office:value="2.54927453403065" calcext:value-type="float">
            <text:p><text:s/>2,5 </text:p>
          </table:table-cell>
          <table:table-cell table:style-name="ce11" office:value-type="float" office:value="29.6902667675616" calcext:value-type="float">
            <text:p><text:s/>29,7 </text:p>
          </table:table-cell>
          <table:table-cell table:style-name="ce11" office:value-type="float" office:value="4.77862641934957" calcext:value-type="float">
            <text:p><text:s/>4,8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lagoas</text:p>
          </table:table-cell>
          <table:table-cell table:style-name="ce11" office:value-type="float" office:value="29.2156917846972" calcext:value-type="float">
            <text:p><text:s/>29,2 </text:p>
          </table:table-cell>
          <table:table-cell table:style-name="ce11" office:value-type="float" office:value="2.79689968674028" calcext:value-type="float">
            <text:p><text:s/>2,8 </text:p>
          </table:table-cell>
          <table:table-cell table:style-name="ce11" office:value-type="float" office:value="9.30747356486855" calcext:value-type="float">
            <text:p><text:s/>9,3 </text:p>
          </table:table-cell>
          <table:table-cell table:style-name="ce11" office:value-type="float" office:value="6.00732281965835" calcext:value-type="float">
            <text:p><text:s/>6,0 </text:p>
          </table:table-cell>
          <table:table-cell table:style-name="ce11" office:value-type="float" office:value="31.5665001252153" calcext:value-type="float">
            <text:p><text:s/>31,6 </text:p>
          </table:table-cell>
          <table:table-cell table:style-name="ce11" office:value-type="float" office:value="2.4887726300593" calcext:value-type="float">
            <text:p><text:s/>2,5 </text:p>
          </table:table-cell>
          <table:table-cell table:style-name="ce11" office:value-type="float" office:value="29.9103345252197" calcext:value-type="float">
            <text:p><text:s/>29,9 </text:p>
          </table:table-cell>
          <table:table-cell table:style-name="ce11" office:value-type="float" office:value="2.67475834327005" calcext:value-type="float">
            <text:p><text:s/>2,7 </text:p>
          </table:table-cell>
          <table:table-cell table:style-name="ce11" office:value-type="float" office:value="71.9162353067545" calcext:value-type="float">
            <text:p><text:s/>71,9 </text:p>
          </table:table-cell>
          <table:table-cell table:style-name="ce11" office:value-type="float" office:value="2.28538159101059" calcext:value-type="float">
            <text:p><text:s/>2,3 </text:p>
          </table:table-cell>
          <table:table-cell table:style-name="ce11" office:value-type="float" office:value="10.0170808995599" calcext:value-type="float">
            <text:p><text:s/>10,0 </text:p>
          </table:table-cell>
          <table:table-cell table:style-name="ce11" office:value-type="float" office:value="12.0006435068665" calcext:value-type="float">
            <text:p><text:s/>12,0 </text:p>
          </table:table-cell>
          <table:table-cell table:style-name="ce11" office:value-type="float" office:value="4.58479911440036" calcext:value-type="float">
            <text:p><text:s/>4,6 </text:p>
          </table:table-cell>
          <table:table-cell table:style-name="ce11" office:value-type="float" office:value="14.2256907409369" calcext:value-type="float">
            <text:p><text:s/>14,2 </text:p>
          </table:table-cell>
          <table:table-cell table:style-name="ce11" office:value-type="float" office:value="13.4818846792851" calcext:value-type="float">
            <text:p><text:s/>13,5 </text:p>
          </table:table-cell>
          <table:table-cell table:style-name="ce11" office:value-type="float" office:value="8.1850899515864" calcext:value-type="float">
            <text:p><text:s/>8,2 </text:p>
          </table:table-cell>
          <table:table-cell table:style-name="ce11" office:value-type="float" office:value="21.9533668718543" calcext:value-type="float">
            <text:p><text:s/>22,0 </text:p>
          </table:table-cell>
          <table:table-cell table:style-name="ce11" office:value-type="float" office:value="4.66504967140833" calcext:value-type="float">
            <text:p><text:s/>4,7 </text:p>
          </table:table-cell>
          <table:table-cell table:style-name="ce11" office:value-type="float" office:value="9.94731063947754" calcext:value-type="float">
            <text:p><text:s/>9,9 </text:p>
          </table:table-cell>
          <table:table-cell table:style-name="ce11" office:value-type="float" office:value="7.77478965594649" calcext:value-type="float">
            <text:p><text:s/>7,8 </text:p>
          </table:table-cell>
          <table:table-cell table:style-name="ce11" office:value-type="float" office:value="32.6211982027987" calcext:value-type="float">
            <text:p><text:s/>32,6 </text:p>
          </table:table-cell>
          <table:table-cell table:style-name="ce11" office:value-type="float" office:value="3.58354022971251" calcext:value-type="float">
            <text:p><text:s/>3,6 </text:p>
          </table:table-cell>
          <table:table-cell table:style-name="ce11" office:value-type="float" office:value="35.4781242858689" calcext:value-type="float">
            <text:p><text:s/>35,5 </text:p>
          </table:table-cell>
          <table:table-cell table:style-name="ce11" office:value-type="float" office:value="3.5240898475776" calcext:value-type="float">
            <text:p><text:s/>3,5 </text:p>
          </table:table-cell>
          <table:table-cell table:style-name="ce11" office:value-type="float" office:value="5.3638549282404" calcext:value-type="float">
            <text:p><text:s/>5,4 </text:p>
          </table:table-cell>
          <table:table-cell table:style-name="ce11" office:value-type="float" office:value="11.7069092703467" calcext:value-type="float">
            <text:p><text:s/>11,7 </text:p>
          </table:table-cell>
          <table:table-cell table:style-name="ce11" office:value-type="float" office:value="7.79604404861318" calcext:value-type="float">
            <text:p><text:s/>7,8 </text:p>
          </table:table-cell>
          <table:table-cell table:style-name="ce11" office:value-type="float" office:value="11.1579670540769" calcext:value-type="float">
            <text:p><text:s/>11,2 </text:p>
          </table:table-cell>
          <table:table-cell table:style-name="ce11" office:value-type="float" office:value="51.8198165786464" calcext:value-type="float">
            <text:p><text:s/>51,8 </text:p>
          </table:table-cell>
          <table:table-cell table:style-name="ce11" office:value-type="float" office:value="2.92848612340567" calcext:value-type="float">
            <text:p><text:s/>2,9 </text:p>
          </table:table-cell>
          <table:table-cell table:style-name="ce11" office:value-type="float" office:value="35.0202844444999" calcext:value-type="float">
            <text:p><text:s/>35,0 </text:p>
          </table:table-cell>
          <table:table-cell table:style-name="ce11" office:value-type="float" office:value="3.99270035346188" calcext:value-type="float">
            <text:p><text:s/>4,0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ergipe</text:p>
          </table:table-cell>
          <table:table-cell table:style-name="ce11" office:value-type="float" office:value="26.904756506831" calcext:value-type="float">
            <text:p><text:s/>26,9 </text:p>
          </table:table-cell>
          <table:table-cell table:style-name="ce11" office:value-type="float" office:value="4.23812744757979" calcext:value-type="float">
            <text:p><text:s/>4,2 </text:p>
          </table:table-cell>
          <table:table-cell table:style-name="ce11" office:value-type="float" office:value="12.3189994505902" calcext:value-type="float">
            <text:p><text:s/>12,3 </text:p>
          </table:table-cell>
          <table:table-cell table:style-name="ce11" office:value-type="float" office:value="6.01290791412129" calcext:value-type="float">
            <text:p><text:s/>6,0 </text:p>
          </table:table-cell>
          <table:table-cell table:style-name="ce11" office:value-type="float" office:value="37.1270984745573" calcext:value-type="float">
            <text:p><text:s/>37,1 </text:p>
          </table:table-cell>
          <table:table-cell table:style-name="ce11" office:value-type="float" office:value="2.79972373523084" calcext:value-type="float">
            <text:p><text:s/>2,8 </text:p>
          </table:table-cell>
          <table:table-cell table:style-name="ce11" office:value-type="float" office:value="23.649145568021" calcext:value-type="float">
            <text:p><text:s/>23,6 </text:p>
          </table:table-cell>
          <table:table-cell table:style-name="ce11" office:value-type="float" office:value="3.9002147714772" calcext:value-type="float">
            <text:p><text:s/>3,9 </text:p>
          </table:table-cell>
          <table:table-cell table:style-name="ce11" office:value-type="float" office:value="66.1795588950692" calcext:value-type="float">
            <text:p><text:s/>66,2 </text:p>
          </table:table-cell>
          <table:table-cell table:style-name="ce11" office:value-type="float" office:value="3.15857090214559" calcext:value-type="float">
            <text:p><text:s/>3,2 </text:p>
          </table:table-cell>
          <table:table-cell table:style-name="ce11" office:value-type="float" office:value="17.5792200621122" calcext:value-type="float">
            <text:p><text:s/>17,6 </text:p>
          </table:table-cell>
          <table:table-cell table:style-name="ce11" office:value-type="float" office:value="9.51443227326113" calcext:value-type="float">
            <text:p><text:s/>9,5 </text:p>
          </table:table-cell>
          <table:table-cell table:style-name="ce11" office:value-type="float" office:value="5.33251729472651" calcext:value-type="float">
            <text:p><text:s/>5,3 </text:p>
          </table:table-cell>
          <table:table-cell table:style-name="ce11" office:value-type="float" office:value="17.5503689415427" calcext:value-type="float">
            <text:p><text:s/>17,6 </text:p>
          </table:table-cell>
          <table:table-cell table:style-name="ce11" office:value-type="float" office:value="10.9087037480921" calcext:value-type="float">
            <text:p><text:s/>10,9 </text:p>
          </table:table-cell>
          <table:table-cell table:style-name="ce11" office:value-type="float" office:value="11.5289150999037" calcext:value-type="float">
            <text:p><text:s/>11,5 </text:p>
          </table:table-cell>
          <table:table-cell table:style-name="ce11" office:value-type="float" office:value="21.6800662026628" calcext:value-type="float">
            <text:p><text:s/>21,7 </text:p>
          </table:table-cell>
          <table:table-cell table:style-name="ce11" office:value-type="float" office:value="6.85269711799818" calcext:value-type="float">
            <text:p><text:s/>6,9 </text:p>
          </table:table-cell>
          <table:table-cell table:style-name="ce11" office:value-type="float" office:value="13.0880891231912" calcext:value-type="float">
            <text:p><text:s/>13,1 </text:p>
          </table:table-cell>
          <table:table-cell table:style-name="ce11" office:value-type="float" office:value="8.00557548358519" calcext:value-type="float">
            <text:p><text:s/>8,0 </text:p>
          </table:table-cell>
          <table:table-cell table:style-name="ce11" office:value-type="float" office:value="38.34405066028" calcext:value-type="float">
            <text:p><text:s/>38,3 </text:p>
          </table:table-cell>
          <table:table-cell table:style-name="ce11" office:value-type="float" office:value="3.92499458762639" calcext:value-type="float">
            <text:p><text:s/>3,9 </text:p>
          </table:table-cell>
          <table:table-cell table:style-name="ce11" office:value-type="float" office:value="26.8877940138658" calcext:value-type="float">
            <text:p><text:s/>26,9 </text:p>
          </table:table-cell>
          <table:table-cell table:style-name="ce11" office:value-type="float" office:value="5.26602499654277" calcext:value-type="float">
            <text:p><text:s/>5,3 </text:p>
          </table:table-cell>
          <table:table-cell table:style-name="ce11" office:value-type="float" office:value="5.64294751367316" calcext:value-type="float">
            <text:p><text:s/>5,6 </text:p>
          </table:table-cell>
          <table:table-cell table:style-name="ce11" office:value-type="float" office:value="20.6394173292405" calcext:value-type="float">
            <text:p><text:s/>20,6 </text:p>
          </table:table-cell>
          <table:table-cell table:style-name="ce11" office:value-type="float" office:value="7.14597575212949" calcext:value-type="float">
            <text:p><text:s/>7,1 </text:p>
          </table:table-cell>
          <table:table-cell table:style-name="ce11" office:value-type="float" office:value="14.1995778411816" calcext:value-type="float">
            <text:p><text:s/>14,2 </text:p>
          </table:table-cell>
          <table:table-cell table:style-name="ce11" office:value-type="float" office:value="59.1087652150394" calcext:value-type="float">
            <text:p><text:s/>59,1 </text:p>
          </table:table-cell>
          <table:table-cell table:style-name="ce11" office:value-type="float" office:value="3.12327708461689" calcext:value-type="float">
            <text:p><text:s/>3,1 </text:p>
          </table:table-cell>
          <table:table-cell table:style-name="ce11" office:value-type="float" office:value="28.1023115191581" calcext:value-type="float">
            <text:p><text:s/>28,1 </text:p>
          </table:table-cell>
          <table:table-cell table:style-name="ce11" office:value-type="float" office:value="5.37894624633779" calcext:value-type="float">
            <text:p><text:s/>5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Bahia</text:p>
          </table:table-cell>
          <table:table-cell table:style-name="ce11" office:value-type="float" office:value="23.5967804733489" calcext:value-type="float">
            <text:p><text:s/>23,6 </text:p>
          </table:table-cell>
          <table:table-cell table:style-name="ce11" office:value-type="float" office:value="3.17155203530835" calcext:value-type="float">
            <text:p><text:s/>3,2 </text:p>
          </table:table-cell>
          <table:table-cell table:style-name="ce11" office:value-type="float" office:value="12.9653058945668" calcext:value-type="float">
            <text:p><text:s/>13,0 </text:p>
          </table:table-cell>
          <table:table-cell table:style-name="ce11" office:value-type="float" office:value="4.30340907990752" calcext:value-type="float">
            <text:p><text:s/>4,3 </text:p>
          </table:table-cell>
          <table:table-cell table:style-name="ce11" office:value-type="float" office:value="38.8498307639954" calcext:value-type="float">
            <text:p><text:s/>38,8 </text:p>
          </table:table-cell>
          <table:table-cell table:style-name="ce11" office:value-type="float" office:value="2.21459207933094" calcext:value-type="float">
            <text:p><text:s/>2,2 </text:p>
          </table:table-cell>
          <table:table-cell table:style-name="ce11" office:value-type="float" office:value="24.5880828680889" calcext:value-type="float">
            <text:p><text:s/>24,6 </text:p>
          </table:table-cell>
          <table:table-cell table:style-name="ce11" office:value-type="float" office:value="2.85134081384308" calcext:value-type="float">
            <text:p><text:s/>2,9 </text:p>
          </table:table-cell>
          <table:table-cell table:style-name="ce11" office:value-type="float" office:value="64.575362453415" calcext:value-type="float">
            <text:p><text:s/>64,6 </text:p>
          </table:table-cell>
          <table:table-cell table:style-name="ce11" office:value-type="float" office:value="2.77294084213241" calcext:value-type="float">
            <text:p><text:s/>2,8 </text:p>
          </table:table-cell>
          <table:table-cell table:style-name="ce11" office:value-type="float" office:value="18.5895541080151" calcext:value-type="float">
            <text:p><text:s/>18,6 </text:p>
          </table:table-cell>
          <table:table-cell table:style-name="ce11" office:value-type="float" office:value="6.74339608044121" calcext:value-type="float">
            <text:p><text:s/>6,7 </text:p>
          </table:table-cell>
          <table:table-cell table:style-name="ce11" office:value-type="float" office:value="6.32801943611173" calcext:value-type="float">
            <text:p><text:s/>6,3 </text:p>
          </table:table-cell>
          <table:table-cell table:style-name="ce11" office:value-type="float" office:value="14.3134521005203" calcext:value-type="float">
            <text:p><text:s/>14,3 </text:p>
          </table:table-cell>
          <table:table-cell table:style-name="ce11" office:value-type="float" office:value="10.507064002458" calcext:value-type="float">
            <text:p><text:s/>10,5 </text:p>
          </table:table-cell>
          <table:table-cell table:style-name="ce11" office:value-type="float" office:value="11.8607617523676" calcext:value-type="float">
            <text:p><text:s/>11,9 </text:p>
          </table:table-cell>
          <table:table-cell table:style-name="ce11" office:value-type="float" office:value="18.0474549497491" calcext:value-type="float">
            <text:p><text:s/>18,0 </text:p>
          </table:table-cell>
          <table:table-cell table:style-name="ce11" office:value-type="float" office:value="5.17065706546492" calcext:value-type="float">
            <text:p><text:s/>5,2 </text:p>
          </table:table-cell>
          <table:table-cell table:style-name="ce11" office:value-type="float" office:value="14.7653787519227" calcext:value-type="float">
            <text:p><text:s/>14,8 </text:p>
          </table:table-cell>
          <table:table-cell table:style-name="ce11" office:value-type="float" office:value="5.90634672603781" calcext:value-type="float">
            <text:p><text:s/>5,9 </text:p>
          </table:table-cell>
          <table:table-cell table:style-name="ce11" office:value-type="float" office:value="39.1305378580224" calcext:value-type="float">
            <text:p><text:s/>39,1 </text:p>
          </table:table-cell>
          <table:table-cell table:style-name="ce11" office:value-type="float" office:value="3.06368130698144" calcext:value-type="float">
            <text:p><text:s/>3,1 </text:p>
          </table:table-cell>
          <table:table-cell table:style-name="ce11" office:value-type="float" office:value="28.0566284403056" calcext:value-type="float">
            <text:p><text:s/>28,1 </text:p>
          </table:table-cell>
          <table:table-cell table:style-name="ce11" office:value-type="float" office:value="3.72667284635953" calcext:value-type="float">
            <text:p><text:s/>3,7 </text:p>
          </table:table-cell>
          <table:table-cell table:style-name="ce11" office:value-type="float" office:value="4.45057988021013" calcext:value-type="float">
            <text:p><text:s/>4,5 </text:p>
          </table:table-cell>
          <table:table-cell table:style-name="ce11" office:value-type="float" office:value="14.8315231032413" calcext:value-type="float">
            <text:p><text:s/>14,8 </text:p>
          </table:table-cell>
          <table:table-cell table:style-name="ce11" office:value-type="float" office:value="6.8417501691974" calcext:value-type="float">
            <text:p><text:s/>6,8 </text:p>
          </table:table-cell>
          <table:table-cell table:style-name="ce11" office:value-type="float" office:value="10.549571187536" calcext:value-type="float">
            <text:p><text:s/>10,5 </text:p>
          </table:table-cell>
          <table:table-cell table:style-name="ce11" office:value-type="float" office:value="59.6717105109609" calcext:value-type="float">
            <text:p><text:s/>59,7 </text:p>
          </table:table-cell>
          <table:table-cell table:style-name="ce11" office:value-type="float" office:value="2.22402636593278" calcext:value-type="float">
            <text:p><text:s/>2,2 </text:p>
          </table:table-cell>
          <table:table-cell table:style-name="ce11" office:value-type="float" office:value="29.0359594396314" calcext:value-type="float">
            <text:p><text:s/>29,0 </text:p>
          </table:table-cell>
          <table:table-cell table:style-name="ce11" office:value-type="float" office:value="4.11285239480682" calcext:value-type="float">
            <text:p><text:s/>4,1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deste</text:p>
          </table:table-cell>
          <table:table-cell table:style-name="ce10" office:value-type="float" office:value="21.4757265863302" calcext:value-type="float">
            <text:p><text:s/>21,5 </text:p>
          </table:table-cell>
          <table:table-cell table:style-name="ce10" office:value-type="float" office:value="1.60820391340015" calcext:value-type="float">
            <text:p><text:s/>1,6 </text:p>
          </table:table-cell>
          <table:table-cell table:style-name="ce10" office:value-type="float" office:value="13.2946817696737" calcext:value-type="float">
            <text:p><text:s/>13,3 </text:p>
          </table:table-cell>
          <table:table-cell table:style-name="ce10" office:value-type="float" office:value="2.23081714886124" calcext:value-type="float">
            <text:p><text:s/>2,2 </text:p>
          </table:table-cell>
          <table:table-cell table:style-name="ce10" office:value-type="float" office:value="45.4856303024387" calcext:value-type="float">
            <text:p><text:s/>45,5 </text:p>
          </table:table-cell>
          <table:table-cell table:style-name="ce10" office:value-type="float" office:value="0.918143688176548" calcext:value-type="float">
            <text:p><text:s/>0,9 </text:p>
          </table:table-cell>
          <table:table-cell table:style-name="ce10" office:value-type="float" office:value="19.7439613415579" calcext:value-type="float">
            <text:p><text:s/>19,7 </text:p>
          </table:table-cell>
          <table:table-cell table:style-name="ce10" office:value-type="float" office:value="1.65099381483956" calcext:value-type="float">
            <text:p><text:s/>1,7 </text:p>
          </table:table-cell>
          <table:table-cell table:style-name="ce10" office:value-type="float" office:value="69.3992850145088" calcext:value-type="float">
            <text:p><text:s/>69,4 </text:p>
          </table:table-cell>
          <table:table-cell table:style-name="ce10" office:value-type="float" office:value="1.1517176030062" calcext:value-type="float">
            <text:p><text:s/>1,2 </text:p>
          </table:table-cell>
          <table:table-cell table:style-name="ce10" office:value-type="float" office:value="16.4050191108593" calcext:value-type="float">
            <text:p><text:s/>16,4 </text:p>
          </table:table-cell>
          <table:table-cell table:style-name="ce10" office:value-type="float" office:value="3.96054038318218" calcext:value-type="float">
            <text:p><text:s/>4,0 </text:p>
          </table:table-cell>
          <table:table-cell table:style-name="ce10" office:value-type="float" office:value="5.29573844613897" calcext:value-type="float">
            <text:p><text:s/>5,3 </text:p>
          </table:table-cell>
          <table:table-cell table:style-name="ce10" office:value-type="float" office:value="6.50640091097256" calcext:value-type="float">
            <text:p><text:s/>6,5 </text:p>
          </table:table-cell>
          <table:table-cell table:style-name="ce10" office:value-type="float" office:value="8.89995742849298" calcext:value-type="float">
            <text:p><text:s/>8,9 </text:p>
          </table:table-cell>
          <table:table-cell table:style-name="ce10" office:value-type="float" office:value="5.80595454069038" calcext:value-type="float">
            <text:p><text:s/>5,8 </text:p>
          </table:table-cell>
          <table:table-cell table:style-name="ce10" office:value-type="float" office:value="13.8453494588915" calcext:value-type="float">
            <text:p><text:s/>13,8 </text:p>
          </table:table-cell>
          <table:table-cell table:style-name="ce10" office:value-type="float" office:value="3.0074877344649" calcext:value-type="float">
            <text:p><text:s/>3,0 </text:p>
          </table:table-cell>
          <table:table-cell table:style-name="ce10" office:value-type="float" office:value="15.6228484264977" calcext:value-type="float">
            <text:p><text:s/>15,6 </text:p>
          </table:table-cell>
          <table:table-cell table:style-name="ce10" office:value-type="float" office:value="2.91318893271394" calcext:value-type="float">
            <text:p><text:s/>2,9 </text:p>
          </table:table-cell>
          <table:table-cell table:style-name="ce10" office:value-type="float" office:value="47.3230078153225" calcext:value-type="float">
            <text:p><text:s/>47,3 </text:p>
          </table:table-cell>
          <table:table-cell table:style-name="ce10" office:value-type="float" office:value="1.27591063934686" calcext:value-type="float">
            <text:p><text:s/>1,3 </text:p>
          </table:table-cell>
          <table:table-cell table:style-name="ce10" office:value-type="float" office:value="23.2087942992884" calcext:value-type="float">
            <text:p><text:s/>23,2 </text:p>
          </table:table-cell>
          <table:table-cell table:style-name="ce10" office:value-type="float" office:value="2.08258778639039" calcext:value-type="float">
            <text:p><text:s/>2,1 </text:p>
          </table:table-cell>
          <table:table-cell table:style-name="ce10" office:value-type="float" office:value="2.7022066266926" calcext:value-type="float">
            <text:p><text:s/>2,7 </text:p>
          </table:table-cell>
          <table:table-cell table:style-name="ce10" office:value-type="float" office:value="8.12345493962742" calcext:value-type="float">
            <text:p><text:s/>8,1 </text:p>
          </table:table-cell>
          <table:table-cell table:style-name="ce10" office:value-type="float" office:value="8.23271761695125" calcext:value-type="float">
            <text:p><text:s/>8,2 </text:p>
          </table:table-cell>
          <table:table-cell table:style-name="ce10" office:value-type="float" office:value="4.77340490606686" calcext:value-type="float">
            <text:p><text:s/>4,8 </text:p>
          </table:table-cell>
          <table:table-cell table:style-name="ce10" office:value-type="float" office:value="67.4394044979358" calcext:value-type="float">
            <text:p><text:s/>67,4 </text:p>
          </table:table-cell>
          <table:table-cell table:style-name="ce10" office:value-type="float" office:value="0.922519911082401" calcext:value-type="float">
            <text:p><text:s/>0,9 </text:p>
          </table:table-cell>
          <table:table-cell table:style-name="ce10" office:value-type="float" office:value="21.6256712584206" calcext:value-type="float">
            <text:p><text:s/>21,6 </text:p>
          </table:table-cell>
          <table:table-cell table:style-name="ce10" office:value-type="float" office:value="2.56309696946839" calcext:value-type="float">
            <text:p><text:s/>2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inas Gerais</text:p>
          </table:table-cell>
          <table:table-cell table:style-name="ce11" office:value-type="float" office:value="21.8253119749023" calcext:value-type="float">
            <text:p><text:s/>21,8 </text:p>
          </table:table-cell>
          <table:table-cell table:style-name="ce11" office:value-type="float" office:value="2.65794367008481" calcext:value-type="float">
            <text:p><text:s/>2,7 </text:p>
          </table:table-cell>
          <table:table-cell table:style-name="ce11" office:value-type="float" office:value="14.0840857888458" calcext:value-type="float">
            <text:p><text:s/>14,1 </text:p>
          </table:table-cell>
          <table:table-cell table:style-name="ce11" office:value-type="float" office:value="3.51894670423108" calcext:value-type="float">
            <text:p><text:s/>3,5 </text:p>
          </table:table-cell>
          <table:table-cell table:style-name="ce11" office:value-type="float" office:value="45.2852982038193" calcext:value-type="float">
            <text:p><text:s/>45,3 </text:p>
          </table:table-cell>
          <table:table-cell table:style-name="ce11" office:value-type="float" office:value="1.57327498422602" calcext:value-type="float">
            <text:p><text:s/>1,6 </text:p>
          </table:table-cell>
          <table:table-cell table:style-name="ce11" office:value-type="float" office:value="18.8053040324327" calcext:value-type="float">
            <text:p><text:s/>18,8 </text:p>
          </table:table-cell>
          <table:table-cell table:style-name="ce11" office:value-type="float" office:value="2.92426186811509" calcext:value-type="float">
            <text:p><text:s/>2,9 </text:p>
          </table:table-cell>
          <table:table-cell table:style-name="ce11" office:value-type="float" office:value="66.3042823441107" calcext:value-type="float">
            <text:p><text:s/>66,3 </text:p>
          </table:table-cell>
          <table:table-cell table:style-name="ce11" office:value-type="float" office:value="2.00325624458687" calcext:value-type="float">
            <text:p><text:s/>2,0 </text:p>
          </table:table-cell>
          <table:table-cell table:style-name="ce11" office:value-type="float" office:value="19.2896670488519" calcext:value-type="float">
            <text:p><text:s/>19,3 </text:p>
          </table:table-cell>
          <table:table-cell table:style-name="ce11" office:value-type="float" office:value="5.9324375902647" calcext:value-type="float">
            <text:p><text:s/>5,9 </text:p>
          </table:table-cell>
          <table:table-cell table:style-name="ce11" office:value-type="float" office:value="6.43026972660569" calcext:value-type="float">
            <text:p><text:s/>6,4 </text:p>
          </table:table-cell>
          <table:table-cell table:style-name="ce11" office:value-type="float" office:value="10.2538393552211" calcext:value-type="float">
            <text:p><text:s/>10,3 </text:p>
          </table:table-cell>
          <table:table-cell table:style-name="ce11" office:value-type="float" office:value="7.97578088043183" calcext:value-type="float">
            <text:p><text:s/>8,0 </text:p>
          </table:table-cell>
          <table:table-cell table:style-name="ce11" office:value-type="float" office:value="9.63811814689418" calcext:value-type="float">
            <text:p><text:s/>9,6 </text:p>
          </table:table-cell>
          <table:table-cell table:style-name="ce11" office:value-type="float" office:value="13.9319729669621" calcext:value-type="float">
            <text:p><text:s/>13,9 </text:p>
          </table:table-cell>
          <table:table-cell table:style-name="ce11" office:value-type="float" office:value="4.89613777947544" calcext:value-type="float">
            <text:p><text:s/>4,9 </text:p>
          </table:table-cell>
          <table:table-cell table:style-name="ce11" office:value-type="float" office:value="15.5980029914078" calcext:value-type="float">
            <text:p><text:s/>15,6 </text:p>
          </table:table-cell>
          <table:table-cell table:style-name="ce11" office:value-type="float" office:value="4.67054622420386" calcext:value-type="float">
            <text:p><text:s/>4,7 </text:p>
          </table:table-cell>
          <table:table-cell table:style-name="ce11" office:value-type="float" office:value="48.6496142850087" calcext:value-type="float">
            <text:p><text:s/>48,6 </text:p>
          </table:table-cell>
          <table:table-cell table:style-name="ce11" office:value-type="float" office:value="2.11686697200641" calcext:value-type="float">
            <text:p><text:s/>2,1 </text:p>
          </table:table-cell>
          <table:table-cell table:style-name="ce11" office:value-type="float" office:value="21.8204097566219" calcext:value-type="float">
            <text:p><text:s/>21,8 </text:p>
          </table:table-cell>
          <table:table-cell table:style-name="ce11" office:value-type="float" office:value="3.9382873692988" calcext:value-type="float">
            <text:p><text:s/>3,9 </text:p>
          </table:table-cell>
          <table:table-cell table:style-name="ce11" office:value-type="float" office:value="2.25979408825027" calcext:value-type="float">
            <text:p><text:s/>2,3 </text:p>
          </table:table-cell>
          <table:table-cell table:style-name="ce11" office:value-type="float" office:value="14.6951679436012" calcext:value-type="float">
            <text:p><text:s/>14,7 </text:p>
          </table:table-cell>
          <table:table-cell table:style-name="ce11" office:value-type="float" office:value="8.18587853859929" calcext:value-type="float">
            <text:p><text:s/>8,2 </text:p>
          </table:table-cell>
          <table:table-cell table:style-name="ce11" office:value-type="float" office:value="7.99387803456281" calcext:value-type="float">
            <text:p><text:s/>8,0 </text:p>
          </table:table-cell>
          <table:table-cell table:style-name="ce11" office:value-type="float" office:value="67.6035986784613" calcext:value-type="float">
            <text:p><text:s/>67,6 </text:p>
          </table:table-cell>
          <table:table-cell table:style-name="ce11" office:value-type="float" office:value="1.54950464520233" calcext:value-type="float">
            <text:p><text:s/>1,5 </text:p>
          </table:table-cell>
          <table:table-cell table:style-name="ce11" office:value-type="float" office:value="21.9507286946895" calcext:value-type="float">
            <text:p><text:s/>22,0 </text:p>
          </table:table-cell>
          <table:table-cell table:style-name="ce11" office:value-type="float" office:value="4.26925282795775" calcext:value-type="float">
            <text:p><text:s/>4,3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Espírito Santo</text:p>
          </table:table-cell>
          <table:table-cell table:style-name="ce11" office:value-type="float" office:value="17.7925657300911" calcext:value-type="float">
            <text:p><text:s/>17,8 </text:p>
          </table:table-cell>
          <table:table-cell table:style-name="ce11" office:value-type="float" office:value="4.25551505743247" calcext:value-type="float">
            <text:p><text:s/>4,3 </text:p>
          </table:table-cell>
          <table:table-cell table:style-name="ce11" office:value-type="float" office:value="15.1547057698575" calcext:value-type="float">
            <text:p><text:s/>15,2 </text:p>
          </table:table-cell>
          <table:table-cell table:style-name="ce11" office:value-type="float" office:value="4.32063219641805" calcext:value-type="float">
            <text:p><text:s/>4,3 </text:p>
          </table:table-cell>
          <table:table-cell table:style-name="ce11" office:value-type="float" office:value="46.8562399836674" calcext:value-type="float">
            <text:p><text:s/>46,9 </text:p>
          </table:table-cell>
          <table:table-cell table:style-name="ce11" office:value-type="float" office:value="2.10134808520936" calcext:value-type="float">
            <text:p><text:s/>2,1 </text:p>
          </table:table-cell>
          <table:table-cell table:style-name="ce11" office:value-type="float" office:value="20.1964885163841" calcext:value-type="float">
            <text:p><text:s/>20,2 </text:p>
          </table:table-cell>
          <table:table-cell table:style-name="ce11" office:value-type="float" office:value="3.60571325168804" calcext:value-type="float">
            <text:p><text:s/>3,6 </text:p>
          </table:table-cell>
          <table:table-cell table:style-name="ce11" office:value-type="float" office:value="58.6990546852875" calcext:value-type="float">
            <text:p><text:s/>58,7 </text:p>
          </table:table-cell>
          <table:table-cell table:style-name="ce11" office:value-type="float" office:value="3.04503671331088" calcext:value-type="float">
            <text:p><text:s/>3,0 </text:p>
          </table:table-cell>
          <table:table-cell table:style-name="ce11" office:value-type="float" office:value="22.7860920833217" calcext:value-type="float">
            <text:p><text:s/>22,8 </text:p>
          </table:table-cell>
          <table:table-cell table:style-name="ce11" office:value-type="float" office:value="6.64463976825322" calcext:value-type="float">
            <text:p><text:s/>6,6 </text:p>
          </table:table-cell>
          <table:table-cell table:style-name="ce11" office:value-type="float" office:value="8.40068372446318" calcext:value-type="float">
            <text:p><text:s/>8,4 </text:p>
          </table:table-cell>
          <table:table-cell table:style-name="ce11" office:value-type="float" office:value="12.0335273290203" calcext:value-type="float">
            <text:p><text:s/>12,0 </text:p>
          </table:table-cell>
          <table:table-cell table:style-name="ce11" office:value-type="float" office:value="10.1141695069277" calcext:value-type="float">
            <text:p><text:s/>10,1 </text:p>
          </table:table-cell>
          <table:table-cell table:style-name="ce11" office:value-type="float" office:value="11.3734693738008" calcext:value-type="float">
            <text:p><text:s/>11,4 </text:p>
          </table:table-cell>
          <table:table-cell table:style-name="ce11" office:value-type="float" office:value="11.4936202910383" calcext:value-type="float">
            <text:p><text:s/>11,5 </text:p>
          </table:table-cell>
          <table:table-cell table:style-name="ce11" office:value-type="float" office:value="8.46426571333383" calcext:value-type="float">
            <text:p><text:s/>8,5 </text:p>
          </table:table-cell>
          <table:table-cell table:style-name="ce11" office:value-type="float" office:value="16.1525199691006" calcext:value-type="float">
            <text:p><text:s/>16,2 </text:p>
          </table:table-cell>
          <table:table-cell table:style-name="ce11" office:value-type="float" office:value="6.09466901635656" calcext:value-type="float">
            <text:p><text:s/>6,1 </text:p>
          </table:table-cell>
          <table:table-cell table:style-name="ce11" office:value-type="float" office:value="49.0394543903495" calcext:value-type="float">
            <text:p><text:s/>49,0 </text:p>
          </table:table-cell>
          <table:table-cell table:style-name="ce11" office:value-type="float" office:value="2.89304485839621" calcext:value-type="float">
            <text:p><text:s/>2,9 </text:p>
          </table:table-cell>
          <table:table-cell table:style-name="ce11" office:value-type="float" office:value="23.3144053495116" calcext:value-type="float">
            <text:p><text:s/>23,3 </text:p>
          </table:table-cell>
          <table:table-cell table:style-name="ce11" office:value-type="float" office:value="4.74685195279975" calcext:value-type="float">
            <text:p><text:s/>4,7 </text:p>
          </table:table-cell>
          <table:table-cell table:style-name="ce11" office:value-type="float" office:value="2.24843114163628" calcext:value-type="float">
            <text:p><text:s/>2,2 </text:p>
          </table:table-cell>
          <table:table-cell table:style-name="ce11" office:value-type="float" office:value="22.3821683039297" calcext:value-type="float">
            <text:p><text:s/>22,4 </text:p>
          </table:table-cell>
          <table:table-cell table:style-name="ce11" office:value-type="float" office:value="9.30410831309118" calcext:value-type="float">
            <text:p><text:s/>9,3 </text:p>
          </table:table-cell>
          <table:table-cell table:style-name="ce11" office:value-type="float" office:value="9.3740443161681" calcext:value-type="float">
            <text:p><text:s/>9,4 </text:p>
          </table:table-cell>
          <table:table-cell table:style-name="ce11" office:value-type="float" office:value="66.5455142934345" calcext:value-type="float">
            <text:p><text:s/>66,5 </text:p>
          </table:table-cell>
          <table:table-cell table:style-name="ce11" office:value-type="float" office:value="2.15059399975718" calcext:value-type="float">
            <text:p><text:s/>2,2 </text:p>
          </table:table-cell>
          <table:table-cell table:style-name="ce11" office:value-type="float" office:value="21.9019462518379" calcext:value-type="float">
            <text:p><text:s/>21,9 </text:p>
          </table:table-cell>
          <table:table-cell table:style-name="ce11" office:value-type="float" office:value="5.35468008010305" calcext:value-type="float">
            <text:p><text:s/>5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de Janeiro</text:p>
          </table:table-cell>
          <table:table-cell table:style-name="ce11" office:value-type="float" office:value="27.2009617481774" calcext:value-type="float">
            <text:p><text:s/>27,2 </text:p>
          </table:table-cell>
          <table:table-cell table:style-name="ce11" office:value-type="float" office:value="2.39983556297704" calcext:value-type="float">
            <text:p><text:s/>2,4 </text:p>
          </table:table-cell>
          <table:table-cell table:style-name="ce11" office:value-type="float" office:value="10.4989999860547" calcext:value-type="float">
            <text:p><text:s/>10,5 </text:p>
          </table:table-cell>
          <table:table-cell table:style-name="ce11" office:value-type="float" office:value="4.03709946376377" calcext:value-type="float">
            <text:p><text:s/>4,0 </text:p>
          </table:table-cell>
          <table:table-cell table:style-name="ce11" office:value-type="float" office:value="40.9877334067568" calcext:value-type="float">
            <text:p><text:s/>41,0 </text:p>
          </table:table-cell>
          <table:table-cell table:style-name="ce11" office:value-type="float" office:value="1.71678690730793" calcext:value-type="float">
            <text:p><text:s/>1,7 </text:p>
          </table:table-cell>
          <table:table-cell table:style-name="ce11" office:value-type="float" office:value="21.3123048590114" calcext:value-type="float">
            <text:p><text:s/>21,3 </text:p>
          </table:table-cell>
          <table:table-cell table:style-name="ce11" office:value-type="float" office:value="2.74400304727995" calcext:value-type="float">
            <text:p><text:s/>2,7 </text:p>
          </table:table-cell>
          <table:table-cell table:style-name="ce11" office:value-type="float" office:value="80.8593055686568" calcext:value-type="float">
            <text:p><text:s/>80,9 </text:p>
          </table:table-cell>
          <table:table-cell table:style-name="ce11" office:value-type="float" office:value="1.35454629869009" calcext:value-type="float">
            <text:p><text:s/>1,4 </text:p>
          </table:table-cell>
          <table:table-cell table:style-name="ce11" office:value-type="float" office:value="7.87084671445926" calcext:value-type="float">
            <text:p><text:s/>7,9 </text:p>
          </table:table-cell>
          <table:table-cell table:style-name="ce11" office:value-type="float" office:value="9.53642426291244" calcext:value-type="float">
            <text:p><text:s/>9,5 </text:p>
          </table:table-cell>
          <table:table-cell table:style-name="ce11" office:value-type="float" office:value="3.12906517896263" calcext:value-type="float">
            <text:p><text:s/>3,1 </text:p>
          </table:table-cell>
          <table:table-cell table:style-name="ce11" office:value-type="float" office:value="14.7808605878958" calcext:value-type="float">
            <text:p><text:s/>14,8 </text:p>
          </table:table-cell>
          <table:table-cell table:style-name="ce11" office:value-type="float" office:value="8.14078253792124" calcext:value-type="float">
            <text:p><text:s/>8,1 </text:p>
          </table:table-cell>
          <table:table-cell table:style-name="ce11" office:value-type="float" office:value="10.2004563928069" calcext:value-type="float">
            <text:p><text:s/>10,2 </text:p>
          </table:table-cell>
          <table:table-cell table:style-name="ce11" office:value-type="float" office:value="19.3946921109816" calcext:value-type="float">
            <text:p><text:s/>19,4 </text:p>
          </table:table-cell>
          <table:table-cell table:style-name="ce11" office:value-type="float" office:value="4.19993027126553" calcext:value-type="float">
            <text:p><text:s/>4,2 </text:p>
          </table:table-cell>
          <table:table-cell table:style-name="ce11" office:value-type="float" office:value="13.6350785300378" calcext:value-type="float">
            <text:p><text:s/>13,6 </text:p>
          </table:table-cell>
          <table:table-cell table:style-name="ce11" office:value-type="float" office:value="4.97990190470778" calcext:value-type="float">
            <text:p><text:s/>5,0 </text:p>
          </table:table-cell>
          <table:table-cell table:style-name="ce11" office:value-type="float" office:value="41.4893575442692" calcext:value-type="float">
            <text:p><text:s/>41,5 </text:p>
          </table:table-cell>
          <table:table-cell table:style-name="ce11" office:value-type="float" office:value="2.30555171494556" calcext:value-type="float">
            <text:p><text:s/>2,3 </text:p>
          </table:table-cell>
          <table:table-cell table:style-name="ce11" office:value-type="float" office:value="25.4808718147115" calcext:value-type="float">
            <text:p><text:s/>25,5 </text:p>
          </table:table-cell>
          <table:table-cell table:style-name="ce11" office:value-type="float" office:value="3.27481539526038" calcext:value-type="float">
            <text:p><text:s/>3,3 </text:p>
          </table:table-cell>
          <table:table-cell table:style-name="ce11" office:value-type="float" office:value="3.79133239459863" calcext:value-type="float">
            <text:p><text:s/>3,8 </text:p>
          </table:table-cell>
          <table:table-cell table:style-name="ce11" office:value-type="float" office:value="11.8499585763175" calcext:value-type="float">
            <text:p><text:s/>11,8 </text:p>
          </table:table-cell>
          <table:table-cell table:style-name="ce11" office:value-type="float" office:value="7.72090166729677" calcext:value-type="float">
            <text:p><text:s/>7,7 </text:p>
          </table:table-cell>
          <table:table-cell table:style-name="ce11" office:value-type="float" office:value="8.01626680459725" calcext:value-type="float">
            <text:p><text:s/>8,0 </text:p>
          </table:table-cell>
          <table:table-cell table:style-name="ce11" office:value-type="float" office:value="64.6392162534009" calcext:value-type="float">
            <text:p><text:s/>64,6 </text:p>
          </table:table-cell>
          <table:table-cell table:style-name="ce11" office:value-type="float" office:value="1.73569243230607" calcext:value-type="float">
            <text:p><text:s/>1,7 </text:p>
          </table:table-cell>
          <table:table-cell table:style-name="ce11" office:value-type="float" office:value="23.8485496847036" calcext:value-type="float">
            <text:p><text:s/>23,8 </text:p>
          </table:table-cell>
          <table:table-cell table:style-name="ce11" office:value-type="float" office:value="4.06312409302624" calcext:value-type="float">
            <text:p><text:s/>4,1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ão Paulo</text:p>
          </table:table-cell>
          <table:table-cell table:style-name="ce11" office:value-type="float" office:value="19.5794174111453" calcext:value-type="float">
            <text:p><text:s/>19,6 </text:p>
          </table:table-cell>
          <table:table-cell table:style-name="ce11" office:value-type="float" office:value="2.82849239633783" calcext:value-type="float">
            <text:p><text:s/>2,8 </text:p>
          </table:table-cell>
          <table:table-cell table:style-name="ce11" office:value-type="float" office:value="13.7535207186695" calcext:value-type="float">
            <text:p><text:s/>13,8 </text:p>
          </table:table-cell>
          <table:table-cell table:style-name="ce11" office:value-type="float" office:value="3.59165960099515" calcext:value-type="float">
            <text:p><text:s/>3,6 </text:p>
          </table:table-cell>
          <table:table-cell table:style-name="ce11" office:value-type="float" office:value="47.0767142262689" calcext:value-type="float">
            <text:p><text:s/>47,1 </text:p>
          </table:table-cell>
          <table:table-cell table:style-name="ce11" office:value-type="float" office:value="1.44473015684157" calcext:value-type="float">
            <text:p><text:s/>1,4 </text:p>
          </table:table-cell>
          <table:table-cell table:style-name="ce11" office:value-type="float" office:value="19.5903476439171" calcext:value-type="float">
            <text:p><text:s/>19,6 </text:p>
          </table:table-cell>
          <table:table-cell table:style-name="ce11" office:value-type="float" office:value="2.68958641010584" calcext:value-type="float">
            <text:p><text:s/>2,7 </text:p>
          </table:table-cell>
          <table:table-cell table:style-name="ce11" office:value-type="float" office:value="67.6454639831266" calcext:value-type="float">
            <text:p><text:s/>67,6 </text:p>
          </table:table-cell>
          <table:table-cell table:style-name="ce11" office:value-type="float" office:value="2.01608657081229" calcext:value-type="float">
            <text:p><text:s/>2,0 </text:p>
          </table:table-cell>
          <table:table-cell table:style-name="ce11" office:value-type="float" office:value="17.5427399366573" calcext:value-type="float">
            <text:p><text:s/>17,5 </text:p>
          </table:table-cell>
          <table:table-cell table:style-name="ce11" office:value-type="float" office:value="6.3077307776658" calcext:value-type="float">
            <text:p><text:s/>6,3 </text:p>
          </table:table-cell>
          <table:table-cell table:style-name="ce11" office:value-type="float" office:value="5.23053880608614" calcext:value-type="float">
            <text:p><text:s/>5,2 </text:p>
          </table:table-cell>
          <table:table-cell table:style-name="ce11" office:value-type="float" office:value="10.7062896700311" calcext:value-type="float">
            <text:p><text:s/>10,7 </text:p>
          </table:table-cell>
          <table:table-cell table:style-name="ce11" office:value-type="float" office:value="9.58125727413008" calcext:value-type="float">
            <text:p><text:s/>9,6 </text:p>
          </table:table-cell>
          <table:table-cell table:style-name="ce11" office:value-type="float" office:value="9.33246073833201" calcext:value-type="float">
            <text:p><text:s/>9,3 </text:p>
          </table:table-cell>
          <table:table-cell table:style-name="ce11" office:value-type="float" office:value="11.9702753442977" calcext:value-type="float">
            <text:p><text:s/>12,0 </text:p>
          </table:table-cell>
          <table:table-cell table:style-name="ce11" office:value-type="float" office:value="5.59732183569174" calcext:value-type="float">
            <text:p><text:s/>5,6 </text:p>
          </table:table-cell>
          <table:table-cell table:style-name="ce11" office:value-type="float" office:value="16.3200768562508" calcext:value-type="float">
            <text:p><text:s/>16,3 </text:p>
          </table:table-cell>
          <table:table-cell table:style-name="ce11" office:value-type="float" office:value="4.70942889399257" calcext:value-type="float">
            <text:p><text:s/>4,7 </text:p>
          </table:table-cell>
          <table:table-cell table:style-name="ce11" office:value-type="float" office:value="48.6632473303979" calcext:value-type="float">
            <text:p><text:s/>48,7 </text:p>
          </table:table-cell>
          <table:table-cell table:style-name="ce11" office:value-type="float" office:value="2.04704259319012" calcext:value-type="float">
            <text:p><text:s/>2,0 </text:p>
          </table:table-cell>
          <table:table-cell table:style-name="ce11" office:value-type="float" office:value="23.0464004690537" calcext:value-type="float">
            <text:p><text:s/>23,0 </text:p>
          </table:table-cell>
          <table:table-cell table:style-name="ce11" office:value-type="float" office:value="3.37841921066858" calcext:value-type="float">
            <text:p><text:s/>3,4 </text:p>
          </table:table-cell>
          <table:table-cell table:style-name="ce11" office:value-type="float" office:value="2.56842671591625" calcext:value-type="float">
            <text:p><text:s/>2,6 </text:p>
          </table:table-cell>
          <table:table-cell table:style-name="ce11" office:value-type="float" office:value="13.4906763850189" calcext:value-type="float">
            <text:p><text:s/>13,5 </text:p>
          </table:table-cell>
          <table:table-cell table:style-name="ce11" office:value-type="float" office:value="8.33055733186759" calcext:value-type="float">
            <text:p><text:s/>8,3 </text:p>
          </table:table-cell>
          <table:table-cell table:style-name="ce11" office:value-type="float" office:value="7.60342745648865" calcext:value-type="float">
            <text:p><text:s/>7,6 </text:p>
          </table:table-cell>
          <table:table-cell table:style-name="ce11" office:value-type="float" office:value="68.3810462250208" calcext:value-type="float">
            <text:p><text:s/>68,4 </text:p>
          </table:table-cell>
          <table:table-cell table:style-name="ce11" office:value-type="float" office:value="1.43846996404884" calcext:value-type="float">
            <text:p><text:s/>1,4 </text:p>
          </table:table-cell>
          <table:table-cell table:style-name="ce11" office:value-type="float" office:value="20.7199697271955" calcext:value-type="float">
            <text:p><text:s/>20,7 </text:p>
          </table:table-cell>
          <table:table-cell table:style-name="ce11" office:value-type="float" office:value="4.24953097282816" calcext:value-type="float">
            <text:p><text:s/>4,2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ul</text:p>
          </table:table-cell>
          <table:table-cell table:style-name="ce10" office:value-type="float" office:value="18.7981156389215" calcext:value-type="float">
            <text:p><text:s/>18,8 </text:p>
          </table:table-cell>
          <table:table-cell table:style-name="ce10" office:value-type="float" office:value="1.9633410240614" calcext:value-type="float">
            <text:p><text:s/>2,0 </text:p>
          </table:table-cell>
          <table:table-cell table:style-name="ce10" office:value-type="float" office:value="16.9506484949135" calcext:value-type="float">
            <text:p><text:s/>17,0 </text:p>
          </table:table-cell>
          <table:table-cell table:style-name="ce10" office:value-type="float" office:value="2.12071273258844" calcext:value-type="float">
            <text:p><text:s/>2,1 </text:p>
          </table:table-cell>
          <table:table-cell table:style-name="ce10" office:value-type="float" office:value="48.2102180883157" calcext:value-type="float">
            <text:p><text:s/>48,2 </text:p>
          </table:table-cell>
          <table:table-cell table:style-name="ce10" office:value-type="float" office:value="1.00382632133742" calcext:value-type="float">
            <text:p><text:s/>1,0 </text:p>
          </table:table-cell>
          <table:table-cell table:style-name="ce10" office:value-type="float" office:value="16.04101777785" calcext:value-type="float">
            <text:p><text:s/>16,0 </text:p>
          </table:table-cell>
          <table:table-cell table:style-name="ce10" office:value-type="float" office:value="2.19416935879963" calcext:value-type="float">
            <text:p><text:s/>2,2 </text:p>
          </table:table-cell>
          <table:table-cell table:style-name="ce10" office:value-type="float" office:value="59.1039305786116" calcext:value-type="float">
            <text:p><text:s/>59,1 </text:p>
          </table:table-cell>
          <table:table-cell table:style-name="ce10" office:value-type="float" office:value="1.65806668788344" calcext:value-type="float">
            <text:p><text:s/>1,7 </text:p>
          </table:table-cell>
          <table:table-cell table:style-name="ce10" office:value-type="float" office:value="22.627918818574" calcext:value-type="float">
            <text:p><text:s/>22,6 </text:p>
          </table:table-cell>
          <table:table-cell table:style-name="ce10" office:value-type="float" office:value="3.49543056936907" calcext:value-type="float">
            <text:p><text:s/>3,5 </text:p>
          </table:table-cell>
          <table:table-cell table:style-name="ce10" office:value-type="float" office:value="8.24881360459681" calcext:value-type="float">
            <text:p><text:s/>8,2 </text:p>
          </table:table-cell>
          <table:table-cell table:style-name="ce10" office:value-type="float" office:value="6.18007790813562" calcext:value-type="float">
            <text:p><text:s/>6,2 </text:p>
          </table:table-cell>
          <table:table-cell table:style-name="ce10" office:value-type="float" office:value="10.0193369982176" calcext:value-type="float">
            <text:p><text:s/>10,0 </text:p>
          </table:table-cell>
          <table:table-cell table:style-name="ce10" office:value-type="float" office:value="5.99802417831225" calcext:value-type="float">
            <text:p><text:s/>6,0 </text:p>
          </table:table-cell>
          <table:table-cell table:style-name="ce10" office:value-type="float" office:value="10.9962160266118" calcext:value-type="float">
            <text:p><text:s/>11,0 </text:p>
          </table:table-cell>
          <table:table-cell table:style-name="ce10" office:value-type="float" office:value="3.95549741881474" calcext:value-type="float">
            <text:p><text:s/>4,0 </text:p>
          </table:table-cell>
          <table:table-cell table:style-name="ce10" office:value-type="float" office:value="19.0658656023773" calcext:value-type="float">
            <text:p><text:s/>19,1 </text:p>
          </table:table-cell>
          <table:table-cell table:style-name="ce10" office:value-type="float" office:value="2.844584303536" calcext:value-type="float">
            <text:p><text:s/>2,8 </text:p>
          </table:table-cell>
          <table:table-cell table:style-name="ce10" office:value-type="float" office:value="51.1268879843371" calcext:value-type="float">
            <text:p><text:s/>51,1 </text:p>
          </table:table-cell>
          <table:table-cell table:style-name="ce10" office:value-type="float" office:value="1.35227000769027" calcext:value-type="float">
            <text:p><text:s/>1,4 </text:p>
          </table:table-cell>
          <table:table-cell table:style-name="ce10" office:value-type="float" office:value="18.8110303866735" calcext:value-type="float">
            <text:p><text:s/>18,8 </text:p>
          </table:table-cell>
          <table:table-cell table:style-name="ce10" office:value-type="float" office:value="2.82747507703737" calcext:value-type="float">
            <text:p><text:s/>2,8 </text:p>
          </table:table-cell>
          <table:table-cell table:style-name="ce10" office:value-type="float" office:value="2.49181656813039" calcext:value-type="float">
            <text:p><text:s/>2,5 </text:p>
          </table:table-cell>
          <table:table-cell table:style-name="ce10" office:value-type="float" office:value="10.0526115343308" calcext:value-type="float">
            <text:p><text:s/>10,1 </text:p>
          </table:table-cell>
          <table:table-cell table:style-name="ce10" office:value-type="float" office:value="10.0082280895889" calcext:value-type="float">
            <text:p><text:s/>10,0 </text:p>
          </table:table-cell>
          <table:table-cell table:style-name="ce10" office:value-type="float" office:value="4.86213109146885" calcext:value-type="float">
            <text:p><text:s/>4,9 </text:p>
          </table:table-cell>
          <table:table-cell table:style-name="ce10" office:value-type="float" office:value="71.3417257975284" calcext:value-type="float">
            <text:p><text:s/>71,3 </text:p>
          </table:table-cell>
          <table:table-cell table:style-name="ce10" office:value-type="float" office:value="1.01459373522701" calcext:value-type="float">
            <text:p><text:s/>1,0 </text:p>
          </table:table-cell>
          <table:table-cell table:style-name="ce10" office:value-type="float" office:value="16.1582295447522" calcext:value-type="float">
            <text:p><text:s/>16,2 </text:p>
          </table:table-cell>
          <table:table-cell table:style-name="ce10" office:value-type="float" office:value="3.61755632034539" calcext:value-type="float">
            <text:p><text:s/>3,6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araná</text:p>
          </table:table-cell>
          <table:table-cell table:style-name="ce11" office:value-type="float" office:value="18.0001321913622" calcext:value-type="float">
            <text:p><text:s/>18,0 </text:p>
          </table:table-cell>
          <table:table-cell table:style-name="ce11" office:value-type="float" office:value="3.54916250510268" calcext:value-type="float">
            <text:p><text:s/>3,5 </text:p>
          </table:table-cell>
          <table:table-cell table:style-name="ce11" office:value-type="float" office:value="16.1419289384808" calcext:value-type="float">
            <text:p><text:s/>16,1 </text:p>
          </table:table-cell>
          <table:table-cell table:style-name="ce11" office:value-type="float" office:value="3.80649089731713" calcext:value-type="float">
            <text:p><text:s/>3,8 </text:p>
          </table:table-cell>
          <table:table-cell table:style-name="ce11" office:value-type="float" office:value="48.7111390762092" calcext:value-type="float">
            <text:p><text:s/>48,7 </text:p>
          </table:table-cell>
          <table:table-cell table:style-name="ce11" office:value-type="float" office:value="1.72791806300613" calcext:value-type="float">
            <text:p><text:s/>1,7 </text:p>
          </table:table-cell>
          <table:table-cell table:style-name="ce11" office:value-type="float" office:value="17.1467997939488" calcext:value-type="float">
            <text:p><text:s/>17,1 </text:p>
          </table:table-cell>
          <table:table-cell table:style-name="ce11" office:value-type="float" office:value="3.69077616195395" calcext:value-type="float">
            <text:p><text:s/>3,7 </text:p>
          </table:table-cell>
          <table:table-cell table:style-name="ce11" office:value-type="float" office:value="55.9616940226071" calcext:value-type="float">
            <text:p><text:s/>56,0 </text:p>
          </table:table-cell>
          <table:table-cell table:style-name="ce11" office:value-type="float" office:value="3.05314515491338" calcext:value-type="float">
            <text:p><text:s/>3,1 </text:p>
          </table:table-cell>
          <table:table-cell table:style-name="ce11" office:value-type="float" office:value="23.8030243474257" calcext:value-type="float">
            <text:p><text:s/>23,8 </text:p>
          </table:table-cell>
          <table:table-cell table:style-name="ce11" office:value-type="float" office:value="5.56583300403983" calcext:value-type="float">
            <text:p><text:s/>5,6 </text:p>
          </table:table-cell>
          <table:table-cell table:style-name="ce11" office:value-type="float" office:value="9.61324330973864" calcext:value-type="float">
            <text:p><text:s/>9,6 </text:p>
          </table:table-cell>
          <table:table-cell table:style-name="ce11" office:value-type="float" office:value="9.76823499767422" calcext:value-type="float">
            <text:p><text:s/>9,8 </text:p>
          </table:table-cell>
          <table:table-cell table:style-name="ce11" office:value-type="float" office:value="10.6220383202286" calcext:value-type="float">
            <text:p><text:s/>10,6 </text:p>
          </table:table-cell>
          <table:table-cell table:style-name="ce11" office:value-type="float" office:value="10.0871589792128" calcext:value-type="float">
            <text:p><text:s/>10,1 </text:p>
          </table:table-cell>
          <table:table-cell table:style-name="ce11" office:value-type="float" office:value="10.7674206186846" calcext:value-type="float">
            <text:p><text:s/>10,8 </text:p>
          </table:table-cell>
          <table:table-cell table:style-name="ce11" office:value-type="float" office:value="6.91168656081546" calcext:value-type="float">
            <text:p><text:s/>6,9 </text:p>
          </table:table-cell>
          <table:table-cell table:style-name="ce11" office:value-type="float" office:value="17.9602541780684" calcext:value-type="float">
            <text:p><text:s/>18,0 </text:p>
          </table:table-cell>
          <table:table-cell table:style-name="ce11" office:value-type="float" office:value="5.17672811325457" calcext:value-type="float">
            <text:p><text:s/>5,2 </text:p>
          </table:table-cell>
          <table:table-cell table:style-name="ce11" office:value-type="float" office:value="51.2245898093786" calcext:value-type="float">
            <text:p><text:s/>51,2 </text:p>
          </table:table-cell>
          <table:table-cell table:style-name="ce11" office:value-type="float" office:value="2.36832709208427" calcext:value-type="float">
            <text:p><text:s/>2,4 </text:p>
          </table:table-cell>
          <table:table-cell table:style-name="ce11" office:value-type="float" office:value="20.047735393868" calcext:value-type="float">
            <text:p><text:s/>20,0 </text:p>
          </table:table-cell>
          <table:table-cell table:style-name="ce11" office:value-type="float" office:value="4.85535268526441" calcext:value-type="float">
            <text:p><text:s/>4,9 </text:p>
          </table:table-cell>
          <table:table-cell table:style-name="ce11" office:value-type="float" office:value="2.52410636391781" calcext:value-type="float">
            <text:p><text:s/>2,5 </text:p>
          </table:table-cell>
          <table:table-cell table:style-name="ce11" office:value-type="float" office:value="17.6106443412898" calcext:value-type="float">
            <text:p><text:s/>17,6 </text:p>
          </table:table-cell>
          <table:table-cell table:style-name="ce11" office:value-type="float" office:value="8.11656292153106" calcext:value-type="float">
            <text:p><text:s/>8,1 </text:p>
          </table:table-cell>
          <table:table-cell table:style-name="ce11" office:value-type="float" office:value="9.73040193018742" calcext:value-type="float">
            <text:p><text:s/>9,7 </text:p>
          </table:table-cell>
          <table:table-cell table:style-name="ce11" office:value-type="float" office:value="72.0317223215676" calcext:value-type="float">
            <text:p><text:s/>72,0 </text:p>
          </table:table-cell>
          <table:table-cell table:style-name="ce11" office:value-type="float" office:value="1.66183870415214" calcext:value-type="float">
            <text:p><text:s/>1,7 </text:p>
          </table:table-cell>
          <table:table-cell table:style-name="ce11" office:value-type="float" office:value="17.3276083929836" calcext:value-type="float">
            <text:p><text:s/>17,3 </text:p>
          </table:table-cell>
          <table:table-cell table:style-name="ce11" office:value-type="float" office:value="5.67753895476965" calcext:value-type="float">
            <text:p><text:s/>5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Santa Catarina</text:p>
          </table:table-cell>
          <table:table-cell table:style-name="ce11" office:value-type="float" office:value="17.3549520163287" calcext:value-type="float">
            <text:p><text:s/>17,4 </text:p>
          </table:table-cell>
          <table:table-cell table:style-name="ce11" office:value-type="float" office:value="3.29211243298985" calcext:value-type="float">
            <text:p><text:s/>3,3 </text:p>
          </table:table-cell>
          <table:table-cell table:style-name="ce11" office:value-type="float" office:value="17.6138241536084" calcext:value-type="float">
            <text:p><text:s/>17,6 </text:p>
          </table:table-cell>
          <table:table-cell table:style-name="ce11" office:value-type="float" office:value="3.03217998078994" calcext:value-type="float">
            <text:p><text:s/>3,0 </text:p>
          </table:table-cell>
          <table:table-cell table:style-name="ce11" office:value-type="float" office:value="51.1318560507583" calcext:value-type="float">
            <text:p><text:s/>51,1 </text:p>
          </table:table-cell>
          <table:table-cell table:style-name="ce11" office:value-type="float" office:value="1.32927131174373" calcext:value-type="float">
            <text:p><text:s/>1,3 </text:p>
          </table:table-cell>
          <table:table-cell table:style-name="ce11" office:value-type="float" office:value="13.899367779305" calcext:value-type="float">
            <text:p><text:s/>13,9 </text:p>
          </table:table-cell>
          <table:table-cell table:style-name="ce11" office:value-type="float" office:value="3.53413791379812" calcext:value-type="float">
            <text:p><text:s/>3,5 </text:p>
          </table:table-cell>
          <table:table-cell table:style-name="ce11" office:value-type="float" office:value="59.9916548618065" calcext:value-type="float">
            <text:p><text:s/>60,0 </text:p>
          </table:table-cell>
          <table:table-cell table:style-name="ce11" office:value-type="float" office:value="2.57728535087205" calcext:value-type="float">
            <text:p><text:s/>2,6 </text:p>
          </table:table-cell>
          <table:table-cell table:style-name="ce11" office:value-type="float" office:value="23.471842176279" calcext:value-type="float">
            <text:p><text:s/>23,5 </text:p>
          </table:table-cell>
          <table:table-cell table:style-name="ce11" office:value-type="float" office:value="5.50594418490676" calcext:value-type="float">
            <text:p><text:s/>5,5 </text:p>
          </table:table-cell>
          <table:table-cell table:style-name="ce11" office:value-type="float" office:value="8.35103453302763" calcext:value-type="float">
            <text:p><text:s/>8,4 </text:p>
          </table:table-cell>
          <table:table-cell table:style-name="ce11" office:value-type="float" office:value="9.44970002631044" calcext:value-type="float">
            <text:p><text:s/>9,4 </text:p>
          </table:table-cell>
          <table:table-cell table:style-name="ce11" office:value-type="float" office:value="8.18546842888671" calcext:value-type="float">
            <text:p><text:s/>8,2 </text:p>
          </table:table-cell>
          <table:table-cell table:style-name="ce11" office:value-type="float" office:value="9.74036290015543" calcext:value-type="float">
            <text:p><text:s/>9,7 </text:p>
          </table:table-cell>
          <table:table-cell table:style-name="ce11" office:value-type="float" office:value="9.62812809244433" calcext:value-type="float">
            <text:p><text:s/>9,6 </text:p>
          </table:table-cell>
          <table:table-cell table:style-name="ce11" office:value-type="float" office:value="6.60122515515153" calcext:value-type="float">
            <text:p><text:s/>6,6 </text:p>
          </table:table-cell>
          <table:table-cell table:style-name="ce11" office:value-type="float" office:value="20.1933717100989" calcext:value-type="float">
            <text:p><text:s/>20,2 </text:p>
          </table:table-cell>
          <table:table-cell table:style-name="ce11" office:value-type="float" office:value="4.24284768984156" calcext:value-type="float">
            <text:p><text:s/>4,2 </text:p>
          </table:table-cell>
          <table:table-cell table:style-name="ce11" office:value-type="float" office:value="52.9914274535677" calcext:value-type="float">
            <text:p><text:s/>53,0 </text:p>
          </table:table-cell>
          <table:table-cell table:style-name="ce11" office:value-type="float" office:value="1.91797256267016" calcext:value-type="float">
            <text:p><text:s/>1,9 </text:p>
          </table:table-cell>
          <table:table-cell table:style-name="ce11" office:value-type="float" office:value="17.1870727438888" calcext:value-type="float">
            <text:p><text:s/>17,2 </text:p>
          </table:table-cell>
          <table:table-cell table:style-name="ce11" office:value-type="float" office:value="4.48132962981815" calcext:value-type="float">
            <text:p><text:s/>4,5 </text:p>
          </table:table-cell>
          <table:table-cell table:style-name="ce11" office:value-type="float" office:value="1.34011427919714" calcext:value-type="float">
            <text:p><text:s/>1,3 </text:p>
          </table:table-cell>
          <table:table-cell table:style-name="ce11" office:value-type="float" office:value="19.1914586915225" calcext:value-type="float">
            <text:p><text:s/>19,2 </text:p>
          </table:table-cell>
          <table:table-cell table:style-name="ce11" office:value-type="float" office:value="10.3340283934764" calcext:value-type="float">
            <text:p><text:s/>10,3 </text:p>
          </table:table-cell>
          <table:table-cell table:style-name="ce11" office:value-type="float" office:value="6.68294078037187" calcext:value-type="float">
            <text:p><text:s/>6,7 </text:p>
          </table:table-cell>
          <table:table-cell table:style-name="ce11" office:value-type="float" office:value="75.4221285950645" calcext:value-type="float">
            <text:p><text:s/>75,4 </text:p>
          </table:table-cell>
          <table:table-cell table:style-name="ce11" office:value-type="float" office:value="1.32314420080152" calcext:value-type="float">
            <text:p><text:s/>1,3 </text:p>
          </table:table-cell>
          <table:table-cell table:style-name="ce11" office:value-type="float" office:value="12.9037287322617" calcext:value-type="float">
            <text:p><text:s/>12,9 </text:p>
          </table:table-cell>
          <table:table-cell table:style-name="ce11" office:value-type="float" office:value="5.86194942227051" calcext:value-type="float">
            <text:p><text:s/>5,9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Rio Grande do Sul</text:p>
          </table:table-cell>
          <table:table-cell table:style-name="ce11" office:value-type="float" office:value="20.561029937895" calcext:value-type="float">
            <text:p><text:s/>20,6 </text:p>
          </table:table-cell>
          <table:table-cell table:style-name="ce11" office:value-type="float" office:value="3.07732084493044" calcext:value-type="float">
            <text:p><text:s/>3,1 </text:p>
          </table:table-cell>
          <table:table-cell table:style-name="ce11" office:value-type="float" office:value="17.3794731843543" calcext:value-type="float">
            <text:p><text:s/>17,4 </text:p>
          </table:table-cell>
          <table:table-cell table:style-name="ce11" office:value-type="float" office:value="3.64411163914342" calcext:value-type="float">
            <text:p><text:s/>3,6 </text:p>
          </table:table-cell>
          <table:table-cell table:style-name="ce11" office:value-type="float" office:value="45.8160567383652" calcext:value-type="float">
            <text:p><text:s/>45,8 </text:p>
          </table:table-cell>
          <table:table-cell table:style-name="ce11" office:value-type="float" office:value="1.85497810548234" calcext:value-type="float">
            <text:p><text:s/>1,9 </text:p>
          </table:table-cell>
          <table:table-cell table:style-name="ce11" office:value-type="float" office:value="16.2434401393859" calcext:value-type="float">
            <text:p><text:s/>16,2 </text:p>
          </table:table-cell>
          <table:table-cell table:style-name="ce11" office:value-type="float" office:value="3.64578254839713" calcext:value-type="float">
            <text:p><text:s/>3,6 </text:p>
          </table:table-cell>
          <table:table-cell table:style-name="ce11" office:value-type="float" office:value="61.753892124619" calcext:value-type="float">
            <text:p><text:s/>61,8 </text:p>
          </table:table-cell>
          <table:table-cell table:style-name="ce11" office:value-type="float" office:value="2.65305109433202" calcext:value-type="float">
            <text:p><text:s/>2,7 </text:p>
          </table:table-cell>
          <table:table-cell table:style-name="ce11" office:value-type="float" office:value="20.9493290186544" calcext:value-type="float">
            <text:p><text:s/>20,9 </text:p>
          </table:table-cell>
          <table:table-cell table:style-name="ce11" office:value-type="float" office:value="6.52246914183106" calcext:value-type="float">
            <text:p><text:s/>6,5 </text:p>
          </table:table-cell>
          <table:table-cell table:style-name="ce11" office:value-type="float" office:value="6.81297623830236" calcext:value-type="float">
            <text:p><text:s/>6,8 </text:p>
          </table:table-cell>
          <table:table-cell table:style-name="ce11" office:value-type="float" office:value="11.6963688403401" calcext:value-type="float">
            <text:p><text:s/>11,7 </text:p>
          </table:table-cell>
          <table:table-cell table:style-name="ce11" office:value-type="float" office:value="10.4838026184243" calcext:value-type="float">
            <text:p><text:s/>10,5 </text:p>
          </table:table-cell>
          <table:table-cell table:style-name="ce11" office:value-type="float" office:value="9.71682341631155" calcext:value-type="float">
            <text:p><text:s/>9,7 </text:p>
          </table:table-cell>
          <table:table-cell table:style-name="ce11" office:value-type="float" office:value="12.1323973399828" calcext:value-type="float">
            <text:p><text:s/>12,1 </text:p>
          </table:table-cell>
          <table:table-cell table:style-name="ce11" office:value-type="float" office:value="6.32768209139358" calcext:value-type="float">
            <text:p><text:s/>6,3 </text:p>
          </table:table-cell>
          <table:table-cell table:style-name="ce11" office:value-type="float" office:value="19.5375664976331" calcext:value-type="float">
            <text:p><text:s/>19,5 </text:p>
          </table:table-cell>
          <table:table-cell table:style-name="ce11" office:value-type="float" office:value="4.77560666440469" calcext:value-type="float">
            <text:p><text:s/>4,8 </text:p>
          </table:table-cell>
          <table:table-cell table:style-name="ce11" office:value-type="float" office:value="49.8113742978229" calcext:value-type="float">
            <text:p><text:s/>49,8 </text:p>
          </table:table-cell>
          <table:table-cell table:style-name="ce11" office:value-type="float" office:value="2.37939681252139" calcext:value-type="float">
            <text:p><text:s/>2,4 </text:p>
          </table:table-cell>
          <table:table-cell table:style-name="ce11" office:value-type="float" office:value="18.5186618645609" calcext:value-type="float">
            <text:p><text:s/>18,5 </text:p>
          </table:table-cell>
          <table:table-cell table:style-name="ce11" office:value-type="float" office:value="4.64638558322025" calcext:value-type="float">
            <text:p><text:s/>4,6 </text:p>
          </table:table-cell>
          <table:table-cell table:style-name="ce11" office:value-type="float" office:value="3.22220006421198" calcext:value-type="float">
            <text:p><text:s/>3,2 </text:p>
          </table:table-cell>
          <table:table-cell table:style-name="ce11" office:value-type="float" office:value="14.3911040168422" calcext:value-type="float">
            <text:p><text:s/>14,4 </text:p>
          </table:table-cell>
          <table:table-cell table:style-name="ce11" office:value-type="float" office:value="11.7556895651956" calcext:value-type="float">
            <text:p><text:s/>11,8 </text:p>
          </table:table-cell>
          <table:table-cell table:style-name="ce11" office:value-type="float" office:value="7.79501366841356" calcext:value-type="float">
            <text:p><text:s/>7,8 </text:p>
          </table:table-cell>
          <table:table-cell table:style-name="ce11" office:value-type="float" office:value="67.9190585210463" calcext:value-type="float">
            <text:p><text:s/>67,9 </text:p>
          </table:table-cell>
          <table:table-cell table:style-name="ce11" office:value-type="float" office:value="1.9903288963123" calcext:value-type="float">
            <text:p><text:s/>2,0 </text:p>
          </table:table-cell>
          <table:table-cell table:style-name="ce11" office:value-type="float" office:value="17.1030518495459" calcext:value-type="float">
            <text:p><text:s/>17,1 </text:p>
          </table:table-cell>
          <table:table-cell table:style-name="ce11" office:value-type="float" office:value="6.37405042929719" calcext:value-type="float">
            <text:p><text:s/>6,4 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Centro-Oeste</text:p>
          </table:table-cell>
          <table:table-cell table:style-name="ce10" office:value-type="float" office:value="22.2673763260001" calcext:value-type="float">
            <text:p><text:s/>22,3 </text:p>
          </table:table-cell>
          <table:table-cell table:style-name="ce10" office:value-type="float" office:value="2.35294888386792" calcext:value-type="float">
            <text:p><text:s/>2,4 </text:p>
          </table:table-cell>
          <table:table-cell table:style-name="ce10" office:value-type="float" office:value="14.9273612026327" calcext:value-type="float">
            <text:p><text:s/>14,9 </text:p>
          </table:table-cell>
          <table:table-cell table:style-name="ce10" office:value-type="float" office:value="2.7178541407582" calcext:value-type="float">
            <text:p><text:s/>2,7 </text:p>
          </table:table-cell>
          <table:table-cell table:style-name="ce10" office:value-type="float" office:value="43.8751022464231" calcext:value-type="float">
            <text:p><text:s/>43,9 </text:p>
          </table:table-cell>
          <table:table-cell table:style-name="ce10" office:value-type="float" office:value="1.29510285202688" calcext:value-type="float">
            <text:p><text:s/>1,3 </text:p>
          </table:table-cell>
          <table:table-cell table:style-name="ce10" office:value-type="float" office:value="18.930160224944" calcext:value-type="float">
            <text:p><text:s/>18,9 </text:p>
          </table:table-cell>
          <table:table-cell table:style-name="ce10" office:value-type="float" office:value="2.18587791580807" calcext:value-type="float">
            <text:p><text:s/>2,2 </text:p>
          </table:table-cell>
          <table:table-cell table:style-name="ce10" office:value-type="float" office:value="64.4919746121548" calcext:value-type="float">
            <text:p><text:s/>64,5 </text:p>
          </table:table-cell>
          <table:table-cell table:style-name="ce10" office:value-type="float" office:value="1.93787523764181" calcext:value-type="float">
            <text:p><text:s/>1,9 </text:p>
          </table:table-cell>
          <table:table-cell table:style-name="ce10" office:value-type="float" office:value="19.9720630297729" calcext:value-type="float">
            <text:p><text:s/>20,0 </text:p>
          </table:table-cell>
          <table:table-cell table:style-name="ce10" office:value-type="float" office:value="5.02252461104309" calcext:value-type="float">
            <text:p><text:s/>5,0 </text:p>
          </table:table-cell>
          <table:table-cell table:style-name="ce10" office:value-type="float" office:value="5.6822274013141" calcext:value-type="float">
            <text:p><text:s/>5,7 </text:p>
          </table:table-cell>
          <table:table-cell table:style-name="ce10" office:value-type="float" office:value="9.87394589911824" calcext:value-type="float">
            <text:p><text:s/>9,9 </text:p>
          </table:table-cell>
          <table:table-cell table:style-name="ce10" office:value-type="float" office:value="9.85373495675821" calcext:value-type="float">
            <text:p><text:s/>9,9 </text:p>
          </table:table-cell>
          <table:table-cell table:style-name="ce10" office:value-type="float" office:value="7.49394308854246" calcext:value-type="float">
            <text:p><text:s/>7,5 </text:p>
          </table:table-cell>
          <table:table-cell table:style-name="ce10" office:value-type="float" office:value="16.4131068001523" calcext:value-type="float">
            <text:p><text:s/>16,4 </text:p>
          </table:table-cell>
          <table:table-cell table:style-name="ce10" office:value-type="float" office:value="4.0284229152564" calcext:value-type="float">
            <text:p><text:s/>4,0 </text:p>
          </table:table-cell>
          <table:table-cell table:style-name="ce10" office:value-type="float" office:value="16.5111636010959" calcext:value-type="float">
            <text:p><text:s/>16,5 </text:p>
          </table:table-cell>
          <table:table-cell table:style-name="ce10" office:value-type="float" office:value="3.79865371402299" calcext:value-type="float">
            <text:p><text:s/>3,8 </text:p>
          </table:table-cell>
          <table:table-cell table:style-name="ce10" office:value-type="float" office:value="45.873370953466" calcext:value-type="float">
            <text:p><text:s/>45,9 </text:p>
          </table:table-cell>
          <table:table-cell table:style-name="ce10" office:value-type="float" office:value="1.75535179839432" calcext:value-type="float">
            <text:p><text:s/>1,8 </text:p>
          </table:table-cell>
          <table:table-cell table:style-name="ce10" office:value-type="float" office:value="21.2023586452859" calcext:value-type="float">
            <text:p><text:s/>21,2 </text:p>
          </table:table-cell>
          <table:table-cell table:style-name="ce10" office:value-type="float" office:value="3.00710738481406" calcext:value-type="float">
            <text:p><text:s/>3,0 </text:p>
          </table:table-cell>
          <table:table-cell table:style-name="ce10" office:value-type="float" office:value="3.29611299511537" calcext:value-type="float">
            <text:p><text:s/>3,3 </text:p>
          </table:table-cell>
          <table:table-cell table:style-name="ce10" office:value-type="float" office:value="9.7802145253781" calcext:value-type="float">
            <text:p><text:s/>9,8 </text:p>
          </table:table-cell>
          <table:table-cell table:style-name="ce10" office:value-type="float" office:value="9.59334881269085" calcext:value-type="float">
            <text:p><text:s/>9,6 </text:p>
          </table:table-cell>
          <table:table-cell table:style-name="ce10" office:value-type="float" office:value="5.91536145236758" calcext:value-type="float">
            <text:p><text:s/>5,9 </text:p>
          </table:table-cell>
          <table:table-cell table:style-name="ce10" office:value-type="float" office:value="65.4643914040373" calcext:value-type="float">
            <text:p><text:s/>65,5 </text:p>
          </table:table-cell>
          <table:table-cell table:style-name="ce10" office:value-type="float" office:value="1.32530483454782" calcext:value-type="float">
            <text:p><text:s/>1,3 </text:p>
          </table:table-cell>
          <table:table-cell table:style-name="ce10" office:value-type="float" office:value="21.6461467881564" calcext:value-type="float">
            <text:p><text:s/>21,6 </text:p>
          </table:table-cell>
          <table:table-cell table:style-name="ce10" office:value-type="float" office:value="3.43475440681849" calcext:value-type="float">
            <text:p><text:s/>3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to Grosso do Sul</text:p>
          </table:table-cell>
          <table:table-cell table:style-name="ce11" office:value-type="float" office:value="20.7016236604979" calcext:value-type="float">
            <text:p><text:s/>20,7 </text:p>
          </table:table-cell>
          <table:table-cell table:style-name="ce11" office:value-type="float" office:value="4.64512423430419" calcext:value-type="float">
            <text:p><text:s/>4,6 </text:p>
          </table:table-cell>
          <table:table-cell table:style-name="ce11" office:value-type="float" office:value="14.095583515564" calcext:value-type="float">
            <text:p><text:s/>14,1 </text:p>
          </table:table-cell>
          <table:table-cell table:style-name="ce11" office:value-type="float" office:value="5.88637564935999" calcext:value-type="float">
            <text:p><text:s/>5,9 </text:p>
          </table:table-cell>
          <table:table-cell table:style-name="ce11" office:value-type="float" office:value="45.9198887804046" calcext:value-type="float">
            <text:p><text:s/>45,9 </text:p>
          </table:table-cell>
          <table:table-cell table:style-name="ce11" office:value-type="float" office:value="2.42226305086509" calcext:value-type="float">
            <text:p><text:s/>2,4 </text:p>
          </table:table-cell>
          <table:table-cell table:style-name="ce11" office:value-type="float" office:value="19.2829040435337" calcext:value-type="float">
            <text:p><text:s/>19,3 </text:p>
          </table:table-cell>
          <table:table-cell table:style-name="ce11" office:value-type="float" office:value="4.57323997128732" calcext:value-type="float">
            <text:p><text:s/>4,6 </text:p>
          </table:table-cell>
          <table:table-cell table:style-name="ce11" office:value-type="float" office:value="59.9682415062805" calcext:value-type="float">
            <text:p><text:s/>60,0 </text:p>
          </table:table-cell>
          <table:table-cell table:style-name="ce11" office:value-type="float" office:value="4.06455663108684" calcext:value-type="float">
            <text:p><text:s/>4,1 </text:p>
          </table:table-cell>
          <table:table-cell table:style-name="ce11" office:value-type="float" office:value="20.1495708348142" calcext:value-type="float">
            <text:p><text:s/>20,1 </text:p>
          </table:table-cell>
          <table:table-cell table:style-name="ce11" office:value-type="float" office:value="9.44535314827084" calcext:value-type="float">
            <text:p><text:s/>9,4 </text:p>
          </table:table-cell>
          <table:table-cell table:style-name="ce11" office:value-type="float" office:value="7.90886106945033" calcext:value-type="float">
            <text:p><text:s/>7,9 </text:p>
          </table:table-cell>
          <table:table-cell table:style-name="ce11" office:value-type="float" office:value="16.7278714510524" calcext:value-type="float">
            <text:p><text:s/>16,7 </text:p>
          </table:table-cell>
          <table:table-cell table:style-name="ce11" office:value-type="float" office:value="11.973326589455" calcext:value-type="float">
            <text:p><text:s/>12,0 </text:p>
          </table:table-cell>
          <table:table-cell table:style-name="ce11" office:value-type="float" office:value="13.8437939851632" calcext:value-type="float">
            <text:p><text:s/>13,8 </text:p>
          </table:table-cell>
          <table:table-cell table:style-name="ce11" office:value-type="float" office:value="15.0484415504345" calcext:value-type="float">
            <text:p><text:s/>15,0 </text:p>
          </table:table-cell>
          <table:table-cell table:style-name="ce11" office:value-type="float" office:value="8.44705863293942" calcext:value-type="float">
            <text:p><text:s/>8,4 </text:p>
          </table:table-cell>
          <table:table-cell table:style-name="ce11" office:value-type="float" office:value="14.5844349217531" calcext:value-type="float">
            <text:p><text:s/>14,6 </text:p>
          </table:table-cell>
          <table:table-cell table:style-name="ce11" office:value-type="float" office:value="8.55296638081504" calcext:value-type="float">
            <text:p><text:s/>8,6 </text:p>
          </table:table-cell>
          <table:table-cell table:style-name="ce11" office:value-type="float" office:value="48.4617816435044" calcext:value-type="float">
            <text:p><text:s/>48,5 </text:p>
          </table:table-cell>
          <table:table-cell table:style-name="ce11" office:value-type="float" office:value="3.42888459983849" calcext:value-type="float">
            <text:p><text:s/>3,4 </text:p>
          </table:table-cell>
          <table:table-cell table:style-name="ce11" office:value-type="float" office:value="21.9053418843081" calcext:value-type="float">
            <text:p><text:s/>21,9 </text:p>
          </table:table-cell>
          <table:table-cell table:style-name="ce11" office:value-type="float" office:value="5.65241461484855" calcext:value-type="float">
            <text:p><text:s/>5,7 </text:p>
          </table:table-cell>
          <table:table-cell table:style-name="ce11" office:value-type="float" office:value="3.94869597703802" calcext:value-type="float">
            <text:p><text:s/>3,9 </text:p>
          </table:table-cell>
          <table:table-cell table:style-name="ce11" office:value-type="float" office:value="19.8254428937888" calcext:value-type="float">
            <text:p><text:s/>19,8 </text:p>
          </table:table-cell>
          <table:table-cell table:style-name="ce11" office:value-type="float" office:value="9.55931966660704" calcext:value-type="float">
            <text:p><text:s/>9,6 </text:p>
          </table:table-cell>
          <table:table-cell table:style-name="ce11" office:value-type="float" office:value="12.5276380413955" calcext:value-type="float">
            <text:p><text:s/>12,5 </text:p>
          </table:table-cell>
          <table:table-cell table:style-name="ce11" office:value-type="float" office:value="66.3448533246279" calcext:value-type="float">
            <text:p><text:s/>66,3 </text:p>
          </table:table-cell>
          <table:table-cell table:style-name="ce11" office:value-type="float" office:value="2.53869945860316" calcext:value-type="float">
            <text:p><text:s/>2,5 </text:p>
          </table:table-cell>
          <table:table-cell table:style-name="ce11" office:value-type="float" office:value="20.1471310317271" calcext:value-type="float">
            <text:p><text:s/>20,1 </text:p>
          </table:table-cell>
          <table:table-cell table:style-name="ce11" office:value-type="float" office:value="7.28142499199346" calcext:value-type="float">
            <text:p><text:s/>7,3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ato Grosso</text:p>
          </table:table-cell>
          <table:table-cell table:style-name="ce11" office:value-type="float" office:value="22.585181172966" calcext:value-type="float">
            <text:p><text:s/>22,6 </text:p>
          </table:table-cell>
          <table:table-cell table:style-name="ce11" office:value-type="float" office:value="4.94754888643935" calcext:value-type="float">
            <text:p><text:s/>4,9 </text:p>
          </table:table-cell>
          <table:table-cell table:style-name="ce11" office:value-type="float" office:value="15.6191514401523" calcext:value-type="float">
            <text:p><text:s/>15,6 </text:p>
          </table:table-cell>
          <table:table-cell table:style-name="ce11" office:value-type="float" office:value="5.03932517747841" calcext:value-type="float">
            <text:p><text:s/>5,0 </text:p>
          </table:table-cell>
          <table:table-cell table:style-name="ce11" office:value-type="float" office:value="42.9281685747224" calcext:value-type="float">
            <text:p><text:s/>42,9 </text:p>
          </table:table-cell>
          <table:table-cell table:style-name="ce11" office:value-type="float" office:value="2.7249690205914" calcext:value-type="float">
            <text:p><text:s/>2,7 </text:p>
          </table:table-cell>
          <table:table-cell table:style-name="ce11" office:value-type="float" office:value="18.8674988121596" calcext:value-type="float">
            <text:p><text:s/>18,9 </text:p>
          </table:table-cell>
          <table:table-cell table:style-name="ce11" office:value-type="float" office:value="4.28268283757822" calcext:value-type="float">
            <text:p><text:s/>4,3 </text:p>
          </table:table-cell>
          <table:table-cell table:style-name="ce11" office:value-type="float" office:value="63.4757662311727" calcext:value-type="float">
            <text:p><text:s/>63,5 </text:p>
          </table:table-cell>
          <table:table-cell table:style-name="ce11" office:value-type="float" office:value="3.38398583627702" calcext:value-type="float">
            <text:p><text:s/>3,4 </text:p>
          </table:table-cell>
          <table:table-cell table:style-name="ce11" office:value-type="float" office:value="22.3947014226884" calcext:value-type="float">
            <text:p><text:s/>22,4 </text:p>
          </table:table-cell>
          <table:table-cell table:style-name="ce11" office:value-type="float" office:value="8.49007037630938" calcext:value-type="float">
            <text:p><text:s/>8,5 </text:p>
          </table:table-cell>
          <table:table-cell table:style-name="ce11" office:value-type="float" office:value="5.86941229363789" calcext:value-type="float">
            <text:p><text:s/>5,9 </text:p>
          </table:table-cell>
          <table:table-cell table:style-name="ce11" office:value-type="float" office:value="15.0935212673295" calcext:value-type="float">
            <text:p><text:s/>15,1 </text:p>
          </table:table-cell>
          <table:table-cell table:style-name="ce11" office:value-type="float" office:value="8.26012005250102" calcext:value-type="float">
            <text:p><text:s/>8,3 </text:p>
          </table:table-cell>
          <table:table-cell table:style-name="ce11" office:value-type="float" office:value="15.7940140245692" calcext:value-type="float">
            <text:p><text:s/>15,8 </text:p>
          </table:table-cell>
          <table:table-cell table:style-name="ce11" office:value-type="float" office:value="15.3624346433658" calcext:value-type="float">
            <text:p><text:s/>15,4 </text:p>
          </table:table-cell>
          <table:table-cell table:style-name="ce11" office:value-type="float" office:value="8.68118780102569" calcext:value-type="float">
            <text:p><text:s/>8,7 </text:p>
          </table:table-cell>
          <table:table-cell table:style-name="ce11" office:value-type="float" office:value="16.4793174108389" calcext:value-type="float">
            <text:p><text:s/>16,5 </text:p>
          </table:table-cell>
          <table:table-cell table:style-name="ce11" office:value-type="float" office:value="7.41149003832998" calcext:value-type="float">
            <text:p><text:s/>7,4 </text:p>
          </table:table-cell>
          <table:table-cell table:style-name="ce11" office:value-type="float" office:value="46.1352316565424" calcext:value-type="float">
            <text:p><text:s/>46,1 </text:p>
          </table:table-cell>
          <table:table-cell table:style-name="ce11" office:value-type="float" office:value="3.66488320081673" calcext:value-type="float">
            <text:p><text:s/>3,7 </text:p>
          </table:table-cell>
          <table:table-cell table:style-name="ce11" office:value-type="float" office:value="22.0230162892529" calcext:value-type="float">
            <text:p><text:s/>22,0 </text:p>
          </table:table-cell>
          <table:table-cell table:style-name="ce11" office:value-type="float" office:value="5.3486805844231" calcext:value-type="float">
            <text:p><text:s/>5,3 </text:p>
          </table:table-cell>
          <table:table-cell table:style-name="ce11" office:value-type="float" office:value="4.18153446346263" calcext:value-type="float">
            <text:p><text:s/>4,2 </text:p>
          </table:table-cell>
          <table:table-cell table:style-name="ce11" office:value-type="float" office:value="17.8566652289638" calcext:value-type="float">
            <text:p><text:s/>17,9 </text:p>
          </table:table-cell>
          <table:table-cell table:style-name="ce11" office:value-type="float" office:value="9.7092386094682" calcext:value-type="float">
            <text:p><text:s/>9,7 </text:p>
          </table:table-cell>
          <table:table-cell table:style-name="ce11" office:value-type="float" office:value="9.92724501156225" calcext:value-type="float">
            <text:p><text:s/>9,9 </text:p>
          </table:table-cell>
          <table:table-cell table:style-name="ce11" office:value-type="float" office:value="64.2502406985326" calcext:value-type="float">
            <text:p><text:s/>64,3 </text:p>
          </table:table-cell>
          <table:table-cell table:style-name="ce11" office:value-type="float" office:value="2.63802951175156" calcext:value-type="float">
            <text:p><text:s/>2,6 </text:p>
          </table:table-cell>
          <table:table-cell table:style-name="ce11" office:value-type="float" office:value="21.8589862285367" calcext:value-type="float">
            <text:p><text:s/>21,9 </text:p>
          </table:table-cell>
          <table:table-cell table:style-name="ce11" office:value-type="float" office:value="6.38922776840803" calcext:value-type="float">
            <text:p><text:s/>6,4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Goiás</text:p>
          </table:table-cell>
          <table:table-cell table:style-name="ce11" office:value-type="float" office:value="20.8191182543096" calcext:value-type="float">
            <text:p><text:s/>20,8 </text:p>
          </table:table-cell>
          <table:table-cell table:style-name="ce11" office:value-type="float" office:value="4.21621453071429" calcext:value-type="float">
            <text:p><text:s/>4,2 </text:p>
          </table:table-cell>
          <table:table-cell table:style-name="ce11" office:value-type="float" office:value="15.1921448260019" calcext:value-type="float">
            <text:p><text:s/>15,2 </text:p>
          </table:table-cell>
          <table:table-cell table:style-name="ce11" office:value-type="float" office:value="4.65488681404083" calcext:value-type="float">
            <text:p><text:s/>4,7 </text:p>
          </table:table-cell>
          <table:table-cell table:style-name="ce11" office:value-type="float" office:value="45.3604080889478" calcext:value-type="float">
            <text:p><text:s/>45,4 </text:p>
          </table:table-cell>
          <table:table-cell table:style-name="ce11" office:value-type="float" office:value="2.13715271645243" calcext:value-type="float">
            <text:p><text:s/>2,1 </text:p>
          </table:table-cell>
          <table:table-cell table:style-name="ce11" office:value-type="float" office:value="18.6283288307408" calcext:value-type="float">
            <text:p><text:s/>18,6 </text:p>
          </table:table-cell>
          <table:table-cell table:style-name="ce11" office:value-type="float" office:value="3.65065041575803" calcext:value-type="float">
            <text:p><text:s/>3,7 </text:p>
          </table:table-cell>
          <table:table-cell table:style-name="ce11" office:value-type="float" office:value="63.3300261902375" calcext:value-type="float">
            <text:p><text:s/>63,3 </text:p>
          </table:table-cell>
          <table:table-cell table:style-name="ce11" office:value-type="float" office:value="3.41945634598627" calcext:value-type="float">
            <text:p><text:s/>3,4 </text:p>
          </table:table-cell>
          <table:table-cell table:style-name="ce11" office:value-type="float" office:value="21.4824563234757" calcext:value-type="float">
            <text:p><text:s/>21,5 </text:p>
          </table:table-cell>
          <table:table-cell table:style-name="ce11" office:value-type="float" office:value="8.10721608827279" calcext:value-type="float">
            <text:p><text:s/>8,1 </text:p>
          </table:table-cell>
          <table:table-cell table:style-name="ce11" office:value-type="float" office:value="5.90074654635415" calcext:value-type="float">
            <text:p><text:s/>5,9 </text:p>
          </table:table-cell>
          <table:table-cell table:style-name="ce11" office:value-type="float" office:value="17.0425294555957" calcext:value-type="float">
            <text:p><text:s/>17,0 </text:p>
          </table:table-cell>
          <table:table-cell table:style-name="ce11" office:value-type="float" office:value="9.28677093993274" calcext:value-type="float">
            <text:p><text:s/>9,3 </text:p>
          </table:table-cell>
          <table:table-cell table:style-name="ce11" office:value-type="float" office:value="13.3494832520237" calcext:value-type="float">
            <text:p><text:s/>13,3 </text:p>
          </table:table-cell>
          <table:table-cell table:style-name="ce11" office:value-type="float" office:value="13.9720561834321" calcext:value-type="float">
            <text:p><text:s/>14,0 </text:p>
          </table:table-cell>
          <table:table-cell table:style-name="ce11" office:value-type="float" office:value="7.92823426461798" calcext:value-type="float">
            <text:p><text:s/>7,9 </text:p>
          </table:table-cell>
          <table:table-cell table:style-name="ce11" office:value-type="float" office:value="16.8995968231636" calcext:value-type="float">
            <text:p><text:s/>16,9 </text:p>
          </table:table-cell>
          <table:table-cell table:style-name="ce11" office:value-type="float" office:value="6.44024657435045" calcext:value-type="float">
            <text:p><text:s/>6,4 </text:p>
          </table:table-cell>
          <table:table-cell table:style-name="ce11" office:value-type="float" office:value="48.7089547093946" calcext:value-type="float">
            <text:p><text:s/>48,7 </text:p>
          </table:table-cell>
          <table:table-cell table:style-name="ce11" office:value-type="float" office:value="2.78437597501644" calcext:value-type="float">
            <text:p><text:s/>2,8 </text:p>
          </table:table-cell>
          <table:table-cell table:style-name="ce11" office:value-type="float" office:value="20.4193922840097" calcext:value-type="float">
            <text:p><text:s/>20,4 </text:p>
          </table:table-cell>
          <table:table-cell table:style-name="ce11" office:value-type="float" office:value="5.41354235784099" calcext:value-type="float">
            <text:p><text:s/>5,4 </text:p>
          </table:table-cell>
          <table:table-cell table:style-name="ce11" office:value-type="float" office:value="2.07872495183181" calcext:value-type="float">
            <text:p><text:s/>2,1 </text:p>
          </table:table-cell>
          <table:table-cell table:style-name="ce11" office:value-type="float" office:value="20.5243182143654" calcext:value-type="float">
            <text:p><text:s/>20,5 </text:p>
          </table:table-cell>
          <table:table-cell table:style-name="ce11" office:value-type="float" office:value="8.84765155825259" calcext:value-type="float">
            <text:p><text:s/>8,8 </text:p>
          </table:table-cell>
          <table:table-cell table:style-name="ce11" office:value-type="float" office:value="11.3377969761811" calcext:value-type="float">
            <text:p><text:s/>11,3 </text:p>
          </table:table-cell>
          <table:table-cell table:style-name="ce11" office:value-type="float" office:value="66.7032340867806" calcext:value-type="float">
            <text:p><text:s/>66,7 </text:p>
          </table:table-cell>
          <table:table-cell table:style-name="ce11" office:value-type="float" office:value="2.23161025880482" calcext:value-type="float">
            <text:p><text:s/>2,2 </text:p>
          </table:table-cell>
          <table:table-cell table:style-name="ce11" office:value-type="float" office:value="22.370389403135" calcext:value-type="float">
            <text:p><text:s/>22,4 </text:p>
          </table:table-cell>
          <table:table-cell table:style-name="ce11" office:value-type="float" office:value="5.7338354281869" calcext:value-type="float">
            <text:p><text:s/>5,7 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Distrito Federal</text:p>
          </table:table-cell>
          <table:table-cell table:style-name="ce11" office:value-type="float" office:value="26.6401715653132" calcext:value-type="float">
            <text:p><text:s/>26,6 </text:p>
          </table:table-cell>
          <table:table-cell table:style-name="ce11" office:value-type="float" office:value="4.26299225546649" calcext:value-type="float">
            <text:p><text:s/>4,3 </text:p>
          </table:table-cell>
          <table:table-cell table:style-name="ce11" office:value-type="float" office:value="14.3078463485595" calcext:value-type="float">
            <text:p><text:s/>14,3 </text:p>
          </table:table-cell>
          <table:table-cell table:style-name="ce11" office:value-type="float" office:value="5.69780782393933" calcext:value-type="float">
            <text:p><text:s/>5,7 </text:p>
          </table:table-cell>
          <table:table-cell table:style-name="ce11" office:value-type="float" office:value="39.6771799009185" calcext:value-type="float">
            <text:p><text:s/>39,7 </text:p>
          </table:table-cell>
          <table:table-cell table:style-name="ce11" office:value-type="float" office:value="2.98479118863162" calcext:value-type="float">
            <text:p><text:s/>3,0 </text:p>
          </table:table-cell>
          <table:table-cell table:style-name="ce11" office:value-type="float" office:value="19.3748021852082" calcext:value-type="float">
            <text:p><text:s/>19,4 </text:p>
          </table:table-cell>
          <table:table-cell table:style-name="ce11" office:value-type="float" office:value="5.00464509812191" calcext:value-type="float">
            <text:p><text:s/>5,0 </text:p>
          </table:table-cell>
          <table:table-cell table:style-name="ce11" office:value-type="float" office:value="73.238989349299" calcext:value-type="float">
            <text:p><text:s/>73,2 </text:p>
          </table:table-cell>
          <table:table-cell table:style-name="ce11" office:value-type="float" office:value="3.83134491360364" calcext:value-type="float">
            <text:p><text:s/>3,8 </text:p>
          </table:table-cell>
          <table:table-cell table:style-name="ce11" office:value-type="float" office:value="12.6901850184534" calcext:value-type="float">
            <text:p><text:s/>12,7 </text:p>
          </table:table-cell>
          <table:table-cell table:style-name="ce11" office:value-type="float" office:value="15.7728959453089" calcext:value-type="float">
            <text:p><text:s/>15,8 </text:p>
          </table:table-cell>
          <table:table-cell table:style-name="ce11" office:value-type="float" office:value="2.71294357972848" calcext:value-type="float">
            <text:p><text:s/>2,7 </text:p>
          </table:table-cell>
          <table:table-cell table:style-name="ce11" office:value-type="float" office:value="35.822328406693" calcext:value-type="float">
            <text:p><text:s/>35,8 </text:p>
          </table:table-cell>
          <table:table-cell table:style-name="ce11" office:value-type="float" office:value="11.3578820525192" calcext:value-type="float">
            <text:p><text:s/>11,4 </text:p>
          </table:table-cell>
          <table:table-cell table:style-name="ce11" office:value-type="float" office:value="14.7960797806168" calcext:value-type="float">
            <text:p><text:s/>14,8 </text:p>
          </table:table-cell>
          <table:table-cell table:style-name="ce11" office:value-type="float" office:value="24.2479684439513" calcext:value-type="float">
            <text:p><text:s/>24,2 </text:p>
          </table:table-cell>
          <table:table-cell table:style-name="ce11" office:value-type="float" office:value="6.18526821265532" calcext:value-type="float">
            <text:p><text:s/>6,2 </text:p>
          </table:table-cell>
          <table:table-cell table:style-name="ce11" office:value-type="float" office:value="17.4519675191515" calcext:value-type="float">
            <text:p><text:s/>17,5 </text:p>
          </table:table-cell>
          <table:table-cell table:style-name="ce11" office:value-type="float" office:value="7.70073814398211" calcext:value-type="float">
            <text:p><text:s/>7,7 </text:p>
          </table:table-cell>
          <table:table-cell table:style-name="ce11" office:value-type="float" office:value="36.8879208551598" calcext:value-type="float">
            <text:p><text:s/>36,9 </text:p>
          </table:table-cell>
          <table:table-cell table:style-name="ce11" office:value-type="float" office:value="4.42159772986517" calcext:value-type="float">
            <text:p><text:s/>4,4 </text:p>
          </table:table-cell>
          <table:table-cell table:style-name="ce11" office:value-type="float" office:value="21.4121431817374" calcext:value-type="float">
            <text:p><text:s/>21,4 </text:p>
          </table:table-cell>
          <table:table-cell table:style-name="ce11" office:value-type="float" office:value="6.78157950853149" calcext:value-type="float">
            <text:p><text:s/>6,8 </text:p>
          </table:table-cell>
          <table:table-cell table:style-name="ce11" office:value-type="float" office:value="4.53112771479504" calcext:value-type="float">
            <text:p><text:s/>4,5 </text:p>
          </table:table-cell>
          <table:table-cell table:style-name="ce11" office:value-type="float" office:value="18.9880037963302" calcext:value-type="float">
            <text:p><text:s/>19,0 </text:p>
          </table:table-cell>
          <table:table-cell table:style-name="ce11" office:value-type="float" office:value="11.1351323468075" calcext:value-type="float">
            <text:p><text:s/>11,1 </text:p>
          </table:table-cell>
          <table:table-cell table:style-name="ce11" office:value-type="float" office:value="10.5979370210643" calcext:value-type="float">
            <text:p><text:s/>10,6 </text:p>
          </table:table-cell>
          <table:table-cell table:style-name="ce11" office:value-type="float" office:value="63.2479798319319" calcext:value-type="float">
            <text:p><text:s/>63,2 </text:p>
          </table:table-cell>
          <table:table-cell table:style-name="ce11" office:value-type="float" office:value="2.98327588597496" calcext:value-type="float">
            <text:p><text:s/>3,0 </text:p>
          </table:table-cell>
          <table:table-cell table:style-name="ce11" office:value-type="float" office:value="21.0857601064653" calcext:value-type="float">
            <text:p><text:s/>21,1 </text:p>
          </table:table-cell>
          <table:table-cell table:style-name="ce11" office:value-type="float" office:value="7.64231347792982" calcext:value-type="float">
            <text:p><text:s/>7,6 </text:p>
          </table:table-cell>
          <table:table-cell table:number-columns-repeated="991"/>
        </table:table-row>
        <table:table-row table:style-name="ro2">
          <table:table-cell table:style-name="ce5" table:number-columns-repeated="33"/>
          <table:table-cell table:number-columns-repeated="991"/>
        </table:table-row>
        <table:table-row table:style-name="ro2">
          <table:table-cell table:style-name="ce6" office:value-type="string" calcext:value-type="string">
            <text:p>Fonte: IBGE. Pesquisa Nacional por Amostra de Domicílios Contínua, 2012, consolidado de primeiras entrevistas.</text:p>
          </table:table-cell>
          <table:table-cell table:style-name="ce6" table:number-columns-repeated="32"/>
          <table:table-cell table:number-columns-repeated="99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number:number number:decimal-places="1" loext:min-decimal-places="1" number:min-integer-digits="1">
        <number:embedded-text number:position="3"> </number:embedded-text>
      </number:number>
      <number:text> </number:text>
    </number:number-style>
    <number:number-style style:name="N115">
      <number:text>-</number:text>
      <number:number number:decimal-places="1" loext:min-decimal-places="1" number:min-integer-digits="1">
        <number:embedded-text number:position="3"> </number:embedded-text>
      </number:number>
      <number:text> </number:text>
      <style:map style:condition="value()&gt;=0" style:apply-style-name="N115P0"/>
    </number:number-style>
    <style:style style:name="Default" style:family="table-cell">
      <style:table-cell-properties fo:padding="0.71mm" style:rotation-align="none"/>
      <style:text-properties fo:color="#333333"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17" style:display-name="PageStyle_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5" style:display-name="PageStyle_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4" style:display-name="PageStyle_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3" style:display-name="PageStyle_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 Luzia Nori dos Santos</meta:initial-creator>
    <meta:creation-date>2018-07-19T12:35:50</meta:creation-date>
    <dc:creator>Paulo Cesar Dick</dc:creator>
    <dc:date>2018-10-02T10:46:44</dc:date>
    <meta:document-statistic meta:table-count="6" meta:cell-count="6876" meta:object-count="0"/>
    <meta:generator>LibreOffice/6.0.6.2$Windows_x86 LibreOffice_project/0c292870b25a325b5ed35f6b45599d2ea4458e77</meta:generator>
  </office:meta>
</office:document-meta>
</file>